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A0000001A8F2759DB9DEAFC4F.png" manifest:media-type="image/png"/>
  <manifest:file-entry manifest:full-path="Pictures/100002010000001A0000001AF1BDBB0C9DA5F362.png" manifest:media-type="image/png"/>
  <manifest:file-entry manifest:full-path="Pictures/100002010000001A0000001AFDE283820811C1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OpenSymbol" svg:font-family="OpenSymbol"/>
    <style:font-face style:name="Liberation Serif2"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Landscape">
      <style:table-properties style:width="25.7cm" style:page-number="auto" table:align="margins"/>
    </style:style>
    <style:style style:name="Tableau1.A" style:family="table-column">
      <style:table-column-properties style:column-width="10.795cm" style:rel-column-width="27527*"/>
    </style:style>
    <style:style style:name="Tableau1.B" style:family="table-column">
      <style:table-column-properties style:column-width="8.705cm" style:rel-column-width="22197*"/>
    </style:style>
    <style:style style:name="Tableau1.C" style:family="table-column">
      <style:table-column-properties style:column-width="6.2cm" style:rel-column-width="15811*"/>
    </style:style>
    <style:style style:name="Tableau1.A1" style:family="table-cell">
      <style:table-cell-properties fo:padding="0.097cm" fo:border="none"/>
    </style:style>
    <style:style style:name="Tableau1.A2"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P1" style:family="paragraph" style:parent-style-name="Header_20_and_20_Footer">
      <style:paragraph-properties fo:text-align="center" style:justify-single-word="false"/>
      <style:text-properties officeooo:paragraph-rsid="021b637a"/>
    </style:style>
    <style:style style:name="P2" style:family="paragraph" style:parent-style-name="Footer">
      <style:paragraph-properties fo:text-align="center" style:justify-single-word="false"/>
    </style:style>
    <style:style style:name="P3" style:family="paragraph" style:parent-style-name="Preformatted_20_Text">
      <style:paragraph-properties fo:margin-left="1.251cm" fo:margin-right="0cm" fo:margin-top="0cm" fo:margin-bottom="0cm" loext:contextual-spacing="false" fo:text-indent="0cm" style:auto-text-indent="false"/>
    </style:style>
    <style:style style:name="P4" style:family="paragraph" style:parent-style-name="Preformatted_20_Text" style:master-page-name="">
      <style:paragraph-properties fo:margin-left="1.251cm" fo:margin-right="0cm" fo:margin-top="0cm" fo:margin-bottom="0cm" loext:contextual-spacing="false" fo:text-indent="0cm" style:auto-text-indent="false" style:page-number="auto"/>
    </style:style>
    <style:style style:name="P5" style:family="paragraph" style:parent-style-name="Text_20_body">
      <style:paragraph-properties fo:margin-left="1.251cm" fo:margin-right="0cm" fo:margin-top="0cm" fo:margin-bottom="0cm" loext:contextual-spacing="false" fo:text-indent="0cm" style:auto-text-indent="false"/>
      <style:text-properties fo:font-size="12pt" officeooo:rsid="0019c06c" officeooo:paragraph-rsid="001b897c" style:font-size-asian="12pt" style:font-size-complex="12pt"/>
    </style:style>
    <style:style style:name="P6" style:family="paragraph" style:parent-style-name="Text_20_body">
      <style:paragraph-properties fo:margin-left="1.251cm" fo:margin-right="0cm" fo:margin-top="0cm" fo:margin-bottom="0cm" loext:contextual-spacing="false" fo:text-indent="0cm" style:auto-text-indent="false"/>
      <style:text-properties fo:font-size="12pt" officeooo:paragraph-rsid="001b897c" style:font-size-asian="12pt" style:font-size-complex="12pt"/>
    </style:style>
    <style:style style:name="P7" style:family="paragraph" style:parent-style-name="Text_20_body">
      <style:paragraph-properties fo:margin-left="1.251cm" fo:margin-right="0cm" fo:margin-top="0cm" fo:margin-bottom="0cm" loext:contextual-spacing="false" fo:text-indent="0cm" style:auto-text-indent="false"/>
      <style:text-properties fo:font-size="12pt" officeooo:rsid="001b897c" officeooo:paragraph-rsid="001b897c" style:font-size-asian="12pt" style:font-size-complex="12pt"/>
    </style:style>
    <style:style style:name="P8" style:family="paragraph" style:parent-style-name="Text_20_body">
      <style:paragraph-properties fo:margin-left="1.251cm" fo:margin-right="0cm" fo:margin-top="0cm" fo:margin-bottom="0cm" loext:contextual-spacing="false" fo:text-indent="0cm" style:auto-text-indent="false"/>
      <style:text-properties fo:font-size="12pt" officeooo:rsid="001be3bc" officeooo:paragraph-rsid="001be3bc" style:font-size-asian="12pt" style:font-size-complex="12pt"/>
    </style:style>
    <style:style style:name="P9" style:family="paragraph" style:parent-style-name="Text_20_body">
      <style:paragraph-properties fo:margin-left="1.251cm" fo:margin-right="0cm" fo:margin-top="0cm" fo:margin-bottom="0cm" loext:contextual-spacing="false" fo:text-indent="0cm" style:auto-text-indent="false"/>
      <style:text-properties fo:font-size="12pt" officeooo:rsid="02133b10" officeooo:paragraph-rsid="02133b10" style:font-size-asian="12pt" style:font-size-complex="12pt"/>
    </style:style>
    <style:style style:name="P10" style:family="paragraph" style:parent-style-name="Text_20_body">
      <style:paragraph-properties fo:margin-left="1.251cm" fo:margin-right="0cm" fo:margin-top="0cm" fo:margin-bottom="0cm" loext:contextual-spacing="false" fo:text-indent="0cm" style:auto-text-indent="false"/>
      <style:text-properties fo:font-size="12pt" officeooo:rsid="022a9402" officeooo:paragraph-rsid="022a9402" style:font-size-asian="12pt" style:font-size-complex="12pt"/>
    </style:style>
    <style:style style:name="P11" style:family="paragraph" style:parent-style-name="Text_20_body">
      <style:paragraph-properties fo:margin-left="1.251cm" fo:margin-right="0cm" fo:margin-top="0cm" fo:margin-bottom="0cm" loext:contextual-spacing="false" fo:text-indent="0cm" style:auto-text-indent="false"/>
      <style:text-properties style:font-name="Liberation Mono1" officeooo:rsid="0047db83" officeooo:paragraph-rsid="0047db83"/>
    </style:style>
    <style:style style:name="P12" style:family="paragraph" style:parent-style-name="Text_20_body">
      <style:paragraph-properties fo:margin-left="1.251cm" fo:margin-right="0cm" fo:margin-top="0cm" fo:margin-bottom="0cm" loext:contextual-spacing="false" fo:text-indent="0cm" style:auto-text-indent="false"/>
      <style:text-properties style:font-name="Liberation Mono1" fo:font-style="italic" officeooo:rsid="01e1a626" officeooo:paragraph-rsid="01e1a626" style:font-style-asian="italic" style:font-style-complex="italic"/>
    </style:style>
    <style:style style:name="P13" style:family="paragraph" style:parent-style-name="Text_20_body">
      <style:paragraph-properties fo:margin-left="1.251cm" fo:margin-right="0cm" fo:margin-top="0cm" fo:margin-bottom="0cm" loext:contextual-spacing="false" fo:text-indent="0cm" style:auto-text-indent="false"/>
      <style:text-properties style:font-name="Liberation Mono1" fo:font-style="normal" officeooo:rsid="01e1a626" officeooo:paragraph-rsid="01e1a626" style:font-style-asian="normal" style:font-style-complex="normal"/>
    </style:style>
    <style:style style:name="P14" style:family="paragraph" style:parent-style-name="Text_20_body">
      <style:paragraph-properties fo:margin-left="1.251cm" fo:margin-right="0cm" fo:margin-top="0cm" fo:margin-bottom="0cm" loext:contextual-spacing="false" fo:text-indent="0cm" style:auto-text-indent="false"/>
      <style:text-properties officeooo:paragraph-rsid="008fa9d9"/>
    </style:style>
    <style:style style:name="P15" style:family="paragraph" style:parent-style-name="Text_20_body">
      <style:paragraph-properties fo:margin-left="1.251cm" fo:margin-right="0cm" fo:margin-top="0cm" fo:margin-bottom="0cm" loext:contextual-spacing="false" fo:text-indent="0cm" style:auto-text-indent="false"/>
      <style:text-properties officeooo:paragraph-rsid="009c86b1"/>
    </style:style>
    <style:style style:name="P16" style:family="paragraph" style:parent-style-name="Text_20_body">
      <style:paragraph-properties fo:margin-left="1.251cm" fo:margin-right="0cm" fo:margin-top="0cm" fo:margin-bottom="0cm" loext:contextual-spacing="false" fo:text-indent="0cm" style:auto-text-indent="false"/>
      <style:text-properties officeooo:paragraph-rsid="022b8b8e"/>
    </style:style>
    <style:style style:name="P17" style:family="paragraph" style:parent-style-name="Preformatted_20_Text">
      <style:paragraph-properties fo:margin-left="1.251cm" fo:margin-right="0cm" fo:margin-top="0cm" fo:margin-bottom="0.101cm" loext:contextual-spacing="false"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Standard">
      <style:text-properties officeooo:paragraph-rsid="002892a3"/>
    </style:style>
    <style:style style:name="P20" style:family="paragraph" style:parent-style-name="Standard">
      <style:text-properties fo:color="#000000" style:font-name="Liberation Mono1" fo:font-size="12pt" fo:font-weight="normal" officeooo:rsid="0013b968" officeooo:paragraph-rsid="0016f613" fo:background-color="#ffffff" style:font-size-asian="12pt" style:font-size-complex="12pt"/>
    </style:style>
    <style:style style:name="P21" style:family="paragraph" style:parent-style-name="Standard">
      <style:paragraph-properties style:line-height-at-least="0.503cm"/>
      <style:text-properties fo:color="#000000" style:font-name="Liberation Mono1" fo:font-size="12pt" fo:font-weight="normal" officeooo:rsid="0013b968" officeooo:paragraph-rsid="0016f613" fo:background-color="#ffffff" style:font-size-asian="12pt" style:font-size-complex="12pt"/>
    </style:style>
    <style:style style:name="P22"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rsid="0013b968" officeooo:paragraph-rsid="0016f613" fo:background-color="#ffffff" style:font-size-asian="12pt" style:font-size-complex="12pt"/>
    </style:style>
    <style:style style:name="P23" style:family="paragraph" style:parent-style-name="Standard">
      <style:paragraph-properties style:line-height-at-least="0.503cm">
        <style:tab-stops>
          <style:tab-stop style:position="0.794cm"/>
        </style:tab-stops>
      </style:paragraph-properties>
      <style:text-properties fo:color="#000000" style:font-name="Liberation Mono1" fo:font-size="12pt" fo:font-weight="normal" officeooo:paragraph-rsid="0016f613" fo:background-color="#ffffff" style:font-size-asian="12pt" style:font-size-complex="12pt"/>
    </style:style>
    <style:style style:name="P24" style:family="paragraph" style:parent-style-name="Standard">
      <style:paragraph-properties style:line-height-at-least="0.503cm">
        <style:tab-stops>
          <style:tab-stop style:position="1.508cm"/>
        </style:tab-stops>
      </style:paragraph-properties>
      <style:text-properties fo:color="#000000" style:font-name="Liberation Mono1" fo:font-size="12pt" fo:font-weight="normal" officeooo:paragraph-rsid="0016f613" fo:background-color="#ffffff" style:font-size-asian="12pt" style:font-size-complex="12pt"/>
    </style:style>
    <style:style style:name="P25" style:family="paragraph" style:parent-style-name="Standard">
      <style:paragraph-properties style:line-height-at-least="0.503cm">
        <style:tab-stops>
          <style:tab-stop style:position="1.588cm"/>
        </style:tab-stops>
      </style:paragraph-properties>
      <style:text-properties fo:color="#000000" style:font-name="Liberation Mono1" fo:font-size="12pt" fo:font-weight="normal" officeooo:paragraph-rsid="0016f613" fo:background-color="#ffffff" style:font-size-asian="12pt" style:font-size-complex="12pt"/>
    </style:style>
    <style:style style:name="P26" style:family="paragraph" style:parent-style-name="Standard">
      <style:paragraph-properties style:line-height-at-least="0.503cm">
        <style:tab-stops>
          <style:tab-stop style:position="1.508cm"/>
        </style:tab-stops>
      </style:paragraph-properties>
      <style:text-properties fo:color="#000000" style:font-name="Liberation Mono1" fo:font-size="12pt" officeooo:paragraph-rsid="0016f613" style:font-size-asian="12pt" style:font-size-complex="12pt"/>
    </style:style>
    <style:style style:name="P27" style:family="paragraph" style:parent-style-name="Standard">
      <style:paragraph-properties fo:text-align="start" style:justify-single-word="false"/>
      <style:text-properties fo:color="#000000" style:font-name="FreeMono" fo:font-size="10.5pt" fo:font-weight="normal" fo:background-color="#ffffff" style:font-size-asian="10pt" style:font-weight-asian="normal" style:font-size-complex="10pt" style:font-weight-complex="normal"/>
    </style:style>
    <style:style style:name="P28" style:family="paragraph" style:parent-style-name="Standard">
      <style:paragraph-properties style:line-height-at-least="0.503cm"/>
      <style:text-properties fo:color="#000000" style:font-name="FreeMono" fo:font-size="10.5pt" fo:font-weight="normal" fo:background-color="#ffffff"/>
    </style:style>
    <style:style style:name="P29" style:family="paragraph" style:parent-style-name="Standard">
      <style:paragraph-properties style:line-height-at-least="0.503cm"/>
      <style:text-properties fo:color="#000000" style:font-name="FreeMono" fo:font-size="10.5pt" fo:font-weight="normal" officeooo:paragraph-rsid="01f1df6e" fo:background-color="#ffffff"/>
    </style:style>
    <style:style style:name="P30" style:family="paragraph" style:parent-style-name="Standard">
      <style:paragraph-properties style:line-height-at-least="0.503cm"/>
      <style:text-properties fo:color="#000000" style:font-name="FreeMono" fo:font-size="10.5pt" fo:font-weight="normal" officeooo:paragraph-rsid="01f245ab" fo:background-color="#ffffff"/>
    </style:style>
    <style:style style:name="P31" style:family="paragraph" style:parent-style-name="Standard">
      <style:paragraph-properties style:line-height-at-least="0.503cm"/>
      <style:text-properties fo:color="#800000" style:font-name="FreeMono" fo:font-size="10.5pt" fo:font-weight="normal" fo:background-color="#ffffff"/>
    </style:style>
    <style:style style:name="P32" style:family="paragraph" style:parent-style-name="Standard">
      <style:paragraph-properties style:line-height-at-least="0.503cm"/>
      <style:text-properties fo:color="#800000" style:font-name="FreeMono" fo:font-size="10.5pt" fo:font-weight="normal" officeooo:paragraph-rsid="01f1df6e" fo:background-color="#ffffff"/>
    </style:style>
    <style:style style:name="P33"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Mono1" officeooo:paragraph-rsid="004e0e8d"/>
    </style:style>
    <style:style style:name="P34"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0529832"/>
    </style:style>
    <style:style style:name="P35"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1e3131c"/>
    </style:style>
    <style:style style:name="P36" style:family="paragraph" style:parent-style-name="Text_20_body"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005cm"/>
          <style:tab-stop style:position="13.494cm"/>
        </style:tab-stops>
      </style:paragraph-properties>
      <style:text-properties officeooo:paragraph-rsid="01bce7f7"/>
    </style:style>
    <style:style style:name="P37" style:family="paragraph" style:parent-style-name="Text_20_body" style:master-page-name="">
      <loext:graphic-properties draw:fill="none"/>
      <style:paragraph-properties fo:margin-left="0cm" fo:margin-right="0cm" fo:margin-top="0.25cm" fo:margin-bottom="0cm" loext:contextual-spacing="false" fo:line-height="115%" fo:text-indent="0cm" style:auto-text-indent="false" style:page-number="auto" fo:background-color="transparent">
        <style:tab-stops/>
      </style:paragraph-properties>
      <style:text-properties officeooo:rsid="0047db83" officeooo:paragraph-rsid="0047db83"/>
    </style:style>
    <style:style style:name="P38" style:family="paragraph" style:parent-style-name="Standard">
      <style:paragraph-properties fo:margin-left="0cm" fo:margin-right="0cm" style:line-height-at-least="0.503cm" fo:text-indent="0cm" style:auto-text-indent="false"/>
      <style:text-properties fo:color="#000000" style:font-name="Droid Sans Mono" fo:font-size="10.5pt" fo:font-weight="normal" officeooo:paragraph-rsid="005da3c4" fo:background-color="#ffffff"/>
    </style:style>
    <style:style style:name="P39" style:family="paragraph" style:parent-style-name="Standard">
      <style:paragraph-properties fo:margin-left="0cm" fo:margin-right="0cm" fo:text-indent="0cm" style:auto-text-indent="false"/>
      <style:text-properties fo:color="#000000" style:font-name="Liberation Mono1" fo:font-size="12pt" fo:font-weight="normal" officeooo:rsid="000ace97" officeooo:paragraph-rsid="005da3c4" fo:background-color="#ffffff" style:font-size-asian="12pt" style:font-size-complex="12pt"/>
    </style:style>
    <style:style style:name="P40" style:family="paragraph" style:parent-style-name="Standard">
      <style:paragraph-properties fo:margin-left="0cm" fo:margin-right="0cm" style:line-height-at-least="0.503cm" fo:text-indent="0cm" style:auto-text-indent="false"/>
      <style:text-properties fo:color="#000000" style:font-name="Liberation Mono1" fo:font-size="12pt" fo:font-weight="normal" officeooo:paragraph-rsid="005da3c4" fo:background-color="#ffffff" style:font-size-asian="12pt" style:font-size-complex="12pt"/>
    </style:style>
    <style:style style:name="P41"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style:text-properties officeooo:paragraph-rsid="008c4702"/>
    </style:style>
    <style:style style:name="P42"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ext-properties officeooo:paragraph-rsid="008c4702"/>
    </style:style>
    <style:style style:name="P43" style:family="paragraph" style:parent-style-name="Text_20_body">
      <loext:graphic-properties draw:fill="none"/>
      <style:paragraph-properties fo:margin-left="0cm" fo:margin-right="0cm" fo:margin-top="0.199cm" fo:margin-bottom="0cm" loext:contextual-spacing="false" fo:line-height="115%" fo:text-align="start" style:justify-single-word="false" fo:text-indent="0cm" style:auto-text-indent="false" fo:background-color="transparent"/>
      <style:text-properties officeooo:paragraph-rsid="004f1671"/>
    </style:style>
    <style:style style:name="P44"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ab-stops>
          <style:tab-stop style:position="1.852cm"/>
        </style:tab-stops>
      </style:paragraph-properties>
      <style:text-properties officeooo:paragraph-rsid="006d1c67"/>
    </style:style>
    <style:style style:name="P45"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51f207"/>
    </style:style>
    <style:style style:name="P46"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1248e4"/>
    </style:style>
    <style:style style:name="P47"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rsid="019aba5e" officeooo:paragraph-rsid="019c9fab"/>
    </style:style>
    <style:style style:name="P48"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fo:keep-with-next="always"/>
      <style:text-properties officeooo:paragraph-rsid="00dcfaea"/>
    </style:style>
    <style:style style:name="P49"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style:text-properties officeooo:paragraph-rsid="0111e9c6"/>
    </style:style>
    <style:style style:name="P50" style:family="paragraph" style:parent-style-name="Text_20_body" style:master-page-name="">
      <loext:graphic-properties draw:fill="none"/>
      <style:paragraph-properties fo:margin-left="0cm" fo:margin-right="0cm" fo:margin-top="0.499cm" fo:margin-bottom="0.25cm" loext:contextual-spacing="false" fo:line-height="115%" fo:text-indent="0cm" style:auto-text-indent="false" style:page-number="auto" fo:background-color="transparent"/>
      <style:text-properties officeooo:paragraph-rsid="003b7df3"/>
    </style:style>
    <style:style style:name="P51" style:family="paragraph" style:parent-style-name="Text_20_body" style:master-page-name="">
      <loext:graphic-properties draw:fill="none"/>
      <style:paragraph-properties fo:margin-left="0cm" fo:margin-right="0cm" fo:margin-top="0.4cm" fo:margin-bottom="0.199cm" loext:contextual-spacing="false" fo:line-height="115%" style:register-true="true" fo:text-indent="0cm" style:auto-text-indent="false" style:page-number="auto" fo:background-color="transparent">
        <style:tab-stops/>
      </style:paragraph-properties>
      <style:text-properties officeooo:paragraph-rsid="01a27453"/>
    </style:style>
    <style:style style:name="P52"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27453"/>
    </style:style>
    <style:style style:name="P53"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76233"/>
    </style:style>
    <style:style style:name="P54" style:family="paragraph" style:parent-style-name="Text_20_body" style:master-page-name="">
      <loext:graphic-properties draw:fill="none"/>
      <style:paragraph-properties fo:margin-left="0cm" fo:margin-right="0cm" fo:margin-top="0.15cm" fo:margin-bottom="0cm" loext:contextual-spacing="false" fo:line-height="115%" fo:text-align="center" style:justify-single-word="false" fo:text-indent="0cm" style:auto-text-indent="false" style:page-number="auto" fo:background-color="transparent"/>
      <style:text-properties officeooo:paragraph-rsid="02273e29"/>
    </style:style>
    <style:style style:name="P55" style:family="paragraph" style:parent-style-name="Text_20_body" style:master-page-name="">
      <loext:graphic-properties draw:fill="none"/>
      <style:paragraph-properties fo:margin-left="0cm" fo:margin-right="0cm" fo:margin-top="0.4cm" fo:margin-bottom="0cm" loext:contextual-spacing="false" fo:line-height="115%" style:register-true="true" fo:text-indent="0cm" style:auto-text-indent="false" style:page-number="auto" fo:background-color="transparent" fo:keep-with-next="always">
        <style:tab-stops/>
      </style:paragraph-properties>
      <style:text-properties officeooo:paragraph-rsid="02622e0f"/>
    </style:style>
    <style:style style:name="P56" style:family="paragraph" style:parent-style-name="Text_20_body">
      <loext:graphic-properties draw:fill="none"/>
      <style:paragraph-properties fo:margin-left="0cm" fo:margin-right="0cm" fo:margin-top="0.049cm" fo:margin-bottom="0cm" loext:contextual-spacing="false" fo:line-height="115%" fo:text-indent="0cm" style:auto-text-indent="false" fo:background-color="transparent"/>
      <style:text-properties officeooo:paragraph-rsid="00791526"/>
    </style:style>
    <style:style style:name="P57" style:family="paragraph" style:parent-style-name="Text_20_body" style:master-page-name="">
      <loext:graphic-properties draw:fill="none"/>
      <style:paragraph-properties fo:margin-left="0cm" fo:margin-right="0cm" fo:margin-top="0.049cm" fo:margin-bottom="0cm" loext:contextual-spacing="false" fo:line-height="115%" fo:text-indent="0cm" style:auto-text-indent="false" style:page-number="auto" fo:background-color="transparent"/>
      <style:text-properties officeooo:paragraph-rsid="02695583"/>
    </style:style>
    <style:style style:name="P58" style:family="paragraph" style:parent-style-name="Text_20_body">
      <style:paragraph-properties fo:margin-top="0cm" fo:margin-bottom="0cm" loext:contextual-spacing="false"/>
    </style:style>
    <style:style style:name="P59" style:family="paragraph" style:parent-style-name="Text_20_body">
      <style:paragraph-properties fo:margin-top="0cm" fo:margin-bottom="0cm" loext:contextual-spacing="false"/>
      <style:text-properties fo:font-size="12pt" officeooo:rsid="0019c06c" officeooo:paragraph-rsid="001b897c" style:font-size-asian="12pt" style:font-size-complex="12pt"/>
    </style:style>
    <style:style style:name="P60" style:family="paragraph" style:parent-style-name="Text_20_body">
      <style:paragraph-properties fo:margin-top="0cm" fo:margin-bottom="0cm" loext:contextual-spacing="false"/>
      <style:text-properties officeooo:rsid="009a057b" officeooo:paragraph-rsid="009a057b"/>
    </style:style>
    <style:style style:name="P61" style:family="paragraph" style:parent-style-name="Text_20_body">
      <style:paragraph-properties fo:margin-top="0cm" fo:margin-bottom="0cm" loext:contextual-spacing="false"/>
      <style:text-properties officeooo:rsid="0023016e" officeooo:paragraph-rsid="0023016e"/>
    </style:style>
    <style:style style:name="P62" style:family="paragraph" style:parent-style-name="Text_20_body">
      <style:paragraph-properties fo:margin-top="0cm" fo:margin-bottom="0cm" loext:contextual-spacing="false"/>
      <style:text-properties officeooo:paragraph-rsid="00fc2104"/>
    </style:style>
    <style:style style:name="P63" style:family="paragraph" style:parent-style-name="Text_20_body">
      <style:paragraph-properties fo:margin-top="0cm" fo:margin-bottom="0cm" loext:contextual-spacing="false"/>
      <style:text-properties style:font-name="Liberation Mono1" officeooo:rsid="0162b443" officeooo:paragraph-rsid="0162b443"/>
    </style:style>
    <style:style style:name="P64" style:family="paragraph" style:parent-style-name="Text_20_body">
      <style:paragraph-properties fo:margin-top="0cm" fo:margin-bottom="0cm" loext:contextual-spacing="false"/>
      <style:text-properties style:font-name="Liberation Mono1" officeooo:rsid="0162b443" officeooo:paragraph-rsid="01652e29"/>
    </style:style>
    <style:style style:name="P65" style:family="paragraph" style:parent-style-name="Text_20_body">
      <style:paragraph-properties fo:margin-top="0cm" fo:margin-bottom="0cm" loext:contextual-spacing="false"/>
      <style:text-properties style:font-name="Liberation Mono1" officeooo:rsid="0162b443" officeooo:paragraph-rsid="01668697"/>
    </style:style>
    <style:style style:name="P66" style:family="paragraph" style:parent-style-name="Text_20_body">
      <style:paragraph-properties fo:margin-top="0cm" fo:margin-bottom="0cm" loext:contextual-spacing="false"/>
      <style:text-properties style:font-name="Liberation Mono1" officeooo:rsid="0162b443" officeooo:paragraph-rsid="017037f1"/>
    </style:style>
    <style:style style:name="P67" style:family="paragraph" style:parent-style-name="Text_20_body">
      <style:paragraph-properties fo:margin-top="0cm" fo:margin-bottom="0cm" loext:contextual-spacing="false"/>
      <style:text-properties style:font-name="Liberation Mono1" officeooo:rsid="0162b443" officeooo:paragraph-rsid="01678a97"/>
    </style:style>
    <style:style style:name="P68" style:family="paragraph" style:parent-style-name="Text_20_body">
      <style:paragraph-properties fo:margin-top="0cm" fo:margin-bottom="0cm" loext:contextual-spacing="false" fo:text-align="start" style:justify-single-word="false">
        <style:tab-stops>
          <style:tab-stop style:position="2.037cm"/>
        </style:tab-stops>
      </style:paragraph-properties>
      <style:text-properties style:font-name="Liberation Mono1" officeooo:rsid="01770d93" officeooo:paragraph-rsid="01770d93"/>
    </style:style>
    <style:style style:name="P69" style:family="paragraph" style:parent-style-name="Text_20_body">
      <style:paragraph-properties fo:margin-top="0cm" fo:margin-bottom="0cm" loext:contextual-spacing="false"/>
      <style:text-properties style:font-name="Liberation Mono1" fo:font-style="normal" officeooo:rsid="01e1a626" officeooo:paragraph-rsid="01e1a626" style:font-style-asian="normal" style:font-style-complex="normal"/>
    </style:style>
    <style:style style:name="P70" style:family="paragraph" style:parent-style-name="Text_20_body">
      <style:paragraph-properties fo:margin-top="0cm" fo:margin-bottom="0cm" loext:contextual-spacing="false"/>
      <style:text-properties style:font-name="Liberation Mono1" fo:font-style="normal" officeooo:rsid="01e1a626" officeooo:paragraph-rsid="01f5eef1" style:font-style-asian="normal" style:font-style-complex="normal"/>
    </style:style>
    <style:style style:name="P71" style:family="paragraph" style:parent-style-name="Text_20_body">
      <style:paragraph-properties fo:margin-top="0cm" fo:margin-bottom="0cm" loext:contextual-spacing="false"/>
      <style:text-properties officeooo:paragraph-rsid="0162b443"/>
    </style:style>
    <style:style style:name="P72" style:family="paragraph" style:parent-style-name="Text_20_body">
      <style:paragraph-properties fo:margin-top="0cm" fo:margin-bottom="0cm" loext:contextual-spacing="false"/>
      <style:text-properties officeooo:paragraph-rsid="01652e29"/>
    </style:style>
    <style:style style:name="P73" style:family="paragraph" style:parent-style-name="Text_20_body">
      <style:paragraph-properties fo:margin-top="0cm" fo:margin-bottom="0cm" loext:contextual-spacing="false"/>
      <style:text-properties officeooo:rsid="01668697" officeooo:paragraph-rsid="01668697"/>
    </style:style>
    <style:style style:name="P74" style:family="paragraph" style:parent-style-name="Text_20_body">
      <style:paragraph-properties fo:margin-top="0cm" fo:margin-bottom="0cm" loext:contextual-spacing="false"/>
      <style:text-properties officeooo:paragraph-rsid="01668697"/>
    </style:style>
    <style:style style:name="P75" style:family="paragraph" style:parent-style-name="Text_20_body">
      <style:paragraph-properties fo:margin-top="0cm" fo:margin-bottom="0cm" loext:contextual-spacing="false"/>
      <style:text-properties officeooo:paragraph-rsid="01678a97"/>
    </style:style>
    <style:style style:name="P76" style:family="paragraph" style:parent-style-name="Text_20_body">
      <style:paragraph-properties fo:margin-top="0cm" fo:margin-bottom="0cm" loext:contextual-spacing="false"/>
      <style:text-properties officeooo:paragraph-rsid="017037f1"/>
    </style:style>
    <style:style style:name="P77" style:family="paragraph" style:parent-style-name="Text_20_body">
      <style:paragraph-properties fo:margin-top="0cm" fo:margin-bottom="0cm" loext:contextual-spacing="false"/>
      <style:text-properties officeooo:paragraph-rsid="017b6862"/>
    </style:style>
    <style:style style:name="P78" style:family="paragraph" style:parent-style-name="Text_20_body">
      <style:paragraph-properties fo:margin-top="0cm" fo:margin-bottom="0cm" loext:contextual-spacing="false"/>
      <style:text-properties style:font-name="Liberation Serif" officeooo:rsid="01bce7f7" officeooo:paragraph-rsid="01bce7f7"/>
    </style:style>
    <style:style style:name="P79" style:family="paragraph" style:parent-style-name="Text_20_body">
      <style:paragraph-properties fo:margin-top="0cm" fo:margin-bottom="0cm" loext:contextual-spacing="false"/>
      <style:text-properties officeooo:paragraph-rsid="01e1a626"/>
    </style:style>
    <style:style style:name="P80" style:family="paragraph" style:parent-style-name="Text_20_body">
      <style:paragraph-properties fo:margin-top="0cm" fo:margin-bottom="0cm" loext:contextual-spacing="false"/>
      <style:text-properties officeooo:paragraph-rsid="01f5eef1"/>
    </style:style>
    <style:style style:name="P81" style:family="paragraph" style:parent-style-name="Text_20_body">
      <style:paragraph-properties fo:margin-top="0cm" fo:margin-bottom="0cm" loext:contextual-spacing="false"/>
      <style:text-properties fo:font-style="italic" officeooo:rsid="01e1a626" officeooo:paragraph-rsid="01e1a626" style:font-style-asian="italic" style:font-style-complex="italic"/>
    </style:style>
    <style:style style:name="P82"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2f1b4"/>
    </style:style>
    <style:style style:name="P83"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cc8ca"/>
    </style:style>
    <style:style style:name="P84"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1474ab9"/>
    </style:style>
    <style:style style:name="P85"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fo:keep-with-next="always"/>
      <style:text-properties officeooo:paragraph-rsid="014dc10c"/>
    </style:style>
    <style:style style:name="P86"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4a76d"/>
    </style:style>
    <style:style style:name="P87"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9b129"/>
    </style:style>
    <style:style style:name="P88"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cc8ca"/>
    </style:style>
    <style:style style:name="P89" style:family="paragraph" style:parent-style-name="Standard">
      <loext:graphic-properties draw:fill="none"/>
      <style:paragraph-properties fo:margin-left="0.9cm" fo:margin-right="0cm" fo:margin-top="0.199cm" fo:margin-bottom="0cm" loext:contextual-spacing="false" fo:text-indent="-0.9cm" style:auto-text-indent="false" fo:background-color="transparent"/>
      <style:text-properties officeooo:paragraph-rsid="0278ac08"/>
    </style:style>
    <style:style style:name="P90"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style:text-properties officeooo:paragraph-rsid="002cbdc4"/>
    </style:style>
    <style:style style:name="P91"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fo:keep-with-next="always"/>
      <style:text-properties fo:font-weight="bold" officeooo:rsid="027721fc" officeooo:paragraph-rsid="027721fc" style:font-weight-asian="bold" style:font-weight-complex="bold"/>
    </style:style>
    <style:style style:name="P92" style:family="paragraph" style:parent-style-name="Text_20_body">
      <style:text-properties officeooo:paragraph-rsid="001785c6"/>
    </style:style>
    <style:style style:name="P93" style:family="paragraph" style:parent-style-name="Text_20_body">
      <style:text-properties officeooo:paragraph-rsid="001d2cfc"/>
    </style:style>
    <style:style style:name="P94" style:family="paragraph" style:parent-style-name="Text_20_body">
      <style:text-properties officeooo:rsid="0023016e" officeooo:paragraph-rsid="002cce11"/>
    </style:style>
    <style:style style:name="P95" style:family="paragraph" style:parent-style-name="Text_20_body">
      <style:text-properties officeooo:paragraph-rsid="002cce11"/>
    </style:style>
    <style:style style:name="P96" style:family="paragraph" style:parent-style-name="Text_20_body">
      <style:text-properties officeooo:paragraph-rsid="003643fa"/>
    </style:style>
    <style:style style:name="P97" style:family="paragraph" style:parent-style-name="Text_20_body">
      <style:text-properties officeooo:rsid="00400ff1" officeooo:paragraph-rsid="00400ff1"/>
    </style:style>
    <style:style style:name="P98" style:family="paragraph" style:parent-style-name="Text_20_body">
      <style:text-properties officeooo:paragraph-rsid="00441972"/>
    </style:style>
    <style:style style:name="P99" style:family="paragraph" style:parent-style-name="Text_20_body">
      <style:text-properties officeooo:paragraph-rsid="0045d231"/>
    </style:style>
    <style:style style:name="P100" style:family="paragraph" style:parent-style-name="Text_20_body">
      <style:text-properties officeooo:paragraph-rsid="0059b320"/>
    </style:style>
    <style:style style:name="P101" style:family="paragraph" style:parent-style-name="Text_20_body">
      <style:text-properties officeooo:paragraph-rsid="00674583"/>
    </style:style>
    <style:style style:name="P102" style:family="paragraph" style:parent-style-name="Text_20_body">
      <style:text-properties officeooo:paragraph-rsid="0016f613"/>
    </style:style>
    <style:style style:name="P103" style:family="paragraph" style:parent-style-name="Text_20_body">
      <style:text-properties officeooo:paragraph-rsid="006b5ebf"/>
    </style:style>
    <style:style style:name="P104" style:family="paragraph" style:parent-style-name="Text_20_body">
      <style:paragraph-properties>
        <style:tab-stops>
          <style:tab-stop style:position="1.852cm"/>
        </style:tab-stops>
      </style:paragraph-properties>
      <style:text-properties officeooo:paragraph-rsid="006b93e4"/>
    </style:style>
    <style:style style:name="P105" style:family="paragraph" style:parent-style-name="Text_20_body">
      <style:text-properties officeooo:paragraph-rsid="0073d782"/>
    </style:style>
    <style:style style:name="P106" style:family="paragraph" style:parent-style-name="Text_20_body">
      <style:text-properties officeooo:paragraph-rsid="0082087e"/>
    </style:style>
    <style:style style:name="P107" style:family="paragraph" style:parent-style-name="Text_20_body">
      <style:text-properties officeooo:paragraph-rsid="00831337"/>
    </style:style>
    <style:style style:name="P108" style:family="paragraph" style:parent-style-name="Text_20_body">
      <style:paragraph-properties>
        <style:tab-stops>
          <style:tab-stop style:position="2.408cm"/>
        </style:tab-stops>
      </style:paragraph-properties>
      <style:text-properties officeooo:paragraph-rsid="009844e2"/>
    </style:style>
    <style:style style:name="P109" style:family="paragraph" style:parent-style-name="Text_20_body">
      <style:text-properties officeooo:paragraph-rsid="009b37cf"/>
    </style:style>
    <style:style style:name="P110" style:family="paragraph" style:parent-style-name="Text_20_body">
      <style:text-properties officeooo:rsid="009e5282" officeooo:paragraph-rsid="009fb95f"/>
    </style:style>
    <style:style style:name="P111" style:family="paragraph" style:parent-style-name="Text_20_body">
      <style:text-properties officeooo:paragraph-rsid="00a18c4c"/>
    </style:style>
    <style:style style:name="P112" style:family="paragraph" style:parent-style-name="Text_20_body">
      <style:text-properties officeooo:paragraph-rsid="00b80542"/>
    </style:style>
    <style:style style:name="P113" style:family="paragraph" style:parent-style-name="Text_20_body">
      <style:text-properties officeooo:paragraph-rsid="00b96006"/>
    </style:style>
    <style:style style:name="P114" style:family="paragraph" style:parent-style-name="Text_20_body">
      <style:text-properties officeooo:paragraph-rsid="00bdcb1a"/>
    </style:style>
    <style:style style:name="P115" style:family="paragraph" style:parent-style-name="Text_20_body">
      <style:text-properties officeooo:rsid="00bf8d38" officeooo:paragraph-rsid="00bf8d38"/>
    </style:style>
    <style:style style:name="P116" style:family="paragraph" style:parent-style-name="Text_20_body">
      <style:text-properties officeooo:paragraph-rsid="00bf9622"/>
    </style:style>
    <style:style style:name="P117" style:family="paragraph" style:parent-style-name="Text_20_body">
      <style:text-properties officeooo:paragraph-rsid="00bf8d38"/>
    </style:style>
    <style:style style:name="P118" style:family="paragraph" style:parent-style-name="Text_20_body">
      <style:text-properties officeooo:paragraph-rsid="00c9b129"/>
    </style:style>
    <style:style style:name="P119" style:family="paragraph" style:parent-style-name="Text_20_body">
      <style:text-properties officeooo:paragraph-rsid="00cc2553"/>
    </style:style>
    <style:style style:name="P120" style:family="paragraph" style:parent-style-name="Text_20_body">
      <style:text-properties officeooo:paragraph-rsid="00f228a7"/>
    </style:style>
    <style:style style:name="P121" style:family="paragraph" style:parent-style-name="Text_20_body">
      <style:text-properties officeooo:paragraph-rsid="00373d3f"/>
    </style:style>
    <style:style style:name="P122" style:family="paragraph" style:parent-style-name="Text_20_body">
      <style:text-properties officeooo:paragraph-rsid="00f89605"/>
    </style:style>
    <style:style style:name="P123" style:family="paragraph" style:parent-style-name="Text_20_body">
      <style:text-properties officeooo:paragraph-rsid="00fcc6d1"/>
    </style:style>
    <style:style style:name="P124" style:family="paragraph" style:parent-style-name="Text_20_body">
      <style:text-properties officeooo:paragraph-rsid="0106e5e7"/>
    </style:style>
    <style:style style:name="P125" style:family="paragraph" style:parent-style-name="Text_20_body">
      <style:text-properties officeooo:paragraph-rsid="011eea2b"/>
    </style:style>
    <style:style style:name="P126" style:family="paragraph" style:parent-style-name="Text_20_body">
      <style:text-properties officeooo:paragraph-rsid="0123fea4"/>
    </style:style>
    <style:style style:name="P127" style:family="paragraph" style:parent-style-name="Text_20_body">
      <style:text-properties officeooo:paragraph-rsid="0034715f"/>
    </style:style>
    <style:style style:name="P128" style:family="paragraph" style:parent-style-name="Text_20_body">
      <style:text-properties officeooo:paragraph-rsid="0161a456"/>
    </style:style>
    <style:style style:name="P129" style:family="paragraph" style:parent-style-name="Text_20_body">
      <style:text-properties officeooo:paragraph-rsid="01622086"/>
    </style:style>
    <style:style style:name="P130" style:family="paragraph" style:parent-style-name="Text_20_body">
      <style:text-properties officeooo:rsid="016d2722" officeooo:paragraph-rsid="016d2722"/>
    </style:style>
    <style:style style:name="P131" style:family="paragraph" style:parent-style-name="Text_20_body">
      <style:text-properties officeooo:paragraph-rsid="016f7133"/>
    </style:style>
    <style:style style:name="P132" style:family="paragraph" style:parent-style-name="Text_20_body">
      <style:text-properties officeooo:paragraph-rsid="0186f3d2"/>
    </style:style>
    <style:style style:name="P133" style:family="paragraph" style:parent-style-name="Text_20_body">
      <style:text-properties officeooo:paragraph-rsid="0186f802"/>
    </style:style>
    <style:style style:name="P134" style:family="paragraph" style:parent-style-name="Text_20_body">
      <style:text-properties officeooo:paragraph-rsid="01ad6b16"/>
    </style:style>
    <style:style style:name="P135" style:family="paragraph" style:parent-style-name="Text_20_body">
      <style:text-properties officeooo:paragraph-rsid="01af1e54"/>
    </style:style>
    <style:style style:name="P136" style:family="paragraph" style:parent-style-name="Text_20_body">
      <style:text-properties officeooo:paragraph-rsid="01bbdfa9"/>
    </style:style>
    <style:style style:name="P137" style:family="paragraph" style:parent-style-name="Text_20_body">
      <style:text-properties officeooo:paragraph-rsid="01c1a966"/>
    </style:style>
    <style:style style:name="P138" style:family="paragraph" style:parent-style-name="Text_20_body">
      <style:text-properties officeooo:rsid="01c1a966" officeooo:paragraph-rsid="01c1a966"/>
    </style:style>
    <style:style style:name="P139" style:family="paragraph" style:parent-style-name="Text_20_body">
      <style:text-properties officeooo:rsid="01d1bdb8" officeooo:paragraph-rsid="01d1bdb8"/>
    </style:style>
    <style:style style:name="P140" style:family="paragraph" style:parent-style-name="Text_20_body">
      <style:text-properties officeooo:paragraph-rsid="01d1bdb8"/>
    </style:style>
    <style:style style:name="P141" style:family="paragraph" style:parent-style-name="Text_20_body">
      <style:text-properties officeooo:paragraph-rsid="01dc374c"/>
    </style:style>
    <style:style style:name="P142" style:family="paragraph" style:parent-style-name="Text_20_body">
      <style:text-properties officeooo:rsid="01cff2a8" officeooo:paragraph-rsid="01cff2a8"/>
    </style:style>
    <style:style style:name="P143" style:family="paragraph" style:parent-style-name="Text_20_body">
      <style:text-properties style:font-name="Liberation Mono1" fo:font-style="normal" officeooo:rsid="01e1a626" officeooo:paragraph-rsid="01dfca96" style:font-style-asian="normal" style:font-style-complex="normal"/>
    </style:style>
    <style:style style:name="P144" style:family="paragraph" style:parent-style-name="Text_20_body">
      <style:text-properties style:font-name="Liberation Mono1" fo:font-style="normal" officeooo:rsid="01e1a626" officeooo:paragraph-rsid="01f5eef1" style:font-style-asian="normal" style:font-style-complex="normal"/>
    </style:style>
    <style:style style:name="P145" style:family="paragraph" style:parent-style-name="Text_20_body">
      <style:text-properties officeooo:paragraph-rsid="01f6000b"/>
    </style:style>
    <style:style style:name="P146" style:family="paragraph" style:parent-style-name="Text_20_body">
      <style:text-properties officeooo:paragraph-rsid="020e4853"/>
    </style:style>
    <style:style style:name="P147" style:family="paragraph" style:parent-style-name="Text_20_body">
      <style:text-properties officeooo:paragraph-rsid="021265d1"/>
    </style:style>
    <style:style style:name="P148" style:family="paragraph" style:parent-style-name="Text_20_body">
      <style:text-properties fo:font-size="18pt" fo:font-weight="bold" style:font-size-asian="18pt" style:font-weight-asian="bold" style:font-size-complex="18pt" style:font-weight-complex="bold"/>
    </style:style>
    <style:style style:name="P149" style:family="paragraph" style:parent-style-name="Text_20_body">
      <style:paragraph-properties fo:text-align="center" style:justify-single-word="false"/>
      <style:text-properties fo:font-size="18pt" officeooo:rsid="027c1cc9" officeooo:paragraph-rsid="027c1cc9" style:font-size-asian="18pt" style:font-size-complex="18pt"/>
    </style:style>
    <style:style style:name="P150" style:family="paragraph" style:parent-style-name="Text_20_body">
      <style:text-properties officeooo:rsid="007a7c8f" officeooo:paragraph-rsid="007a7c8f"/>
    </style:style>
    <style:style style:name="P151" style:family="paragraph" style:parent-style-name="Text_20_body">
      <style:text-properties officeooo:paragraph-rsid="021c0624"/>
    </style:style>
    <style:style style:name="P152" style:family="paragraph" style:parent-style-name="Text_20_body">
      <style:text-properties officeooo:paragraph-rsid="02273e29"/>
    </style:style>
    <style:style style:name="P153" style:family="paragraph" style:parent-style-name="Text_20_body">
      <style:text-properties officeooo:paragraph-rsid="0255ec57"/>
    </style:style>
    <style:style style:name="P154" style:family="paragraph" style:parent-style-name="Text_20_body">
      <style:paragraph-properties fo:text-align="center" style:justify-single-word="false"/>
      <style:text-properties officeooo:paragraph-rsid="01a9497a"/>
    </style:style>
    <style:style style:name="P155" style:family="paragraph" style:parent-style-name="Text_20_body">
      <style:paragraph-properties fo:text-align="start" style:justify-single-word="false"/>
      <style:text-properties officeooo:paragraph-rsid="01a9497a"/>
    </style:style>
    <style:style style:name="P156" style:family="paragraph" style:parent-style-name="Text_20_body">
      <style:paragraph-properties fo:text-align="start" style:justify-single-word="false"/>
      <style:text-properties officeooo:paragraph-rsid="027dbee9"/>
    </style:style>
    <style:style style:name="P157" style:family="paragraph" style:parent-style-name="Text_20_body">
      <style:paragraph-properties fo:margin-top="0.25cm" fo:margin-bottom="0cm" loext:contextual-spacing="false"/>
    </style:style>
    <style:style style:name="P158" style:family="paragraph" style:parent-style-name="Text_20_body">
      <style:paragraph-properties fo:margin-top="0.25cm" fo:margin-bottom="0cm" loext:contextual-spacing="false"/>
      <style:text-properties officeooo:rsid="00479426" officeooo:paragraph-rsid="00479426"/>
    </style:style>
    <style:style style:name="P159" style:family="paragraph" style:parent-style-name="Text_20_body">
      <style:paragraph-properties fo:margin-top="0.25cm" fo:margin-bottom="0cm" loext:contextual-spacing="false"/>
      <style:text-properties officeooo:paragraph-rsid="011d7b20"/>
    </style:style>
    <style:style style:name="P160" style:family="paragraph" style:parent-style-name="Text_20_body">
      <style:paragraph-properties fo:margin-top="0.25cm" fo:margin-bottom="0cm" loext:contextual-spacing="false"/>
      <style:text-properties officeooo:paragraph-rsid="0139a6d1"/>
    </style:style>
    <style:style style:name="P161" style:family="paragraph" style:parent-style-name="Text_20_body">
      <style:paragraph-properties fo:margin-top="0.25cm" fo:margin-bottom="0cm" loext:contextual-spacing="false"/>
      <style:text-properties officeooo:paragraph-rsid="01474ab9"/>
    </style:style>
    <style:style style:name="P162" style:family="paragraph" style:parent-style-name="Text_20_body">
      <style:paragraph-properties fo:margin-top="0.25cm" fo:margin-bottom="0cm" loext:contextual-spacing="false"/>
      <style:text-properties style:font-name="Liberation Mono1" officeooo:rsid="0162b443" officeooo:paragraph-rsid="0162b443"/>
    </style:style>
    <style:style style:name="P163" style:family="paragraph" style:parent-style-name="Text_20_body">
      <style:paragraph-properties fo:margin-top="0.25cm" fo:margin-bottom="0cm" loext:contextual-spacing="false"/>
      <style:text-properties officeooo:paragraph-rsid="016f7133"/>
    </style:style>
    <style:style style:name="P164" style:family="paragraph" style:parent-style-name="Text_20_body">
      <style:paragraph-properties fo:margin-top="0.25cm" fo:margin-bottom="0cm" loext:contextual-spacing="false"/>
      <style:text-properties officeooo:paragraph-rsid="0173998d"/>
    </style:style>
    <style:style style:name="P165" style:family="paragraph" style:parent-style-name="Text_20_body">
      <style:paragraph-properties fo:margin-top="0.25cm" fo:margin-bottom="0cm" loext:contextual-spacing="false"/>
      <style:text-properties officeooo:paragraph-rsid="0176c60f"/>
    </style:style>
    <style:style style:name="P166" style:family="paragraph" style:parent-style-name="Text_20_body">
      <style:paragraph-properties fo:margin-top="0.25cm" fo:margin-bottom="0cm" loext:contextual-spacing="false"/>
      <style:text-properties officeooo:paragraph-rsid="017361ed"/>
    </style:style>
    <style:style style:name="P167" style:family="paragraph" style:parent-style-name="Text_20_body">
      <style:paragraph-properties fo:margin-top="0.25cm" fo:margin-bottom="0cm" loext:contextual-spacing="false"/>
      <style:text-properties officeooo:paragraph-rsid="022e0fe6"/>
    </style:style>
    <style:style style:name="P168" style:family="paragraph" style:parent-style-name="Text_20_body">
      <style:paragraph-properties fo:margin-top="0.25cm" fo:margin-bottom="0cm" loext:contextual-spacing="false"/>
      <style:text-properties officeooo:paragraph-rsid="023a33c4"/>
    </style:style>
    <style:style style:name="P169" style:family="paragraph" style:parent-style-name="Text_20_body" style:master-page-name="">
      <style:paragraph-properties fo:margin-top="0.25cm" fo:margin-bottom="0cm" loext:contextual-spacing="false" style:page-number="auto"/>
      <style:text-properties officeooo:paragraph-rsid="003ce700"/>
    </style:style>
    <style:style style:name="P170" style:family="paragraph" style:parent-style-name="Text_20_body" style:master-page-name="">
      <style:paragraph-properties fo:margin-top="0.25cm" fo:margin-bottom="0cm" loext:contextual-spacing="false" style:page-number="auto"/>
      <style:text-properties style:font-name="Liberation Serif" officeooo:rsid="006b5ebf" officeooo:paragraph-rsid="006b5ebf"/>
    </style:style>
    <style:style style:name="P171" style:family="paragraph" style:parent-style-name="Text_20_body" style:master-page-name="">
      <loext:graphic-properties draw:fill="none"/>
      <style:paragraph-properties fo:margin-left="0.801cm" fo:margin-right="0cm" fo:margin-top="0cm" fo:margin-bottom="0.247cm" loext:contextual-spacing="false" fo:line-height="115%" fo:text-indent="-0.801cm" style:auto-text-indent="false" style:page-number="auto" fo:background-color="transparent"/>
      <style:text-properties officeooo:paragraph-rsid="003b7df3"/>
    </style:style>
    <style:style style:name="P172"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style:text-properties officeooo:paragraph-rsid="00f3abf5"/>
    </style:style>
    <style:style style:name="P173"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fo:keep-with-next="always"/>
      <style:text-properties officeooo:paragraph-rsid="00c65889"/>
    </style:style>
    <style:style style:name="P174" style:family="paragraph" style:parent-style-name="Text_20_body">
      <loext:graphic-properties draw:fill="none"/>
      <style:paragraph-properties fo:margin-left="0.801cm" fo:margin-right="0cm" fo:margin-top="0.15cm" fo:margin-bottom="0cm" loext:contextual-spacing="false" fo:line-height="115%" fo:text-indent="-0.801cm" style:auto-text-indent="false" fo:background-color="transparent"/>
      <style:text-properties officeooo:paragraph-rsid="00c65889"/>
    </style:style>
    <style:style style:name="P175"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c65889"/>
    </style:style>
    <style:style style:name="P176"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de3a95"/>
    </style:style>
    <style:style style:name="P177"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dfedeb"/>
    </style:style>
    <style:style style:name="P178"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style>
    <style:style style:name="P179"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9fb95f"/>
    </style:style>
    <style:style style:name="P180"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813493"/>
    </style:style>
    <style:style style:name="P181"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ab-stops>
          <style:tab-stop style:position="18.002cm" style:type="right"/>
        </style:tab-stops>
      </style:paragraph-properties>
      <style:text-properties officeooo:paragraph-rsid="00813493"/>
    </style:style>
    <style:style style:name="P182"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b37cf"/>
    </style:style>
    <style:style style:name="P183"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style>
    <style:style style:name="P184"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fa664"/>
    </style:style>
    <style:style style:name="P185"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813493"/>
    </style:style>
    <style:style style:name="P186" style:family="paragraph" style:parent-style-name="Text_20_body">
      <style:paragraph-properties fo:margin-left="2.501cm" fo:margin-right="0cm" fo:margin-top="0cm" fo:margin-bottom="0cm" loext:contextual-spacing="false" fo:text-indent="0cm" style:auto-text-indent="false"/>
      <style:text-properties style:font-name="Liberation Mono1" officeooo:rsid="0047db83" officeooo:paragraph-rsid="0047db83"/>
    </style:style>
    <style:style style:name="P187" style:family="paragraph" style:parent-style-name="Text_20_body">
      <style:paragraph-properties fo:margin-left="2.501cm" fo:margin-right="0cm" fo:margin-top="0cm" fo:margin-bottom="0cm" loext:contextual-spacing="false" fo:text-indent="0cm" style:auto-text-indent="false">
        <style:tab-stops>
          <style:tab-stop style:position="7.699cm"/>
        </style:tab-stops>
      </style:paragraph-properties>
      <style:text-properties style:font-name="Liberation Mono1" officeooo:rsid="0047db83" officeooo:paragraph-rsid="0047db83"/>
    </style:style>
    <style:style style:name="P188" style:family="paragraph" style:parent-style-name="Text_20_body">
      <style:paragraph-properties fo:margin-left="2.501cm" fo:margin-right="0cm" fo:margin-top="0cm" fo:margin-bottom="0cm" loext:contextual-spacing="false" fo:text-indent="0cm" style:auto-text-indent="false">
        <style:tab-stops>
          <style:tab-stop style:position="7.594cm"/>
        </style:tab-stops>
      </style:paragraph-properties>
      <style:text-properties style:font-name="Liberation Mono1" officeooo:rsid="0047db83" officeooo:paragraph-rsid="0047db83"/>
    </style:style>
    <style:style style:name="P189" style:family="paragraph" style:parent-style-name="Text_20_body">
      <style:paragraph-properties fo:margin-top="0.199cm" fo:margin-bottom="0.25cm" loext:contextual-spacing="false"/>
      <style:text-properties officeooo:paragraph-rsid="00441972"/>
    </style:style>
    <style:style style:name="P190" style:family="paragraph" style:parent-style-name="Text_20_body">
      <style:paragraph-properties fo:margin-top="0.199cm" fo:margin-bottom="0.25cm" loext:contextual-spacing="false"/>
      <style:text-properties officeooo:paragraph-rsid="00ecca40"/>
    </style:style>
    <style:style style:name="P191" style:family="paragraph" style:parent-style-name="Text_20_body" style:master-page-name="">
      <loext:graphic-properties draw:fill="none"/>
      <style:paragraph-properties fo:margin-left="0cm" fo:margin-right="-0.7cm" fo:margin-top="0.101cm" fo:margin-bottom="0cm" loext:contextual-spacing="false" fo:line-height="115%" fo:text-indent="0cm" style:auto-text-indent="false" style:page-number="auto" fo:background-color="transparent"/>
      <style:text-properties style:font-name="Liberation Mono1" officeooo:paragraph-rsid="00625f81"/>
    </style:style>
    <style:style style:name="P192" style:family="paragraph" style:parent-style-name="Text_20_body">
      <style:paragraph-properties fo:margin-top="0.101cm" fo:margin-bottom="0cm" loext:contextual-spacing="false"/>
      <style:text-properties style:font-name="Liberation Mono1" officeooo:paragraph-rsid="005f23c7"/>
    </style:style>
    <style:style style:name="P193" style:family="paragraph" style:parent-style-name="Text_20_body">
      <style:paragraph-properties fo:margin-top="0.101cm" fo:margin-bottom="0cm" loext:contextual-spacing="false"/>
      <style:text-properties style:font-name="Liberation Serif" officeooo:rsid="02365dd2" officeooo:paragraph-rsid="02365dd2"/>
    </style:style>
    <style:style style:name="P194" style:family="paragraph" style:parent-style-name="Text_20_body">
      <style:paragraph-properties fo:margin-top="0.101cm" fo:margin-bottom="0cm" loext:contextual-spacing="false"/>
      <style:text-properties officeooo:paragraph-rsid="023a33c4"/>
    </style:style>
    <style:style style:name="P195" style:family="paragraph" style:parent-style-name="Text_20_body">
      <style:paragraph-properties fo:margin-top="0.101cm" fo:margin-bottom="0cm" loext:contextual-spacing="false"/>
      <style:text-properties officeooo:paragraph-rsid="02417863"/>
    </style:style>
    <style:style style:name="P196" style:family="paragraph" style:parent-style-name="Text_20_body">
      <style:paragraph-properties fo:margin-top="0.101cm" fo:margin-bottom="0cm" loext:contextual-spacing="false"/>
      <style:text-properties officeooo:paragraph-rsid="02472347"/>
    </style:style>
    <style:style style:name="P197" style:family="paragraph" style:parent-style-name="Text_20_body">
      <style:paragraph-properties fo:margin-top="0.101cm" fo:margin-bottom="0cm" loext:contextual-spacing="false"/>
      <style:text-properties officeooo:paragraph-rsid="024c9159"/>
    </style:style>
    <style:style style:name="P198" style:family="paragraph" style:parent-style-name="Text_20_body" style:master-page-name="">
      <style:paragraph-properties fo:margin-top="0.101cm" fo:margin-bottom="0cm" loext:contextual-spacing="false" style:page-number="auto" fo:keep-with-next="always"/>
      <style:text-properties officeooo:paragraph-rsid="01098461"/>
    </style:style>
    <style:style style:name="P199"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7727f7"/>
    </style:style>
    <style:style style:name="P200"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ab-stops/>
      </style:paragraph-properties>
      <style:text-properties officeooo:paragraph-rsid="007727f7"/>
    </style:style>
    <style:style style:name="P201"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96a56a"/>
    </style:style>
    <style:style style:name="P202"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5ae65"/>
    </style:style>
    <style:style style:name="P203"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72341"/>
    </style:style>
    <style:style style:name="P204"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0186f8"/>
    </style:style>
    <style:style style:name="P205"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ea38aa"/>
    </style:style>
    <style:style style:name="P206" style:family="paragraph" style:parent-style-name="Text_20_body" style:master-page-name="">
      <loext:graphic-properties draw:fill="none"/>
      <style:paragraph-properties fo:margin-left="1cm" fo:margin-right="0cm" fo:margin-top="0.25cm" fo:margin-bottom="0cm" loext:contextual-spacing="false" fo:line-height="115%" style:register-true="true" fo:text-indent="-1cm" style:auto-text-indent="false" style:page-number="auto" fo:background-color="transparent">
        <style:tab-stops/>
      </style:paragraph-properties>
      <style:text-properties officeooo:paragraph-rsid="02661e97"/>
    </style:style>
    <style:style style:name="P207"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bfa13"/>
    </style:style>
    <style:style style:name="P208"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dfd8a"/>
    </style:style>
    <style:style style:name="P209"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0ab5"/>
    </style:style>
    <style:style style:name="P210"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e066"/>
    </style:style>
    <style:style style:name="P211"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43b3a7"/>
    </style:style>
    <style:style style:name="P212"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3c0ab5"/>
    </style:style>
    <style:style style:name="P213"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43b3a7"/>
    </style:style>
    <style:style style:name="P214" style:family="paragraph" style:parent-style-name="Text_20_body" style:master-page-name="">
      <loext:graphic-properties draw:fill="none"/>
      <style:paragraph-properties fo:margin-left="1.3cm" fo:margin-right="0cm" fo:margin-top="0.25cm" fo:margin-bottom="0cm" loext:contextual-spacing="false" fo:line-height="115%" fo:text-indent="0cm" style:auto-text-indent="false" style:page-number="auto" fo:background-color="transparent"/>
      <style:text-properties officeooo:paragraph-rsid="0075d768"/>
    </style:style>
    <style:style style:name="P215"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8e76d"/>
    </style:style>
    <style:style style:name="P216"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91526"/>
    </style:style>
    <style:style style:name="P217"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b96006"/>
    </style:style>
    <style:style style:name="P218"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d96045"/>
    </style:style>
    <style:style style:name="P219" style:family="paragraph" style:parent-style-name="Text_20_body" style:master-page-name="">
      <loext:graphic-properties draw:fill="none"/>
      <style:paragraph-properties fo:margin-left="0.7cm" fo:margin-right="0cm" fo:margin-top="0cm" fo:margin-bottom="0cm" loext:contextual-spacing="false" fo:line-height="115%" fo:text-indent="-0.7cm" style:auto-text-indent="false" style:page-number="auto" fo:background-color="transparent"/>
      <style:text-properties officeooo:paragraph-rsid="01d1bdb8"/>
    </style:style>
    <style:style style:name="P220" style:family="paragraph" style:parent-style-name="Text_20_body" style:master-page-name="">
      <loext:graphic-properties draw:fill="none"/>
      <style:paragraph-properties fo:margin-left="1.199cm" fo:margin-right="0cm" fo:margin-top="0.101cm" fo:margin-bottom="0cm" loext:contextual-spacing="false" fo:line-height="115%" fo:text-indent="0cm" style:auto-text-indent="false" style:page-number="auto" fo:background-color="transparent">
        <style:tab-stops>
          <style:tab-stop style:position="8.916cm"/>
        </style:tab-stops>
      </style:paragraph-properties>
      <style:text-properties officeooo:paragraph-rsid="0047db83"/>
    </style:style>
    <style:style style:name="P221" style:family="paragraph" style:parent-style-name="Text_20_body">
      <loext:graphic-properties draw:fill="none"/>
      <style:paragraph-properties fo:margin-left="1.199cm" fo:margin-right="0cm" fo:margin-top="0cm" fo:margin-bottom="0cm" loext:contextual-spacing="false" fo:line-height="115%" fo:text-indent="0cm" style:auto-text-indent="false" fo:background-color="transparent">
        <style:tab-stops>
          <style:tab-stop style:position="8.916cm"/>
        </style:tab-stops>
      </style:paragraph-properties>
      <style:text-properties officeooo:paragraph-rsid="0047db83"/>
    </style:style>
    <style:style style:name="P222" style:family="paragraph" style:parent-style-name="Standard" style:master-page-name="">
      <loext:graphic-properties draw:fill="none"/>
      <style:paragraph-properties fo:margin-left="0cm" fo:margin-right="-0.9cm" style:line-height-at-least="0.503cm" fo:text-indent="0cm" style:auto-text-indent="false" style:page-number="auto" fo:background-color="transparent">
        <style:tab-stops>
          <style:tab-stop style:position="1.508cm"/>
        </style:tab-stops>
      </style:paragraph-properties>
      <style:text-properties fo:color="#000000" style:font-name="Liberation Mono1" fo:font-size="12pt" officeooo:paragraph-rsid="0016f613" style:font-size-asian="12pt" style:font-size-complex="12pt"/>
    </style:style>
    <style:style style:name="P223" style:family="paragraph" style:parent-style-name="Text_20_body" style:master-page-name="">
      <style:paragraph-properties style:page-number="auto"/>
      <style:text-properties officeooo:paragraph-rsid="008c4702"/>
    </style:style>
    <style:style style:name="P224" style:family="paragraph" style:parent-style-name="Text_20_body" style:master-page-name="">
      <style:paragraph-properties style:page-number="auto"/>
      <style:text-properties officeooo:paragraph-rsid="009fb95f"/>
    </style:style>
    <style:style style:name="P225" style:family="paragraph" style:parent-style-name="Text_20_body" style:master-page-name="">
      <style:paragraph-properties style:page-number="auto"/>
      <style:text-properties officeooo:paragraph-rsid="00bdcb1a"/>
    </style:style>
    <style:style style:name="P226" style:family="paragraph" style:parent-style-name="Text_20_body" style:master-page-name="">
      <style:paragraph-properties style:page-number="auto" fo:keep-with-next="always"/>
    </style:style>
    <style:style style:name="P227" style:family="paragraph" style:parent-style-name="Text_20_body" style:master-page-name="">
      <style:paragraph-properties style:page-number="auto" fo:keep-with-next="always"/>
      <style:text-properties officeooo:paragraph-rsid="009fa664"/>
    </style:style>
    <style:style style:name="P228" style:family="paragraph" style:parent-style-name="Text_20_body" style:master-page-name="">
      <style:paragraph-properties style:page-number="auto" fo:keep-with-next="always"/>
      <style:text-properties officeooo:paragraph-rsid="0071e184"/>
    </style:style>
    <style:style style:name="P229" style:family="paragraph" style:parent-style-name="Text_20_body" style:master-page-name="">
      <style:paragraph-properties style:page-number="auto" fo:keep-with-next="always"/>
      <style:text-properties officeooo:rsid="00c2f1b4" officeooo:paragraph-rsid="01474ab9"/>
    </style:style>
    <style:style style:name="P230" style:family="paragraph" style:parent-style-name="Text_20_body" style:master-page-name="">
      <style:paragraph-properties style:page-number="auto" fo:keep-with-next="always"/>
      <style:text-properties officeooo:rsid="00c2f1b4" officeooo:paragraph-rsid="01d400c3"/>
    </style:style>
    <style:style style:name="P231" style:family="paragraph" style:parent-style-name="Text_20_body" style:master-page-name="">
      <style:paragraph-properties style:page-number="auto" fo:keep-with-next="always"/>
      <style:text-properties officeooo:rsid="01dc374c" officeooo:paragraph-rsid="01dc374c"/>
    </style:style>
    <style:style style:name="P232" style:family="paragraph" style:parent-style-name="Text_20_body" style:master-page-name="">
      <style:paragraph-properties style:page-number="auto" fo:keep-with-next="always"/>
      <style:text-properties officeooo:paragraph-rsid="01e3131c"/>
    </style:style>
    <style:style style:name="P233" style:family="paragraph" style:parent-style-name="Text_20_body" style:master-page-name="">
      <style:paragraph-properties style:page-number="auto" fo:keep-with-next="always"/>
      <style:text-properties officeooo:rsid="01ea38aa" officeooo:paragraph-rsid="01eb1f09"/>
    </style:style>
    <style:style style:name="P234" style:family="paragraph" style:parent-style-name="Text_20_body" style:master-page-name="">
      <style:paragraph-properties style:page-number="auto" fo:keep-with-next="always"/>
      <style:text-properties officeooo:paragraph-rsid="0215f5dd"/>
    </style:style>
    <style:style style:name="P235" style:family="paragraph" style:parent-style-name="Text_20_body" style:master-page-name="">
      <style:paragraph-properties style:page-number="auto" fo:keep-with-next="always"/>
      <style:text-properties officeooo:paragraph-rsid="0224adca"/>
    </style:style>
    <style:style style:name="P236" style:family="paragraph" style:parent-style-name="Text_20_body" style:master-page-name="">
      <style:paragraph-properties fo:margin-top="0.499cm" fo:margin-bottom="0cm" loext:contextual-spacing="false" style:page-number="auto"/>
    </style:style>
    <style:style style:name="P237" style:family="paragraph" style:parent-style-name="Text_20_body" style:master-page-name="">
      <style:paragraph-properties fo:margin-top="0.499cm" fo:margin-bottom="0cm" loext:contextual-spacing="false" style:page-number="auto">
        <style:tab-stops/>
      </style:paragraph-properties>
      <style:text-properties officeooo:paragraph-rsid="00ce2a89"/>
    </style:style>
    <style:style style:name="P238" style:family="paragraph" style:parent-style-name="Text_20_body">
      <style:paragraph-properties fo:margin-top="0.499cm" fo:margin-bottom="0cm" loext:contextual-spacing="false" fo:keep-with-next="always"/>
      <style:text-properties style:font-name="Liberation Serif" fo:font-size="14pt" fo:font-weight="bold" officeooo:paragraph-rsid="01098461" style:font-name-asian="Noto Serif CJK SC" style:font-size-asian="14pt" style:font-weight-asian="bold" style:font-name-complex="Lohit Devanagari" style:font-size-complex="14pt" style:font-weight-complex="bold"/>
    </style:style>
    <style:style style:name="P239" style:family="paragraph" style:parent-style-name="Text_20_body">
      <style:paragraph-properties fo:margin-top="0.45cm" fo:margin-bottom="0cm" loext:contextual-spacing="false"/>
    </style:style>
    <style:style style:name="P240" style:family="paragraph" style:parent-style-name="Text_20_body">
      <style:paragraph-properties fo:keep-with-next="always"/>
      <style:text-properties officeooo:rsid="00c2f1b4" officeooo:paragraph-rsid="00c2f1b4"/>
    </style:style>
    <style:style style:name="P241" style:family="paragraph" style:parent-style-name="Text_20_body">
      <style:paragraph-properties fo:keep-with-next="always"/>
      <style:text-properties officeooo:paragraph-rsid="00c2f1b4"/>
    </style:style>
    <style:style style:name="P242"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rsid="00da57a5" officeooo:paragraph-rsid="00dcfaea"/>
    </style:style>
    <style:style style:name="P243"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paragraph-rsid="00dbbd17"/>
    </style:style>
    <style:style style:name="P244"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paragraph-rsid="00dcfaea"/>
    </style:style>
    <style:style style:name="P245"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rsid="00da57a5" officeooo:paragraph-rsid="00dcfaea"/>
    </style:style>
    <style:style style:name="P246" style:family="paragraph" style:parent-style-name="Standard">
      <style:paragraph-properties fo:margin-top="0.3cm" fo:margin-bottom="0cm" loext:contextual-spacing="false"/>
      <style:text-properties officeooo:paragraph-rsid="007f72e0"/>
    </style:style>
    <style:style style:name="P247" style:family="paragraph" style:parent-style-name="Standard">
      <style:paragraph-properties fo:margin-top="0.3cm" fo:margin-bottom="0cm" loext:contextual-spacing="false"/>
      <style:text-properties officeooo:paragraph-rsid="0158155e"/>
    </style:style>
    <style:style style:name="P248" style:family="paragraph" style:parent-style-name="Footnote">
      <style:text-properties officeooo:paragraph-rsid="00f7402a"/>
    </style:style>
    <style:style style:name="P249" style:family="paragraph" style:parent-style-name="Footnote">
      <style:text-properties officeooo:rsid="00fb3fec" officeooo:paragraph-rsid="00fb3fec"/>
    </style:style>
    <style:style style:name="P250" style:family="paragraph" style:parent-style-name="Footnote">
      <style:text-properties officeooo:rsid="00f99b54" officeooo:paragraph-rsid="00fed6eb"/>
    </style:style>
    <style:style style:name="P251" style:family="paragraph" style:parent-style-name="Footnote">
      <style:text-properties officeooo:paragraph-rsid="00fed6eb"/>
    </style:style>
    <style:style style:name="P252" style:family="paragraph" style:parent-style-name="Footnote">
      <style:text-properties officeooo:rsid="0106e5e7" officeooo:paragraph-rsid="0106e5e7"/>
    </style:style>
    <style:style style:name="P253" style:family="paragraph" style:parent-style-name="Footnote">
      <style:text-properties officeooo:rsid="01023a40" officeooo:paragraph-rsid="01023a40"/>
    </style:style>
    <style:style style:name="P254" style:family="paragraph" style:parent-style-name="Footnote">
      <style:text-properties officeooo:paragraph-rsid="01023a40"/>
    </style:style>
    <style:style style:name="P255" style:family="paragraph" style:parent-style-name="Footnote">
      <style:text-properties officeooo:paragraph-rsid="010a9b78"/>
    </style:style>
    <style:style style:name="P256" style:family="paragraph" style:parent-style-name="Footnote">
      <style:text-properties officeooo:rsid="010d42e1" officeooo:paragraph-rsid="010d42e1"/>
    </style:style>
    <style:style style:name="P257" style:family="paragraph" style:parent-style-name="Footnote">
      <style:text-properties officeooo:paragraph-rsid="010ec281"/>
    </style:style>
    <style:style style:name="P258" style:family="paragraph" style:parent-style-name="Footnote">
      <style:text-properties officeooo:paragraph-rsid="01147c79"/>
    </style:style>
    <style:style style:name="P259" style:family="paragraph" style:parent-style-name="Footnote">
      <style:text-properties officeooo:paragraph-rsid="011fce72"/>
    </style:style>
    <style:style style:name="P260" style:family="paragraph" style:parent-style-name="Footnote">
      <style:text-properties officeooo:rsid="012664f1" officeooo:paragraph-rsid="012664f1"/>
    </style:style>
    <style:style style:name="P261" style:family="paragraph" style:parent-style-name="Footnote">
      <style:text-properties officeooo:paragraph-rsid="01232054"/>
    </style:style>
    <style:style style:name="P262" style:family="paragraph" style:parent-style-name="Footnote">
      <style:text-properties officeooo:rsid="014c9bb0" officeooo:paragraph-rsid="014c9bb0"/>
    </style:style>
    <style:style style:name="P263" style:family="paragraph" style:parent-style-name="Footnote">
      <style:text-properties officeooo:paragraph-rsid="014ed060"/>
    </style:style>
    <style:style style:name="P264" style:family="paragraph" style:parent-style-name="Footnote">
      <style:text-properties officeooo:rsid="0158f0d0" officeooo:paragraph-rsid="0158f0d0"/>
    </style:style>
    <style:style style:name="P265" style:family="paragraph" style:parent-style-name="Footnote">
      <style:text-properties officeooo:paragraph-rsid="016d2722"/>
    </style:style>
    <style:style style:name="P266" style:family="paragraph" style:parent-style-name="Footnote">
      <style:text-properties officeooo:rsid="0176c60f" officeooo:paragraph-rsid="0176c60f"/>
    </style:style>
    <style:style style:name="P267" style:family="paragraph" style:parent-style-name="Footnote">
      <style:text-properties officeooo:rsid="017ac1fe" officeooo:paragraph-rsid="017ac1fe"/>
    </style:style>
    <style:style style:name="P268" style:family="paragraph" style:parent-style-name="Footnote">
      <style:text-properties officeooo:rsid="0188c2a9" officeooo:paragraph-rsid="0188c2a9"/>
    </style:style>
    <style:style style:name="P269" style:family="paragraph" style:parent-style-name="Footnote">
      <style:text-properties officeooo:paragraph-rsid="01b3ceda"/>
    </style:style>
    <style:style style:name="P270" style:family="paragraph" style:parent-style-name="Footnote">
      <style:text-properties officeooo:paragraph-rsid="01b4efb3"/>
    </style:style>
    <style:style style:name="P271" style:family="paragraph" style:parent-style-name="Footnote">
      <style:text-properties officeooo:rsid="01b8d919" officeooo:paragraph-rsid="01b8d919"/>
    </style:style>
    <style:style style:name="P272" style:family="paragraph" style:parent-style-name="Footnote">
      <style:text-properties officeooo:paragraph-rsid="01bebde3"/>
    </style:style>
    <style:style style:name="P273" style:family="paragraph" style:parent-style-name="Footnote">
      <style:text-properties officeooo:paragraph-rsid="01d11e70"/>
    </style:style>
    <style:style style:name="P274" style:family="paragraph" style:parent-style-name="Footnote">
      <style:text-properties officeooo:rsid="01da4166" officeooo:paragraph-rsid="01da4166"/>
    </style:style>
    <style:style style:name="P275" style:family="paragraph" style:parent-style-name="Footnote">
      <style:text-properties officeooo:rsid="01dc374c" officeooo:paragraph-rsid="01dc374c"/>
    </style:style>
    <style:style style:name="P276" style:family="paragraph" style:parent-style-name="Footnote">
      <style:text-properties officeooo:paragraph-rsid="00eee383"/>
    </style:style>
    <style:style style:name="P277" style:family="paragraph" style:parent-style-name="Footnote">
      <style:text-properties officeooo:paragraph-rsid="01ec582f"/>
    </style:style>
    <style:style style:name="P278" style:family="paragraph" style:parent-style-name="Footnote">
      <style:text-properties officeooo:rsid="01f6000b" officeooo:paragraph-rsid="01f6000b"/>
    </style:style>
    <style:style style:name="P279" style:family="paragraph" style:parent-style-name="Footnote">
      <style:text-properties officeooo:rsid="01f77671" officeooo:paragraph-rsid="01f77671"/>
    </style:style>
    <style:style style:name="P280" style:family="paragraph" style:parent-style-name="Footnote">
      <style:text-properties officeooo:rsid="0191bcad" officeooo:paragraph-rsid="0191bcad"/>
    </style:style>
    <style:style style:name="P281" style:family="paragraph" style:parent-style-name="Footnote">
      <style:text-properties officeooo:paragraph-rsid="02014d66"/>
    </style:style>
    <style:style style:name="P282" style:family="paragraph" style:parent-style-name="Footnote">
      <style:text-properties officeooo:rsid="020e983c" officeooo:paragraph-rsid="020e983c"/>
    </style:style>
    <style:style style:name="P283" style:family="paragraph" style:parent-style-name="Footnote">
      <style:text-properties officeooo:rsid="02177a91" officeooo:paragraph-rsid="02177a91"/>
    </style:style>
    <style:style style:name="P284" style:family="paragraph" style:parent-style-name="Footnote">
      <style:text-properties officeooo:rsid="02206cd1" officeooo:paragraph-rsid="02206cd1"/>
    </style:style>
    <style:style style:name="P285" style:family="paragraph" style:parent-style-name="Footnote">
      <style:text-properties officeooo:paragraph-rsid="02399c7a"/>
    </style:style>
    <style:style style:name="P286" style:family="paragraph" style:parent-style-name="Footnote">
      <style:text-properties officeooo:paragraph-rsid="02464e14"/>
    </style:style>
    <style:style style:name="P287" style:family="paragraph" style:parent-style-name="Footnote">
      <style:text-properties officeooo:rsid="0253a0f9" officeooo:paragraph-rsid="0253a0f9"/>
    </style:style>
    <style:style style:name="P288" style:family="paragraph" style:parent-style-name="Footnote">
      <style:text-properties officeooo:rsid="025bbc3d" officeooo:paragraph-rsid="025bbc3d"/>
    </style:style>
    <style:style style:name="P289" style:family="paragraph" style:parent-style-name="Footnote">
      <style:text-properties officeooo:paragraph-rsid="026446ea"/>
    </style:style>
    <style:style style:name="P290" style:family="paragraph" style:parent-style-name="Footnote">
      <style:text-properties officeooo:rsid="026e6260" officeooo:paragraph-rsid="026e6260"/>
    </style:style>
    <style:style style:name="P291" style:family="paragraph" style:parent-style-name="Text_20_body">
      <style:paragraph-properties fo:margin-top="0.199cm" fo:margin-bottom="0cm" loext:contextual-spacing="false"/>
      <style:text-properties officeooo:paragraph-rsid="0021b7fd"/>
    </style:style>
    <style:style style:name="P292" style:family="paragraph" style:parent-style-name="Text_20_body">
      <style:paragraph-properties fo:margin-top="0.199cm" fo:margin-bottom="0cm" loext:contextual-spacing="false"/>
      <style:text-properties officeooo:paragraph-rsid="0115ef61"/>
    </style:style>
    <style:style style:name="P293" style:family="paragraph" style:parent-style-name="Table_20_Contents">
      <loext:graphic-properties draw:fill="none"/>
      <style:paragraph-properties fo:margin-top="0.199cm" fo:margin-bottom="0cm" loext:contextual-spacing="false" fo:text-align="start" style:justify-single-word="false" fo:background-color="transparent" text:number-lines="false" text:line-number="0"/>
      <style:text-properties officeooo:paragraph-rsid="0283dcfd"/>
    </style:style>
    <style:style style:name="P294" style:family="paragraph" style:parent-style-name="Standard" style:master-page-name="">
      <style:paragraph-properties fo:margin-top="0.4cm" fo:margin-bottom="0cm" loext:contextual-spacing="false" style:page-number="auto" fo:keep-with-next="always"/>
      <style:text-properties officeooo:rsid="000e3a8c" officeooo:paragraph-rsid="00117454"/>
    </style:style>
    <style:style style:name="P295" style:family="paragraph" style:parent-style-name="Standard" style:master-page-name="">
      <style:paragraph-properties fo:margin-top="0.4cm" fo:margin-bottom="0cm" loext:contextual-spacing="false" style:page-number="auto" fo:keep-with-next="always"/>
      <style:text-properties officeooo:rsid="000e3a8c" officeooo:paragraph-rsid="01098461"/>
    </style:style>
    <style:style style:name="P296"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99918"/>
    </style:style>
    <style:style style:name="P297"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e9ed6"/>
    </style:style>
    <style:style style:name="P298"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43b3a7"/>
    </style:style>
    <style:style style:name="P299" style:family="paragraph" style:parent-style-name="Text_20_body">
      <loext:graphic-properties draw:fill="none"/>
      <style:paragraph-properties fo:margin-left="1.3cm" fo:margin-right="0cm" fo:margin-top="0.101cm" fo:margin-bottom="0cm" loext:contextual-spacing="false" fo:line-height="115%" fo:text-indent="-1.3cm" style:auto-text-indent="false" fo:background-color="transparent"/>
      <style:text-properties officeooo:rsid="0151f207" officeooo:paragraph-rsid="0151f207"/>
    </style:style>
    <style:style style:name="P300" style:family="paragraph" style:parent-style-name="Text_20_body">
      <loext:graphic-properties draw:fill="none"/>
      <style:paragraph-properties fo:margin-left="2.499cm" fo:margin-right="0cm" fo:margin-top="0cm" fo:margin-bottom="0cm" loext:contextual-spacing="false" fo:line-height="115%" fo:text-indent="-0.6cm" style:auto-text-indent="false" fo:background-color="transparent"/>
      <style:text-properties officeooo:rsid="01399918" officeooo:paragraph-rsid="01399918"/>
    </style:style>
    <style:style style:name="P301" style:family="paragraph" style:parent-style-name="Table_20_Contents">
      <style:paragraph-properties fo:text-align="center" style:justify-single-word="false"/>
      <style:text-properties officeooo:rsid="01a9b9ab"/>
    </style:style>
    <style:style style:name="P302" style:family="paragraph" style:parent-style-name="Table_20_Contents">
      <style:paragraph-properties fo:text-align="center" style:justify-single-word="false"/>
      <style:text-properties officeooo:rsid="01a9b9ab" officeooo:paragraph-rsid="01a9b9ab"/>
    </style:style>
    <style:style style:name="P303" style:family="paragraph" style:parent-style-name="Table_20_Contents">
      <style:paragraph-properties fo:text-align="start" style:justify-single-word="false"/>
      <style:text-properties style:font-name="FreeMono" fo:font-size="10pt" officeooo:rsid="01a9b9ab" officeooo:paragraph-rsid="01a9b9ab" style:font-size-asian="10pt" style:font-size-complex="10pt"/>
    </style:style>
    <style:style style:name="P304" style:family="paragraph" style:parent-style-name="Table_20_Contents">
      <style:paragraph-properties fo:text-align="center" style:justify-single-word="false"/>
      <style:text-properties officeooo:rsid="01efd78d" officeooo:paragraph-rsid="01efd78d"/>
    </style:style>
    <style:style style:name="P305" style:family="paragraph" style:parent-style-name="Table_20_Contents">
      <style:paragraph-properties fo:text-align="start" style:justify-single-word="false"/>
      <style:text-properties fo:font-size="14pt" officeooo:rsid="01a9b9ab" officeooo:paragraph-rsid="0283dcfd" style:font-size-asian="14pt" style:font-size-complex="14pt"/>
    </style:style>
    <style:style style:name="P306" style:family="paragraph" style:parent-style-name="Table_20_Contents">
      <style:paragraph-properties fo:text-align="center" style:justify-single-word="false"/>
      <style:text-properties fo:font-size="16pt" officeooo:rsid="01a9b9ab" officeooo:paragraph-rsid="01a9b9ab" style:font-size-asian="16pt" style:font-size-complex="16pt"/>
    </style:style>
    <style:style style:name="P307"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0b3e7"/>
    </style:style>
    <style:style style:name="P308"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b0eac"/>
    </style:style>
    <style:style style:name="P309"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c7f451"/>
    </style:style>
    <style:style style:name="P310" style:family="paragraph" style:parent-style-name="Text_20_body" style:master-page-name="">
      <loext:graphic-properties draw:fill="none"/>
      <style:paragraph-properties fo:margin-left="2.499cm" fo:margin-right="0cm" fo:margin-top="0.199cm" fo:margin-bottom="0cm" loext:contextual-spacing="false" fo:line-height="115%" fo:text-indent="0cm" style:auto-text-indent="false" style:page-number="auto" fo:background-color="transparent">
        <style:tab-stops/>
      </style:paragraph-properties>
      <style:text-properties officeooo:paragraph-rsid="01bf5602"/>
    </style:style>
    <style:style style:name="P311" style:family="paragraph" style:parent-style-name="Text_20_body" style:master-page-name="">
      <loext:graphic-properties draw:fill="none"/>
      <style:paragraph-properties fo:margin-left="2.499cm" fo:margin-right="0cm" fo:margin-top="0.101cm" fo:margin-bottom="0cm" loext:contextual-spacing="false" fo:line-height="115%" fo:text-indent="0cm" style:auto-text-indent="false" style:page-number="auto" fo:background-color="transparent"/>
      <style:text-properties officeooo:rsid="0221a080" officeooo:paragraph-rsid="0221a080"/>
    </style:style>
    <style:style style:name="P312" style:family="paragraph" style:parent-style-name="Text_20_body">
      <loext:graphic-properties draw:fill="none"/>
      <style:paragraph-properties fo:margin-left="2.499cm" fo:margin-right="0cm" fo:margin-top="0.101cm" fo:margin-bottom="0cm" loext:contextual-spacing="false" fo:line-height="115%" fo:text-indent="0cm" style:auto-text-indent="false" fo:background-color="transparent"/>
      <style:text-properties officeooo:paragraph-rsid="02212806"/>
    </style:style>
    <style:style style:name="P313"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ext-properties officeooo:paragraph-rsid="01b0b3e7"/>
    </style:style>
    <style:style style:name="P314"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1415"/>
    </style:style>
    <style:style style:name="P315"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e1b1"/>
    </style:style>
    <style:style style:name="P316"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1a966"/>
    </style:style>
    <style:style style:name="P317"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7f451"/>
    </style:style>
    <style:style style:name="P318"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5602"/>
    </style:style>
    <style:style style:name="P319"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rsid="01b104b6" officeooo:paragraph-rsid="01b104b6"/>
    </style:style>
    <style:style style:name="P320"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style:font-name="Liberation Serif" officeooo:rsid="01b104b6" officeooo:paragraph-rsid="01b104b6"/>
    </style:style>
    <style:style style:name="P321" style:family="paragraph" style:parent-style-name="Text_20_body">
      <loext:graphic-properties draw:fill="none"/>
      <style:paragraph-properties fo:margin-left="3.2cm" fo:margin-right="0cm" fo:margin-top="0cm" fo:margin-bottom="0cm" loext:contextual-spacing="false" fo:line-height="115%" fo:text-indent="-0.7cm" style:auto-text-indent="false" fo:background-color="transparent">
        <style:tab-stops/>
      </style:paragraph-properties>
      <style:text-properties officeooo:paragraph-rsid="01c1a966"/>
    </style:style>
    <style:style style:name="P322"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2.488cm"/>
        </style:tab-stops>
      </style:paragraph-properties>
      <style:text-properties officeooo:paragraph-rsid="01bce7f7"/>
    </style:style>
    <style:style style:name="P323"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005cm"/>
        </style:tab-stops>
      </style:paragraph-properties>
      <style:text-properties officeooo:paragraph-rsid="025a8260"/>
    </style:style>
    <style:style style:name="P324"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ext-properties officeooo:paragraph-rsid="025a8260"/>
    </style:style>
    <style:style style:name="P325"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8260"/>
    </style:style>
    <style:style style:name="P326"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98d8"/>
    </style:style>
    <style:style style:name="P327"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style:text-properties officeooo:paragraph-rsid="025a98d8"/>
    </style:style>
    <style:style style:name="P328" style:family="paragraph" style:parent-style-name="Text_20_body">
      <style:paragraph-properties fo:margin-top="0.15cm" fo:margin-bottom="0cm" loext:contextual-spacing="false"/>
    </style:style>
    <style:style style:name="P329" style:family="paragraph" style:parent-style-name="Text_20_body">
      <loext:graphic-properties draw:fill="none"/>
      <style:paragraph-properties fo:margin-left="3cm" fo:margin-right="0cm" fo:margin-top="0.25cm" fo:margin-bottom="0cm" loext:contextual-spacing="false" fo:line-height="115%" fo:text-indent="-3cm" style:auto-text-indent="false" fo:background-color="transparent"/>
      <style:text-properties officeooo:paragraph-rsid="01af1e54"/>
    </style:style>
    <style:style style:name="P330"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c8f7b"/>
    </style:style>
    <style:style style:name="P331"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59811"/>
    </style:style>
    <style:style style:name="P332"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f1415"/>
    </style:style>
    <style:style style:name="P333"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d1638"/>
    </style:style>
    <style:style style:name="P334"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4efb3"/>
    </style:style>
    <style:style style:name="P335"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0b3e7"/>
    </style:style>
    <style:style style:name="P336"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style:font-name="Liberation Serif" officeooo:rsid="01b104b6" officeooo:paragraph-rsid="01b59811"/>
    </style:style>
    <style:style style:name="P337"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3ceda"/>
    </style:style>
    <style:style style:name="P338"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59811"/>
    </style:style>
    <style:style style:name="P339"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4efb3"/>
    </style:style>
    <style:style style:name="P340" style:family="paragraph" style:parent-style-name="Text_20_body" style:master-page-name="">
      <loext:graphic-properties draw:fill="none"/>
      <style:paragraph-properties fo:margin-left="0.7cm" fo:margin-right="0cm" fo:margin-top="0cm" fo:margin-bottom="0cm" loext:contextual-spacing="false" fo:line-height="115%" fo:text-align="center" style:justify-single-word="false" fo:text-indent="0cm" style:auto-text-indent="false" style:page-number="auto" fo:background-color="transparent"/>
      <style:text-properties officeooo:paragraph-rsid="01d400c3"/>
    </style:style>
    <style:style style:name="P341" style:family="paragraph" style:parent-style-name="Text_20_body" style:master-page-name="">
      <loext:graphic-properties draw:fill="none"/>
      <style:paragraph-properties fo:margin-left="0.7cm" fo:margin-right="0cm" fo:margin-top="0.101cm" fo:margin-bottom="0cm" loext:contextual-spacing="false" fo:line-height="115%" fo:text-indent="0cm" style:auto-text-indent="false" style:page-number="auto" fo:background-color="transparent">
        <style:tab-stops>
          <style:tab-stop style:position="0.106cm"/>
        </style:tab-stops>
      </style:paragraph-properties>
      <style:text-properties officeooo:paragraph-rsid="025d7b93"/>
    </style:style>
    <style:style style:name="P342"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9f2ba"/>
    </style:style>
    <style:style style:name="P343"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a4166"/>
    </style:style>
    <style:style style:name="P344"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7c924"/>
    </style:style>
    <style:style style:name="P345"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9f2ba"/>
    </style:style>
    <style:style style:name="P346"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c924"/>
    </style:style>
    <style:style style:name="P347"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fae9"/>
    </style:style>
    <style:style style:name="P348" style:family="paragraph" style:parent-style-name="Text_20_body" style:master-page-name="">
      <loext:graphic-properties draw:fill="none"/>
      <style:paragraph-properties fo:margin-left="-0.101cm" fo:margin-right="-0.199cm" fo:margin-top="0cm" fo:margin-bottom="0cm" loext:contextual-spacing="false" fo:line-height="115%" fo:text-align="center" style:justify-single-word="false" fo:text-indent="0cm" style:auto-text-indent="false" style:page-number="auto" fo:background-color="transparent"/>
      <style:text-properties officeooo:paragraph-rsid="01da4166"/>
    </style:style>
    <style:style style:name="P349" style:family="paragraph" style:parent-style-name="Text_20_body">
      <style:paragraph-properties fo:margin-top="0.049cm" fo:margin-bottom="0cm" loext:contextual-spacing="false"/>
      <style:text-properties officeooo:rsid="01dc374c" officeooo:paragraph-rsid="01dc374c"/>
    </style:style>
    <style:style style:name="P350" style:family="paragraph" style:parent-style-name="Text_20_body">
      <style:paragraph-properties fo:margin-top="0.049cm" fo:margin-bottom="0cm" loext:contextual-spacing="false"/>
      <style:text-properties officeooo:paragraph-rsid="01d9f2ba"/>
    </style:style>
    <style:style style:name="P351"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668b2"/>
    </style:style>
    <style:style style:name="P352"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2505"/>
    </style:style>
    <style:style style:name="P353"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56fe"/>
    </style:style>
    <style:style style:name="P354"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49373"/>
    </style:style>
    <style:style style:name="P355"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22e0f"/>
    </style:style>
    <style:style style:name="P356"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61e97"/>
    </style:style>
    <style:style style:name="P357" style:family="paragraph" style:parent-style-name="Text_20_body">
      <loext:graphic-properties draw:fill="none"/>
      <style:paragraph-properties fo:margin-left="3cm" fo:margin-right="0cm" fo:margin-top="0.101cm" fo:margin-bottom="0cm" loext:contextual-spacing="false" fo:line-height="115%" fo:text-indent="0cm" style:auto-text-indent="false" fo:background-color="transparent"/>
      <style:text-properties officeooo:paragraph-rsid="020a572e"/>
    </style:style>
    <style:style style:name="P358" style:family="paragraph" style:parent-style-name="Text_20_body" style:master-page-name="">
      <loext:graphic-properties draw:fill="none"/>
      <style:paragraph-properties fo:margin-left="3cm" fo:margin-right="0cm" fo:margin-top="0.101cm" fo:margin-bottom="0cm" loext:contextual-spacing="false" fo:line-height="115%" fo:text-indent="0cm" style:auto-text-indent="false" style:page-number="auto" fo:background-color="transparent"/>
      <style:text-properties style:font-name="Liberation Serif" officeooo:rsid="01b442ca" officeooo:paragraph-rsid="01b442ca"/>
    </style:style>
    <style:style style:name="P359" style:family="paragraph" style:parent-style-name="Contents_20_1">
      <style:paragraph-properties>
        <style:tab-stops>
          <style:tab-stop style:position="18.002cm" style:type="right" style:leader-style="dotted" style:leader-text="."/>
        </style:tab-stops>
      </style:paragraph-properties>
    </style:style>
    <style:style style:name="P360" style:family="paragraph" style:parent-style-name="Contents_20_Heading">
      <style:paragraph-properties fo:break-before="page"/>
    </style:style>
    <style:style style:name="P361" style:family="paragraph" style:parent-style-name="Text_20_body" style:master-page-name="">
      <loext:graphic-properties draw:fill="none"/>
      <style:paragraph-properties fo:margin-left="-0.499cm" fo:margin-right="-0.499cm" fo:margin-top="0.15cm" fo:margin-bottom="0cm" loext:contextual-spacing="false" fo:line-height="115%" fo:text-align="center" style:justify-single-word="false" fo:text-indent="0cm" style:auto-text-indent="false" style:page-number="auto" fo:background-color="transparent"/>
      <style:text-properties style:font-name="Liberation Mono1" officeooo:paragraph-rsid="02273e29"/>
    </style:style>
    <style:style style:name="P362" style:family="paragraph" style:parent-style-name="Text_20_body" style:master-page-name="">
      <style:paragraph-properties fo:margin-top="0.55cm" fo:margin-bottom="0cm" loext:contextual-spacing="false" style:page-number="auto" fo:keep-with-next="always"/>
      <style:text-properties officeooo:paragraph-rsid="02206cd1"/>
    </style:style>
    <style:style style:name="P363" style:family="paragraph" style:parent-style-name="Text_20_body" style:master-page-name="">
      <loext:graphic-properties draw:fill="none"/>
      <style:paragraph-properties fo:margin-left="1cm" fo:margin-right="0cm" fo:margin-top="0.101cm" fo:margin-bottom="0cm" loext:contextual-spacing="false" fo:line-height="115%" fo:text-indent="-0.9cm" style:auto-text-indent="false" style:page-number="auto" fo:background-color="transparent"/>
      <style:text-properties officeooo:paragraph-rsid="024e71f4"/>
    </style:style>
    <style:style style:name="P364" style:family="paragraph" style:parent-style-name="Text_20_body" style:master-page-name="">
      <loext:graphic-properties draw:fill="none"/>
      <style:paragraph-properties fo:margin-left="0.7cm" fo:margin-right="0cm" fo:margin-top="0.101cm" fo:margin-bottom="0cm" loext:contextual-spacing="false" fo:line-height="115%" fo:text-indent="-0.6cm" style:auto-text-indent="false" style:page-number="auto" fo:background-color="transparent"/>
      <style:text-properties officeooo:paragraph-rsid="025bbc3d"/>
    </style:style>
    <style:style style:name="P365"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a8260"/>
    </style:style>
    <style:style style:name="P366"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bbc3d"/>
    </style:style>
    <style:style style:name="P367" style:family="paragraph" style:parent-style-name="Text_20_body">
      <loext:graphic-properties draw:fill="none"/>
      <style:paragraph-properties fo:margin-left="1.251cm" fo:margin-right="0cm" fo:margin-top="0cm" fo:margin-bottom="0cm" loext:contextual-spacing="false" fo:line-height="115%" fo:text-indent="-0.6cm" style:auto-text-indent="false" fo:background-color="transparent"/>
      <style:text-properties officeooo:paragraph-rsid="025bbc3d"/>
    </style:style>
    <style:style style:name="P368"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9d184"/>
    </style:style>
    <style:style style:name="P369"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c46d0"/>
    </style:style>
    <style:style style:name="P370"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text-properties officeooo:paragraph-rsid="025a98d8"/>
    </style:style>
    <style:style style:name="P371"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style>
    <style:style style:name="P372" style:family="paragraph" style:parent-style-name="Text_20_body" style:master-page-name="">
      <loext:graphic-properties draw:fill="none"/>
      <style:paragraph-properties fo:margin-left="1.101cm" fo:margin-right="0cm" fo:margin-top="0.101cm" fo:margin-bottom="0cm" loext:contextual-spacing="false" fo:line-height="115%" fo:text-indent="0cm" style:auto-text-indent="false" style:page-number="auto" fo:background-color="transparent"/>
      <style:text-properties officeooo:paragraph-rsid="025a8260"/>
    </style:style>
    <style:style style:name="P373" style:family="paragraph" style:parent-style-name="Table_20_Contents">
      <loext:graphic-properties draw:fill="none"/>
      <style:paragraph-properties fo:margin-left="1.401cm" fo:margin-right="0cm" fo:text-align="start" style:justify-single-word="false" fo:text-indent="-1.3cm" style:auto-text-indent="false" fo:background-color="transparent" text:number-lines="false" text:line-number="0"/>
      <style:text-properties fo:font-size="14pt" officeooo:paragraph-rsid="0283dcfd" style:font-size-asian="14pt" style:font-size-complex="14pt"/>
    </style:style>
    <style:style style:name="P374" style:family="paragraph" style:parent-style-name="Text_20_body" style:master-page-name="">
      <loext:graphic-properties draw:fill="none"/>
      <style:paragraph-properties fo:margin-left="1.401cm" fo:margin-right="0cm" fo:margin-top="0.25cm" fo:margin-bottom="0cm" loext:contextual-spacing="false" fo:line-height="115%" fo:text-align="start" style:justify-single-word="false" fo:text-indent="0cm" style:auto-text-indent="false" style:page-number="auto" fo:background-color="transparent"/>
      <style:text-properties officeooo:rsid="027dbee9" officeooo:paragraph-rsid="027dbee9"/>
    </style:style>
    <style:style style:name="P375" style:family="paragraph" style:parent-style-name="Text_20_body" style:master-page-name="">
      <loext:graphic-properties draw:fill="none"/>
      <style:paragraph-properties fo:margin-left="1.401cm" fo:margin-right="0cm" fo:margin-top="0.25cm" fo:margin-bottom="0cm" loext:contextual-spacing="false" fo:line-height="115%" fo:text-align="start" style:justify-single-word="false" fo:text-indent="0cm" style:auto-text-indent="false" style:page-number="auto" fo:background-color="transparent"/>
      <style:text-properties officeooo:rsid="027dbee9" officeooo:paragraph-rsid="02820839"/>
    </style:style>
    <style:style style:name="P376"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officeooo:rsid="027dfd2a" officeooo:paragraph-rsid="02820839"/>
    </style:style>
    <style:style style:name="P377"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fo:color="#000080" style:font-name="Liberation Mono1" officeooo:rsid="027dfd2a" officeooo:paragraph-rsid="027dfd2a"/>
    </style:style>
    <style:style style:name="P378"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fo:color="#000080" style:font-name="Liberation Mono1" officeooo:rsid="027dfd2a" officeooo:paragraph-rsid="02820839"/>
    </style:style>
    <style:style style:name="P379" style:family="paragraph" style:parent-style-name="Text_20_body">
      <loext:graphic-properties draw:fill="none"/>
      <style:paragraph-properties fo:margin-left="1.401cm" fo:margin-right="0cm" fo:margin-top="0.25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rsid="027dfd2a" officeooo:paragraph-rsid="027dfd2a"/>
    </style:style>
    <style:style style:name="P380" style:family="paragraph" style:parent-style-name="Text_20_body">
      <loext:graphic-properties draw:fill="none"/>
      <style:paragraph-properties fo:margin-left="1.401cm" fo:margin-right="0cm" fo:margin-top="0.25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rsid="027dfd2a" officeooo:paragraph-rsid="02820839"/>
    </style:style>
    <style:style style:name="P381" style:family="paragraph" style:parent-style-name="Text_20_body">
      <loext:graphic-properties draw:fill="none"/>
      <style:paragraph-properties fo:margin-left="1.401cm" fo:margin-right="0cm" fo:margin-top="0.25cm" fo:margin-bottom="0cm" loext:contextual-spacing="false" fo:line-height="115%" fo:text-align="start" style:justify-single-word="false" fo:text-indent="0cm" style:auto-text-indent="false" fo:background-color="transparent"/>
      <style:text-properties officeooo:paragraph-rsid="0280f07a"/>
    </style:style>
    <style:style style:name="P382"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dfd2a" officeooo:paragraph-rsid="027dfd2a"/>
    </style:style>
    <style:style style:name="P383"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dfd2a" officeooo:paragraph-rsid="02820839"/>
    </style:style>
    <style:style style:name="P384"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ext-properties fo:color="#000080" style:font-name="Liberation Mono1" officeooo:rsid="027dfd2a" officeooo:paragraph-rsid="027dfd2a"/>
    </style:style>
    <style:style style:name="P385"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ext-properties fo:color="#000080" style:font-name="Liberation Mono1" officeooo:rsid="027dfd2a" officeooo:paragraph-rsid="02820839"/>
    </style:style>
    <style:style style:name="P386"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fo:color="#000080" style:font-name="Liberation Mono1" officeooo:rsid="027f902f" officeooo:paragraph-rsid="027f902f"/>
    </style:style>
    <style:style style:name="P387"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rsid="027f902f" officeooo:paragraph-rsid="027f902f"/>
    </style:style>
    <style:style style:name="P388"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paragraph-rsid="027f902f"/>
    </style:style>
    <style:style style:name="P389"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fo:color="#000080" style:font-name="Liberation Mono1" officeooo:paragraph-rsid="0280f07a"/>
    </style:style>
    <style:style style:name="P390"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fo:color="#000080" style:font-name="Liberation Mono1" officeooo:paragraph-rsid="02820839"/>
    </style:style>
    <style:style style:name="P391"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5.609cm"/>
        </style:tab-stops>
      </style:paragraph-properties>
      <style:text-properties officeooo:paragraph-rsid="02820839"/>
    </style:style>
    <style:style style:name="P392"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297cm"/>
        </style:tab-stops>
      </style:paragraph-properties>
      <style:text-properties officeooo:paragraph-rsid="0284b213"/>
    </style:style>
    <style:style style:name="P393"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officeooo:paragraph-rsid="027dfd2a"/>
    </style:style>
    <style:style style:name="P394"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4.71cm"/>
        </style:tab-stops>
      </style:paragraph-properties>
      <style:text-properties officeooo:paragraph-rsid="02820839"/>
    </style:style>
    <style:style style:name="P395"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191cm"/>
        </style:tab-stops>
      </style:paragraph-properties>
      <style:text-properties officeooo:paragraph-rsid="027dfd2a"/>
    </style:style>
    <style:style style:name="P396" style:family="paragraph" style:parent-style-name="Text_20_body">
      <loext:graphic-properties draw:fill="none"/>
      <style:paragraph-properties fo:margin-left="1.401cm" fo:margin-right="0cm" fo:margin-top="0cm" fo:margin-bottom="0cm" loext:contextual-spacing="false" fo:line-height="100%" fo:text-align="start" style:justify-single-word="false" fo:text-indent="0cm" style:auto-text-indent="false" fo:background-color="transparent">
        <style:tab-stops>
          <style:tab-stop style:position="1.296cm"/>
          <style:tab-stop style:position="6.191cm"/>
        </style:tab-stops>
      </style:paragraph-properties>
      <style:text-properties officeooo:paragraph-rsid="0284b213"/>
    </style:style>
    <style:style style:name="P397" style:family="paragraph" style:parent-style-name="Heading_20_1">
      <style:text-properties officeooo:paragraph-rsid="01ad6b16"/>
    </style:style>
    <style:style style:name="P398" style:family="paragraph" style:parent-style-name="Heading_20_1">
      <style:text-properties officeooo:rsid="01d1bdb8" officeooo:paragraph-rsid="01d1bdb8"/>
    </style:style>
    <style:style style:name="P399" style:family="paragraph" style:parent-style-name="Heading_20_1">
      <style:text-properties officeooo:paragraph-rsid="0254694a"/>
    </style:style>
    <style:style style:name="P400" style:family="paragraph" style:parent-style-name="Heading_20_1">
      <style:paragraph-properties fo:text-align="center" style:justify-single-word="false"/>
      <style:text-properties officeooo:rsid="01a9497a" officeooo:paragraph-rsid="01a9497a"/>
    </style:style>
    <style:style style:name="P401" style:family="paragraph" style:parent-style-name="Heading_20_1">
      <loext:graphic-properties draw:fill="none" draw:fill-color="#729fcf"/>
      <style:paragraph-properties fo:margin-top="0cm" fo:margin-bottom="0.25cm" loext:contextual-spacing="false" style:register-true="true" fo:background-color="transparent">
        <style:tab-stops/>
      </style:paragraph-properties>
      <style:text-properties officeooo:paragraph-rsid="0014da5e"/>
    </style:style>
    <style:style style:name="P402"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07293c"/>
    </style:style>
    <style:style style:name="P403"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style>
    <style:style style:name="P404"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21b7fd"/>
    </style:style>
    <style:style style:name="P405"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491eee"/>
    </style:style>
    <style:style style:name="P406"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fddc7a"/>
    </style:style>
    <style:style style:name="P407" style:family="paragraph" style:parent-style-name="Heading_20_1">
      <loext:graphic-properties draw:fill="none" draw:fill-color="#729fcf"/>
      <style:paragraph-properties fo:margin-left="0.499cm" fo:margin-right="0cm" fo:margin-top="0cm" fo:margin-bottom="0.25cm" loext:contextual-spacing="false" style:register-true="true" fo:text-indent="-1cm" style:auto-text-indent="false" fo:background-color="transparent">
        <style:tab-stops/>
      </style:paragraph-properties>
      <style:text-properties officeooo:paragraph-rsid="009fa664"/>
    </style:style>
    <style:style style:name="P408" style:family="paragraph" style:parent-style-name="Heading_20_1" style:master-page-name="">
      <loext:graphic-properties draw:fill="none" draw:fill-color="#729fcf"/>
      <style:paragraph-properties fo:margin-left="0.499cm" fo:margin-right="0cm" fo:margin-top="0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409" style:family="paragraph" style:parent-style-name="Heading_20_1" style:master-page-name="">
      <loext:graphic-properties draw:fill="none" draw:fill-color="#729fcf"/>
      <style:paragraph-properties fo:margin-left="0.499cm" fo:margin-right="-0.7cm" fo:margin-top="0.4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410" style:family="paragraph" style:parent-style-name="Heading_20_3">
      <style:text-properties officeooo:paragraph-rsid="0014da5e"/>
    </style:style>
    <style:style style:name="P411" style:family="paragraph" style:parent-style-name="Heading_20_3">
      <style:text-properties officeooo:paragraph-rsid="0016f613"/>
    </style:style>
    <style:style style:name="P412" style:family="paragraph" style:parent-style-name="Heading_20_3">
      <style:text-properties officeooo:paragraph-rsid="006987fe"/>
    </style:style>
    <style:style style:name="P413" style:family="paragraph" style:parent-style-name="Heading_20_3">
      <style:text-properties officeooo:paragraph-rsid="024e71f4"/>
    </style:style>
    <style:style style:name="P414" style:family="paragraph" style:parent-style-name="Heading_20_3">
      <style:text-properties officeooo:paragraph-rsid="006fefa2"/>
    </style:style>
    <style:style style:name="P415" style:family="paragraph" style:parent-style-name="Heading_20_3" style:master-page-name="">
      <style:paragraph-properties fo:margin-top="0.499cm" fo:margin-bottom="0.011cm" loext:contextual-spacing="false" style:page-number="auto"/>
    </style:style>
    <style:style style:name="P416" style:family="paragraph" style:parent-style-name="Heading_20_3" style:master-page-name="">
      <style:paragraph-properties style:page-number="auto"/>
      <style:text-properties officeooo:paragraph-rsid="01474ab9"/>
    </style:style>
    <style:style style:name="P417" style:family="paragraph" style:parent-style-name="Text_20_body" style:list-style-name="L1"/>
    <style:style style:name="P418" style:family="paragraph" style:parent-style-name="Text_20_body" style:list-style-name="L1">
      <style:text-properties officeooo:paragraph-rsid="009fa664"/>
    </style:style>
    <style:style style:name="P419" style:family="paragraph" style:parent-style-name="Text_20_body" style:list-style-name="L2">
      <style:text-properties officeooo:paragraph-rsid="0014da5e"/>
    </style:style>
    <style:style style:name="P420" style:family="paragraph" style:parent-style-name="Text_20_body" style:list-style-name="L4"/>
    <style:style style:name="P421" style:family="paragraph" style:parent-style-name="Text_20_body" style:list-style-name="L4">
      <style:text-properties officeooo:paragraph-rsid="001ea6a3"/>
    </style:style>
    <style:style style:name="P422" style:family="paragraph" style:parent-style-name="Text_20_body" style:list-style-name="L5"/>
    <style:style style:name="P423" style:family="paragraph" style:parent-style-name="Text_20_body" style:list-style-name="L5">
      <style:text-properties officeooo:paragraph-rsid="009fdb16"/>
    </style:style>
    <style:style style:name="P424" style:family="paragraph" style:parent-style-name="Text_20_body" style:list-style-name="L6"/>
    <style:style style:name="P425" style:family="paragraph" style:parent-style-name="Text_20_body" style:list-style-name="L8"/>
    <style:style style:name="P426" style:family="paragraph" style:parent-style-name="Text_20_body" style:list-style-name="L8">
      <style:text-properties officeooo:paragraph-rsid="002a87da"/>
    </style:style>
    <style:style style:name="P427" style:family="paragraph" style:parent-style-name="Text_20_body" style:list-style-name="L1">
      <style:text-properties officeooo:rsid="0159f526" officeooo:paragraph-rsid="0159f526"/>
    </style:style>
    <style:style style:name="P428" style:family="paragraph" style:parent-style-name="Text_20_body" style:list-style-name="L10"/>
    <style:style style:name="P429" style:family="paragraph" style:parent-style-name="Text_20_body" style:list-style-name="L11"/>
    <style:style style:name="P430" style:family="paragraph" style:parent-style-name="Text_20_body" style:list-style-name="L12"/>
    <style:style style:name="P431" style:family="paragraph" style:parent-style-name="Text_20_body" style:list-style-name="L12">
      <style:text-properties officeooo:paragraph-rsid="02472347"/>
    </style:style>
    <style:style style:name="P432" style:family="paragraph" style:parent-style-name="Text_20_body" style:list-style-name="L12">
      <style:text-properties officeooo:rsid="000ace97" officeooo:paragraph-rsid="000ace97"/>
    </style:style>
    <style:style style:name="P433" style:family="paragraph" style:parent-style-name="Text_20_body" style:list-style-name="L14"/>
    <style:style style:name="P434" style:family="paragraph" style:parent-style-name="Text_20_body" style:list-style-name="L16"/>
    <style:style style:name="P435" style:family="paragraph" style:parent-style-name="Text_20_body" style:list-style-name="L19"/>
    <style:style style:name="P436" style:family="paragraph" style:parent-style-name="Text_20_body" style:list-style-name="L20"/>
    <style:style style:name="P437" style:family="paragraph" style:parent-style-name="Text_20_body" style:list-style-name="L23">
      <style:text-properties officeooo:paragraph-rsid="01964ca6"/>
    </style:style>
    <style:style style:name="P438" style:family="paragraph" style:parent-style-name="Text_20_body" style:list-style-name="L23">
      <style:text-properties officeooo:paragraph-rsid="019743dc"/>
    </style:style>
    <style:style style:name="P439" style:family="paragraph" style:parent-style-name="Text_20_body" style:list-style-name="L23">
      <style:text-properties officeooo:paragraph-rsid="019c9fab"/>
    </style:style>
    <style:style style:name="P440" style:family="paragraph" style:parent-style-name="Text_20_body" style:list-style-name="L26"/>
    <style:style style:name="P441" style:family="paragraph" style:parent-style-name="Text_20_body" style:list-style-name="L27"/>
    <style:style style:name="P442" style:family="paragraph" style:parent-style-name="Text_20_body" style:list-style-name="L28"/>
    <style:style style:name="P443" style:family="paragraph" style:parent-style-name="Text_20_body" style:list-style-name="L30"/>
    <style:style style:name="P444" style:family="paragraph" style:parent-style-name="Text_20_body" style:list-style-name="L30">
      <style:text-properties officeooo:paragraph-rsid="016bf4bb"/>
    </style:style>
    <style:style style:name="P445" style:family="paragraph" style:parent-style-name="Text_20_body" style:list-style-name="L32"/>
    <style:style style:name="P446" style:family="paragraph" style:parent-style-name="Text_20_body" style:list-style-name="L1">
      <style:paragraph-properties fo:margin-top="0cm" fo:margin-bottom="0cm" loext:contextual-spacing="false"/>
    </style:style>
    <style:style style:name="P447" style:family="paragraph" style:parent-style-name="Text_20_body" style:list-style-name="L1">
      <style:paragraph-properties fo:margin-top="0cm" fo:margin-bottom="0cm" loext:contextual-spacing="false"/>
      <style:text-properties officeooo:rsid="011f4214" officeooo:paragraph-rsid="011f4214"/>
    </style:style>
    <style:style style:name="P448" style:family="paragraph" style:parent-style-name="Text_20_body" style:list-style-name="L7">
      <style:paragraph-properties fo:margin-top="0cm" fo:margin-bottom="0cm" loext:contextual-spacing="false"/>
      <style:text-properties officeooo:rsid="0021b7fd" officeooo:paragraph-rsid="0021b7fd"/>
    </style:style>
    <style:style style:name="P449" style:family="paragraph" style:parent-style-name="Text_20_body" style:list-style-name="L7">
      <style:paragraph-properties fo:margin-top="0cm" fo:margin-bottom="0cm" loext:contextual-spacing="false"/>
      <style:text-properties officeooo:paragraph-rsid="0021b7fd"/>
    </style:style>
    <style:style style:name="P450" style:family="paragraph" style:parent-style-name="Text_20_body" style:list-style-name="L35">
      <style:paragraph-properties fo:margin-top="0cm" fo:margin-bottom="0cm" loext:contextual-spacing="false" fo:text-align="start" style:justify-single-word="false"/>
      <style:text-properties style:font-name="FreeSerif" fo:font-size="10pt" officeooo:paragraph-rsid="01a9b9ab" style:font-size-asian="10pt" style:font-size-complex="10pt"/>
    </style:style>
    <style:style style:name="P451" style:family="paragraph" style:parent-style-name="Text_20_body" style:list-style-name="L35">
      <style:paragraph-properties fo:margin-top="0cm" fo:margin-bottom="0cm" loext:contextual-spacing="false"/>
      <style:text-properties style:font-name="FreeSerif" fo:font-size="10pt" style:font-size-asian="10pt" style:font-size-complex="10pt"/>
    </style:style>
    <style:style style:name="P452" style:family="paragraph" style:parent-style-name="Text_20_body" style:list-style-name="L35">
      <style:paragraph-properties fo:margin-top="0cm" fo:margin-bottom="0cm" loext:contextual-spacing="false"/>
      <style:text-properties style:font-name="FreeSerif" fo:font-size="10pt" officeooo:paragraph-rsid="01f245ab" style:font-size-asian="10pt" style:font-size-complex="10pt"/>
    </style:style>
    <style:style style:name="P453" style:family="paragraph" style:parent-style-name="Text_20_body" style:list-style-name="L36">
      <style:paragraph-properties fo:margin-top="0cm" fo:margin-bottom="0cm" loext:contextual-spacing="false"/>
      <style:text-properties style:font-name="FreeSerif" fo:font-size="10pt" style:font-size-asian="10pt" style:font-size-complex="10pt"/>
    </style:style>
    <style:style style:name="P454" style:family="paragraph" style:parent-style-name="Text_20_body" style:list-style-name="L36">
      <style:paragraph-properties fo:margin-top="0cm" fo:margin-bottom="0cm" loext:contextual-spacing="false"/>
      <style:text-properties style:font-name="FreeSerif" fo:font-size="10pt" officeooo:paragraph-rsid="01f245ab" style:font-size-asian="10pt" style:font-size-complex="10pt"/>
    </style:style>
    <style:style style:name="P455" style:family="paragraph" style:parent-style-name="Text_20_body" style:list-style-name="L2"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14da5e"/>
    </style:style>
    <style:style style:name="P456" style:family="paragraph" style:parent-style-name="Text_20_body">
      <loext:graphic-properties draw:fill="none"/>
      <style:paragraph-properties fo:margin-left="0cm" fo:margin-right="0cm" fo:margin-top="0.25cm" fo:margin-bottom="0cm" loext:contextual-spacing="false" fo:line-height="115%" fo:text-indent="0cm" style:auto-text-indent="false" fo:background-color="transparent"/>
      <style:text-properties officeooo:paragraph-rsid="0284be40"/>
    </style:style>
    <style:style style:name="P457" style:family="paragraph" style:parent-style-name="Text_20_body">
      <loext:graphic-properties draw:fill="none"/>
      <style:paragraph-properties fo:margin-left="0cm" fo:margin-right="0cm" fo:margin-top="0.25cm" fo:margin-bottom="0cm" loext:contextual-spacing="false" fo:line-height="115%" fo:text-indent="0cm" style:auto-text-indent="false" fo:background-color="transparent"/>
      <style:text-properties officeooo:paragraph-rsid="0284e582"/>
    </style:style>
    <style:style style:name="P458"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09c86b1"/>
    </style:style>
    <style:style style:name="P459" style:family="paragraph" style:parent-style-name="Text_20_body" style:list-style-name="L1">
      <style:paragraph-properties fo:margin-top="0.199cm" fo:margin-bottom="0cm" loext:contextual-spacing="false"/>
    </style:style>
    <style:style style:name="P460" style:family="paragraph" style:parent-style-name="Text_20_body" style:list-style-name="L3" style:master-page-name="">
      <loext:graphic-properties draw:fill="none"/>
      <style:paragraph-properties fo:margin-left="1.3cm" fo:margin-right="0cm" fo:margin-top="0.25cm" fo:margin-bottom="0cm" loext:contextual-spacing="false" fo:line-height="115%" fo:text-indent="-0.7cm" style:auto-text-indent="false" style:page-number="auto" fo:background-color="transparent"/>
      <style:text-properties officeooo:rsid="018f50aa" officeooo:paragraph-rsid="018f50aa"/>
    </style:style>
    <style:style style:name="P461"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style>
    <style:style style:name="P462" style:family="paragraph" style:parent-style-name="Text_20_body" style:list-style-name="L13"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bfa13"/>
    </style:style>
    <style:style style:name="P463"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6fefa2"/>
    </style:style>
    <style:style style:name="P464" style:family="paragraph" style:parent-style-name="Text_20_body" style:list-style-name="L15"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71e184"/>
    </style:style>
    <style:style style:name="P465" style:family="paragraph" style:parent-style-name="Text_20_body" style:list-style-name="L17"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4.419cm"/>
        </style:tab-stops>
      </style:paragraph-properties>
      <style:text-properties officeooo:paragraph-rsid="022b8b8e"/>
    </style:style>
    <style:style style:name="P466"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987fe"/>
    </style:style>
    <style:style style:name="P467"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fefa2"/>
    </style:style>
    <style:style style:name="P468" style:family="paragraph" style:parent-style-name="Text_20_body" style:list-style-name="L17">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22b8b8e"/>
    </style:style>
    <style:style style:name="P469"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ab-stops>
          <style:tab-stop style:position="1.244cm"/>
        </style:tab-stops>
      </style:paragraph-properties>
      <style:text-properties officeooo:rsid="00793638" officeooo:paragraph-rsid="00793638"/>
    </style:style>
    <style:style style:name="P470"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58155e"/>
    </style:style>
    <style:style style:name="P471"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15ef61"/>
    </style:style>
    <style:style style:name="P472" style:family="paragraph" style:parent-style-name="Text_20_body" style:list-style-name="L1" style:master-page-name="">
      <loext:graphic-properties draw:fill="none"/>
      <style:paragraph-properties fo:margin-left="1.3cm" fo:margin-right="0cm" fo:margin-top="0cm" fo:margin-bottom="0.15cm" loext:contextual-spacing="false" fo:line-height="115%" fo:text-indent="-1.3cm" style:auto-text-indent="false" style:page-number="auto" fo:background-color="transparent"/>
      <style:text-properties officeooo:paragraph-rsid="017fe7c0"/>
    </style:style>
    <style:style style:name="P473"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7fe7c0"/>
    </style:style>
    <style:style style:name="P474"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81ae79"/>
    </style:style>
    <style:style style:name="P475" style:family="paragraph" style:parent-style-name="Text_20_body" style:list-style-name="L1">
      <loext:graphic-properties draw:fill="none"/>
      <style:paragraph-properties fo:margin-left="1.3cm" fo:margin-right="0cm" fo:margin-top="0.15cm" fo:margin-bottom="0cm" loext:contextual-spacing="false" fo:line-height="115%" fo:text-indent="-1.3cm" style:auto-text-indent="false" fo:background-color="transparent"/>
      <style:text-properties officeooo:paragraph-rsid="00eb1f82"/>
    </style:style>
    <style:style style:name="P476"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098461"/>
    </style:style>
    <style:style style:name="P477"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3b8e11"/>
    </style:style>
    <style:style style:name="P478" style:family="paragraph" style:parent-style-name="Text_20_body" style:list-style-name="L21">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79" style:family="paragraph" style:parent-style-name="Text_20_body" style:list-style-name="L22">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80" style:family="paragraph" style:parent-style-name="Text_20_body" style:list-style-name="L24" style:master-page-name="">
      <loext:graphic-properties draw:fill="none"/>
      <style:paragraph-properties fo:margin-left="1.3cm" fo:margin-right="0cm" fo:margin-top="0.199cm" fo:margin-bottom="0.15cm" loext:contextual-spacing="false" fo:line-height="115%" fo:text-indent="-1.3cm" style:auto-text-indent="false" style:page-number="auto" fo:background-color="transparent"/>
      <style:text-properties officeooo:paragraph-rsid="01098461"/>
    </style:style>
    <style:style style:name="P481" style:family="paragraph" style:parent-style-name="Text_20_body" style:list-style-name="L24">
      <loext:graphic-properties draw:fill="none"/>
      <style:paragraph-properties fo:margin-left="1.3cm" fo:margin-right="0cm" fo:margin-top="0.199cm" fo:margin-bottom="0.15cm" loext:contextual-spacing="false" fo:line-height="115%" fo:text-indent="-1.3cm" style:auto-text-indent="false" fo:background-color="transparent"/>
      <style:text-properties officeooo:paragraph-rsid="010e7c01"/>
    </style:style>
    <style:style style:name="P482"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3c0ab5"/>
    </style:style>
    <style:style style:name="P483"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43b3a7"/>
    </style:style>
    <style:style style:name="P484" style:family="paragraph" style:parent-style-name="Text_20_body" style:list-style-name="L29" style:master-page-name="">
      <loext:graphic-properties draw:fill="none"/>
      <style:paragraph-properties fo:margin-left="1.3cm" fo:margin-right="0cm" fo:margin-top="0cm" fo:margin-bottom="0cm" loext:contextual-spacing="false" fo:line-height="115%" fo:text-indent="-1.3cm" style:auto-text-indent="false" style:page-number="auto" fo:background-color="transparent">
        <style:tab-stops/>
      </style:paragraph-properties>
      <style:text-properties officeooo:paragraph-rsid="016f7133"/>
    </style:style>
    <style:style style:name="P485" style:family="paragraph" style:parent-style-name="Text_20_body" style:list-style-name="L9" style:master-page-name="">
      <loext:graphic-properties draw:fill="none"/>
      <style:paragraph-properties fo:margin-left="1.251cm" fo:margin-right="0cm" fo:margin-top="0cm" fo:margin-bottom="0cm" loext:contextual-spacing="false" fo:line-height="115%" fo:text-indent="-1.251cm" style:auto-text-indent="false" style:page-number="auto" fo:background-color="transparent">
        <style:tab-stops/>
      </style:paragraph-properties>
      <style:text-properties officeooo:paragraph-rsid="005c5275"/>
    </style:style>
    <style:style style:name="P486"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c5275"/>
    </style:style>
    <style:style style:name="P487"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9844e2"/>
    </style:style>
    <style:style style:name="P488"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9b320"/>
    </style:style>
    <style:style style:name="P489"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bfa13"/>
    </style:style>
    <style:style style:name="P490"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dfd8a"/>
    </style:style>
    <style:style style:name="P491" style:family="paragraph" style:parent-style-name="Text_20_body" style:list-style-name="L13" style:master-page-name="">
      <loext:graphic-properties draw:fill="none"/>
      <style:paragraph-properties fo:margin-left="1.3cm" fo:margin-right="-1.199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dfd8a"/>
    </style:style>
    <style:style style:name="P492" style:family="paragraph" style:parent-style-name="Text_20_body" style:list-style-name="L18" style:master-page-name="">
      <loext:graphic-properties draw:fill="none"/>
      <style:paragraph-properties fo:margin-left="1.9cm" fo:margin-right="0cm" fo:margin-top="0.25cm" fo:margin-bottom="0cm" loext:contextual-spacing="false" fo:line-height="115%" fo:text-indent="-0.6cm" style:auto-text-indent="false" style:page-number="auto" fo:background-color="transparent"/>
    </style:style>
    <style:style style:name="P493" style:family="paragraph" style:parent-style-name="Text_20_body" style:list-style-name="L18">
      <loext:graphic-properties draw:fill="none"/>
      <style:paragraph-properties fo:margin-left="1.9cm" fo:margin-right="0cm" fo:margin-top="0.25cm" fo:margin-bottom="0cm" loext:contextual-spacing="false" fo:line-height="115%" fo:text-indent="-0.6cm" style:auto-text-indent="false" fo:background-color="transparent"/>
    </style:style>
    <style:style style:name="P494"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41dbbe"/>
    </style:style>
    <style:style style:name="P495"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381c60"/>
    </style:style>
    <style:style style:name="P496" style:family="paragraph" style:parent-style-name="Text_20_body" style:list-style-name="L25" style:master-page-name="">
      <loext:graphic-properties draw:fill="none"/>
      <style:paragraph-properties fo:margin-left="2.499cm" fo:margin-right="0cm" fo:margin-top="0cm" fo:margin-bottom="0cm" loext:contextual-spacing="false" fo:line-height="115%" fo:text-indent="-0.6cm" style:auto-text-indent="false" style:page-number="auto" fo:background-color="transparent" fo:keep-with-next="always"/>
      <style:text-properties officeooo:paragraph-rsid="01399918"/>
    </style:style>
    <style:style style:name="P497" style:family="paragraph" style:parent-style-name="Text_20_body" style:list-style-name="L25">
      <loext:graphic-properties draw:fill="none"/>
      <style:paragraph-properties fo:margin-left="2.499cm" fo:margin-right="0cm" fo:margin-top="0cm" fo:margin-bottom="0cm" loext:contextual-spacing="false" fo:line-height="115%" fo:text-indent="-0.6cm" style:auto-text-indent="false" fo:background-color="transparent" fo:keep-with-next="always"/>
      <style:text-properties officeooo:paragraph-rsid="01365447"/>
    </style:style>
    <style:style style:name="P498" style:family="paragraph" style:parent-style-name="Text_20_body" style:list-style-name="L31">
      <style:paragraph-properties fo:margin-top="0.15cm" fo:margin-bottom="0cm" loext:contextual-spacing="false"/>
    </style:style>
    <style:style style:name="P499" style:family="paragraph" style:parent-style-name="Text_20_body" style:list-style-name="L33" style:master-page-name="">
      <loext:graphic-properties draw:fill="none"/>
      <style:paragraph-properties fo:margin-left="1.3cm" fo:margin-right="0cm" fo:margin-top="0cm" fo:margin-bottom="0cm" loext:contextual-spacing="false" fo:line-height="115%" fo:text-indent="-0.9cm" style:auto-text-indent="false" style:page-number="auto" fo:background-color="transparent">
        <style:tab-stops/>
      </style:paragraph-properties>
      <style:text-properties officeooo:paragraph-rsid="01e3131c"/>
    </style:style>
    <style:style style:name="P500" style:family="paragraph" style:parent-style-name="Text_20_body" style:list-style-name="L34">
      <style:paragraph-properties fo:margin-top="0.25cm" fo:margin-bottom="0cm" loext:contextual-spacing="false"/>
    </style:style>
    <style:style style:name="P501" style:family="paragraph" style:parent-style-name="Text_20_body" style:master-page-name="Standard">
      <style:paragraph-properties fo:text-align="center" style:justify-single-word="false" style:page-number="auto"/>
      <style:text-properties fo:font-size="16pt" officeooo:rsid="027dbee9" officeooo:paragraph-rsid="027dbee9" style:font-size-asian="16pt" style:font-size-complex="16pt"/>
    </style:style>
    <style:style style:name="P502" style:family="paragraph" style:parent-style-name="Text_20_body" style:list-style-name="L37" style:master-page-name="">
      <loext:graphic-properties draw:fill="none"/>
      <style:paragraph-properties fo:margin-left="1.3cm" fo:margin-right="0cm" fo:margin-top="0.25cm" fo:margin-bottom="0cm" loext:contextual-spacing="false" fo:line-height="115%" fo:text-align="start" style:justify-single-word="false" fo:text-indent="-1cm" style:auto-text-indent="false" style:page-number="auto" fo:background-color="transparent"/>
      <style:text-properties officeooo:rsid="027dbee9" officeooo:paragraph-rsid="027dbee9"/>
    </style:style>
    <style:style style:name="P503" style:family="paragraph" style:parent-style-name="Text_20_body" style:list-style-name="L37" style:master-page-name="">
      <loext:graphic-properties draw:fill="none"/>
      <style:paragraph-properties fo:margin-left="1.3cm" fo:margin-right="0cm" fo:margin-top="0.25cm" fo:margin-bottom="0cm" loext:contextual-spacing="false" fo:line-height="115%" fo:text-align="start" style:justify-single-word="false" fo:text-indent="-1cm" style:auto-text-indent="false" style:page-number="auto" fo:background-color="transparent">
        <style:tab-stops>
          <style:tab-stop style:position="1.296cm"/>
          <style:tab-stop style:position="4.71cm"/>
        </style:tab-stops>
      </style:paragraph-properties>
      <style:text-properties officeooo:rsid="027dbee9" officeooo:paragraph-rsid="02820839"/>
    </style:style>
    <style:style style:name="P504" style:family="paragraph" style:parent-style-name="Text_20_body">
      <loext:graphic-properties draw:fill="none"/>
      <style:paragraph-properties fo:margin-left="1cm" fo:margin-right="0cm" fo:margin-top="0.25cm" fo:margin-bottom="0cm" loext:contextual-spacing="false" fo:line-height="115%" fo:text-indent="-1cm" style:auto-text-indent="false" fo:background-color="transparent"/>
    </style:style>
    <style:style style:name="P505"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25a98d8"/>
    </style:style>
    <style:style style:name="P506" style:family="paragraph" style:parent-style-name="Text_20_body">
      <style:paragraph-properties fo:margin-top="0.45cm" fo:margin-bottom="0cm" loext:contextual-spacing="false"/>
      <style:text-properties officeooo:paragraph-rsid="02861c96"/>
    </style:style>
    <style:style style:name="P5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08" style:family="paragraph">
      <loext:graphic-properties draw:fill="solid" draw:fill-color="#999999"/>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10" style:family="paragraph">
      <loext:graphic-properties draw:fill="solid" draw:fill-color="#cccccc"/>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1" fo:font-size="12pt" fo:hyphenate="false" loext:hyphenation-no-caps="false"/>
    </style:style>
    <style:style style:name="P511" style:family="paragraph">
      <loext:graphic-properties draw:fill="solid" draw:fill-color="#eeeee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loext:hyphenation-no-caps="false"/>
    </style:style>
    <style:style style:name="P512" style:family="paragraph">
      <loext:graphic-properties draw:fill="solid" draw:fill-color="#ffffff"/>
      <style:paragraph-properties style:writing-mode="lr-tb"/>
    </style:style>
    <style:style style:name="T1" style:family="text">
      <style:text-properties fo:color="#000000" style:font-name="FreeSans" fo:font-size="20pt" style:text-underline-style="none" fo:font-weight="normal" style:font-size-asian="20pt" style:font-weight-asian="normal" style:font-size-complex="20pt" style:font-weight-complex="normal"/>
    </style:style>
    <style:style style:name="T2"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style style:name="T5" style:family="text">
      <style:text-properties fo:color="#000000" style:font-name="Droid Sans Mono" fo:font-size="10.5pt" fo:font-weight="normal" officeooo:rsid="0013b968" fo:background-color="#ffffff" loext:char-shading-value="0" style:font-size-asian="10.5pt" style:font-size-complex="10.5pt"/>
    </style:style>
    <style:style style:name="T6" style:family="text">
      <style:text-properties fo:color="#000000" style:font-name="Droid Sans Mono" fo:font-size="12pt" fo:font-weight="normal" fo:background-color="#ffffff" loext:char-shading-value="0" style:font-size-asian="12pt" style:font-size-complex="12pt"/>
    </style:style>
    <style:style style:name="T7" style:family="text">
      <style:text-properties fo:color="#000000" style:font-name="Droid Sans Mono" fo:font-size="12pt" fo:font-weight="normal" officeooo:rsid="0015087e" fo:background-color="#ffffff" loext:char-shading-value="0" style:font-size-asian="12pt" style:font-size-complex="12pt"/>
    </style:style>
    <style:style style:name="T8" style:family="text">
      <style:text-properties fo:color="#000000" style:font-name="Droid Sans Mono" fo:font-size="12pt" fo:font-weight="normal" officeooo:rsid="003baf8c" fo:background-color="#ffffff" loext:char-shading-value="0" style:font-size-asian="12pt" style:font-size-complex="12pt"/>
    </style:style>
    <style:style style:name="T9" style:family="text">
      <style:text-properties fo:color="#000000" style:font-name="Liberation Serif"/>
    </style:style>
    <style:style style:name="T10" style:family="text">
      <style:text-properties fo:color="#000000" style:font-name="Liberation Serif" fo:font-size="12pt" fo:font-weight="normal" fo:background-color="#ffffff" loext:char-shading-value="0" style:font-size-asian="12pt" style:font-size-complex="12pt"/>
    </style:style>
    <style:style style:name="T11" style:family="text">
      <style:text-properties fo:color="#000000" style:font-name="Liberation Serif" fo:font-size="12pt" fo:font-weight="normal" officeooo:rsid="0015087e" fo:background-color="#ffffff" loext:char-shading-value="0" style:font-size-asian="12pt" style:font-size-complex="12pt"/>
    </style:style>
    <style:style style:name="T12" style:family="text">
      <style:text-properties fo:color="#000000" style:font-name="Liberation Serif" fo:font-size="12pt" fo:font-weight="normal" officeooo:rsid="0016f613" fo:background-color="#ffffff" loext:char-shading-value="0" style:font-size-asian="12pt" style:font-size-complex="12pt"/>
    </style:style>
    <style:style style:name="T13" style:family="text">
      <style:text-properties fo:color="#000000" style:font-name="Liberation Serif" fo:font-size="12pt" fo:font-weight="normal" officeooo:rsid="0018fce3" fo:background-color="#ffffff" loext:char-shading-value="0" style:font-size-asian="12pt" style:font-size-complex="12pt"/>
    </style:style>
    <style:style style:name="T14" style:family="text">
      <style:text-properties fo:color="#000000" style:font-name="Liberation Serif" fo:font-size="12pt" fo:font-weight="normal" officeooo:rsid="00631918" fo:background-color="#ffffff" loext:char-shading-value="0" style:font-size-asian="12pt" style:font-size-complex="12pt"/>
    </style:style>
    <style:style style:name="T15" style:family="text">
      <style:text-properties fo:color="#000000" style:font-name="Liberation Serif" fo:font-size="12pt" fo:font-weight="normal" officeooo:rsid="006364a0" fo:background-color="#ffffff" loext:char-shading-value="0" style:font-size-asian="12pt" style:font-size-complex="12pt"/>
    </style:style>
    <style:style style:name="T16" style:family="text">
      <style:text-properties fo:color="#000000" style:font-name="Liberation Serif" fo:font-size="12pt" fo:font-weight="normal" officeooo:rsid="006987fe" fo:background-color="#ffffff" loext:char-shading-value="0" style:font-size-asian="12pt" style:font-size-complex="12pt"/>
    </style:style>
    <style:style style:name="T17" style:family="text">
      <style:text-properties fo:color="#000000" style:font-name="Liberation Serif" fo:font-size="12pt" fo:font-weight="normal" officeooo:rsid="006fefa2" fo:background-color="#ffffff" loext:char-shading-value="0" style:font-size-asian="12pt" style:font-size-complex="12pt"/>
    </style:style>
    <style:style style:name="T18" style:family="text">
      <style:text-properties fo:color="#000000" style:font-name="Liberation Serif" fo:font-size="12pt" fo:font-weight="normal" officeooo:rsid="007067fc" fo:background-color="#ffffff" loext:char-shading-value="0" style:font-size-asian="12pt" style:font-size-complex="12pt"/>
    </style:style>
    <style:style style:name="T19" style:family="text">
      <style:text-properties fo:color="#000000" style:font-name="Liberation Serif" fo:font-size="12pt" fo:font-weight="normal" officeooo:rsid="0071e184" fo:background-color="#ffffff" loext:char-shading-value="0" style:font-size-asian="12pt" style:font-size-complex="12pt"/>
    </style:style>
    <style:style style:name="T20" style:family="text">
      <style:text-properties fo:color="#000000" style:font-name="Liberation Serif" fo:font-size="12pt" fo:font-weight="normal" officeooo:rsid="0073b5b0" fo:background-color="#ffffff" loext:char-shading-value="0" style:font-size-asian="12pt" style:font-size-complex="12pt"/>
    </style:style>
    <style:style style:name="T21" style:family="text">
      <style:text-properties fo:color="#000000" style:font-name="Liberation Serif" fo:font-size="12pt" fo:font-weight="normal" officeooo:rsid="00813493" fo:background-color="#ffffff" loext:char-shading-value="0" style:font-size-asian="12pt" style:font-size-complex="12pt"/>
    </style:style>
    <style:style style:name="T22" style:family="text">
      <style:text-properties fo:color="#000000" style:font-name="Liberation Serif" fo:font-size="10pt" fo:font-weight="normal" officeooo:rsid="0016f613" fo:background-color="#ffffff" loext:char-shading-value="0" style:font-size-asian="10pt" style:font-size-complex="10pt"/>
    </style:style>
    <style:style style:name="T23" style:family="text">
      <style:text-properties fo:color="#000000" style:font-name="Liberation Serif" fo:font-size="10pt" fo:font-weight="normal" officeooo:rsid="0018fce3" fo:background-color="#ffffff" loext:char-shading-value="0" style:font-size-asian="10pt" style:font-size-complex="10pt"/>
    </style:style>
    <style:style style:name="T24" style:family="text">
      <style:text-properties fo:color="#000000" style:font-name="Liberation Serif" officeooo:rsid="027f902f"/>
    </style:style>
    <style:style style:name="T25" style:family="text">
      <style:text-properties fo:color="#000000" style:font-name="Liberation Serif" officeooo:rsid="0280f07a"/>
    </style:style>
    <style:style style:name="T26" style:family="text">
      <style:text-properties fo:color="#000000" style:font-name="Liberation Serif" officeooo:rsid="027dfd2a"/>
    </style:style>
    <style:style style:name="T27" style:family="text">
      <style:text-properties fo:color="#000000" style:font-name="Liberation Serif" officeooo:rsid="0284b213"/>
    </style:style>
    <style:style style:name="T28" style:family="text">
      <style:text-properties fo:color="#000000" fo:font-size="12pt" officeooo:rsid="0014da5e" style:font-size-asian="12pt" style:font-size-complex="12pt"/>
    </style:style>
    <style:style style:name="T29" style:family="text">
      <style:text-properties fo:color="#000000" fo:font-size="12pt" officeooo:rsid="0015087e" style:font-size-asian="12pt" style:font-size-complex="12pt"/>
    </style:style>
    <style:style style:name="T30" style:family="text">
      <style:text-properties fo:color="#000000" fo:font-size="12pt" officeooo:rsid="0013b968" style:font-size-asian="12pt" style:font-size-complex="12pt"/>
    </style:style>
    <style:style style:name="T31" style:family="text">
      <style:text-properties fo:color="#000000" style:font-name="Liberation Mono1" fo:font-size="12pt" fo:font-weight="normal" fo:background-color="#ffffff" loext:char-shading-value="0" style:font-size-asian="12pt" style:font-size-complex="12pt"/>
    </style:style>
    <style:style style:name="T32" style:family="text">
      <style:text-properties fo:color="#000000" style:font-name="Liberation Mono1" fo:font-size="12pt" fo:font-weight="normal" officeooo:rsid="0047db83" fo:background-color="#ffffff" loext:char-shading-value="0" style:font-size-asian="12pt" style:font-size-complex="12pt"/>
    </style:style>
    <style:style style:name="T33" style:family="text">
      <style:text-properties fo:color="#000000" style:font-name="Liberation Mono1" fo:font-size="12pt" fo:font-weight="normal" officeooo:rsid="006364a0" fo:background-color="#ffffff" loext:char-shading-value="0" style:font-size-asian="12pt" style:font-size-complex="12pt"/>
    </style:style>
    <style:style style:name="T34" style:family="text">
      <style:text-properties fo:color="#000000" style:font-name="Liberation Mono1" fo:font-size="12pt" fo:font-weight="normal" officeooo:rsid="0015087e" fo:background-color="#ffffff" loext:char-shading-value="0" style:font-size-asian="12pt" style:font-size-complex="12pt"/>
    </style:style>
    <style:style style:name="T35" style:family="text">
      <style:text-properties fo:color="#000000" style:font-name="Liberation Mono1" fo:font-size="12pt" fo:font-weight="normal" officeooo:rsid="003baf8c" fo:background-color="#ffffff" loext:char-shading-value="0" style:font-size-asian="12pt" style:font-size-complex="12pt"/>
    </style:style>
    <style:style style:name="T36" style:family="text">
      <style:text-properties fo:color="#000000" style:font-name="Liberation Mono1" fo:font-size="12pt" fo:font-weight="normal" officeooo:rsid="006fefa2" fo:background-color="#ffffff" loext:char-shading-value="0" style:font-size-asian="12pt" style:font-size-complex="12pt"/>
    </style:style>
    <style:style style:name="T37" style:family="text">
      <style:text-properties fo:color="#000000" style:font-name="Liberation Mono1" fo:font-size="12pt" fo:font-weight="normal" officeooo:rsid="007067fc" fo:background-color="#ffffff" loext:char-shading-value="0" style:font-size-asian="12pt" style:font-size-complex="12pt"/>
    </style:style>
    <style:style style:name="T38" style:family="text">
      <style:text-properties fo:color="#000000" style:font-name="Liberation Mono1" fo:font-size="12pt" fo:font-weight="normal" officeooo:rsid="0071e184" fo:background-color="#ffffff" loext:char-shading-value="0" style:font-size-asian="12pt" style:font-size-complex="12pt"/>
    </style:style>
    <style:style style:name="T39" style:family="text">
      <style:text-properties fo:color="#000000" style:font-name="Liberation Mono1" fo:font-size="12pt" fo:font-style="italic" fo:font-weight="normal" officeooo:rsid="00479426" fo:background-color="#ffffff" loext:char-shading-value="0" style:font-size-asian="12pt" style:font-style-asian="italic" style:font-size-complex="12pt" style:font-style-complex="italic"/>
    </style:style>
    <style:style style:name="T40" style:family="text">
      <style:text-properties fo:color="#000000" style:font-name="Liberation Mono1" fo:font-size="12pt" fo:font-style="italic" fo:font-weight="normal" officeooo:rsid="00491eee" fo:background-color="#ffffff" loext:char-shading-value="0" style:font-size-asian="12pt" style:font-style-asian="italic" style:font-size-complex="12pt" style:font-style-complex="italic"/>
    </style:style>
    <style:style style:name="T41" style:family="text">
      <style:text-properties fo:color="#000000" style:font-name="Liberation Mono1" fo:font-size="12pt" fo:font-style="italic" fo:font-weight="normal" officeooo:rsid="006364a0" fo:background-color="#ffffff" loext:char-shading-value="0" style:font-size-asian="12pt" style:font-style-asian="italic" style:font-size-complex="12pt" style:font-style-complex="italic"/>
    </style:style>
    <style:style style:name="T42" style:family="text">
      <style:text-properties fo:color="#000000" style:font-name="Liberation Mono1" fo:font-size="12pt" style:text-underline-style="none" fo:font-weight="normal" officeooo:rsid="000ace97" fo:background-color="#ffffff" loext:char-shading-value="0" style:font-size-asian="12pt" style:font-size-complex="12pt"/>
    </style:style>
    <style:style style:name="T43" style:family="text">
      <style:text-properties fo:color="#000000" style:font-name="Liberation Mono1" fo:font-size="12pt" fo:font-style="normal" fo:font-weight="normal" officeooo:rsid="00479426" fo:background-color="#ffffff" loext:char-shading-value="0" style:font-size-asian="12pt" style:font-style-asian="normal" style:font-size-complex="12pt" style:font-style-complex="normal"/>
    </style:style>
    <style:style style:name="T44" style:family="text">
      <style:text-properties fo:color="#000000" style:font-name="Liberation Mono1" officeooo:rsid="0284b213"/>
    </style:style>
    <style:style style:name="T45" style:family="text">
      <style:text-properties fo:color="#000000" style:font-name="FreeMono" fo:font-size="12pt" fo:font-weight="bold" officeooo:rsid="0073b5b0" fo:background-color="#ffffff" loext:char-shading-value="0" style:font-size-asian="12pt" style:font-weight-asian="bold" style:font-size-complex="12pt" style:font-weight-complex="bold"/>
    </style:style>
    <style:style style:name="T46" style:family="text">
      <style:text-properties fo:color="#000000" style:font-name="FreeMono" fo:font-size="12pt" style:text-underline-style="none" fo:font-weight="bold" officeooo:rsid="0066b628" style:font-size-asian="12pt" style:font-weight-asian="bold" style:font-size-complex="12pt" style:font-weight-complex="bold"/>
    </style:style>
    <style:style style:name="T47" style:family="text">
      <style:text-properties fo:color="#000000" style:font-name="FreeMono" style:text-underline-style="none" fo:font-weight="bold" style:font-weight-asian="bold" style:font-weight-complex="bold"/>
    </style:style>
    <style:style style:name="T48" style:family="text">
      <style:text-properties officeooo:rsid="000cb412"/>
    </style:style>
    <style:style style:name="T49" style:family="text">
      <style:text-properties officeooo:rsid="000e3a8c"/>
    </style:style>
    <style:style style:name="T50" style:family="text">
      <style:text-properties fo:font-style="italic" officeooo:rsid="002cce11" style:font-style-asian="italic" style:font-style-complex="italic"/>
    </style:style>
    <style:style style:name="T51" style:family="text">
      <style:text-properties fo:font-style="italic" officeooo:rsid="0016f613" style:font-style-asian="italic" style:font-style-complex="italic"/>
    </style:style>
    <style:style style:name="T52" style:family="text">
      <style:text-properties fo:font-style="italic" officeooo:rsid="0018fce3" style:font-style-asian="italic" style:font-style-complex="italic"/>
    </style:style>
    <style:style style:name="T53" style:family="text">
      <style:text-properties fo:font-style="italic" officeooo:rsid="0084279d" style:font-style-asian="italic" style:font-style-complex="italic"/>
    </style:style>
    <style:style style:name="T54" style:family="text">
      <style:text-properties fo:font-style="italic" officeooo:rsid="00a18c4c" style:font-style-asian="italic" style:font-style-complex="italic"/>
    </style:style>
    <style:style style:name="T55" style:family="text">
      <style:text-properties fo:font-style="italic" officeooo:rsid="00bc405f" style:font-style-asian="italic" style:font-style-complex="italic"/>
    </style:style>
    <style:style style:name="T56" style:family="text">
      <style:text-properties fo:font-style="italic" officeooo:rsid="001785c6" style:font-style-asian="italic" style:font-style-complex="italic"/>
    </style:style>
    <style:style style:name="T57" style:family="text">
      <style:text-properties fo:font-style="italic" officeooo:rsid="0115624b" style:font-style-asian="italic" style:font-style-complex="italic"/>
    </style:style>
    <style:style style:name="T58" style:family="text">
      <style:text-properties fo:font-style="italic" officeooo:rsid="00426164" style:font-style-asian="italic" style:font-style-complex="italic"/>
    </style:style>
    <style:style style:name="T59" style:family="text">
      <style:text-properties fo:font-style="italic" officeooo:rsid="011fce72" style:font-style-asian="italic" style:font-style-complex="italic"/>
    </style:style>
    <style:style style:name="T60" style:family="text">
      <style:text-properties fo:font-style="italic" officeooo:rsid="0173998d" style:font-style-asian="italic" style:font-style-complex="italic"/>
    </style:style>
    <style:style style:name="T61" style:family="text">
      <style:text-properties fo:font-style="italic" officeooo:rsid="01d400c3" style:font-style-asian="italic" style:font-style-complex="italic"/>
    </style:style>
    <style:style style:name="T62" style:family="text">
      <style:text-properties fo:font-style="italic" officeooo:rsid="01dfca96" style:font-style-asian="italic" style:font-style-complex="italic"/>
    </style:style>
    <style:style style:name="T63" style:family="text">
      <style:text-properties fo:font-style="italic" officeooo:rsid="0224adca" style:font-style-asian="italic" style:font-style-complex="italic"/>
    </style:style>
    <style:style style:name="T64" style:family="text">
      <style:text-properties fo:font-style="italic" officeooo:rsid="0284be40" style:font-style-asian="italic" style:font-style-complex="italic"/>
    </style:style>
    <style:style style:name="T65" style:family="text">
      <style:text-properties fo:font-style="italic" fo:font-weight="normal" fo:background-color="#ffffff" loext:char-shading-value="0" style:font-style-asian="italic" style:font-style-complex="italic"/>
    </style:style>
    <style:style style:name="T66" style:family="text">
      <style:text-properties fo:font-style="italic" fo:font-weight="normal" officeooo:rsid="0014da5e" fo:background-color="#ffffff" loext:char-shading-value="0" style:font-style-asian="italic" style:font-style-complex="italic"/>
    </style:style>
    <style:style style:name="T67" style:family="text">
      <style:text-properties fo:font-style="italic" fo:font-weight="normal" officeooo:rsid="003ce700" fo:background-color="#ffffff" loext:char-shading-value="0" style:font-style-asian="italic" style:font-style-complex="italic"/>
    </style:style>
    <style:style style:name="T68" style:family="text">
      <style:text-properties fo:font-style="italic" fo:font-weight="normal" officeooo:rsid="007bd84c" style:font-style-asian="italic" style:font-weight-asian="normal" style:font-style-complex="italic" style:font-weight-complex="normal"/>
    </style:style>
    <style:style style:name="T69" style:family="text">
      <style:text-properties officeooo:rsid="00117454"/>
    </style:style>
    <style:style style:name="T70" style:family="text">
      <style:text-properties style:font-name="Liberation Mono1"/>
    </style:style>
    <style:style style:name="T71" style:family="text">
      <style:text-properties style:font-name="Liberation Mono1" fo:font-style="italic" style:font-style-asian="italic" style:font-style-complex="italic"/>
    </style:style>
    <style:style style:name="T72" style:family="text">
      <style:text-properties style:font-name="Liberation Mono1" fo:font-style="italic" officeooo:rsid="005c5275" style:font-style-asian="italic" style:font-style-complex="italic"/>
    </style:style>
    <style:style style:name="T73" style:family="text">
      <style:text-properties style:font-name="Liberation Mono1" fo:font-style="italic" officeooo:rsid="00631918" style:font-style-asian="italic" style:font-style-complex="italic"/>
    </style:style>
    <style:style style:name="T74" style:family="text">
      <style:text-properties style:font-name="Liberation Mono1" fo:font-style="italic" officeooo:rsid="0074a11a" style:font-style-asian="italic" style:font-style-complex="italic"/>
    </style:style>
    <style:style style:name="T75" style:family="text">
      <style:text-properties style:font-name="Liberation Mono1" fo:font-style="italic" officeooo:rsid="007727f7" style:font-style-asian="italic" style:font-style-complex="italic"/>
    </style:style>
    <style:style style:name="T76" style:family="text">
      <style:text-properties style:font-name="Liberation Mono1" fo:font-style="italic" officeooo:rsid="012148c0" style:font-style-asian="italic" style:font-style-complex="italic"/>
    </style:style>
    <style:style style:name="T77" style:family="text">
      <style:text-properties style:font-name="Liberation Mono1" fo:font-style="italic" officeooo:rsid="01bbdfa9" style:font-style-asian="italic" style:font-style-complex="italic"/>
    </style:style>
    <style:style style:name="T78" style:family="text">
      <style:text-properties style:font-name="Liberation Mono1" fo:font-style="italic" officeooo:rsid="01d400c3" style:font-style-asian="italic" style:font-style-complex="italic"/>
    </style:style>
    <style:style style:name="T79" style:family="text">
      <style:text-properties style:font-name="Liberation Mono1" fo:font-style="italic" officeooo:rsid="01d6eb11" style:font-style-asian="italic" style:font-style-complex="italic"/>
    </style:style>
    <style:style style:name="T80" style:family="text">
      <style:text-properties style:font-name="Liberation Mono1" fo:font-style="italic" officeooo:rsid="01d7fae9" style:font-style-asian="italic" style:font-style-complex="italic"/>
    </style:style>
    <style:style style:name="T81" style:family="text">
      <style:text-properties style:font-name="Liberation Mono1" fo:font-style="italic" officeooo:rsid="01da4166" style:font-style-asian="italic" style:font-style-complex="italic"/>
    </style:style>
    <style:style style:name="T82" style:family="text">
      <style:text-properties style:font-name="Liberation Mono1" fo:font-style="italic" officeooo:rsid="01e1a626" style:font-style-asian="italic" style:font-style-complex="italic"/>
    </style:style>
    <style:style style:name="T83" style:family="text">
      <style:text-properties style:font-name="Liberation Mono1" fo:font-style="italic" officeooo:rsid="01e3131c" style:font-style-asian="italic" style:font-style-complex="italic"/>
    </style:style>
    <style:style style:name="T84" style:family="text">
      <style:text-properties style:font-name="Liberation Mono1" fo:font-style="italic" officeooo:rsid="0224adca" style:font-style-asian="italic" style:font-style-complex="italic"/>
    </style:style>
    <style:style style:name="T85" style:family="text">
      <style:text-properties style:font-name="Liberation Mono1" fo:font-style="italic" officeooo:rsid="02273e29" style:font-style-asian="italic" style:font-style-complex="italic"/>
    </style:style>
    <style:style style:name="T86" style:family="text">
      <style:text-properties style:font-name="Liberation Mono1" fo:font-style="italic" officeooo:rsid="02295054" style:font-style-asian="italic" style:font-style-complex="italic"/>
    </style:style>
    <style:style style:name="T87" style:family="text">
      <style:text-properties style:font-name="Liberation Mono1" fo:font-style="italic" officeooo:rsid="022a9402" style:font-style-asian="italic" style:font-style-complex="italic"/>
    </style:style>
    <style:style style:name="T88" style:family="text">
      <style:text-properties style:font-name="Liberation Mono1" fo:font-style="italic" officeooo:rsid="022b8b8e" style:font-style-asian="italic" style:font-style-complex="italic"/>
    </style:style>
    <style:style style:name="T89" style:family="text">
      <style:text-properties style:font-name="Liberation Mono1" fo:font-style="italic" officeooo:rsid="02276deb" style:font-style-asian="italic" style:font-style-complex="italic"/>
    </style:style>
    <style:style style:name="T90" style:family="text">
      <style:text-properties style:font-name="Liberation Mono1" fo:font-style="italic" officeooo:rsid="022f8799" style:font-style-asian="italic" style:font-style-complex="italic"/>
    </style:style>
    <style:style style:name="T91" style:family="text">
      <style:text-properties style:font-name="Liberation Mono1" fo:font-style="italic" officeooo:rsid="02371118" style:font-style-asian="italic" style:font-style-complex="italic"/>
    </style:style>
    <style:style style:name="T92" style:family="text">
      <style:text-properties style:font-name="Liberation Mono1" fo:font-style="italic" officeooo:rsid="02417863" style:font-style-asian="italic" style:font-style-complex="italic"/>
    </style:style>
    <style:style style:name="T93" style:family="text">
      <style:text-properties style:font-name="Liberation Mono1" fo:font-style="italic" officeooo:rsid="0254694a" style:font-style-asian="italic" style:font-style-complex="italic"/>
    </style:style>
    <style:style style:name="T94" style:family="text">
      <style:text-properties style:font-name="Liberation Mono1" fo:font-style="italic" officeooo:rsid="0255ec57" style:font-style-asian="italic" style:font-style-complex="italic"/>
    </style:style>
    <style:style style:name="T95" style:family="text">
      <style:text-properties style:font-name="Liberation Mono1" fo:font-style="italic" fo:font-weight="normal" officeooo:rsid="007bd84c" style:font-style-asian="italic" style:font-weight-asian="normal" style:font-style-complex="italic" style:font-weight-complex="normal"/>
    </style:style>
    <style:style style:name="T96" style:family="text">
      <style:text-properties style:font-name="Liberation Mono1" fo:font-style="italic" fo:font-weight="normal" officeooo:rsid="007d6290" style:font-style-asian="italic" style:font-weight-asian="normal" style:font-style-complex="italic" style:font-weight-complex="normal"/>
    </style:style>
    <style:style style:name="T97" style:family="text">
      <style:text-properties style:font-name="Liberation Mono1" fo:font-style="italic" style:text-underline-style="none" officeooo:rsid="00fc2104" style:font-style-asian="italic" style:font-style-complex="italic"/>
    </style:style>
    <style:style style:name="T98" style:family="text">
      <style:text-properties style:font-name="Liberation Mono1" fo:font-style="italic" officeooo:rsid="01e1a626" style:font-name-asian="Noto Sans Mono CJK SC" style:font-style-asian="italic" style:font-name-complex="Liberation Mono1" style:font-style-complex="italic"/>
    </style:style>
    <style:style style:name="T99" style:family="text">
      <style:text-properties style:font-name="Liberation Mono1" fo:font-style="italic" officeooo:rsid="01f5eef1" style:font-name-asian="Noto Sans Mono CJK SC" style:font-style-asian="italic" style:font-name-complex="Liberation Mono1" style:font-style-complex="italic"/>
    </style:style>
    <style:style style:name="T100" style:family="text">
      <style:text-properties style:font-name="Liberation Mono1" fo:font-style="italic" officeooo:rsid="01f6000b" style:font-name-asian="Noto Sans Mono CJK SC" style:font-style-asian="italic" style:font-name-complex="Liberation Mono1" style:font-style-complex="italic"/>
    </style:style>
    <style:style style:name="T101" style:family="text">
      <style:text-properties style:font-name="Liberation Mono1" officeooo:rsid="001b897c"/>
    </style:style>
    <style:style style:name="T102" style:family="text">
      <style:text-properties style:font-name="Liberation Mono1" fo:font-size="12pt" style:font-size-asian="12pt" style:font-size-complex="12pt"/>
    </style:style>
    <style:style style:name="T103" style:family="text">
      <style:text-properties style:font-name="Liberation Mono1" fo:font-size="12pt" officeooo:rsid="001c2917" style:font-size-asian="12pt" style:font-size-complex="12pt"/>
    </style:style>
    <style:style style:name="T104" style:family="text">
      <style:text-properties style:font-name="Liberation Mono1" fo:font-size="12pt" officeooo:rsid="003325f1" style:font-size-asian="12pt" style:font-size-complex="12pt"/>
    </style:style>
    <style:style style:name="T105" style:family="text">
      <style:text-properties style:font-name="Liberation Mono1" fo:font-size="12pt" officeooo:rsid="0034715f" style:font-size-asian="12pt" style:font-size-complex="12pt"/>
    </style:style>
    <style:style style:name="T106" style:family="text">
      <style:text-properties style:font-name="Liberation Mono1" fo:font-size="12pt" officeooo:rsid="0015087e" style:font-size-asian="12pt" style:font-size-complex="12pt"/>
    </style:style>
    <style:style style:name="T107" style:family="text">
      <style:text-properties style:font-name="Liberation Mono1" fo:font-size="12pt" officeooo:rsid="003ce700" style:font-size-asian="12pt" style:font-size-complex="12pt"/>
    </style:style>
    <style:style style:name="T108" style:family="text">
      <style:text-properties style:font-name="Liberation Mono1" fo:font-size="12pt" officeooo:rsid="005da3c4" style:font-size-asian="12pt" style:font-size-complex="12pt"/>
    </style:style>
    <style:style style:name="T109" style:family="text">
      <style:text-properties style:font-name="Liberation Mono1" fo:font-size="12pt" officeooo:rsid="001be3bc" style:font-size-asian="12pt" style:font-size-complex="12pt"/>
    </style:style>
    <style:style style:name="T110" style:family="text">
      <style:text-properties style:font-name="Liberation Mono1" fo:font-size="12pt" officeooo:rsid="008f4589" style:font-size-asian="12pt" style:font-size-complex="12pt"/>
    </style:style>
    <style:style style:name="T111" style:family="text">
      <style:text-properties style:font-name="Liberation Mono1" fo:font-size="12pt" officeooo:rsid="008fa9d9" style:font-size-asian="12pt" style:font-size-complex="12pt"/>
    </style:style>
    <style:style style:name="T112" style:family="text">
      <style:text-properties style:font-name="Liberation Mono1" fo:font-size="12pt" officeooo:rsid="009c86b1" style:font-size-asian="12pt" style:font-size-complex="12pt"/>
    </style:style>
    <style:style style:name="T113" style:family="text">
      <style:text-properties style:font-name="Liberation Mono1" fo:font-size="12pt" officeooo:rsid="008d94a7" style:font-size-asian="12pt" style:font-size-complex="12pt"/>
    </style:style>
    <style:style style:name="T114" style:family="text">
      <style:text-properties style:font-name="Liberation Mono1" fo:font-size="12pt" officeooo:rsid="00909ac2" style:font-size-asian="12pt" style:font-size-complex="12pt"/>
    </style:style>
    <style:style style:name="T115" style:family="text">
      <style:text-properties style:font-name="Liberation Mono1" fo:font-size="12pt" officeooo:rsid="00dbbd17" style:font-size-asian="12pt" style:font-size-complex="12pt"/>
    </style:style>
    <style:style style:name="T116" style:family="text">
      <style:text-properties style:font-name="Liberation Mono1" fo:font-size="12pt" officeooo:rsid="02133b10" style:font-size-asian="12pt" style:font-size-complex="12pt"/>
    </style:style>
    <style:style style:name="T117" style:family="text">
      <style:text-properties style:font-name="Liberation Mono1" fo:font-size="12pt" officeooo:rsid="022b8b8e" style:font-size-asian="12pt" style:font-size-complex="12pt"/>
    </style:style>
    <style:style style:name="T118" style:family="text">
      <style:text-properties style:font-name="Liberation Mono1" fo:font-size="12pt" fo:font-style="italic" officeooo:rsid="003554bf" style:font-size-asian="12pt" style:font-style-asian="italic" style:font-size-complex="12pt" style:font-style-complex="italic"/>
    </style:style>
    <style:style style:name="T119" style:family="text">
      <style:text-properties style:font-name="Liberation Mono1" fo:font-size="12pt" fo:font-style="italic" officeooo:rsid="00380015" style:font-size-asian="12pt" style:font-style-asian="italic" style:font-size-complex="12pt" style:font-style-complex="italic"/>
    </style:style>
    <style:style style:name="T120" style:family="text">
      <style:text-properties style:font-name="Liberation Mono1" fo:font-size="12pt" fo:font-style="italic" officeooo:rsid="004f1671" style:font-size-asian="12pt" style:font-style-asian="italic" style:font-size-complex="12pt" style:font-style-complex="italic"/>
    </style:style>
    <style:style style:name="T121" style:family="text">
      <style:text-properties style:font-name="Liberation Mono1" fo:font-size="12pt" fo:font-style="italic" officeooo:rsid="008d94a7" style:font-size-asian="12pt" style:font-style-asian="italic" style:font-size-complex="12pt" style:font-style-complex="italic"/>
    </style:style>
    <style:style style:name="T122" style:family="text">
      <style:text-properties style:font-name="Liberation Mono1" fo:font-size="12pt" fo:font-style="normal" officeooo:rsid="002ebd86" style:font-size-asian="12pt" style:font-style-asian="normal" style:font-size-complex="12pt" style:font-style-complex="normal"/>
    </style:style>
    <style:style style:name="T123" style:family="text">
      <style:text-properties style:font-name="Liberation Mono1" fo:font-size="12pt" fo:font-style="normal" officeooo:rsid="0034715f" style:font-size-asian="12pt" style:font-style-asian="normal" style:font-size-complex="12pt" style:font-style-complex="normal"/>
    </style:style>
    <style:style style:name="T124" style:family="text">
      <style:text-properties style:font-name="Liberation Mono1" fo:font-size="12pt" fo:font-style="normal" officeooo:rsid="00380015" style:font-size-asian="12pt" style:font-style-asian="normal" style:font-size-complex="12pt" style:font-style-complex="normal"/>
    </style:style>
    <style:style style:name="T125" style:family="text">
      <style:text-properties style:font-name="Liberation Mono1" fo:font-size="12pt" fo:font-style="normal" officeooo:rsid="00373d3f" style:font-size-asian="12pt" style:font-style-asian="normal" style:font-size-complex="12pt" style:font-style-complex="normal"/>
    </style:style>
    <style:style style:name="T126" style:family="text">
      <style:text-properties style:font-name="Liberation Mono1" fo:font-size="12pt" fo:font-style="normal" officeooo:rsid="004c2d82" style:font-size-asian="12pt" style:font-style-asian="normal" style:font-size-complex="12pt" style:font-style-complex="normal"/>
    </style:style>
    <style:style style:name="T127" style:family="text">
      <style:text-properties style:font-name="Liberation Mono1" fo:font-size="12pt" fo:font-style="normal" officeooo:rsid="004e0e8d" style:font-size-asian="12pt" style:font-style-asian="normal" style:font-size-complex="12pt" style:font-style-complex="normal"/>
    </style:style>
    <style:style style:name="T128" style:family="text">
      <style:text-properties style:font-name="Liberation Mono1" fo:font-size="12pt" fo:font-style="normal" officeooo:rsid="004f1671" style:font-size-asian="12pt" style:font-style-asian="normal" style:font-size-complex="12pt" style:font-style-complex="normal"/>
    </style:style>
    <style:style style:name="T129" style:family="text">
      <style:text-properties style:font-name="Liberation Mono1" fo:font-size="12pt" fo:font-style="normal" officeooo:rsid="008c4702" style:font-size-asian="12pt" style:font-style-asian="normal" style:font-size-complex="12pt" style:font-style-complex="normal"/>
    </style:style>
    <style:style style:name="T130" style:family="text">
      <style:text-properties style:font-name="Liberation Mono1" fo:font-size="12pt" fo:font-style="normal" officeooo:rsid="008d474e" style:font-size-asian="12pt" style:font-style-asian="normal" style:font-size-complex="12pt" style:font-style-complex="normal"/>
    </style:style>
    <style:style style:name="T131" style:family="text">
      <style:text-properties style:font-name="Liberation Mono1" fo:font-size="12pt" fo:font-style="normal" officeooo:rsid="00f3abf5" style:font-size-asian="12pt" style:font-style-asian="normal" style:font-size-complex="12pt" style:font-style-complex="normal"/>
    </style:style>
    <style:style style:name="T132" style:family="text">
      <style:text-properties style:font-name="Liberation Mono1" fo:font-size="12pt" officeooo:rsid="00592c21" style:font-name-asian="Noto Sans Mono CJK SC" style:font-size-asian="12pt" style:font-name-complex="Liberation Mono1" style:font-size-complex="12pt"/>
    </style:style>
    <style:style style:name="T133" style:family="text">
      <style:text-properties style:font-name="Liberation Mono1" fo:font-size="12pt" officeooo:rsid="005bf047" style:font-name-asian="Noto Sans Mono CJK SC" style:font-size-asian="12pt" style:font-name-complex="Liberation Mono1" style:font-size-complex="12pt"/>
    </style:style>
    <style:style style:name="T134" style:family="text">
      <style:text-properties style:font-name="Liberation Mono1" fo:font-size="12pt" officeooo:rsid="00dfedeb" style:font-name-asian="Noto Serif CJK SC" style:font-size-asian="12pt" style:font-name-complex="Lohit Devanagari" style:font-size-complex="12pt"/>
    </style:style>
    <style:style style:name="T135" style:family="text">
      <style:text-properties style:font-name="Liberation Mono1" fo:font-size="12pt" officeooo:rsid="00f57c0e" style:font-name-asian="Noto Serif CJK SC" style:font-size-asian="12pt" style:font-name-complex="Lohit Devanagari" style:font-size-complex="12pt"/>
    </style:style>
    <style:style style:name="T136" style:family="text">
      <style:text-properties style:font-name="Liberation Mono1" fo:font-size="12pt" officeooo:rsid="01ff2505" style:font-name-asian="Liberation Serif2" style:font-size-asian="12pt" style:font-name-complex="Liberation Serif2" style:font-size-complex="12pt"/>
    </style:style>
    <style:style style:name="T137" style:family="text">
      <style:text-properties style:font-name="Liberation Mono1" fo:font-size="12pt" officeooo:rsid="01ff56fe" style:font-name-asian="Liberation Serif2" style:font-size-asian="12pt" style:font-name-complex="Liberation Serif2" style:font-size-complex="12pt"/>
    </style:style>
    <style:style style:name="T138" style:family="text">
      <style:text-properties style:font-name="Liberation Mono1" fo:font-size="12pt" officeooo:rsid="02146b51" style:font-name-asian="Liberation Serif2" style:font-size-asian="12pt" style:font-name-complex="Liberation Serif2" style:font-size-complex="12pt"/>
    </style:style>
    <style:style style:name="T139" style:family="text">
      <style:text-properties style:font-name="Liberation Mono1" fo:font-size="12pt" officeooo:rsid="0215f5dd" style:font-name-asian="Liberation Serif2" style:font-size-asian="12pt" style:font-name-complex="Liberation Serif2" style:font-size-complex="12pt"/>
    </style:style>
    <style:style style:name="T140" style:family="text">
      <style:text-properties style:font-name="Liberation Mono1" officeooo:rsid="001d2d43"/>
    </style:style>
    <style:style style:name="T141" style:family="text">
      <style:text-properties style:font-name="Liberation Mono1" officeooo:rsid="001ea6a3"/>
    </style:style>
    <style:style style:name="T142" style:family="text">
      <style:text-properties style:font-name="Liberation Mono1" officeooo:rsid="002024c5"/>
    </style:style>
    <style:style style:name="T143" style:family="text">
      <style:text-properties style:font-name="Liberation Mono1" officeooo:rsid="0021b7fd"/>
    </style:style>
    <style:style style:name="T144" style:family="text">
      <style:text-properties style:font-name="Liberation Mono1" officeooo:rsid="0023016e"/>
    </style:style>
    <style:style style:name="T145" style:family="text">
      <style:text-properties style:font-name="Liberation Mono1" fo:font-style="normal" style:font-style-asian="normal" style:font-style-complex="normal"/>
    </style:style>
    <style:style style:name="T146" style:family="text">
      <style:text-properties style:font-name="Liberation Mono1" fo:font-style="normal" officeooo:rsid="00248743" style:font-style-asian="normal" style:font-style-complex="normal"/>
    </style:style>
    <style:style style:name="T147" style:family="text">
      <style:text-properties style:font-name="Liberation Mono1" fo:font-style="normal" officeooo:rsid="005c5275" style:font-style-asian="normal" style:font-style-complex="normal"/>
    </style:style>
    <style:style style:name="T148" style:family="text">
      <style:text-properties style:font-name="Liberation Mono1" fo:font-style="normal" officeooo:rsid="007727f7" style:font-style-asian="normal" style:font-style-complex="normal"/>
    </style:style>
    <style:style style:name="T149" style:family="text">
      <style:text-properties style:font-name="Liberation Mono1" fo:font-style="normal" officeooo:rsid="00674583" style:font-style-asian="normal" style:font-style-complex="normal"/>
    </style:style>
    <style:style style:name="T150" style:family="text">
      <style:text-properties style:font-name="Liberation Mono1" fo:font-style="normal" officeooo:rsid="0067a8d6" style:font-style-asian="normal" style:font-style-complex="normal"/>
    </style:style>
    <style:style style:name="T151" style:family="text">
      <style:text-properties style:font-name="Liberation Mono1" fo:font-style="normal" officeooo:rsid="01d710dd" style:font-style-asian="normal" style:font-style-complex="normal"/>
    </style:style>
    <style:style style:name="T152" style:family="text">
      <style:text-properties style:font-name="Liberation Mono1" fo:font-style="normal" officeooo:rsid="01d6eb11" style:font-style-asian="normal" style:font-style-complex="normal"/>
    </style:style>
    <style:style style:name="T153" style:family="text">
      <style:text-properties style:font-name="Liberation Mono1" fo:font-style="normal" officeooo:rsid="01d9f2ba" style:font-style-asian="normal" style:font-style-complex="normal"/>
    </style:style>
    <style:style style:name="T154" style:family="text">
      <style:text-properties style:font-name="Liberation Mono1" fo:font-style="normal" officeooo:rsid="01dc374c" style:font-style-asian="normal" style:font-style-complex="normal"/>
    </style:style>
    <style:style style:name="T155" style:family="text">
      <style:text-properties style:font-name="Liberation Mono1" fo:font-style="normal" officeooo:rsid="01e1a626" style:font-style-asian="normal" style:font-style-complex="normal"/>
    </style:style>
    <style:style style:name="T156" style:family="text">
      <style:text-properties style:font-name="Liberation Mono1" fo:font-style="normal" officeooo:rsid="01f5eef1" style:font-style-asian="normal" style:font-style-complex="normal"/>
    </style:style>
    <style:style style:name="T157" style:family="text">
      <style:text-properties style:font-name="Liberation Mono1" fo:font-style="normal" fo:font-weight="normal" officeooo:rsid="007d6290" style:font-style-asian="normal" style:font-weight-asian="normal" style:font-style-complex="normal" style:font-weight-complex="normal"/>
    </style:style>
    <style:style style:name="T158" style:family="text">
      <style:text-properties style:font-name="Liberation Mono1" fo:font-style="normal" fo:font-weight="normal" officeooo:rsid="007bd84c" style:font-style-asian="normal" style:font-weight-asian="normal" style:font-style-complex="normal" style:font-weight-complex="normal"/>
    </style:style>
    <style:style style:name="T159" style:family="text">
      <style:text-properties style:font-name="Liberation Mono1" fo:font-style="normal" fo:font-weight="normal" officeooo:rsid="01bce7f7" style:font-style-asian="normal" style:font-weight-asian="normal" style:font-style-complex="normal" style:font-weight-complex="normal"/>
    </style:style>
    <style:style style:name="T160" style:family="text">
      <style:text-properties style:font-name="Liberation Mono1" officeooo:rsid="002892a3"/>
    </style:style>
    <style:style style:name="T161" style:family="text">
      <style:text-properties style:font-name="Liberation Mono1" officeooo:rsid="002915c8"/>
    </style:style>
    <style:style style:name="T162" style:family="text">
      <style:text-properties style:font-name="Liberation Mono1" officeooo:rsid="002a87da"/>
    </style:style>
    <style:style style:name="T163" style:family="text">
      <style:text-properties style:font-name="Liberation Mono1" officeooo:rsid="002b9346"/>
    </style:style>
    <style:style style:name="T164" style:family="text">
      <style:text-properties style:font-name="Liberation Mono1" officeooo:rsid="001d2cfc"/>
    </style:style>
    <style:style style:name="T165" style:family="text">
      <style:text-properties style:font-name="Liberation Mono1" officeooo:rsid="00400ff1"/>
    </style:style>
    <style:style style:name="T166" style:family="text">
      <style:text-properties style:font-name="Liberation Mono1" officeooo:rsid="0045d231"/>
    </style:style>
    <style:style style:name="T167" style:family="text">
      <style:text-properties style:font-name="Liberation Mono1" officeooo:rsid="00479426"/>
    </style:style>
    <style:style style:name="T168" style:family="text">
      <style:text-properties style:font-name="Liberation Mono1" officeooo:rsid="00497a76"/>
    </style:style>
    <style:style style:name="T169" style:family="text">
      <style:text-properties style:font-name="Liberation Mono1" officeooo:rsid="0047db83"/>
    </style:style>
    <style:style style:name="T170" style:family="text">
      <style:text-properties style:font-name="Liberation Mono1" officeooo:rsid="004c2d82"/>
    </style:style>
    <style:style style:name="T171" style:family="text">
      <style:text-properties style:font-name="Liberation Mono1" officeooo:rsid="0050f0df"/>
    </style:style>
    <style:style style:name="T172" style:family="text">
      <style:text-properties style:font-name="Liberation Mono1" officeooo:rsid="00529832"/>
    </style:style>
    <style:style style:name="T173" style:family="text">
      <style:text-properties style:font-name="Liberation Mono1" officeooo:rsid="005783de"/>
    </style:style>
    <style:style style:name="T174" style:family="text">
      <style:text-properties style:font-name="Liberation Mono1" officeooo:rsid="00555bb5"/>
    </style:style>
    <style:style style:name="T175" style:family="text">
      <style:text-properties style:font-name="Liberation Mono1" officeooo:rsid="005c5275"/>
    </style:style>
    <style:style style:name="T176" style:family="text">
      <style:text-properties style:font-name="Liberation Mono1" officeooo:rsid="005d3b45"/>
    </style:style>
    <style:style style:name="T177" style:family="text">
      <style:text-properties style:font-name="Liberation Mono1" officeooo:rsid="0059b320"/>
    </style:style>
    <style:style style:name="T178" style:family="text">
      <style:text-properties style:font-name="Liberation Mono1" officeooo:rsid="005da3c4"/>
    </style:style>
    <style:style style:name="T179" style:family="text">
      <style:text-properties style:font-name="Liberation Mono1" officeooo:rsid="005f23c7"/>
    </style:style>
    <style:style style:name="T180" style:family="text">
      <style:text-properties style:font-name="Liberation Mono1" officeooo:rsid="00631918"/>
    </style:style>
    <style:style style:name="T181" style:family="text">
      <style:text-properties style:font-name="Liberation Mono1" officeooo:rsid="0073c586"/>
    </style:style>
    <style:style style:name="T182" style:family="text">
      <style:text-properties style:font-name="Liberation Mono1" officeooo:rsid="00674583"/>
    </style:style>
    <style:style style:name="T183" style:family="text">
      <style:text-properties style:font-name="Liberation Mono1" officeooo:rsid="0067a8d6"/>
    </style:style>
    <style:style style:name="T184" style:family="text">
      <style:text-properties style:font-name="Liberation Mono1" officeooo:rsid="006b93e4"/>
    </style:style>
    <style:style style:name="T185" style:family="text">
      <style:text-properties style:font-name="Liberation Mono1" officeooo:rsid="006bfa13"/>
    </style:style>
    <style:style style:name="T186" style:family="text">
      <style:text-properties style:font-name="Liberation Mono1" officeooo:rsid="006d586b"/>
    </style:style>
    <style:style style:name="T187" style:family="text">
      <style:text-properties style:font-name="Liberation Mono1" officeooo:rsid="006dfd8a"/>
    </style:style>
    <style:style style:name="T188" style:family="text">
      <style:text-properties style:font-name="Liberation Mono1" officeooo:rsid="007067fc"/>
    </style:style>
    <style:style style:name="T189" style:family="text">
      <style:text-properties style:font-name="Liberation Mono1" officeooo:rsid="0073b5b0"/>
    </style:style>
    <style:style style:name="T190" style:family="text">
      <style:text-properties style:font-name="Liberation Mono1" officeooo:rsid="0073d782"/>
    </style:style>
    <style:style style:name="T191" style:family="text">
      <style:text-properties style:font-name="Liberation Mono1" officeooo:rsid="007593fd"/>
    </style:style>
    <style:style style:name="T192" style:family="text">
      <style:text-properties style:font-name="Liberation Mono1" officeooo:rsid="0075a297" style:font-name-asian="Noto Serif CJK SC" style:font-name-complex="Lohit Devanagari"/>
    </style:style>
    <style:style style:name="T193" style:family="text">
      <style:text-properties style:font-name="Liberation Mono1" officeooo:rsid="0078e76d" style:font-name-asian="Noto Serif CJK SC" style:font-name-complex="Lohit Devanagari"/>
    </style:style>
    <style:style style:name="T194" style:family="text">
      <style:text-properties style:font-name="Liberation Mono1" officeooo:rsid="00791526" style:font-name-asian="Noto Serif CJK SC" style:font-name-complex="Lohit Devanagari"/>
    </style:style>
    <style:style style:name="T195" style:family="text">
      <style:text-properties style:font-name="Liberation Mono1" officeooo:rsid="006d586b" style:font-name-asian="Noto Serif CJK SC" style:font-name-complex="Lohit Devanagari"/>
    </style:style>
    <style:style style:name="T196" style:family="text">
      <style:text-properties style:font-name="Liberation Mono1" officeooo:rsid="00c65889" style:font-name-asian="Noto Serif CJK SC" style:font-name-complex="Lohit Devanagari"/>
    </style:style>
    <style:style style:name="T197" style:family="text">
      <style:text-properties style:font-name="Liberation Mono1" officeooo:rsid="010186f8" style:font-name-asian="Noto Serif CJK SC" style:font-name-complex="Lohit Devanagari"/>
    </style:style>
    <style:style style:name="T198" style:family="text">
      <style:text-properties style:font-name="Liberation Mono1" officeooo:rsid="01bf5602" style:font-name-asian="Noto Serif CJK SC" style:font-name-complex="Lohit Devanagari"/>
    </style:style>
    <style:style style:name="T199" style:family="text">
      <style:text-properties style:font-name="Liberation Mono1" officeooo:rsid="01bfe1b1" style:font-name-asian="Noto Serif CJK SC" style:font-name-complex="Lohit Devanagari"/>
    </style:style>
    <style:style style:name="T200" style:family="text">
      <style:text-properties style:font-name="Liberation Mono1" officeooo:rsid="02529b57" style:font-name-asian="Noto Serif CJK SC" style:font-name-complex="Lohit Devanagari"/>
    </style:style>
    <style:style style:name="T201" style:family="text">
      <style:text-properties style:font-name="Liberation Mono1" officeooo:rsid="024e71f4" style:font-name-asian="Noto Serif CJK SC" style:font-name-complex="Lohit Devanagari"/>
    </style:style>
    <style:style style:name="T202" style:family="text">
      <style:text-properties style:font-name="Liberation Mono1" officeooo:rsid="027721fc" style:font-name-asian="Noto Serif CJK SC" style:font-name-complex="Lohit Devanagari"/>
    </style:style>
    <style:style style:name="T203" style:family="text">
      <style:text-properties style:font-name="Liberation Mono1" officeooo:rsid="027a2901" style:font-name-asian="Noto Serif CJK SC" style:font-name-complex="Lohit Devanagari"/>
    </style:style>
    <style:style style:name="T204" style:family="text">
      <style:text-properties style:font-name="Liberation Mono1" officeooo:rsid="0075a297"/>
    </style:style>
    <style:style style:name="T205" style:family="text">
      <style:text-properties style:font-name="Liberation Mono1" officeooo:rsid="007727f7"/>
    </style:style>
    <style:style style:name="T206" style:family="text">
      <style:text-properties style:font-name="Liberation Mono1" officeooo:rsid="007a096b"/>
    </style:style>
    <style:style style:name="T207" style:family="text">
      <style:text-properties style:font-name="Liberation Mono1" fo:font-weight="normal" officeooo:rsid="007bd84c" style:font-weight-asian="normal" style:font-weight-complex="normal"/>
    </style:style>
    <style:style style:name="T208" style:family="text">
      <style:text-properties style:font-name="Liberation Mono1" fo:font-weight="normal" officeooo:rsid="007d6290" style:font-weight-asian="normal" style:font-weight-complex="normal"/>
    </style:style>
    <style:style style:name="T209" style:family="text">
      <style:text-properties style:font-name="Liberation Mono1" fo:font-weight="normal" officeooo:rsid="00813493" style:font-weight-asian="normal" style:font-weight-complex="normal"/>
    </style:style>
    <style:style style:name="T210" style:family="text">
      <style:text-properties style:font-name="Liberation Mono1" fo:font-weight="normal" officeooo:rsid="0082087e" style:font-weight-asian="normal" style:font-weight-complex="normal"/>
    </style:style>
    <style:style style:name="T211" style:family="text">
      <style:text-properties style:font-name="Liberation Mono1" fo:font-weight="normal" officeooo:rsid="00831337" style:font-weight-asian="normal" style:font-weight-complex="normal"/>
    </style:style>
    <style:style style:name="T212" style:family="text">
      <style:text-properties style:font-name="Liberation Mono1" fo:font-weight="normal" officeooo:rsid="0084050d" style:font-weight-asian="normal" style:font-weight-complex="normal"/>
    </style:style>
    <style:style style:name="T213" style:family="text">
      <style:text-properties style:font-name="Liberation Mono1" fo:font-weight="normal" officeooo:rsid="020fbd67" style:font-name-asian="Noto Color Emoji" style:font-weight-asian="normal" style:font-name-complex="Noto Color Emoji" style:font-weight-complex="normal"/>
    </style:style>
    <style:style style:name="T214" style:family="text">
      <style:text-properties style:font-name="Liberation Mono1" officeooo:rsid="007eb72d"/>
    </style:style>
    <style:style style:name="T215" style:family="text">
      <style:text-properties style:font-name="Liberation Mono1" officeooo:rsid="009804a6" style:font-name-asian="Noto Sans Mono CJK SC" style:font-name-complex="Liberation Mono1"/>
    </style:style>
    <style:style style:name="T216" style:family="text">
      <style:text-properties style:font-name="Liberation Mono1" officeooo:rsid="01964ca6" style:font-name-asian="Noto Sans Mono CJK SC" style:font-name-complex="Liberation Mono1"/>
    </style:style>
    <style:style style:name="T217" style:family="text">
      <style:text-properties style:font-name="Liberation Mono1" officeooo:rsid="019743dc" style:font-name-asian="Noto Sans Mono CJK SC" style:font-name-complex="Liberation Mono1"/>
    </style:style>
    <style:style style:name="T218" style:family="text">
      <style:text-properties style:font-name="Liberation Mono1" officeooo:rsid="01e5ae65" style:font-name-asian="Noto Sans Mono CJK SC" style:font-name-complex="Liberation Mono1"/>
    </style:style>
    <style:style style:name="T219" style:family="text">
      <style:text-properties style:font-name="Liberation Mono1" officeooo:rsid="01e72341" style:font-name-asian="Noto Sans Mono CJK SC" style:font-name-complex="Liberation Mono1"/>
    </style:style>
    <style:style style:name="T220" style:family="text">
      <style:text-properties style:font-name="Liberation Mono1" officeooo:rsid="01e7bbc8" style:font-name-asian="Noto Sans Mono CJK SC" style:font-name-complex="Liberation Mono1"/>
    </style:style>
    <style:style style:name="T221" style:family="text">
      <style:text-properties style:font-name="Liberation Mono1" officeooo:rsid="01fa86fa" style:font-name-asian="Noto Sans Mono CJK SC" style:font-name-complex="Liberation Mono1"/>
    </style:style>
    <style:style style:name="T222" style:family="text">
      <style:text-properties style:font-name="Liberation Mono1" officeooo:rsid="02146b51" style:font-name-asian="Noto Sans Mono CJK SC" style:font-name-complex="Liberation Mono1"/>
    </style:style>
    <style:style style:name="T223" style:family="text">
      <style:text-properties style:font-name="Liberation Mono1" officeooo:rsid="0259d184" style:font-name-asian="Noto Sans Mono CJK SC" style:font-name-complex="Liberation Mono1"/>
    </style:style>
    <style:style style:name="T224" style:family="text">
      <style:text-properties style:font-name="Liberation Mono1" officeooo:rsid="025a8260" style:font-name-asian="Noto Sans Mono CJK SC" style:font-name-complex="Liberation Mono1"/>
    </style:style>
    <style:style style:name="T225" style:family="text">
      <style:text-properties style:font-name="Liberation Mono1" officeooo:rsid="025a98d8" style:font-name-asian="Noto Sans Mono CJK SC" style:font-name-complex="Liberation Mono1"/>
    </style:style>
    <style:style style:name="T226" style:family="text">
      <style:text-properties style:font-name="Liberation Mono1" officeooo:rsid="00913e90"/>
    </style:style>
    <style:style style:name="T227" style:family="text">
      <style:text-properties style:font-name="Liberation Mono1" officeooo:rsid="0078c4f6"/>
    </style:style>
    <style:style style:name="T228" style:family="text">
      <style:text-properties style:font-name="Liberation Mono1" officeooo:rsid="009b37cf"/>
    </style:style>
    <style:style style:name="T229" style:family="text">
      <style:text-properties style:font-name="Liberation Mono1" officeooo:rsid="009fa664"/>
    </style:style>
    <style:style style:name="T230" style:family="text">
      <style:text-properties style:font-name="Liberation Mono1" officeooo:rsid="009e5282"/>
    </style:style>
    <style:style style:name="T231" style:family="text">
      <style:text-properties style:font-name="Liberation Mono1" officeooo:rsid="009fdb16"/>
    </style:style>
    <style:style style:name="T232" style:family="text">
      <style:text-properties style:font-name="Liberation Mono1" officeooo:rsid="00a18c4c"/>
    </style:style>
    <style:style style:name="T233" style:family="text">
      <style:text-properties style:font-name="Liberation Mono1" officeooo:rsid="00a343c2"/>
    </style:style>
    <style:style style:name="T234" style:family="text">
      <style:text-properties style:font-name="Liberation Mono1" officeooo:rsid="00a5fbce"/>
    </style:style>
    <style:style style:name="T235" style:family="text">
      <style:text-properties style:font-name="Liberation Mono1" officeooo:rsid="00a6c6fb"/>
    </style:style>
    <style:style style:name="T236" style:family="text">
      <style:text-properties style:font-name="Liberation Mono1" officeooo:rsid="00adb7ee"/>
    </style:style>
    <style:style style:name="T237" style:family="text">
      <style:text-properties style:font-name="Liberation Mono1" officeooo:rsid="006d1c67"/>
    </style:style>
    <style:style style:name="T238" style:family="text">
      <style:text-properties style:font-name="Liberation Mono1" officeooo:rsid="00bc405f"/>
    </style:style>
    <style:style style:name="T239" style:family="text">
      <style:text-properties style:font-name="Liberation Mono1" officeooo:rsid="00bdcb1a"/>
    </style:style>
    <style:style style:name="T240" style:family="text">
      <style:text-properties style:font-name="Liberation Mono1" officeooo:rsid="00c80c05"/>
    </style:style>
    <style:style style:name="T241" style:family="text">
      <style:text-properties style:font-name="Liberation Mono1" officeooo:rsid="00c9b129"/>
    </style:style>
    <style:style style:name="T242" style:family="text">
      <style:text-properties style:font-name="Liberation Mono1" officeooo:rsid="00cc2553"/>
    </style:style>
    <style:style style:name="T243" style:family="text">
      <style:text-properties style:font-name="Liberation Mono1" officeooo:rsid="00d7c3e0"/>
    </style:style>
    <style:style style:name="T244" style:family="text">
      <style:text-properties style:font-name="Liberation Mono1" officeooo:rsid="00d7eb42"/>
    </style:style>
    <style:style style:name="T245" style:family="text">
      <style:text-properties style:font-name="Liberation Mono1" officeooo:rsid="00e6b2b0"/>
    </style:style>
    <style:style style:name="T246" style:family="text">
      <style:text-properties style:font-name="Liberation Mono1" officeooo:rsid="00e747b8"/>
    </style:style>
    <style:style style:name="T247" style:family="text">
      <style:text-properties style:font-name="Liberation Mono1" officeooo:rsid="00e986a5"/>
    </style:style>
    <style:style style:name="T248" style:family="text">
      <style:text-properties style:font-name="Liberation Mono1" officeooo:rsid="00eb1f82"/>
    </style:style>
    <style:style style:name="T249" style:family="text">
      <style:text-properties style:font-name="Liberation Mono1" officeooo:rsid="00373d3f"/>
    </style:style>
    <style:style style:name="T250" style:family="text">
      <style:text-properties style:font-name="Liberation Mono1" officeooo:rsid="0034715f"/>
    </style:style>
    <style:style style:name="T251" style:family="text">
      <style:text-properties style:font-name="Liberation Mono1" officeooo:rsid="00edfd0f"/>
    </style:style>
    <style:style style:name="T252" style:family="text">
      <style:text-properties style:font-name="Liberation Mono1" officeooo:rsid="00f653ad"/>
    </style:style>
    <style:style style:name="T253" style:family="text">
      <style:text-properties style:font-name="Liberation Mono1" officeooo:rsid="00f7402a"/>
    </style:style>
    <style:style style:name="T254" style:family="text">
      <style:text-properties style:font-name="Liberation Mono1" fo:font-size="10pt" officeooo:rsid="00f7402a" style:font-size-asian="10pt" style:font-size-complex="10pt"/>
    </style:style>
    <style:style style:name="T255" style:family="text">
      <style:text-properties style:font-name="Liberation Mono1" fo:font-size="10pt" officeooo:rsid="013f80fb" style:font-size-asian="10pt" style:font-size-complex="10pt"/>
    </style:style>
    <style:style style:name="T256" style:family="text">
      <style:text-properties style:font-name="Liberation Mono1" officeooo:rsid="00f89605"/>
    </style:style>
    <style:style style:name="T257" style:family="text">
      <style:text-properties style:font-name="Liberation Mono1" style:text-underline-style="none"/>
    </style:style>
    <style:style style:name="T258" style:family="text">
      <style:text-properties style:font-name="Liberation Mono1" style:text-underline-style="none" officeooo:rsid="00fc2104"/>
    </style:style>
    <style:style style:name="T259" style:family="text">
      <style:text-properties style:font-name="Liberation Mono1" style:text-underline-style="none" officeooo:rsid="0158155e"/>
    </style:style>
    <style:style style:name="T260" style:family="text">
      <style:text-properties style:font-name="Liberation Mono1" officeooo:rsid="00ffd488"/>
    </style:style>
    <style:style style:name="T261" style:family="text">
      <style:text-properties style:font-name="Liberation Mono1" officeooo:rsid="010186f8"/>
    </style:style>
    <style:style style:name="T262" style:family="text">
      <style:text-properties style:font-name="Liberation Mono1" officeooo:rsid="01023a40"/>
    </style:style>
    <style:style style:name="T263" style:family="text">
      <style:text-properties style:font-name="Liberation Mono1" officeooo:rsid="01036ad9"/>
    </style:style>
    <style:style style:name="T264" style:family="text">
      <style:text-properties style:font-name="Liberation Mono1" officeooo:rsid="010479fb"/>
    </style:style>
    <style:style style:name="T265" style:family="text">
      <style:text-properties style:font-name="Liberation Mono1" officeooo:rsid="010e7c01"/>
    </style:style>
    <style:style style:name="T266" style:family="text">
      <style:text-properties style:font-name="Liberation Mono1" officeooo:rsid="010ec281"/>
    </style:style>
    <style:style style:name="T267" style:family="text">
      <style:text-properties style:font-name="Liberation Mono1" officeooo:rsid="010edede"/>
    </style:style>
    <style:style style:name="T268" style:family="text">
      <style:text-properties style:font-name="Liberation Mono1" officeooo:rsid="010ffccc"/>
    </style:style>
    <style:style style:name="T269" style:family="text">
      <style:text-properties style:font-name="Liberation Mono1" officeooo:rsid="011178d4"/>
    </style:style>
    <style:style style:name="T270" style:family="text">
      <style:text-properties style:font-name="Liberation Mono1" officeooo:rsid="0111e9c6"/>
    </style:style>
    <style:style style:name="T271" style:family="text">
      <style:text-properties style:font-name="Liberation Mono1" officeooo:rsid="01134543"/>
    </style:style>
    <style:style style:name="T272" style:family="text">
      <style:text-properties style:font-name="Liberation Mono1" officeooo:rsid="01138352"/>
    </style:style>
    <style:style style:name="T273" style:family="text">
      <style:text-properties style:font-name="Liberation Mono1" officeooo:rsid="01147c79"/>
    </style:style>
    <style:style style:name="T274" style:family="text">
      <style:text-properties style:font-name="Liberation Mono1" officeooo:rsid="01289c9a"/>
    </style:style>
    <style:style style:name="T275" style:family="text">
      <style:text-properties style:font-name="Liberation Mono1" officeooo:rsid="01188330"/>
    </style:style>
    <style:style style:name="T276" style:family="text">
      <style:text-properties style:font-name="Liberation Mono1" officeooo:rsid="012148c0"/>
    </style:style>
    <style:style style:name="T277" style:family="text">
      <style:text-properties style:font-name="Liberation Mono1" officeooo:rsid="01232054"/>
    </style:style>
    <style:style style:name="T278" style:family="text">
      <style:text-properties style:font-name="Liberation Mono1" officeooo:rsid="0123fea4"/>
    </style:style>
    <style:style style:name="T279" style:family="text">
      <style:text-properties style:font-name="Liberation Mono1" officeooo:rsid="0125cc42"/>
    </style:style>
    <style:style style:name="T280" style:family="text">
      <style:text-properties style:font-name="Liberation Mono1" officeooo:rsid="0125e35e"/>
    </style:style>
    <style:style style:name="T281" style:family="text">
      <style:text-properties style:font-name="Liberation Mono1" officeooo:rsid="012664f1"/>
    </style:style>
    <style:style style:name="T282" style:family="text">
      <style:text-properties style:font-name="Liberation Mono1" officeooo:rsid="0127100c"/>
    </style:style>
    <style:style style:name="T283" style:family="text">
      <style:text-properties style:font-name="Liberation Mono1" officeooo:rsid="012c4a72"/>
    </style:style>
    <style:style style:name="T284" style:family="text">
      <style:text-properties style:font-name="Liberation Mono1" officeooo:rsid="012db6a1"/>
    </style:style>
    <style:style style:name="T285" style:family="text">
      <style:text-properties style:font-name="Liberation Mono1" officeooo:rsid="01300a65"/>
    </style:style>
    <style:style style:name="T286" style:family="text">
      <style:text-properties style:font-name="Liberation Mono1" officeooo:rsid="0130d470"/>
    </style:style>
    <style:style style:name="T287" style:family="text">
      <style:text-properties style:font-name="Liberation Mono1" officeooo:rsid="01327518"/>
    </style:style>
    <style:style style:name="T288" style:family="text">
      <style:text-properties style:font-name="Liberation Mono1" officeooo:rsid="01365447"/>
    </style:style>
    <style:style style:name="T289" style:family="text">
      <style:text-properties style:font-name="Liberation Mono1" officeooo:rsid="01381c60"/>
    </style:style>
    <style:style style:name="T290" style:family="text">
      <style:text-properties style:font-name="Liberation Mono1" officeooo:rsid="01399918"/>
    </style:style>
    <style:style style:name="T291" style:family="text">
      <style:text-properties style:font-name="Liberation Mono1" officeooo:rsid="013c0ab5"/>
    </style:style>
    <style:style style:name="T292" style:family="text">
      <style:text-properties style:font-name="Liberation Mono1" officeooo:rsid="013c0ab5" style:font-name-asian="DejaVu Math TeX Gyre" style:font-name-complex="DejaVu Math TeX Gyre"/>
    </style:style>
    <style:style style:name="T293" style:family="text">
      <style:text-properties style:font-name="Liberation Mono1" officeooo:rsid="013ce066" style:font-name-asian="DejaVu Math TeX Gyre" style:font-name-complex="DejaVu Math TeX Gyre"/>
    </style:style>
    <style:style style:name="T294" style:family="text">
      <style:text-properties style:font-name="Liberation Mono1" officeooo:rsid="013e5e39" style:font-name-asian="DejaVu Math TeX Gyre" style:font-name-complex="DejaVu Math TeX Gyre"/>
    </style:style>
    <style:style style:name="T295" style:family="text">
      <style:text-properties style:font-name="Liberation Mono1" officeooo:rsid="0143b3a7" style:font-name-asian="DejaVu Math TeX Gyre" style:font-name-complex="DejaVu Math TeX Gyre"/>
    </style:style>
    <style:style style:name="T296" style:family="text">
      <style:text-properties style:font-name="Liberation Mono1" officeooo:rsid="01461ff9" style:font-name-asian="DejaVu Math TeX Gyre" style:font-name-complex="DejaVu Math TeX Gyre"/>
    </style:style>
    <style:style style:name="T297" style:family="text">
      <style:text-properties style:font-name="Liberation Mono1" officeooo:rsid="0143b3a7"/>
    </style:style>
    <style:style style:name="T298" style:family="text">
      <style:text-properties style:font-name="Liberation Mono1" officeooo:rsid="01461ff9"/>
    </style:style>
    <style:style style:name="T299" style:family="text">
      <style:text-properties style:font-name="Liberation Mono1" officeooo:rsid="0146db83"/>
    </style:style>
    <style:style style:name="T300" style:family="text">
      <style:text-properties style:font-name="Liberation Mono1" officeooo:rsid="01474ab9"/>
    </style:style>
    <style:style style:name="T301" style:family="text">
      <style:text-properties style:font-name="Liberation Mono1" officeooo:rsid="014f679d"/>
    </style:style>
    <style:style style:name="T302" style:family="text">
      <style:text-properties style:font-name="Liberation Mono1" officeooo:rsid="014ed060"/>
    </style:style>
    <style:style style:name="T303" style:family="text">
      <style:text-properties style:font-name="Liberation Mono1" officeooo:rsid="0151f207"/>
    </style:style>
    <style:style style:name="T304" style:family="text">
      <style:text-properties style:font-name="Liberation Mono1" officeooo:rsid="0153a218"/>
    </style:style>
    <style:style style:name="T305" style:family="text">
      <style:text-properties style:font-name="Liberation Mono1" officeooo:rsid="0161a456"/>
    </style:style>
    <style:style style:name="T306" style:family="text">
      <style:text-properties style:font-name="Liberation Mono1" officeooo:rsid="01622086"/>
    </style:style>
    <style:style style:name="T307" style:family="text">
      <style:text-properties style:font-name="Liberation Mono1" officeooo:rsid="0162b443"/>
    </style:style>
    <style:style style:name="T308" style:family="text">
      <style:text-properties style:font-name="Liberation Mono1" officeooo:rsid="01652e29"/>
    </style:style>
    <style:style style:name="T309" style:family="text">
      <style:text-properties style:font-name="Liberation Mono1" officeooo:rsid="01664d7f"/>
    </style:style>
    <style:style style:name="T310" style:family="text">
      <style:text-properties style:font-name="Liberation Mono1" officeooo:rsid="01664f91"/>
    </style:style>
    <style:style style:name="T311" style:family="text">
      <style:text-properties style:font-name="Liberation Mono1" officeooo:rsid="01668697"/>
    </style:style>
    <style:style style:name="T312" style:family="text">
      <style:text-properties style:font-name="Liberation Mono1" officeooo:rsid="016bf4bb"/>
    </style:style>
    <style:style style:name="T313" style:family="text">
      <style:text-properties style:font-name="Liberation Mono1" officeooo:rsid="016f7133"/>
    </style:style>
    <style:style style:name="T314" style:family="text">
      <style:text-properties style:font-name="Liberation Mono1" officeooo:rsid="01716acb"/>
    </style:style>
    <style:style style:name="T315" style:family="text">
      <style:text-properties style:font-name="Liberation Mono1" officeooo:rsid="016a592e"/>
    </style:style>
    <style:style style:name="T316" style:family="text">
      <style:text-properties style:font-name="Liberation Mono1" officeooo:rsid="016d2722"/>
    </style:style>
    <style:style style:name="T317" style:family="text">
      <style:text-properties style:font-name="Liberation Mono1" officeooo:rsid="016d8a9e"/>
    </style:style>
    <style:style style:name="T318" style:family="text">
      <style:text-properties style:font-name="Liberation Mono1" officeooo:rsid="016ef1c0"/>
    </style:style>
    <style:style style:name="T319" style:family="text">
      <style:text-properties style:font-name="Liberation Mono1" officeooo:rsid="016f1670"/>
    </style:style>
    <style:style style:name="T320" style:family="text">
      <style:text-properties style:font-name="Liberation Mono1" officeooo:rsid="01678a97"/>
    </style:style>
    <style:style style:name="T321" style:family="text">
      <style:text-properties style:font-name="Liberation Mono1" officeooo:rsid="017361ed"/>
    </style:style>
    <style:style style:name="T322" style:family="text">
      <style:text-properties style:font-name="Liberation Mono1" officeooo:rsid="0173998d"/>
    </style:style>
    <style:style style:name="T323" style:family="text">
      <style:text-properties style:font-name="Liberation Mono1" officeooo:rsid="0176c60f"/>
    </style:style>
    <style:style style:name="T324" style:family="text">
      <style:text-properties style:font-name="Liberation Mono1" officeooo:rsid="0176c60f" style:font-name-asian="Liberation Serif2" style:font-name-complex="Liberation Serif2"/>
    </style:style>
    <style:style style:name="T325" style:family="text">
      <style:text-properties style:font-name="Liberation Mono1" officeooo:rsid="023c2dc7" style:font-name-asian="Liberation Serif2" style:font-name-complex="Liberation Serif2"/>
    </style:style>
    <style:style style:name="T326" style:family="text">
      <style:text-properties style:font-name="Liberation Mono1" officeooo:rsid="023a33c4" style:font-name-asian="Liberation Serif2" style:font-name-complex="Liberation Serif2"/>
    </style:style>
    <style:style style:name="T327" style:family="text">
      <style:text-properties style:font-name="Liberation Mono1" officeooo:rsid="0258cac9" style:font-name-asian="Liberation Serif2" style:font-name-complex="Liberation Serif2"/>
    </style:style>
    <style:style style:name="T328" style:family="text">
      <style:text-properties style:font-name="Liberation Mono1" officeooo:rsid="017ac1fe"/>
    </style:style>
    <style:style style:name="T329" style:family="text">
      <style:text-properties style:font-name="Liberation Mono1" officeooo:rsid="017957d7"/>
    </style:style>
    <style:style style:name="T330" style:family="text">
      <style:text-properties style:font-name="Liberation Mono1" officeooo:rsid="01770d93"/>
    </style:style>
    <style:style style:name="T331" style:family="text">
      <style:text-properties style:font-name="Liberation Mono1" officeooo:rsid="017b6862"/>
    </style:style>
    <style:style style:name="T332" style:family="text">
      <style:text-properties style:font-name="Liberation Mono1" officeooo:rsid="018643c3"/>
    </style:style>
    <style:style style:name="T333" style:family="text">
      <style:text-properties style:font-name="Liberation Mono1" officeooo:rsid="0186f802"/>
    </style:style>
    <style:style style:name="T334" style:family="text">
      <style:text-properties style:font-name="Liberation Mono1" officeooo:rsid="0188ba3a"/>
    </style:style>
    <style:style style:name="T335" style:family="text">
      <style:text-properties style:font-name="Liberation Mono1" officeooo:rsid="018a916f"/>
    </style:style>
    <style:style style:name="T336" style:family="text">
      <style:text-properties style:font-name="Liberation Mono1" officeooo:rsid="018b22f4"/>
    </style:style>
    <style:style style:name="T337" style:family="text">
      <style:text-properties style:font-name="Liberation Mono1" officeooo:rsid="018beec5"/>
    </style:style>
    <style:style style:name="T338" style:family="text">
      <style:text-properties style:font-name="Liberation Mono1" officeooo:rsid="01964ca6"/>
    </style:style>
    <style:style style:name="T339" style:family="text">
      <style:text-properties style:font-name="Liberation Mono1" officeooo:rsid="019743dc"/>
    </style:style>
    <style:style style:name="T340" style:family="text">
      <style:text-properties style:font-name="Liberation Mono1" officeooo:rsid="019937e7"/>
    </style:style>
    <style:style style:name="T341" style:family="text">
      <style:text-properties style:font-name="Liberation Mono1" officeooo:rsid="019a45e4"/>
    </style:style>
    <style:style style:name="T342" style:family="text">
      <style:text-properties style:font-name="Liberation Mono1" officeooo:rsid="019aba5e"/>
    </style:style>
    <style:style style:name="T343" style:family="text">
      <style:text-properties style:font-name="Liberation Mono1" officeooo:rsid="019e5da9"/>
    </style:style>
    <style:style style:name="T344" style:family="text">
      <style:text-properties style:font-name="Liberation Mono1" officeooo:rsid="019ef218"/>
    </style:style>
    <style:style style:name="T345" style:family="text">
      <style:text-properties style:font-name="Liberation Mono1" officeooo:rsid="019f301b"/>
    </style:style>
    <style:style style:name="T346" style:family="text">
      <style:text-properties style:font-name="Liberation Mono1" officeooo:rsid="019f8682"/>
    </style:style>
    <style:style style:name="T347" style:family="text">
      <style:text-properties style:font-name="Liberation Mono1" officeooo:rsid="01a17e87"/>
    </style:style>
    <style:style style:name="T348" style:family="text">
      <style:text-properties style:font-name="Liberation Mono1" officeooo:rsid="01a27453"/>
    </style:style>
    <style:style style:name="T349" style:family="text">
      <style:text-properties style:font-name="Liberation Mono1" officeooo:rsid="01a7347c"/>
    </style:style>
    <style:style style:name="T350" style:family="text">
      <style:text-properties style:font-name="Liberation Mono1" officeooo:rsid="01ad6b16"/>
    </style:style>
    <style:style style:name="T351" style:family="text">
      <style:text-properties style:font-name="Liberation Mono1" officeooo:rsid="01b0b3e7"/>
    </style:style>
    <style:style style:name="T352" style:family="text">
      <style:text-properties style:font-name="Liberation Mono1" officeooo:rsid="01b104b6"/>
    </style:style>
    <style:style style:name="T353" style:family="text">
      <style:text-properties style:font-name="Liberation Mono1" officeooo:rsid="01b2504d"/>
    </style:style>
    <style:style style:name="T354" style:family="text">
      <style:text-properties style:font-name="Liberation Mono1" officeooo:rsid="01af1e54"/>
    </style:style>
    <style:style style:name="T355" style:family="text">
      <style:text-properties style:font-name="Liberation Mono1" officeooo:rsid="01b3b36f"/>
    </style:style>
    <style:style style:name="T356" style:family="text">
      <style:text-properties style:font-name="Liberation Mono1" officeooo:rsid="01b3ceda"/>
    </style:style>
    <style:style style:name="T357" style:family="text">
      <style:text-properties style:font-name="Liberation Mono1" officeooo:rsid="01b3e5f1"/>
    </style:style>
    <style:style style:name="T358" style:family="text">
      <style:text-properties style:font-name="Liberation Mono1" officeooo:rsid="01b4efb3"/>
    </style:style>
    <style:style style:name="T359" style:family="text">
      <style:text-properties style:font-name="Liberation Mono1" officeooo:rsid="01b6eb58"/>
    </style:style>
    <style:style style:name="T360" style:family="text">
      <style:text-properties style:font-name="Liberation Mono1" officeooo:rsid="01b8d919"/>
    </style:style>
    <style:style style:name="T361" style:family="text">
      <style:text-properties style:font-name="Liberation Mono1" officeooo:rsid="01b973fd"/>
    </style:style>
    <style:style style:name="T362" style:family="text">
      <style:text-properties style:font-name="Liberation Mono1" officeooo:rsid="01bae5df"/>
    </style:style>
    <style:style style:name="T363" style:family="text">
      <style:text-properties style:font-name="Liberation Mono1" officeooo:rsid="01bbdfa9"/>
    </style:style>
    <style:style style:name="T364" style:family="text">
      <style:text-properties style:font-name="Liberation Mono1" officeooo:rsid="01bce7f7"/>
    </style:style>
    <style:style style:name="T365" style:family="text">
      <style:text-properties style:font-name="Liberation Mono1" officeooo:rsid="01bebde3"/>
    </style:style>
    <style:style style:name="T366" style:family="text">
      <style:text-properties style:font-name="Liberation Mono1" officeooo:rsid="01bede1b"/>
    </style:style>
    <style:style style:name="T367" style:family="text">
      <style:text-properties style:font-name="Liberation Mono1" officeooo:rsid="01c530d3"/>
    </style:style>
    <style:style style:name="T368" style:family="text">
      <style:text-properties style:font-name="Liberation Mono1" officeooo:rsid="01bf1415"/>
    </style:style>
    <style:style style:name="T369" style:family="text">
      <style:text-properties style:font-name="Liberation Mono1" officeooo:rsid="01bf5602"/>
    </style:style>
    <style:style style:name="T370" style:family="text">
      <style:text-properties style:font-name="Liberation Mono1" officeooo:rsid="01c1a966"/>
    </style:style>
    <style:style style:name="T371" style:family="text">
      <style:text-properties style:font-name="Liberation Mono1" officeooo:rsid="01c7f451"/>
    </style:style>
    <style:style style:name="T372" style:family="text">
      <style:text-properties style:font-name="Liberation Mono1" officeooo:rsid="01cc8f7b"/>
    </style:style>
    <style:style style:name="T373" style:family="text">
      <style:text-properties style:font-name="Liberation Mono1" officeooo:rsid="01d11e70"/>
    </style:style>
    <style:style style:name="T374" style:family="text">
      <style:text-properties style:font-name="Liberation Mono1" officeooo:rsid="01d1bdb8"/>
    </style:style>
    <style:style style:name="T375" style:family="text">
      <style:text-properties style:font-name="Liberation Mono1" officeooo:rsid="01d324c2"/>
    </style:style>
    <style:style style:name="T376" style:family="text">
      <style:text-properties style:font-name="Liberation Mono1" officeooo:rsid="01d400c3"/>
    </style:style>
    <style:style style:name="T377" style:family="text">
      <style:text-properties style:font-name="Liberation Mono1" officeooo:rsid="01d710dd"/>
    </style:style>
    <style:style style:name="T378" style:family="text">
      <style:text-properties style:font-name="Liberation Mono1" officeooo:rsid="01d7c924"/>
    </style:style>
    <style:style style:name="T379" style:family="text">
      <style:text-properties style:font-name="Liberation Mono1" officeooo:rsid="01d6eb11"/>
    </style:style>
    <style:style style:name="T380" style:family="text">
      <style:text-properties style:font-name="Liberation Mono1" officeooo:rsid="01d7fae9"/>
    </style:style>
    <style:style style:name="T381" style:family="text">
      <style:text-properties style:font-name="Liberation Mono1" officeooo:rsid="01d9f2ba"/>
    </style:style>
    <style:style style:name="T382" style:family="text">
      <style:text-properties style:font-name="Liberation Mono1" officeooo:rsid="01da4166"/>
    </style:style>
    <style:style style:name="T383" style:family="text">
      <style:text-properties style:font-name="Liberation Mono1" officeooo:rsid="01dc374c"/>
    </style:style>
    <style:style style:name="T384" style:family="text">
      <style:text-properties style:font-name="Liberation Mono1" officeooo:rsid="01ddf7f2"/>
    </style:style>
    <style:style style:name="T385" style:family="text">
      <style:text-properties style:font-name="Liberation Mono1" officeooo:rsid="01e3d0ad"/>
    </style:style>
    <style:style style:name="T386" style:family="text">
      <style:text-properties style:font-name="Liberation Mono1" officeooo:rsid="01e50f64"/>
    </style:style>
    <style:style style:name="T387" style:family="text">
      <style:text-properties style:font-name="Liberation Mono1" officeooo:rsid="01e7bbc8"/>
    </style:style>
    <style:style style:name="T388" style:family="text">
      <style:text-properties style:font-name="Liberation Mono1" officeooo:rsid="01e86096"/>
    </style:style>
    <style:style style:name="T389" style:family="text">
      <style:text-properties style:font-name="Liberation Mono1" officeooo:rsid="01ec582f"/>
    </style:style>
    <style:style style:name="T390" style:family="text">
      <style:text-properties style:font-name="Liberation Mono1" officeooo:rsid="01f30cb3"/>
    </style:style>
    <style:style style:name="T391" style:family="text">
      <style:text-properties style:font-name="Liberation Mono1" officeooo:rsid="01f4b812"/>
    </style:style>
    <style:style style:name="T392" style:family="text">
      <style:text-properties style:font-name="Liberation Mono1" officeooo:rsid="01fa86fa"/>
    </style:style>
    <style:style style:name="T393" style:family="text">
      <style:text-properties style:font-name="Liberation Mono1" officeooo:rsid="02014d66"/>
    </style:style>
    <style:style style:name="T394" style:family="text">
      <style:text-properties style:font-name="Liberation Mono1" officeooo:rsid="0202ed6b"/>
    </style:style>
    <style:style style:name="T395" style:family="text">
      <style:text-properties style:font-name="Liberation Mono1" officeooo:rsid="020a572e"/>
    </style:style>
    <style:style style:name="T396" style:family="text">
      <style:text-properties style:font-name="Liberation Mono1" officeooo:rsid="020de375"/>
    </style:style>
    <style:style style:name="T397" style:family="text">
      <style:text-properties style:font-name="Liberation Mono1" officeooo:rsid="020d4ac9"/>
    </style:style>
    <style:style style:name="T398" style:family="text">
      <style:text-properties style:font-name="Liberation Mono1" officeooo:rsid="02212806"/>
    </style:style>
    <style:style style:name="T399" style:family="text">
      <style:text-properties style:font-name="Liberation Mono1" officeooo:rsid="021e0dda"/>
    </style:style>
    <style:style style:name="T400" style:family="text">
      <style:text-properties style:font-name="Liberation Mono1" officeooo:rsid="021e9de1"/>
    </style:style>
    <style:style style:name="T401" style:family="text">
      <style:text-properties style:font-name="Liberation Mono1" officeooo:rsid="02206cd1"/>
    </style:style>
    <style:style style:name="T402" style:family="text">
      <style:text-properties style:font-name="Liberation Mono1" officeooo:rsid="0224adca"/>
    </style:style>
    <style:style style:name="T403" style:family="text">
      <style:text-properties style:font-name="Liberation Mono1" officeooo:rsid="0224be84"/>
    </style:style>
    <style:style style:name="T404" style:family="text">
      <style:text-properties style:font-name="Liberation Mono1" officeooo:rsid="02251c1c"/>
    </style:style>
    <style:style style:name="T405" style:family="text">
      <style:text-properties style:font-name="Liberation Mono1" officeooo:rsid="02273e29"/>
    </style:style>
    <style:style style:name="T406" style:family="text">
      <style:text-properties style:font-name="Liberation Mono1" officeooo:rsid="02276deb"/>
    </style:style>
    <style:style style:name="T407" style:family="text">
      <style:text-properties style:font-name="Liberation Mono1" officeooo:rsid="02295054"/>
    </style:style>
    <style:style style:name="T408" style:family="text">
      <style:text-properties style:font-name="Liberation Mono1" officeooo:rsid="022b8b8e"/>
    </style:style>
    <style:style style:name="T409" style:family="text">
      <style:text-properties style:font-name="Liberation Mono1" officeooo:rsid="02365dd2"/>
    </style:style>
    <style:style style:name="T410" style:family="text">
      <style:text-properties style:font-name="Liberation Mono1" officeooo:rsid="02371118"/>
    </style:style>
    <style:style style:name="T411" style:family="text">
      <style:text-properties style:font-name="Liberation Mono1" officeooo:rsid="02388d80"/>
    </style:style>
    <style:style style:name="T412" style:family="text">
      <style:text-properties style:font-name="Liberation Mono1" officeooo:rsid="02399c7a"/>
    </style:style>
    <style:style style:name="T413" style:family="text">
      <style:text-properties style:font-name="Liberation Mono1" officeooo:rsid="023a33c4"/>
    </style:style>
    <style:style style:name="T414" style:family="text">
      <style:text-properties style:font-name="Liberation Mono1" officeooo:rsid="023c2dc7"/>
    </style:style>
    <style:style style:name="T415" style:family="text">
      <style:text-properties style:font-name="Liberation Mono1" officeooo:rsid="023e2838"/>
    </style:style>
    <style:style style:name="T416" style:family="text">
      <style:text-properties style:font-name="Liberation Mono1" officeooo:rsid="0240b5f2"/>
    </style:style>
    <style:style style:name="T417" style:family="text">
      <style:text-properties style:font-name="Liberation Mono1" officeooo:rsid="02417863"/>
    </style:style>
    <style:style style:name="T418" style:family="text">
      <style:text-properties style:font-name="Liberation Mono1" officeooo:rsid="024489a7"/>
    </style:style>
    <style:style style:name="T419" style:family="text">
      <style:text-properties style:font-name="Liberation Mono1" officeooo:rsid="02464e14"/>
    </style:style>
    <style:style style:name="T420" style:family="text">
      <style:text-properties style:font-name="Liberation Mono1" officeooo:rsid="02472347"/>
    </style:style>
    <style:style style:name="T421" style:family="text">
      <style:text-properties style:font-name="Liberation Mono1" officeooo:rsid="02490937"/>
    </style:style>
    <style:style style:name="T422" style:family="text">
      <style:text-properties style:font-name="Liberation Mono1" officeooo:rsid="024aff1c"/>
    </style:style>
    <style:style style:name="T423" style:family="text">
      <style:text-properties style:font-name="Liberation Mono1" officeooo:rsid="024d05c9"/>
    </style:style>
    <style:style style:name="T424" style:family="text">
      <style:text-properties style:font-name="Liberation Mono1" officeooo:rsid="024e71f4"/>
    </style:style>
    <style:style style:name="T425" style:family="text">
      <style:text-properties style:font-name="Liberation Mono1" officeooo:rsid="02526505"/>
    </style:style>
    <style:style style:name="T426" style:family="text">
      <style:text-properties style:font-name="Liberation Mono1" officeooo:rsid="0253a0f9"/>
    </style:style>
    <style:style style:name="T427" style:family="text">
      <style:text-properties style:font-name="Liberation Mono1" officeooo:rsid="0254694a"/>
    </style:style>
    <style:style style:name="T428" style:family="text">
      <style:text-properties style:font-name="Liberation Mono1" officeooo:rsid="025786ed"/>
    </style:style>
    <style:style style:name="T429" style:family="text">
      <style:text-properties style:font-name="Liberation Mono1" officeooo:rsid="0258cac9"/>
    </style:style>
    <style:style style:name="T430" style:family="text">
      <style:text-properties style:font-name="Liberation Mono1" officeooo:rsid="025c46d0"/>
    </style:style>
    <style:style style:name="T431" style:family="text">
      <style:text-properties style:font-name="Liberation Mono1" officeooo:rsid="025d7b93"/>
    </style:style>
    <style:style style:name="T432" style:family="text">
      <style:text-properties style:font-name="Liberation Mono1" fo:font-weight="bold" officeooo:rsid="025a8260" style:font-name-asian="Noto Sans Mono CJK SC" style:font-weight-asian="bold" style:font-name-complex="Liberation Mono1" style:font-weight-complex="bold"/>
    </style:style>
    <style:style style:name="T433" style:family="text">
      <style:text-properties style:font-name="Liberation Mono1" officeooo:rsid="0261723b"/>
    </style:style>
    <style:style style:name="T434" style:family="text">
      <style:text-properties style:font-name="Liberation Mono1" officeooo:rsid="02622e0f"/>
    </style:style>
    <style:style style:name="T435" style:family="text">
      <style:text-properties style:font-name="Liberation Mono1" officeooo:rsid="0263071b"/>
    </style:style>
    <style:style style:name="T436" style:family="text">
      <style:text-properties style:font-name="Liberation Mono1" officeooo:rsid="0263825a"/>
    </style:style>
    <style:style style:name="T437" style:family="text">
      <style:text-properties style:font-name="Liberation Mono1" officeooo:rsid="026446ea"/>
    </style:style>
    <style:style style:name="T438" style:family="text">
      <style:text-properties style:font-name="Liberation Mono1" officeooo:rsid="02661e97"/>
    </style:style>
    <style:style style:name="T439" style:family="text">
      <style:text-properties style:font-name="Liberation Mono1" officeooo:rsid="026b187f"/>
    </style:style>
    <style:style style:name="T440" style:family="text">
      <style:text-properties style:font-name="Liberation Mono1" officeooo:rsid="026e6260"/>
    </style:style>
    <style:style style:name="T441" style:family="text">
      <style:text-properties style:font-name="Liberation Mono1" officeooo:rsid="027dfd2a"/>
    </style:style>
    <style:style style:name="T442" style:family="text">
      <style:text-properties style:font-name="Liberation Mono1" officeooo:rsid="02820839"/>
    </style:style>
    <style:style style:name="T443" style:family="text">
      <style:text-properties style:font-name="Liberation Serif"/>
    </style:style>
    <style:style style:name="T444" style:family="text">
      <style:text-properties style:font-name="Liberation Serif" officeooo:rsid="0021b7fd"/>
    </style:style>
    <style:style style:name="T445" style:family="text">
      <style:text-properties style:font-name="Liberation Serif" fo:font-style="normal" officeooo:rsid="000e3a8c" style:font-style-asian="normal" style:font-style-complex="normal"/>
    </style:style>
    <style:style style:name="T446" style:family="text">
      <style:text-properties style:font-name="Liberation Serif" fo:font-style="normal" officeooo:rsid="00230f5c" style:font-style-asian="normal" style:font-style-complex="normal"/>
    </style:style>
    <style:style style:name="T447" style:family="text">
      <style:text-properties style:font-name="Liberation Serif" fo:font-style="normal" officeooo:rsid="00248743" style:font-style-asian="normal" style:font-style-complex="normal"/>
    </style:style>
    <style:style style:name="T448" style:family="text">
      <style:text-properties style:font-name="Liberation Serif" fo:font-style="normal" officeooo:rsid="00251778" style:font-style-asian="normal" style:font-style-complex="normal"/>
    </style:style>
    <style:style style:name="T449" style:family="text">
      <style:text-properties style:font-name="Liberation Serif" fo:font-style="normal" officeooo:rsid="002cbdc4" style:font-style-asian="normal" style:font-style-complex="normal"/>
    </style:style>
    <style:style style:name="T450" style:family="text">
      <style:text-properties style:font-name="Liberation Serif" fo:font-style="normal" officeooo:rsid="00441972" style:font-style-asian="normal" style:font-style-complex="normal"/>
    </style:style>
    <style:style style:name="T451" style:family="text">
      <style:text-properties style:font-name="Liberation Serif" fo:font-style="normal" officeooo:rsid="007eb72d" style:font-style-asian="normal" style:font-style-complex="normal"/>
    </style:style>
    <style:style style:name="T452" style:family="text">
      <style:text-properties style:font-name="Liberation Serif" fo:font-style="normal" officeooo:rsid="009fb95f" style:font-style-asian="normal" style:font-style-complex="normal"/>
    </style:style>
    <style:style style:name="T453" style:family="text">
      <style:text-properties style:font-name="Liberation Serif" fo:font-style="normal" officeooo:rsid="010186f8" style:font-style-asian="normal" style:font-style-complex="normal"/>
    </style:style>
    <style:style style:name="T454" style:family="text">
      <style:text-properties style:font-name="Liberation Serif" fo:font-style="normal" officeooo:rsid="01d710dd" style:font-style-asian="normal" style:font-style-complex="normal"/>
    </style:style>
    <style:style style:name="T455" style:family="text">
      <style:text-properties style:font-name="Liberation Serif" fo:font-style="normal" officeooo:rsid="01d9f2ba" style:font-style-asian="normal" style:font-style-complex="normal"/>
    </style:style>
    <style:style style:name="T456" style:family="text">
      <style:text-properties style:font-name="Liberation Serif" fo:font-style="normal" officeooo:rsid="01ddf7f2" style:font-style-asian="normal" style:font-style-complex="normal"/>
    </style:style>
    <style:style style:name="T457" style:family="text">
      <style:text-properties style:font-name="Liberation Serif" fo:font-style="normal" fo:font-weight="bold" officeooo:rsid="00441972" style:font-style-asian="normal" style:font-weight-asian="bold" style:font-style-complex="normal" style:font-weight-complex="bold"/>
    </style:style>
    <style:style style:name="T458" style:family="text">
      <style:text-properties style:font-name="Liberation Serif" fo:font-style="normal" fo:font-weight="normal" officeooo:rsid="007d6290" style:font-style-asian="normal" style:font-weight-asian="normal" style:font-style-complex="normal" style:font-weight-complex="normal"/>
    </style:style>
    <style:style style:name="T459" style:family="text">
      <style:text-properties style:font-name="Liberation Serif" fo:font-style="normal" fo:font-weight="normal" officeooo:rsid="007eb72d" style:font-style-asian="normal" style:font-weight-asian="normal" style:font-style-complex="normal" style:font-weight-complex="normal"/>
    </style:style>
    <style:style style:name="T460" style:family="text">
      <style:text-properties style:font-name="Liberation Serif" fo:font-style="normal" fo:font-weight="normal" officeooo:rsid="009844e2" style:font-style-asian="normal" style:font-weight-asian="normal" style:font-style-complex="normal" style:font-weight-complex="normal"/>
    </style:style>
    <style:style style:name="T461" style:family="text">
      <style:text-properties style:font-name="Liberation Serif" fo:font-style="normal" fo:font-weight="normal" officeooo:rsid="027f902f" style:font-style-asian="normal" style:font-weight-asian="normal" style:font-style-complex="normal" style:font-weight-complex="normal"/>
    </style:style>
    <style:style style:name="T462" style:family="text">
      <style:text-properties style:font-name="Liberation Serif" fo:font-style="normal" fo:font-weight="normal" officeooo:rsid="0284b213" style:font-style-asian="normal" style:font-weight-asian="normal" style:font-style-complex="normal" style:font-weight-complex="normal"/>
    </style:style>
    <style:style style:name="T463" style:family="text">
      <style:text-properties style:font-name="Liberation Serif" officeooo:rsid="0023016e"/>
    </style:style>
    <style:style style:name="T464" style:family="text">
      <style:text-properties style:font-name="Liberation Serif" officeooo:rsid="001ea6a3"/>
    </style:style>
    <style:style style:name="T465" style:family="text">
      <style:text-properties style:font-name="Liberation Serif" officeooo:rsid="002915c8"/>
    </style:style>
    <style:style style:name="T466" style:family="text">
      <style:text-properties style:font-name="Liberation Serif" officeooo:rsid="002a87da"/>
    </style:style>
    <style:style style:name="T467" style:family="text">
      <style:text-properties style:font-name="Liberation Serif" officeooo:rsid="002b9346"/>
    </style:style>
    <style:style style:name="T468" style:family="text">
      <style:text-properties style:font-name="Liberation Serif" officeooo:rsid="002cbdc4"/>
    </style:style>
    <style:style style:name="T469" style:family="text">
      <style:text-properties style:font-name="Liberation Serif" officeooo:rsid="002cce11"/>
    </style:style>
    <style:style style:name="T470" style:family="text">
      <style:text-properties style:font-name="Liberation Serif" fo:font-size="12pt" style:font-size-asian="12pt" style:font-size-complex="12pt"/>
    </style:style>
    <style:style style:name="T471" style:family="text">
      <style:text-properties style:font-name="Liberation Serif" fo:font-size="12pt" officeooo:rsid="0034715f" style:font-size-asian="12pt" style:font-size-complex="12pt"/>
    </style:style>
    <style:style style:name="T472" style:family="text">
      <style:text-properties style:font-name="Liberation Serif" fo:font-size="12pt" officeooo:rsid="003325f1" style:font-size-asian="12pt" style:font-size-complex="12pt"/>
    </style:style>
    <style:style style:name="T473" style:family="text">
      <style:text-properties style:font-name="Liberation Serif" fo:font-size="12pt" officeooo:rsid="003ce700" style:font-size-asian="12pt" style:font-size-complex="12pt"/>
    </style:style>
    <style:style style:name="T474" style:family="text">
      <style:text-properties style:font-name="Liberation Serif" fo:font-size="12pt" officeooo:rsid="003e76cc" style:font-size-asian="12pt" style:font-size-complex="12pt"/>
    </style:style>
    <style:style style:name="T475" style:family="text">
      <style:text-properties style:font-name="Liberation Serif" fo:font-size="12pt" officeooo:rsid="003f559f" style:font-size-asian="12pt" style:font-size-complex="12pt"/>
    </style:style>
    <style:style style:name="T476" style:family="text">
      <style:text-properties style:font-name="Liberation Serif" fo:font-size="12pt" officeooo:rsid="0040c17a" style:font-size-asian="12pt" style:font-size-complex="12pt"/>
    </style:style>
    <style:style style:name="T477" style:family="text">
      <style:text-properties style:font-name="Liberation Serif" fo:font-size="12pt" officeooo:rsid="004372b4" style:font-size-asian="12pt" style:font-size-complex="12pt"/>
    </style:style>
    <style:style style:name="T478" style:family="text">
      <style:text-properties style:font-name="Liberation Serif" fo:font-size="12pt" officeooo:rsid="001be3bc" style:font-size-asian="12pt" style:font-size-complex="12pt"/>
    </style:style>
    <style:style style:name="T479" style:family="text">
      <style:text-properties style:font-name="Liberation Serif" fo:font-size="12pt" officeooo:rsid="001d2cfc" style:font-size-asian="12pt" style:font-size-complex="12pt"/>
    </style:style>
    <style:style style:name="T480" style:family="text">
      <style:text-properties style:font-name="Liberation Serif" fo:font-size="12pt" officeooo:rsid="008f4589" style:font-size-asian="12pt" style:font-size-complex="12pt"/>
    </style:style>
    <style:style style:name="T481" style:family="text">
      <style:text-properties style:font-name="Liberation Serif" fo:font-size="12pt" officeooo:rsid="008d94a7" style:font-size-asian="12pt" style:font-size-complex="12pt"/>
    </style:style>
    <style:style style:name="T482" style:family="text">
      <style:text-properties style:font-name="Liberation Serif" fo:font-size="12pt" officeooo:rsid="008fa9d9" style:font-size-asian="12pt" style:font-size-complex="12pt"/>
    </style:style>
    <style:style style:name="T483" style:family="text">
      <style:text-properties style:font-name="Liberation Serif" fo:font-size="12pt" officeooo:rsid="00909ac2" style:font-size-asian="12pt" style:font-size-complex="12pt"/>
    </style:style>
    <style:style style:name="T484" style:family="text">
      <style:text-properties style:font-name="Liberation Serif" fo:font-size="12pt" officeooo:rsid="009c86b1" style:font-size-asian="12pt" style:font-size-complex="12pt"/>
    </style:style>
    <style:style style:name="T485" style:family="text">
      <style:text-properties style:font-name="Liberation Serif" fo:font-size="12pt" officeooo:rsid="011381c2" style:font-size-asian="12pt" style:font-size-complex="12pt"/>
    </style:style>
    <style:style style:name="T486" style:family="text">
      <style:text-properties style:font-name="Liberation Serif" fo:font-size="12pt" officeooo:rsid="011fce72" style:font-size-asian="12pt" style:font-size-complex="12pt"/>
    </style:style>
    <style:style style:name="T487" style:family="text">
      <style:text-properties style:font-name="Liberation Serif" fo:font-size="12pt" officeooo:rsid="02133b10" style:font-size-asian="12pt" style:font-size-complex="12pt"/>
    </style:style>
    <style:style style:name="T488" style:family="text">
      <style:text-properties style:font-name="Liberation Serif" fo:font-size="12pt" officeooo:rsid="0215f5dd" style:font-size-asian="12pt" style:font-size-complex="12pt"/>
    </style:style>
    <style:style style:name="T489" style:family="text">
      <style:text-properties style:font-name="Liberation Serif" fo:font-size="12pt" fo:font-style="normal" officeooo:rsid="002ebd86" style:font-size-asian="12pt" style:font-style-asian="normal" style:font-size-complex="12pt" style:font-style-complex="normal"/>
    </style:style>
    <style:style style:name="T490" style:family="text">
      <style:text-properties style:font-name="Liberation Serif" fo:font-size="12pt" fo:font-style="normal" officeooo:rsid="0034715f" style:font-size-asian="12pt" style:font-style-asian="normal" style:font-size-complex="12pt" style:font-style-complex="normal"/>
    </style:style>
    <style:style style:name="T491" style:family="text">
      <style:text-properties style:font-name="Liberation Serif" fo:font-size="12pt" fo:font-style="normal" officeooo:rsid="00380015" style:font-size-asian="12pt" style:font-style-asian="normal" style:font-size-complex="12pt" style:font-style-complex="normal"/>
    </style:style>
    <style:style style:name="T492" style:family="text">
      <style:text-properties style:font-name="Liberation Serif" fo:font-size="12pt" fo:font-style="normal" officeooo:rsid="003554bf" style:font-size-asian="12pt" style:font-style-asian="normal" style:font-size-complex="12pt" style:font-style-complex="normal"/>
    </style:style>
    <style:style style:name="T493" style:family="text">
      <style:text-properties style:font-name="Liberation Serif" fo:font-size="12pt" fo:font-style="normal" officeooo:rsid="00399ebd" style:font-size-asian="12pt" style:font-style-asian="normal" style:font-size-complex="12pt" style:font-style-complex="normal"/>
    </style:style>
    <style:style style:name="T494" style:family="text">
      <style:text-properties style:font-name="Liberation Serif" fo:font-size="12pt" fo:font-style="normal" officeooo:rsid="003b7df3" style:font-size-asian="12pt" style:font-style-asian="normal" style:font-size-complex="12pt" style:font-style-complex="normal"/>
    </style:style>
    <style:style style:name="T495" style:family="text">
      <style:text-properties style:font-name="Liberation Serif" fo:font-size="12pt" fo:font-style="normal" officeooo:rsid="004c2d82" style:font-size-asian="12pt" style:font-style-asian="normal" style:font-size-complex="12pt" style:font-style-complex="normal"/>
    </style:style>
    <style:style style:name="T496" style:family="text">
      <style:text-properties style:font-name="Liberation Serif" fo:font-size="12pt" fo:font-style="normal" officeooo:rsid="004e0e8d" style:font-size-asian="12pt" style:font-style-asian="normal" style:font-size-complex="12pt" style:font-style-complex="normal"/>
    </style:style>
    <style:style style:name="T497" style:family="text">
      <style:text-properties style:font-name="Liberation Serif" fo:font-size="12pt" fo:font-style="normal" officeooo:rsid="004f1671" style:font-size-asian="12pt" style:font-style-asian="normal" style:font-size-complex="12pt" style:font-style-complex="normal"/>
    </style:style>
    <style:style style:name="T498" style:family="text">
      <style:text-properties style:font-name="Liberation Serif" fo:font-size="12pt" fo:font-style="normal" officeooo:rsid="008d474e" style:font-size-asian="12pt" style:font-style-asian="normal" style:font-size-complex="12pt" style:font-style-complex="normal"/>
    </style:style>
    <style:style style:name="T499" style:family="text">
      <style:text-properties style:font-name="Liberation Serif" fo:font-size="12pt" fo:font-style="normal" officeooo:rsid="00861087" style:font-size-asian="12pt" style:font-style-asian="normal" style:font-size-complex="12pt" style:font-style-complex="normal"/>
    </style:style>
    <style:style style:name="T500" style:family="text">
      <style:text-properties style:font-name="Liberation Serif" fo:font-size="12pt" fo:font-style="normal" officeooo:rsid="008c4702" style:font-size-asian="12pt" style:font-style-asian="normal" style:font-size-complex="12pt" style:font-style-complex="normal"/>
    </style:style>
    <style:style style:name="T501" style:family="text">
      <style:text-properties style:font-name="Liberation Serif" fo:font-size="12pt" fo:font-style="normal" officeooo:rsid="00f3abf5" style:font-size-asian="12pt" style:font-style-asian="normal" style:font-size-complex="12pt" style:font-style-complex="normal"/>
    </style:style>
    <style:style style:name="T502" style:family="text">
      <style:text-properties style:font-name="Liberation Serif" fo:font-size="12pt" fo:font-weight="bold" officeooo:rsid="008fa9d9" style:font-size-asian="12pt" style:font-weight-asian="bold" style:font-size-complex="12pt" style:font-weight-complex="bold"/>
    </style:style>
    <style:style style:name="T503" style:family="text">
      <style:text-properties style:font-name="Liberation Serif" fo:font-size="12pt" officeooo:rsid="00dbbd17" style:font-name-asian="Noto Serif CJK SC" style:font-size-asian="12pt" style:font-name-complex="Lohit Devanagari" style:font-size-complex="12pt"/>
    </style:style>
    <style:style style:name="T504" style:family="text">
      <style:text-properties style:font-name="Liberation Serif" fo:font-size="12pt" officeooo:rsid="00dfedeb" style:font-name-asian="Noto Serif CJK SC" style:font-size-asian="12pt" style:font-name-complex="Lohit Devanagari" style:font-size-complex="12pt"/>
    </style:style>
    <style:style style:name="T505" style:family="text">
      <style:text-properties style:font-name="Liberation Serif" fo:font-size="12pt" officeooo:rsid="00df324d" style:font-name-asian="Noto Serif CJK SC" style:font-size-asian="12pt" style:font-name-complex="Lohit Devanagari" style:font-size-complex="12pt"/>
    </style:style>
    <style:style style:name="T506" style:family="text">
      <style:text-properties style:font-name="Liberation Serif" fo:font-size="12pt" officeooo:rsid="00e17003" style:font-name-asian="Noto Serif CJK SC" style:font-size-asian="12pt" style:font-name-complex="Lohit Devanagari" style:font-size-complex="12pt"/>
    </style:style>
    <style:style style:name="T507" style:family="text">
      <style:text-properties style:font-name="Liberation Serif" fo:font-size="12pt" officeooo:rsid="0066b628" style:font-name-asian="Noto Serif CJK SC" style:font-size-asian="12pt" style:font-name-complex="Lohit Devanagari" style:font-size-complex="12pt"/>
    </style:style>
    <style:style style:name="T508" style:family="text">
      <style:text-properties style:font-name="Liberation Serif" fo:font-size="12pt" officeooo:rsid="00f57c0e" style:font-name-asian="Noto Serif CJK SC" style:font-size-asian="12pt" style:font-name-complex="Lohit Devanagari" style:font-size-complex="12pt"/>
    </style:style>
    <style:style style:name="T509" style:family="text">
      <style:text-properties style:font-name="Liberation Serif" fo:font-size="12pt" style:text-underline-style="none" officeooo:rsid="0066b628" style:font-name-asian="Noto Serif CJK SC" style:font-size-asian="12pt" style:font-name-complex="Lohit Devanagari" style:font-size-complex="12pt"/>
    </style:style>
    <style:style style:name="T510" style:family="text">
      <style:text-properties style:font-name="Liberation Serif" fo:font-size="12pt" officeooo:rsid="0215f5dd" style:font-name-asian="Liberation Serif2" style:font-size-asian="12pt" style:font-name-complex="Liberation Serif2" style:font-size-complex="12pt"/>
    </style:style>
    <style:style style:name="T511" style:family="text">
      <style:text-properties style:font-name="Liberation Serif" officeooo:rsid="0030e787"/>
    </style:style>
    <style:style style:name="T512" style:family="text">
      <style:text-properties style:font-name="Liberation Serif" fo:font-size="24pt" fo:font-weight="bold" officeooo:rsid="00270d9d" style:font-name-asian="Noto Serif CJK SC" style:font-size-asian="24pt" style:font-weight-asian="bold" style:font-name-complex="Lohit Devanagari" style:font-size-complex="24pt" style:font-weight-complex="bold"/>
    </style:style>
    <style:style style:name="T513" style:family="text">
      <style:text-properties style:font-name="Liberation Serif" fo:font-size="24pt" fo:font-weight="bold" officeooo:rsid="00497a76" style:font-name-asian="Noto Serif CJK SC" style:font-size-asian="24pt" style:font-weight-asian="bold" style:font-name-complex="Lohit Devanagari" style:font-size-complex="24pt" style:font-weight-complex="bold"/>
    </style:style>
    <style:style style:name="T514" style:family="text">
      <style:text-properties style:font-name="Liberation Serif" fo:font-size="24pt" fo:font-weight="bold" officeooo:rsid="00abea30" style:font-name-asian="Noto Serif CJK SC" style:font-size-asian="24pt" style:font-weight-asian="bold" style:font-name-complex="Lohit Devanagari" style:font-size-complex="24pt" style:font-weight-complex="bold"/>
    </style:style>
    <style:style style:name="T515" style:family="text">
      <style:text-properties style:font-name="Liberation Serif" fo:font-size="24pt" fo:font-weight="bold" officeooo:rsid="01147c79" style:font-name-asian="Noto Serif CJK SC" style:font-size-asian="24pt" style:font-weight-asian="bold" style:font-name-complex="Lohit Devanagari" style:font-size-complex="24pt" style:font-weight-complex="bold"/>
    </style:style>
    <style:style style:name="T516" style:family="text">
      <style:text-properties style:font-name="Liberation Serif" fo:font-size="24pt" fo:font-weight="bold" officeooo:rsid="01ad6b16" style:font-name-asian="Noto Serif CJK SC" style:font-size-asian="24pt" style:font-weight-asian="bold" style:font-name-complex="Lohit Devanagari" style:font-size-complex="24pt" style:font-weight-complex="bold"/>
    </style:style>
    <style:style style:name="T517" style:family="text">
      <style:text-properties style:font-name="Liberation Serif" fo:font-size="24pt" fo:font-weight="bold" officeooo:rsid="01fddc7a" style:font-name-asian="Noto Serif CJK SC" style:font-size-asian="24pt" style:font-weight-asian="bold" style:font-name-complex="Lohit Devanagari" style:font-size-complex="24pt" style:font-weight-complex="bold"/>
    </style:style>
    <style:style style:name="T518" style:family="text">
      <style:text-properties style:font-name="Liberation Serif" officeooo:rsid="00497a76"/>
    </style:style>
    <style:style style:name="T519" style:family="text">
      <style:text-properties style:font-name="Liberation Serif" officeooo:rsid="004b05c4"/>
    </style:style>
    <style:style style:name="T520" style:family="text">
      <style:text-properties style:font-name="Liberation Serif" officeooo:rsid="0047db83"/>
    </style:style>
    <style:style style:name="T521" style:family="text">
      <style:text-properties style:font-name="Liberation Serif" officeooo:rsid="00491eee"/>
    </style:style>
    <style:style style:name="T522" style:family="text">
      <style:text-properties style:font-name="Liberation Serif" officeooo:rsid="004c2d82"/>
    </style:style>
    <style:style style:name="T523" style:family="text">
      <style:text-properties style:font-name="Liberation Serif" officeooo:rsid="0050f0df"/>
    </style:style>
    <style:style style:name="T524" style:family="text">
      <style:text-properties style:font-name="Liberation Serif" officeooo:rsid="00529832"/>
    </style:style>
    <style:style style:name="T525" style:family="text">
      <style:text-properties style:font-name="Liberation Serif" officeooo:rsid="00535f2f"/>
    </style:style>
    <style:style style:name="T526" style:family="text">
      <style:text-properties style:font-name="Liberation Serif" officeooo:rsid="0053bf72"/>
    </style:style>
    <style:style style:name="T527" style:family="text">
      <style:text-properties style:font-name="Liberation Serif" officeooo:rsid="00555bb5"/>
    </style:style>
    <style:style style:name="T528" style:family="text">
      <style:text-properties style:font-name="Liberation Serif" officeooo:rsid="005783de"/>
    </style:style>
    <style:style style:name="T529" style:family="text">
      <style:text-properties style:font-name="Liberation Serif" officeooo:rsid="005a81d3"/>
    </style:style>
    <style:style style:name="T530" style:family="text">
      <style:text-properties style:font-name="Liberation Serif" officeooo:rsid="0059b320"/>
    </style:style>
    <style:style style:name="T531" style:family="text">
      <style:text-properties style:font-name="Liberation Serif" officeooo:rsid="005bf047"/>
    </style:style>
    <style:style style:name="T532" style:family="text">
      <style:text-properties style:font-name="Liberation Serif" officeooo:rsid="005c5275"/>
    </style:style>
    <style:style style:name="T533" style:family="text">
      <style:text-properties style:font-name="Liberation Serif" officeooo:rsid="005d3b45"/>
    </style:style>
    <style:style style:name="T534" style:family="text">
      <style:text-properties style:font-name="Liberation Serif" style:font-name-asian="Noto Serif CJK SC" style:font-name-complex="Lohit Devanagari"/>
    </style:style>
    <style:style style:name="T535" style:family="text">
      <style:text-properties style:font-name="Liberation Serif" officeooo:rsid="0078e76d" style:font-name-asian="Noto Serif CJK SC" style:font-name-complex="Lohit Devanagari"/>
    </style:style>
    <style:style style:name="T536" style:family="text">
      <style:text-properties style:font-name="Liberation Serif" officeooo:rsid="0075a297" style:font-name-asian="Noto Serif CJK SC" style:font-name-complex="Lohit Devanagari"/>
    </style:style>
    <style:style style:name="T537" style:family="text">
      <style:text-properties style:font-name="Liberation Serif" officeooo:rsid="00791526" style:font-name-asian="Noto Serif CJK SC" style:font-name-complex="Lohit Devanagari"/>
    </style:style>
    <style:style style:name="T538" style:family="text">
      <style:text-properties style:font-name="Liberation Serif" officeooo:rsid="007a096b" style:font-name-asian="Noto Serif CJK SC" style:font-name-complex="Lohit Devanagari"/>
    </style:style>
    <style:style style:name="T539" style:family="text">
      <style:text-properties style:font-name="Liberation Serif" officeooo:rsid="00c65889" style:font-name-asian="Noto Serif CJK SC" style:font-name-complex="Lohit Devanagari"/>
    </style:style>
    <style:style style:name="T540" style:family="text">
      <style:text-properties style:font-name="Liberation Serif" officeooo:rsid="006d586b" style:font-name-asian="Noto Serif CJK SC" style:font-name-complex="Lohit Devanagari"/>
    </style:style>
    <style:style style:name="T541" style:family="text">
      <style:text-properties style:font-name="Liberation Serif" officeooo:rsid="014ed060" style:font-name-asian="Noto Serif CJK SC" style:font-name-complex="Lohit Devanagari"/>
    </style:style>
    <style:style style:name="T542" style:family="text">
      <style:text-properties style:font-name="Liberation Serif" officeooo:rsid="01b104b6" style:font-name-asian="Noto Serif CJK SC" style:font-name-complex="Lohit Devanagari"/>
    </style:style>
    <style:style style:name="T543" style:family="text">
      <style:text-properties style:font-name="Liberation Serif" officeooo:rsid="01bf1415" style:font-name-asian="Noto Serif CJK SC" style:font-name-complex="Lohit Devanagari"/>
    </style:style>
    <style:style style:name="T544" style:family="text">
      <style:text-properties style:font-name="Liberation Serif" officeooo:rsid="01bf5602" style:font-name-asian="Noto Serif CJK SC" style:font-name-complex="Lohit Devanagari"/>
    </style:style>
    <style:style style:name="T545" style:family="text">
      <style:text-properties style:font-name="Liberation Serif" officeooo:rsid="01b442ca" style:font-name-asian="Noto Serif CJK SC" style:font-name-complex="Lohit Devanagari"/>
    </style:style>
    <style:style style:name="T546" style:family="text">
      <style:text-properties style:font-name="Liberation Serif" officeooo:rsid="01bfe1b1" style:font-name-asian="Noto Serif CJK SC" style:font-name-complex="Lohit Devanagari"/>
    </style:style>
    <style:style style:name="T547" style:family="text">
      <style:text-properties style:font-name="Liberation Serif" officeooo:rsid="01d400c3" style:font-name-asian="Noto Serif CJK SC" style:font-name-complex="Lohit Devanagari"/>
    </style:style>
    <style:style style:name="T548" style:family="text">
      <style:text-properties style:font-name="Liberation Serif" officeooo:rsid="020fbd67" style:font-name-asian="Noto Serif CJK SC" style:font-name-complex="Lohit Devanagari"/>
    </style:style>
    <style:style style:name="T549" style:family="text">
      <style:text-properties style:font-name="Liberation Serif" officeooo:rsid="024e71f4" style:font-name-asian="Noto Serif CJK SC" style:font-name-complex="Lohit Devanagari"/>
    </style:style>
    <style:style style:name="T550" style:family="text">
      <style:text-properties style:font-name="Liberation Serif" officeooo:rsid="02695583" style:font-name-asian="Noto Serif CJK SC" style:font-name-complex="Lohit Devanagari"/>
    </style:style>
    <style:style style:name="T551" style:family="text">
      <style:text-properties style:font-name="Liberation Serif" officeooo:rsid="027721fc" style:font-name-asian="Noto Serif CJK SC" style:font-name-complex="Lohit Devanagari"/>
    </style:style>
    <style:style style:name="T552" style:family="text">
      <style:text-properties style:font-name="Liberation Serif" officeooo:rsid="0278ac08" style:font-name-asian="Noto Serif CJK SC" style:font-name-complex="Lohit Devanagari"/>
    </style:style>
    <style:style style:name="T553" style:family="text">
      <style:text-properties style:font-name="Liberation Serif" officeooo:rsid="027a2901" style:font-name-asian="Noto Serif CJK SC" style:font-name-complex="Lohit Devanagari"/>
    </style:style>
    <style:style style:name="T554" style:family="text">
      <style:text-properties style:font-name="Liberation Serif" officeooo:rsid="027be91d" style:font-name-asian="Noto Serif CJK SC" style:font-name-complex="Lohit Devanagari"/>
    </style:style>
    <style:style style:name="T555" style:family="text">
      <style:text-properties style:font-name="Liberation Serif" style:text-underline-style="none"/>
    </style:style>
    <style:style style:name="T556" style:family="text">
      <style:text-properties style:font-name="Liberation Serif" style:text-underline-style="none" officeooo:rsid="007f72e0"/>
    </style:style>
    <style:style style:name="T557" style:family="text">
      <style:text-properties style:font-name="Liberation Serif" style:text-underline-style="none" officeooo:rsid="00fb3fec"/>
    </style:style>
    <style:style style:name="T558" style:family="text">
      <style:text-properties style:font-name="Liberation Serif" style:text-underline-style="none" officeooo:rsid="00fcc6d1"/>
    </style:style>
    <style:style style:name="T559" style:family="text">
      <style:text-properties style:font-name="Liberation Serif" style:text-underline-style="none" officeooo:rsid="00fc2104"/>
    </style:style>
    <style:style style:name="T560" style:family="text">
      <style:text-properties style:font-name="Liberation Serif" style:text-underline-style="none" officeooo:rsid="0115ef61"/>
    </style:style>
    <style:style style:name="T561" style:family="text">
      <style:text-properties style:font-name="Liberation Serif" style:text-underline-style="none" officeooo:rsid="012576cd"/>
    </style:style>
    <style:style style:name="T562" style:family="text">
      <style:text-properties style:font-name="Liberation Serif" style:text-underline-style="none" officeooo:rsid="0158155e"/>
    </style:style>
    <style:style style:name="T563" style:family="text">
      <style:text-properties style:font-name="Liberation Serif" style:text-underline-style="none" officeooo:rsid="0158f0d0"/>
    </style:style>
    <style:style style:name="T564" style:family="text">
      <style:text-properties style:font-name="Liberation Serif" officeooo:rsid="0074a11a"/>
    </style:style>
    <style:style style:name="T565" style:family="text">
      <style:text-properties style:font-name="Liberation Serif" officeooo:rsid="007727f7"/>
    </style:style>
    <style:style style:name="T566" style:family="text">
      <style:text-properties style:font-name="Liberation Serif" officeooo:rsid="0078c4f6"/>
    </style:style>
    <style:style style:name="T567" style:family="text">
      <style:text-properties style:font-name="Liberation Serif" style:text-underline-style="solid" style:text-underline-width="auto" style:text-underline-color="font-color"/>
    </style:style>
    <style:style style:name="T568" style:family="text">
      <style:text-properties style:font-name="Liberation Serif" style:text-underline-style="solid" style:text-underline-width="auto" style:text-underline-color="font-color" officeooo:rsid="0074a11a"/>
    </style:style>
    <style:style style:name="T569" style:family="text">
      <style:text-properties style:font-name="Liberation Serif" style:text-underline-style="solid" style:text-underline-width="auto" style:text-underline-color="font-color" officeooo:rsid="007f72e0"/>
    </style:style>
    <style:style style:name="T570" style:family="text">
      <style:text-properties style:font-name="Liberation Serif" style:text-underline-style="solid" style:text-underline-width="auto" style:text-underline-color="font-color" officeooo:rsid="01289c9a"/>
    </style:style>
    <style:style style:name="T571" style:family="text">
      <style:text-properties style:font-name="Liberation Serif" officeooo:rsid="007eb72d"/>
    </style:style>
    <style:style style:name="T572" style:family="text">
      <style:text-properties style:font-name="Liberation Serif" fo:font-style="italic" officeooo:rsid="007f72e0" style:font-style-asian="italic" style:font-style-complex="italic"/>
    </style:style>
    <style:style style:name="T573" style:family="text">
      <style:text-properties style:font-name="Liberation Serif" fo:font-style="italic" officeooo:rsid="0074a11a" style:font-style-asian="italic" style:font-style-complex="italic"/>
    </style:style>
    <style:style style:name="T574" style:family="text">
      <style:text-properties style:font-name="Liberation Serif" fo:font-style="italic" officeooo:rsid="01f6000b" style:font-name-asian="Noto Sans Mono CJK SC" style:font-style-asian="italic" style:font-name-complex="Liberation Mono1" style:font-style-complex="italic"/>
    </style:style>
    <style:style style:name="T575" style:family="text">
      <style:text-properties style:font-name="Liberation Serif" officeooo:rsid="007f72e0"/>
    </style:style>
    <style:style style:name="T576" style:family="text">
      <style:text-properties style:font-name="Liberation Serif" officeooo:rsid="006b93e4"/>
    </style:style>
    <style:style style:name="T577" style:family="text">
      <style:text-properties style:font-name="Liberation Serif" officeooo:rsid="0073c586"/>
    </style:style>
    <style:style style:name="T578" style:family="text">
      <style:text-properties style:font-name="Liberation Serif" officeooo:rsid="0075a297"/>
    </style:style>
    <style:style style:name="T579" style:family="text">
      <style:text-properties style:font-name="Liberation Serif" officeooo:rsid="0078e451"/>
    </style:style>
    <style:style style:name="T580" style:family="text">
      <style:text-properties style:font-name="Liberation Serif" officeooo:rsid="0078e76d"/>
    </style:style>
    <style:style style:name="T581" style:family="text">
      <style:text-properties style:font-name="Liberation Serif" fo:font-weight="normal" style:font-weight-asian="normal" style:font-weight-complex="normal"/>
    </style:style>
    <style:style style:name="T582" style:family="text">
      <style:text-properties style:font-name="Liberation Serif" fo:font-weight="normal" officeooo:rsid="007bd84c" style:font-weight-asian="normal" style:font-weight-complex="normal"/>
    </style:style>
    <style:style style:name="T583" style:family="text">
      <style:text-properties style:font-name="Liberation Serif" fo:font-weight="normal" officeooo:rsid="007d6290" style:font-weight-asian="normal" style:font-weight-complex="normal"/>
    </style:style>
    <style:style style:name="T584" style:family="text">
      <style:text-properties style:font-name="Liberation Serif" fo:font-weight="normal" officeooo:rsid="00813493" style:font-weight-asian="normal" style:font-weight-complex="normal"/>
    </style:style>
    <style:style style:name="T585" style:family="text">
      <style:text-properties style:font-name="Liberation Serif" fo:font-weight="normal" officeooo:rsid="00831337" style:font-weight-asian="normal" style:font-weight-complex="normal"/>
    </style:style>
    <style:style style:name="T586" style:family="text">
      <style:text-properties style:font-name="Liberation Serif" fo:font-weight="normal" officeooo:rsid="0084050d" style:font-weight-asian="normal" style:font-weight-complex="normal"/>
    </style:style>
    <style:style style:name="T587" style:family="text">
      <style:text-properties style:font-name="Liberation Serif" fo:font-weight="normal" officeooo:rsid="009844e2" style:font-weight-asian="normal" style:font-weight-complex="normal"/>
    </style:style>
    <style:style style:name="T588" style:family="text">
      <style:text-properties style:font-name="Liberation Serif" fo:font-weight="normal" officeooo:rsid="00813493" style:font-name-asian="Noto Serif CJK SC" style:font-weight-asian="normal" style:font-name-complex="Lohit Devanagari" style:font-weight-complex="normal"/>
    </style:style>
    <style:style style:name="T589" style:family="text">
      <style:text-properties style:font-name="Liberation Serif" fo:font-weight="normal" officeooo:rsid="020e4853" style:font-name-asian="Noto Color Emoji" style:font-weight-asian="normal" style:font-name-complex="Noto Color Emoji" style:font-weight-complex="normal"/>
    </style:style>
    <style:style style:name="T590" style:family="text">
      <style:text-properties style:font-name="Liberation Serif" fo:font-weight="normal" officeooo:rsid="020fbd67" style:font-name-asian="Noto Color Emoji" style:font-weight-asian="normal" style:font-name-complex="Noto Color Emoji" style:font-weight-complex="normal"/>
    </style:style>
    <style:style style:name="T591" style:family="text">
      <style:text-properties style:font-name="Liberation Serif" fo:font-weight="normal" officeooo:rsid="025bbc3d" style:font-name-asian="Noto Sans Mono CJK SC" style:font-weight-asian="normal" style:font-name-complex="Liberation Mono1" style:font-weight-complex="normal"/>
    </style:style>
    <style:style style:name="T592" style:family="text">
      <style:text-properties style:font-name="Liberation Serif" officeooo:rsid="00913e90"/>
    </style:style>
    <style:style style:name="T593" style:family="text">
      <style:text-properties style:font-name="Liberation Serif" officeooo:rsid="0094ec5e"/>
    </style:style>
    <style:style style:name="T594" style:family="text">
      <style:text-properties style:font-name="Liberation Serif" officeooo:rsid="0096a56a"/>
    </style:style>
    <style:style style:name="T595" style:family="text">
      <style:text-properties style:font-name="Liberation Serif" officeooo:rsid="009844e2"/>
    </style:style>
    <style:style style:name="T596" style:family="text">
      <style:text-properties style:font-name="Liberation Serif" officeooo:rsid="00a18c4c"/>
    </style:style>
    <style:style style:name="T597" style:family="text">
      <style:text-properties style:font-name="Liberation Serif" officeooo:rsid="00a343c2"/>
    </style:style>
    <style:style style:name="T598" style:family="text">
      <style:text-properties style:font-name="Liberation Serif" officeooo:rsid="00a4a334"/>
    </style:style>
    <style:style style:name="T599" style:family="text">
      <style:text-properties style:font-name="Liberation Serif" officeooo:rsid="00a9fb5d"/>
    </style:style>
    <style:style style:name="T600" style:family="text">
      <style:text-properties style:font-name="Liberation Serif" officeooo:rsid="006d1c67"/>
    </style:style>
    <style:style style:name="T601" style:family="text">
      <style:text-properties style:font-name="Liberation Serif" officeooo:rsid="00d7c3e0"/>
    </style:style>
    <style:style style:name="T602" style:family="text">
      <style:text-properties style:font-name="Liberation Serif" officeooo:rsid="00bc405f"/>
    </style:style>
    <style:style style:name="T603" style:family="text">
      <style:text-properties style:font-name="Liberation Serif" officeooo:rsid="00bdcb1a"/>
    </style:style>
    <style:style style:name="T604" style:family="text">
      <style:text-properties style:font-name="Liberation Serif" officeooo:rsid="00c80c05"/>
    </style:style>
    <style:style style:name="T605" style:family="text">
      <style:text-properties style:font-name="Liberation Serif" officeooo:rsid="00c94205"/>
    </style:style>
    <style:style style:name="T606" style:family="text">
      <style:text-properties style:font-name="Liberation Serif" officeooo:rsid="00f89605"/>
    </style:style>
    <style:style style:name="T607" style:family="text">
      <style:text-properties style:font-name="Liberation Serif" officeooo:rsid="00fcc6d1"/>
    </style:style>
    <style:style style:name="T608" style:family="text">
      <style:text-properties style:font-name="Liberation Serif" officeooo:rsid="00f653ad"/>
    </style:style>
    <style:style style:name="T609" style:family="text">
      <style:text-properties style:font-name="Liberation Serif" officeooo:rsid="00f7402a"/>
    </style:style>
    <style:style style:name="T610" style:family="text">
      <style:text-properties style:font-name="Liberation Serif" officeooo:rsid="00fed6eb"/>
    </style:style>
    <style:style style:name="T611" style:family="text">
      <style:text-properties style:font-name="Liberation Serif" officeooo:rsid="00ff81ab"/>
    </style:style>
    <style:style style:name="T612" style:family="text">
      <style:text-properties style:font-name="Liberation Serif" officeooo:rsid="010186f8"/>
    </style:style>
    <style:style style:name="T613" style:family="text">
      <style:text-properties style:font-name="Liberation Serif" officeooo:rsid="012148c0"/>
    </style:style>
    <style:style style:name="T614" style:family="text">
      <style:text-properties style:font-name="Liberation Serif" officeooo:rsid="01232054"/>
    </style:style>
    <style:style style:name="T615" style:family="text">
      <style:text-properties style:font-name="Liberation Serif" officeooo:rsid="0123fea4"/>
    </style:style>
    <style:style style:name="T616" style:family="text">
      <style:text-properties style:font-name="Liberation Serif" officeooo:rsid="012576cd"/>
    </style:style>
    <style:style style:name="T617" style:family="text">
      <style:text-properties style:font-name="Liberation Serif" officeooo:rsid="0125c32f"/>
    </style:style>
    <style:style style:name="T618" style:family="text">
      <style:text-properties style:font-name="Liberation Serif" officeooo:rsid="0125cc42"/>
    </style:style>
    <style:style style:name="T619" style:family="text">
      <style:text-properties style:font-name="Liberation Serif" officeooo:rsid="0125e35e"/>
    </style:style>
    <style:style style:name="T620" style:family="text">
      <style:text-properties style:font-name="Liberation Serif" officeooo:rsid="01289c9a"/>
    </style:style>
    <style:style style:name="T621" style:family="text">
      <style:text-properties style:font-name="Liberation Serif" officeooo:rsid="01300a65"/>
    </style:style>
    <style:style style:name="T622" style:family="text">
      <style:text-properties style:font-name="Liberation Serif" officeooo:rsid="0130d470"/>
    </style:style>
    <style:style style:name="T623" style:family="text">
      <style:text-properties style:font-name="Liberation Serif" officeooo:rsid="00a5fbce"/>
    </style:style>
    <style:style style:name="T624" style:family="text">
      <style:text-properties style:font-name="Liberation Serif" officeooo:rsid="0117a124"/>
    </style:style>
    <style:style style:name="T625" style:family="text">
      <style:text-properties style:font-name="Liberation Serif" officeooo:rsid="012db6a1"/>
    </style:style>
    <style:style style:name="T626" style:family="text">
      <style:text-properties style:font-name="Liberation Serif" officeooo:rsid="01188330"/>
    </style:style>
    <style:style style:name="T627" style:family="text">
      <style:text-properties style:font-name="Liberation Serif" officeooo:rsid="01342d9c"/>
    </style:style>
    <style:style style:name="T628" style:family="text">
      <style:text-properties style:font-name="Liberation Serif" officeooo:rsid="013b8e11"/>
    </style:style>
    <style:style style:name="T629" style:family="text">
      <style:text-properties style:font-name="Liberation Serif" officeooo:rsid="012a530a"/>
    </style:style>
    <style:style style:name="T630" style:family="text">
      <style:text-properties style:font-name="Liberation Serif" officeooo:rsid="01381c60"/>
    </style:style>
    <style:style style:name="T631" style:family="text">
      <style:text-properties style:font-name="Liberation Serif" officeooo:rsid="013c0ab5"/>
    </style:style>
    <style:style style:name="T632" style:family="text">
      <style:text-properties style:font-name="Liberation Serif" officeooo:rsid="013c0ab5" style:font-name-asian="DejaVu Math TeX Gyre" style:font-name-complex="DejaVu Math TeX Gyre"/>
    </style:style>
    <style:style style:name="T633" style:family="text">
      <style:text-properties style:font-name="Liberation Serif" officeooo:rsid="013ce066" style:font-name-asian="DejaVu Math TeX Gyre" style:font-name-complex="DejaVu Math TeX Gyre"/>
    </style:style>
    <style:style style:name="T634" style:family="text">
      <style:text-properties style:font-name="Liberation Serif" officeooo:rsid="013e5e39" style:font-name-asian="DejaVu Math TeX Gyre" style:font-name-complex="DejaVu Math TeX Gyre"/>
    </style:style>
    <style:style style:name="T635" style:family="text">
      <style:text-properties style:font-name="Liberation Serif" officeooo:rsid="0143b3a7" style:font-name-asian="DejaVu Math TeX Gyre" style:font-name-complex="DejaVu Math TeX Gyre"/>
    </style:style>
    <style:style style:name="T636" style:family="text">
      <style:text-properties style:font-name="Liberation Serif" officeooo:rsid="014466ec" style:font-name-asian="DejaVu Math TeX Gyre" style:font-name-complex="DejaVu Math TeX Gyre"/>
    </style:style>
    <style:style style:name="T637" style:family="text">
      <style:text-properties style:font-name="Liberation Serif" officeooo:rsid="01461ff9" style:font-name-asian="DejaVu Math TeX Gyre" style:font-name-complex="DejaVu Math TeX Gyre"/>
    </style:style>
    <style:style style:name="T638" style:family="text">
      <style:text-properties style:font-name="Liberation Serif" officeooo:rsid="0149b311"/>
    </style:style>
    <style:style style:name="T639" style:family="text">
      <style:text-properties style:font-name="Liberation Serif" officeooo:rsid="014c9bb0"/>
    </style:style>
    <style:style style:name="T640" style:family="text">
      <style:text-properties style:font-name="Liberation Serif" officeooo:rsid="01664d7f"/>
    </style:style>
    <style:style style:name="T641" style:family="text">
      <style:text-properties style:font-name="Liberation Serif" officeooo:rsid="016f7133"/>
    </style:style>
    <style:style style:name="T642" style:family="text">
      <style:text-properties style:font-name="Liberation Serif" officeooo:rsid="016a592e"/>
    </style:style>
    <style:style style:name="T643" style:family="text">
      <style:text-properties style:font-name="Liberation Serif" officeooo:rsid="016d2722"/>
    </style:style>
    <style:style style:name="T644" style:family="text">
      <style:text-properties style:font-name="Liberation Serif" officeooo:rsid="01664f91"/>
    </style:style>
    <style:style style:name="T645" style:family="text">
      <style:text-properties style:font-name="Liberation Serif" officeooo:rsid="016bf4bb"/>
    </style:style>
    <style:style style:name="T646" style:family="text">
      <style:text-properties style:font-name="Liberation Serif" officeooo:rsid="016ef1c0"/>
    </style:style>
    <style:style style:name="T647" style:family="text">
      <style:text-properties style:font-name="Liberation Serif" officeooo:rsid="016f1670"/>
    </style:style>
    <style:style style:name="T648" style:family="text">
      <style:text-properties style:font-name="Liberation Serif" officeooo:rsid="01622086"/>
    </style:style>
    <style:style style:name="T649" style:family="text">
      <style:text-properties style:font-name="Liberation Serif" officeooo:rsid="0162b443"/>
    </style:style>
    <style:style style:name="T650" style:family="text">
      <style:text-properties style:font-name="Liberation Serif" officeooo:rsid="017361ed"/>
    </style:style>
    <style:style style:name="T651" style:family="text">
      <style:text-properties style:font-name="Liberation Serif" officeooo:rsid="0173998d"/>
    </style:style>
    <style:style style:name="T652" style:family="text">
      <style:text-properties style:font-name="Liberation Serif" officeooo:rsid="0176c60f"/>
    </style:style>
    <style:style style:name="T653" style:family="text">
      <style:text-properties style:font-name="Liberation Serif" officeooo:rsid="01770d93"/>
    </style:style>
    <style:style style:name="T654" style:family="text">
      <style:text-properties style:font-name="Liberation Serif" officeooo:rsid="017ac1fe"/>
    </style:style>
    <style:style style:name="T655" style:family="text">
      <style:text-properties style:font-name="Liberation Serif" officeooo:rsid="017b6862"/>
    </style:style>
    <style:style style:name="T656" style:family="text">
      <style:text-properties style:font-name="Liberation Serif" officeooo:rsid="0181ae79"/>
    </style:style>
    <style:style style:name="T657" style:family="text">
      <style:text-properties style:font-name="Liberation Serif" officeooo:rsid="0186f3d2"/>
    </style:style>
    <style:style style:name="T658" style:family="text">
      <style:text-properties style:font-name="Liberation Serif" officeooo:rsid="0188ba3a"/>
    </style:style>
    <style:style style:name="T659" style:family="text">
      <style:text-properties style:font-name="Liberation Serif" officeooo:rsid="018beec5"/>
    </style:style>
    <style:style style:name="T660" style:family="text">
      <style:text-properties style:font-name="Liberation Serif" officeooo:rsid="01a76233"/>
    </style:style>
    <style:style style:name="T661" style:family="text">
      <style:text-properties style:font-name="Liberation Serif" officeooo:rsid="01964ca6"/>
    </style:style>
    <style:style style:name="T662" style:family="text">
      <style:text-properties style:font-name="Liberation Serif" officeooo:rsid="019743dc"/>
    </style:style>
    <style:style style:name="T663" style:family="text">
      <style:text-properties style:font-name="Liberation Serif" officeooo:rsid="019937e7"/>
    </style:style>
    <style:style style:name="T664" style:family="text">
      <style:text-properties style:font-name="Liberation Serif" officeooo:rsid="019a45e4"/>
    </style:style>
    <style:style style:name="T665" style:family="text">
      <style:text-properties style:font-name="Liberation Serif" officeooo:rsid="019aba5e"/>
    </style:style>
    <style:style style:name="T666" style:family="text">
      <style:text-properties style:font-name="Liberation Serif" officeooo:rsid="019c9fab"/>
    </style:style>
    <style:style style:name="T667" style:family="text">
      <style:text-properties style:font-name="Liberation Serif" officeooo:rsid="019e5da9"/>
    </style:style>
    <style:style style:name="T668" style:family="text">
      <style:text-properties style:font-name="Liberation Serif" officeooo:rsid="01a27453"/>
    </style:style>
    <style:style style:name="T669" style:family="text">
      <style:text-properties style:font-name="Liberation Serif" officeooo:rsid="01ad6b16"/>
    </style:style>
    <style:style style:name="T670" style:family="text">
      <style:text-properties style:font-name="Liberation Serif" officeooo:rsid="01b0b3e7"/>
    </style:style>
    <style:style style:name="T671" style:family="text">
      <style:text-properties style:font-name="Liberation Serif" officeooo:rsid="01b104b6"/>
    </style:style>
    <style:style style:name="T672" style:family="text">
      <style:text-properties style:font-name="Liberation Serif" officeooo:rsid="01b2504d"/>
    </style:style>
    <style:style style:name="T673" style:family="text">
      <style:text-properties style:font-name="Liberation Serif" officeooo:rsid="01af1e54"/>
    </style:style>
    <style:style style:name="T674" style:family="text">
      <style:text-properties style:font-name="Liberation Serif" officeooo:rsid="01b3b36f"/>
    </style:style>
    <style:style style:name="T675" style:family="text">
      <style:text-properties style:font-name="Liberation Serif" officeooo:rsid="01b3ceda"/>
    </style:style>
    <style:style style:name="T676" style:family="text">
      <style:text-properties style:font-name="Liberation Serif" officeooo:rsid="01b3e5f1"/>
    </style:style>
    <style:style style:name="T677" style:family="text">
      <style:text-properties style:font-name="Liberation Serif" officeooo:rsid="01b4efb3"/>
    </style:style>
    <style:style style:name="T678" style:family="text">
      <style:text-properties style:font-name="Liberation Serif" officeooo:rsid="01b6eb58"/>
    </style:style>
    <style:style style:name="T679" style:family="text">
      <style:text-properties style:font-name="Liberation Serif" officeooo:rsid="01b8d919"/>
    </style:style>
    <style:style style:name="T680" style:family="text">
      <style:text-properties style:font-name="Liberation Serif" officeooo:rsid="01b973fd"/>
    </style:style>
    <style:style style:name="T681" style:family="text">
      <style:text-properties style:font-name="Liberation Serif" officeooo:rsid="01bae5df"/>
    </style:style>
    <style:style style:name="T682" style:family="text">
      <style:text-properties style:font-name="Liberation Serif" officeooo:rsid="01bb0eac"/>
    </style:style>
    <style:style style:name="T683" style:family="text">
      <style:text-properties style:font-name="Liberation Serif" officeooo:rsid="01bbdfa9"/>
    </style:style>
    <style:style style:name="T684" style:family="text">
      <style:text-properties style:font-name="Liberation Serif" officeooo:rsid="01bce7f7"/>
    </style:style>
    <style:style style:name="T685" style:family="text">
      <style:text-properties style:font-name="Liberation Serif" officeooo:rsid="01bebde3"/>
    </style:style>
    <style:style style:name="T686" style:family="text">
      <style:text-properties style:font-name="Liberation Serif" officeooo:rsid="01bede1b"/>
    </style:style>
    <style:style style:name="T687" style:family="text">
      <style:text-properties style:font-name="Liberation Serif" officeooo:rsid="01bf5602"/>
    </style:style>
    <style:style style:name="T688" style:family="text">
      <style:text-properties style:font-name="Liberation Serif" officeooo:rsid="01c1a966"/>
    </style:style>
    <style:style style:name="T689" style:family="text">
      <style:text-properties style:font-name="Liberation Serif" officeooo:rsid="01c251e2"/>
    </style:style>
    <style:style style:name="T690" style:family="text">
      <style:text-properties style:font-name="Liberation Serif" officeooo:rsid="01c4006a"/>
    </style:style>
    <style:style style:name="T691" style:family="text">
      <style:text-properties style:font-name="Liberation Serif" officeooo:rsid="01c530d3"/>
    </style:style>
    <style:style style:name="T692" style:family="text">
      <style:text-properties style:font-name="Liberation Serif" officeooo:rsid="01c7f451"/>
    </style:style>
    <style:style style:name="T693" style:family="text">
      <style:text-properties style:font-name="Liberation Serif" officeooo:rsid="01cd1638"/>
    </style:style>
    <style:style style:name="T694" style:family="text">
      <style:text-properties style:font-name="Liberation Serif" officeooo:rsid="01cc8f7b"/>
    </style:style>
    <style:style style:name="T695" style:family="text">
      <style:text-properties style:font-name="Liberation Serif" officeooo:rsid="01d1bdb8"/>
    </style:style>
    <style:style style:name="T696" style:family="text">
      <style:text-properties style:font-name="Liberation Serif" officeooo:rsid="01d400c3"/>
    </style:style>
    <style:style style:name="T697" style:family="text">
      <style:text-properties style:font-name="Liberation Serif" officeooo:rsid="01d324c2"/>
    </style:style>
    <style:style style:name="T698" style:family="text">
      <style:text-properties style:font-name="Liberation Serif" officeooo:rsid="01e3131c"/>
    </style:style>
    <style:style style:name="T699" style:family="text">
      <style:text-properties style:font-name="Liberation Serif" officeooo:rsid="01e3131c" style:font-name-asian="Noto Sans Mono CJK SC" style:font-name-complex="Liberation Mono1"/>
    </style:style>
    <style:style style:name="T700" style:family="text">
      <style:text-properties style:font-name="Liberation Serif" officeooo:rsid="01e50f64" style:font-name-asian="Noto Sans Mono CJK SC" style:font-name-complex="Liberation Mono1"/>
    </style:style>
    <style:style style:name="T701" style:family="text">
      <style:text-properties style:font-name="Liberation Serif" officeooo:rsid="01e5ae65" style:font-name-asian="Noto Sans Mono CJK SC" style:font-name-complex="Liberation Mono1"/>
    </style:style>
    <style:style style:name="T702" style:family="text">
      <style:text-properties style:font-name="Liberation Serif" officeooo:rsid="01e72341" style:font-name-asian="Noto Sans Mono CJK SC" style:font-name-complex="Liberation Mono1"/>
    </style:style>
    <style:style style:name="T703" style:family="text">
      <style:text-properties style:font-name="Liberation Serif" officeooo:rsid="01f30cb3" style:font-name-asian="Noto Sans Mono CJK SC" style:font-name-complex="Liberation Mono1"/>
    </style:style>
    <style:style style:name="T704" style:family="text">
      <style:text-properties style:font-name="Liberation Serif" officeooo:rsid="01f4b812" style:font-name-asian="Noto Sans Mono CJK SC" style:font-name-complex="Liberation Mono1"/>
    </style:style>
    <style:style style:name="T705" style:family="text">
      <style:text-properties style:font-name="Liberation Serif" officeooo:rsid="01f6000b" style:font-name-asian="Noto Sans Mono CJK SC" style:font-name-complex="Liberation Mono1"/>
    </style:style>
    <style:style style:name="T706" style:family="text">
      <style:text-properties style:font-name="Liberation Serif" officeooo:rsid="024aff1c" style:font-name-asian="Noto Sans Mono CJK SC" style:font-name-complex="Liberation Mono1"/>
    </style:style>
    <style:style style:name="T707" style:family="text">
      <style:text-properties style:font-name="Liberation Serif" officeooo:rsid="0255ec57" style:font-name-asian="Noto Sans Mono CJK SC" style:font-name-complex="Liberation Mono1"/>
    </style:style>
    <style:style style:name="T708" style:family="text">
      <style:text-properties style:font-name="Liberation Serif" officeooo:rsid="0258cac9" style:font-name-asian="Noto Sans Mono CJK SC" style:font-name-complex="Liberation Mono1"/>
    </style:style>
    <style:style style:name="T709" style:family="text">
      <style:text-properties style:font-name="Liberation Serif" officeooo:rsid="0259d184" style:font-name-asian="Noto Sans Mono CJK SC" style:font-name-complex="Liberation Mono1"/>
    </style:style>
    <style:style style:name="T710" style:family="text">
      <style:text-properties style:font-name="Liberation Serif" officeooo:rsid="025a8260" style:font-name-asian="Noto Sans Mono CJK SC" style:font-name-complex="Liberation Mono1"/>
    </style:style>
    <style:style style:name="T711" style:family="text">
      <style:text-properties style:font-name="Liberation Serif" officeooo:rsid="025a98d8" style:font-name-asian="Noto Sans Mono CJK SC" style:font-name-complex="Liberation Mono1"/>
    </style:style>
    <style:style style:name="T712" style:family="text">
      <style:text-properties style:font-name="Liberation Serif" officeooo:rsid="025bbc3d" style:font-name-asian="Noto Sans Mono CJK SC" style:font-name-complex="Liberation Mono1"/>
    </style:style>
    <style:style style:name="T713" style:family="text">
      <style:text-properties style:font-name="Liberation Serif" officeooo:rsid="025c46d0" style:font-name-asian="Noto Sans Mono CJK SC" style:font-name-complex="Liberation Mono1"/>
    </style:style>
    <style:style style:name="T714" style:family="text">
      <style:text-properties style:font-name="Liberation Serif" officeooo:rsid="025d7b93" style:font-name-asian="Noto Sans Mono CJK SC" style:font-name-complex="Liberation Mono1"/>
    </style:style>
    <style:style style:name="T715" style:family="text">
      <style:text-properties style:font-name="Liberation Serif" officeooo:rsid="01e3d0ad"/>
    </style:style>
    <style:style style:name="T716" style:family="text">
      <style:text-properties style:font-name="Liberation Serif" officeooo:rsid="01e50f64"/>
    </style:style>
    <style:style style:name="T717" style:family="text">
      <style:text-properties style:font-name="Liberation Serif" officeooo:rsid="01e5ae65"/>
    </style:style>
    <style:style style:name="T718" style:family="text">
      <style:text-properties style:font-name="Liberation Serif" officeooo:rsid="01e7bbc8"/>
    </style:style>
    <style:style style:name="T719" style:family="text">
      <style:text-properties style:font-name="Liberation Serif" officeooo:rsid="01e86096"/>
    </style:style>
    <style:style style:name="T720" style:family="text">
      <style:text-properties style:font-name="Liberation Serif" officeooo:rsid="020a572e"/>
    </style:style>
    <style:style style:name="T721" style:family="text">
      <style:text-properties style:font-name="Liberation Serif" officeooo:rsid="020c43af"/>
    </style:style>
    <style:style style:name="T722" style:family="text">
      <style:text-properties style:font-name="Liberation Serif" officeooo:rsid="01f30cb3"/>
    </style:style>
    <style:style style:name="T723" style:family="text">
      <style:text-properties style:font-name="Liberation Serif" officeooo:rsid="01f4b812"/>
    </style:style>
    <style:style style:name="T724" style:family="text">
      <style:text-properties style:font-name="Liberation Serif" officeooo:rsid="01f5eef1"/>
    </style:style>
    <style:style style:name="T725" style:family="text">
      <style:text-properties style:font-name="Liberation Serif" officeooo:rsid="01f6000b"/>
    </style:style>
    <style:style style:name="T726" style:family="text">
      <style:text-properties style:font-name="Liberation Serif" officeooo:rsid="01fa86fa"/>
    </style:style>
    <style:style style:name="T727" style:family="text">
      <style:text-properties style:font-name="Liberation Serif" officeooo:rsid="02212806"/>
    </style:style>
    <style:style style:name="T728" style:family="text">
      <style:text-properties style:font-name="Liberation Serif" officeooo:rsid="0221a080"/>
    </style:style>
    <style:style style:name="T729" style:family="text">
      <style:text-properties style:font-name="Liberation Serif" officeooo:rsid="021e0dda"/>
    </style:style>
    <style:style style:name="T730" style:family="text">
      <style:text-properties style:font-name="Liberation Serif" officeooo:rsid="021e9de1"/>
    </style:style>
    <style:style style:name="T731" style:family="text">
      <style:text-properties style:font-name="Liberation Serif" officeooo:rsid="00625f81"/>
    </style:style>
    <style:style style:name="T732" style:family="text">
      <style:text-properties style:font-name="Liberation Serif" officeooo:rsid="00631918"/>
    </style:style>
    <style:style style:name="T733" style:family="text">
      <style:text-properties style:font-name="Liberation Serif" officeooo:rsid="006b5ebf"/>
    </style:style>
    <style:style style:name="T734" style:family="text">
      <style:text-properties style:font-name="Liberation Serif" officeooo:rsid="02365dd2"/>
    </style:style>
    <style:style style:name="T735" style:family="text">
      <style:text-properties style:font-name="Liberation Serif" officeooo:rsid="02371118"/>
    </style:style>
    <style:style style:name="T736" style:family="text">
      <style:text-properties style:font-name="Liberation Serif" officeooo:rsid="0240226a"/>
    </style:style>
    <style:style style:name="T737" style:family="text">
      <style:text-properties style:font-name="Liberation Serif" officeooo:rsid="023a33c4"/>
    </style:style>
    <style:style style:name="T738" style:family="text">
      <style:text-properties style:font-name="Liberation Serif" officeooo:rsid="0240b5f2"/>
    </style:style>
    <style:style style:name="T739" style:family="text">
      <style:text-properties style:font-name="Liberation Serif" officeooo:rsid="02417863"/>
    </style:style>
    <style:style style:name="T740" style:family="text">
      <style:text-properties style:font-name="Liberation Serif" officeooo:rsid="0243c305"/>
    </style:style>
    <style:style style:name="T741" style:family="text">
      <style:text-properties style:font-name="Liberation Serif" officeooo:rsid="024c9159"/>
    </style:style>
    <style:style style:name="T742" style:family="text">
      <style:text-properties style:font-name="Liberation Serif" officeooo:rsid="024d05c9"/>
    </style:style>
    <style:style style:name="T743" style:family="text">
      <style:text-properties style:font-name="Liberation Serif" officeooo:rsid="024e71f4"/>
    </style:style>
    <style:style style:name="T744" style:family="text">
      <style:text-properties style:font-name="Liberation Serif" officeooo:rsid="02529b57"/>
    </style:style>
    <style:style style:name="T745" style:family="text">
      <style:text-properties style:font-name="Liberation Serif" officeooo:rsid="02530847"/>
    </style:style>
    <style:style style:name="T746" style:family="text">
      <style:text-properties style:font-name="Liberation Serif" officeooo:rsid="0253a0f9"/>
    </style:style>
    <style:style style:name="T747" style:family="text">
      <style:text-properties style:font-name="Liberation Serif" officeooo:rsid="02388d80"/>
    </style:style>
    <style:style style:name="T748" style:family="text">
      <style:text-properties style:font-name="Liberation Serif" officeooo:rsid="02399c7a"/>
    </style:style>
    <style:style style:name="T749" style:family="text">
      <style:text-properties style:font-name="Liberation Serif" officeooo:rsid="023c2dc7"/>
    </style:style>
    <style:style style:name="T750" style:family="text">
      <style:text-properties style:font-name="Liberation Serif" officeooo:rsid="023e2838"/>
    </style:style>
    <style:style style:name="T751" style:family="text">
      <style:text-properties style:font-name="Liberation Serif" officeooo:rsid="02472347"/>
    </style:style>
    <style:style style:name="T752" style:family="text">
      <style:text-properties style:font-name="Liberation Serif" officeooo:rsid="02490937"/>
    </style:style>
    <style:style style:name="T753" style:family="text">
      <style:text-properties style:font-name="Liberation Serif" officeooo:rsid="024aff1c"/>
    </style:style>
    <style:style style:name="T754" style:family="text">
      <style:text-properties style:font-name="Liberation Serif" officeooo:rsid="02526505"/>
    </style:style>
    <style:style style:name="T755" style:family="text">
      <style:text-properties style:font-name="Liberation Serif" officeooo:rsid="0254694a"/>
    </style:style>
    <style:style style:name="T756" style:family="text">
      <style:text-properties style:font-name="Liberation Serif" officeooo:rsid="0255ec57"/>
    </style:style>
    <style:style style:name="T757" style:family="text">
      <style:text-properties style:font-name="Liberation Serif" officeooo:rsid="025786ed"/>
    </style:style>
    <style:style style:name="T758" style:family="text">
      <style:text-properties style:font-name="Liberation Serif" officeooo:rsid="0258cac9"/>
    </style:style>
    <style:style style:name="T759" style:family="text">
      <style:text-properties style:font-name="Liberation Serif" officeooo:rsid="0259d184"/>
    </style:style>
    <style:style style:name="T760" style:family="text">
      <style:text-properties style:font-name="Liberation Serif" officeooo:rsid="02695583"/>
    </style:style>
    <style:style style:name="T761" style:family="text">
      <style:text-properties style:font-name="Liberation Serif" officeooo:rsid="026b187f"/>
    </style:style>
    <style:style style:name="T762" style:family="text">
      <style:text-properties style:font-name="Liberation Serif" officeooo:rsid="026cb717"/>
    </style:style>
    <style:style style:name="T763" style:family="text">
      <style:text-properties style:font-name="Liberation Serif" officeooo:rsid="026e6260"/>
    </style:style>
    <style:style style:name="T764" style:family="text">
      <style:text-properties style:font-name="Liberation Serif" officeooo:rsid="02622e0f" style:font-name-asian="Liberation Serif2" style:font-name-complex="Liberation Serif2"/>
    </style:style>
    <style:style style:name="T765" style:family="text">
      <style:text-properties style:font-name="Liberation Serif" officeooo:rsid="01a7347c"/>
    </style:style>
    <style:style style:name="T766" style:family="text">
      <style:text-properties style:font-name="Liberation Serif" officeooo:rsid="02622e0f"/>
    </style:style>
    <style:style style:name="T767" style:family="text">
      <style:text-properties style:font-name="Liberation Serif" officeooo:rsid="019ef218"/>
    </style:style>
    <style:style style:name="T768" style:family="text">
      <style:text-properties style:font-name="Liberation Serif" officeooo:rsid="0263825a"/>
    </style:style>
    <style:style style:name="T769" style:family="text">
      <style:text-properties style:font-name="Liberation Serif" officeooo:rsid="02661e97"/>
    </style:style>
    <style:style style:name="T770" style:family="text">
      <style:text-properties style:font-name="Liberation Serif" officeooo:rsid="027f902f"/>
    </style:style>
    <style:style style:name="T771" style:family="text">
      <style:text-properties style:font-name="Liberation Serif" officeooo:rsid="027dfd2a"/>
    </style:style>
    <style:style style:name="T772" style:family="text">
      <style:text-properties style:font-name="Liberation Serif" officeooo:rsid="028439b1"/>
    </style:style>
    <style:style style:name="T773" style:family="text">
      <style:text-properties style:font-name="Liberation Serif" officeooo:rsid="0284b213"/>
    </style:style>
    <style:style style:name="T774" style:family="text">
      <style:text-properties style:font-name="Liberation Serif" officeooo:rsid="0284be40"/>
    </style:style>
    <style:style style:name="T775" style:family="text">
      <style:text-properties officeooo:rsid="0014da5e"/>
    </style:style>
    <style:style style:name="T776" style:family="text">
      <style:text-properties fo:font-size="12pt" style:font-size-asian="12pt" style:font-size-complex="12pt"/>
    </style:style>
    <style:style style:name="T777" style:family="text">
      <style:text-properties fo:font-size="12pt" officeooo:rsid="001be3bc" style:font-size-asian="12pt" style:font-size-complex="12pt"/>
    </style:style>
    <style:style style:name="T778" style:family="text">
      <style:text-properties fo:font-size="12pt" officeooo:rsid="001c2917" style:font-size-asian="12pt" style:font-size-complex="12pt"/>
    </style:style>
    <style:style style:name="T779" style:family="text">
      <style:text-properties fo:font-size="12pt" officeooo:rsid="002024c5" style:font-size-asian="12pt" style:font-size-complex="12pt"/>
    </style:style>
    <style:style style:name="T780" style:family="text">
      <style:text-properties fo:font-size="12pt" officeooo:rsid="002cce11" style:font-size-asian="12pt" style:font-size-complex="12pt"/>
    </style:style>
    <style:style style:name="T781" style:family="text">
      <style:text-properties fo:font-size="12pt" officeooo:rsid="002ebd86" style:font-size-asian="12pt" style:font-size-complex="12pt"/>
    </style:style>
    <style:style style:name="T782" style:family="text">
      <style:text-properties fo:font-size="12pt" officeooo:rsid="003069ea" style:font-size-asian="12pt" style:font-size-complex="12pt"/>
    </style:style>
    <style:style style:name="T783" style:family="text">
      <style:text-properties fo:font-size="12pt" officeooo:rsid="0030e787" style:font-size-asian="12pt" style:font-size-complex="12pt"/>
    </style:style>
    <style:style style:name="T784" style:family="text">
      <style:text-properties fo:font-size="12pt" officeooo:rsid="003270cd" style:font-size-asian="12pt" style:font-size-complex="12pt"/>
    </style:style>
    <style:style style:name="T785" style:family="text">
      <style:text-properties fo:font-size="12pt" officeooo:rsid="003325f1" style:font-size-asian="12pt" style:font-size-complex="12pt"/>
    </style:style>
    <style:style style:name="T786" style:family="text">
      <style:text-properties fo:font-size="12pt" officeooo:rsid="0034715f" style:font-size-asian="12pt" style:font-size-complex="12pt"/>
    </style:style>
    <style:style style:name="T787" style:family="text">
      <style:text-properties fo:font-size="12pt" officeooo:rsid="003554bf" style:font-size-asian="12pt" style:font-size-complex="12pt"/>
    </style:style>
    <style:style style:name="T788" style:family="text">
      <style:text-properties fo:font-size="12pt" officeooo:rsid="003643fa" style:font-size-asian="12pt" style:font-size-complex="12pt"/>
    </style:style>
    <style:style style:name="T789" style:family="text">
      <style:text-properties fo:font-size="12pt" officeooo:rsid="00399ebd" style:font-size-asian="12pt" style:font-size-complex="12pt"/>
    </style:style>
    <style:style style:name="T790" style:family="text">
      <style:text-properties fo:font-size="12pt" officeooo:rsid="003baf8c" style:font-size-asian="12pt" style:font-size-complex="12pt"/>
    </style:style>
    <style:style style:name="T791" style:family="text">
      <style:text-properties fo:font-size="12pt" officeooo:rsid="003ce700" style:font-size-asian="12pt" style:font-size-complex="12pt"/>
    </style:style>
    <style:style style:name="T792" style:family="text">
      <style:text-properties fo:font-size="12pt" officeooo:rsid="003f559f" style:font-size-asian="12pt" style:font-size-complex="12pt"/>
    </style:style>
    <style:style style:name="T793" style:family="text">
      <style:text-properties fo:font-size="12pt" officeooo:rsid="0014da5e" style:font-size-asian="12pt" style:font-size-complex="12pt"/>
    </style:style>
    <style:style style:name="T794" style:family="text">
      <style:text-properties fo:font-size="12pt" officeooo:rsid="0015087e" style:font-size-asian="12pt" style:font-size-complex="12pt"/>
    </style:style>
    <style:style style:name="T795" style:family="text">
      <style:text-properties fo:font-size="12pt" officeooo:rsid="0040c17a" style:font-size-asian="12pt" style:font-size-complex="12pt"/>
    </style:style>
    <style:style style:name="T796" style:family="text">
      <style:text-properties fo:font-size="12pt" officeooo:rsid="004372b4" style:font-size-asian="12pt" style:font-size-complex="12pt"/>
    </style:style>
    <style:style style:name="T797" style:family="text">
      <style:text-properties fo:font-size="12pt" officeooo:rsid="0019c06c" style:font-size-asian="12pt" style:font-size-complex="12pt"/>
    </style:style>
    <style:style style:name="T798" style:family="text">
      <style:text-properties fo:font-size="12pt" officeooo:rsid="004b71f1" style:font-size-asian="12pt" style:font-size-complex="12pt"/>
    </style:style>
    <style:style style:name="T799" style:family="text">
      <style:text-properties fo:font-size="12pt" officeooo:rsid="0013b968" style:font-size-asian="12pt" style:font-size-complex="12pt"/>
    </style:style>
    <style:style style:name="T800" style:family="text">
      <style:text-properties fo:font-size="12pt" officeooo:rsid="005c5275" style:font-size-asian="12pt" style:font-size-complex="12pt"/>
    </style:style>
    <style:style style:name="T801" style:family="text">
      <style:text-properties fo:font-size="12pt" officeooo:rsid="006364a0" style:font-size-asian="12pt" style:font-size-complex="12pt"/>
    </style:style>
    <style:style style:name="T802" style:family="text">
      <style:text-properties fo:font-size="12pt" officeooo:rsid="0084279d" style:font-size-asian="12pt" style:font-size-complex="12pt"/>
    </style:style>
    <style:style style:name="T803" style:family="text">
      <style:text-properties fo:font-size="12pt" officeooo:rsid="00876f44" style:font-size-asian="12pt" style:font-size-complex="12pt"/>
    </style:style>
    <style:style style:name="T804" style:family="text">
      <style:text-properties fo:font-size="12pt" officeooo:rsid="008a8eea" style:font-size-asian="12pt" style:font-size-complex="12pt"/>
    </style:style>
    <style:style style:name="T805" style:family="text">
      <style:text-properties fo:font-size="12pt" officeooo:rsid="008c4702" style:font-size-asian="12pt" style:font-size-complex="12pt"/>
    </style:style>
    <style:style style:name="T806" style:family="text">
      <style:text-properties fo:font-size="12pt" officeooo:rsid="008d474e" style:font-size-asian="12pt" style:font-size-complex="12pt"/>
    </style:style>
    <style:style style:name="T807" style:family="text">
      <style:text-properties fo:font-size="12pt" officeooo:rsid="008d94a7" style:font-size-asian="12pt" style:font-size-complex="12pt"/>
    </style:style>
    <style:style style:name="T808" style:family="text">
      <style:text-properties fo:font-size="12pt" officeooo:rsid="008f4589" style:font-size-asian="12pt" style:font-size-complex="12pt"/>
    </style:style>
    <style:style style:name="T809" style:family="text">
      <style:text-properties fo:font-size="12pt" officeooo:rsid="008fa9d9" style:font-size-asian="12pt" style:font-size-complex="12pt"/>
    </style:style>
    <style:style style:name="T810" style:family="text">
      <style:text-properties fo:font-size="12pt" officeooo:rsid="00909ac2" style:font-size-asian="12pt" style:font-size-complex="12pt"/>
    </style:style>
    <style:style style:name="T811" style:family="text">
      <style:text-properties fo:font-size="12pt" officeooo:rsid="009c86b1" style:font-size-asian="12pt" style:font-size-complex="12pt"/>
    </style:style>
    <style:style style:name="T812" style:family="text">
      <style:text-properties fo:font-size="12pt" officeooo:rsid="001d2cfc" style:font-size-asian="12pt" style:font-size-complex="12pt"/>
    </style:style>
    <style:style style:name="T813" style:family="text">
      <style:text-properties fo:font-size="12pt" officeooo:rsid="009fdb16" style:font-size-asian="12pt" style:font-size-complex="12pt"/>
    </style:style>
    <style:style style:name="T814" style:family="text">
      <style:text-properties fo:font-size="12pt" officeooo:rsid="00a5fbce" style:font-size-asian="12pt" style:font-size-complex="12pt"/>
    </style:style>
    <style:style style:name="T815" style:family="text">
      <style:text-properties fo:font-size="12pt" officeooo:rsid="00dba665" style:font-size-asian="12pt" style:font-size-complex="12pt"/>
    </style:style>
    <style:style style:name="T816" style:family="text">
      <style:text-properties fo:font-size="12pt" officeooo:rsid="00dbbd17" style:font-size-asian="12pt" style:font-size-complex="12pt"/>
    </style:style>
    <style:style style:name="T817" style:family="text">
      <style:text-properties fo:font-size="12pt" officeooo:rsid="00da57a5" style:font-size-asian="12pt" style:font-size-complex="12pt"/>
    </style:style>
    <style:style style:name="T818" style:family="text">
      <style:text-properties fo:font-size="12pt" officeooo:rsid="00dcfaea" style:font-size-asian="12pt" style:font-size-complex="12pt"/>
    </style:style>
    <style:style style:name="T819" style:family="text">
      <style:text-properties fo:font-size="12pt" officeooo:rsid="00de3a95" style:font-size-asian="12pt" style:font-size-complex="12pt"/>
    </style:style>
    <style:style style:name="T820" style:family="text">
      <style:text-properties fo:font-size="12pt" officeooo:rsid="00f57c0e" style:font-size-asian="12pt" style:font-size-complex="12pt"/>
    </style:style>
    <style:style style:name="T821" style:family="text">
      <style:text-properties fo:font-size="12pt" officeooo:rsid="011fce72" style:font-size-asian="12pt" style:font-size-complex="12pt"/>
    </style:style>
    <style:style style:name="T822" style:family="text">
      <style:text-properties fo:font-size="12pt" officeooo:rsid="01fbf6bc" style:font-size-asian="12pt" style:font-size-complex="12pt"/>
    </style:style>
    <style:style style:name="T823" style:family="text">
      <style:text-properties fo:font-size="12pt" officeooo:rsid="01fddc7a" style:font-size-asian="12pt" style:font-size-complex="12pt"/>
    </style:style>
    <style:style style:name="T824" style:family="text">
      <style:text-properties fo:font-size="12pt" officeooo:rsid="01ff56fe" style:font-size-asian="12pt" style:font-size-complex="12pt"/>
    </style:style>
    <style:style style:name="T825" style:family="text">
      <style:text-properties fo:font-size="12pt" officeooo:rsid="021265d1" style:font-size-asian="12pt" style:font-size-complex="12pt"/>
    </style:style>
    <style:style style:name="T826" style:family="text">
      <style:text-properties fo:font-size="12pt" officeooo:rsid="02133b10" style:font-size-asian="12pt" style:font-size-complex="12pt"/>
    </style:style>
    <style:style style:name="T827" style:family="text">
      <style:text-properties fo:font-size="12pt" officeooo:rsid="0215f5dd" style:font-size-asian="12pt" style:font-size-complex="12pt"/>
    </style:style>
    <style:style style:name="T828" style:family="text">
      <style:text-properties fo:font-size="12pt" officeooo:rsid="022b8b8e" style:font-size-asian="12pt" style:font-size-complex="12pt"/>
    </style:style>
    <style:style style:name="T829" style:family="text">
      <style:text-properties fo:font-size="12pt" officeooo:rsid="0284e582" style:font-size-asian="12pt" style:font-size-complex="12pt"/>
    </style:style>
    <style:style style:name="T830" style:family="text">
      <style:text-properties fo:font-size="12pt" fo:font-style="italic" officeooo:rsid="002cce11" style:font-size-asian="12pt" style:font-style-asian="italic" style:font-size-complex="12pt" style:font-style-complex="italic"/>
    </style:style>
    <style:style style:name="T831" style:family="text">
      <style:text-properties fo:font-size="12pt" fo:font-style="italic" officeooo:rsid="004e0e8d" style:font-size-asian="12pt" style:font-style-asian="italic" style:font-size-complex="12pt" style:font-style-complex="italic"/>
    </style:style>
    <style:style style:name="T832" style:family="text">
      <style:text-properties fo:font-size="12pt" fo:font-style="italic" officeooo:rsid="002ebd86" style:font-size-asian="12pt" style:font-style-asian="italic" style:font-size-complex="12pt" style:font-style-complex="italic"/>
    </style:style>
    <style:style style:name="T833" style:family="text">
      <style:text-properties fo:font-size="12pt" fo:font-style="italic" officeooo:rsid="0084279d" style:font-size-asian="12pt" style:font-style-asian="italic" style:font-size-complex="12pt" style:font-style-complex="italic"/>
    </style:style>
    <style:style style:name="T834" style:family="text">
      <style:text-properties fo:font-size="12pt" fo:font-style="italic" officeooo:rsid="008d474e" style:font-size-asian="12pt" style:font-style-asian="italic" style:font-size-complex="12pt" style:font-style-complex="italic"/>
    </style:style>
    <style:style style:name="T835" style:family="text">
      <style:text-properties fo:font-size="12pt" fo:font-style="italic" officeooo:rsid="00dbbd17" style:font-size-asian="12pt" style:font-style-asian="italic" style:font-size-complex="12pt" style:font-style-complex="italic"/>
    </style:style>
    <style:style style:name="T836" style:family="text">
      <style:text-properties fo:font-size="12pt" fo:font-style="normal" officeooo:rsid="002cce11" style:font-size-asian="12pt" style:font-style-asian="normal" style:font-size-complex="12pt" style:font-style-complex="normal"/>
    </style:style>
    <style:style style:name="T837" style:family="text">
      <style:text-properties fo:font-size="12pt" fo:font-style="normal" officeooo:rsid="002ebd86" style:font-size-asian="12pt" style:font-style-asian="normal" style:font-size-complex="12pt" style:font-style-complex="normal"/>
    </style:style>
    <style:style style:name="T838" style:family="text">
      <style:text-properties fo:font-size="12pt" fo:font-style="normal" officeooo:rsid="003069ea" style:font-size-asian="12pt" style:font-style-asian="normal" style:font-size-complex="12pt" style:font-style-complex="normal"/>
    </style:style>
    <style:style style:name="T839" style:family="text">
      <style:text-properties fo:font-size="12pt" fo:font-style="normal" officeooo:rsid="003270cd" style:font-size-asian="12pt" style:font-style-asian="normal" style:font-size-complex="12pt" style:font-style-complex="normal"/>
    </style:style>
    <style:style style:name="T840" style:family="text">
      <style:text-properties fo:font-size="12pt" fo:font-style="normal" officeooo:rsid="0034715f" style:font-size-asian="12pt" style:font-style-asian="normal" style:font-size-complex="12pt" style:font-style-complex="normal"/>
    </style:style>
    <style:style style:name="T841" style:family="text">
      <style:text-properties fo:font-size="12pt" fo:font-style="normal" officeooo:rsid="003325f1" style:font-size-asian="12pt" style:font-style-asian="normal" style:font-size-complex="12pt" style:font-style-complex="normal"/>
    </style:style>
    <style:style style:name="T842" style:family="text">
      <style:text-properties fo:font-size="12pt" fo:font-style="normal" officeooo:rsid="00373d3f" style:font-size-asian="12pt" style:font-style-asian="normal" style:font-size-complex="12pt" style:font-style-complex="normal"/>
    </style:style>
    <style:style style:name="T843" style:family="text">
      <style:text-properties fo:font-size="12pt" fo:font-style="normal" officeooo:rsid="003554bf" style:font-size-asian="12pt" style:font-style-asian="normal" style:font-size-complex="12pt" style:font-style-complex="normal"/>
    </style:style>
    <style:style style:name="T844" style:family="text">
      <style:text-properties fo:font-size="12pt" fo:font-style="normal" officeooo:rsid="003643fa" style:font-size-asian="12pt" style:font-style-asian="normal" style:font-size-complex="12pt" style:font-style-complex="normal"/>
    </style:style>
    <style:style style:name="T845" style:family="text">
      <style:text-properties fo:font-size="12pt" fo:font-style="normal" officeooo:rsid="00380015" style:font-size-asian="12pt" style:font-style-asian="normal" style:font-size-complex="12pt" style:font-style-complex="normal"/>
    </style:style>
    <style:style style:name="T846" style:family="text">
      <style:text-properties fo:font-size="12pt" fo:font-style="normal" officeooo:rsid="00399ebd" style:font-size-asian="12pt" style:font-style-asian="normal" style:font-size-complex="12pt" style:font-style-complex="normal"/>
    </style:style>
    <style:style style:name="T847" style:family="text">
      <style:text-properties fo:font-size="12pt" fo:font-style="normal" officeooo:rsid="003b7df3" style:font-size-asian="12pt" style:font-style-asian="normal" style:font-size-complex="12pt" style:font-style-complex="normal"/>
    </style:style>
    <style:style style:name="T848" style:family="text">
      <style:text-properties fo:font-size="12pt" fo:font-style="normal" officeooo:rsid="003baf8c" style:font-size-asian="12pt" style:font-style-asian="normal" style:font-size-complex="12pt" style:font-style-complex="normal"/>
    </style:style>
    <style:style style:name="T849" style:family="text">
      <style:text-properties fo:font-size="12pt" fo:font-style="normal" officeooo:rsid="004372b4" style:font-size-asian="12pt" style:font-style-asian="normal" style:font-size-complex="12pt" style:font-style-complex="normal"/>
    </style:style>
    <style:style style:name="T850" style:family="text">
      <style:text-properties fo:font-size="12pt" fo:font-style="normal" officeooo:rsid="004c2d82" style:font-size-asian="12pt" style:font-style-asian="normal" style:font-size-complex="12pt" style:font-style-complex="normal"/>
    </style:style>
    <style:style style:name="T851" style:family="text">
      <style:text-properties fo:font-size="12pt" fo:font-style="normal" officeooo:rsid="004e0e8d" style:font-size-asian="12pt" style:font-style-asian="normal" style:font-size-complex="12pt" style:font-style-complex="normal"/>
    </style:style>
    <style:style style:name="T852" style:family="text">
      <style:text-properties fo:font-size="12pt" fo:font-style="normal" officeooo:rsid="004f1671" style:font-size-asian="12pt" style:font-style-asian="normal" style:font-size-complex="12pt" style:font-style-complex="normal"/>
    </style:style>
    <style:style style:name="T853" style:family="text">
      <style:text-properties fo:font-size="12pt" fo:font-style="normal" officeooo:rsid="00555bb5" style:font-size-asian="12pt" style:font-style-asian="normal" style:font-size-complex="12pt" style:font-style-complex="normal"/>
    </style:style>
    <style:style style:name="T854" style:family="text">
      <style:text-properties fo:font-size="12pt" fo:font-style="normal" officeooo:rsid="00570f24" style:font-size-asian="12pt" style:font-style-asian="normal" style:font-size-complex="12pt" style:font-style-complex="normal"/>
    </style:style>
    <style:style style:name="T855" style:family="text">
      <style:text-properties fo:font-size="12pt" fo:font-style="normal" officeooo:rsid="0059b320" style:font-size-asian="12pt" style:font-style-asian="normal" style:font-size-complex="12pt" style:font-style-complex="normal"/>
    </style:style>
    <style:style style:name="T856" style:family="text">
      <style:text-properties fo:font-size="12pt" fo:font-style="normal" officeooo:rsid="005c5275" style:font-size-asian="12pt" style:font-style-asian="normal" style:font-size-complex="12pt" style:font-style-complex="normal"/>
    </style:style>
    <style:style style:name="T857" style:family="text">
      <style:text-properties fo:font-size="12pt" fo:font-style="normal" officeooo:rsid="0084279d" style:font-size-asian="12pt" style:font-style-asian="normal" style:font-size-complex="12pt" style:font-style-complex="normal"/>
    </style:style>
    <style:style style:name="T858" style:family="text">
      <style:text-properties fo:font-size="12pt" fo:font-style="normal" officeooo:rsid="00861087" style:font-size-asian="12pt" style:font-style-asian="normal" style:font-size-complex="12pt" style:font-style-complex="normal"/>
    </style:style>
    <style:style style:name="T859" style:family="text">
      <style:text-properties fo:font-size="12pt" fo:font-style="normal" officeooo:rsid="00876f44" style:font-size-asian="12pt" style:font-style-asian="normal" style:font-size-complex="12pt" style:font-style-complex="normal"/>
    </style:style>
    <style:style style:name="T860" style:family="text">
      <style:text-properties fo:font-size="12pt" fo:font-style="normal" officeooo:rsid="0087b11c" style:font-size-asian="12pt" style:font-style-asian="normal" style:font-size-complex="12pt" style:font-style-complex="normal"/>
    </style:style>
    <style:style style:name="T861" style:family="text">
      <style:text-properties fo:font-size="12pt" fo:font-style="normal" officeooo:rsid="008a8eea" style:font-size-asian="12pt" style:font-style-asian="normal" style:font-size-complex="12pt" style:font-style-complex="normal"/>
    </style:style>
    <style:style style:name="T862" style:family="text">
      <style:text-properties fo:font-size="12pt" fo:font-style="normal" officeooo:rsid="008af8bb" style:font-size-asian="12pt" style:font-style-asian="normal" style:font-size-complex="12pt" style:font-style-complex="normal"/>
    </style:style>
    <style:style style:name="T863" style:family="text">
      <style:text-properties fo:font-size="12pt" fo:font-style="normal" officeooo:rsid="008c4702" style:font-size-asian="12pt" style:font-style-asian="normal" style:font-size-complex="12pt" style:font-style-complex="normal"/>
    </style:style>
    <style:style style:name="T864" style:family="text">
      <style:text-properties fo:font-size="12pt" fo:font-style="normal" officeooo:rsid="008d474e" style:font-size-asian="12pt" style:font-style-asian="normal" style:font-size-complex="12pt" style:font-style-complex="normal"/>
    </style:style>
    <style:style style:name="T865" style:family="text">
      <style:text-properties fo:font-size="12pt" fo:font-style="normal" officeooo:rsid="00dbbd17" style:font-size-asian="12pt" style:font-style-asian="normal" style:font-size-complex="12pt" style:font-style-complex="normal"/>
    </style:style>
    <style:style style:name="T866" style:family="text">
      <style:text-properties fo:font-size="12pt" fo:font-style="normal" officeooo:rsid="00dcfaea" style:font-size-asian="12pt" style:font-style-asian="normal" style:font-size-complex="12pt" style:font-style-complex="normal"/>
    </style:style>
    <style:style style:name="T867" style:family="text">
      <style:text-properties fo:font-size="12pt" fo:font-style="normal" officeooo:rsid="00f228a7" style:font-size-asian="12pt" style:font-style-asian="normal" style:font-size-complex="12pt" style:font-style-complex="normal"/>
    </style:style>
    <style:style style:name="T868" style:family="text">
      <style:text-properties fo:font-size="12pt" fo:font-style="normal" style:text-underline-style="solid" style:text-underline-width="auto" style:text-underline-color="font-color" officeooo:rsid="003554bf" style:font-size-asian="12pt" style:font-style-asian="normal" style:font-size-complex="12pt" style:font-style-complex="normal"/>
    </style:style>
    <style:style style:name="T869" style:family="text">
      <style:text-properties fo:font-size="12pt" fo:font-style="normal" fo:font-weight="bold" officeooo:rsid="0059b320" style:font-size-asian="12pt" style:font-style-asian="normal" style:font-weight-asian="bold" style:font-size-complex="12pt" style:font-style-complex="normal" style:font-weight-complex="bold"/>
    </style:style>
    <style:style style:name="T870" style:family="text">
      <style:text-properties fo:font-size="12pt" fo:font-weight="bold" style:font-size-asian="12pt" style:font-weight-asian="bold" style:font-size-complex="12pt" style:font-weight-complex="bold"/>
    </style:style>
    <style:style style:name="T871" style:family="text">
      <style:text-properties fo:font-size="12pt" fo:font-weight="bold" officeooo:rsid="0040c17a" style:font-size-asian="12pt" style:font-weight-asian="bold" style:font-size-complex="12pt" style:font-weight-complex="bold"/>
    </style:style>
    <style:style style:name="T872" style:family="text">
      <style:text-properties fo:font-size="12pt" fo:font-weight="bold" officeooo:rsid="00dcfaea" style:font-size-asian="12pt" style:font-weight-asian="bold" style:font-size-complex="12pt" style:font-weight-complex="bold"/>
    </style:style>
    <style:style style:name="T873" style:family="text">
      <style:text-properties fo:font-size="12pt" style:text-underline-style="none" style:font-size-asian="12pt" style:font-size-complex="12pt"/>
    </style:style>
    <style:style style:name="T874" style:family="text">
      <style:text-properties fo:font-size="12pt" style:text-underline-style="none" officeooo:rsid="0066b628" style:font-size-asian="12pt" style:font-size-complex="12pt"/>
    </style:style>
    <style:style style:name="T875" style:family="text">
      <style:text-properties fo:font-size="12pt" style:text-underline-style="none" officeooo:rsid="0079bb7a" style:font-size-asian="12pt" style:font-size-complex="12pt"/>
    </style:style>
    <style:style style:name="T876" style:family="text">
      <style:text-properties fo:font-size="12pt" style:text-underline-style="none" officeooo:rsid="0075d768" style:font-size-asian="12pt" style:font-size-complex="12pt"/>
    </style:style>
    <style:style style:name="T877" style:family="text">
      <style:text-properties officeooo:rsid="0016f613"/>
    </style:style>
    <style:style style:name="T878" style:family="text">
      <style:text-properties officeooo:rsid="001785c6"/>
    </style:style>
    <style:style style:name="T879" style:family="text">
      <style:text-properties officeooo:rsid="0018fce3"/>
    </style:style>
    <style:style style:name="T880" style:family="text">
      <style:text-properties officeooo:rsid="0019c06c"/>
    </style:style>
    <style:style style:name="T881" style:family="text">
      <style:text-properties officeooo:rsid="001b897c"/>
    </style:style>
    <style:style style:name="T882" style:family="text">
      <style:text-properties style:font-name="Liberation Serif2" style:font-name-asian="Liberation Serif2" style:font-name-complex="Liberation Serif2"/>
    </style:style>
    <style:style style:name="T883" style:family="text">
      <style:text-properties style:font-name="Liberation Serif2" officeooo:rsid="001b897c" style:font-name-asian="Liberation Serif2" style:font-name-complex="Liberation Serif2"/>
    </style:style>
    <style:style style:name="T884" style:family="text">
      <style:text-properties style:font-name="Liberation Serif2" officeooo:rsid="0075a297" style:font-name-asian="Liberation Serif2" style:font-name-complex="Liberation Serif2"/>
    </style:style>
    <style:style style:name="T885" style:family="text">
      <style:text-properties style:font-name="Liberation Serif2" officeooo:rsid="007727f7" style:font-name-asian="Liberation Serif2" style:font-name-complex="Liberation Serif2"/>
    </style:style>
    <style:style style:name="T886" style:family="text">
      <style:text-properties style:font-name="Liberation Serif2" officeooo:rsid="006d1c67" style:font-name-asian="Liberation Serif2" style:font-name-complex="Liberation Serif2"/>
    </style:style>
    <style:style style:name="T887" style:family="text">
      <style:text-properties style:font-name="Liberation Serif2" officeooo:rsid="00c65889" style:font-name-asian="Liberation Serif2" style:font-name-complex="Liberation Serif2"/>
    </style:style>
    <style:style style:name="T888" style:family="text">
      <style:text-properties style:font-name="Liberation Serif2" officeooo:rsid="010186f8" style:font-name-asian="Liberation Serif2" style:font-name-complex="Liberation Serif2"/>
    </style:style>
    <style:style style:name="T889" style:family="text">
      <style:text-properties style:font-name="Liberation Serif2" officeooo:rsid="014ed060" style:font-name-asian="Liberation Serif2" style:font-name-complex="Liberation Serif2"/>
    </style:style>
    <style:style style:name="T890" style:family="text">
      <style:text-properties style:font-name="Liberation Serif2" officeooo:rsid="01b104b6" style:font-name-asian="Liberation Serif2" style:font-name-complex="Liberation Serif2"/>
    </style:style>
    <style:style style:name="T891" style:family="text">
      <style:text-properties style:font-name="Liberation Serif2" officeooo:rsid="01d400c3" style:font-name-asian="Liberation Serif2" style:font-name-complex="Liberation Serif2"/>
    </style:style>
    <style:style style:name="T892" style:family="text">
      <style:text-properties style:font-name="Liberation Serif2" officeooo:rsid="01e5ae65" style:font-name-asian="Liberation Serif2" style:font-name-complex="Liberation Serif2"/>
    </style:style>
    <style:style style:name="T893" style:family="text">
      <style:text-properties style:font-name="Liberation Serif2" officeooo:rsid="020fbd67" style:font-name-asian="Liberation Serif2" style:font-name-complex="Liberation Serif2"/>
    </style:style>
    <style:style style:name="T894" style:family="text">
      <style:text-properties style:font-name="Liberation Serif2" officeooo:rsid="023e2838" style:font-name-asian="Liberation Serif2" style:font-name-complex="Liberation Serif2"/>
    </style:style>
    <style:style style:name="T895" style:family="text">
      <style:text-properties style:font-name="Liberation Serif2" officeooo:rsid="0240226a" style:font-name-asian="Liberation Serif2" style:font-name-complex="Liberation Serif2"/>
    </style:style>
    <style:style style:name="T896" style:family="text">
      <style:text-properties style:font-name="Liberation Serif2" officeooo:rsid="024e71f4" style:font-name-asian="Liberation Serif2" style:font-name-complex="Liberation Serif2"/>
    </style:style>
    <style:style style:name="T897" style:family="text">
      <style:text-properties style:font-name="Liberation Serif2" officeooo:rsid="0258cac9" style:font-name-asian="Liberation Serif2" style:font-name-complex="Liberation Serif2"/>
    </style:style>
    <style:style style:name="T898" style:family="text">
      <style:text-properties style:font-name="Liberation Serif2" officeooo:rsid="025bbc3d" style:font-name-asian="Liberation Serif2" style:font-name-complex="Liberation Serif2"/>
    </style:style>
    <style:style style:name="T899" style:family="text">
      <style:text-properties style:font-name="Liberation Serif2" officeooo:rsid="025c46d0" style:font-name-asian="Liberation Serif2" style:font-name-complex="Liberation Serif2"/>
    </style:style>
    <style:style style:name="T900" style:family="text">
      <style:text-properties style:font-name="Liberation Serif2" officeooo:rsid="027721fc" style:font-name-asian="Liberation Serif2" style:font-name-complex="Liberation Serif2"/>
    </style:style>
    <style:style style:name="T901" style:family="text">
      <style:text-properties style:font-name="Liberation Serif2" fo:font-style="normal" officeooo:rsid="00248743" style:font-style-asian="normal" style:font-style-complex="normal"/>
    </style:style>
    <style:style style:name="T902" style:family="text">
      <style:text-properties style:font-name="Liberation Serif2" fo:font-style="normal" officeooo:rsid="007727f7" style:font-name-asian="Liberation Serif2" style:font-style-asian="normal" style:font-name-complex="Liberation Serif2" style:font-style-complex="normal"/>
    </style:style>
    <style:style style:name="T903" style:family="text">
      <style:text-properties style:font-name="Liberation Serif2" fo:font-size="12pt" fo:font-style="normal" officeooo:rsid="003554bf" style:font-name-asian="Liberation Serif2" style:font-size-asian="12pt" style:font-style-asian="normal" style:font-name-complex="Liberation Serif2" style:font-size-complex="12pt" style:font-style-complex="normal"/>
    </style:style>
    <style:style style:name="T904" style:family="text">
      <style:text-properties style:font-name="Liberation Serif2" fo:font-size="12pt" officeooo:rsid="00de3a95" style:font-name-asian="Liberation Serif2" style:font-size-asian="12pt" style:font-name-complex="Liberation Serif2" style:font-size-complex="12pt"/>
    </style:style>
    <style:style style:name="T905" style:family="text">
      <style:text-properties style:font-name="Liberation Serif2" fo:font-size="12pt" officeooo:rsid="0066b628" style:font-name-asian="Liberation Serif2" style:font-size-asian="12pt" style:font-name-complex="Liberation Serif2" style:font-size-complex="12pt"/>
    </style:style>
    <style:style style:name="T906" style:family="text">
      <style:text-properties style:font-name="Liberation Serif2" fo:font-size="12pt" officeooo:rsid="00dbbd17" style:font-name-asian="Liberation Serif2" style:font-size-asian="12pt" style:font-name-complex="Liberation Serif2" style:font-size-complex="12pt"/>
    </style:style>
    <style:style style:name="T907" style:family="text">
      <style:text-properties style:font-name="Liberation Serif2" fo:font-size="12pt" officeooo:rsid="01fbf6bc" style:font-name-asian="Liberation Serif2" style:font-size-asian="12pt" style:font-name-complex="Liberation Serif2" style:font-size-complex="12pt"/>
    </style:style>
    <style:style style:name="T908" style:family="text">
      <style:text-properties style:font-name="Liberation Serif2" fo:font-size="12pt" officeooo:rsid="01fddc7a" style:font-name-asian="Liberation Serif2" style:font-size-asian="12pt" style:font-name-complex="Liberation Serif2" style:font-size-complex="12pt"/>
    </style:style>
    <style:style style:name="T909" style:family="text">
      <style:text-properties style:font-name="Liberation Serif2" fo:font-size="12pt" officeooo:rsid="00da57a5" style:font-name-asian="Liberation Serif2" style:font-size-asian="12pt" style:font-name-complex="Liberation Serif2" style:font-size-complex="12pt"/>
    </style:style>
    <style:style style:name="T910" style:family="text">
      <style:text-properties style:font-name="Liberation Serif2" fo:font-size="12pt" officeooo:rsid="00dba665" style:font-name-asian="Liberation Serif2" style:font-size-asian="12pt" style:font-name-complex="Liberation Serif2" style:font-size-complex="12pt"/>
    </style:style>
    <style:style style:name="T911" style:family="text">
      <style:text-properties style:font-name="Liberation Serif2" fo:font-size="12pt" officeooo:rsid="0191bcad" style:font-name-asian="Liberation Serif2" style:font-size-asian="12pt" style:font-name-complex="Liberation Serif2" style:font-size-complex="12pt"/>
    </style:style>
    <style:style style:name="T912" style:family="text">
      <style:text-properties style:font-name="Liberation Serif2" fo:font-size="12pt" officeooo:rsid="01ff2505" style:font-name-asian="Liberation Serif2" style:font-size-asian="12pt" style:font-name-complex="Liberation Serif2" style:font-size-complex="12pt"/>
    </style:style>
    <style:style style:name="T913" style:family="text">
      <style:text-properties style:font-name="Liberation Serif2" fo:font-size="12pt" officeooo:rsid="01ff56fe" style:font-name-asian="Liberation Serif2" style:font-size-asian="12pt" style:font-name-complex="Liberation Serif2" style:font-size-complex="12pt"/>
    </style:style>
    <style:style style:name="T914" style:family="text">
      <style:text-properties style:font-name="Liberation Serif2" fo:font-size="12pt" officeooo:rsid="02014d66" style:font-name-asian="Liberation Serif2" style:font-size-asian="12pt" style:font-name-complex="Liberation Serif2" style:font-size-complex="12pt"/>
    </style:style>
    <style:style style:name="T915" style:family="text">
      <style:text-properties style:font-name="Liberation Serif2" fo:font-size="12pt" officeooo:rsid="0202ed6b" style:font-name-asian="Liberation Serif2" style:font-size-asian="12pt" style:font-name-complex="Liberation Serif2" style:font-size-complex="12pt"/>
    </style:style>
    <style:style style:name="T916" style:family="text">
      <style:text-properties style:font-name="Liberation Serif2" fo:font-size="12pt" officeooo:rsid="02049373" style:font-name-asian="Liberation Serif2" style:font-size-asian="12pt" style:font-name-complex="Liberation Serif2" style:font-size-complex="12pt"/>
    </style:style>
    <style:style style:name="T917" style:family="text">
      <style:text-properties style:font-name="Liberation Serif2" fo:font-size="12pt" officeooo:rsid="020668b2" style:font-name-asian="Liberation Serif2" style:font-size-asian="12pt" style:font-name-complex="Liberation Serif2" style:font-size-complex="12pt"/>
    </style:style>
    <style:style style:name="T918" style:family="text">
      <style:text-properties style:font-name="Liberation Serif2" fo:font-size="12pt" officeooo:rsid="021246ec" style:font-name-asian="Liberation Serif2" style:font-size-asian="12pt" style:font-name-complex="Liberation Serif2" style:font-size-complex="12pt"/>
    </style:style>
    <style:style style:name="T919" style:family="text">
      <style:text-properties style:font-name="Liberation Serif2" fo:font-size="12pt" officeooo:rsid="02146b51" style:font-name-asian="Liberation Serif2" style:font-size-asian="12pt" style:font-name-complex="Liberation Serif2" style:font-size-complex="12pt"/>
    </style:style>
    <style:style style:name="T920" style:family="text">
      <style:text-properties style:font-name="Liberation Serif2" fo:font-size="12pt" officeooo:rsid="0215f5dd" style:font-name-asian="Liberation Serif2" style:font-size-asian="12pt" style:font-name-complex="Liberation Serif2" style:font-size-complex="12pt"/>
    </style:style>
    <style:style style:name="T921" style:family="text">
      <style:text-properties style:font-name="Liberation Serif2" fo:font-size="12pt" officeooo:rsid="02177a91" style:font-name-asian="Liberation Serif2" style:font-size-asian="12pt" style:font-name-complex="Liberation Serif2" style:font-size-complex="12pt"/>
    </style:style>
    <style:style style:name="T922" style:family="text">
      <style:text-properties style:font-name="Liberation Serif2" fo:font-size="12pt" style:text-underline-style="none" officeooo:rsid="0066b628" style:font-name-asian="Liberation Serif2" style:font-size-asian="12pt" style:font-name-complex="Liberation Serif2" style:font-size-complex="12pt"/>
    </style:style>
    <style:style style:name="T923" style:family="text">
      <style:text-properties style:font-name="Liberation Serif2" fo:font-weight="normal" officeooo:rsid="00813493" style:font-name-asian="Liberation Serif2" style:font-weight-asian="normal" style:font-name-complex="Liberation Serif2" style:font-weight-complex="normal"/>
    </style:style>
    <style:style style:name="T924" style:family="text">
      <style:text-properties fo:font-weight="bold" style:font-weight-asian="bold" style:font-weight-complex="bold"/>
    </style:style>
    <style:style style:name="T925" style:family="text">
      <style:text-properties fo:font-weight="bold" officeooo:rsid="0059b320" style:font-weight-asian="bold" style:font-weight-complex="bold"/>
    </style:style>
    <style:style style:name="T926" style:family="text">
      <style:text-properties fo:font-weight="bold" officeooo:rsid="00117454" style:font-weight-asian="bold" style:font-weight-complex="bold"/>
    </style:style>
    <style:style style:name="T927" style:family="text">
      <style:text-properties fo:font-weight="bold" officeooo:rsid="000e3a8c" style:font-weight-asian="bold" style:font-weight-complex="bold"/>
    </style:style>
    <style:style style:name="T928" style:family="text">
      <style:text-properties fo:font-weight="bold" officeooo:rsid="00694a29" style:font-weight-asian="bold" style:font-weight-complex="bold"/>
    </style:style>
    <style:style style:name="T929" style:family="text">
      <style:text-properties fo:font-weight="bold" officeooo:rsid="006987fe" style:font-weight-asian="bold" style:font-weight-complex="bold"/>
    </style:style>
    <style:style style:name="T930" style:family="text">
      <style:text-properties fo:font-weight="bold" officeooo:rsid="0071e184" style:font-weight-asian="bold" style:font-weight-complex="bold"/>
    </style:style>
    <style:style style:name="T931" style:family="text">
      <style:text-properties fo:font-weight="bold" officeooo:rsid="00426164" style:font-weight-asian="bold" style:font-weight-complex="bold"/>
    </style:style>
    <style:style style:name="T932" style:family="text">
      <style:text-properties fo:font-weight="bold" officeooo:rsid="006836e3" style:font-weight-asian="bold" style:font-weight-complex="bold"/>
    </style:style>
    <style:style style:name="T933" style:family="text">
      <style:text-properties fo:font-weight="bold" officeooo:rsid="007bd84c" style:font-weight-asian="bold" style:font-weight-complex="bold"/>
    </style:style>
    <style:style style:name="T934" style:family="text">
      <style:text-properties fo:font-weight="bold" officeooo:rsid="00c65889" style:font-weight-asian="bold" style:font-weight-complex="bold"/>
    </style:style>
    <style:style style:name="T935" style:family="text">
      <style:text-properties fo:font-weight="bold" officeooo:rsid="00f89605" style:font-weight-asian="bold" style:font-weight-complex="bold"/>
    </style:style>
    <style:style style:name="T936" style:family="text">
      <style:text-properties officeooo:rsid="001be3bc"/>
    </style:style>
    <style:style style:name="T937" style:family="text">
      <style:text-properties officeooo:rsid="001d2cfc"/>
    </style:style>
    <style:style style:name="T938" style:family="text">
      <style:text-properties officeooo:rsid="001d2d43"/>
    </style:style>
    <style:style style:name="T939" style:family="text">
      <style:text-properties officeooo:rsid="001ea6a3"/>
    </style:style>
    <style:style style:name="T940" style:family="text">
      <style:text-properties officeooo:rsid="002024c5"/>
    </style:style>
    <style:style style:name="T941" style:family="text">
      <style:text-properties officeooo:rsid="0021b7fd"/>
    </style:style>
    <style:style style:name="T942" style:family="text">
      <style:text-properties officeooo:rsid="0023016e"/>
    </style:style>
    <style:style style:name="T943" style:family="text">
      <style:text-properties officeooo:rsid="00230f5c"/>
    </style:style>
    <style:style style:name="T944" style:family="text">
      <style:text-properties fo:font-style="normal" style:font-style-asian="normal" style:font-style-complex="normal"/>
    </style:style>
    <style:style style:name="T945" style:family="text">
      <style:text-properties fo:font-style="normal" officeooo:rsid="002cce11" style:font-style-asian="normal" style:font-style-complex="normal"/>
    </style:style>
    <style:style style:name="T946" style:family="text">
      <style:text-properties fo:font-style="normal" officeooo:rsid="00426164" style:font-style-asian="normal" style:font-style-complex="normal"/>
    </style:style>
    <style:style style:name="T947" style:family="text">
      <style:text-properties fo:font-style="normal" officeooo:rsid="001785c6" style:font-style-asian="normal" style:font-style-complex="normal"/>
    </style:style>
    <style:style style:name="T948" style:family="text">
      <style:text-properties fo:font-style="normal" officeooo:rsid="004372b4" style:font-style-asian="normal" style:font-style-complex="normal"/>
    </style:style>
    <style:style style:name="T949" style:family="text">
      <style:text-properties fo:font-style="normal" officeooo:rsid="00441972" style:font-style-asian="normal" style:font-style-complex="normal"/>
    </style:style>
    <style:style style:name="T950" style:family="text">
      <style:text-properties fo:font-style="normal" officeooo:rsid="00674583" style:font-style-asian="normal" style:font-style-complex="normal"/>
    </style:style>
    <style:style style:name="T951" style:family="text">
      <style:text-properties fo:font-style="normal" officeooo:rsid="0067a8d6" style:font-style-asian="normal" style:font-style-complex="normal"/>
    </style:style>
    <style:style style:name="T952" style:family="text">
      <style:text-properties fo:font-style="normal" officeooo:rsid="00694a29" style:font-style-asian="normal" style:font-style-complex="normal"/>
    </style:style>
    <style:style style:name="T953" style:family="text">
      <style:text-properties fo:font-style="normal" officeooo:rsid="008a8eea" style:font-style-asian="normal" style:font-style-complex="normal"/>
    </style:style>
    <style:style style:name="T954" style:family="text">
      <style:text-properties fo:font-style="normal" officeooo:rsid="00a343c2" style:font-style-asian="normal" style:font-style-complex="normal"/>
    </style:style>
    <style:style style:name="T955" style:family="text">
      <style:text-properties fo:font-style="normal" officeooo:rsid="011f4214" style:font-style-asian="normal" style:font-style-complex="normal"/>
    </style:style>
    <style:style style:name="T956" style:family="text">
      <style:text-properties fo:font-style="normal" officeooo:rsid="011fce72" style:font-style-asian="normal" style:font-style-complex="normal"/>
    </style:style>
    <style:style style:name="T957" style:family="text">
      <style:text-properties fo:font-style="normal" officeooo:rsid="01e1a626" style:font-style-asian="normal" style:font-style-complex="normal"/>
    </style:style>
    <style:style style:name="T958" style:family="text">
      <style:text-properties fo:font-style="normal" officeooo:rsid="01dfca96" style:font-style-asian="normal" style:font-style-complex="normal"/>
    </style:style>
    <style:style style:name="T959" style:family="text">
      <style:text-properties fo:font-style="normal" officeooo:rsid="01e3131c" style:font-style-asian="normal" style:font-style-complex="normal"/>
    </style:style>
    <style:style style:name="T960" style:family="text">
      <style:text-properties fo:font-style="normal" officeooo:rsid="01f5eef1" style:font-style-asian="normal" style:font-style-complex="normal"/>
    </style:style>
    <style:style style:name="T961" style:family="text">
      <style:text-properties fo:font-style="normal" fo:font-weight="normal" officeooo:rsid="0014da5e" fo:background-color="#ffffff" loext:char-shading-value="0" style:font-style-asian="normal" style:font-style-complex="normal"/>
    </style:style>
    <style:style style:name="T962" style:family="text">
      <style:text-properties officeooo:rsid="00270d9d"/>
    </style:style>
    <style:style style:name="T963" style:family="text">
      <style:text-properties officeooo:rsid="002892a3"/>
    </style:style>
    <style:style style:name="T964" style:family="text">
      <style:text-properties officeooo:rsid="002915c8"/>
    </style:style>
    <style:style style:name="T965" style:family="text">
      <style:text-properties officeooo:rsid="002a87da"/>
    </style:style>
    <style:style style:name="T966" style:family="text">
      <style:text-properties officeooo:rsid="002b9346"/>
    </style:style>
    <style:style style:name="T967" style:family="text">
      <style:text-properties officeooo:rsid="002cbdc4"/>
    </style:style>
    <style:style style:name="T968" style:family="text">
      <style:text-properties officeooo:rsid="002cce11"/>
    </style:style>
    <style:style style:name="T969" style:family="text">
      <style:text-properties officeooo:rsid="003643fa"/>
    </style:style>
    <style:style style:name="T970" style:family="text">
      <style:text-properties officeooo:rsid="00399ebd"/>
    </style:style>
    <style:style style:name="T971" style:family="text">
      <style:text-properties officeooo:rsid="003b2e8f"/>
    </style:style>
    <style:style style:name="T972" style:family="text">
      <style:text-properties officeooo:rsid="003f559f"/>
    </style:style>
    <style:style style:name="T973" style:family="text">
      <style:text-properties officeooo:rsid="00400ff1"/>
    </style:style>
    <style:style style:name="T974" style:family="text">
      <style:text-properties officeooo:rsid="0040c17a"/>
    </style:style>
    <style:style style:name="T975" style:family="text">
      <style:text-properties fo:font-weight="normal" fo:background-color="#ffffff" loext:char-shading-value="0"/>
    </style:style>
    <style:style style:name="T976" style:family="text">
      <style:text-properties fo:font-weight="normal" officeooo:rsid="007bd84c" style:font-weight-asian="normal" style:font-weight-complex="normal"/>
    </style:style>
    <style:style style:name="T977" style:family="text">
      <style:text-properties fo:font-weight="normal" officeooo:rsid="007d6290" style:font-weight-asian="normal" style:font-weight-complex="normal"/>
    </style:style>
    <style:style style:name="T978" style:family="text">
      <style:text-properties fo:font-weight="normal" officeooo:rsid="007eb72d" style:font-weight-asian="normal" style:font-weight-complex="normal"/>
    </style:style>
    <style:style style:name="T979" style:family="text">
      <style:text-properties fo:font-weight="normal" officeooo:rsid="00813493" style:font-weight-asian="normal" style:font-weight-complex="normal"/>
    </style:style>
    <style:style style:name="T980" style:family="text">
      <style:text-properties fo:font-weight="normal" officeooo:rsid="0082087e" style:font-weight-asian="normal" style:font-weight-complex="normal"/>
    </style:style>
    <style:style style:name="T981" style:family="text">
      <style:text-properties fo:font-weight="normal" officeooo:rsid="00831337" style:font-weight-asian="normal" style:font-weight-complex="normal"/>
    </style:style>
    <style:style style:name="T982" style:family="text">
      <style:text-properties fo:font-weight="normal" officeooo:rsid="0084050d" style:font-weight-asian="normal" style:font-weight-complex="normal"/>
    </style:style>
    <style:style style:name="T983" style:family="text">
      <style:text-properties fo:font-weight="normal" officeooo:rsid="009844e2" style:font-weight-asian="normal" style:font-weight-complex="normal"/>
    </style:style>
    <style:style style:name="T984" style:family="text">
      <style:text-properties fo:font-weight="normal" officeooo:rsid="009a057b" style:font-weight-asian="normal" style:font-weight-complex="normal"/>
    </style:style>
    <style:style style:name="T985" style:family="text">
      <style:text-properties officeooo:rsid="00426164"/>
    </style:style>
    <style:style style:name="T986" style:family="text">
      <style:text-properties officeooo:rsid="004372b4"/>
    </style:style>
    <style:style style:name="T987" style:family="text">
      <style:text-properties officeooo:rsid="00441972"/>
    </style:style>
    <style:style style:name="T988" style:family="text">
      <style:text-properties style:text-underline-style="none"/>
    </style:style>
    <style:style style:name="T989" style:family="text">
      <style:text-properties style:text-underline-style="none" fo:font-weight="bold" officeooo:rsid="00441972" style:font-weight-asian="bold" style:font-weight-complex="bold"/>
    </style:style>
    <style:style style:name="T990" style:family="text">
      <style:text-properties style:text-underline-style="none" officeooo:rsid="0075d768"/>
    </style:style>
    <style:style style:name="T991" style:family="text">
      <style:text-properties style:text-underline-style="none" officeooo:rsid="0079bb7a"/>
    </style:style>
    <style:style style:name="T992" style:family="text">
      <style:text-properties style:text-underline-style="none" officeooo:rsid="0190ae35"/>
    </style:style>
    <style:style style:name="T993" style:family="text">
      <style:text-properties officeooo:rsid="0045d231"/>
    </style:style>
    <style:style style:name="T994" style:family="text">
      <style:text-properties officeooo:rsid="00479426"/>
    </style:style>
    <style:style style:name="T995" style:family="text">
      <style:text-properties officeooo:rsid="0047db83"/>
    </style:style>
    <style:style style:name="T996" style:family="text">
      <style:text-properties officeooo:rsid="00491eee"/>
    </style:style>
    <style:style style:name="T997" style:family="text">
      <style:text-properties officeooo:rsid="00497a76"/>
    </style:style>
    <style:style style:name="T998" style:family="text">
      <style:text-properties officeooo:rsid="0059b320"/>
    </style:style>
    <style:style style:name="T999" style:family="text">
      <style:text-properties officeooo:rsid="005c5275"/>
    </style:style>
    <style:style style:name="T1000" style:family="text">
      <style:text-properties officeooo:rsid="005d3b45"/>
    </style:style>
    <style:style style:name="T1001" style:family="text">
      <style:text-properties officeooo:rsid="005da3c4"/>
    </style:style>
    <style:style style:name="T1002" style:family="text">
      <style:text-properties officeooo:rsid="005f23c7"/>
    </style:style>
    <style:style style:name="T1003" style:family="text">
      <style:text-properties officeooo:rsid="00609b10"/>
    </style:style>
    <style:style style:name="T1004" style:family="text">
      <style:text-properties officeooo:rsid="00625f81"/>
    </style:style>
    <style:style style:name="T1005" style:family="text">
      <style:text-properties officeooo:rsid="0066b628"/>
    </style:style>
    <style:style style:name="T1006" style:family="text">
      <style:text-properties officeooo:rsid="00674583"/>
    </style:style>
    <style:style style:name="T1007" style:family="text">
      <style:text-properties officeooo:rsid="0067a8d6"/>
    </style:style>
    <style:style style:name="T1008" style:family="text">
      <style:text-properties officeooo:rsid="006836e3"/>
    </style:style>
    <style:style style:name="T1009" style:family="text">
      <style:text-properties officeooo:rsid="00694a29"/>
    </style:style>
    <style:style style:name="T1010" style:family="text">
      <style:text-properties officeooo:rsid="006987fe"/>
    </style:style>
    <style:style style:name="T1011" style:family="text">
      <style:text-properties officeooo:rsid="006b5ebf"/>
    </style:style>
    <style:style style:name="T1012" style:family="text">
      <style:text-properties officeooo:rsid="006b93e4"/>
    </style:style>
    <style:style style:name="T1013" style:family="text">
      <style:text-properties officeooo:rsid="006bfa13"/>
    </style:style>
    <style:style style:name="T1014" style:family="text">
      <style:text-properties officeooo:rsid="006d1c67"/>
    </style:style>
    <style:style style:name="T1015" style:family="text">
      <style:text-properties officeooo:rsid="006d586b"/>
    </style:style>
    <style:style style:name="T1016" style:family="text">
      <style:text-properties officeooo:rsid="006dfd8a"/>
    </style:style>
    <style:style style:name="T1017" style:family="text">
      <style:text-properties officeooo:rsid="007067fc"/>
    </style:style>
    <style:style style:name="T1018" style:family="text">
      <style:text-properties officeooo:rsid="0071e184"/>
    </style:style>
    <style:style style:name="T1019" style:family="text">
      <style:text-properties officeooo:rsid="0073b5b0"/>
    </style:style>
    <style:style style:name="T1020" style:family="text">
      <style:text-properties officeooo:rsid="0073c586"/>
    </style:style>
    <style:style style:name="T1021" style:family="text">
      <style:text-properties officeooo:rsid="0073d782"/>
    </style:style>
    <style:style style:name="T1022" style:family="text">
      <style:text-properties officeooo:rsid="0074a11a"/>
    </style:style>
    <style:style style:name="T1023" style:family="text">
      <style:text-properties officeooo:rsid="007593fd"/>
    </style:style>
    <style:style style:name="T1024" style:family="text">
      <style:text-properties officeooo:rsid="0075a297"/>
    </style:style>
    <style:style style:name="T1025" style:family="text">
      <style:text-properties officeooo:rsid="0078e76d"/>
    </style:style>
    <style:style style:name="T1026" style:family="text">
      <style:text-properties officeooo:rsid="00791526"/>
    </style:style>
    <style:style style:name="T1027" style:family="text">
      <style:text-properties officeooo:rsid="00793638"/>
    </style:style>
    <style:style style:name="T1028" style:family="text">
      <style:text-properties officeooo:rsid="007a096b"/>
    </style:style>
    <style:style style:name="T1029" style:family="text">
      <style:text-properties officeooo:rsid="007bd84c"/>
    </style:style>
    <style:style style:name="T1030" style:family="text">
      <style:text-properties officeooo:rsid="00813493"/>
    </style:style>
    <style:style style:name="T1031" style:family="text">
      <style:text-properties officeooo:rsid="0084279d"/>
    </style:style>
    <style:style style:name="T1032" style:family="text">
      <style:text-properties officeooo:rsid="00861087"/>
    </style:style>
    <style:style style:name="T1033" style:family="text">
      <style:text-properties officeooo:rsid="00898204"/>
    </style:style>
    <style:style style:name="T1034" style:family="text">
      <style:text-properties officeooo:rsid="008a8eea"/>
    </style:style>
    <style:style style:name="T1035" style:family="text">
      <style:text-properties officeooo:rsid="00909ac2"/>
    </style:style>
    <style:style style:name="T1036" style:family="text">
      <style:text-properties officeooo:rsid="00913e90"/>
    </style:style>
    <style:style style:name="T1037" style:family="text">
      <style:text-properties officeooo:rsid="0094ec5e"/>
    </style:style>
    <style:style style:name="T1038" style:family="text">
      <style:text-properties officeooo:rsid="0096a56a"/>
    </style:style>
    <style:style style:name="T1039" style:family="text">
      <style:text-properties officeooo:rsid="009a057b"/>
    </style:style>
    <style:style style:name="T1040" style:family="text">
      <style:text-properties officeooo:rsid="009b37cf"/>
    </style:style>
    <style:style style:name="T1041" style:family="text">
      <style:text-properties officeooo:rsid="009c86b1"/>
    </style:style>
    <style:style style:name="T1042" style:family="text">
      <style:text-properties officeooo:rsid="009e5282"/>
    </style:style>
    <style:style style:name="T1043" style:family="text">
      <style:text-properties officeooo:rsid="009fa664"/>
    </style:style>
    <style:style style:name="T1044" style:family="text">
      <style:text-properties officeooo:rsid="009fb95f"/>
    </style:style>
    <style:style style:name="T1045" style:family="text">
      <style:text-properties officeooo:rsid="009fdb16"/>
    </style:style>
    <style:style style:name="T1046" style:family="text">
      <style:text-properties officeooo:rsid="00a18c4c"/>
    </style:style>
    <style:style style:name="T1047" style:family="text">
      <style:text-properties officeooo:rsid="00a343c2"/>
    </style:style>
    <style:style style:name="T1048" style:family="text">
      <style:text-properties officeooo:rsid="00a4a334"/>
    </style:style>
    <style:style style:name="T1049" style:family="text">
      <style:text-properties officeooo:rsid="00a5fbce"/>
    </style:style>
    <style:style style:name="T1050" style:family="text">
      <style:text-properties officeooo:rsid="00a6c6fb"/>
    </style:style>
    <style:style style:name="T1051" style:family="text">
      <style:text-properties officeooo:rsid="00a828e0"/>
    </style:style>
    <style:style style:name="T1052" style:family="text">
      <style:text-properties officeooo:rsid="00aba37e"/>
    </style:style>
    <style:style style:name="T1053" style:family="text">
      <style:text-properties officeooo:rsid="00abea30"/>
    </style:style>
    <style:style style:name="T1054" style:family="text">
      <style:text-properties officeooo:rsid="00ad68e6"/>
    </style:style>
    <style:style style:name="T1055" style:family="text">
      <style:text-properties officeooo:rsid="00adb7ee"/>
    </style:style>
    <style:style style:name="T1056" style:family="text">
      <style:text-properties style:text-line-through-style="none" style:text-line-through-type="none"/>
    </style:style>
    <style:style style:name="T1057" style:family="text">
      <style:text-properties style:text-line-through-style="none" style:text-line-through-type="none" style:font-name="Liberation Serif"/>
    </style:style>
    <style:style style:name="T1058" style:family="text">
      <style:text-properties style:text-line-through-style="none" style:text-line-through-type="none" style:font-name="Liberation Serif" officeooo:rsid="00b0c07e"/>
    </style:style>
    <style:style style:name="T1059" style:family="text">
      <style:text-properties style:text-line-through-style="none" style:text-line-through-type="none" style:font-name="Liberation Serif" officeooo:rsid="00a4a334"/>
    </style:style>
    <style:style style:name="T1060" style:family="text">
      <style:text-properties style:text-line-through-style="none" style:text-line-through-type="none" style:font-name="Liberation Serif" officeooo:rsid="00b35b8e"/>
    </style:style>
    <style:style style:name="T1061" style:family="text">
      <style:text-properties style:text-line-through-style="none" style:text-line-through-type="none" style:font-name="Liberation Serif" officeooo:rsid="00b46c11"/>
    </style:style>
    <style:style style:name="T1062" style:family="text">
      <style:text-properties style:text-line-through-style="none" style:text-line-through-type="none" style:font-name="Liberation Serif" officeooo:rsid="00b5bc47"/>
    </style:style>
    <style:style style:name="T1063" style:family="text">
      <style:text-properties style:text-line-through-style="none" style:text-line-through-type="none" style:font-name="Liberation Serif" officeooo:rsid="00b770ee"/>
    </style:style>
    <style:style style:name="T1064" style:family="text">
      <style:text-properties style:text-line-through-style="none" style:text-line-through-type="none" style:font-name="Liberation Serif" officeooo:rsid="00b770ee" style:font-name-asian="Noto Serif CJK SC" style:font-name-complex="Lohit Devanagari"/>
    </style:style>
    <style:style style:name="T1065" style:family="text">
      <style:text-properties style:text-line-through-style="none" style:text-line-through-type="none" style:font-name="Liberation Serif" officeooo:rsid="00bba8df" style:font-name-asian="Noto Serif CJK SC" style:font-name-complex="Lohit Devanagari"/>
    </style:style>
    <style:style style:name="T1066" style:family="text">
      <style:text-properties style:text-line-through-style="none" style:text-line-through-type="none" style:font-name="Liberation Serif" officeooo:rsid="00bc405f" style:font-name-asian="Noto Serif CJK SC" style:font-name-complex="Lohit Devanagari"/>
    </style:style>
    <style:style style:name="T1067" style:family="text">
      <style:text-properties style:text-line-through-style="none" style:text-line-through-type="none" style:font-name="Liberation Serif" officeooo:rsid="00c4a76d" style:font-name-asian="Noto Serif CJK SC" style:font-name-complex="Lohit Devanagari"/>
    </style:style>
    <style:style style:name="T1068" style:family="text">
      <style:text-properties style:text-line-through-style="none" style:text-line-through-type="none" style:font-name="Liberation Serif" officeooo:rsid="00ca4deb" style:font-name-asian="Noto Serif CJK SC" style:font-name-complex="Lohit Devanagari"/>
    </style:style>
    <style:style style:name="T1069" style:family="text">
      <style:text-properties style:text-line-through-style="none" style:text-line-through-type="none" style:font-name="Liberation Serif" officeooo:rsid="00ccc8ca" style:font-name-asian="Noto Serif CJK SC" style:font-name-complex="Lohit Devanagari"/>
    </style:style>
    <style:style style:name="T1070" style:family="text">
      <style:text-properties style:text-line-through-style="none" style:text-line-through-type="none" style:font-name="Liberation Serif" officeooo:rsid="00cf020e" style:font-name-asian="Noto Serif CJK SC" style:font-name-complex="Lohit Devanagari"/>
    </style:style>
    <style:style style:name="T1071" style:family="text">
      <style:text-properties style:text-line-through-style="none" style:text-line-through-type="none" style:font-name="Liberation Serif" officeooo:rsid="00cbceae" style:font-name-asian="Noto Serif CJK SC" style:font-name-complex="Lohit Devanagari"/>
    </style:style>
    <style:style style:name="T1072" style:family="text">
      <style:text-properties style:text-line-through-style="none" style:text-line-through-type="none" style:font-name="Liberation Serif" officeooo:rsid="01147c79" style:font-name-asian="Noto Serif CJK SC" style:font-name-complex="Lohit Devanagari"/>
    </style:style>
    <style:style style:name="T1073" style:family="text">
      <style:text-properties style:text-line-through-style="none" style:text-line-through-type="none" style:font-name="Liberation Serif" officeooo:rsid="0115624b" style:font-name-asian="Noto Serif CJK SC" style:font-name-complex="Lohit Devanagari"/>
    </style:style>
    <style:style style:name="T1074" style:family="text">
      <style:text-properties style:text-line-through-style="none" style:text-line-through-type="none" style:font-name="Liberation Serif" officeooo:rsid="0116d720" style:font-name-asian="Noto Serif CJK SC" style:font-name-complex="Lohit Devanagari"/>
    </style:style>
    <style:style style:name="T1075" style:family="text">
      <style:text-properties style:text-line-through-style="none" style:text-line-through-type="none" style:font-name="Liberation Serif" officeooo:rsid="01474ab9" style:font-name-asian="Noto Serif CJK SC" style:font-name-complex="Lohit Devanagari"/>
    </style:style>
    <style:style style:name="T1076" style:family="text">
      <style:text-properties style:text-line-through-style="none" style:text-line-through-type="none" style:font-name="Liberation Serif" officeooo:rsid="0149b311" style:font-name-asian="Noto Serif CJK SC" style:font-name-complex="Lohit Devanagari"/>
    </style:style>
    <style:style style:name="T1077" style:family="text">
      <style:text-properties style:text-line-through-style="none" style:text-line-through-type="none" style:font-name="Liberation Serif" officeooo:rsid="014ba4bd" style:font-name-asian="Noto Serif CJK SC" style:font-name-complex="Lohit Devanagari"/>
    </style:style>
    <style:style style:name="T1078" style:family="text">
      <style:text-properties style:text-line-through-style="none" style:text-line-through-type="none" style:font-name="Liberation Serif" officeooo:rsid="014c9bb0" style:font-name-asian="Noto Serif CJK SC" style:font-name-complex="Lohit Devanagari"/>
    </style:style>
    <style:style style:name="T1079" style:family="text">
      <style:text-properties style:text-line-through-style="none" style:text-line-through-type="none" style:font-name="Liberation Serif" officeooo:rsid="014dc10c" style:font-name-asian="Noto Serif CJK SC" style:font-name-complex="Lohit Devanagari"/>
    </style:style>
    <style:style style:name="T1080" style:family="text">
      <style:text-properties style:text-line-through-style="none" style:text-line-through-type="none" style:font-name="Liberation Serif" officeooo:rsid="0181ae79" style:font-name-asian="Noto Serif CJK SC" style:font-name-complex="Lohit Devanagari"/>
    </style:style>
    <style:style style:name="T1081" style:family="text">
      <style:text-properties style:text-line-through-style="none" style:text-line-through-type="none" style:font-name="Liberation Serif" officeooo:rsid="01eb1f09" style:font-name-asian="Noto Serif CJK SC" style:font-name-complex="Lohit Devanagari"/>
    </style:style>
    <style:style style:name="T1082" style:family="text">
      <style:text-properties style:text-line-through-style="none" style:text-line-through-type="none" style:font-name="Liberation Serif" officeooo:rsid="01ec582f" style:font-name-asian="Noto Serif CJK SC" style:font-name-complex="Lohit Devanagari"/>
    </style:style>
    <style:style style:name="T1083" style:family="text">
      <style:text-properties style:text-line-through-style="none" style:text-line-through-type="none" style:font-name="Liberation Serif" officeooo:rsid="01ed84e1" style:font-name-asian="Noto Serif CJK SC" style:font-name-complex="Lohit Devanagari"/>
    </style:style>
    <style:style style:name="T1084" style:family="text">
      <style:text-properties style:text-line-through-style="none" style:text-line-through-type="none" style:font-name="Liberation Serif" officeooo:rsid="01ea38aa" style:font-name-asian="Noto Serif CJK SC" style:font-name-complex="Lohit Devanagari"/>
    </style:style>
    <style:style style:name="T1085" style:family="text">
      <style:text-properties style:text-line-through-style="none" style:text-line-through-type="none" style:font-name="Liberation Serif" fo:font-weight="bold" style:font-weight-asian="bold" style:font-weight-complex="bold"/>
    </style:style>
    <style:style style:name="T1086" style:family="text">
      <style:text-properties style:text-line-through-style="none" style:text-line-through-type="none" style:font-name="Liberation Serif" fo:font-weight="bold" officeooo:rsid="00b0c07e" style:font-weight-asian="bold" style:font-weight-complex="bold"/>
    </style:style>
    <style:style style:name="T1087" style:family="text">
      <style:text-properties style:text-line-through-style="none" style:text-line-through-type="none" style:font-name="Liberation Serif" fo:font-weight="bold" officeooo:rsid="00b770ee" style:font-weight-asian="bold" style:font-weight-complex="bold"/>
    </style:style>
    <style:style style:name="T1088" style:family="text">
      <style:text-properties style:text-line-through-style="none" style:text-line-through-type="none" style:font-name="Liberation Serif" fo:font-weight="bold" officeooo:rsid="00c126a4" style:font-weight-asian="bold" style:font-weight-complex="bold"/>
    </style:style>
    <style:style style:name="T1089" style:family="text">
      <style:text-properties style:text-line-through-style="none" style:text-line-through-type="none" style:font-name="Liberation Serif" fo:font-weight="bold" officeooo:rsid="00c2f1b4" style:font-weight-asian="bold" style:font-weight-complex="bold"/>
    </style:style>
    <style:style style:name="T1090" style:family="text">
      <style:text-properties style:text-line-through-style="none" style:text-line-through-type="none" style:font-name="Liberation Serif" officeooo:rsid="00b80542"/>
    </style:style>
    <style:style style:name="T1091" style:family="text">
      <style:text-properties style:text-line-through-style="none" style:text-line-through-type="none" style:font-name="Liberation Serif" officeooo:rsid="00bc405f"/>
    </style:style>
    <style:style style:name="T1092" style:family="text">
      <style:text-properties style:text-line-through-style="none" style:text-line-through-type="none" style:font-name="Liberation Serif" officeooo:rsid="00bf9622"/>
    </style:style>
    <style:style style:name="T1093" style:family="text">
      <style:text-properties style:text-line-through-style="none" style:text-line-through-type="none" style:font-name="Liberation Serif" officeooo:rsid="00c126a4"/>
    </style:style>
    <style:style style:name="T1094" style:family="text">
      <style:text-properties style:text-line-through-style="none" style:text-line-through-type="none" style:font-name="Liberation Serif" officeooo:rsid="00bf8d38"/>
    </style:style>
    <style:style style:name="T1095" style:family="text">
      <style:text-properties style:text-line-through-style="none" style:text-line-through-type="none" style:font-name="Liberation Serif" officeooo:rsid="00c2f1b4"/>
    </style:style>
    <style:style style:name="T1096" style:family="text">
      <style:text-properties style:text-line-through-style="none" style:text-line-through-type="none" style:font-name="Liberation Serif" officeooo:rsid="00c4a76d"/>
    </style:style>
    <style:style style:name="T1097" style:family="text">
      <style:text-properties style:text-line-through-style="none" style:text-line-through-type="none" style:font-name="Liberation Serif" officeooo:rsid="00c80c05"/>
    </style:style>
    <style:style style:name="T1098" style:family="text">
      <style:text-properties style:text-line-through-style="none" style:text-line-through-type="none" style:font-name="Liberation Serif" officeooo:rsid="00ca4deb"/>
    </style:style>
    <style:style style:name="T1099" style:family="text">
      <style:text-properties style:text-line-through-style="none" style:text-line-through-type="none" style:font-name="Liberation Serif" officeooo:rsid="00cbceae"/>
    </style:style>
    <style:style style:name="T1100" style:family="text">
      <style:text-properties style:text-line-through-style="none" style:text-line-through-type="none" style:font-name="Liberation Serif" officeooo:rsid="00ccc8ca"/>
    </style:style>
    <style:style style:name="T1101" style:family="text">
      <style:text-properties style:text-line-through-style="none" style:text-line-through-type="none" style:font-name="Liberation Serif" officeooo:rsid="00ce2a89"/>
    </style:style>
    <style:style style:name="T1102" style:family="text">
      <style:text-properties style:text-line-through-style="none" style:text-line-through-type="none" style:font-name="Liberation Serif" officeooo:rsid="00d7eb42"/>
    </style:style>
    <style:style style:name="T1103" style:family="text">
      <style:text-properties style:text-line-through-style="none" style:text-line-through-type="none" style:font-name="Liberation Serif" officeooo:rsid="00d8f1c9"/>
    </style:style>
    <style:style style:name="T1104" style:family="text">
      <style:text-properties style:text-line-through-style="none" style:text-line-through-type="none" style:font-name="Liberation Serif" officeooo:rsid="00d96045"/>
    </style:style>
    <style:style style:name="T1105" style:family="text">
      <style:text-properties style:text-line-through-style="none" style:text-line-through-type="none" style:font-name="Liberation Serif" officeooo:rsid="00bdcb1a"/>
    </style:style>
    <style:style style:name="T1106" style:family="text">
      <style:text-properties style:text-line-through-style="none" style:text-line-through-type="none" style:font-name="Liberation Serif" officeooo:rsid="00c94205"/>
    </style:style>
    <style:style style:name="T1107" style:family="text">
      <style:text-properties style:text-line-through-style="none" style:text-line-through-type="none" style:font-name="Liberation Serif" officeooo:rsid="00c9b129"/>
    </style:style>
    <style:style style:name="T1108" style:family="text">
      <style:text-properties style:text-line-through-style="none" style:text-line-through-type="none" style:font-name="Liberation Serif" officeooo:rsid="0153a218"/>
    </style:style>
    <style:style style:name="T1109" style:family="text">
      <style:text-properties style:text-line-through-style="none" style:text-line-through-type="none" style:font-name="Liberation Serif" officeooo:rsid="0154e494"/>
    </style:style>
    <style:style style:name="T1110" style:family="text">
      <style:text-properties style:text-line-through-style="none" style:text-line-through-type="none" style:font-name="Liberation Serif" officeooo:rsid="01555537"/>
    </style:style>
    <style:style style:name="T1111" style:family="text">
      <style:text-properties style:text-line-through-style="none" style:text-line-through-type="none" style:font-name="Liberation Mono1"/>
    </style:style>
    <style:style style:name="T1112" style:family="text">
      <style:text-properties style:text-line-through-style="none" style:text-line-through-type="none" style:font-name="Liberation Mono1" officeooo:rsid="00a4a334"/>
    </style:style>
    <style:style style:name="T1113" style:family="text">
      <style:text-properties style:text-line-through-style="none" style:text-line-through-type="none" style:font-name="Liberation Mono1" officeooo:rsid="00b0c07e"/>
    </style:style>
    <style:style style:name="T1114" style:family="text">
      <style:text-properties style:text-line-through-style="none" style:text-line-through-type="none" style:font-name="Liberation Mono1" officeooo:rsid="00b46c11"/>
    </style:style>
    <style:style style:name="T1115" style:family="text">
      <style:text-properties style:text-line-through-style="none" style:text-line-through-type="none" style:font-name="Liberation Mono1" officeooo:rsid="00b5bc47"/>
    </style:style>
    <style:style style:name="T1116" style:family="text">
      <style:text-properties style:text-line-through-style="none" style:text-line-through-type="none" style:font-name="Liberation Mono1" officeooo:rsid="00c4a76d"/>
    </style:style>
    <style:style style:name="T1117" style:family="text">
      <style:text-properties style:text-line-through-style="none" style:text-line-through-type="none" style:font-name="Liberation Mono1" officeooo:rsid="00c80c05"/>
    </style:style>
    <style:style style:name="T1118" style:family="text">
      <style:text-properties style:text-line-through-style="none" style:text-line-through-type="none" style:font-name="Liberation Mono1" officeooo:rsid="00b35b8e"/>
    </style:style>
    <style:style style:name="T1119" style:family="text">
      <style:text-properties style:text-line-through-style="none" style:text-line-through-type="none" style:font-name="Liberation Mono1" officeooo:rsid="00b770ee"/>
    </style:style>
    <style:style style:name="T1120" style:family="text">
      <style:text-properties style:text-line-through-style="none" style:text-line-through-type="none" style:font-name="Liberation Mono1" officeooo:rsid="00b80542"/>
    </style:style>
    <style:style style:name="T1121" style:family="text">
      <style:text-properties style:text-line-through-style="none" style:text-line-through-type="none" style:font-name="Liberation Mono1" officeooo:rsid="00b96006"/>
    </style:style>
    <style:style style:name="T1122" style:family="text">
      <style:text-properties style:text-line-through-style="none" style:text-line-through-type="none" style:font-name="Liberation Mono1" officeooo:rsid="00bba8df" style:font-name-asian="Noto Serif CJK SC" style:font-name-complex="Lohit Devanagari"/>
    </style:style>
    <style:style style:name="T1123" style:family="text">
      <style:text-properties style:text-line-through-style="none" style:text-line-through-type="none" style:font-name="Liberation Mono1" officeooo:rsid="00bc405f" style:font-name-asian="Noto Serif CJK SC" style:font-name-complex="Lohit Devanagari"/>
    </style:style>
    <style:style style:name="T1124" style:family="text">
      <style:text-properties style:text-line-through-style="none" style:text-line-through-type="none" style:font-name="Liberation Mono1" officeooo:rsid="00ca4deb" style:font-name-asian="Noto Serif CJK SC" style:font-name-complex="Lohit Devanagari"/>
    </style:style>
    <style:style style:name="T1125" style:family="text">
      <style:text-properties style:text-line-through-style="none" style:text-line-through-type="none" style:font-name="Liberation Mono1" officeooo:rsid="00cbceae" style:font-name-asian="Noto Serif CJK SC" style:font-name-complex="Lohit Devanagari"/>
    </style:style>
    <style:style style:name="T1126" style:family="text">
      <style:text-properties style:text-line-through-style="none" style:text-line-through-type="none" style:font-name="Liberation Mono1" officeooo:rsid="00ccc8ca" style:font-name-asian="Noto Serif CJK SC" style:font-name-complex="Lohit Devanagari"/>
    </style:style>
    <style:style style:name="T1127" style:family="text">
      <style:text-properties style:text-line-through-style="none" style:text-line-through-type="none" style:font-name="Liberation Mono1" officeooo:rsid="01147c79" style:font-name-asian="Noto Serif CJK SC" style:font-name-complex="Lohit Devanagari"/>
    </style:style>
    <style:style style:name="T1128" style:family="text">
      <style:text-properties style:text-line-through-style="none" style:text-line-through-type="none" style:font-name="Liberation Mono1" officeooo:rsid="01138352" style:font-name-asian="Noto Serif CJK SC" style:font-name-complex="Lohit Devanagari"/>
    </style:style>
    <style:style style:name="T1129" style:family="text">
      <style:text-properties style:text-line-through-style="none" style:text-line-through-type="none" style:font-name="Liberation Mono1" officeooo:rsid="0116d720" style:font-name-asian="Noto Serif CJK SC" style:font-name-complex="Lohit Devanagari"/>
    </style:style>
    <style:style style:name="T1130" style:family="text">
      <style:text-properties style:text-line-through-style="none" style:text-line-through-type="none" style:font-name="Liberation Mono1" officeooo:rsid="01474ab9" style:font-name-asian="Noto Serif CJK SC" style:font-name-complex="Lohit Devanagari"/>
    </style:style>
    <style:style style:name="T1131" style:family="text">
      <style:text-properties style:text-line-through-style="none" style:text-line-through-type="none" style:font-name="Liberation Mono1" officeooo:rsid="0149b311" style:font-name-asian="Noto Serif CJK SC" style:font-name-complex="Lohit Devanagari"/>
    </style:style>
    <style:style style:name="T1132" style:family="text">
      <style:text-properties style:text-line-through-style="none" style:text-line-through-type="none" style:font-name="Liberation Mono1" officeooo:rsid="014ba4bd" style:font-name-asian="Noto Serif CJK SC" style:font-name-complex="Lohit Devanagari"/>
    </style:style>
    <style:style style:name="T1133" style:family="text">
      <style:text-properties style:text-line-through-style="none" style:text-line-through-type="none" style:font-name="Liberation Mono1" officeooo:rsid="014c9bb0" style:font-name-asian="Noto Serif CJK SC" style:font-name-complex="Lohit Devanagari"/>
    </style:style>
    <style:style style:name="T1134" style:family="text">
      <style:text-properties style:text-line-through-style="none" style:text-line-through-type="none" style:font-name="Liberation Mono1" officeooo:rsid="01eb1f09" style:font-name-asian="Noto Serif CJK SC" style:font-name-complex="Lohit Devanagari"/>
    </style:style>
    <style:style style:name="T1135" style:family="text">
      <style:text-properties style:text-line-through-style="none" style:text-line-through-type="none" style:font-name="Liberation Mono1" officeooo:rsid="01ec582f" style:font-name-asian="Noto Serif CJK SC" style:font-name-complex="Lohit Devanagari"/>
    </style:style>
    <style:style style:name="T1136" style:family="text">
      <style:text-properties style:text-line-through-style="none" style:text-line-through-type="none" style:font-name="Liberation Mono1" officeooo:rsid="01ea38aa" style:font-name-asian="Noto Serif CJK SC" style:font-name-complex="Lohit Devanagari"/>
    </style:style>
    <style:style style:name="T1137" style:family="text">
      <style:text-properties style:text-line-through-style="none" style:text-line-through-type="none" style:font-name="Liberation Mono1" officeooo:rsid="00bf9622"/>
    </style:style>
    <style:style style:name="T1138" style:family="text">
      <style:text-properties style:text-line-through-style="none" style:text-line-through-type="none" style:font-name="Liberation Mono1" officeooo:rsid="00bc405f"/>
    </style:style>
    <style:style style:name="T1139" style:family="text">
      <style:text-properties style:text-line-through-style="none" style:text-line-through-type="none" style:font-name="Liberation Mono1" officeooo:rsid="00c2f1b4"/>
    </style:style>
    <style:style style:name="T1140" style:family="text">
      <style:text-properties style:text-line-through-style="none" style:text-line-through-type="none" style:font-name="Liberation Mono1" officeooo:rsid="00bdcb1a"/>
    </style:style>
    <style:style style:name="T1141" style:family="text">
      <style:text-properties style:text-line-through-style="none" style:text-line-through-type="none" style:font-name="Liberation Mono1" officeooo:rsid="00c94205"/>
    </style:style>
    <style:style style:name="T1142" style:family="text">
      <style:text-properties style:text-line-through-style="none" style:text-line-through-type="none" style:font-name="Liberation Mono1" officeooo:rsid="00c9b129"/>
    </style:style>
    <style:style style:name="T1143" style:family="text">
      <style:text-properties style:text-line-through-style="none" style:text-line-through-type="none" style:font-name="Liberation Mono1" officeooo:rsid="00c9b129" style:font-name-asian="Liberation Serif2" style:font-name-complex="Liberation Serif2"/>
    </style:style>
    <style:style style:name="T1144" style:family="text">
      <style:text-properties style:text-line-through-style="none" style:text-line-through-type="none" style:font-name="Liberation Mono1" officeooo:rsid="00cbceae" style:font-name-asian="Liberation Serif2" style:font-name-complex="Liberation Serif2"/>
    </style:style>
    <style:style style:name="T1145" style:family="text">
      <style:text-properties style:text-line-through-style="none" style:text-line-through-type="none" style:font-name="Liberation Mono1" officeooo:rsid="00ce2a89"/>
    </style:style>
    <style:style style:name="T1146" style:family="text">
      <style:text-properties style:text-line-through-style="none" style:text-line-through-type="none" style:font-name="Liberation Mono1" officeooo:rsid="0153a218"/>
    </style:style>
    <style:style style:name="T1147" style:family="text">
      <style:text-properties style:text-line-through-style="none" style:text-line-through-type="none" style:font-name="Liberation Mono1" officeooo:rsid="0154e494"/>
    </style:style>
    <style:style style:name="T1148" style:family="text">
      <style:text-properties style:text-line-through-style="none" style:text-line-through-type="none" style:font-name="Liberation Serif2" officeooo:rsid="00b770ee" style:font-name-asian="Liberation Serif2" style:font-name-complex="Liberation Serif2"/>
    </style:style>
    <style:style style:name="T1149" style:family="text">
      <style:text-properties style:text-line-through-style="none" style:text-line-through-type="none" style:font-name="Liberation Serif2" officeooo:rsid="00c4a76d" style:font-name-asian="Liberation Serif2" style:font-name-complex="Liberation Serif2"/>
    </style:style>
    <style:style style:name="T1150" style:family="text">
      <style:text-properties style:text-line-through-style="none" style:text-line-through-type="none" style:font-name="Liberation Serif2" officeooo:rsid="00c94205" style:font-name-asian="Liberation Serif2" style:font-name-complex="Liberation Serif2"/>
    </style:style>
    <style:style style:name="T1151" style:family="text">
      <style:text-properties style:text-line-through-style="none" style:text-line-through-type="none" style:font-name="Liberation Serif2" officeooo:rsid="00c9b129" style:font-name-asian="Liberation Serif2" style:font-name-complex="Liberation Serif2"/>
    </style:style>
    <style:style style:name="T1152" style:family="text">
      <style:text-properties style:text-line-through-style="none" style:text-line-through-type="none" style:font-name="Liberation Serif2" officeooo:rsid="00cbceae" style:font-name-asian="Liberation Serif2" style:font-name-complex="Liberation Serif2"/>
    </style:style>
    <style:style style:name="T1153" style:family="text">
      <style:text-properties style:text-line-through-style="none" style:text-line-through-type="none" style:font-name="Liberation Serif2" officeooo:rsid="00cc2553" style:font-name-asian="Liberation Serif2" style:font-name-complex="Liberation Serif2"/>
    </style:style>
    <style:style style:name="T1154" style:family="text">
      <style:text-properties style:text-line-through-style="none" style:text-line-through-type="none" style:font-name="Liberation Serif2" officeooo:rsid="00ccc8ca" style:font-name-asian="Liberation Serif2" style:font-name-complex="Liberation Serif2"/>
    </style:style>
    <style:style style:name="T1155" style:family="text">
      <style:text-properties style:text-line-through-style="none" style:text-line-through-type="none" style:font-name="Liberation Serif2" officeooo:rsid="01474ab9" style:font-name-asian="Liberation Serif2" style:font-name-complex="Liberation Serif2"/>
    </style:style>
    <style:style style:name="T1156" style:family="text">
      <style:text-properties style:text-line-through-style="none" style:text-line-through-type="none" style:font-name="Liberation Serif2" officeooo:rsid="01926e42" style:font-name-asian="Liberation Serif2" style:font-name-complex="Liberation Serif2"/>
    </style:style>
    <style:style style:name="T1157" style:family="text">
      <style:text-properties style:text-line-through-style="none" style:text-line-through-type="none" style:font-name="Liberation Serif2" officeooo:rsid="01ea38aa" style:font-name-asian="Liberation Serif2" style:font-name-complex="Liberation Serif2"/>
    </style:style>
    <style:style style:name="T1158" style:family="text">
      <style:text-properties style:text-line-through-style="none" style:text-line-through-type="none" style:font-name="FreeMono" fo:font-weight="bold" officeooo:rsid="00c126a4" style:font-weight-asian="bold" style:font-weight-complex="bold"/>
    </style:style>
    <style:style style:name="T1159" style:family="text">
      <style:text-properties style:text-line-through-style="none" style:text-line-through-type="none" style:font-name="FreeMono" fo:font-weight="bold" officeooo:rsid="01926e42" style:font-name-asian="Liberation Serif2" style:font-weight-asian="bold" style:font-name-complex="Liberation Serif2" style:font-weight-complex="bold"/>
    </style:style>
    <style:style style:name="T1160" style:family="text">
      <style:text-properties style:text-line-through-style="none" style:text-line-through-type="none" officeooo:rsid="00b0c07e"/>
    </style:style>
    <style:style style:name="T1161" style:family="text">
      <style:text-properties style:text-line-through-style="none" style:text-line-through-type="none" officeooo:rsid="0154e494"/>
    </style:style>
    <style:style style:name="T1162" style:family="text">
      <style:text-properties style:text-line-through-style="none" style:text-line-through-type="none" officeooo:rsid="00b96006"/>
    </style:style>
    <style:style style:name="T1163" style:family="text">
      <style:text-properties style:text-line-through-style="none" style:text-line-through-type="none" officeooo:rsid="00e6b2b0"/>
    </style:style>
    <style:style style:name="T1164" style:family="text">
      <style:text-properties style:text-line-through-style="none" style:text-line-through-type="none" officeooo:rsid="00baba00"/>
    </style:style>
    <style:style style:name="T1165" style:family="text">
      <style:text-properties style:text-line-through-style="none" style:text-line-through-type="none" officeooo:rsid="00bba8df"/>
    </style:style>
    <style:style style:name="T1166" style:family="text">
      <style:text-properties style:text-line-through-style="none" style:text-line-through-type="none" officeooo:rsid="0153a218"/>
    </style:style>
    <style:style style:name="T1167" style:family="text">
      <style:text-properties style:text-line-through-style="none" style:text-line-through-type="none" officeooo:rsid="01d11e70"/>
    </style:style>
    <style:style style:name="T1168" style:family="text">
      <style:text-properties style:text-line-through-style="none" style:text-line-through-type="none" officeooo:rsid="01d17548"/>
    </style:style>
    <style:style style:name="T1169" style:family="text">
      <style:text-properties style:text-line-through-style="none" style:text-line-through-type="none" fo:font-weight="bold" style:font-weight-asian="bold" style:font-weight-complex="bold"/>
    </style:style>
    <style:style style:name="T1170" style:family="text">
      <style:text-properties style:text-line-through-style="none" style:text-line-through-type="none" fo:font-weight="bold" officeooo:rsid="00117454" style:font-weight-asian="bold" style:font-weight-complex="bold"/>
    </style:style>
    <style:style style:name="T1171" style:family="text">
      <style:text-properties style:text-line-through-style="none" style:text-line-through-type="none" fo:font-weight="bold" officeooo:rsid="01eb1f09" style:font-weight-asian="bold" style:font-weight-complex="bold"/>
    </style:style>
    <style:style style:name="T1172" style:family="text">
      <style:text-properties officeooo:rsid="00bc405f"/>
    </style:style>
    <style:style style:name="T1173" style:family="text">
      <style:text-properties officeooo:rsid="00bdcb1a"/>
    </style:style>
    <style:style style:name="T1174" style:family="text">
      <style:text-properties officeooo:rsid="00c65889"/>
    </style:style>
    <style:style style:name="T1175" style:family="text">
      <style:text-properties officeooo:rsid="00c9b129"/>
    </style:style>
    <style:style style:name="T1176" style:family="text">
      <style:text-properties officeooo:rsid="00ca4deb"/>
    </style:style>
    <style:style style:name="T1177" style:family="text">
      <style:text-properties officeooo:rsid="00cbceae"/>
    </style:style>
    <style:style style:name="T1178" style:family="text">
      <style:text-properties style:font-name="FreeMono" fo:font-weight="bold" style:font-weight-asian="bold" style:font-weight-complex="bold"/>
    </style:style>
    <style:style style:name="T1179" style:family="text">
      <style:text-properties style:font-name="FreeMono" fo:font-weight="bold" officeooo:rsid="0030e787" style:font-weight-asian="bold" style:font-weight-complex="bold"/>
    </style:style>
    <style:style style:name="T1180" style:family="text">
      <style:text-properties style:font-name="FreeMono" fo:font-weight="bold" officeooo:rsid="00ca4deb" style:font-weight-asian="bold" style:font-weight-complex="bold"/>
    </style:style>
    <style:style style:name="T1181" style:family="text">
      <style:text-properties style:font-name="FreeMono" fo:font-weight="bold" officeooo:rsid="01f4b812" style:font-weight-asian="bold" style:font-weight-complex="bold"/>
    </style:style>
    <style:style style:name="T1182" style:family="text">
      <style:text-properties style:font-name="FreeMono" fo:font-weight="bold" officeooo:rsid="020e4853" style:font-name-asian="Noto Color Emoji" style:font-weight-asian="bold" style:font-name-complex="Noto Color Emoji" style:font-weight-complex="bold"/>
    </style:style>
    <style:style style:name="T1183" style:family="text">
      <style:text-properties style:font-name="FreeMono" fo:font-size="12pt" style:text-underline-style="none" fo:font-weight="bold" style:font-size-asian="12pt" style:font-weight-asian="bold" style:font-size-complex="12pt" style:font-weight-complex="bold"/>
    </style:style>
    <style:style style:name="T1184" style:family="text">
      <style:text-properties style:font-name="FreeMono" fo:font-size="12pt" style:text-underline-style="none" fo:font-weight="bold" officeooo:rsid="0066b628" style:font-size-asian="12pt" style:font-weight-asian="bold" style:font-size-complex="12pt" style:font-weight-complex="bold"/>
    </style:style>
    <style:style style:name="T1185" style:family="text">
      <style:text-properties style:font-name="FreeMono" fo:font-size="12pt" style:text-underline-style="none" fo:font-weight="bold" officeooo:rsid="0075d768" style:font-size-asian="12pt" style:font-weight-asian="bold" style:font-size-complex="12pt" style:font-weight-complex="bold"/>
    </style:style>
    <style:style style:name="T1186" style:family="text">
      <style:text-properties style:font-name="FreeMono" fo:font-size="12pt" style:text-underline-style="none" fo:font-weight="bold" officeooo:rsid="00cbceae" style:font-size-asian="12pt" style:font-weight-asian="bold" style:font-size-complex="12pt" style:font-weight-complex="bold"/>
    </style:style>
    <style:style style:name="T1187" style:family="text">
      <style:text-properties style:font-name="FreeMono" fo:font-size="12pt" fo:font-weight="bold" officeooo:rsid="00df324d" style:font-name-asian="Noto Serif CJK SC" style:font-size-asian="12pt" style:font-weight-asian="bold" style:font-name-complex="Lohit Devanagari" style:font-size-complex="12pt" style:font-weight-complex="bold"/>
    </style:style>
    <style:style style:name="T1188" style:family="text">
      <style:text-properties style:font-name="FreeMono" style:text-underline-style="none" fo:font-weight="bold" officeooo:rsid="0190ae35" style:font-weight-asian="bold" style:font-weight-complex="bold"/>
    </style:style>
    <style:style style:name="T1189" style:family="text">
      <style:text-properties officeooo:rsid="00cc2553"/>
    </style:style>
    <style:style style:name="T1190" style:family="text">
      <style:text-properties officeooo:rsid="00d2a06d"/>
    </style:style>
    <style:style style:name="T1191" style:family="text">
      <style:text-properties officeooo:rsid="00d57dce"/>
    </style:style>
    <style:style style:name="T1192" style:family="text">
      <style:text-properties officeooo:rsid="00d7c3e0"/>
    </style:style>
    <style:style style:name="T1193" style:family="text">
      <style:text-properties officeooo:rsid="00d7eb42"/>
    </style:style>
    <style:style style:name="T1194" style:family="text">
      <style:text-properties officeooo:rsid="00e6b2b0"/>
    </style:style>
    <style:style style:name="T1195" style:family="text">
      <style:text-properties officeooo:rsid="00e747b8"/>
    </style:style>
    <style:style style:name="T1196" style:family="text">
      <style:text-properties officeooo:rsid="00e7f45f"/>
    </style:style>
    <style:style style:name="T1197" style:family="text">
      <style:text-properties officeooo:rsid="00e986a5"/>
    </style:style>
    <style:style style:name="T1198" style:family="text">
      <style:text-properties officeooo:rsid="00eb1f82"/>
    </style:style>
    <style:style style:name="T1199" style:family="text">
      <style:text-properties fo:color="#ffffff" style:text-underline-style="none" fo:font-weight="bold" officeooo:rsid="00ecca40" fo:background-color="#000000" loext:char-shading-value="0" style:font-weight-asian="bold" style:font-weight-complex="bold"/>
    </style:style>
    <style:style style:name="T1200" style:family="text">
      <style:text-properties fo:color="#ffffff" officeooo:rsid="00eee383" fo:background-color="#000000" loext:char-shading-value="0"/>
    </style:style>
    <style:style style:name="T1201" style:family="text">
      <style:text-properties officeooo:rsid="00eda1ea"/>
    </style:style>
    <style:style style:name="T1202" style:family="text">
      <style:text-properties officeooo:rsid="00edfd0f"/>
    </style:style>
    <style:style style:name="T1203" style:family="text">
      <style:text-properties officeooo:rsid="00eee383"/>
    </style:style>
    <style:style style:name="T1204" style:family="text">
      <style:text-properties officeooo:rsid="00efb393"/>
    </style:style>
    <style:style style:name="T1205" style:family="text">
      <style:text-properties fo:font-size="10pt" officeooo:rsid="00efb393" style:font-size-asian="10pt" style:font-size-complex="10pt"/>
    </style:style>
    <style:style style:name="T1206" style:family="text">
      <style:text-properties fo:font-size="10pt" officeooo:rsid="01023a40" style:font-size-asian="10pt" style:font-size-complex="10pt"/>
    </style:style>
    <style:style style:name="T1207" style:family="text">
      <style:text-properties fo:font-size="10pt" officeooo:rsid="010a9b78" style:font-size-asian="10pt" style:font-size-complex="10pt"/>
    </style:style>
    <style:style style:name="T1208" style:family="text">
      <style:text-properties fo:font-size="10pt" officeooo:rsid="011178d4" style:font-size-asian="10pt" style:font-size-complex="10pt"/>
    </style:style>
    <style:style style:name="T1209" style:family="text">
      <style:text-properties fo:font-size="10pt" officeooo:rsid="01202dd1" style:font-size-asian="10pt" style:font-size-complex="10pt"/>
    </style:style>
    <style:style style:name="T1210" style:family="text">
      <style:text-properties fo:font-size="10pt" officeooo:rsid="0130d470" style:font-size-asian="10pt" style:font-size-complex="10pt"/>
    </style:style>
    <style:style style:name="T1211" style:family="text">
      <style:text-properties fo:font-size="10pt" officeooo:rsid="013f80fb" style:font-size-asian="10pt" style:font-size-complex="10pt"/>
    </style:style>
    <style:style style:name="T1212" style:family="text">
      <style:text-properties fo:font-size="10pt" officeooo:rsid="0149b311" style:font-size-asian="10pt" style:font-size-complex="10pt"/>
    </style:style>
    <style:style style:name="T1213" style:family="text">
      <style:text-properties fo:font-size="10pt" officeooo:rsid="01668697" style:font-size-asian="10pt" style:font-size-complex="10pt"/>
    </style:style>
    <style:style style:name="T1214" style:family="text">
      <style:text-properties fo:font-size="10pt" officeooo:rsid="016d2722" style:font-size-asian="10pt" style:font-size-complex="10pt"/>
    </style:style>
    <style:style style:name="T1215" style:family="text">
      <style:text-properties fo:font-size="10pt" officeooo:rsid="01b3ceda" style:font-size-asian="10pt" style:font-size-complex="10pt"/>
    </style:style>
    <style:style style:name="T1216" style:family="text">
      <style:text-properties fo:font-size="10pt" officeooo:rsid="01b4efb3" style:font-size-asian="10pt" style:font-size-complex="10pt"/>
    </style:style>
    <style:style style:name="T1217" style:family="text">
      <style:text-properties fo:font-size="10pt" officeooo:rsid="01bebde3" style:font-size-asian="10pt" style:font-size-complex="10pt"/>
    </style:style>
    <style:style style:name="T1218" style:family="text">
      <style:text-properties fo:font-size="10pt" officeooo:rsid="01d11e70" style:font-size-asian="10pt" style:font-size-complex="10pt"/>
    </style:style>
    <style:style style:name="T1219" style:family="text">
      <style:text-properties fo:font-size="10pt" officeooo:rsid="01ec582f" style:font-size-asian="10pt" style:font-size-complex="10pt"/>
    </style:style>
    <style:style style:name="T1220" style:family="text">
      <style:text-properties fo:font-size="10pt" officeooo:rsid="01ed84e1" style:font-size-asian="10pt" style:font-size-complex="10pt"/>
    </style:style>
    <style:style style:name="T1221" style:family="text">
      <style:text-properties fo:font-size="10pt" officeooo:rsid="02014d66" style:font-size-asian="10pt" style:font-size-complex="10pt"/>
    </style:style>
    <style:style style:name="T1222" style:family="text">
      <style:text-properties fo:font-size="10pt" officeooo:rsid="0202ed6b" style:font-size-asian="10pt" style:font-size-complex="10pt"/>
    </style:style>
    <style:style style:name="T1223" style:family="text">
      <style:text-properties fo:font-size="10pt" officeooo:rsid="02388d80" style:font-size-asian="10pt" style:font-size-complex="10pt"/>
    </style:style>
    <style:style style:name="T1224" style:family="text">
      <style:text-properties fo:font-size="10pt" officeooo:rsid="02464e14" style:font-size-asian="10pt" style:font-size-complex="10pt"/>
    </style:style>
    <style:style style:name="T1225" style:family="text">
      <style:text-properties fo:font-size="10pt" officeooo:rsid="026446ea" style:font-size-asian="10pt" style:font-size-complex="10pt"/>
    </style:style>
    <style:style style:name="T1226" style:family="text">
      <style:text-properties fo:font-size="10pt" officeooo:rsid="02661e97" style:font-size-asian="10pt" style:font-size-complex="10pt"/>
    </style:style>
    <style:style style:name="T1227" style:family="text">
      <style:text-properties officeooo:rsid="00f17c0c"/>
    </style:style>
    <style:style style:name="T1228" style:family="text">
      <style:text-properties officeooo:rsid="00f228a7"/>
    </style:style>
    <style:style style:name="T1229" style:family="text">
      <style:text-properties officeooo:rsid="00ecca40"/>
    </style:style>
    <style:style style:name="T1230" style:family="text">
      <style:text-properties officeooo:rsid="00f57c0e"/>
    </style:style>
    <style:style style:name="T1231" style:family="text">
      <style:text-properties officeooo:rsid="00f653ad"/>
    </style:style>
    <style:style style:name="T1232" style:family="text">
      <style:text-properties officeooo:rsid="00373d3f"/>
    </style:style>
    <style:style style:name="T1233" style:family="text">
      <style:text-properties officeooo:rsid="0034715f"/>
    </style:style>
    <style:style style:name="T1234" style:family="text">
      <style:text-properties officeooo:rsid="00f7402a"/>
    </style:style>
    <style:style style:name="T1235" style:family="text">
      <style:text-properties officeooo:rsid="00f89605"/>
    </style:style>
    <style:style style:name="T1236" style:family="text">
      <style:text-properties officeooo:rsid="00f99b54"/>
    </style:style>
    <style:style style:name="T1237" style:family="text">
      <style:text-properties officeooo:rsid="00fcc6d1"/>
    </style:style>
    <style:style style:name="T1238" style:family="text">
      <style:text-properties officeooo:rsid="00fce9b8"/>
    </style:style>
    <style:style style:name="T1239" style:family="text">
      <style:text-properties officeooo:rsid="00fed6eb"/>
    </style:style>
    <style:style style:name="T1240" style:family="text">
      <style:text-properties officeooo:rsid="00ffd488"/>
    </style:style>
    <style:style style:name="T1241" style:family="text">
      <style:text-properties officeooo:rsid="01000450"/>
    </style:style>
    <style:style style:name="T1242" style:family="text">
      <style:text-properties officeooo:rsid="010186f8"/>
    </style:style>
    <style:style style:name="T1243" style:family="text">
      <style:text-properties officeooo:rsid="01023a40"/>
    </style:style>
    <style:style style:name="T1244" style:family="text">
      <style:text-properties officeooo:rsid="0102ccb5"/>
    </style:style>
    <style:style style:name="T1245" style:family="text">
      <style:text-properties officeooo:rsid="01036ad9"/>
    </style:style>
    <style:style style:name="T1246" style:family="text">
      <style:text-properties officeooo:rsid="010479fb"/>
    </style:style>
    <style:style style:name="T1247" style:family="text">
      <style:text-properties officeooo:rsid="0106e5e7"/>
    </style:style>
    <style:style style:name="T1248" style:family="text">
      <style:text-properties officeooo:rsid="0107293c"/>
    </style:style>
    <style:style style:name="T1249" style:family="text">
      <style:text-properties officeooo:rsid="0107eaf6"/>
    </style:style>
    <style:style style:name="T1250" style:family="text">
      <style:text-properties officeooo:rsid="010a9b78"/>
    </style:style>
    <style:style style:name="T1251" style:family="text">
      <style:text-properties officeooo:rsid="010c4871"/>
    </style:style>
    <style:style style:name="T1252" style:family="text">
      <style:text-properties officeooo:rsid="010d42e1"/>
    </style:style>
    <style:style style:name="T1253" style:family="text">
      <style:text-properties officeooo:rsid="010e7c01"/>
    </style:style>
    <style:style style:name="T1254" style:family="text">
      <style:text-properties officeooo:rsid="010ec281"/>
    </style:style>
    <style:style style:name="T1255" style:family="text">
      <style:text-properties officeooo:rsid="010edede"/>
    </style:style>
    <style:style style:name="T1256" style:family="text">
      <style:text-properties officeooo:rsid="010ffccc"/>
    </style:style>
    <style:style style:name="T1257" style:family="text">
      <style:text-properties officeooo:rsid="0110629c"/>
    </style:style>
    <style:style style:name="T1258" style:family="text">
      <style:text-properties officeooo:rsid="011178d4"/>
    </style:style>
    <style:style style:name="T1259" style:family="text">
      <style:text-properties officeooo:rsid="0111c5c1"/>
    </style:style>
    <style:style style:name="T1260" style:family="text">
      <style:text-properties officeooo:rsid="0111e9c6"/>
    </style:style>
    <style:style style:name="T1261" style:family="text">
      <style:text-properties officeooo:rsid="011248e4"/>
    </style:style>
    <style:style style:name="T1262" style:family="text">
      <style:text-properties officeooo:rsid="01134543"/>
    </style:style>
    <style:style style:name="T1263" style:family="text">
      <style:text-properties officeooo:rsid="011381c2"/>
    </style:style>
    <style:style style:name="T1264" style:family="text">
      <style:text-properties officeooo:rsid="01138352"/>
    </style:style>
    <style:style style:name="T1265" style:family="text">
      <style:text-properties officeooo:rsid="01147c79"/>
    </style:style>
    <style:style style:name="T1266" style:family="text">
      <style:text-properties officeooo:rsid="0115624b"/>
    </style:style>
    <style:style style:name="T1267" style:family="text">
      <style:text-properties officeooo:rsid="0116d720"/>
    </style:style>
    <style:style style:name="T1268" style:family="text">
      <style:text-properties officeooo:rsid="0117a124"/>
    </style:style>
    <style:style style:name="T1269" style:family="text">
      <style:text-properties officeooo:rsid="01188330"/>
    </style:style>
    <style:style style:name="T1270" style:family="text">
      <style:text-properties officeooo:rsid="011eea2b"/>
    </style:style>
    <style:style style:name="T1271" style:family="text">
      <style:text-properties officeooo:rsid="011f4214"/>
    </style:style>
    <style:style style:name="T1272" style:family="text">
      <style:text-properties officeooo:rsid="011fce72"/>
    </style:style>
    <style:style style:name="T1273" style:family="text">
      <style:text-properties officeooo:rsid="01202dd1"/>
    </style:style>
    <style:style style:name="T1274" style:family="text">
      <style:text-properties officeooo:rsid="012148c0"/>
    </style:style>
    <style:style style:name="T1275" style:family="text">
      <style:text-properties officeooo:rsid="01232054"/>
    </style:style>
    <style:style style:name="T1276" style:family="text">
      <style:text-properties officeooo:rsid="0123fea4"/>
    </style:style>
    <style:style style:name="T1277" style:family="text">
      <style:text-properties officeooo:rsid="012576cd"/>
    </style:style>
    <style:style style:name="T1278" style:family="text">
      <style:text-properties officeooo:rsid="012664f1"/>
    </style:style>
    <style:style style:name="T1279" style:family="text">
      <style:text-properties officeooo:rsid="0127100c"/>
    </style:style>
    <style:style style:name="T1280" style:family="text">
      <style:text-properties officeooo:rsid="01289c9a"/>
    </style:style>
    <style:style style:name="T1281" style:family="text">
      <style:text-properties officeooo:rsid="012a530a"/>
    </style:style>
    <style:style style:name="T1282" style:family="text">
      <style:text-properties officeooo:rsid="012c4a72"/>
    </style:style>
    <style:style style:name="T1283" style:family="text">
      <style:text-properties officeooo:rsid="012db6a1"/>
    </style:style>
    <style:style style:name="T1284" style:family="text">
      <style:text-properties officeooo:rsid="01300a65"/>
    </style:style>
    <style:style style:name="T1285" style:family="text">
      <style:text-properties officeooo:rsid="0130d470"/>
    </style:style>
    <style:style style:name="T1286" style:family="text">
      <style:text-properties officeooo:rsid="01327518"/>
    </style:style>
    <style:style style:name="T1287" style:family="text">
      <style:text-properties officeooo:rsid="01342d9c"/>
    </style:style>
    <style:style style:name="T1288" style:family="text">
      <style:text-properties officeooo:rsid="01365447"/>
    </style:style>
    <style:style style:name="T1289" style:family="text">
      <style:text-properties officeooo:rsid="01381c60"/>
    </style:style>
    <style:style style:name="T1290" style:family="text">
      <style:text-properties officeooo:rsid="01399918"/>
    </style:style>
    <style:style style:name="T1291" style:family="text">
      <style:text-properties officeooo:rsid="0139a690"/>
    </style:style>
    <style:style style:name="T1292" style:family="text">
      <style:text-properties officeooo:rsid="0139a6d1"/>
    </style:style>
    <style:style style:name="T1293" style:family="text">
      <style:text-properties officeooo:rsid="013b8e11"/>
    </style:style>
    <style:style style:name="T1294" style:family="text">
      <style:text-properties officeooo:rsid="013c0ab5"/>
    </style:style>
    <style:style style:name="T1295" style:family="text">
      <style:text-properties style:font-name="DejaVu Math TeX Gyre" officeooo:rsid="013c0ab5" style:font-name-asian="DejaVu Math TeX Gyre" style:font-name-complex="DejaVu Math TeX Gyre"/>
    </style:style>
    <style:style style:name="T1296" style:family="text">
      <style:text-properties style:font-name="DejaVu Math TeX Gyre" officeooo:rsid="013ce066" style:font-name-asian="DejaVu Math TeX Gyre" style:font-name-complex="DejaVu Math TeX Gyre"/>
    </style:style>
    <style:style style:name="T1297" style:family="text">
      <style:text-properties officeooo:rsid="013ce066"/>
    </style:style>
    <style:style style:name="T1298" style:family="text">
      <style:text-properties officeooo:rsid="013e5e39"/>
    </style:style>
    <style:style style:name="T1299" style:family="text">
      <style:text-properties officeooo:rsid="013e9ed6"/>
    </style:style>
    <style:style style:name="T1300" style:family="text">
      <style:text-properties officeooo:rsid="013ee1d2"/>
    </style:style>
    <style:style style:name="T1301" style:family="text">
      <style:text-properties officeooo:rsid="014228c4"/>
    </style:style>
    <style:style style:name="T1302" style:family="text">
      <style:text-properties officeooo:rsid="0143b3a7"/>
    </style:style>
    <style:style style:name="T1303" style:family="text">
      <style:text-properties officeooo:rsid="014466ec"/>
    </style:style>
    <style:style style:name="T1304" style:family="text">
      <style:text-properties officeooo:rsid="0146db83"/>
    </style:style>
    <style:style style:name="T1305" style:family="text">
      <style:text-properties officeooo:rsid="01474ab9"/>
    </style:style>
    <style:style style:name="T1306" style:family="text">
      <style:text-properties officeooo:rsid="014823d3"/>
    </style:style>
    <style:style style:name="T1307" style:family="text">
      <style:text-properties officeooo:rsid="0149b311"/>
    </style:style>
    <style:style style:name="T1308" style:family="text">
      <style:text-properties officeooo:rsid="014dc10c"/>
    </style:style>
    <style:style style:name="T1309" style:family="text">
      <style:text-properties officeooo:rsid="014ed060"/>
    </style:style>
    <style:style style:name="T1310" style:family="text">
      <style:text-properties officeooo:rsid="014f679d"/>
    </style:style>
    <style:style style:name="T1311" style:family="text">
      <style:text-properties officeooo:rsid="0151f207"/>
    </style:style>
    <style:style style:name="T1312" style:family="text">
      <style:text-properties officeooo:rsid="0152fdd7"/>
    </style:style>
    <style:style style:name="T1313" style:family="text">
      <style:text-properties officeooo:rsid="0153a218"/>
    </style:style>
    <style:style style:name="T1314" style:family="text">
      <style:text-properties style:text-underline-style="solid" style:text-underline-width="auto" style:text-underline-color="font-color" officeooo:rsid="00edfd0f"/>
    </style:style>
    <style:style style:name="T1315" style:family="text">
      <style:text-properties style:text-underline-style="solid" style:text-underline-width="auto" style:text-underline-color="font-color" officeooo:rsid="00eb1f82"/>
    </style:style>
    <style:style style:name="T1316" style:family="text">
      <style:text-properties officeooo:rsid="0161a456"/>
    </style:style>
    <style:style style:name="T1317" style:family="text">
      <style:text-properties officeooo:rsid="01622086"/>
    </style:style>
    <style:style style:name="T1318" style:family="text">
      <style:text-properties officeooo:rsid="0162b443"/>
    </style:style>
    <style:style style:name="T1319" style:family="text">
      <style:text-properties officeooo:rsid="01647b0c"/>
    </style:style>
    <style:style style:name="T1320" style:family="text">
      <style:text-properties officeooo:rsid="01664f91"/>
    </style:style>
    <style:style style:name="T1321" style:family="text">
      <style:text-properties officeooo:rsid="01678a97"/>
    </style:style>
    <style:style style:name="T1322" style:family="text">
      <style:text-properties officeooo:rsid="016bf4bb"/>
    </style:style>
    <style:style style:name="T1323" style:family="text">
      <style:text-properties officeooo:rsid="016c4ae7"/>
    </style:style>
    <style:style style:name="T1324" style:family="text">
      <style:text-properties officeooo:rsid="016d2722"/>
    </style:style>
    <style:style style:name="T1325" style:family="text">
      <style:text-properties officeooo:rsid="016d8a9e"/>
    </style:style>
    <style:style style:name="T1326" style:family="text">
      <style:text-properties officeooo:rsid="016ef1c0"/>
    </style:style>
    <style:style style:name="T1327" style:family="text">
      <style:text-properties officeooo:rsid="016f1670"/>
    </style:style>
    <style:style style:name="T1328" style:family="text">
      <style:text-properties officeooo:rsid="016f7133"/>
    </style:style>
    <style:style style:name="T1329" style:family="text">
      <style:text-properties officeooo:rsid="017037f1"/>
    </style:style>
    <style:style style:name="T1330" style:family="text">
      <style:text-properties officeooo:rsid="01716acb"/>
    </style:style>
    <style:style style:name="T1331" style:family="text">
      <style:text-properties officeooo:rsid="017361ed"/>
    </style:style>
    <style:style style:name="T1332" style:family="text">
      <style:text-properties officeooo:rsid="0173998d"/>
    </style:style>
    <style:style style:name="T1333" style:family="text">
      <style:text-properties officeooo:rsid="01757946"/>
    </style:style>
    <style:style style:name="T1334" style:family="text">
      <style:text-properties officeooo:rsid="017957d7"/>
    </style:style>
    <style:style style:name="T1335" style:family="text">
      <style:text-properties officeooo:rsid="017ac1fe"/>
    </style:style>
    <style:style style:name="T1336" style:family="text">
      <style:text-properties officeooo:rsid="017b6862"/>
    </style:style>
    <style:style style:name="T1337" style:family="text">
      <style:text-properties officeooo:rsid="017d543e"/>
    </style:style>
    <style:style style:name="T1338" style:family="text">
      <style:text-properties officeooo:rsid="0184620d"/>
    </style:style>
    <style:style style:name="T1339" style:family="text">
      <style:text-properties officeooo:rsid="018643c3"/>
    </style:style>
    <style:style style:name="T1340" style:family="text">
      <style:text-properties officeooo:rsid="01869c96"/>
    </style:style>
    <style:style style:name="T1341" style:family="text">
      <style:text-properties officeooo:rsid="0186f3d2"/>
    </style:style>
    <style:style style:name="T1342" style:family="text">
      <style:text-properties officeooo:rsid="0186f802"/>
    </style:style>
    <style:style style:name="T1343" style:family="text">
      <style:text-properties officeooo:rsid="0188ba3a"/>
    </style:style>
    <style:style style:name="T1344" style:family="text">
      <style:text-properties officeooo:rsid="018a916f"/>
    </style:style>
    <style:style style:name="T1345" style:family="text">
      <style:text-properties officeooo:rsid="018b22f4"/>
    </style:style>
    <style:style style:name="T1346" style:family="text">
      <style:text-properties officeooo:rsid="018beec5"/>
    </style:style>
    <style:style style:name="T1347" style:family="text">
      <style:text-properties officeooo:rsid="01926e42"/>
    </style:style>
    <style:style style:name="T1348" style:family="text">
      <style:text-properties officeooo:rsid="019c9fab"/>
    </style:style>
    <style:style style:name="T1349" style:family="text">
      <style:text-properties officeooo:rsid="019e5da9"/>
    </style:style>
    <style:style style:name="T1350" style:family="text">
      <style:text-properties officeooo:rsid="019ef218"/>
    </style:style>
    <style:style style:name="T1351" style:family="text">
      <style:text-properties officeooo:rsid="019f301b"/>
    </style:style>
    <style:style style:name="T1352" style:family="text">
      <style:text-properties officeooo:rsid="019f8682"/>
    </style:style>
    <style:style style:name="T1353" style:family="text">
      <style:text-properties officeooo:rsid="01a17e87"/>
    </style:style>
    <style:style style:name="T1354" style:family="text">
      <style:text-properties officeooo:rsid="01a27453"/>
    </style:style>
    <style:style style:name="T1355" style:family="text">
      <style:text-properties officeooo:rsid="01a7347c"/>
    </style:style>
    <style:style style:name="T1356" style:family="text">
      <style:text-properties officeooo:rsid="01a76233"/>
    </style:style>
    <style:style style:name="T1357" style:family="text">
      <style:text-properties officeooo:rsid="01ad6b16"/>
    </style:style>
    <style:style style:name="T1358" style:family="text">
      <style:text-properties officeooo:rsid="01af1e54"/>
    </style:style>
    <style:style style:name="T1359" style:family="text">
      <style:text-properties officeooo:rsid="01b0b3e7"/>
    </style:style>
    <style:style style:name="T1360" style:family="text">
      <style:text-properties style:font-name-asian="Noto Serif CJK SC" style:font-name-complex="Lohit Devanagari"/>
    </style:style>
    <style:style style:name="T1361" style:family="text">
      <style:text-properties officeooo:rsid="01b2504d"/>
    </style:style>
    <style:style style:name="T1362" style:family="text">
      <style:text-properties officeooo:rsid="01b3ceda"/>
    </style:style>
    <style:style style:name="T1363" style:family="text">
      <style:text-properties style:text-position="super 58%" style:font-name="Liberation Serif" officeooo:rsid="01b2504d"/>
    </style:style>
    <style:style style:name="T1364" style:family="text">
      <style:text-properties style:text-position="super 58%" style:font-name="Liberation Serif" officeooo:rsid="01b0b3e7"/>
    </style:style>
    <style:style style:name="T1365" style:family="text">
      <style:text-properties style:text-position="super 58%" officeooo:rsid="01b0b3e7"/>
    </style:style>
    <style:style style:name="T1366" style:family="text">
      <style:text-properties style:text-position="super 58%" officeooo:rsid="02256b1e"/>
    </style:style>
    <style:style style:name="T1367" style:family="text">
      <style:text-properties style:text-position="super 58%" officeooo:rsid="02273e29"/>
    </style:style>
    <style:style style:name="T1368" style:family="text">
      <style:text-properties style:text-position="super 58%" officeooo:rsid="02276deb"/>
    </style:style>
    <style:style style:name="T1369" style:family="text">
      <style:text-properties style:text-position="super 58%" officeooo:rsid="0021b7fd"/>
    </style:style>
    <style:style style:name="T1370" style:family="text">
      <style:text-properties style:text-position="super 58%" officeooo:rsid="022a9402"/>
    </style:style>
    <style:style style:name="T1371" style:family="text">
      <style:text-properties officeooo:rsid="01b4efb3"/>
    </style:style>
    <style:style style:name="T1372" style:family="text">
      <style:text-properties officeooo:rsid="01bb0eac"/>
    </style:style>
    <style:style style:name="T1373" style:family="text">
      <style:text-properties officeooo:rsid="01bebde3"/>
    </style:style>
    <style:style style:name="T1374" style:family="text">
      <style:text-properties style:text-position="0% 100%" style:font-name="Liberation Serif" officeooo:rsid="01bf5602"/>
    </style:style>
    <style:style style:name="T1375" style:family="text">
      <style:text-properties style:text-position="0% 100%" style:font-name="Liberation Serif" officeooo:rsid="01bfe1b1"/>
    </style:style>
    <style:style style:name="T1376" style:family="text">
      <style:text-properties style:text-position="0% 100%" style:font-name="Liberation Serif" officeooo:rsid="01bf1415"/>
    </style:style>
    <style:style style:name="T1377" style:family="text">
      <style:text-properties style:text-position="0% 100%" style:font-name="Liberation Serif" officeooo:rsid="01cc8f7b"/>
    </style:style>
    <style:style style:name="T1378" style:family="text">
      <style:text-properties style:text-position="0% 100%" style:font-name="Liberation Serif" officeooo:rsid="01cd1638"/>
    </style:style>
    <style:style style:name="T1379" style:family="text">
      <style:text-properties style:text-position="0% 100%" style:font-name="Liberation Serif" officeooo:rsid="01b104b6" style:font-name-asian="Noto Serif CJK SC" style:font-name-complex="Lohit Devanagari"/>
    </style:style>
    <style:style style:name="T1380" style:family="text">
      <style:text-properties style:text-position="0% 100%" style:font-name="Liberation Serif" officeooo:rsid="01bf1415" style:font-name-asian="Noto Serif CJK SC" style:font-name-complex="Lohit Devanagari"/>
    </style:style>
    <style:style style:name="T1381" style:family="text">
      <style:text-properties style:text-position="0% 100%" style:font-name="Liberation Serif" officeooo:rsid="01bfe1b1" style:font-name-asian="Noto Serif CJK SC" style:font-name-complex="Lohit Devanagari"/>
    </style:style>
    <style:style style:name="T1382" style:family="text">
      <style:text-properties style:text-position="0% 100%" style:font-name="Liberation Serif" officeooo:rsid="01b442ca" style:font-name-asian="Noto Serif CJK SC" style:font-name-complex="Lohit Devanagari"/>
    </style:style>
    <style:style style:name="T1383" style:family="text">
      <style:text-properties style:text-position="0% 100%" style:font-name="Liberation Serif" officeooo:rsid="01bf5602" style:font-name-asian="Noto Serif CJK SC" style:font-name-complex="Lohit Devanagari"/>
    </style:style>
    <style:style style:name="T1384" style:family="text">
      <style:text-properties style:text-position="0% 100%" style:font-name="Liberation Serif" officeooo:rsid="01b8d919" style:font-name-asian="Noto Serif CJK SC" style:font-name-complex="Lohit Devanagari"/>
    </style:style>
    <style:style style:name="T1385" style:family="text">
      <style:text-properties style:text-position="0% 100%" style:font-name="Liberation Serif" officeooo:rsid="01c1a966" style:font-name-asian="Noto Serif CJK SC" style:font-name-complex="Lohit Devanagari"/>
    </style:style>
    <style:style style:name="T1386" style:family="text">
      <style:text-properties style:text-position="0% 100%" style:font-name="Liberation Serif" officeooo:rsid="01c7f451" style:font-name-asian="Noto Serif CJK SC" style:font-name-complex="Lohit Devanagari"/>
    </style:style>
    <style:style style:name="T1387" style:family="text">
      <style:text-properties style:text-position="0% 100%" style:font-name="Liberation Serif" officeooo:rsid="01c9e0ab" style:font-name-asian="Noto Serif CJK SC" style:font-name-complex="Lohit Devanagari"/>
    </style:style>
    <style:style style:name="T1388" style:family="text">
      <style:text-properties style:text-position="0% 100%" style:font-name="Liberation Serif" officeooo:rsid="01cb8290" style:font-name-asian="Noto Serif CJK SC" style:font-name-complex="Lohit Devanagari"/>
    </style:style>
    <style:style style:name="T1389" style:family="text">
      <style:text-properties style:text-position="0% 100%" style:font-name="Liberation Serif2" officeooo:rsid="01b104b6" style:font-name-asian="Liberation Serif2" style:font-name-complex="Liberation Serif2"/>
    </style:style>
    <style:style style:name="T1390" style:family="text">
      <style:text-properties style:text-position="0% 100%" style:font-name="Liberation Mono1" officeooo:rsid="01bfe1b1" style:font-name-asian="Noto Serif CJK SC" style:font-name-complex="Lohit Devanagari"/>
    </style:style>
    <style:style style:name="T1391" style:family="text">
      <style:text-properties style:text-position="0% 100%" style:font-name="Liberation Mono1" officeooo:rsid="01c1a966" style:font-name-asian="Noto Serif CJK SC" style:font-name-complex="Lohit Devanagari"/>
    </style:style>
    <style:style style:name="T1392" style:family="text">
      <style:text-properties style:text-position="0% 100%" style:font-name="Liberation Mono1" officeooo:rsid="01c7f451" style:font-name-asian="Noto Serif CJK SC" style:font-name-complex="Lohit Devanagari"/>
    </style:style>
    <style:style style:name="T1393" style:family="text">
      <style:text-properties style:text-position="0% 100%" style:font-name="Liberation Mono1" officeooo:rsid="01c9e0ab" style:font-name-asian="Noto Serif CJK SC" style:font-name-complex="Lohit Devanagari"/>
    </style:style>
    <style:style style:name="T1394" style:family="text">
      <style:text-properties style:text-position="0% 100%" style:font-name="Liberation Mono1" officeooo:rsid="01bf5602"/>
    </style:style>
    <style:style style:name="T1395" style:family="text">
      <style:text-properties style:text-position="0% 100%" style:font-name="Liberation Mono1" officeooo:rsid="01b0b3e7"/>
    </style:style>
    <style:style style:name="T1396" style:family="text">
      <style:text-properties style:text-position="0% 100%" style:font-name="Liberation Mono1" officeooo:rsid="01bf1415"/>
    </style:style>
    <style:style style:name="T1397" style:family="text">
      <style:text-properties style:text-position="0% 100%" style:font-name="Liberation Mono1" officeooo:rsid="01cc8f7b"/>
    </style:style>
    <style:style style:name="T1398" style:family="text">
      <style:text-properties officeooo:rsid="01bf5602"/>
    </style:style>
    <style:style style:name="T1399" style:family="text">
      <style:text-properties officeooo:rsid="01c251e2"/>
    </style:style>
    <style:style style:name="T1400" style:family="text">
      <style:text-properties officeooo:rsid="01d11e70"/>
    </style:style>
    <style:style style:name="T1401" style:family="text">
      <style:text-properties officeooo:rsid="01d1b577"/>
    </style:style>
    <style:style style:name="T1402" style:family="text">
      <style:text-properties officeooo:rsid="01d324c2"/>
    </style:style>
    <style:style style:name="T1403" style:family="text">
      <style:text-properties officeooo:rsid="01d400c3"/>
    </style:style>
    <style:style style:name="T1404" style:family="text">
      <style:text-properties officeooo:rsid="01d5e77f"/>
    </style:style>
    <style:style style:name="T1405" style:family="text">
      <style:text-properties officeooo:rsid="01d6eb11"/>
    </style:style>
    <style:style style:name="T1406" style:family="text">
      <style:text-properties officeooo:rsid="01d710dd"/>
    </style:style>
    <style:style style:name="T1407" style:family="text">
      <style:text-properties officeooo:rsid="01d7c924"/>
    </style:style>
    <style:style style:name="T1408" style:family="text">
      <style:text-properties officeooo:rsid="01d7fae9"/>
    </style:style>
    <style:style style:name="T1409" style:family="text">
      <style:text-properties officeooo:rsid="01d9f2ba"/>
    </style:style>
    <style:style style:name="T1410" style:family="text">
      <style:text-properties officeooo:rsid="01da4166"/>
    </style:style>
    <style:style style:name="T1411" style:family="text">
      <style:text-properties officeooo:rsid="01dc374c"/>
    </style:style>
    <style:style style:name="T1412" style:family="text">
      <style:text-properties officeooo:rsid="01ddf7f2"/>
    </style:style>
    <style:style style:name="T1413" style:family="text">
      <style:text-properties officeooo:rsid="01dfca96"/>
    </style:style>
    <style:style style:name="T1414" style:family="text">
      <style:text-properties officeooo:rsid="01ec582f"/>
    </style:style>
    <style:style style:name="T1415" style:family="text">
      <style:text-properties officeooo:rsid="01ed84e1"/>
    </style:style>
    <style:style style:name="T1416" style:family="text">
      <style:text-properties fo:color="#800000"/>
    </style:style>
    <style:style style:name="T1417" style:family="text">
      <style:text-properties fo:color="#e50000"/>
    </style:style>
    <style:style style:name="T1418" style:family="text">
      <style:text-properties fo:color="#0000ff"/>
    </style:style>
    <style:style style:name="T1419" style:family="text">
      <style:text-properties fo:color="#0451a5"/>
    </style:style>
    <style:style style:name="T1420" style:family="text">
      <style:text-properties fo:color="#795e26"/>
    </style:style>
    <style:style style:name="T1421" style:family="text">
      <style:text-properties fo:color="#001080"/>
    </style:style>
    <style:style style:name="T1422" style:family="text">
      <style:text-properties fo:color="#a31515"/>
    </style:style>
    <style:style style:name="T1423" style:family="text">
      <style:text-properties officeooo:rsid="01f5eef1"/>
    </style:style>
    <style:style style:name="T1424" style:family="text">
      <style:text-properties officeooo:rsid="01f6000b"/>
    </style:style>
    <style:style style:name="T1425" style:family="text">
      <style:text-properties officeooo:rsid="01f77671"/>
    </style:style>
    <style:style style:name="T1426" style:family="text">
      <style:text-properties officeooo:rsid="01fa86fa"/>
    </style:style>
    <style:style style:name="T1427" style:family="text">
      <style:text-properties officeooo:rsid="01fddc7a"/>
    </style:style>
    <style:style style:name="T1428" style:family="text">
      <style:text-properties officeooo:rsid="02014d66"/>
    </style:style>
    <style:style style:name="T1429" style:family="text">
      <style:text-properties officeooo:rsid="0202ed6b"/>
    </style:style>
    <style:style style:name="T1430" style:family="text">
      <style:text-properties officeooo:rsid="020d4ac9"/>
    </style:style>
    <style:style style:name="T1431" style:family="text">
      <style:text-properties officeooo:rsid="020de375"/>
    </style:style>
    <style:style style:name="T1432" style:family="text">
      <style:text-properties officeooo:rsid="020e983c"/>
    </style:style>
    <style:style style:name="T1433" style:family="text">
      <style:text-properties officeooo:rsid="020eb01b"/>
    </style:style>
    <style:style style:name="T1434" style:family="text">
      <style:text-properties officeooo:rsid="020fbd67"/>
    </style:style>
    <style:style style:name="T1435" style:family="text">
      <style:text-properties officeooo:rsid="021c0624"/>
    </style:style>
    <style:style style:name="T1436" style:family="text">
      <style:text-properties officeooo:rsid="007a7c8f"/>
    </style:style>
    <style:style style:name="T1437" style:family="text">
      <style:text-properties officeooo:rsid="021e0dda"/>
    </style:style>
    <style:style style:name="T1438" style:family="text">
      <style:text-properties officeooo:rsid="021e9de1"/>
    </style:style>
    <style:style style:name="T1439" style:family="text">
      <style:text-properties officeooo:rsid="02206cd1"/>
    </style:style>
    <style:style style:name="T1440" style:family="text">
      <style:text-properties officeooo:rsid="0224adca"/>
    </style:style>
    <style:style style:name="T1441" style:family="text">
      <style:text-properties officeooo:rsid="0224be84"/>
    </style:style>
    <style:style style:name="T1442" style:family="text">
      <style:text-properties officeooo:rsid="02251c1c"/>
    </style:style>
    <style:style style:name="T1443" style:family="text">
      <style:text-properties officeooo:rsid="02256b1e"/>
    </style:style>
    <style:style style:name="T1444" style:family="text">
      <style:text-properties officeooo:rsid="02273e29"/>
    </style:style>
    <style:style style:name="T1445" style:family="text">
      <style:text-properties officeooo:rsid="02276deb"/>
    </style:style>
    <style:style style:name="T1446" style:family="text">
      <style:text-properties officeooo:rsid="02295054"/>
    </style:style>
    <style:style style:name="T1447" style:family="text">
      <style:text-properties officeooo:rsid="022a9402"/>
    </style:style>
    <style:style style:name="T1448" style:family="text">
      <style:text-properties officeooo:rsid="022b8b8e"/>
    </style:style>
    <style:style style:name="T1449" style:family="text">
      <style:text-properties officeooo:rsid="022cc389"/>
    </style:style>
    <style:style style:name="T1450" style:family="text">
      <style:text-properties officeooo:rsid="022e0fe6"/>
    </style:style>
    <style:style style:name="T1451" style:family="text">
      <style:text-properties officeooo:rsid="022f8799"/>
    </style:style>
    <style:style style:name="T1452" style:family="text">
      <style:text-properties officeooo:rsid="02388d80"/>
    </style:style>
    <style:style style:name="T1453" style:family="text">
      <style:text-properties officeooo:rsid="02399c7a"/>
    </style:style>
    <style:style style:name="T1454" style:family="text">
      <style:text-properties officeooo:rsid="024489a7"/>
    </style:style>
    <style:style style:name="T1455" style:family="text">
      <style:text-properties officeooo:rsid="02464e14"/>
    </style:style>
    <style:style style:name="T1456" style:family="text">
      <style:text-properties officeooo:rsid="02490937"/>
    </style:style>
    <style:style style:name="T1457" style:family="text">
      <style:text-properties officeooo:rsid="024e71f4"/>
    </style:style>
    <style:style style:name="T1458" style:family="text">
      <style:text-properties officeooo:rsid="02622e0f"/>
    </style:style>
    <style:style style:name="T1459" style:family="text">
      <style:text-properties officeooo:rsid="0263825a"/>
    </style:style>
    <style:style style:name="T1460" style:family="text">
      <style:text-properties officeooo:rsid="026446ea"/>
    </style:style>
    <style:style style:name="T1461" style:family="text">
      <style:text-properties officeooo:rsid="02661e97"/>
    </style:style>
    <style:style style:name="T1462" style:family="text">
      <style:text-properties officeooo:rsid="02695583"/>
    </style:style>
    <style:style style:name="T1463" style:family="text">
      <style:text-properties officeooo:rsid="027dbee9"/>
    </style:style>
    <style:style style:name="T1464" style:family="text">
      <style:text-properties officeooo:rsid="027dfd2a"/>
    </style:style>
    <style:style style:name="T1465" style:family="text">
      <style:text-properties officeooo:rsid="027f902f"/>
    </style:style>
    <style:style style:name="T1466" style:family="text">
      <style:text-properties fo:color="#000080" style:font-name="Liberation Mono1" officeooo:rsid="027f902f"/>
    </style:style>
    <style:style style:name="T1467" style:family="text">
      <style:text-properties fo:color="#000080" style:font-name="Liberation Mono1" officeooo:rsid="027dfd2a"/>
    </style:style>
    <style:style style:name="T1468" style:family="text">
      <style:text-properties fo:color="#000080" style:font-name="Liberation Mono1" officeooo:rsid="02820839"/>
    </style:style>
    <style:style style:name="T1469" style:family="text">
      <style:text-properties fo:color="#000080" style:font-name="Liberation Mono1" officeooo:rsid="0284b213"/>
    </style:style>
    <style:style style:name="T1470" style:family="text">
      <style:text-properties fo:color="#000080" style:font-name="Liberation Mono1" officeooo:rsid="028439b1"/>
    </style:style>
    <style:style style:name="T1471" style:family="text">
      <style:text-properties officeooo:rsid="0280f07a"/>
    </style:style>
    <style:style style:name="T1472" style:family="text">
      <style:text-properties officeooo:rsid="02820839"/>
    </style:style>
    <style:style style:name="T1473" style:family="text">
      <style:text-properties fo:color="#c9211e" officeooo:rsid="027f902f"/>
    </style:style>
    <style:style style:name="T1474" style:family="text">
      <style:text-properties fo:color="#c9211e" style:font-name="Liberation Mono1" officeooo:rsid="027f902f"/>
    </style:style>
    <style:style style:name="T1475" style:family="text">
      <style:text-properties fo:color="#c9211e" officeooo:rsid="02820839"/>
    </style:style>
    <style:style style:name="T1476" style:family="text">
      <style:text-properties officeooo:rsid="0283dcfd"/>
    </style:style>
    <style:style style:name="T1477" style:family="text">
      <style:text-properties fo:font-size="14pt" officeooo:rsid="01a9b9ab" style:font-size-asian="14pt" style:font-size-complex="14pt"/>
    </style:style>
    <style:style style:name="T1478" style:family="text">
      <style:text-properties fo:font-size="14pt" officeooo:rsid="0283dcfd" style:font-size-asian="14pt" style:font-size-complex="14pt"/>
    </style:style>
    <style:style style:name="T1479" style:family="text">
      <style:text-properties officeooo:rsid="028439b1"/>
    </style:style>
    <style:style style:name="T1480" style:family="text">
      <style:text-properties style:font-name="OpenSymbol" fo:font-style="normal" fo:font-weight="normal" officeooo:rsid="0284b213" style:font-style-asian="normal" style:font-weight-asian="normal" style:font-style-complex="normal" style:font-weight-complex="normal"/>
    </style:style>
    <style:style style:name="T1481" style:family="text">
      <style:text-properties officeooo:rsid="0284be40"/>
    </style:style>
    <style:style style:name="T1482" style:family="text">
      <style:text-properties style:font-name="Liberation Mono1" fo:font-size="12pt" officeooo:rsid="0284e582" style:font-size-asian="12pt" style:font-size-complex="12pt"/>
    </style:style>
    <style:style style:name="T1483" style:family="text">
      <style:text-properties style:font-name="Liberation Mono1" fo:font-size="12pt" fo:font-style="italic" officeooo:rsid="0284e582" style:font-size-asian="12pt" style:font-style-asian="italic" style:font-size-complex="12pt" style:font-style-complex="italic"/>
    </style:style>
    <style:style style:name="T1484" style:family="text">
      <style:text-properties style:font-name="Liberation Serif" officeooo:rsid="02861c96"/>
    </style:style>
    <style:style style:name="T1485" style:family="text">
      <style:text-properties style:font-name="Liberation Serif" fo:font-style="italic" officeooo:rsid="02861c96" style:font-style-asian="italic" style:font-style-complex="italic"/>
    </style:style>
    <style:style style:name="T1486" style:family="text">
      <style:text-properties style:font-name="Liberation Serif" fo:font-style="italic" officeooo:rsid="0018fce3" style:font-style-asian="italic" style:font-style-complex="italic"/>
    </style:style>
    <style:style style:name="T1487" style:family="text">
      <style:text-properties style:font-name="Liberation Serif" officeooo:rsid="0018fce3"/>
    </style:style>
    <style:style style:name="T1488" style:family="text">
      <style:text-properties style:font-name="Liberation Serif" fo:font-weight="bold" officeooo:rsid="02861c96" style:font-weight-asian="bold" style:font-weight-complex="bold"/>
    </style:style>
    <style:style style:name="T1489" style:family="text">
      <style:text-properties style:font-name="Liberation Serif" fo:font-weight="normal" officeooo:rsid="02861c96" style:font-weight-asian="normal" style:font-weight-complex="normal"/>
    </style:style>
    <style:style style:name="T1490" style:family="text">
      <style:text-properties style:font-name="FreeMono" officeooo:rsid="02861c96"/>
    </style:style>
    <style:style style:name="T1491" style:family="text">
      <style:text-properties style:font-name="FreeMono" fo:font-weight="bold" officeooo:rsid="02861c96" style:font-weight-asian="bold" style:font-weight-complex="bold"/>
    </style:style>
    <style:style style:name="T1492" style:family="text">
      <style:text-properties fo:font-variant="normal" fo:text-transform="none" style:use-window-font-color="true" style:text-outline="false" style:text-line-through-style="none" style:text-line-through-type="none" style:text-position="0% 100%" style:font-name="Liberation Mono1"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3" style:family="text">
      <style:text-properties style:font-name="Liberation Mono1" fo:font-size="12pt"/>
    </style:style>
    <style:style style:name="T1494" style:family="text">
      <style:text-properties style:font-name="Liberation Mono1" fo:font-size="9pt" style:font-size-asian="7pt" style:font-size-complex="9pt"/>
    </style:style>
    <style:style style:name="T1495" style:family="text">
      <style:text-properties fo:font-size="12pt"/>
    </style:style>
    <style:style style:name="T1496" style:family="text">
      <style:text-properties fo:font-size="4.40000009536743pt" style:font-size-asian="3.59999990463257pt" style:font-size-complex="4.40000009536743pt"/>
    </style:style>
    <style:style style:name="T1497" style:family="text">
      <style:text-properties fo:font-size="10.5pt" style:font-size-asian="9pt" style:font-size-complex="10.5pt"/>
    </style:style>
    <style:style style:name="T1498" style:family="text">
      <style:text-properties style:font-name="Liberation Mono1" fo:font-size="10pt" style:font-size-asian="8pt" style:font-size-complex="10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text" style:horizontal-pos="from-left" style:horizontal-rel="paragraph" draw:opacity="50%"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4cm" fo:text-indent="-0.635cm" fo:margin-left="1.83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display-levels="2">
        <style:list-level-properties text:space-before="1.995cm" text:min-label-width="0.499cm"/>
      </text:list-level-style-number>
      <text:list-level-style-number text:level="3" text:style-name="Numbering_20_Symbols" style:num-suffix="." style:num-format="1" text:display-levels="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99999" draw:textarea-vertical-align="top" fo:min-height="0.95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dddddd" draw:marker-start-width="0.651cm" draw:marker-end-width="0.651cm" svg:stroke-opacity="100%" draw:stroke-linejoin="none" svg:stroke-linecap="square" draw:fill="solid" draw:fill-color="#cccccc" draw:textarea-horizontal-align="justify" draw:textarea-vertical-align="top" draw:auto-grow-height="false" fo:min-height="1.93cm" fo:min-width="7.2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eeeee" draw:textarea-vertical-align="top" fo:min-height="4.1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4.4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0">Table des matières</text:p>
          </text:index-title>
          <text:p text:style-name="P359"><text:a xlink:type="simple" xlink:href="#__RefHeading___Toc7298_2922985826" text:style-name="Index_20_Link" text:visited-style-name="Index_20_Link">1 Comprendre la différence entre HTML et CSS<text:tab/>2</text:a></text:p>
          <text:p text:style-name="P359"><text:a xlink:type="simple" xlink:href="#__RefHeading___Toc463_337443988" text:style-name="Index_20_Link" text:visited-style-name="Index_20_Link">2 Créer une première page web en HTML<text:tab/>4</text:a></text:p>
          <text:p text:style-name="P359"><text:a xlink:type="simple" xlink:href="#__RefHeading___Toc465_337443988" text:style-name="Index_20_Link" text:visited-style-name="Index_20_Link">3 Organiser son texte<text:tab/>7</text:a></text:p>
          <text:p text:style-name="P359"><text:a xlink:type="simple" xlink:href="#__RefHeading___Toc5310_84523568" text:style-name="Index_20_Link" text:visited-style-name="Index_20_Link">4 Créer un lien hypertexte en HTML<text:tab/>9</text:a></text:p>
          <text:p text:style-name="P359"><text:a xlink:type="simple" xlink:href="#__RefHeading___Toc431_337443988" text:style-name="Index_20_Link" text:visited-style-name="Index_20_Link">5 Insérer des images<text:tab/>10</text:a></text:p>
          <text:p text:style-name="P359"><text:a xlink:type="simple" xlink:href="#__RefHeading___Toc3376_3651831771" text:style-name="Index_20_Link" text:visited-style-name="Index_20_Link">6 Appliquer du code CSS au code HTML<text:tab/>12</text:a></text:p>
          <text:p text:style-name="P359"><text:a xlink:type="simple" xlink:href="#__RefHeading___Toc4586_84523568" text:style-name="Index_20_Link" text:visited-style-name="Index_20_Link">7 Changer l'apparence du texte<text:tab/>15</text:a></text:p>
          <text:p text:style-name="P359"><text:a xlink:type="simple" xlink:href="#__RefHeading___Toc6608_2293318748" text:style-name="Index_20_Link" text:visited-style-name="Index_20_Link">8 Ajouter de la couleur et un fond<text:tab/>18</text:a></text:p>
          <text:p text:style-name="P359"><text:a xlink:type="simple" xlink:href="#__RefHeading___Toc8067_2293318748" text:style-name="Index_20_Link" text:visited-style-name="Index_20_Link">9 Créer des bordures et des ombres<text:tab/>21</text:a></text:p>
          <text:p text:style-name="P359"><text:a xlink:type="simple" xlink:href="#__RefHeading___Toc5863_3528553565" text:style-name="Index_20_Link" text:visited-style-name="Index_20_Link">10 Créer des apparences dynamiques<text:tab/>23</text:a></text:p>
          <text:p text:style-name="P359"><text:a xlink:type="simple" xlink:href="#__RefHeading___Toc351_337443988" text:style-name="Index_20_Link" text:visited-style-name="Index_20_Link">11 Structurer la page<text:tab/>25</text:a></text:p>
          <text:p text:style-name="P359"><text:a xlink:type="simple" xlink:href="#__RefHeading___Toc151172_1002520536" text:style-name="Index_20_Link" text:visited-style-name="Index_20_Link">12 Gérer les lignes de texte<text:tab/>27</text:a></text:p>
          <text:p text:style-name="P359"><text:a xlink:type="simple" xlink:href="#__RefHeading___Toc6565_3528553565" text:style-name="Index_20_Link" text:visited-style-name="Index_20_Link">13 Découvrir le modèle des boîtes<text:tab/>28</text:a></text:p>
          <text:p text:style-name="P359"><text:a xlink:type="simple" xlink:href="#__RefHeading___Toc8741_428825303" text:style-name="Index_20_Link" text:visited-style-name="Index_20_Link">14 Comprendre le calcul du rendu<text:tab/>31</text:a></text:p>
          <text:p text:style-name="P359"><text:a xlink:type="simple" xlink:href="#__RefHeading___Toc6911_3528553565" text:style-name="Index_20_Link" text:visited-style-name="Index_20_Link">15 Faire la mise en page avec les boîtes flexibles<text:tab/>34</text:a></text:p>
          <text:p text:style-name="P359"><text:a xlink:type="simple" xlink:href="#__RefHeading___Toc13000_428825303" text:style-name="Index_20_Link" text:visited-style-name="Index_20_Link">16 Découvrir les bases de CSS Grids<text:tab/>37</text:a></text:p>
          <text:p text:style-name="P359"><text:a xlink:type="simple" xlink:href="#__RefHeading___Toc15206_301936236" text:style-name="Index_20_Link" text:visited-style-name="Index_20_Link">17 Aborder d'autres techniques de mise en page<text:tab/>39</text:a></text:p>
          <text:p text:style-name="P359"><text:a xlink:type="simple" xlink:href="#__RefHeading___Toc186103_1002520536" text:style-name="Index_20_Link" text:visited-style-name="Index_20_Link">18 Insérer des tableaux<text:tab/>41</text:a></text:p>
          <text:p text:style-name="P359"><text:a xlink:type="simple" xlink:href="#__RefHeading___Toc186107_1002520536" text:style-name="Index_20_Link" text:visited-style-name="Index_20_Link">19 Ajouter des formulaires<text:tab/>43</text:a></text:p>
          <text:p text:style-name="P359"><text:a xlink:type="simple" xlink:href="#__RefHeading___Toc119482_1002520536" text:style-name="Index_20_Link" text:visited-style-name="Index_20_Link">20 Développer de manière "responsive"<text:tab/>48</text:a></text:p>
          <text:p text:style-name="P359"><text:a xlink:type="simple" xlink:href="#__RefHeading___Toc20882_3351675824" text:style-name="Index_20_Link" text:visited-style-name="Index_20_Link">21 Coder en CSS<text:tab/>52</text:a></text:p>
          <text:p text:style-name="P359"><text:a xlink:type="simple" xlink:href="#__RefHeading___Toc186113_1002520536" text:style-name="Index_20_Link" text:visited-style-name="Index_20_Link">22 ANNEXES<text:tab/>53</text:a></text:p>
        </text:index-body>
      </text:table-of-content>
      <text:p text:style-name="Standard"/>
      <text:h text:style-name="P401" text:outline-level="1"><text:bookmark-start text:name="__RefHeading___Toc7298_2922985826"/>Compren<text:span text:style-name="T962">dre</text:span> la différence entre HTML et CS<text:span text:style-name="T775">S</text:span><text:bookmark-end text:name="__RefHeading___Toc7298_2922985826"/></text:h>
      <text:p text:style-name="P124"><text:span text:style-name="T877">Le rendu d’une page web </text:span><text:span text:style-name="T878">s</text:span><text:span text:style-name="T877">ur l’écran d’un ordinateur est </text:span><text:span text:style-name="T1033">élabor</text:span><text:span text:style-name="T877">é par un navigateur </text:span><text:span text:style-name="T879">web </text:span><text:span text:style-name="T877">(Firefox, Edge, Chrome,…) </text:span><text:span text:style-name="T1033">à partir des </text:span><text:span text:style-name="T1247">textes</text:span><text:span text:style-name="T879"> </text:span><text:span text:style-name="T1033">contenus dans des fichiers qui définissent la page web</text:span><text:span text:style-name="T877">. </text:span><text:span text:style-name="T1247">Par texte il faut comprendre une </text:span><text:span text:style-name="T1271">chaîne</text:span><text:span text:style-name="T1033"> de caractères </text:span><text:span text:style-name="T879">ASCII </text:span><text:span text:style-name="T1247">représentables à l’écran. </text:span><text:span text:style-name="T1247"><text:note text:id="ftn1" text:note-class="footnote"><text:note-citation>1</text:note-citation><text:note-body><text:p text:style-name="P252">Il n’y a donc rien qui soit caché dans le fichier, tout y est lisible.</text:p></text:note-body></text:note></text:span><text:span text:style-name="T1247"> </text:span><text:span text:style-name="T1033">Le fichier qui initie l’élaboration de la page web est </text:span><text:span text:style-name="T877">un fichier avec l’extension .html.</text:span></text:p>
      <text:p text:style-name="P98"><text:span text:style-name="T987">Bien que ça ne soit pas indispensable</text:span><text:span text:style-name="T877">, </text:span><text:span text:style-name="T987">le .html </text:span><text:span text:style-name="T1006">est en général </text:span><text:span text:style-name="T987">a</text:span><text:span text:style-name="T877">ccompagné </text:span><text:span text:style-name="T1006">d’un fichier .css qui constitue la</text:span><text:span text:style-name="T877"> </text:span><text:span text:style-name="T51">feuille de style</text:span><text:span text:style-name="T877"> </text:span><text:span text:style-name="T1006">de la page web.</text:span></text:p>
      <text:p text:style-name="P92"><text:span text:style-name="T987">Les</text:span><text:span text:style-name="T878"> deux fichiers, .</text:span><text:span text:style-name="T987">html et .css, </text:span><text:span text:style-name="T878">contiennent du </text:span><text:span text:style-name="T56">code</text:span><text:span text:style-name="T878">, </text:span><text:span text:style-name="T1033">qui est par définition</text:span><text:span text:style-name="T878"> </text:span><text:span text:style-name="T1033">dans ce contexte </text:span><text:span text:style-name="T878">une suite d’</text:span><text:span text:style-name="T53">instructions</text:span><text:span text:style-name="T1031"> . </text:span><text:span text:style-name="T1033">Une telle instruction constitue une</text:span><text:span text:style-name="T1031"> </text:span><text:span text:style-name="T878">directive stipulée selon une syntaxe formelle</text:span><text:span text:style-name="T1031"> dépendant du langage </text:span><text:span text:style-name="T1033">(</text:span><text:span text:style-name="T1031">HTML ou CSS</text:span><text:span text:style-name="T878">) </text:span><text:span text:style-name="T879">sous la forme de </text:span><text:span text:style-name="T1271">suite</text:span><text:span text:style-name="T1007">s de</text:span><text:span text:style-name="T879"> caractères </text:span><text:span text:style-name="T1271">dans le fichier</text:span><text:span text:style-name="T879"> </text:span><text:span text:style-name="T878">que le navigateur </text:span><text:span text:style-name="T879">web </text:span><text:span text:style-name="T878">lit et interprète à la volée pour calculer le rendu à donner de </text:span><text:span text:style-name="T879">cette</text:span><text:span text:style-name="T878"> page web</text:span><text:span text:style-name="T1005"> sur </text:span><text:span text:style-name="T1033">le média de restitution de ladite page – le plus souvent un </text:span><text:span text:style-name="T1005">écran d’affichage ; </text:span><text:span text:style-name="T1007">pour cette opération </text:span><text:span text:style-name="T1033">d’</text:span><text:span text:style-name="T1007">interprétation, le navigateur web prend aussi en compte</text:span><text:span text:style-name="T878"> des caractéristiques </text:span><text:span text:style-name="T1033">du média de restitution, notamment, pour un écran, de ses </text:span><text:span text:style-name="T1007">dimensions </text:span><text:span text:style-name="T1033">en nombre de pixels</text:span><text:span text:style-name="T878">.</text:span></text:p>
      <text:p text:style-name="P101"><text:span text:style-name="T878">Le fichier .html contient les </text:span><text:span text:style-name="T58">données</text:span><text:span text:style-name="T878"> de la page : d</text:span><text:span text:style-name="T1006">es</text:span><text:span text:style-name="T878"> </text:span><text:span text:style-name="T1270">chaînes de caractère</text:span><text:span text:style-name="T1006">s</text:span><text:span text:style-name="T1006"><text:note text:id="ftn2" text:note-class="footnote"><text:note-citation>2</text:note-citation><text:note-body><text:p text:style-name="P259"><text:span text:style-name="T1272">La locution « chaîne(s) de caractères » est préférée à « texte » car plus conforme au type de donnée </text:span><text:span text:style-name="T59">string</text:span><text:span text:style-name="T1272"> des langages de programmation de l’informatique ; </text:span><text:span text:style-name="T1273">le substantif </text:span><text:span text:style-name="T1272">« </text:span><text:span text:style-name="T1273">texte » est utilisé dans la suite dans son acception </text:span><text:span text:style-name="T1209">usuelle</text:span><text:span text:style-name="T1272">.</text:span></text:p></text:note-body></text:note></text:span><text:span text:style-name="T1006"> </text:span><text:span text:style-name="T1271">(autrement dit : du texte !)</text:span><text:span text:style-name="T878">, des images, des liens </text:span><text:span text:style-name="T985">vers d’autres pages</text:span><text:span text:style-name="T878">, etc... , et </text:span><text:span text:style-name="T1006">détermine </text:span><text:span text:style-name="T987">la </text:span><text:span text:style-name="T878">structure </text:span><text:span text:style-name="T968">en </text:span><text:span text:style-name="T50">conteneurs</text:span><text:span text:style-name="T949"> </text:span><text:span text:style-name="T950">de la page web</text:span><text:span text:style-name="T878"> </text:span><text:span text:style-name="T987">(voir le §</text:span><text:span text:style-name="T987"><text:bookmark-ref text:reference-format="chapter" text:ref-name="__RefHeading___Toc463_337443988">2</text:bookmark-ref></text:span><text:span text:style-name="T987">) : </text:span><text:span text:style-name="T1009">le .html porte </text:span><text:span text:style-name="T1227">ainsi</text:span><text:span text:style-name="T1009"> le "fond" </text:span><text:span text:style-name="T1227">(par opposition à la "forme") </text:span><text:span text:style-name="T1009">de la page web.</text:span><text:span text:style-name="T878"> </text:span><text:span text:style-name="T1271">Ainsi, l</text:span><text:span text:style-name="T1007">a chaîne de caractères</text:span><text:span text:style-name="T1006"> </text:span><text:span text:style-name="T183">Te</text:span><text:span text:style-name="T182">xte à afficher</text:span><text:span text:style-name="T1006"> qui est à faire afficher </text:span><text:span text:style-name="T1034">à l’écran </text:span><text:span text:style-name="T1006">par le navigateur </text:span><text:span text:style-name="T1007">web, </text:span><text:span text:style-name="T1228">se trouve</text:span><text:span text:style-name="T1006"> </text:span><text:span text:style-name="T1007">donc </text:span><text:span text:style-name="T1006">inscrit</text:span><text:span text:style-name="T1228">e</text:span><text:span text:style-name="T1006"> au sein d’un conteneur dans l</text:span><text:span text:style-name="T1228">e</text:span><text:span text:style-name="T1006"> fichier .html.</text:span></text:p>
      <text:p text:style-name="P120"><text:span text:style-name="T878">Le fichier .css </text:span><text:span text:style-name="T985">définit ou précise</text:span><text:span text:style-name="T945"> </text:span><text:span text:style-name="T946">au navigateur web </text:span><text:span text:style-name="T878">les caractéristiques imposées</text:span><text:span text:style-name="T985"> au</text:span><text:span text:style-name="T878"> rendu sur l’écran de l’or</text:span><text:span text:style-name="T947">dinateur</text:span><text:span text:style-name="T878"> </text:span><text:span text:style-name="T987">des conteneurs </text:span><text:span text:style-name="T878">de la page</text:span><text:span text:style-name="T987"> : </text:span><text:span text:style-name="T1009">le .css porte la "forme" </text:span><text:span text:style-name="T1227">(par opposition </text:span><text:span text:style-name="T1228">au</text:span><text:span text:style-name="T1227"> "</text:span><text:span text:style-name="T1228">fond</text:span><text:span text:style-name="T1227">") </text:span><text:span text:style-name="T1009">de la page web</text:span><text:span text:style-name="T947">. </text:span><text:span text:style-name="T950">C’est </text:span><text:span text:style-name="T952">donc </text:span><text:span text:style-name="T950">dans le fichier .css qu</text:span><text:span text:style-name="T951">e sont</text:span><text:span text:style-name="T950"> </text:span><text:span text:style-name="T951">attribuées les propriétés du conteneur qui contient la chaîne de caractères </text:span><text:span text:style-name="T150">T</text:span><text:span text:style-name="T149">exte à afficher</text:span><text:span text:style-name="T951"> pour que, par exemple, ce texte soit affiché en rouge</text:span><text:span text:style-name="T953"> </text:span><text:span text:style-name="T951">par le navigateur web.</text:span></text:p>
      <text:p text:style-name="Text_20_body"><text:span text:style-name="T931">À</text:span><text:span text:style-name="T927"> </text:span><text:span text:style-name="T932">savoir</text:span><text:span text:style-name="T1008"> :</text:span></text:p>
      <text:list xml:id="list2587791739" text:style-name="L1">
        <text:list-item>
          <text:p text:style-name="P446"><text:span text:style-name="T1271">La syntaxe du code HTML permet </text:span>d’imposer des directives concernant le rendu à l’affichage <text:span text:style-name="T1271">(avec moins de finesse que le code CSS toutefois). Si cette faculté du code HTML est utilisée en même temps que du code CSS, c’est l</text:span><text:span text:style-name="T955">es directives concernant le rendu à l’affichage codées en HTML qui sont prioritaires.</text:span></text:p>
        </text:list-item>
        <text:list-item>
          <text:p text:style-name="P447"><text:span text:style-name="T944">Du code CSS peut être intégré dans le fichier .html (</text:span><text:span text:style-name="T956">précisément </text:span><text:span text:style-name="T944">dans son </text:span><text:span text:style-name="T145">&lt;head&gt;</text:span><text:span text:style-name="T956"> –</text:span><text:span text:style-name="T944"> voir §</text:span><text:span text:style-name="T944"><text:bookmark-ref text:reference-format="chapter" text:ref-name="__RefHeading___Toc463_337443988">2</text:bookmark-ref></text:span><text:span text:style-name="T944">) </text:span><text:span text:style-name="T956">au lieu de faire l’objet d’un fichier .css à part.</text:span></text:p>
        </text:list-item>
      </text:list>
      <text:p text:style-name="P189"><text:span text:style-name="T989">Bonnes pratiques</text:span><text:span text:style-name="T987"> : </text:span><text:span text:style-name="T1006">Accompagner systématiquement</text:span><text:span text:style-name="T877"> </text:span><text:span text:style-name="T987">le .html </text:span><text:span text:style-name="T1006">d’un</text:span><text:span text:style-name="T877"> .css </text:span><text:span text:style-name="T1009">et ne mettre </text:span><text:span text:style-name="T1034">que le minimum, voir aucune, </text:span><text:span text:style-name="T1009">aucune directive de forme dans le .html.</text:span></text:p>
      <text:p text:style-name="P190"><text:span text:style-name="T1199"><text:s/>Important </text:span><text:span text:style-name="T1229"><text:s/>En développement, le test du code HTML et CSS après une modification est simple </text:span><text:span text:style-name="T1203">à réaliser</text:span><text:span text:style-name="T1229"> puisqu’il suffit de faire recharger la page par le navigateur web pour constater le résultat. Toutefois, </text:span><text:span text:style-name="T1263">comme </text:span><text:span text:style-name="T1229">le navigateur </text:span><text:span text:style-name="T1263">calcule</text:span><text:span text:style-name="T1229"> le rendu de la page web par rapport au média d’affichage, il faut </text:span><text:soft-page-break/><text:span text:style-name="T1229">également tester ce code en modifiant les caractéristiques de l’affichage, donc </text:span><text:span text:style-name="T1228">avec plusieurs</text:span><text:span text:style-name="T1229"> </text:span><text:span text:style-name="T1201">niveau</text:span><text:span text:style-name="T1228">x</text:span><text:span text:style-name="T1201"> de </text:span><text:span text:style-name="T1229">zoom du navigateur </text:span><text:span text:style-name="T1228">et</text:span><text:span text:style-name="T1229"> </text:span><text:span text:style-name="T1228">avec différents</text:span><text:span text:style-name="T1229"> </text:span><text:span text:style-name="T1228">dimensionnements de</text:span><text:span text:style-name="T1229"> la fenêtre du navigateur.</text:span></text:p>
      <text:h text:style-name="P410" text:outline-level="3"><text:bookmark-start text:name="__RefHeading___Toc186075_1002520536"/><text:bookmark text:name="r-8029026"/>En résumé<text:bookmark-end text:name="__RefHeading___Toc186075_1002520536"/></text:h>
      <text:list xml:id="list148436340" text:style-name="L2">
        <text:list-item>
          <text:p text:style-name="P419"><text:bookmark text:name="r-8028981"/><text:bookmark text:name="r-8028990"/><text:bookmark text:name="r-8028980"/>Le HTML constitue la structure d'une page web.</text:p>
        </text:list-item>
        <text:list-item>
          <text:p text:style-name="P419"><text:bookmark text:name="r-8028983"/><text:bookmark text:name="r-8028982"/>Le CSS permet d'ajouter du style, <text:span text:style-name="T775">c’est à dire de gérer la représentation d</text:span><text:span text:style-name="T877">u contenu affiché d</text:span><text:span text:style-name="T775">e la page web</text:span>.</text:p>
        </text:list-item>
        <text:list-item>
          <text:p text:style-name="P419"><text:bookmark text:name="r-8028985"/><text:bookmark text:name="r-8028984"/>Les deux langages se complètent <text:span text:style-name="T877">donc </text:span>avec un rôle bien défini pour chacun.</text:p>
        </text:list-item>
        <text:list-item>
          <text:p text:style-name="P419"><text:bookmark text:name="r-8028987"/><text:bookmark text:name="r-8028986"/>Le navigateur est un logiciel qui permet de lire les langages du Web : HTML et CSS.</text:p>
        </text:list-item>
        <text:list-item>
          <text:p text:style-name="P455"><text:bookmark text:name="r-8028989"/><text:bookmark text:name="r-8028988"/>Tous les navigateurs embarquent des outils de développement, dont l'outil d'inspection qui permet d'accéder au HTML et au CSS d'une page.</text:p>
        </text:list-item>
      </text:list>
      <text:p text:style-name="P226"><text:span text:style-name="T931">À</text:span><text:span text:style-name="T924"> noter</text:span> :</text:p>
      <text:list xml:id="list164536638596492" text:continue-list="list2587791739" text:style-name="L1">
        <text:list-item>
          <text:p text:style-name="P459"><text:span text:style-name="T879">Les navigateurs web permettent d’accéder au</text:span><text:span text:style-name="T986">x</text:span><text:span text:style-name="T879"> code</text:span><text:span text:style-name="T987">s</text:span><text:span text:style-name="T879"> de la page web affichée (sur Firefox : </text:span><text:span text:style-name="T52">clic droit</text:span><text:span text:style-name="T879"> puis </text:span><text:span text:style-name="T52">Inspecter</text:span><text:span text:style-name="T879">), </text:span><text:span text:style-name="T1481">et de procéder à certaines modifications de ce code</text:span><text:span text:style-name="T879">.</text:span></text:p>
        </text:list-item>
        <text:list-item>
          <text:p text:style-name="P459">De nombreux sites Internet permettent d’obtenir des informations sur <text:span text:style-name="T1034">les syntaxes du</text:span> code HTML et <text:span text:style-name="T1034">du</text:span> code CSS, notamment :<text:line-break/><text:span text:style-name="T905">►</text:span><text:span text:style-name="T507"><text:tab/></text:span><text:span text:style-name="T1183">//developer.mozilla.org/docs/Web</text:span><text:span text:style-name="T873"><text:line-break/></text:span><text:span text:style-name="T922">►</text:span><text:span text:style-name="T509"><text:tab/></text:span><text:span text:style-name="T1184">//www.w3.org/standards/webdesign/htmlcss</text:span><text:span text:style-name="T874"><text:line-break/></text:span><text:span text:style-name="T922">►</text:span><text:span text:style-name="T509"><text:tab/></text:span><text:a xlink:type="simple" xlink:href="https://devdocs.io/" text:style-name="Internet_20_link" text:visited-style-name="Visited_20_Internet_20_Link"><text:span text:style-name="T46">//devdocs.io/</text:span></text:a></text:p>
        </text:list-item>
      </text:list>
      <text:p text:style-name="P214"><text:span text:style-name="T875">Ne pas hésiter</text:span><text:span text:style-name="T876"> à </text:span><text:span text:style-name="T874">se référer à l’un de ses sites pour </text:span><text:span text:style-name="T876">compléter les informations données dans ce document, notamment pour </text:span><text:span text:style-name="T875">connaître toutes </text:span><text:span text:style-name="T876">les valeurs qu’il est possible de donner aux propriétés CSS, car leur liste est en général trop longue pour être tou</text:span><text:span text:style-name="T875">te</text:span><text:span text:style-name="T876">s citées (en tapant par exemple sur </text:span><text:span text:style-name="T1185">//developer.mozilla.org/docs/We</text:span><text:span text:style-name="T1186">b</text:span><text:span text:style-name="T876"> le</text:span><text:span text:style-name="T990"> nom de la propriété </text:span><text:span text:style-name="T991">à renseigner</text:span><text:span text:style-name="T990">).</text:span></text:p>
      <text:list xml:id="list2593992771" text:style-name="L3">
        <text:list-item>
          <text:p text:style-name="P460"><text:span text:style-name="T990">D</text:span><text:span text:style-name="T988">es sites proposent également du code prêt à l’emploi pour divers rendus de page ou d’</text:span><text:span text:style-name="T992">élément de page ou d’effets de couleurs ou …, notamment ce site : </text:span><text:span text:style-name="T1188">//www.cssportal.com</text:span></text:p>
        </text:list-item>
      </text:list>
      <text:list xml:id="list164535579889096" text:continue-list="list164536638596492" text:style-name="L1">
        <text:list-item>
          <text:p text:style-name="P417"><text:span text:style-name="T1248">HTML et CSS ont évolué</text:span><text:span text:style-name="T1249">s </text:span><text:span text:style-name="T1259">dans le temps </text:span><text:span text:style-name="T1248">pour intégrer de </text:span><text:span text:style-name="T1249">nouvelle</text:span><text:span text:style-name="T1248">s </text:span><text:span text:style-name="T1249">capacités</text:span><text:span text:style-name="T1248"> permettant </text:span><text:span text:style-name="T1249">à chaque fois</text:span><text:span text:style-name="T1248"> d’enrichir le rendu des page web </text:span><text:span text:style-name="T1249">(les navigateurs web évoluant en parallèle). À cause d</text:span><text:span text:style-name="T1248">e l’origine de l’Internet, HTML visait au départ des pages web en Anglais, donc écrit de gauche à droite et de haut en bas. HTML5 et CSS3 </text:span><text:span text:style-name="T1249">in</text:span><text:span text:style-name="T1259">corpo</text:span><text:span text:style-name="T1249">rent des dispositions permettant le rendu de pages web quel que soit leur sens d’écriture (voir </text:span><text:span text:style-name="T1259">les « Flexbox » – </text:span><text:span text:style-name="T1249"> §</text:span><text:span text:style-name="T1249"><text:bookmark-ref text:reference-format="chapter" text:ref-name="__RefHeading___Toc6911_3528553565">15</text:bookmark-ref></text:span><text:span text:style-name="T1249">).<text:line-break/><text:line-break/></text:span><text:span text:style-name="T1259">La suite de ce document se focalise en priorité sur des pages web en Français, s’écrivant donc, à l’instar de l’Anglais, de gauche à droite et de haut en bas.</text:span></text:p>
        </text:list-item>
      </text:list>
      <text:h text:style-name="P402" text:outline-level="1"><text:bookmark-start text:name="__RefHeading___Toc463_337443988"/>Crée<text:span text:style-name="T512">r</text:span> <text:span text:style-name="T512">un</text:span>e première page web en HTML<text:bookmark-end text:name="__RefHeading___Toc463_337443988"/></text:h>
      <text:p text:style-name="P223"><text:span text:style-name="T802">Pour le code HTML, une instruction est </text:span><text:span text:style-name="T804">constitué</text:span><text:span text:style-name="T802">e </text:span><text:span text:style-name="T804">d’</text:span><text:span text:style-name="T802">une </text:span><text:span text:style-name="T833">balise</text:span><text:span text:style-name="T857">, d’</text:span><text:span text:style-name="T833">attributs</text:span><text:span text:style-name="T857"> </text:span><text:span text:style-name="T861">qui sont </text:span><text:span text:style-name="T802">associés à cette balise, et </text:span><text:span text:style-name="T804">d</text:span><text:span text:style-name="T802">u </text:span><text:span text:style-name="T833">contenu</text:span><text:span text:style-name="T802"> </text:span><text:span text:style-name="T804">de ladite balise.</text:span><text:span text:style-name="T802"> </text:span><text:span text:style-name="T805">Un tel contenu est lui-même constitué </text:span><text:span text:style-name="T847">de </text:span><text:span text:style-name="T859">chaînes de caractères </text:span><text:span text:style-name="T863">et de</text:span><text:span text:style-name="T836"> balises. </text:span><text:span text:style-name="T803">Le</text:span><text:span text:style-name="T780"> code HTML </text:span><text:span text:style-name="T804">d’une page HTML </text:span><text:span text:style-name="T803">résulte</text:span><text:span text:style-name="T805"> </text:span><text:span text:style-name="T780">d</text:span><text:span text:style-name="T803">e la</text:span><text:span text:style-name="T780"> suite gigogne de </text:span><text:span text:style-name="T836">balises </text:span><text:span text:style-name="T863">ainsi</text:span><text:span text:style-name="T836"> </text:span><text:span text:style-name="T859">codées dans le .html</text:span><text:span text:style-name="T861">.</text:span><text:span text:style-name="T836"> </text:span><text:span text:style-name="T857">Chaque </text:span><text:span text:style-name="T860">balise</text:span><text:span text:style-name="T836"> </text:span><text:span text:style-name="T857">définit</text:span><text:span text:style-name="T836"> </text:span><text:span text:style-name="T857">un</text:span><text:span text:style-name="T836"> </text:span><text:span text:style-name="T830">conteneur</text:span><text:span text:style-name="T836">, </text:span><text:span text:style-name="T859">et </text:span><text:span text:style-name="T860">en conséquence de l’effet gigogne,</text:span><text:span text:style-name="T859"> un </text:span><text:span text:style-name="T860">conteneur peut </text:span><text:span text:style-name="T863">donc lui-même </text:span><text:span text:style-name="T860">contenir des conteneurs, </text:span><text:span text:style-name="T863">et, </text:span><text:span text:style-name="T861">sauf pour la balise de plus haut niveau,</text:span><text:span text:style-name="T860"> être contenu dans un conteneur</text:span><text:span text:style-name="T859">. </text:span><text:span text:style-name="T862">Le</text:span><text:span text:style-name="T861">s balises de plus haut niveau sont imposées </text:span><text:span text:style-name="T862">(</text:span><text:span text:style-name="T861">voir plus bas).</text:span></text:p>
      <text:p text:style-name="P100"><text:span text:style-name="T869">Syntaxe</text:span><text:span text:style-name="T855"> : </text:span><text:span text:style-name="T837">Les balises sont codées en un </text:span><text:span text:style-name="T832">mot-clé</text:span><text:span text:style-name="T837"> encadré de ‘</text:span><text:span text:style-name="T122">&lt;</text:span><text:span text:style-name="T489">’</text:span><text:span text:style-name="T837"> et ‘</text:span><text:span text:style-name="T122">&gt;</text:span><text:span text:style-name="T489">’ pour l’</text:span><text:span text:style-name="T491">ouverture de la</text:span><text:span text:style-name="T489"> balise et par ‘</text:span><text:span text:style-name="T122">&lt;/</text:span><text:span text:style-name="T489">’ et ‘</text:span><text:span text:style-name="T122">&gt;</text:span><text:span text:style-name="T489">’</text:span><text:span text:style-name="T837"> pour </text:span><text:span text:style-name="T848">la </text:span><text:span text:style-name="T837">fermeture de la balise –</text:span><text:span text:style-name="T848"> </text:span><text:span text:style-name="T837">quand </text:span><text:span text:style-name="T845">cette fermeture</text:span><text:span text:style-name="T837"> </text:span><text:span text:style-name="T848">de balise </text:span><text:span text:style-name="T837">existe. </text:span><text:span text:style-name="T840">Exemple</text:span><text:span text:style-name="T856">s</text:span><text:span text:style-name="T840"> :<text:line-break/><text:tab/></text:span><text:span text:style-name="T123">&lt;h1&gt;...&lt;/h1&gt;</text:span><text:span text:style-name="T490">,</text:span><text:span text:style-name="T123"> &lt;p&gt;...&lt;/p&gt;</text:span><text:span text:style-name="T490">,</text:span><text:span text:style-name="T123"> &lt;section&gt;...&lt;/section&gt;</text:span><text:span text:style-name="T840"> <text:s text:c="9"/>(voir §</text:span><text:span text:style-name="T840"><text:bookmark-ref text:reference-format="chapter" text:ref-name="__RefHeading___Toc465_337443988">3</text:bookmark-ref></text:span><text:span text:style-name="T840"> et §</text:span><text:span text:style-name="T840"><text:bookmark-ref text:reference-format="chapter" text:ref-name="__RefHeading___Toc351_337443988">11</text:bookmark-ref></text:span><text:span text:style-name="T840">)<text:line-break/></text:span><text:span text:style-name="T845">O</text:span><text:span text:style-name="T838">uverture et fermeture </text:span><text:span text:style-name="T845">de balise</text:span><text:span text:style-name="T837"> délimit</text:span><text:span text:style-name="T838">e</text:span><text:span text:style-name="T837">nt </text:span><text:span text:style-name="T857">le contenu de la balise, c’est à dire </text:span><text:span text:style-name="T837">les </text:span><text:span text:style-name="T849">données</text:span><text:span text:style-name="T837"> </text:span><text:span text:style-name="T838">(typiquement : du texte </text:span><text:span text:style-name="T839">tapé à la ligne</text:span><text:span text:style-name="T838">) </text:span><text:span text:style-name="T848">qui sont </text:span><text:span text:style-name="T838">attaché</text:span><text:span text:style-name="T849">e</text:span><text:span text:style-name="T838">s au</text:span><text:span text:style-name="T837"> conteneur </text:span><text:span text:style-name="T838">défini par ce</text:span><text:span text:style-name="T845">tte</text:span><text:span text:style-name="T838"> balise</text:span><text:span text:style-name="T837">.</text:span></text:p>
      <text:p text:style-name="P41"><text:span text:style-name="T841">L</text:span><text:span text:style-name="T837">es balises </text:span><text:span text:style-name="T842">sont pourvues d’attributs qui sont à renseigner dans l’</text:span><text:span text:style-name="T846">ouverture de la </text:span><text:span text:style-name="T842">balise </text:span><text:span text:style-name="T845">(voir au § </text:span><text:span text:style-name="T845"><text:bookmark-ref text:reference-format="chapter" text:ref-name="__RefHeading___Toc431_337443988">5</text:bookmark-ref></text:span><text:span text:style-name="T845"><text:s/>pour un exemple avec la balise </text:span><text:span text:style-name="T124">&lt;a&gt;...&lt;/a&gt;</text:span><text:span text:style-name="T845">). </text:span><text:span text:style-name="T846">Il n’est </text:span><text:span text:style-name="T842">pas obligatoire de renseigner </text:span><text:span text:style-name="T846">ces attributs.</text:span></text:p>
      <text:p text:style-name="P42"><text:span text:style-name="T863">C</text:span><text:span text:style-name="T847">ertains de ces attributs servent à faire le lien entre le code HTML – </text:span><text:span text:style-name="T848">celui </text:span><text:span text:style-name="T847">dans le fichier .html – et le code CSS – </text:span><text:span text:style-name="T848">celui </text:span><text:span text:style-name="T847">dans le fichier .css – </text:span><text:span text:style-name="T855">(voir §</text:span><text:span text:style-name="T855"><text:bookmark-ref text:reference-format="chapter" text:ref-name="__RefHeading___Toc3376_3651831771">6</text:bookmark-ref></text:span><text:span text:style-name="T855">) ; </text:span><text:span text:style-name="T867">il s’agit d</text:span><text:span text:style-name="T850">es attributs </text:span><text:span text:style-name="T126">class</text:span><text:span text:style-name="T850"> et </text:span><text:span text:style-name="T126">id</text:span><text:span text:style-name="T495"> qui </text:span><text:span text:style-name="T850">prennent des valeurs de type </text:span><text:span text:style-name="T858">chaîne de caractères</text:span><text:span text:style-name="T851"> </text:span><text:span text:style-name="T850">stipulées entre deux " ou deux ’. Ces deux attributs servent à </text:span><text:span text:style-name="T863">distinguer</text:span><text:span text:style-name="T850"> entre eux les conteneurs d’une page web : </text:span><text:span text:style-name="T126">class</text:span><text:span text:style-name="T850"> en les regroupant « par même e</text:span><text:span text:style-name="T852">nsemble de propriétés</text:span><text:span text:style-name="T850"> » </text:span><text:span text:style-name="T863">(pour le sens à donner à propriété voir §</text:span><text:span text:style-name="T863"><text:bookmark-ref text:reference-format="chapter" text:ref-name="__RefHeading___Toc3376_3651831771">6</text:bookmark-ref></text:span><text:span text:style-name="T863">) </text:span><text:span text:style-name="T864">alias "</text:span><text:span text:style-name="T867">par</text:span><text:span text:style-name="T864"> </text:span><text:span text:style-name="T834">classe</text:span><text:span text:style-name="T864">"</text:span><text:span text:style-name="T850">, </text:span><text:span text:style-name="T126">id</text:span><text:span text:style-name="T850"> en désignant spécifiquement un conteneur </text:span><text:span text:style-name="T851">par</text:span><text:span text:style-name="T850"> un identifiant unique</text:span><text:span text:style-name="T850"><text:note text:id="ftn3" text:note-class="footnote"><text:note-citation>3</text:note-citation><text:note-body><text:p text:style-name="P248"><text:span text:style-name="T254">i</text:span><text:span text:style-name="T253">d</text:span><text:span text:style-name="T1234"> sert aussi à identifier une cible locale pour <text:s/>un lien hypertexte (voir §</text:span><text:span text:style-name="T1234"><text:bookmark-ref text:reference-format="chapter" text:ref-name="__RefHeading___Toc5310_84523568">4</text:bookmark-ref></text:span><text:span text:style-name="T1234">).</text:span></text:p></text:note-body></text:note></text:span><text:span text:style-name="T850">. </text:span><text:span text:style-name="T851">Exemple de code HTML avec </text:span><text:span text:style-name="T127">class</text:span><text:span text:style-name="T851"> et </text:span><text:span text:style-name="T127">id</text:span><text:span text:style-name="T851"> à la fois :</text:span></text:p>
      <text:p text:style-name="P33"><text:span text:style-name="T851">&lt;p class="ce-type-de-texte" id="ce-texte-ci"&gt;</text:span><text:span text:style-name="T831">Mon texte</text:span><text:span text:style-name="T851">&lt;/p&gt;</text:span></text:p>
      <text:p text:style-name="P43"><text:span text:style-name="T496">A</text:span><text:span text:style-name="T497">vec </text:span><text:span text:style-name="T498">un tel</text:span><text:span text:style-name="T497"> code </text:span><text:span text:style-name="T498">d</text:span><text:span text:style-name="T499">ans le .html, </text:span><text:span text:style-name="T497">le code CSS </text:span><text:span text:style-name="T499">dans le .css </text:span><text:span text:style-name="T497">qui lui est associé est en mesure d’imposer à l’affichage de </text:span><text:span text:style-name="T120">Mon texte</text:span><text:span text:style-name="T497"> des propriétés communes à tous les conteneurs de la classe "</text:span><text:span text:style-name="T128">ce-type-de-texte</text:span><text:span text:style-name="T497">" (par exemple une même couleur de fond), et des propriétés spécifiques à ce conteneur </text:span><text:span text:style-name="T498">d’identité </text:span><text:span text:style-name="T501">"</text:span><text:span text:style-name="T131">ce-texte-ci</text:span><text:span text:style-name="T501">"</text:span><text:span text:style-name="T499"> </text:span><text:span text:style-name="T497">(par exemple une couleur de caractères particulière). </text:span><text:span text:style-name="T498">Contrairement à </text:span><text:span text:style-name="T130">id</text:span><text:span text:style-name="T498"> qui se doit d’être unique, l</text:span><text:span text:style-name="T500">’attribut </text:span><text:span text:style-name="T129">class</text:span><text:span text:style-name="T500"> peut lister plusieurs classes, leurs noms </text:span><text:span text:style-name="T498">respectifs </text:span><text:span text:style-name="T500">sont à séparer par des blancs.</text:span></text:p>
      <text:p text:style-name="P172"><text:span text:style-name="T868">Éléments de vocabulaire</text:span><text:span text:style-name="T843"> :</text:span></text:p>
      <text:p text:style-name="P172"><text:span text:style-name="T903">►<text:tab/></text:span><text:span text:style-name="T843">L</text:span><text:span text:style-name="T845">a balise </text:span><text:span text:style-name="T124">&lt;</text:span><text:span text:style-name="T119">mot-clé</text:span><text:span text:style-name="T124">&gt;</text:span><text:span text:style-name="T843"> </text:span><text:span text:style-name="T845">d</text:span><text:span text:style-name="T843">étermine </text:span><text:span text:style-name="T844">un</text:span><text:span text:style-name="T843"> « conteneu</text:span><text:span text:style-name="T853">r (de type)</text:span><text:span text:style-name="T843"> </text:span><text:span text:style-name="T119">&lt;</text:span><text:span text:style-name="T118">mot-clé</text:span><text:span text:style-name="T119">&gt;</text:span><text:span text:style-name="T843"> ». </text:span><text:span text:style-name="T842">Par abus de langage ce <text:s/></text:span><text:span text:style-name="T843">« conteneur </text:span><text:span text:style-name="T119">&lt;</text:span><text:span text:style-name="T118">mot-clé</text:span><text:span text:style-name="T119">&gt;</text:span><text:span text:style-name="T843"> » </text:span><text:span text:style-name="T846">est également</text:span><text:span text:style-name="T842"> désigné par la locution </text:span><text:span text:style-name="T843">« </text:span><text:span text:style-name="T842">balise </text:span><text:span text:style-name="T853">(de type)</text:span><text:span text:style-name="T843"> </text:span><text:span text:style-name="T119">&lt;</text:span><text:span text:style-name="T118">mot-clé</text:span><text:span text:style-name="T119">&gt;</text:span><text:span text:style-name="T843"> » ; </text:span><text:span text:style-name="T842">ainsi </text:span><text:span text:style-name="T854">se référer </text:span><text:span text:style-name="T864">au contenu d’</text:span><text:span text:style-name="T853">un</text:span><text:span text:style-name="T846"> </text:span><text:span text:style-name="T845">conteneur </text:span><text:span text:style-name="T124">&lt;body&gt;</text:span><text:span text:style-name="T842"> </text:span><text:span text:style-name="T846">ou, </text:span><text:span text:style-name="T847">de façon équivalente, </text:span><text:span text:style-name="T864">au contenu d’</text:span><text:span text:style-name="T853">une</text:span><text:span text:style-name="T842"> balise </text:span><text:span text:style-name="T124">&lt;</text:span><text:span text:style-name="T125">body</text:span><text:span text:style-name="T124">&gt;</text:span><text:span text:style-name="T845"> c’est </text:span><text:span text:style-name="T854">se référer aux codes HTML situés</text:span><text:span text:style-name="T845"> entre l’</text:span><text:span text:style-name="T846">ouverture</text:span><text:span text:style-name="T845"> </text:span><text:span text:style-name="T124">&lt;body&gt;</text:span><text:span text:style-name="T845"> et </text:span><text:span text:style-name="T846">la fermeture </text:span><text:span text:style-name="T124">&lt;/body&gt;</text:span><text:span text:style-name="T491"> d</text:span><text:span text:style-name="T493">ans le</text:span><text:span text:style-name="T491"> fichier .html</text:span><text:span text:style-name="T492"> </text:span><text:span text:style-name="T491">considéré.</text:span></text:p>
      <text:p text:style-name="P172"><text:span text:style-name="T903">► <text:tab/></text:span><text:span text:style-name="T492">Les conteneurs définis à l’intérieur d’un autre, sont ses « conteneurs fils », lui-même étant le « conteneur père ». </text:span><text:span text:style-name="T494">Quand on emploi "balise" au lieu de "conteneur", on parle évidemment de balises filles et de balise mère.</text:span></text:p>
      <text:p text:style-name="P50"><text:soft-page-break/><text:span text:style-name="T838">Si la plupart des </text:span><text:span text:style-name="T837">balises </text:span><text:span text:style-name="T838">v</text:span><text:span text:style-name="T837">ont </text:span><text:span text:style-name="T838">ainsi </text:span><text:span text:style-name="T837">en paire, </text:span><text:span text:style-name="T838">certaines sont orphelines, </text:span><text:span text:style-name="T837">c’est </text:span><text:span text:style-name="T781">à dire qu’elles </text:span><text:span text:style-name="T792">ont une ouverture mais pas </text:span><text:span text:style-name="T782">de </text:span><text:span text:style-name="T781">fermeture </text:span><text:span text:style-name="T782">associée. </text:span><text:span text:style-name="T789">De telles balises </text:span><text:span text:style-name="T783">constitu</text:span><text:span text:style-name="T789">e</text:span><text:span text:style-name="T783">nt </text:span><text:span text:style-name="T790">aussi</text:span><text:span text:style-name="T789"> des conteneurs, mais ces conteneurs</text:span><text:span text:style-name="T787"> ne peu</text:span><text:span text:style-name="T789">ven</text:span><text:span text:style-name="T787">t </text:span><text:span text:style-name="T789">pas</text:span><text:span text:style-name="T787"> avoir de </text:span><text:span text:style-name="T788">descendant</text:span><text:span text:style-name="T782"> (</text:span><text:span text:style-name="T789">ni de </text:span><text:span text:style-name="T821">chaîne de caractères</text:span><text:span text:style-name="T784"> </text:span><text:span text:style-name="T788">soit</text:span><text:span text:style-name="T784"> attaché</text:span><text:span text:style-name="T821">e</text:span><text:span text:style-name="T782">). </text:span><text:span text:style-name="T786">Exemple :<text:line-break/><text:tab/></text:span><text:span text:style-name="T105">&lt;img&gt;</text:span><text:span text:style-name="T471">,</text:span><text:span text:style-name="T105"> &lt;br&gt;</text:span><text:span text:style-name="T472"> </text:span><text:span text:style-name="T471">(</text:span><text:span text:style-name="T472">voir </text:span><text:span text:style-name="T471">respectivement</text:span><text:span text:style-name="T472"> §</text:span><text:span text:style-name="T472"><text:bookmark-ref text:reference-format="chapter" text:ref-name="__RefHeading___Toc431_337443988">5</text:bookmark-ref></text:span><text:span text:style-name="T472"> </text:span><text:span text:style-name="T471">et </text:span><text:span text:style-name="T472">§</text:span><text:span text:style-name="T472"><text:bookmark-ref text:reference-format="chapter" text:ref-name="__RefHeading___Toc465_337443988">3</text:bookmark-ref></text:span><text:span text:style-name="T472">)</text:span><text:span text:style-name="T782"><text:line-break/></text:span><text:span text:style-name="T790">Attacher des </text:span><text:span text:style-name="T796">données</text:span><text:span text:style-name="T784"> au conteneur défini par une balise orpheline, </text:span><text:span text:style-name="T790">ne peut donc se faire que grâce aux</text:span><text:span text:style-name="T784"> attributs de cette balise orpheline. </text:span><text:span text:style-name="T785">Tel est le cas pour la balise orpheline </text:span><text:span text:style-name="T104">&lt;img&gt;</text:span><text:span text:style-name="T785"> qui permet d’insérer une image dans la page web ; </text:span><text:span text:style-name="T790">en l’occurrence </text:span><text:span text:style-name="T785">cette balise requiert que lui soit défini où se trouve l’image à insérer </text:span><text:span text:style-name="T806">(voir §</text:span><text:span text:style-name="T806"><text:bookmark-ref text:reference-format="chapter" text:ref-name="__RefHeading___Toc431_337443988">5</text:bookmark-ref></text:span><text:span text:style-name="T806">)</text:span><text:span text:style-name="T785">.</text:span></text:p>
      <text:p text:style-name="P171"><text:span text:style-name="T785">NB<text:tab/></text:span><text:span text:style-name="T788">Il y a d</text:span><text:span text:style-name="T785">es balises orphelines </text:span><text:span text:style-name="T788">qui n’</text:span><text:span text:style-name="T785">exige</text:span><text:span text:style-name="T788">nt pas</text:span><text:span text:style-name="T785"> d’attribut, </text:span><text:span text:style-name="T788">c’est celles </text:span><text:span text:style-name="T785">qui </text:span><text:span text:style-name="T788">n’</text:span><text:span text:style-name="T785">ont </text:span><text:span text:style-name="T788">qu’</text:span><text:span text:style-name="T785">un effet sur le rendu visuel. Exemple : </text:span><text:span text:style-name="T104">&lt;br&gt;</text:span><text:span text:style-name="T785"> qui provoque un saut à la ligne (i.e. un "retour chariot") dans un texte.</text:span></text:p>
      <text:p text:style-name="P100"><text:span text:style-name="T869">Syntaxe</text:span><text:span text:style-name="T855"> : </text:span><text:span text:style-name="T799">Une page .html </text:span><text:span text:style-name="T793">accompagnée d’une feuille de style (i.e. un fichier .css) </text:span><text:span text:style-name="T799">prend nécessairement la trame </text:span><text:span text:style-name="T783">de code </text:span><text:span text:style-name="T799">suivante (avec </text:span><text:span text:style-name="T5">xx</text:span><text:span text:style-name="T30">=</text:span><text:span text:style-name="T5">fr</text:span><text:span text:style-name="T30"> </text:span><text:span text:style-name="T799">pour une page en Français) :</text:span></text:p>
      <text:p text:style-name="P20">&lt;!DOCTYPE html&gt;</text:p>
      <text:p text:style-name="P21">&lt;html lang="xx"&gt;</text:p>
      <text:p text:style-name="P23"><text:tab/>&lt;head&gt;</text:p>
      <text:p text:style-name="P24"><text:tab/>...</text:p>
      <text:p text:style-name="P24"><text:tab/>&lt;meta charset="utf-8"&gt;</text:p>
      <text:p text:style-name="P26"><text:span text:style-name="T975"><text:tab/>&lt;title&gt;</text:span><text:span text:style-name="T66">Mon titre de </text:span><text:span text:style-name="T67">cette</text:span><text:span text:style-name="T66"> page </text:span><text:span text:style-name="T67">web</text:span><text:span text:style-name="T975">&lt;/title&gt;</text:span></text:p>
      <text:p text:style-name="P222"><text:span text:style-name="T975"><text:tab/>&lt;link rel="stylesheet" href="</text:span><text:span text:style-name="T66">chemin-vers-</text:span><text:span text:style-name="T65">/</text:span><text:span text:style-name="T66">ma-feuille-de-style</text:span><text:span text:style-name="T961">.css</text:span><text:span text:style-name="T975">"&gt;</text:span></text:p>
      <text:p text:style-name="P24"><text:tab/>...</text:p>
      <text:p text:style-name="P23"><text:tab/>&lt;/head&gt;</text:p>
      <text:p text:style-name="P23"><text:tab/>&lt;body&gt;</text:p>
      <text:p text:style-name="P25"><text:tab/>...</text:p>
      <text:p text:style-name="P22"><text:tab/>&lt;/body&gt;</text:p>
      <text:p text:style-name="P21">&lt;/html&gt;</text:p>
      <text:p text:style-name="P169"><text:span text:style-name="T791">On y distingue l</text:span><text:span text:style-name="T792">a</text:span><text:span text:style-name="T791"> balise </text:span><text:span text:style-name="T107">&lt;html&gt;</text:span><text:span text:style-name="T791"> avec un attribut </text:span><text:span text:style-name="T107">lang</text:span><text:span text:style-name="T791">, qui définit le conteneur de plus haut niveau, et les balises </text:span><text:span text:style-name="T107">&lt;head&gt;</text:span><text:span text:style-name="T791"> et </text:span><text:span text:style-name="T107">&lt;body&gt;</text:span><text:span text:style-name="T473"> qui définissent deux conteneurs fils du conteneur </text:span><text:span text:style-name="T107">&lt;html&gt;</text:span><text:span text:style-name="T473">. </text:span><text:span text:style-name="T474">Le conteneur </text:span><text:span text:style-name="T107">&lt;body&gt;</text:span><text:span text:style-name="T474"> contient les </text:span><text:span text:style-name="T477">données</text:span><text:span text:style-name="T474"> qu’il s’agit d’afficher de la page web ; le conteneur </text:span><text:span text:style-name="T107">&lt;head&gt;</text:span><text:span text:style-name="T474"> contient des directives globales nécessaires au navigateur web pour </text:span><text:span text:style-name="T485">calculer</text:span><text:span text:style-name="T474"> le rendu de la page </text:span><text:span text:style-name="T475">(voir §</text:span><text:span text:style-name="T475"><text:bookmark-ref text:reference-format="chapter" text:ref-name="__RefHeading___Toc4586_84523568">7</text:bookmark-ref></text:span><text:span text:style-name="T475"> pour un exemple de telles directives)</text:span><text:span text:style-name="T474">. L’ordre d’apparition de </text:span><text:span text:style-name="T107">&lt;head&gt;</text:span><text:span text:style-name="T473"> et </text:span><text:span text:style-name="T107">&lt;body&gt;</text:span><text:span text:style-name="T474"> dans le conteneur </text:span><text:span text:style-name="T107">&lt;html&gt;</text:span><text:span text:style-name="T473"> </text:span><text:span text:style-name="T474">est donc imposé</text:span><text:span text:style-name="T473">.</text:span></text:p>
      <text:p text:style-name="P97"><text:span text:style-name="T473">O</text:span><text:span text:style-name="T470">n y distingue également, dans le conteneur </text:span><text:span text:style-name="T102">&lt;head&gt;</text:span><text:span text:style-name="T470">, la balise </text:span><text:span text:style-name="T102">&lt;title&gt;</text:span><text:span text:style-name="T470">. Cette</text:span><text:span text:style-name="T475"> balise contient l</text:span><text:span text:style-name="T486">a chaîne de caractères</text:span><text:span text:style-name="T475"> qui donne son nom à </text:span><text:span text:style-name="T470">la barre de titre du navigateur web qui affiche la page ou à </text:span><text:span text:style-name="T475">l’onglet dans lequel </text:span><text:span text:style-name="T470">il affiche</text:span><text:span text:style-name="T475"> la page. </text:span><text:span text:style-name="T470">Cette balise </text:span><text:span text:style-name="T102">&lt;title&gt;</text:span><text:span text:style-name="T470"> est spécifique : elle doit se trouver dans le conteneur </text:span><text:span text:style-name="T102">&lt;head&gt;</text:span><text:span text:style-name="T470"> et ne doit contenir qu’</text:span><text:span text:style-name="T486">une chaîne de caractères</text:span><text:span text:style-name="T470"> </text:span><text:span text:style-name="T476">(elle ne peut donc avoir aucune balise fille)</text:span><text:span text:style-name="T470">.</text:span></text:p>
      <text:p text:style-name="P102"><text:span text:style-name="T871">Bonnes pratiques :</text:span><text:span text:style-name="T795"> </text:span><text:span text:style-name="T794">Dans le cas d’un site constitué de plusieurs pages (avec des liens des unes aux autres), l’usage est d’appeler </text:span><text:span text:style-name="T106">index.html</text:span><text:span text:style-name="T794"> la page d’accueil du site, c’est à dire celle par laquelle il est prévu de rentrer sur le site.</text:span></text:p>
      <text:p text:style-name="Text_20_body"><text:span text:style-name="T926">À</text:span><text:span text:style-name="T927"> </text:span><text:span text:style-name="T928">savoir</text:span><text:span text:style-name="T49"> :</text:span></text:p>
      <text:list xml:id="list164535502914801" text:continue-numbering="true" text:style-name="L1">
        <text:list-item>
          <text:p text:style-name="P461"><text:span text:style-name="T776">On peut insérer des commentaires dans un </text:span><text:span text:style-name="T793">fichier .html ; </text:span><text:span text:style-name="T794">un commentaire s’insère </text:span><text:span text:style-name="T793">entre </text:span><text:span text:style-name="T794">l’indicateur de début de commentaire</text:span><text:span text:style-name="T28"> </text:span><text:span text:style-name="T29">(</text:span><text:span text:style-name="T6">&lt;!--</text:span><text:span text:style-name="T11">) et l’indicateur de fin de commentaire (</text:span><text:span text:style-name="T7">--</text:span><text:span text:style-name="T8">&gt;</text:span><text:span text:style-name="T11">).</text:span></text:p>
        </text:list-item>
        <text:list-item>
          <text:p text:style-name="P461"><text:soft-page-break/><text:span text:style-name="T12">Les IDE </text:span><text:span text:style-name="T14">(Integrated Development Environment)</text:span><text:span text:style-name="T12"> </text:span><text:span text:style-name="T14">apportent des aides à l’édition de code HTML (et de code CSS), comme, par exemple, en </text:span><text:span text:style-name="T15">insérant dans le fichier .html automatiquement la fermeture de la balise </text:span><text:span text:style-name="T33">&lt;/</text:span><text:span text:style-name="T41">mot-clé</text:span><text:span text:style-name="T33">&gt;</text:span><text:span text:style-name="T15"> correspondant à une ouverture de balise </text:span><text:span text:style-name="T33">&lt;</text:span><text:span text:style-name="T41">mot-clé</text:span><text:span text:style-name="T33">&gt;</text:span><text:span text:style-name="T15">. </text:span><text:span text:style-name="T11"><text:line-break/></text:span><text:span text:style-name="T12">Les IDE comportent en général un raccourci clavier pour mettre en commentaires des lignes dans </text:span><text:span text:style-name="T15">un</text:span><text:span text:style-name="T12"> fichier </text:span><text:span text:style-name="T15">selon la syntaxe du type du fichier</text:span><text:span text:style-name="T12"> (avec VisualStudio : Ctrl</text:span><text:span text:style-name="T22">+</text:span><text:span text:style-name="T12">S</text:span><text:span text:style-name="T13">hift</text:span><text:span text:style-name="T23">+</text:span><text:span text:style-name="T12">:).</text:span></text:p>
        </text:list-item>
      </text:list>
      <text:h text:style-name="P411" text:outline-level="3"><text:bookmark-start text:name="__RefHeading___Toc186077_1002520536"/><text:bookmark text:name="r-8029313"/>En résumé<text:bookmark-end text:name="__RefHeading___Toc186077_1002520536"/></text:h>
      <text:list xml:id="list664270497" text:style-name="L4">
        <text:list-item>
          <text:p text:style-name="P420"><text:bookmark text:name="r-8029286"/><text:bookmark text:name="r-8029287"/><text:bookmark text:name="r-8029301"/>Pour créer une page web, on crée un fichier ayant l'extension  <text:span text:style-name="Source_20_Text">.html </text:span>; <text:span text:style-name="T879">il</text:span> pourra être ouvert dans le navigateur web simplement en faisant un double-clic dessus.</text:p>
        </text:list-item>
        <text:list-item>
          <text:p text:style-name="P420"><text:bookmark text:name="r-8029288"/><text:bookmark text:name="r-8029289"/>Chaque fichier HTML est constitué de balises.</text:p>
        </text:list-item>
        <text:list-item>
          <text:p text:style-name="P420"><text:bookmark text:name="r-8029290"/><text:bookmark text:name="r-8029296"/>Les balises peuvent avoir <text:span text:style-name="T999">deux</text:span> formes :</text:p>
          <text:list>
            <text:list-item>
              <text:p text:style-name="P420"><text:bookmark text:name="r-8029291"/><text:bookmark text:name="r-8029292"/><text:bookmark text:name="r-8029295"/><text:span text:style-name="Source_20_Text"><text:span text:style-name="T102">&lt;balise&gt; &lt;/balise&gt;</text:span></text:span><text:span text:style-name="T776">  : </text:span><text:span text:style-name="Strong_20_Emphasis"><text:span text:style-name="T776">balises en paire</text:span></text:span><text:span text:style-name="T776">, elles s'ouvrent et se ferment pour délimiter </text:span><text:span text:style-name="T777">un </text:span><text:span text:style-name="T776">contenu (début et fin d'un titre, par exemple) ; </text:span><text:span text:style-name="T778">l</text:span><text:span text:style-name="T777">a plupart des balises sont en paires.</text:span></text:p>
            </text:list-item>
            <text:list-item>
              <text:p text:style-name="P420"><text:bookmark text:name="r-8029293"/><text:bookmark text:name="r-8029294"/><text:span text:style-name="Source_20_Text"><text:span text:style-name="T102">&lt;balise&gt;</text:span></text:span><text:span text:style-name="T102"> </text:span><text:span text:style-name="T776"> : </text:span><text:span text:style-name="Strong_20_Emphasis"><text:span text:style-name="T776">balises orphelines</text:span></text:span><text:span text:style-name="T776"> (on ne les insère qu'en un seul exemplaire), elles permettent d'insérer un élément à un endroit précis (par exemple une image).</text:span></text:p>
            </text:list-item>
          </text:list>
        </text:list-item>
        <text:list-item>
          <text:p text:style-name="P421"><text:bookmark text:name="r-8029297"/><text:bookmark text:name="r-8029298"/><text:span text:style-name="T778">Certaines balises doivent être accompagnées d’attribut(s), comme la balise orpheline </text:span><text:span text:style-name="T103">&lt;img&gt;</text:span><text:span text:style-name="T778"> qui permet d’insérer une image dans l’affichage de la page web : il faut en effet lui stipuler où se trouve l’image (elle est nécessairement stockée en tant que fichier par ailleurs), par exemple : </text:span><text:span text:style-name="Source_20_Text"><text:span text:style-name="T778">&lt;img src="photo.jpg"&gt;</text:span></text:span><text:span text:style-name="T778"> </text:span><text:span text:style-name="T779">(voir §</text:span><text:span text:style-name="T779"><text:bookmark-ref text:reference-format="chapter" text:ref-name="__RefHeading___Toc431_337443988">5</text:bookmark-ref></text:span><text:span text:style-name="T779">).</text:span></text:p>
        </text:list-item>
        <text:list-item>
          <text:p text:style-name="P421"><text:span text:style-name="T778">Toutes l</text:span><text:span text:style-name="T776">es balises </text:span><text:span text:style-name="T778">peuvent être</text:span><text:span text:style-name="T776"> accompagnées d'attributs pour donner des indications supplémentaires </text:span><text:span text:style-name="T778">(c’est notamment le cas pour lier les </text:span><text:span text:style-name="T798">conteneurs</text:span><text:span text:style-name="T778"> du .html avec le code du .css)</text:span><text:span text:style-name="T776">.</text:span></text:p>
        </text:list-item>
        <text:list-item>
          <text:p text:style-name="P420"><text:bookmark text:name="r-8029299"/><text:bookmark text:name="r-8029300"/><text:span text:style-name="T776">Une page web est constituée de deux </text:span><text:span text:style-name="T800">parties</text:span><text:span text:style-name="T776"> principales : l'en-tête </text:span><text:span text:style-name="Source_20_Text"><text:span text:style-name="T776">&lt;head&gt; &lt;/head&gt;</text:span></text:span><text:span text:style-name="T776">  </text:span><text:span text:style-name="T777">qui ne donne lieu à aucun affichage de la page sur l’écran, </text:span><text:span text:style-name="T776">et le corps </text:span><text:span text:style-name="Source_20_Text"><text:span text:style-name="T776">&lt;body&gt; &lt;/body&gt;</text:span></text:span><text:span text:style-name="T776">  qui, lui, apparaît </text:span><text:span text:style-name="T936">sur l’écran</text:span>.</text:p>
        </text:list-item>
      </text:list>
      <text:p text:style-name="Text_20_body"><text:span text:style-name="T926">À</text:span><text:span text:style-name="T924"> noter</text:span> :</text:p>
      <text:list xml:id="list164535982443015" text:continue-list="list164535502914801" text:style-name="L1">
        <text:list-item>
          <text:p text:style-name="P417"><text:span text:style-name="T972">L</text:span><text:span text:style-name="T939">es moteurs d’indexation des sites web exploitent le </text:span><text:span text:style-name="T972">contenu de </text:span><text:span text:style-name="T973">la</text:span><text:span text:style-name="T972"> balise </text:span><text:span text:style-name="T165">&lt;title&gt;</text:span><text:span text:style-name="T939">. </text:span><text:span text:style-name="T973">Il est donc opportun d’attribuer à la page un titre pertinent par rapport aux </text:span><text:span text:style-name="T986">données qui y sont</text:span><text:span text:style-name="T973"> contenu</text:span><text:span text:style-name="T986">e</text:span><text:span text:style-name="T973">s </text:span><text:span text:style-name="T986">ou à l’objet de la page web</text:span><text:span text:style-name="T973">.</text:span></text:p>
        </text:list-item>
      </text:list>
      <text:h text:style-name="P403" text:outline-level="1"><text:bookmark-start text:name="__RefHeading___Toc465_337443988"/>Organise<text:span text:style-name="T512">r</text:span> <text:span text:style-name="T512">son </text:span>texte<text:bookmark-end text:name="__RefHeading___Toc465_337443988"/></text:h>
      <text:p text:style-name="Text_20_body"><text:span text:style-name="T797">De nombreuses balises HTML existent </text:span><text:span text:style-name="T825">qui </text:span><text:span text:style-name="T797">servent à structurer </text:span><text:span text:style-name="T785">en conteneurs </text:span><text:span text:style-name="T797">les </text:span><text:span text:style-name="T796">données</text:span><text:span text:style-name="T797"> de la page (voir le §</text:span><text:span text:style-name="T797"><text:bookmark-ref text:reference-format="chapter" text:ref-name="__RefHeading___Toc351_337443988">11</text:bookmark-ref></text:span><text:span text:style-name="T797"> pour davantage de détails), notamment en les regroupant ou en en faisant ressortir certain</text:span><text:span text:style-name="T796">e</text:span><text:span text:style-name="T797">s selon les choix du concepteur de la page.</text:span></text:p>
      <text:p text:style-name="P59">Les principales balises pour la rédaction de textes, sont <text:span text:style-name="T881">ainsi</text:span> :</text:p>
      <text:p text:style-name="P5"><text:span text:style-name="T70">&lt;h</text:span><text:span text:style-name="T71">i</text:span><text:span text:style-name="T70">&gt;...&lt;/h</text:span><text:span text:style-name="T71">i</text:span><text:span text:style-name="T70">&gt;</text:span> avec <text:span text:style-name="T71">i</text:span>=1 <text:span text:style-name="T881">à </text:span>6 <text:span text:style-name="T881">pour les titres (</text:span><text:span text:style-name="T101">h1</text:span><text:span text:style-name="T881"> </text:span><text:span text:style-name="T883">≡</text:span><text:span text:style-name="T881"> titre de plus haut niveau) ;</text:span></text:p>
      <text:p text:style-name="P6"><text:span text:style-name="T101">&lt;p&gt;...&lt;/p&gt;</text:span><text:span text:style-name="T881"> pour un paragraphe ;</text:span></text:p>
      <text:p text:style-name="P7"><text:span text:style-name="T70">&lt;ul&gt;...&lt;/ul&gt;</text:span> ou <text:span text:style-name="T70">&lt;ol&gt;...&lt;/ol&gt;</text:span> selon qu’on veut une liste à puces (<text:span text:style-name="T924">u</text:span>nordered) ou une liste ordonnée (<text:span text:style-name="T924">o</text:span>rdered), liste au sein de laquelle chaque item de la liste <text:span text:style-name="T974">fait l’objet de la</text:span> balis<text:span text:style-name="T974">e</text:span> :<text:line-break/><text:span text:style-name="T70">&lt;li&gt;...&lt;/li&gt; ;</text:span></text:p>
      <text:p text:style-name="P8"><text:span text:style-name="T70">&lt;br&gt; </text:span>pour imposer un saut de ligne avec retour à la ligne <text:span text:style-name="T974">(c’est une </text:span>balise orpheline<text:span text:style-name="T974">)</text:span> ;</text:p>
      <text:p text:style-name="P9"><text:span text:style-name="T70">&lt;i&gt;...&lt;/i&gt;</text:span> pour afficher en italique<text:span text:style-name="T443"> une portion de texte</text:span> ;</text:p>
      <text:p text:style-name="P10"><text:span text:style-name="T70">&lt;s&gt;...&lt;/s&gt;</text:span> pour barrer une portion de texte ;</text:p>
      <text:p text:style-name="P14"><text:span text:style-name="T109">&lt;</text:span><text:span text:style-name="T111">mark</text:span><text:span text:style-name="T109">&gt;...&lt;/</text:span><text:span text:style-name="T111">mark</text:span><text:span text:style-name="T109">&gt;</text:span><text:span text:style-name="T478"> pour </text:span><text:span text:style-name="T480">s</text:span><text:span text:style-name="T487">urligner une portion de texte</text:span><text:span text:style-name="T482"> </text:span><text:span text:style-name="T478">;</text:span></text:p>
      <text:p text:style-name="P15"><text:span text:style-name="T109">&lt;strong&gt;...&lt;/strong&gt;</text:span><text:span text:style-name="T777"> pour mettre en </text:span><text:span text:style-name="T810">gras </text:span><text:span text:style-name="T777">u</text:span><text:span text:style-name="T812">ne portion de texte ;</text:span></text:p>
      <text:p text:style-name="P15"><text:span text:style-name="T109">&lt;s</text:span><text:span text:style-name="T112">ub</text:span><text:span text:style-name="T109">&gt;...&lt;/s</text:span><text:span text:style-name="T112">ub</text:span><text:span text:style-name="T109">&gt;</text:span><text:span text:style-name="T777"> pour é</text:span><text:span text:style-name="T811">crire </text:span><text:span text:style-name="T777">u</text:span><text:span text:style-name="T812">ne portion de text</text:span><text:span text:style-name="T811">e en indice ;</text:span></text:p>
      <text:p text:style-name="P15"><text:span text:style-name="T109">&lt;s</text:span><text:span text:style-name="T112">up</text:span><text:span text:style-name="T109">&gt;...&lt;/s</text:span><text:span text:style-name="T112">up&gt;</text:span><text:span text:style-name="T777"> pour </text:span><text:span text:style-name="T811">écrire</text:span><text:span text:style-name="T777"> u</text:span><text:span text:style-name="T812">ne portion de text</text:span><text:span text:style-name="T811">e en exposant </text:span><text:span text:style-name="T777">;</text:span></text:p>
      <text:p text:style-name="P16"><text:span text:style-name="T109">&lt;</text:span><text:span text:style-name="T110">em</text:span><text:span text:style-name="T109">&gt;...&lt;/</text:span><text:span text:style-name="T110">em</text:span><text:span text:style-name="T109">&gt;</text:span><text:span text:style-name="T478"> pour </text:span><text:span text:style-name="T483">distinguer</text:span><text:span text:style-name="T478"> u</text:span><text:span text:style-name="T479">ne portion de texte </text:span><text:span text:style-name="T482">(</text:span><text:span text:style-name="T502">em</text:span><text:span text:style-name="T482">phase).</text:span></text:p>
      <text:p text:style-name="P458"><text:span text:style-name="T807">On voit avec ces balises – mais c’est un concept général </text:span><text:span text:style-name="T809">à toutes les balises </text:span><text:span text:style-name="T820">qui est </text:span><text:span text:style-name="T814">approfondis au §</text:span><text:span text:style-name="T814"><text:bookmark-ref text:reference-format="chapter" text:ref-name="__RefHeading___Toc6565_3528553565">13</text:bookmark-ref></text:span><text:span text:style-name="T807"> – que les balises se distinguent </text:span><text:span text:style-name="T809">non seulement en ce qu’elles sont en paire ou orpheline</text:span><text:span text:style-name="T820">s</text:span><text:span text:style-name="T809">, mais </text:span><text:span text:style-name="T807">également selon qu’elles sont de type </text:span><text:span text:style-name="T113">inline</text:span><text:span text:style-name="T807"> (comme </text:span><text:span text:style-name="T116">&lt;i&gt;</text:span><text:span text:style-name="T826">,</text:span><text:span text:style-name="T807"> </text:span><text:span text:style-name="T117">&lt;s&gt;</text:span><text:span text:style-name="T828">,</text:span><text:span text:style-name="T109">&lt;</text:span><text:span text:style-name="T111">mark</text:span><text:span text:style-name="T109">&gt;</text:span><text:span text:style-name="T478">, </text:span><text:span text:style-name="T109">&lt;</text:span><text:span text:style-name="T110">em</text:span><text:span text:style-name="T109">&gt;</text:span><text:span text:style-name="T481">, </text:span><text:span text:style-name="T113">&lt;strong&gt;</text:span><text:span text:style-name="T481">, </text:span><text:span text:style-name="T112">&lt;sub&gt;</text:span><text:span text:style-name="T484"> et </text:span><text:span text:style-name="T112">&lt;sup&gt;</text:span><text:span text:style-name="T807"> dans cette liste) ou de type </text:span><text:span text:style-name="T113">block</text:span><text:span text:style-name="T807"> (</text:span><text:span text:style-name="T113">&lt;h</text:span><text:span text:style-name="T121">i</text:span><text:span text:style-name="T113">&gt;</text:span><text:span text:style-name="T807">, </text:span><text:span text:style-name="T113">&lt;p&gt;</text:span><text:span text:style-name="T807">, </text:span><text:span text:style-name="T113">&lt;ul&gt;</text:span><text:span text:style-name="T807">, </text:span><text:span text:style-name="T113">&lt;ol&gt;</text:span><text:span text:style-name="T807">, </text:span><text:span text:style-name="T113">&lt;li&gt;</text:span><text:span text:style-name="T807">). Les balises de type </text:span><text:span text:style-name="T113">inline</text:span><text:span text:style-name="T807"> ont des contenus qui s’affichent dans la continuité d’écriture du texte </text:span><text:span text:style-name="T808">de la balise mère</text:span><text:span text:style-name="T807"> (</text:span><text:span text:style-name="T808">donc,</text:span><text:span text:style-name="T807"> en </text:span><text:span text:style-name="T808">Français, </text:span><text:span text:style-name="T807">de la gauche vers la droite), tandis que les balises de type </text:span><text:span text:style-name="T113">block</text:span><text:span text:style-name="T807"> ont </text:span><text:span text:style-name="T808">un</text:span><text:span text:style-name="T807"> contenu qui </text:span><text:span text:style-name="T808">commence toujours par </text:span><text:span text:style-name="T807">s’affiche</text:span><text:span text:style-name="T808">r en début de</text:span><text:span text:style-name="T807"> ligne </text:span><text:span text:style-name="T809">de la balise mère </text:span><text:span text:style-name="T808">(donc, en Français, </text:span><text:span text:style-name="T809">à </text:span><text:span text:style-name="T808">gauche) </text:span><text:span text:style-name="T813">et s’étalent ensuite sur toute en largeur disponible (sauf directives contraires dans le .css)</text:span><text:span text:style-name="T808"> </text:span><text:span text:style-name="T807">; </text:span><text:span text:style-name="T810">deux balises </text:span><text:span text:style-name="T114">&lt;p&gt;</text:span><text:span text:style-name="T810"> successives vont ainsi, sans surprise, s’afficher comme deux paragraphes l’un en-dessous de l’autre avec retour à la ligne à chaque début de paragraphe.</text:span></text:p>
      <text:p text:style-name="P457"><text:span text:style-name="T810">L</text:span><text:span text:style-name="T829">es balises de titre </text:span><text:span text:style-name="T1482">&lt;h</text:span><text:span text:style-name="T1483">i</text:span><text:span text:style-name="T1482">&gt;</text:span><text:span text:style-name="T829"> ne se distinguent qu’en termes de rendu (par défaut le rendu d’un </text:span><text:span text:style-name="T1482">&lt;h</text:span><text:span text:style-name="T1483">i</text:span><text:span text:style-name="T1482">&gt;</text:span><text:span text:style-name="T829"> est plus imposant qu’un rendu de </text:span><text:span text:style-name="T1482">&lt;h</text:span><text:span text:style-name="T1483">j</text:span><text:span text:style-name="T1482">&gt;</text:span><text:span text:style-name="T829"> si </text:span><text:span text:style-name="T1483">i</text:span><text:span text:style-name="T829">&lt;</text:span><text:span text:style-name="T1483">j</text:span><text:span text:style-name="T829">) ; ces balises ne permettent pas de réaliser une hiérarchisation en § , sous-§, sous-sous-§, … (pour un tel besoin voir en annexe).</text:span></text:p>
      <text:p text:style-name="Text_20_body"><text:span text:style-name="T907">Par défaut, l</text:span><text:span text:style-name="T817">e</text:span><text:span text:style-name="T815">s chaînes de caractères</text:span><text:span text:style-name="T817"> </text:span><text:span text:style-name="T815">d</text:span><text:span text:style-name="T819">ans le</text:span><text:span text:style-name="T815"> </text:span><text:span text:style-name="T817">contenu d’u</text:span><text:span text:style-name="T819">n</text:span><text:span text:style-name="T817"> conteneur (i.e. tout ce qui </text:span><text:span text:style-name="T818">ne</text:span><text:span text:style-name="T817"> </text:span><text:span text:style-name="T818">constitue pas </text:span><text:span text:style-name="T819">s</text:span><text:span text:style-name="T818">es</text:span><text:span text:style-name="T817"> </text:span><text:span text:style-name="T818">conteneurs </text:span><text:span text:style-name="T817">fil</text:span><text:span text:style-name="T818">s</text:span><text:span text:style-name="T818"><text:note text:id="ftn4" text:note-class="footnote"><text:note-citation>4</text:note-citation><text:note-body><text:p text:style-name="P280">Au §<text:bookmark-ref text:reference-format="chapter" text:ref-name="__RefHeading___Toc8741_428825303">14</text:bookmark-ref> ces chaînes de caractères seront identifiées en tant que « conteneurs anonymes ».</text:p></text:note-body></text:note></text:span><text:span text:style-name="T817">) s</text:span><text:span text:style-name="T815">on</text:span><text:span text:style-name="T817">t affiché</text:span><text:span text:style-name="T815">es</text:span><text:span text:style-name="T817"> sans tenir compte du nombre d’espaces entre deux mots de la chaîne </text:span><text:span text:style-name="T819">(un mot étant défini comme une suite de caractères de la chaîne de caractères ne contenant pas de caractère espace) </text:span><text:span text:style-name="T824">et sans tenir compte des retours à la ligne</text:span><text:span text:style-name="T817">. </text:span><text:span text:style-name="T815">C’est </text:span><text:span text:style-name="T819">en effet </text:span><text:span text:style-name="T815">toujours un espace et un seul qui est affiché : l</text:span><text:span text:style-name="T818">e caractère </text:span><text:span text:style-name="T815">espace </text:span><text:span text:style-name="T824">ainsi que le retour à la ligne </text:span><text:span text:style-name="T818">n</text:span><text:span text:style-name="T824">e sont</text:span><text:span text:style-name="T815"> considéré</text:span><text:span text:style-name="T824">s</text:span><text:span text:style-name="T822"> </text:span><text:span text:style-name="T818">par </text:span><text:span text:style-name="T822">le navigateur web </text:span><text:span text:style-name="T818">que</text:span><text:span text:style-name="T815"> comme un séparateur de mot</text:span><text:span text:style-name="T818">s</text:span><text:span text:style-name="T815">, </text:span><text:span text:style-name="T818">sans représentation associée. </text:span><text:span text:style-name="T823">Cet état de fait peut être modifié dans la feuille de style (voir §</text:span><text:span text:style-name="T823"><text:bookmark-ref text:reference-format="chapter" text:ref-name="__RefHeading___Toc151172_1002520536">12</text:bookmark-ref></text:span><text:span text:style-name="T823">).</text:span></text:p>
      <text:p text:style-name="P48"><text:soft-page-break/><text:span text:style-name="T872">À retenir</text:span><text:span text:style-name="T817">: </text:span></text:p>
      <text:p text:style-name="P176"><text:span text:style-name="T904">►<text:tab/></text:span><text:span text:style-name="T816">Si l’on veut imposer l’espacement entre deux mots il faut recourir à ce qu’il est convenu d’appeler des </text:span><text:span text:style-name="T835">caractères spéciaux</text:span><text:span text:style-name="T865"> HTML ; concernant les espaces entre mots, </text:span><text:span text:style-name="T866">les caractères spéciaux HTML </text:span><text:span text:style-name="T865">sont</text:span><text:span text:style-name="T816"> :</text:span></text:p>
      <text:p text:style-name="P242"><text:span text:style-name="T904">−</text:span><text:span text:style-name="T503"><text:tab/></text:span><text:span text:style-name="T115">&amp;thinsp;</text:span><text:span text:style-name="T816"> </text:span><text:span text:style-name="T818">qui s’affiche comme</text:span><text:span text:style-name="T816"> un demi-espace.</text:span></text:p>
      <text:p text:style-name="P244"><text:span text:style-name="T904">−</text:span><text:span text:style-name="T503"><text:tab/></text:span><text:span text:style-name="T115">&amp;ensp;</text:span><text:span text:style-name="T816"> </text:span><text:span text:style-name="T818">qui s’affiche comme</text:span><text:span text:style-name="T816"> un espace double.</text:span></text:p>
      <text:p text:style-name="P243"><text:span text:style-name="T904">−</text:span><text:span text:style-name="T503"><text:tab/></text:span><text:span text:style-name="T115">&amp;emsp;</text:span><text:span text:style-name="T816"> </text:span><text:span text:style-name="T818">qui s’affiche comme</text:span><text:span text:style-name="T816"> un espace quadruple.</text:span></text:p>
      <text:p text:style-name="P245"><text:span text:style-name="T904">−</text:span><text:span text:style-name="T503"><text:tab/></text:span><text:span text:style-name="T115">&amp;nbsp;</text:span><text:span text:style-name="T816"> </text:span><text:span text:style-name="T818">qui s’affiche comme </text:span><text:span text:style-name="T816">un espace simple ; </text:span><text:span text:style-name="T818">son intérêt n’est bien sûr pas de séparer deux mots, son intérêt est de constituer un</text:span><text:span text:style-name="T816"> espace insécable, </text:span><text:span text:style-name="T818">c’est à dire que </text:span><text:span text:style-name="T115">&amp;nbsp;</text:span><text:span text:style-name="T818"> « colle » ensemble les deux mots qui l’entourent de telle sorte que le HTML les considère comme un seul mot</text:span><text:span text:style-name="T816">.</text:span></text:p>
      <text:p text:style-name="P177"><text:span text:style-name="T906">►</text:span><text:span text:style-name="T503"><text:tab/></text:span><text:span text:style-name="T505">D’autres caractères spéciaux existent </text:span><text:span text:style-name="T504">car nécessaires ! </text:span><text:span text:style-name="T505">(voir par ex. </text:span><text:span text:style-name="T1187">//www.leptidigital.fr/productivite/caracteres-speciaux-html-2-19297/</text:span><text:span text:style-name="T505">). </text:span><text:span text:style-name="T504">Ainsi si l’on veut afficher, par exemple, la chaîne de caractères ‘</text:span><text:span text:style-name="T134">&lt;li&gt;</text:span><text:span text:style-name="T504">’ dans une page web il faudra écrire dans le code HTML : ‘</text:span><text:span text:style-name="T134">&amp;lsaquo;li&gt;</text:span><text:span text:style-name="T504">’. (‘</text:span><text:span text:style-name="T134">&lt;</text:span><text:span text:style-name="T504">’ est remplacé par ‘</text:span><text:span text:style-name="T134">&amp;lsaquo;</text:span><text:span text:style-name="T504">’) à défaut de quoi le navigateur </text:span><text:span text:style-name="T506">web </text:span><text:span text:style-name="T504">interprétera</text:span><text:span text:style-name="T508">it</text:span><text:span text:style-name="T504"> </text:span><text:span text:style-name="T134">&lt;</text:span><text:span text:style-name="T135">li</text:span><text:span text:style-name="T134">&gt;</text:span><text:span text:style-name="T504"> comme l’ouverture d’une balise </text:span><text:span text:style-name="T134">&lt;</text:span><text:span text:style-name="T135">li</text:span><text:span text:style-name="T134">&gt;</text:span><text:span text:style-name="T504">.</text:span></text:p>
      <text:h text:style-name="Heading_20_3" text:outline-level="3"><text:bookmark-start text:name="__RefHeading___Toc186079_1002520536"/><text:bookmark text:name="r-8029778"/>En résumé<text:bookmark-end text:name="__RefHeading___Toc186079_1002520536"/></text:h>
      <text:list xml:id="list688973837" text:style-name="L5">
        <text:list-item>
          <text:p text:style-name="P422"><text:bookmark text:name="r-8029756"/><text:bookmark text:name="r-8029757"/><text:bookmark text:name="r-8029766"/>Le HTML comporte de nombreuses balises qui nous permettent d'organiser le texte de notre page. Ces balises donnent des indications comme “Ceci est un paragraphe”, “Ceci est un titre”, etc.</text:p>
        </text:list-item>
        <text:list-item>
          <text:p text:style-name="P422"><text:bookmark text:name="r-8029758"/><text:bookmark text:name="r-8029759"/>Les paragraphes sont définis par la balise  <text:span text:style-name="Source_20_Text">&lt;p&gt; &lt;/p&gt;</text:span>  , et les sauts de ligne par la balise orpheline   <text:span text:style-name="Source_20_Text">&lt;br&gt;</text:span>.</text:p>
        </text:list-item>
        <text:list-item>
          <text:p text:style-name="P422"><text:bookmark text:name="r-8029760"/><text:bookmark text:name="r-8029761"/>Il existe six niveaux de titre, de  <text:span text:style-name="Source_20_Text">&lt;h1&gt; &lt;/h1&gt;</text:span>  à  <text:span text:style-name="Source_20_Text">&lt;h6&gt; &lt;/h6&gt;</text:span>, à utiliser selon l'importance du titre.</text:p>
        </text:list-item>
        <text:list-item>
          <text:p text:style-name="P422"><text:bookmark text:name="r-8029762"/><text:bookmark text:name="r-8029763"/>On peut mettre en valeur certains mots avec les balises  <text:span text:style-name="Source_20_Text">&lt;strong&gt;</text:span>,  <text:span text:style-name="Source_20_Text">&lt;em&gt;</text:span>  et  <text:span text:style-name="Source_20_Text">&lt;mark&gt;</text:span>.</text:p>
        </text:list-item>
        <text:list-item>
          <text:p text:style-name="P422"><text:bookmark text:name="r-8029764"/><text:bookmark text:name="r-8029765"/>Pour créer des listes, on doit utiliser la balise  <text:span text:style-name="Source_20_Text">&lt;ul&gt;</text:span>  (liste à puces, non ordonnée) ou  <text:span text:style-name="Source_20_Text"> &lt;ol&gt;</text:span>  (liste ordonnée). À l'intérieur, on insère les éléments avec une balise  <text:span text:style-name="Source_20_Text">&lt;li&gt;</text:span>  pour chaque item.</text:p>
        </text:list-item>
        <text:list-item>
          <text:p text:style-name="P423">les balises de type  <text:span text:style-name="Source_20_Text">block</text:span>  comme  <text:span text:style-name="Source_20_Text">&lt;p&gt;</text:span>  ou  <text:span text:style-name="Source_20_Text">&lt;h1&gt;</text:span> créent un retour à la ligne et occupent par défaut toute la largeur disponible. Elles se suivent de haut en bas.</text:p>
        </text:list-item>
        <text:list-item>
          <text:p text:style-name="P423"><text:bookmark text:name="r-80482991"/><text:bookmark text:name="r-80482981"/>les balises de type  <text:span text:style-name="Source_20_Text">inline</text:span>  comme  <text:span text:style-name="Source_20_Text">&lt;</text:span><text:span text:style-name="Source_20_Text"><text:span text:style-name="T222">i</text:span></text:span><text:span text:style-name="Source_20_Text">&gt;</text:span>  ou  <text:span text:style-name="Source_20_Text">&lt;strong&gt;</text:span>  délimitent du texte au milieu d'une ligne. Elles <text:span text:style-name="T1045">affichent leur contenu</text:span> de gauche à droite.</text:p>
        </text:list-item>
      </text:list>
      <text:p text:style-name="P239"><text:span text:style-name="T926">À</text:span><text:span text:style-name="T924"> noter</text:span> :</text:p>
      <text:list xml:id="list164536464216880" text:continue-list="list164535982443015" text:style-name="L1">
        <text:list-item>
          <text:p text:style-name="P417"><text:span text:style-name="T939">Si les noms des balises ont en eux-mêmes peu d’effet sur le rendu à l’affichage</text:span><text:span text:style-name="T939"><text:note text:id="ftn5" text:note-class="footnote"><text:note-citation>5</text:note-citation><text:note-body><text:p text:style-name="Footnote"><text:span text:style-name="T1230">G</text:span>râce au code du .css on peut stipuler pour chaque conteneur un rendu spécifique – on peut ainsi sans aucune difficulté faire écrire en plus gros des titres h6 que des titres h1.</text:p></text:note-body></text:note></text:span><text:span text:style-name="T939">, les moteurs d’indexation des sites web exploitent les noms des balises </text:span><text:span text:style-name="T974">pour caractériser la page</text:span><text:span text:style-name="T939">, et, typiquement, un titre </text:span><text:span text:style-name="T141">h1</text:span><text:span text:style-name="T939"> sera considéré par ces moteurs comme plus représentatif du contenu du site qu’un titre </text:span><text:span text:style-name="T141">h6</text:span><text:span text:style-name="T939">.</text:span></text:p>
        </text:list-item>
      </text:list>
      <text:h text:style-name="P403" text:outline-level="1"><text:bookmark-start text:name="__RefHeading___Toc5310_84523568"/>Crée<text:span text:style-name="T512">r</text:span> un lien hypertexte en HTML<text:bookmark-end text:name="__RefHeading___Toc5310_84523568"/></text:h>
      <text:p text:style-name="P93"><text:span text:style-name="T937">Une propriété essentielle </text:span><text:span text:style-name="T940">attendue </text:span><text:span text:style-name="T937">des page</text:span><text:span text:style-name="T938">s</text:span><text:span text:style-name="T937"> web est </text:span><text:span text:style-name="T938">de </text:span><text:span text:style-name="T940">matérialiser le</text:span><text:span text:style-name="T937"> concept de lien hypertexte : en cliquant avec la souris sur un lien hypertexte, on se déplace sur la page </text:span><text:span text:style-name="T938">web </text:span><text:span text:style-name="T937">ou on change de page </text:span><text:span text:style-name="T938">web</text:span><text:span text:style-name="T937">.</text:span></text:p>
      <text:p text:style-name="P96"><text:span text:style-name="T937">Ce concept est matérialisé dans le fichier HTML d’une page web par la balise en paire </text:span><text:span text:style-name="T164">&lt;a&gt;...&lt;/a&gt;</text:span><text:span text:style-name="T937">. </text:span><text:span text:style-name="T969"><text:s/></text:span><text:span text:style-name="T1231">L</text:span><text:span text:style-name="T969">orsqu’on clique à la souris sur </text:span><text:span text:style-name="T1231">l</text:span><text:span text:style-name="T969">e </text:span><text:span text:style-name="T1231">contenu</text:span><text:span text:style-name="T970"> </text:span><text:span text:style-name="T986">affiché </text:span><text:span text:style-name="T1231">à l’écran</text:span><text:span text:style-name="T986"> </text:span><text:span text:style-name="T1231">de la balise </text:span><text:span text:style-name="T252">&lt;a&gt;</text:span><text:span text:style-name="T986">,</text:span><text:span text:style-name="T969"> le lien hypertexte est activé, c’est à dire que le navigateur web se déplace dans la page en cours, ou télécharge puis visualise une autre page web.</text:span></text:p>
      <text:p text:style-name="P121"><text:span text:style-name="T1232">La destination du lien hypertexte est déterminée par la valeur donnée à l’attribut </text:span><text:span text:style-name="T249">href</text:span><text:span text:style-name="T1232">. </text:span><text:span text:style-name="T1234">Cette valeur est une chaîne de caractères désignant le chemin d’accès du fichier .html cible si ce fichier est local, une URL si ce fichier se trouve sur Internet, une l’identité d’une balise</text:span><text:span text:style-name="T608"> </text:span><text:span text:style-name="T609">précédée de ‘</text:span><text:span text:style-name="T253">#</text:span><text:span text:style-name="T609">’</text:span><text:span text:style-name="T1231">. </text:span><text:span text:style-name="T971">En l’absence de valeur donnée à cet attribut, le lien est inactif (il ne se </text:span><text:span text:style-name="T1231">produit</text:span><text:span text:style-name="T971"> rien lorsqu’on clique dessus).</text:span></text:p>
      <text:p text:style-name="P127"><text:span text:style-name="T1231">La</text:span><text:span text:style-name="T1035"> balise </text:span><text:span text:style-name="T252">&lt;a&gt;</text:span><text:span text:style-name="T1035"> est de type </text:span><text:span text:style-name="T226">inline</text:span><text:span text:style-name="T1036">.</text:span><text:span text:style-name="T937"> </text:span><text:span text:style-name="T1231">Son</text:span><text:span text:style-name="T969"> </text:span><text:span text:style-name="T1231">contenu</text:span><text:span text:style-name="T969"> (en général </text:span><text:span text:style-name="T1231">une chaîne de caractères</text:span><text:span text:style-name="T969">) </text:span><text:span text:style-name="T1231">est donc</text:span><text:span text:style-name="T969"> affiché </text:span><text:span text:style-name="T1231">par le navigateur web</text:span><text:span text:style-name="T969"> </text:span><text:span text:style-name="T1231">dans la continuité d’écriture des chaînes de caractères du conteneur père (de gauche à droite en Français)</text:span><text:span text:style-name="T608">.</text:span><text:span text:style-name="T252"> </text:span><text:span text:style-name="T1233">La balise </text:span><text:span text:style-name="T250">&lt;a&gt;...&lt;/a&gt;</text:span><text:span text:style-name="T1233"> détermine un conteneur </text:span><text:span text:style-name="T971">qui peut </text:span><text:span text:style-name="T1233">tout à fait intégrer </text:span><text:span text:style-name="T971">lui même</text:span><text:span text:style-name="T1233"> texte</text:span><text:span text:style-name="T969">s</text:span><text:span text:style-name="T1233">, image</text:span><text:span text:style-name="T969">s</text:span><text:span text:style-name="T1233"> et conteneurs fils </text:span><text:span text:style-name="T969">(voir un exemple au §</text:span><text:span text:style-name="T969"><text:bookmark-ref text:reference-format="chapter" text:ref-name="__RefHeading___Toc431_337443988">5</text:bookmark-ref></text:span><text:span text:style-name="T969">).</text:span></text:p>
      <text:p text:style-name="P247"><text:span text:style-name="T926">À</text:span><text:span text:style-name="T927"> </text:span><text:span text:style-name="T929">savoir</text:span><text:span text:style-name="T927"> </text:span><text:span text:style-name="T49">:</text:span></text:p>
      <text:list xml:id="list164536301954643" text:continue-numbering="true" text:style-name="L1">
        <text:list-item>
          <text:p text:style-name="P470"><text:span text:style-name="T562">Les textes qui se trouvent dans le conteneur </text:span><text:span text:style-name="T259">&lt;a&gt;</text:span><text:span text:style-name="T562"> bénéficient des mêmes </text:span><text:span text:style-name="T563">étendues de choix d’apparence</text:span><text:span text:style-name="T562"><text:note text:id="ftn6" text:note-class="footnote"><text:note-citation>6</text:note-citation><text:note-body><text:p text:style-name="P264">Voir §<text:bookmark-ref text:reference-format="chapter" text:ref-name="__RefHeading___Toc4586_84523568">7</text:bookmark-ref>.</text:p></text:note-body></text:note></text:span><text:span text:style-name="T562"> que les </text:span><text:span text:style-name="T563">textes des autres</text:span><text:span text:style-name="T562"> balises, </text:span><text:span text:style-name="T563">notamment les balises vues précédemment (voir §</text:span><text:span text:style-name="T563"><text:bookmark-ref text:reference-format="chapter" text:ref-name="__RefHeading___Toc465_337443988">3</text:bookmark-ref></text:span><text:span text:style-name="T563">)</text:span><text:span text:style-name="T562"> </text:span><text:span text:style-name="T563"><text:s/>–</text:span><text:span text:style-name="T562"> </text:span><text:span text:style-name="T563">mais pas nécessairement avec les mêmes valeurs par défaut</text:span><text:span text:style-name="T557">.</text:span></text:p>
        </text:list-item>
      </text:list>
      <text:h text:style-name="Heading_20_3" text:outline-level="3"><text:bookmark-start text:name="__RefHeading___Toc186081_1002520536"/><text:bookmark text:name="r-8030459"/>En résumé<text:bookmark-end text:name="__RefHeading___Toc186081_1002520536"/></text:h>
      <text:list xml:id="list1301231672" text:style-name="L6">
        <text:list-item>
          <text:p text:style-name="P424"><text:bookmark text:name="r-8030431"/><text:bookmark text:name="r-8030432"/><text:bookmark text:name="r-8030439"/>Un lien hypertexte (ou hyperlien) permet <text:span text:style-name="T937">de se déplacer dans une page ou </text:span>de changer de page. Par défaut il <text:span text:style-name="T938">apparaît </text:span>en bleu et <text:span text:style-name="T938">est</text:span> souligné <text:span text:style-name="T938">(</text:span>mais on peut modifier ce style en CSS<text:span text:style-name="T938">)</text:span>.</text:p>
        </text:list-item>
        <text:list-item>
          <text:p text:style-name="P424"><text:bookmark text:name="r-8030433"/><text:bookmark text:name="r-8030434"/>Pour faire un lien hypertexte vers un site web existant, on utilise la balise  <text:span text:style-name="Source_20_Text">&lt;a&gt;</text:span>  avec l'attribut  <text:span text:style-name="Source_20_Text">href</text:span> pour indiquer <text:span text:style-name="Strong_20_Emphasis">l'adresse de la page web cible</text:span>. Il s'agit d'un <text:span text:style-name="Strong_20_Emphasis">lien absolu</text:span>. Exemple :  <text:span text:style-name="Source_20_Text">&lt;a href="https://openclassrooms.com"&gt;</text:span> .</text:p>
        </text:list-item>
        <text:list-item>
          <text:p text:style-name="P424"><text:bookmark text:name="r-8030435"/><text:bookmark text:name="r-8030436"/>Pour faire un lien hypertexte vers une autre page de son site, on utilise la balise <text:span text:style-name="Source_20_Text">&lt;a&gt;</text:span>  avec l'attribut  <text:span text:style-name="Source_20_Text">href</text:span> pour indiquer <text:span text:style-name="Strong_20_Emphasis">le nom du fichier en local</text:span>. Il s'agit d'un <text:span text:style-name="Strong_20_Emphasis">lien relatif</text:span>. Exemple :  <text:span text:style-name="Source_20_Text">&lt;a href="page2.html"&gt;</text:span> .</text:p>
        </text:list-item>
        <text:list-item>
          <text:p text:style-name="P424"><text:bookmark text:name="r-8030437"/><text:bookmark text:name="r-8030438"/>Un lien hypertexte peut aussi permettre d'amener vers un endroit précis d'une page. Il faut <text:span text:style-name="T938">marquer cet endroit à l’aide d’une balise quelconque à laquelle on aura donné un </text:span>attribut  <text:span text:style-name="Source_20_Text">id</text:span><text:span text:style-name="Source_20_Text"><text:span text:style-name="T443">,</text:span></text:span> <text:span text:style-name="T938">par exemple : </text:span><text:span text:style-name="T140">&lt;p id="ancre"&gt;...&lt;/p&gt;</text:span>, puis faire un lien vers <text:span text:style-name="T939">cette marque dans la balise du lien hypertexte </text:span>comme ceci :  <text:span text:style-name="Source_20_Text">&lt;a href="#ancre"&gt;</text:span> .</text:p>
        </text:list-item>
      </text:list>
      <text:h text:style-name="P403" text:outline-level="1"><text:bookmark-start text:name="__RefHeading___Toc431_337443988"/>Insére<text:span text:style-name="T512">r</text:span> des images<text:bookmark-end text:name="__RefHeading___Toc431_337443988"/></text:h>
      <text:p text:style-name="P122"><text:span text:style-name="T942">À l’instar de l’implémentation d</text:span><text:span text:style-name="T940">es liens hypertextes, il est attendu </text:span><text:span text:style-name="T942">que le rendu d</text:span><text:span text:style-name="T940">es pages web mêle textes et images : photos, logos, picto</text:span><text:span text:style-name="T1434">grammes</text:span><text:span text:style-name="T940">, etc... Le HTML dispose pour cela de la balise orpheline </text:span><text:span text:style-name="T142">&lt;img&gt;</text:span><text:span text:style-name="T940">. </text:span><text:span text:style-name="T226">&lt;img&gt;</text:span><text:span text:style-name="T1036"> est une balise de type </text:span><text:span text:style-name="T226">inline</text:span><text:span text:style-name="T1036">. </text:span><text:span text:style-name="T940">Cette balise doit nécessairement </text:span><text:span text:style-name="T941">comporter </text:span><text:span text:style-name="T940">l’attribut </text:span><text:span text:style-name="T142">src</text:span><text:span text:style-name="T940"> qui définit le chemin d’accès et le nom du fichier image (ce fichier est obligatoirement stocké à part</text:span><text:span text:style-name="T1235">).</text:span></text:p>
      <text:p text:style-name="P146"><text:span text:style-name="T935">Bonnes pratiques</text:span><text:span text:style-name="T1235"> :</text:span><text:span text:style-name="T940"> Stocker tous les fichiers d’images </text:span><text:span text:style-name="T1235">locaux dans un répertoire dédié</text:span><text:span text:style-name="T940">.</text:span></text:p>
      <text:p text:style-name="P291"><text:span text:style-name="T941">Un autre attribut important de </text:span><text:span text:style-name="T143">&lt;img&gt;</text:span><text:span text:style-name="T941"> à prendre en considération est l’attribut </text:span><text:span text:style-name="T143">alt</text:span><text:span text:style-name="T941">. Cet attribut définit :</text:span></text:p>
      <text:list xml:id="list2443466194" text:style-name="L7">
        <text:list-item>
          <text:p text:style-name="P448">le texte à prendre en considération par le navigateur pour une exploitation de la page web avec un terminal pour malvoyant ;</text:p>
        </text:list-item>
        <text:list-item>
          <text:p text:style-name="P449"><text:span text:style-name="T941">le texte à afficher en lieu et place de l’image lorsque le navigateur web n’est pas capable d’atteindre l’image en suivant le chemin qu’indique </text:span><text:span text:style-name="T143">src</text:span><text:span text:style-name="T444">. </text:span><text:span text:style-name="T941">(NB Ça peut aussi servir au debug.)</text:span></text:p>
        </text:list-item>
      </text:list>
      <text:p text:style-name="P61">L’absence de l’attribut <text:span text:style-name="T70">alt</text:span> n’affecte toutefois pas le rendu visuel de la balise <text:span text:style-name="T70">&lt;img&gt;</text:span>.</text:p>
      <text:p text:style-name="P95"><text:span text:style-name="T467">L</text:span><text:span text:style-name="T606">orsque des contraintes dimensionnelles sont imposées</text:span><text:span text:style-name="T606"><text:note text:id="ftn7" text:note-class="footnote"><text:note-citation>7</text:note-citation><text:note-body><text:p text:style-name="P250">Voir §<text:bookmark-ref text:reference-format="chapter" text:ref-name="__RefHeading___Toc6565_3528553565">13</text:bookmark-ref> à ce sujet. <text:span text:style-name="T1240">Attention : il s’agit bien des contraintes dimensionnelles du conteneur </text:span><text:span text:style-name="T260">&lt;img&gt;</text:span><text:span text:style-name="T1240">, pas ceux de son père.</text:span></text:p></text:note-body></text:note></text:span><text:span text:style-name="T606"> au conteneur </text:span><text:span text:style-name="T256">&lt;img&gt;</text:span><text:span text:style-name="T606"> l</text:span><text:span text:style-name="T466">a façon dont </text:span><text:span text:style-name="T468">le rendu de l’image est</text:span><text:span text:style-name="T466"> adapt</text:span><text:span text:style-name="T468">ée</text:span><text:span text:style-name="T466"> à </text:span><text:span text:style-name="T611">c</text:span><text:span text:style-name="T606">es contraintes</text:span><text:span text:style-name="T466"> </text:span><text:span text:style-name="T469">est codé</text:span><text:span text:style-name="T606">e</text:span><text:span text:style-name="T469"> en CSS par la valeur donnée à </text:span><text:span text:style-name="T592">la propriété </text:span><text:span text:style-name="T606">CSS</text:span><text:span text:style-name="T466"> </text:span><text:span text:style-name="T162">object-fit</text:span><text:span text:style-name="T466"> </text:span><text:span text:style-name="T511">(cf. </text:span><text:span text:style-name="T1179">//developer.mozilla.org/fr/docs/Web/CSS/object-fit</text:span><text:span text:style-name="T511">)</text:span><text:span text:style-name="T466">.</text:span></text:p>
      <text:p text:style-name="P94">Les formats d’images adaptés au Web (i.e. ceux que les tous les navigateurs savent interpréter) sont, <text:span text:style-name="T943">en format "raster"</text:span> : jpeg, png, giff, et <text:span text:style-name="T943">en format vectoriel</text:span><text:span text:style-name="T943"><text:note text:id="ftn8" text:note-class="footnote"><text:note-citation>8</text:note-citation><text:note-body><text:p text:style-name="P251"><text:span text:style-name="T1239">Contrairement au format raster, une image </text:span><text:span text:style-name="T1236">vectoriel</text:span><text:span text:style-name="T1239">le</text:span><text:span text:style-name="T1236"> </text:span>peut <text:span text:style-name="T1239">être </text:span>zoom<text:span text:style-name="T1239">ée</text:span>/<text:span text:style-name="T1236">dézoom</text:span><text:span text:style-name="T1239">ée</text:span> <text:span text:style-name="T1236">à l’inf</text:span>ini.</text:p></text:note-body></text:note></text:span><text:span text:style-name="T943"> :</text:span> svg. <text:span text:style-name="T943">Les domaines privilégiés de ces </text:span>format<text:span text:style-name="T943">s sont les photos pour le</text:span> jpeg, <text:span text:style-name="T943">les graphiques pour le png, les illustrations animées pour le giff, et les logos pour le svg</text:span>.</text:p>
      <text:p text:style-name="Text_20_body"><text:span text:style-name="T457">Bonnes pratiques</text:span><text:span text:style-name="T450"> : </text:span><text:span text:style-name="T445">A</text:span><text:span text:style-name="T446">ttention à la taille des fichiers d’image, notamment des photos ! </text:span><text:span text:style-name="T447">Un navigateur web ne pourra afficher </text:span><text:span text:style-name="T450">complètement </text:span><text:span text:style-name="T447">une page que lorsqu’il aura pu télécharger toutes les images référencées dans la page. Or les résolutions actuelles des appareils photos produisent couramment des fichiers de plusieurs Mo. Pour conserver une fluidité d’affichage au chargement de la page web, il convient de porter attention à la quantité d’informations à télécharger que requiert la page ; une règle pratique, compte tenu des débits Internet usuels, est de s’imposer dans les pages web comme limite pour la taille des fichiers photos </text:span><text:span text:style-name="T901">~</text:span><text:span text:style-name="T447">1 Mo, et si un affichage de l’image pleine résolution est jugé pertinent, on pourra insérer la balise </text:span><text:span text:style-name="T146">&lt;img&gt;</text:span><text:span text:style-name="T447"> dans une balise </text:span><text:span text:style-name="T146">&lt;a&gt;...&lt;/a&gt;</text:span><text:span text:style-name="T447"> de façon à faire un lien </text:span><text:span text:style-name="T448">hypertexte</text:span><text:span text:style-name="T447"> vers l’image seule (que le navigateur affichera alors en pleine résolution </text:span><text:span text:style-name="T449">après clic sur le lien hypertexte</text:span><text:span text:style-name="T447">).</text:span></text:p>
      <text:p text:style-name="P90"><text:span text:style-name="T967">NB<text:tab/></text:span><text:span text:style-name="T966">De tels liens hypertextes peuvent tout à fait apparaître par dessus les images en basse résolution ; pour ce faire il faut</text:span><text:span text:style-name="T964"> intégr</text:span><text:span text:style-name="T966">er</text:span><text:span text:style-name="T964"> </text:span><text:span text:style-name="T965">l</text:span><text:span text:style-name="T966">es</text:span><text:span text:style-name="T965"> balise</text:span><text:span text:style-name="T966">s</text:span><text:span text:style-name="T965"> </text:span><text:span text:style-name="T162">&lt;img&gt;</text:span><text:span text:style-name="T965"> pointant sur l</text:span><text:span text:style-name="T966">es</text:span><text:span text:style-name="T965"> photo</text:span><text:span text:style-name="T966">s en</text:span><text:span text:style-name="T965"> </text:span><text:span text:style-name="T966">basse résolution </text:span><text:span text:style-name="T964">dans </text:span><text:span text:style-name="T966">des balises </text:span><text:span text:style-name="T163">&lt;a&gt;...&lt;/a&gt;</text:span><text:span text:style-name="T966"> pointant</text:span><text:span text:style-name="T964"> </text:span><text:span text:style-name="T966">vers les photos en haute résolution</text:span><text:span text:style-name="T964"> : <text:line-break/></text:span><text:span text:style-name="T161">&lt;a href="</text:span><text:span text:style-name="T162">chemin-vers-image-haute-résolution/</text:span><text:span text:style-name="T163">imageHR</text:span><text:span text:style-name="T161">"...&gt;<text:line-break/><text:tab/><text:tab/>…<text:line-break/><text:tab/><text:tab/>&lt;img src="</text:span><text:span text:style-name="T162">chemin-vers-image-basse-résolution/</text:span><text:span text:style-name="T163">imageBR</text:span><text:span text:style-name="T161">"...&gt;<text:line-break/><text:tab/><text:tab/>…<text:line-break/>&lt;/a&gt;</text:span><text:span text:style-name="T465"> </text:span></text:p>
      <text:p text:style-name="P91"><text:soft-page-break/><text:span text:style-name="T443">À</text:span><text:span text:style-name="T465"> </text:span><text:span text:style-name="T443">retenir :</text:span></text:p>
      <text:p text:style-name="P89"><text:span text:style-name="T900">►</text:span><text:span text:style-name="T551"><text:tab/>Le contenu de la balise </text:span><text:span text:style-name="T202">&lt;img&gt;</text:span><text:span text:style-name="T551"> est ce qu’il est convenu d’appeler un « élément remplacé », c’est à dire que cet « élément » n’est pas gérable directement par le code HTML/CSS, contrairement aux chaînes de caractères pour lesquelles le code HTML/CSS dispose de multiples fonctionnalités pour en gérer les dispositions (voir §</text:span><text:span text:style-name="T551"><text:bookmark-ref text:reference-format="chapter" text:ref-name="__RefHeading___Toc4586_84523568">7</text:bookmark-ref></text:span><text:span text:style-name="T551">), mais qu</text:span><text:span text:style-name="T552">e cet « élément »</text:span><text:span text:style-name="T551"> s’impose au code HTML/CSS "</text:span><text:span text:style-name="T552">en l’état"</text:span><text:span text:style-name="T551"> – de fait HTML/CSS ne permet aucun traitement </text:span><text:span text:style-name="T552">de l’image, notamment ne permet pas de changer la taille (en pixels) d’une image (.jpg, .giff ou .png). Par conséquent, lorsqu’il faut "travailler l’image" pour la zoomer et/ou la recentrer, il n’est possible de l</text:span><text:span text:style-name="T554">e</text:span><text:span text:style-name="T552"> faire que par du code </text:span><text:span text:style-name="T553">HTML/</text:span><text:span text:style-name="T552">CSS </text:span><text:span text:style-name="T553">agissant sur le conteneur père du conteneur </text:span><text:span text:style-name="T203">&lt;img&gt;</text:span><text:span text:style-name="T553">.</text:span></text:p>
      <text:p text:style-name="P89"><text:span text:style-name="T900">►</text:span><text:span text:style-name="T551"><text:tab/></text:span><text:span text:style-name="T553">Pour obtenir l’affichage d’une image il est également possible d’en faire l’arrière-plan (background) d’un conteneur (à ce sujet, voir §</text:span><text:span text:style-name="T553"><text:bookmark-ref text:reference-format="chapter" text:ref-name="__RefHeading___Toc6608_2293318748">8</text:bookmark-ref></text:span><text:span text:style-name="T553">).</text:span></text:p>
      <text:h text:style-name="P415" text:outline-level="3"><text:bookmark-start text:name="__RefHeading___Toc186083_1002520536"/>En résumé<text:bookmark-end text:name="__RefHeading___Toc186083_1002520536"/></text:h>
      <text:list xml:id="list2826239918" text:style-name="L8">
        <text:list-item>
          <text:p text:style-name="P425"><text:bookmark text:name="r-8030936"/><text:bookmark text:name="r-8030937"/><text:bookmark text:name="r-8030944"/>Il existe plusieurs formats d'images adaptés au Web : PNG, JPG…</text:p>
        </text:list-item>
        <text:list-item>
          <text:p text:style-name="P425"><text:bookmark text:name="r-8030938"/><text:bookmark text:name="r-8030939"/>On insère une image avec la balise <text:span text:style-name="Source_20_Text">&lt;img&gt;</text:span>.</text:p>
        </text:list-item>
        <text:list-item>
          <text:p text:style-name="P425"><text:bookmark text:name="r-8030940"/><text:bookmark text:name="r-8030941"/><text:span text:style-name="Source_20_Text">&lt;img&gt;</text:span> doit obligatoirement comporter au moins ces deux attributs : <text:span text:style-name="Source_20_Text">src</text:span> (source de l'image) et   <text:span text:style-name="Source_20_Text">alt</text:span> (courte description de l'image).</text:p>
        </text:list-item>
        <text:list-item>
          <text:p text:style-name="P426"><text:bookmark text:name="r-8030942"/><text:bookmark text:name="r-8030943"/><text:span text:style-name="T965">Pour la fluidité de l’affichage d’une page web </text:span><text:span text:style-name="T966">comportant des images de taille importante (plusieurs Mo) telles que des photos, </text:span><text:span text:style-name="T965">i</text:span>l est <text:span text:style-name="T965">recommandé</text:span> <text:span text:style-name="T966">d’afficher dans la page les images en basse résolution et, si c’est jugé nécessaire, </text:span>d<text:span text:style-name="T966">e n</text:span>’<text:span text:style-name="T964">accéder à l’</text:span>affich<text:span text:style-name="T964">age de</text:span><text:span text:style-name="T966">s</text:span><text:span text:style-name="T964"> </text:span><text:span text:style-name="T966">images</text:span><text:span text:style-name="T964"> </text:span><text:span text:style-name="T966">en </text:span><text:span text:style-name="T964">pleine résolution </text:span><text:span text:style-name="T966">que via des liens hypertextes.</text:span><text:span text:style-name="T69">À</text:span><text:span text:style-name="T49"> noter :</text:span></text:p>
        </text:list-item>
      </text:list>
      <text:p text:style-name="Text_20_body"><text:span text:style-name="T926">À</text:span><text:span text:style-name="T924"> noter</text:span> :</text:p>
      <text:list xml:id="list164537062977756" text:continue-list="list164536301954643" text:style-name="L1">
        <text:list-item>
          <text:p text:style-name="P417"><text:span text:style-name="T444">L’attribut </text:span><text:span text:style-name="T144">alt</text:span><text:span text:style-name="T463"> </text:span><text:span text:style-name="T444">est exploité par les moteurs d’indexation des sites web</text:span><text:span text:style-name="T464">.</text:span></text:p>
        </text:list-item>
        <text:list-item>
          <text:p text:style-name="P427"><text:span text:style-name="T464">O</text:span><text:span text:style-name="T443">n trouve sur le site</text:span><text:span text:style-name="T9"> </text:span><text:a xlink:type="simple" xlink:href="https://unsplash.com/fr/images" text:style-name="Internet_20_link" text:visited-style-name="Visited_20_Internet_20_Link"><text:span text:style-name="T47">//unsplash.com/fr/images</text:span></text:a><text:span text:style-name="T9"> quantité d’images libres de droit.</text:span></text:p>
        </text:list-item>
      </text:list>
      <text:h text:style-name="P404" text:outline-level="1"><text:bookmark-start text:name="__RefHeading___Toc3376_3651831771"/><text:span text:style-name="T997">Applique</text:span><text:span text:style-name="T512">r</text:span> <text:span text:style-name="T513">du</text:span> <text:span text:style-name="T997">code </text:span>CSS <text:span text:style-name="T513">au code</text:span> HTML<text:bookmark-end text:name="__RefHeading___Toc3376_3651831771"/></text:h>
      <text:p text:style-name="P99"><text:span text:style-name="T963">Pour lier </text:span><text:span text:style-name="T997">du</text:span><text:span text:style-name="T963"> code CSS au code HTML, il faut stipuler dans le </text:span><text:span text:style-name="T160">&lt;head&gt;...&lt;/head&gt;</text:span><text:span text:style-name="T963"> du fichier .html le lien pointant vers le fichier .css </text:span><text:span text:style-name="T1036">associé, alias </text:span><text:span text:style-name="T986">la </text:span><text:span text:style-name="T948">feuille de style </text:span><text:span text:style-name="T986">à appliquer</text:span><text:span text:style-name="T963">. Pour cela on utilise la balise </text:span><text:span text:style-name="T986">orpheline</text:span><text:span text:style-name="T963"> </text:span><text:span text:style-name="T160">&lt;link&gt;</text:span><text:span text:style-name="T963"> </text:span><text:span text:style-name="T993">(voir au §</text:span><text:span text:style-name="T993"><text:bookmark-ref text:reference-format="chapter" text:ref-name="__RefHeading___Toc463_337443988">2</text:bookmark-ref></text:span><text:span text:style-name="T993">). La balise </text:span><text:span text:style-name="T166">&lt;link&gt;</text:span><text:span text:style-name="T993"> est la balise HTML qui relie le code </text:span><text:span text:style-name="T997">HTML</text:span><text:span text:style-name="T993"> à d’autres </text:span><text:span text:style-name="T997">codes dans d’autres </text:span><text:span text:style-name="T993">fichiers. Ces autres fichiers ne sont pas nécessairement des feuilles de style.</text:span></text:p>
      <text:p text:style-name="P99"><text:span text:style-name="T993">Pour signifier au navigateur web que le lien </text:span><text:span text:style-name="T994">à </text:span><text:span text:style-name="T993">défini</text:span><text:span text:style-name="T994">r</text:span><text:span text:style-name="T993"> est un lien vers une feuille de style, il faut renseigner l’attribut </text:span><text:span text:style-name="T166">rel</text:span><text:span text:style-name="T993"> de </text:span><text:span text:style-name="T166">&lt;link&gt;</text:span><text:span text:style-name="T993"> avec la valeur </text:span><text:span text:style-name="T166">"stylesheet"</text:span><text:span text:style-name="T993">, </text:span><text:span text:style-name="T994">et lui indiquer avec l’attribut </text:span><text:span text:style-name="T167">href</text:span><text:span text:style-name="T994"> le nom complet du fichier .css, c’est à dire le nom du fichier .css précédé du chemin d’accès  :</text:span></text:p>
      <text:p text:style-name="P19"><text:span text:style-name="T31">&lt;link rel="stylesheet" href="</text:span><text:span text:style-name="T39">chemin-vers-mon-css</text:span><text:span text:style-name="T43">/</text:span><text:span text:style-name="T39">mon-fichier</text:span><text:span text:style-name="T31">.css"&gt;</text:span></text:p>
      <text:p text:style-name="P158">Le chemin d’accès est celui à partir du répertoire qui contient le .html. Ainsi, si le .css se trouve dans le même répertoire que le .html, la valeur à donner à <text:span text:style-name="T70">href</text:span> est simplement le nom du <text:span text:style-name="T1236">fichier</text:span><text:span text:style-name="T995">.</text:span></text:p>
      <text:p text:style-name="P37"><text:span text:style-name="T925">Syntaxe </text:span><text:span text:style-name="T998">: </text:span>La syntaxe d’<text:span text:style-name="T1032">une instruction d</text:span>u code CSS est celle-ci <text:span text:style-name="T996">(les blancs et les tabulations ne servent qu’à la lisibilité)</text:span> :</text:p>
      <text:p text:style-name="P220"><text:span text:style-name="T169">s</text:span><text:span text:style-name="T172">e</text:span><text:span text:style-name="T169">lecteur</text:span><text:span text:style-name="T175">1, selecteur2,...</text:span><text:span text:style-name="T169"> {</text:span><text:span text:style-name="T520"><text:tab/></text:span><text:span text:style-name="T533">(il n’y a pas de limite au nombre de sélecteurs</text:span></text:p>
      <text:p text:style-name="P221"><text:span text:style-name="T533"><text:tab/> <text:s/></text:span><text:span text:style-name="T566">ils doivent être listés séparés par ‘</text:span><text:span text:style-name="T227">,</text:span><text:span text:style-name="T566">’)</text:span></text:p>
      <text:p text:style-name="P187">propriété1: valeur1;<text:tab/></text:p>
      <text:p text:style-name="P188">propriété2: valeur2;<text:span text:style-name="T443"> <text:tab/></text:span><text:span text:style-name="T566">(il n’a pas de limite au nombre de propriétés</text:span></text:p>
      <text:p text:style-name="P188">…<text:span text:style-name="T443"><text:tab/> <text:s/></text:span><text:span text:style-name="T566">elles doivent être listées séparées par ‘</text:span><text:span text:style-name="T227">;</text:span><text:span text:style-name="T566">’)</text:span></text:p>
      <text:p text:style-name="P186"/>
      <text:p text:style-name="P11">}<text:tab/><text:tab/><text:span text:style-name="T565">où :</text:span></text:p>
      <text:p text:style-name="P199"><text:span text:style-name="T885">►<text:tab/></text:span><text:span text:style-name="T169">s</text:span><text:span text:style-name="T172">e</text:span><text:span text:style-name="T169">lecteur</text:span><text:span text:style-name="T72">i</text:span><text:span text:style-name="T520"> </text:span><text:span text:style-name="T532">(</text:span><text:span text:style-name="T72">i</text:span><text:span text:style-name="T532">=</text:span><text:span text:style-name="T147">1</text:span><text:span text:style-name="T532">, </text:span><text:span text:style-name="T147">2,…</text:span><text:span text:style-name="T532">) </text:span><text:span text:style-name="T520">désigne un ou plusieurs conteneurs du .</text:span><text:span text:style-name="T521">html, </text:span></text:p>
      <text:p text:style-name="P200"><text:span text:style-name="T885">►<text:tab/></text:span><text:span text:style-name="T205">propriété</text:span><text:span text:style-name="T74">j</text:span><text:span text:style-name="T75"> </text:span><text:span text:style-name="T532">(</text:span><text:span text:style-name="T74">j</text:span><text:span text:style-name="T532">=</text:span><text:span text:style-name="T147">1</text:span><text:span text:style-name="T532">, </text:span><text:span text:style-name="T147">2,…</text:span><text:span text:style-name="T532">) </text:span><text:span text:style-name="T565">représente une propriété applicable au rendu des conteneurs </text:span><text:span text:style-name="T205">selecteur</text:span><text:span text:style-name="T75">i</text:span><text:span text:style-name="T565">,</text:span></text:p>
      <text:p text:style-name="P201"><text:span text:style-name="T902">►<text:tab/></text:span><text:span text:style-name="T148">valeur</text:span><text:span text:style-name="T75">j (j</text:span><text:span text:style-name="T532">=</text:span><text:span text:style-name="T147">1</text:span><text:span text:style-name="T532">, </text:span><text:span text:style-name="T147">2,…</text:span><text:span text:style-name="T532">)</text:span><text:span text:style-name="T564"> </text:span><text:span text:style-name="T565">stipule les caractéristiques de ce rendu </text:span><text:span text:style-name="T566">en</text:span><text:span text:style-name="T565"> rapport </text:span><text:span text:style-name="T566">avec la</text:span><text:span text:style-name="T565"> </text:span><text:span text:style-name="T148">propriété</text:span><text:span text:style-name="T74">j</text:span><text:span text:style-name="T573"> ;</text:span><text:span text:style-name="T564"> </text:span><text:span text:style-name="T148">valeur</text:span><text:span text:style-name="T75">j</text:span><text:span text:style-name="T564"> </text:span><text:span text:style-name="T566">peut </text:span><text:span text:style-name="T564">être un nombre, une fonction </text:span><text:span text:style-name="T594">relevant de la </text:span><text:span text:style-name="T148">propriété</text:span><text:span text:style-name="T74">j</text:span><text:span text:style-name="T564">, une chaîne de caractères – ou un agglomérat de tout ça.</text:span></text:p>
      <text:p text:style-name="P62">On constitue du code CSS en faisant se succéder dans le .css<text:span text:style-name="T1032"> </text:span>de telles instructions <text:span text:style-name="T1032">les unes à la suite des autres</text:span>. <text:span text:style-name="T1425">Le navigateur web lit les instructions selon leur ordre d’apparition dans le .css, ce qui fait que si deux instructions se contredisent c’est celle qui est écrite la dernière dans le fichier qui est prise en compte. </text:span><text:span text:style-name="T1425"><text:note text:id="ftn9" text:note-class="footnote"><text:note-citation>9</text:note-citation><text:note-body><text:p text:style-name="P279">Ce fonctionnement du navigateur web permet le développement "responsive" qui sera évoqué au §<text:bookmark-ref text:reference-format="chapter" text:ref-name="__RefHeading___Toc119482_1002520536">20</text:bookmark-ref>.</text:p></text:note-body></text:note></text:span></text:p>
      <text:p text:style-name="P123"><text:span text:style-name="T568">É</text:span><text:span text:style-name="T567">léments de </text:span><text:span text:style-name="T569">vocabulaire</text:span><text:span text:style-name="T556"> :</text:span><text:span text:style-name="T443"><text:line-break/></text:span><text:span text:style-name="T575">On appelle </text:span><text:span text:style-name="T572">déclaration</text:span><text:span text:style-name="T575"> une chaîne de caractères du code CSS qui constitue une directive interprétable : ainsi </text:span><text:span text:style-name="T214">propriété: valeur</text:span><text:span text:style-name="T571"> constitue une </text:span><text:span text:style-name="T451">déclaration</text:span><text:span text:style-name="T571"> en code CSS</text:span><text:span text:style-name="T593"><text:note text:id="ftn10" text:note-class="footnote"><text:note-citation>10</text:note-citation><text:note-body><text:p text:style-name="P249">Une instruction CSS est donc une suite de déclarations assignée à <text:s/>un ou plusieurs sélecteurs.</text:p></text:note-body></text:note></text:span><text:span text:style-name="T571">. </text:span><text:span text:style-name="T607">Pour </text:span><text:span text:style-name="T601">désigne</text:span><text:span text:style-name="T607">r</text:span><text:span text:style-name="T601"> de façon générique toute déclaration </text:span><text:span text:style-name="T610">assign</text:span><text:span text:style-name="T601">ant une valeur à </text:span><text:span text:style-name="T214">propriété</text:span><text:span text:style-name="T601"> </text:span><text:span text:style-name="T607">on emploiera la</text:span><text:span text:style-name="T601"> </text:span><text:span text:style-name="T607">graphie</text:span><text:span text:style-name="T601"> « déclaration </text:span><text:span text:style-name="T243">propriété</text:span><text:span text:style-name="T601"> ». </text:span></text:p>
      <text:p text:style-name="P226"><text:soft-page-break/><text:span text:style-name="T518">Pour la </text:span><text:span text:style-name="T522">désignation</text:span><text:span text:style-name="T518"> des conteneurs, il existe plusieurs </text:span><text:span text:style-name="T522">possibilités</text:span><text:span text:style-name="T518"> :</text:span></text:p>
      <text:list xml:id="list3608091900" text:style-name="L9">
        <text:list-item>
          <text:p text:style-name="P485"><text:span text:style-name="T168">s</text:span><text:span text:style-name="T172">e</text:span><text:span text:style-name="T168">lecteur</text:span><text:span text:style-name="T72">i</text:span><text:span text:style-name="T518"> peut </text:span><text:span text:style-name="T522">désigner</text:span><text:span text:style-name="T518"> une balise HTML ; </text:span><text:span text:style-name="T523">la syntaxe CSS veut que le sélecteur reprenne </text:span><text:span text:style-name="T524">alors</text:span><text:span text:style-name="T523"> le nom de la balise sans les </text:span><text:span text:style-name="T171">&lt;&gt;</text:span><text:span text:style-name="T523">. Ainsi,</text:span><text:span text:style-name="T518"> </text:span><text:span text:style-name="T523">si </text:span><text:span text:style-name="T171">selecteur</text:span><text:span text:style-name="T523"> est </text:span><text:span text:style-name="T168">h1</text:span><text:span text:style-name="T518"> </text:span><text:span text:style-name="T519">les</text:span><text:span text:style-name="T518"> </text:span><text:span text:style-name="T168">valeur1</text:span><text:span text:style-name="T518"> et </text:span><text:span text:style-name="T168">valeur2</text:span><text:span text:style-name="T518"> attribuées </text:span><text:span text:style-name="T519">aux</text:span><text:span text:style-name="T518"> </text:span><text:span text:style-name="T168">propriété1</text:span><text:span text:style-name="T518"> et </text:span><text:span text:style-name="T168">propritété2</text:span><text:span text:style-name="T518"> s’applique</text:span><text:span text:style-name="T519">nt</text:span><text:span text:style-name="T518"> à tous les conteneurs </text:span><text:span text:style-name="T168">&lt;h1&gt;</text:span><text:span text:style-name="T518"> du .html.</text:span></text:p>
        </text:list-item>
        <text:list-item>
          <text:p text:style-name="P486"><text:span text:style-name="T170">s</text:span><text:span text:style-name="T172">e</text:span><text:span text:style-name="T170">lecteur</text:span><text:span text:style-name="T72">i</text:span><text:span text:style-name="T522"> peut désigner une classe </text:span><text:span text:style-name="T523">de conteneurs ; la syntaxe CSS veut que le sélecteur reprenne </text:span><text:span text:style-name="T524">alors </text:span><text:span text:style-name="T523">le nom de la classe précédé d’un ‘</text:span><text:span text:style-name="T171">.</text:span><text:span text:style-name="T523">’. Ainsi,</text:span><text:span text:style-name="T518"> </text:span><text:span text:style-name="T523">si </text:span><text:span text:style-name="T171">selecteur</text:span><text:span text:style-name="T523"> est </text:span><text:span text:style-name="T171">.cette-classe</text:span><text:span text:style-name="T518"> </text:span><text:span text:style-name="T519">les</text:span><text:span text:style-name="T518"> </text:span><text:span text:style-name="T168">valeur1</text:span><text:span text:style-name="T518"> et </text:span><text:span text:style-name="T168">valeur2</text:span><text:span text:style-name="T518"> attribuées </text:span><text:span text:style-name="T519">aux</text:span><text:span text:style-name="T518"> </text:span><text:span text:style-name="T168">propriété1</text:span><text:span text:style-name="T518"> et <text:s/></text:span><text:span text:style-name="T168">propritété2</text:span><text:span text:style-name="T518"> s’applique</text:span><text:span text:style-name="T519">nt</text:span><text:span text:style-name="T518"> à tous les conteneurs </text:span><text:span text:style-name="T524">dont</text:span><text:span text:style-name="T523"> le code HTML stipule </text:span><text:span text:style-name="T171">class="cette-classe"</text:span><text:span text:style-name="T518">.</text:span></text:p>
        </text:list-item>
        <text:list-item>
          <text:p text:style-name="P486"><text:span text:style-name="T170">s</text:span><text:span text:style-name="T172">e</text:span><text:span text:style-name="T170">lecteur</text:span><text:span text:style-name="T72">i</text:span><text:span text:style-name="T522"> peut désigner un </text:span><text:span text:style-name="T524">identifiant</text:span><text:span text:style-name="T522"> </text:span><text:span text:style-name="T523">de conteneur ; la syntaxe CSS veut que le sélecteur reprenne </text:span><text:span text:style-name="T524">alors </text:span><text:span text:style-name="T523">l’</text:span><text:span text:style-name="T524">identifiant</text:span><text:span text:style-name="T523"> précédé d’un ‘</text:span><text:span text:style-name="T172">#</text:span><text:span text:style-name="T523">’. Ainsi,</text:span><text:span text:style-name="T518"> </text:span><text:span text:style-name="T523">si </text:span><text:span text:style-name="T171">selecteur</text:span><text:span text:style-name="T523"> est </text:span><text:span text:style-name="T172">#</text:span><text:span text:style-name="T171">ce-</text:span><text:span text:style-name="T172">conteneur-ci</text:span><text:span text:style-name="T518"> </text:span><text:span text:style-name="T519">les</text:span><text:span text:style-name="T518"> </text:span><text:span text:style-name="T168">valeur1</text:span><text:span text:style-name="T518"> et </text:span><text:span text:style-name="T168">valeur2</text:span><text:span text:style-name="T518"> attribuées </text:span><text:span text:style-name="T519">aux</text:span><text:span text:style-name="T518"> </text:span><text:span text:style-name="T168">propriété1</text:span><text:span text:style-name="T518"> et <text:s/></text:span><text:span text:style-name="T168">propritété2</text:span><text:span text:style-name="T518"> s’applique</text:span><text:span text:style-name="T519">nt</text:span><text:span text:style-name="T518"> </text:span><text:span text:style-name="T524">au</text:span><text:span text:style-name="T518"> </text:span><text:span text:style-name="T524">conteneur dont </text:span><text:span text:style-name="T523">le code HTML stipule </text:span><text:span text:style-name="T172">id</text:span><text:span text:style-name="T171">="ce-</text:span><text:span text:style-name="T172">conteneur-ci</text:span><text:span text:style-name="T171">"</text:span><text:span text:style-name="T518">.</text:span></text:p>
        </text:list-item>
        <text:list-item>
          <text:p text:style-name="P487"><text:span text:style-name="T170">s</text:span><text:span text:style-name="T172">e</text:span><text:span text:style-name="T170">lecteur</text:span><text:span text:style-name="T72">i</text:span><text:span text:style-name="T522"> peut désigner un</text:span><text:span text:style-name="T595">e pseudo-classe ; le concept de pseudo-classe est développé au §</text:span><text:span text:style-name="T595"><text:bookmark-ref text:reference-format="chapter" text:ref-name="__RefHeading___Toc5863_3528553565">10</text:bookmark-ref></text:span><text:span text:style-name="T595">.</text:span></text:p>
        </text:list-item>
        <text:list-item>
          <text:p text:style-name="P488"><text:span text:style-name="T177">selecteur</text:span><text:span text:style-name="T530"> </text:span><text:span text:style-name="T531">peut désigner toutes les balises HTML avec le caractère </text:span><text:span text:style-name="T530"><text:s/>‘</text:span><text:span text:style-name="T177">*</text:span><text:span text:style-name="T530">’ </text:span><text:span text:style-name="T529">(on peut de cette manière affecter des valeurs par défaut à des propriétés des conteneurs – par exemple la couleur du texte).</text:span></text:p>
        </text:list-item>
      </text:list>
      <text:p text:style-name="P34"><text:span text:style-name="T524">La syntaxe du code CSS applicable à </text:span><text:span text:style-name="T172">selecteur</text:span><text:span text:style-name="T524"> prend en compte la nature gigogne des conteneurs.</text:span><text:span text:style-name="T526"> </text:span><text:span text:style-name="T527">Ainsi p</text:span><text:span text:style-name="T525">our désigner</text:span><text:span text:style-name="T524"> </text:span><text:span text:style-name="T527">tous les conteneurs </text:span><text:span text:style-name="T533">fils </text:span><text:span text:style-name="T528">de type</text:span><text:span text:style-name="T527"> </text:span><text:span text:style-name="T174">&lt;</text:span><text:span text:style-name="T176">h1</text:span><text:span text:style-name="T174">&gt;</text:span><text:span text:style-name="T527"> </text:span><text:span text:style-name="T528">inclus dans le</text:span><text:span text:style-name="T533">s</text:span><text:span text:style-name="T527"> conteneur</text:span><text:span text:style-name="T528">s</text:span><text:span text:style-name="T527"> </text:span><text:span text:style-name="T533">pères de type</text:span><text:span text:style-name="T527"> </text:span><text:span text:style-name="T174">&lt;</text:span><text:span text:style-name="T176">section</text:span><text:span text:style-name="T174">&gt;</text:span><text:span text:style-name="T527">, </text:span><text:span text:style-name="T533">le</text:span><text:span text:style-name="T527"> </text:span><text:span text:style-name="T173">selecteur</text:span><text:span text:style-name="T528"> </text:span><text:span text:style-name="T533">correspondant </text:span><text:span text:style-name="T528">doit s’écrire :<text:line-break/><text:tab/><text:tab/></text:span><text:span text:style-name="T176">section</text:span><text:span text:style-name="T528"> </text:span><text:span text:style-name="T176">h1</text:span><text:span text:style-name="T528"><text:line-break/>ou encore, pour désigner par exemple tous les conteneurs </text:span><text:span text:style-name="T173">&lt;p&gt;</text:span><text:span text:style-name="T528"> contenus dans les conteneurs de la classe "</text:span><text:span text:style-name="T173">ma-classe</text:span><text:span text:style-name="T528">" inclus dans le conteneur identifié "</text:span><text:span text:style-name="T173">ce conteneur-ci</text:span><text:span text:style-name="T528">", </text:span><text:span text:style-name="T533">le</text:span><text:span text:style-name="T528"> </text:span><text:span text:style-name="T173">selecteur</text:span><text:span text:style-name="T528"> </text:span><text:span text:style-name="T533">correspondant </text:span><text:span text:style-name="T528">doit s’écrire :<text:line-break/><text:tab/><text:tab/></text:span><text:span text:style-name="T173">#ce-conteneur-ci .ma-classe p</text:span></text:p>
      <text:p text:style-name="P73"><text:span text:style-name="T555">La syntaxe CSS applicable à </text:span><text:span text:style-name="T257">selecteur</text:span><text:span text:style-name="T555"> est encore beaucoup plus riche et permet de cibler finement les conteneurs auxquels s’adresse une instruction. </text:span><text:span text:style-name="T555"><text:note text:id="ftn11" text:note-class="footnote"><text:note-citation>11</text:note-citation><text:note-body><text:p text:style-name="Footnote"><text:span text:style-name="T1213">V</text:span>oir le site <text:span text:style-name="T1178">//wprock.fr/blog/css-selecteurs/</text:span>.</text:p></text:note-body></text:note></text:span></text:p>
      <text:p text:style-name="P292"><text:span text:style-name="T557">Si dans </text:span><text:span text:style-name="T558">le code CSS </text:span><text:span text:style-name="T557">des déclarations</text:span><text:span text:style-name="T558"> </text:span><text:span text:style-name="T559">portant sur des mêmes sélecteurs</text:span><text:span text:style-name="T557"> – </text:span><text:span text:style-name="T560">que ce soit dans la même instruction, ou dans des instructions distinctes – </text:span><text:span text:style-name="T557">viennent à se contredire, c’est la dernière </text:span><text:span text:style-name="T560">dans l’ordre de lecture du code CSS par le navigateur (à savoir de gauche à droite et de haut en bas) </text:span><text:span text:style-name="T557">qu’</text:span><text:span text:style-name="T560">il retient</text:span><text:span text:style-name="T557">.</text:span></text:p>
      <text:p text:style-name="P246"><text:span text:style-name="T926">À</text:span><text:span text:style-name="T927"> </text:span><text:span text:style-name="T929">savoir</text:span><text:span text:style-name="T927"> </text:span><text:span text:style-name="T49">:</text:span></text:p>
      <text:list xml:id="list164536280966440" text:continue-list="list164537062977756" text:style-name="L1">
        <text:list-item>
          <text:p text:style-name="P471"><text:span text:style-name="T560">Si</text:span><text:span text:style-name="T559"> </text:span><text:span text:style-name="T560">d</text:span><text:span text:style-name="T557">es déclarations </text:span><text:span text:style-name="T560">dans des instructions distinctes </text:span><text:span text:style-name="T559">portant sur des mêmes conteneurs</text:span><text:span text:style-name="T557"> viennent à se contredire, </text:span><text:span text:style-name="T559">c’est l’instruction</text:span><text:span text:style-name="T557"> </text:span><text:span text:style-name="T559">qui désigne la balise par son identité (#i</text:span><text:span text:style-name="T258">d</text:span><text:span text:style-name="T559">) qui prend le pas sur l’instruction qui désigne la balise par sa classe (</text:span><text:span text:style-name="T258">.class</text:span><text:span text:style-name="T559">), qui prend le pas sur l’instruction qui désigne la balise par son </text:span><text:span text:style-name="T558">type</text:span><text:span text:style-name="T559"> (</text:span><text:span text:style-name="T97">mot-clé</text:span><text:span text:style-name="T559">)</text:span><text:span text:style-name="T557">.</text:span></text:p>
        </text:list-item>
        <text:list-item>
          <text:p text:style-name="P466"><text:span text:style-name="T995">Plusieurs liens vers des feuilles de style peuvent être définis dans une même page web ; </text:span><text:span text:style-name="T996">par exemple</text:span><text:span text:style-name="T995"> :<text:line-break/></text:span><text:span text:style-name="T32">&lt;link rel="stylesheet" href="</text:span><text:span text:style-name="T39">mon-</text:span><text:span text:style-name="T40">premier-</text:span><text:span text:style-name="T39">fichier</text:span><text:span text:style-name="T32">.css"&gt;<text:line-break/>&lt;link rel="stylesheet" href="</text:span><text:span text:style-name="T39">mon-</text:span><text:span text:style-name="T40">deuxieme-</text:span><text:span text:style-name="T39">fichier</text:span><text:span text:style-name="T32">.css"&gt;</text:span><text:span text:style-name="T995"><text:line-break/></text:span><text:soft-page-break/><text:span text:style-name="T995">Dans ce cas les codes CSS des multiples feuilles de style </text:span><text:span text:style-name="T996">s’appliquent</text:span><text:span text:style-name="T995"> dans l’ordre de citation des liens, </text:span><text:span text:style-name="T1237">comme s’il n’y avait qu’un seul .css constitué de la concaténation des fichiers .css </text:span><text:span text:style-name="T1238">c</text:span><text:span text:style-name="T1237">ités.</text:span></text:p>
        </text:list-item>
        <text:list-item>
          <text:p text:style-name="P466"><text:span text:style-name="T776">On peut insérer des commentaires dans un </text:span><text:span text:style-name="T793">fichier .</text:span><text:span text:style-name="T801">css</text:span><text:span text:style-name="T793"> ; </text:span><text:span text:style-name="T794">un commentaire s’insère </text:span><text:span text:style-name="T793">entre </text:span><text:span text:style-name="T794">l’indicateur de début de commentaire</text:span><text:span text:style-name="T28"> </text:span><text:span text:style-name="T29">(</text:span><text:span text:style-name="T34">/*</text:span><text:span text:style-name="T11">) et l’indicateur de fin de commentaire (</text:span><text:span text:style-name="T35">*/</text:span><text:span text:style-name="T11">).</text:span></text:p>
        </text:list-item>
        <text:list-item>
          <text:p text:style-name="P461"><text:bookmark text:name="r-8031781"/><text:span text:style-name="T16">Comme </text:span><text:span text:style-name="T15">pour le HTML, </text:span><text:span text:style-name="T16">l</text:span><text:span text:style-name="T12">es IDE </text:span><text:span text:style-name="T14">apportent des aides à l’édition de code </text:span><text:span text:style-name="T15">CSS</text:span><text:span text:style-name="T14">, comme, par exemple, en </text:span><text:span text:style-name="T15">insérant dans le fichier .css automatiquement le ‘</text:span><text:span text:style-name="T33">}</text:span><text:span text:style-name="T15">’ après le ‘</text:span><text:span text:style-name="T33">{</text:span><text:span text:style-name="T15">‘. </text:span></text:p>
        </text:list-item>
      </text:list>
      <text:h text:style-name="P412" text:outline-level="3"><text:bookmark-start text:name="__RefHeading___Toc186085_1002520536"/>En résumé<text:bookmark-end text:name="__RefHeading___Toc186085_1002520536"/></text:h>
      <text:list xml:id="list26908309" text:style-name="L10">
        <text:list-item>
          <text:p text:style-name="P428"><text:bookmark text:name="r-8031749"/><text:bookmark text:name="r-8031750"/><text:bookmark text:name="r-8031755"/>CSS est un autre langage qui vient compléter le HTML. Son rôle est de mettre en forme <text:span text:style-name="T1238">la</text:span> page web.</text:p>
        </text:list-item>
        <text:list-item>
          <text:p text:style-name="P428"><text:bookmark text:name="r-8031751"/><text:bookmark text:name="r-8031752"/>Pour écrire le code CSS, on crée un fichier séparé portant l'extension <text:span text:style-name="Source_20_Text">.css</text:span>  comme <text:span text:style-name="Source_20_Text">style.css</text:span>.</text:p>
        </text:list-item>
        <text:list-item>
          <text:p text:style-name="P428"><text:bookmark text:name="r-8033268"/><text:bookmark text:name="r-8033269"/>Pour lier les fichiers CSS et HTML, on rajoute une ligne dans la balise <text:span text:style-name="Source_20_Text">&lt;head&gt; &lt;/head&gt;</text:span> du fichier HTML :  <text:span text:style-name="Source_20_Text">&lt;link href="style.css" rel="stylesheet"&gt;</text:span></text:p>
        </text:list-item>
        <text:list-item>
          <text:p text:style-name="P428"><text:bookmark text:name="r-8031753"/><text:bookmark text:name="r-8031754"/>En CSS, on sélectionne les portions de la page HTML qu'on veut modifier, et on change leur présentation avec des propriétés CSS <text:span text:style-name="T880">selon la syntaxe</text:span> :</text:p>
        </text:list-item>
      </text:list>
      <text:p text:style-name="P3"><text:span text:style-name="Source_20_Text"><text:span text:style-name="T132">selecteur</text:span></text:span><text:span text:style-name="Source_20_Text"><text:span text:style-name="T133">1, selecteur2</text:span></text:span><text:span text:style-name="Source_20_Text"><text:span text:style-name="T102"> </text:span></text:span><text:bookmark text:name="r-80331261"/><text:span text:style-name="Source_20_Text"><text:span text:style-name="T102">{</text:span></text:span></text:p>
      <text:p text:style-name="P4"><text:span text:style-name="Source_20_Text"><text:span text:style-name="T102"><text:s text:c="4"/>propriete1: valeur1;</text:span></text:span></text:p>
      <text:p text:style-name="P3"><text:bookmark text:name="r-80331263"/><text:span text:style-name="Source_20_Text"><text:span text:style-name="T102"><text:s text:c="4"/>propriete2: valeur2;</text:span></text:span></text:p>
      <text:p text:style-name="P17"><text:bookmark text:name="r-80331264"/><text:span text:style-name="Source_20_Text"><text:span text:style-name="T102">}</text:span></text:span></text:p>
      <text:list xml:id="list2353806649" text:style-name="L11">
        <text:list-item>
          <text:p text:style-name="P429"><text:bookmark text:name="r-8031761"/><text:bookmark text:name="r-8031769"/><text:bookmark text:name="r-8031770"/>Il existe plusieurs façons de sélectionner la portion de page que l'on veut mettre en forme. Par exemple, on peut viser :</text:p>
          <text:list>
            <text:list-item>
              <text:p text:style-name="P429"><text:bookmark text:name="r-8031762"/><text:bookmark text:name="r-8031763"/><text:bookmark text:name="r-8031768"/>toutes les balises d'un même type, en écrivant simplement leur nom (<text:span text:style-name="Source_20_Text">h1</text:span> <text:span text:style-name="T1037">p</text:span>ar exemple) ;</text:p>
            </text:list-item>
            <text:list-item>
              <text:p text:style-name="P429"><text:bookmark text:name="r-8031764"/><text:bookmark text:name="r-8031765"/>certaines balises spécifiques, <text:span text:style-name="T1238">qu’on a désignées dans le code HTML </text:span>à l'aide des attributs <text:span text:style-name="Source_20_Text">class</text:span> <text:span text:style-name="T1238">o</text:span>u <text:span text:style-name="Source_20_Text">id</text:span><text:span text:style-name="Source_20_Text"><text:span text:style-name="T70"> </text:span></text:span>(<text:span text:style-name="Source_20_Text">.nom-classe</text:span> <text:span text:style-name="T1238">o</text:span>u <text:span text:style-name="Source_20_Text">#nom-id</text:span>) ;</text:p>
            </text:list-item>
            <text:list-item>
              <text:p text:style-name="P429"><text:bookmark text:name="r-8031766"/><text:bookmark text:name="r-8031767"/>uniquement les balises qui se trouvent à l'intérieur d'autres balises (<text:span text:style-name="Source_20_Text">h3 em</text:span>)</text:p>
            </text:list-item>
          </text:list>
        </text:list-item>
      </text:list>
      <text:h text:style-name="P405" text:outline-level="1"><text:bookmark-start text:name="__RefHeading___Toc4586_84523568"/>Change<text:span text:style-name="T512">r</text:span> l'apparence du texte<text:bookmark-end text:name="__RefHeading___Toc4586_84523568"/></text:h>
      <text:p text:style-name="P103"><text:span text:style-name="T1000">Les navigateurs web n</text:span><text:span text:style-name="T1002">e connaît</text:span><text:span text:style-name="T1000"> </text:span><text:span text:style-name="T1001">nativement </text:span><text:span text:style-name="T1000">que </text:span><text:span text:style-name="T1010">quelques</text:span><text:span text:style-name="T1000"> polices de caractères, </text:span><text:span text:style-name="T1010">typiquement</text:span><text:span text:style-name="T1000"> : </text:span><text:span text:style-name="T1010">s</text:span><text:span text:style-name="T1000">erif, </text:span><text:span text:style-name="T1010">s</text:span><text:span text:style-name="T1000">ans-</text:span><text:span text:style-name="T1010">s</text:span><text:span text:style-name="T1000">erif, </text:span><text:span text:style-name="T1010">monospace</text:span><text:span text:style-name="T1000">. </text:span><text:span text:style-name="T1010">Il peut aussi accéder aux polices de caractères disponibles dans l’ordinateur, </text:span><text:span text:style-name="T1011">mais tous les ordinateurs ne partagent pas la totalité de leurs polices de caractères.</text:span></text:p>
      <text:p text:style-name="P103"><text:span text:style-name="T1000">D’autres polices de caractères </text:span><text:span text:style-name="T1011">que les polices natives et les polices de l’ordinateur</text:span><text:span text:style-name="T1000"> peuvent être utilisées par les navigateurs, mais elles doivent alors être acquises par le navigateur </text:span><text:span text:style-name="T1002">au chargement de la page web </text:span><text:span text:style-name="T1011">(sauf si elles sont déjà disponibles dans l’ordinateur)</text:span><text:span text:style-name="T1000">. </text:span><text:span text:style-name="T1001">Pour cela il faut intégrer le code HTML ad hoc dans le conteneur </text:span><text:span text:style-name="T178">&lt;head&gt;</text:span><text:span text:style-name="T1001"> du .html. Par exemple, pour </text:span><text:span text:style-name="T48">utiliser les polices de caractères « Manrope » et « Montserrat » proposées par Google sur le site : </text:span><text:a xlink:type="simple" xlink:href="https://fonts.google.com/" text:style-name="Internet_20_link" text:visited-style-name="Visited_20_Internet_20_Link"><text:span text:style-name="T42">https://fonts.google.com</text:span></text:a><text:span text:style-name="T48">, </text:span><text:span text:style-name="T1001">il faut le code </text:span><text:span text:style-name="T1030">HTML</text:span><text:span text:style-name="T1001"> suivant :</text:span></text:p>
      <text:p text:style-name="P39">&lt;link rel="preconnect" href="https://fonts.googleapis.com"&gt;</text:p>
      <text:p text:style-name="P40">&lt;link rel="preconnect" href="https://fonts.gstatic.com" crossorigin&gt;</text:p>
      <text:p text:style-name="P38"><text:span text:style-name="T102">&lt;link href="</text:span><text:span text:style-name="T108">https://fonts.googleapis.com/css2?family=Manrope&amp;family&amp;fa<text:line-break/>mily=Montserrat&amp;display=swap</text:span><text:span text:style-name="T102">" rel="stylesheet"&gt;</text:span></text:p>
      <text:p text:style-name="Text_20_body"><text:span text:style-name="T1002">La polices de caractères à utiliser pour le rendu du texte dans un conteneur donné est déterminée par la propriété CSS </text:span><text:span text:style-name="T179">font-family</text:span><text:span text:style-name="T1002">, le style des caractères par la propriété </text:span><text:span text:style-name="T179">font-style</text:span><text:span text:style-name="T1002">, la taille, </text:span><text:span text:style-name="T1011">absolue ou relative,</text:span><text:span text:style-name="T1002"> des caractères par la propriété </text:span><text:span text:style-name="T179">font-size</text:span><text:span text:style-name="T1002">. Dans la continuité </text:span><text:span text:style-name="T1004">de</text:span><text:span text:style-name="T1002"> l’exemple précédent, le </text:span><text:span text:style-name="T1030">code</text:span><text:span text:style-name="T1002"> CSS </text:span><text:span text:style-name="T1030">avec les déclarations </text:span><text:span text:style-name="T1002">suivant</text:span><text:span text:style-name="T1030">e</text:span><text:span text:style-name="T1002">s :</text:span></text:p>
      <text:p text:style-name="P192"><text:span text:style-name="T1002">h1, h2 {font-family: "Manrope", </text:span><text:span text:style-name="T1239">serif</text:span><text:span text:style-name="T1002">; </text:span><text:span text:style-name="T1003">font-style: n</text:span><text:span text:style-name="T1004">ormal; font-size:12px</text:span><text:span text:style-name="T1002">}</text:span></text:p>
      <text:p text:style-name="P191"><text:span text:style-name="T1002">h</text:span><text:span text:style-name="T1004">3, h4</text:span><text:span text:style-name="T1002"> {font-family : "M</text:span><text:span text:style-name="T1004">ontserrat</text:span><text:span text:style-name="T1002">", </text:span><text:span text:style-name="T1239">sans-serif</text:span><text:span text:style-name="T1002">; </text:span><text:span text:style-name="T1003">font-style: </text:span><text:span text:style-name="T1004">italic; font-size:10px</text:span><text:span text:style-name="T1002">}</text:span></text:p>
      <text:p text:style-name="P194"><text:span text:style-name="T731">produit un affichage des titres </text:span><text:span text:style-name="T732">(i.e. le contenu des conteneurs </text:span><text:span text:style-name="T180">&lt;h</text:span><text:span text:style-name="T73">i</text:span><text:span text:style-name="T180">&gt;</text:span><text:span text:style-name="T732">)</text:span><text:span text:style-name="T731"> de niveau 1 et 2 en police de caractères Manrope, </text:span><text:span text:style-name="T610">à défaut en police standard serif</text:span><text:span text:style-name="T731">, </text:span><text:span text:style-name="T733">à la</text:span><text:span text:style-name="T731"> taille 12 pixels </text:span><text:span text:style-name="T732">et des titres de niveau 3 et 4 en police de caractères Montserrat </text:span><text:span text:style-name="T733">italique</text:span><text:span text:style-name="T610">s</text:span><text:span text:style-name="T732">, </text:span><text:span text:style-name="T610">à défaut en police standard sans-serif italique,</text:span><text:span text:style-name="T733"> à la </text:span><text:span text:style-name="T732">taille </text:span><text:span text:style-name="T733">de</text:span><text:span text:style-name="T732"> 10 pixels.</text:span></text:p>
      <text:p text:style-name="P168"><text:span text:style-name="T750">La propriété </text:span><text:span text:style-name="T412">font-size</text:span><text:span text:style-name="T748"> peut prendre </text:span><text:span text:style-name="T750">d’autres valeurs que des </text:span><text:span text:style-name="T748">valeur</text:span><text:span text:style-name="T750">s</text:span><text:span text:style-name="T748"> exprimée</text:span><text:span text:style-name="T750">s</text:span><text:span text:style-name="T748"> en grandeur absolue (</text:span><text:span text:style-name="T412">12px</text:span><text:span text:style-name="T748">, </text:span><text:span text:style-name="T412">10px</text:span><text:span text:style-name="T748"> comme dans l’exemple ci-dessus) ; </text:span><text:span text:style-name="T750">elle peut recevoir </text:span><text:span text:style-name="T748">une valeur exprimée de façon relative (</text:span><text:span text:style-name="T412">xx-small</text:span><text:span text:style-name="T748">, </text:span><text:span text:style-name="T412">x-small</text:span><text:span text:style-name="T748">, </text:span><text:span text:style-name="T412">small</text:span><text:span text:style-name="T748">, </text:span><text:span text:style-name="T412">medium</text:span><text:span text:style-name="T748">, </text:span><text:span text:style-name="T412">large</text:span><text:span text:style-name="T748">, </text:span><text:span text:style-name="T412">x-large</text:span><text:span text:style-name="T748">, </text:span><text:span text:style-name="T412">xx-large</text:span><text:span text:style-name="T748">) mais qui représente une grandeur absolue car relative à la taille de caractères </text:span><text:span text:style-name="T737">par défaut </text:span><text:span text:style-name="T748">dans la page </text:span><text:span text:style-name="T737">(</text:span><text:span text:style-name="T750">c</text:span><text:span text:style-name="T737">elle </text:span><text:span text:style-name="T750">qui</text:span><text:span text:style-name="T737"> correspond à </text:span><text:span text:style-name="T413">medium</text:span><text:span text:style-name="T737">), </text:span><text:span text:style-name="T750">et aussi </text:span><text:span text:style-name="T737">une valeur à caractère relatif par rapport à la taille de caractères du conteneur père (</text:span><text:span text:style-name="T413">smaller</text:span><text:span text:style-name="T737">, </text:span><text:span text:style-name="T413">larger</text:span><text:span text:style-name="T737">).</text:span></text:p>
      <text:p text:style-name="P194"><text:span text:style-name="T734">Les valeurs que peut prendre </text:span><text:span text:style-name="T409">font-style</text:span><text:span text:style-name="T734"> sont notamment : </text:span><text:span text:style-name="T410">normal</text:span><text:span text:style-name="T735">, </text:span><text:span text:style-name="T410">italic</text:span><text:span text:style-name="T735">, </text:span><text:span text:style-name="T410">oblique </text:span><text:span text:style-name="T91">n</text:span><text:span text:style-name="T410">deg</text:span><text:span text:style-name="T735"> qui permet de "faire plus italique que </text:span><text:span text:style-name="T410">italic</text:span><text:span text:style-name="T735">" (</text:span><text:span text:style-name="T91">n</text:span><text:span text:style-name="T735"> peut être négatif). </text:span></text:p>
      <text:p text:style-name="P194"><text:span text:style-name="T735">Pour définir la graisse des caractères il y a la propriété </text:span><text:span text:style-name="T410">font-weight</text:span><text:span text:style-name="T735"> dont les valeurs peuvent être </text:span><text:span text:style-name="T410">normal</text:span><text:span text:style-name="T735"> ou </text:span><text:span text:style-name="T410">bold</text:span><text:span text:style-name="T735"> (caractères gras), et </text:span><text:span text:style-name="T410">bolder</text:span><text:span text:style-name="T735"> ou </text:span><text:span text:style-name="T410">lighter</text:span><text:span text:style-name="T735"> </text:span><text:span text:style-name="T747">dont le caractère relatif se réfère à la graisse du texte du conteneur père. </text:span></text:p>
      <text:p text:style-name="P194"><text:span text:style-name="T737">Avec </text:span><text:span text:style-name="T413">font-stretch</text:span><text:span text:style-name="T737"> on peut régler la densité des caractères ; cette propriété peut prendre comme valeur </text:span><text:span text:style-name="T413">ultra-condensed</text:span><text:span text:style-name="T737">, </text:span><text:span text:style-name="T413">extra-condensed</text:span><text:span text:style-name="T737">, </text:span><text:span text:style-name="T413">condensed</text:span><text:span text:style-name="T737">, </text:span><text:span text:style-name="T413">semi-condensed</text:span><text:span text:style-name="T737">, </text:span><text:span text:style-name="T414">normal</text:span><text:span text:style-name="T749">, </text:span><text:soft-page-break/><text:span text:style-name="Source_20_Text"><text:span text:style-name="T413">semi-expanded</text:span></text:span><text:span text:style-name="Source_20_Text"><text:span text:style-name="T737">, </text:span></text:span><text:span text:style-name="Source_20_Text"><text:span text:style-name="T413">expanded</text:span></text:span><text:span text:style-name="Source_20_Text"><text:span text:style-name="T737">, </text:span></text:span><text:span text:style-name="Source_20_Text"><text:span text:style-name="T413">extra-expanded</text:span></text:span><text:span text:style-name="Source_20_Text"><text:span text:style-name="T737">, </text:span></text:span><text:span text:style-name="Source_20_Text"><text:span text:style-name="T413">ultra-expanded</text:span></text:span><text:span text:style-name="Source_20_Text"><text:span text:style-name="T737"> </text:span></text:span><text:span text:style-name="Source_20_Text"><text:span text:style-name="T750">ou une valeur numérique en </text:span></text:span><text:span text:style-name="Source_20_Text"><text:span text:style-name="T415">%</text:span></text:span><text:span text:style-name="Source_20_Text"><text:span text:style-name="T750"> (avec la correspondance : <text:s/>50%</text:span></text:span><text:span text:style-name="Source_20_Text"><text:span text:style-name="T894">≡</text:span></text:span><text:span text:style-name="Source_20_Text"><text:span text:style-name="T326">ultra-condensed</text:span></text:span><text:span text:style-name="Source_20_Text"><text:span text:style-name="T750"> <text:s/>100%</text:span></text:span><text:span text:style-name="Source_20_Text"><text:span text:style-name="T895">≡</text:span></text:span><text:span text:style-name="Source_20_Text"><text:span text:style-name="T325">normal</text:span></text:span><text:span text:style-name="Source_20_Text"><text:span text:style-name="T750"> <text:s/>200%</text:span></text:span><text:span text:style-name="Source_20_Text"><text:span text:style-name="T895">≡</text:span></text:span><text:span text:style-name="Source_20_Text"><text:span text:style-name="T413">ultra-expanded</text:span></text:span><text:span text:style-name="Source_20_Text"><text:span text:style-name="T750">).</text:span></text:span></text:p>
      <text:p text:style-name="P196"><text:span text:style-name="Source_20_Text"><text:span text:style-name="T751">Et avec </text:span></text:span><text:span text:style-name="Source_20_Text"><text:span text:style-name="T420">text-decoration</text:span></text:span><text:span text:style-name="Source_20_Text"><text:span text:style-name="T751"> on peut souligner du texte (</text:span></text:span><text:span text:style-name="Source_20_Text"><text:span text:style-name="T420">underline</text:span></text:span><text:span text:style-name="Source_20_Text"><text:span text:style-name="T751">), </text:span></text:span><text:span text:style-name="Source_20_Text"><text:span text:style-name="T753">ou (inclusif) </text:span></text:span><text:span text:style-name="Source_20_Text"><text:span text:style-name="T751">on peut le barrer (</text:span></text:span><text:span text:style-name="Source_20_Text"><text:span text:style-name="T420">line-trough</text:span></text:span><text:span text:style-name="Source_20_Text"><text:span text:style-name="T751">), </text:span></text:span><text:span text:style-name="Source_20_Text"><text:span text:style-name="T753">ou (inclusif) </text:span></text:span><text:span text:style-name="Source_20_Text"><text:span text:style-name="T751">on peut même afficher la ligne au-dessus du texte (</text:span></text:span><text:span text:style-name="Source_20_Text"><text:span text:style-name="T420">overline</text:span></text:span><text:span text:style-name="Source_20_Text"><text:span text:style-name="T751">) ; </text:span></text:span><text:span text:style-name="Source_20_Text"><text:span text:style-name="T752">on peut choisir la couleur de la ligne qui souligne/barre/surligne</text:span></text:span><text:span text:style-name="Source_20_Text"><text:span text:style-name="T752"><text:note text:id="ftn12" text:note-class="footnote"><text:note-citation>12</text:note-citation><text:note-body><text:p text:style-name="Footnote">« <text:span text:style-name="T1456">surligne » fait ici référence à la proposition qui précède. Pour surligner du texte selon l’acception usuelle de ce terme il y a la balise </text:span><text:span text:style-name="T421">&lt;mark&gt;</text:span><text:span text:style-name="T1456"> (cf. §</text:span><text:span text:style-name="T1456"><text:bookmark-ref text:reference-format="chapter" text:ref-name="__RefHeading___Toc465_337443988">3</text:bookmark-ref></text:span><text:span text:style-name="T1456">).</text:span></text:p></text:note-body></text:note></text:span></text:span><text:span text:style-name="Source_20_Text"><text:span text:style-name="T752"> le texte), o</text:span></text:span><text:span text:style-name="Source_20_Text"><text:span text:style-name="T753">n</text:span></text:span><text:span text:style-name="Source_20_Text"><text:span text:style-name="T752"> peut choisir </text:span></text:span><text:span text:style-name="Source_20_Text"><text:span text:style-name="T753">l’aspect de la</text:span></text:span><text:span text:style-name="Source_20_Text"><text:span text:style-name="T752"> ligne : rectiligne </text:span></text:span><text:span text:style-name="Source_20_Text"><text:span text:style-name="T753">continue </text:span></text:span><text:span text:style-name="Source_20_Text"><text:span text:style-name="T752">(</text:span></text:span><text:span text:style-name="Source_20_Text"><text:span text:style-name="T422">solid</text:span></text:span><text:span text:style-name="Source_20_Text"><text:span text:style-name="T752">), </text:span></text:span><text:span text:style-name="Source_20_Text"><text:span text:style-name="T753">en tirets (</text:span></text:span><text:span text:style-name="Source_20_Text"><text:span text:style-name="T422">dashed</text:span></text:span><text:span text:style-name="Source_20_Text"><text:span text:style-name="T753">) en pointillés (</text:span></text:span><text:span text:style-name="Source_20_Text"><text:span text:style-name="T422">dotted</text:span></text:span><text:span text:style-name="Source_20_Text"><text:span text:style-name="T753">), </text:span></text:span><text:span text:style-name="Source_20_Text"><text:span text:style-name="T752">ou </text:span></text:span><text:span text:style-name="Source_20_Text"><text:span text:style-name="T706">en</text:span></text:span><text:span text:style-name="Source_20_Text"><text:span text:style-name="T752"> forme de vaguelettes (</text:span></text:span><text:span text:style-name="Source_20_Text"><text:span text:style-name="T421">wavy</text:span></text:span><text:span text:style-name="Source_20_Text"><text:span text:style-name="T752">). </text:span></text:span><text:span text:style-name="Source_20_Text"><text:span text:style-name="T753">Ainsi, la déclaration CSS </text:span></text:span><text:span text:style-name="Source_20_Text"><text:span text:style-name="T422">text-decoration:underline #FF0000 wavy</text:span></text:span><text:span text:style-name="Source_20_Text"><text:span text:style-name="T753"> produit un soulignage en forme de vaguelette de couleur rouge.</text:span></text:span></text:p>
      <text:p text:style-name="P170">L’alignement du texte est régi par la propriété <text:span text:style-name="T70">text-align</text:span> qui peut notamment prendre les valeurs <text:span text:style-name="T70">left</text:span>, <text:span text:style-name="T70">right</text:span>, <text:span text:style-name="T70">center</text:span> et <text:span text:style-name="T70">justify</text:span>.</text:p>
      <text:p text:style-name="P195"><text:span text:style-name="T736">Pour </text:span><text:span text:style-name="T738">obtenir une </text:span><text:span text:style-name="T736">indentation il y a la propriété</text:span><text:span text:style-name="T737"> </text:span><text:span text:style-name="T413">text-indent</text:span><text:span text:style-name="T737"> ; e</text:span><text:span text:style-name="T736">lle permet une indentation aussi bien positive (alias un retrait de ligne) que négative ; </text:span><text:span text:style-name="T738">l’indentation peut s’exprimer </text:span><text:span text:style-name="T739">en pixels (</text:span><text:span text:style-name="T92">N</text:span><text:span text:style-name="T417">px</text:span><text:span text:style-name="T739">), </text:span><text:span text:style-name="T748">relative</text:span><text:span text:style-name="T751">ment</text:span><text:span text:style-name="T739"> à la taille de caractères du conteneur père</text:span><text:span text:style-name="T748"> (</text:span><text:span text:style-name="T92">N</text:span><text:span text:style-name="T417">em</text:span><text:span text:style-name="T748">)</text:span><text:span text:style-name="T739"> ou de la taille de caractères par défaut</text:span><text:span text:style-name="T748"> (</text:span><text:span text:style-name="T92">N</text:span><text:span text:style-name="T417">rem</text:span><text:span text:style-name="T748">), </text:span><text:span text:style-name="T738">ou en </text:span><text:span text:style-name="T416">%</text:span><text:span text:style-name="T738"> </text:span><text:span text:style-name="T739">de la largeur </text:span><text:span text:style-name="T738">du conteneur père.</text:span><text:span text:style-name="T736"> </text:span><text:span text:style-name="T740">Attention : une indentation négative peut faire sortir le texte de la zone de l’écran dévolue à son conteneur</text:span><text:span text:style-name="T740"><text:note text:id="ftn13" text:note-class="footnote"><text:note-citation>13</text:note-citation><text:note-body><text:p text:style-name="P286"><text:span text:style-name="T1454">Précisémen</text:span><text:span text:style-name="T1455">t</text:span><text:span text:style-name="T1454"> (</text:span><text:span text:style-name="T1455">l</text:span><text:span text:style-name="T1454">es notions </text:span><text:span text:style-name="T1455">qui sont référencées ici sont explicitées</text:span><text:span text:style-name="T1454"> au §</text:span><text:span text:style-name="T1454"><text:bookmark-ref text:reference-format="chapter" text:ref-name="__RefHeading___Toc6565_3528553565">13</text:bookmark-ref></text:span><text:span text:style-name="T1454">) </text:span><text:span text:style-name="T1457">une indentation négative fait </text:span><text:span text:style-name="T1454">sortir à coup sûr de</text:span> <text:span text:style-name="T1454">la </text:span><text:span text:style-name="T418">content-box</text:span><text:span text:style-name="T1454"> du conteneur, peut-être de sa </text:span><text:span text:style-name="T418">border-box</text:span><text:span text:style-name="T1454"> </text:span><text:span text:style-name="T1455">si l’indentation </text:span><text:span text:style-name="T1224">dépasse</text:span><text:span text:style-name="T1455"> le </text:span><text:span text:style-name="T419">padding</text:span><text:span text:style-name="T1455"> gauche du conteneur </text:span><text:span text:style-name="T1454">(voire de sa boîte de marge </text:span><text:span text:style-name="T1455">si l’indentation excède la somme des </text:span><text:span text:style-name="T419">padding</text:span><text:span text:style-name="T1455">, </text:span><text:span text:style-name="T419">border-width</text:span><text:span text:style-name="T1455">, </text:span><text:span text:style-name="T419">margin</text:span><text:span text:style-name="T1455"> gauches du conteneur</text:span><text:span text:style-name="T1454">).</text:span></text:p></text:note-body></text:note></text:span><text:span text:style-name="T740">.</text:span></text:p>
      <text:p text:style-name="P193">La propriété <text:span text:style-name="T70">text-transform</text:span> permet d’imposer l’affichage du texte en majuscule (<text:span text:style-name="T70">text-transform:uppercase</text:span>), en minuscule (<text:span text:style-name="T70">text-transform:lowercase</text:span>), <text:span text:style-name="T1452">avec </text:span>la première lettre de chaque mot en majuscule (<text:span text:style-name="T70">text-transform:capitalize</text:span>). <text:note text:id="ftn14" text:note-class="footnote"><text:note-citation>14</text:note-citation><text:note-body><text:p text:style-name="P285"><text:span text:style-name="T1452">Il convient ici de rappeler que le navigateur web affiche les caractères </text:span><text:span text:style-name="T1223">selon</text:span><text:span text:style-name="T1452"> la casse dans laquelle ils </text:span><text:span text:style-name="T1223">sont</text:span><text:span text:style-name="T1452"> écrits dans le code HTML ; il n’y a donc pas lieu de mettre en place un conteneur </text:span><text:span text:style-name="T1453">avec une propriété </text:span><text:span text:style-name="T411">text-transform</text:span><text:span text:style-name="T1453"> d</text:span><text:span text:style-name="T1452">ans le code HTML à chaque fois qu’on cherche à afficher des caractères en majuscule ou en minuscule.</text:span></text:p></text:note-body></text:note></text:p>
      <text:p text:style-name="P197"><text:span text:style-name="T741">La </text:span><text:span text:style-name="T744">gestion des retours à la ligne </text:span><text:span text:style-name="T742">est l’objet de la propriété </text:span><text:span text:style-name="T423">word-break</text:span><text:span text:style-name="T742">. </text:span><text:span text:style-name="T744">Pour </text:span><text:span text:style-name="T745">expliciter le comportement induit par la valeur de cette propriété,</text:span><text:span text:style-name="T744"> il faut considérer que le texte est constitué d’une succession de</text:span><text:span text:style-name="T743"> mot</text:span><text:span text:style-name="T744">s</text:span><text:span text:style-name="T743">, </text:span><text:span text:style-name="T744">c’est à dire d’une succession de</text:span><text:span text:style-name="T743"> chaîne</text:span><text:span text:style-name="T744">s</text:span><text:span text:style-name="T743"> de caractère dépourvu</text:span><text:span text:style-name="T744">s</text:span><text:span text:style-name="T743"> de caractère espace ou saut de ligne ; la propriété </text:span><text:span text:style-name="T424">word-break</text:span><text:span text:style-name="T743"> peut prendre les valeurs :</text:span></text:p>
      <text:p text:style-name="P363"><text:span text:style-name="T896">►</text:span><text:span text:style-name="T549"><text:tab/></text:span><text:span text:style-name="T424">normal</text:span><text:span text:style-name="T743"> : </text:span><text:span text:style-name="T744">les retour à la ligne se font </text:span><text:span text:style-name="T745">exclusivement </text:span><text:span text:style-name="T744">entre deux mots ; </text:span><text:span text:style-name="T743">il n’y a </text:span><text:span text:style-name="T746">jamais</text:span><text:span text:style-name="T743"> de césure d</text:span><text:span text:style-name="T746">ans un </text:span><text:span text:style-name="T743">mot, quitte à </text:span><text:span text:style-name="T744">ce que </text:span><text:span text:style-name="T743"><text:s/></text:span><text:span text:style-name="T745">le texte </text:span><text:span text:style-name="T743">déborde du conteneur </text:span><text:span text:style-name="T745">à droite</text:span><text:span text:style-name="T743"> ;</text:span></text:p>
      <text:p text:style-name="P363"><text:span text:style-name="T896">►</text:span><text:span text:style-name="T549"><text:tab/></text:span><text:span text:style-name="T425">break-all</text:span><text:span text:style-name="T754"> :</text:span><text:span text:style-name="T743"> </text:span><text:span text:style-name="T744">les retours à la ligne se font n’importe où dans </text:span><text:span text:style-name="T745">un mot</text:span><text:span text:style-name="T744"> de telle sorte qu’aucun caractère ne sorte du conteneur </text:span><text:span text:style-name="T745">à droite</text:span><text:span text:style-name="T744"> ;</text:span></text:p>
      <text:p text:style-name="P363"><text:span text:style-name="T896">►</text:span><text:span text:style-name="T549"><text:tab/></text:span><text:span text:style-name="T201">b</text:span><text:span text:style-name="T200">reak-word</text:span><text:span text:style-name="T743"> : </text:span><text:span text:style-name="T746">à l’instar de </text:span><text:span text:style-name="T426">normal</text:span><text:span text:style-name="T746"> </text:span><text:span text:style-name="T745">les retours à la ligne se font entre deux mots sauf quand un mot se trouve à être trop long pour tenir dans la ligne</text:span><text:span text:style-name="T745"><text:note text:id="ftn15" text:note-class="footnote"><text:note-citation>15</text:note-citation><text:note-body><text:p text:style-name="P287">Ce n’est pas intrinsèque au mot, cela peut arriver suite à un redimensionnement de la fenêtre du navigateur par exemple.</text:p></text:note-body></text:note></text:span><text:span text:style-name="T745">, auquel cas </text:span><text:span text:style-name="T746">la</text:span><text:span text:style-name="T743"> césure </text:span><text:span text:style-name="T746">se fait dans ce mot de telle sorte qu’aucun caractère ne sorte du conteneur</text:span><text:span text:style-name="T743">.</text:span></text:p>
      <text:h text:style-name="P413" text:outline-level="3"><text:bookmark-start text:name="__RefHeading___Toc186087_1002520536"/><text:bookmark text:name="r-8039644"/><text:soft-page-break/>En résumé<text:bookmark-end text:name="__RefHeading___Toc186087_1002520536"/></text:h>
      <text:list xml:id="list3401361809" text:style-name="L12">
        <text:list-item>
          <text:p text:style-name="P432">On peut choisir d’autres polices de caractères que les polices standard, moyennant le lien ad hoc dans le <text:span text:style-name="T70">&lt;head&gt;</text:span> du .html. Par exemple :</text:p>
        </text:list-item>
        <text:list-item>
          <text:p text:style-name="P430"><text:bookmark text:name="r-8039633"/><text:bookmark text:name="r-8039634"/><text:bookmark text:name="r-8039641"/>On modifie la taille du texte avec la propriété CSS <text:span text:style-name="Source_20_Text">font-size</text:span>.</text:p>
        </text:list-item>
        <text:list-item>
          <text:p text:style-name="P431"><text:bookmark text:name="r-8040252"/><text:bookmark text:name="r-8040253"/>On peut indiquer la taille en pixels, comm<text:span text:style-name="T1011">e </text:span><text:span text:style-name="Source_20_Text">16px</text:span> ; ou encore en “em”, comme <text:span text:style-name="Source_20_Text">1.3em</text:span>.</text:p>
        </text:list-item>
        <text:list-item>
          <text:p text:style-name="P430"><text:bookmark text:name="r-8039635"/><text:bookmark text:name="r-8039636"/>On indique la police du texte avec la propriété CSS  <text:span text:style-name="Source_20_Text">font-family</text:span>.</text:p>
        </text:list-item>
        <text:list-item>
          <text:p text:style-name="P430"><text:bookmark text:name="r-8039637"/><text:bookmark text:name="r-8039638"/>De nombreuses propriétés de mise en forme du texte existent : <text:span text:style-name="T70">font-style</text:span> pour l'italique, <text:span text:style-name="T70">font-weight</text:span> pour la mise en gras, <text:span text:style-name="T70">text-decoration</text:span> pour le soulignement.</text:p>
        </text:list-item>
        <text:list-item>
          <text:p text:style-name="P430"><text:bookmark text:name="r-8039639"/><text:bookmark text:name="r-8039640"/>Le texte peut être aligné avec la propriété CSS <text:span text:style-name="Source_20_Text">text-align</text:span>.</text:p>
        </text:list-item>
      </text:list>
      <text:h text:style-name="P403" text:outline-level="1"><text:bookmark-start text:name="__RefHeading___Toc6608_2293318748"/>Ajoute<text:span text:style-name="T512">r</text:span> de la couleur et un fond<text:bookmark-end text:name="__RefHeading___Toc6608_2293318748"/></text:h>
      <text:p text:style-name="P104"><text:span text:style-name="T1012">Dans un .css on définit pour un conteneur une couleur pour le texte et une couleur pour </text:span><text:span text:style-name="T1018">l’arrière-plan</text:span><text:span text:style-name="T1012"> grâce, respectivement, aux propriétés </text:span><text:span text:style-name="T184">color</text:span><text:span text:style-name="T576"> et </text:span><text:span text:style-name="T184">background-color</text:span><text:span text:style-name="T1012">.</text:span></text:p>
      <text:p text:style-name="P104"><text:span text:style-name="T930">Syntaxe </text:span><text:span text:style-name="T1018">: </text:span><text:span text:style-name="T1012">Les expressions des valeurs à donner à ces deux propriétés sont</text:span><text:span text:style-name="T1017"> </text:span><text:span text:style-name="T1012">identiques, </text:span><text:span text:style-name="T1017">puisqu’</text:span><text:span text:style-name="T1012">il s’agit </text:span><text:span text:style-name="T1017">à chaque fois de définir une couleur. Pour définir une couleur dans </text:span><text:span text:style-name="T1019">du</text:span><text:span text:style-name="T1017"> code CSS, on a le choix entre</text:span><text:span text:style-name="T1012"> :</text:span></text:p>
      <text:list xml:id="list3013238594" text:style-name="L13">
        <text:list-item>
          <text:p text:style-name="P462"><text:span text:style-name="T1012">un nombre hexadécimal à 6 digits ‘</text:span><text:span text:style-name="T184">#ijklmn</text:span><text:span text:style-name="T1012">’ (‘#’ </text:span><text:span text:style-name="T1013">en tête du nombre l’</text:span><text:span text:style-name="T1012">identifie comme hexadécimal) </text:span></text:p>
        </text:list-item>
      </text:list>
      <text:p text:style-name="P207"><text:span text:style-name="T1012">où </text:span><text:span text:style-name="T184">ij</text:span><text:span text:style-name="T1012"> représente l’intensité de la couleur rouge </text:span><text:span text:style-name="T1013">sur une échelle 0 à </text:span><text:span text:style-name="T1014">#</text:span><text:span text:style-name="T1013">FF (</text:span><text:span text:style-name="T1014">soit </text:span><text:span text:style-name="T1013">0 à 255)</text:span><text:span text:style-name="T1012">, </text:span><text:span text:style-name="T184">kl</text:span><text:span text:style-name="T1012"> de la couleur verte, </text:span><text:span text:style-name="T184">mn</text:span><text:span text:style-name="T1012"> de la couleur verte ;</text:span></text:p>
      <text:list xml:id="list164537099165277" text:continue-numbering="true" text:style-name="L13">
        <text:list-item>
          <text:p text:style-name="P489"><text:span text:style-name="T1012">la fonction </text:span><text:span text:style-name="T1013">à trois paramètres</text:span><text:span text:style-name="T1012"> ‘</text:span><text:span text:style-name="T184">rgb(x,y,z)</text:span><text:span text:style-name="T576">’</text:span></text:p>
        </text:list-item>
      </text:list>
      <text:p text:style-name="P207"><text:span text:style-name="T1013">où </text:span><text:span text:style-name="T185">x</text:span><text:span text:style-name="T1012"> </text:span><text:span text:style-name="T1038">est un entier base 10 qui </text:span><text:span text:style-name="T1012">représente l’intensité de la couleur rouge </text:span><text:span text:style-name="T1013">sur une échelle de 0 à 255</text:span><text:span text:style-name="T1012">, </text:span><text:span text:style-name="T185">y</text:span><text:span text:style-name="T1012"> de la couleur verte, </text:span><text:span text:style-name="T185">z</text:span><text:span text:style-name="T1012"> de la couleur verte.</text:span></text:p>
      <text:p text:style-name="P173"><text:span text:style-name="T934">À savoir</text:span><text:span text:style-name="T1174"> :</text:span></text:p>
      <text:p text:style-name="P175"><text:span text:style-name="T887">►</text:span><text:span text:style-name="T539"><text:tab/>L</text:span><text:span text:style-name="T540">e blanc </text:span><text:span text:style-name="T539">est obtenu en « allumant » au maximum toutes les couleurs à la fois, donc par</text:span><text:span text:style-name="T540"> </text:span><text:span text:style-name="T195">#FFFFFF</text:span><text:span text:style-name="T540"> ou </text:span><text:span text:style-name="T195">rgb(255,255,255)</text:span><text:span text:style-name="T540">, </text:span><text:span text:style-name="T539">le noir en les éteignant toutes, donc par </text:span><text:span text:style-name="T195">#000000</text:span><text:span text:style-name="T540"> ou </text:span><text:span text:style-name="T195">rgb(0,0,0)</text:span><text:span text:style-name="T540">.</text:span></text:p>
      <text:p text:style-name="P175"><text:span text:style-name="T887">►</text:span><text:span text:style-name="T539"><text:tab/>Des couleurs aux intensités rouge, vert, ou bleu pures sont obtenues en allumant seulement cette couleur, soit, respectivement, par </text:span><text:span text:style-name="T196">#FF0000</text:span><text:span text:style-name="T539"> ou </text:span><text:span text:style-name="T196">rgb(255,0,0)</text:span><text:span text:style-name="T539">, </text:span><text:span text:style-name="T196">#00FF00</text:span><text:span text:style-name="T539"> ou </text:span><text:span text:style-name="T196">rgb(0,255,0)</text:span><text:span text:style-name="T539">, </text:span><text:span text:style-name="T196">#0000FF</text:span><text:span text:style-name="T539"> ou </text:span><text:span text:style-name="T196">rgb(0,0,255)</text:span><text:span text:style-name="T539">.</text:span></text:p>
      <text:p text:style-name="P174"><text:span text:style-name="T887">►</text:span><text:span text:style-name="T539"><text:tab/></text:span><text:span text:style-name="T1014">On ne sera pas surpris d’apprendre que </text:span><text:span text:style-name="T184">#ijklmn</text:span><text:span text:style-name="T576"> </text:span><text:span text:style-name="T600">et </text:span><text:span text:style-name="T184">rgb(x,y,z)</text:span><text:span text:style-name="T576"> </text:span><text:span text:style-name="T600">donnent le même résultat dès lors que </text:span><text:span text:style-name="T237">x</text:span><text:span text:style-name="T886">≡</text:span><text:span text:style-name="T237">#ij</text:span><text:span text:style-name="T600">, </text:span><text:span text:style-name="T237">y</text:span><text:span text:style-name="T886">≡</text:span><text:span text:style-name="T237">#kl</text:span><text:span text:style-name="T600">, </text:span><text:span text:style-name="T237">z</text:span><text:span text:style-name="T886">≡</text:span><text:span text:style-name="T237">#mn</text:span><text:span text:style-name="T600">.</text:span></text:p>
      <text:p text:style-name="P44"><text:span text:style-name="T1014">L’opacité d’un conteneur est </text:span><text:span text:style-name="T1015">réglée par la propriété </text:span><text:span text:style-name="T186">opacity</text:span><text:span text:style-name="T1015"> qui doit prendre une valeur entre </text:span><text:span text:style-name="T186">0</text:span><text:span text:style-name="T1015"> et </text:span><text:span text:style-name="T186">1</text:span><text:span text:style-name="T1015"> </text:span><text:span text:style-name="T1017">ou entre </text:span><text:span text:style-name="T188">0</text:span><text:span text:style-name="T1017"> et </text:span><text:span text:style-name="T188">100%</text:span><text:span text:style-name="T1017"> </text:span><text:span text:style-name="T1015">(allant</text:span><text:span text:style-name="T1028"> </text:span><text:span text:style-name="T1015">d’un conteneur totalement transparent </text:span><text:span text:style-name="T1028">avec </text:span><text:span text:style-name="T206">0</text:span><text:span text:style-name="T1015"> à un conteneur totalement opaque). Pour imposer de l’opacité au seul arrière-plan du conteneur, c’est la propriété </text:span><text:span text:style-name="T184">background-color</text:span><text:span text:style-name="T1015"> qu’il faut utiliser en complétant l’expression de la couleur par l’expression de l’opacité, </text:span><text:span text:style-name="T1016">soit par :</text:span></text:p>
      <text:list xml:id="list164535834087398" text:continue-numbering="true" text:style-name="L13">
        <text:list-item>
          <text:p text:style-name="P491"><text:span text:style-name="T1012">un nombre hexadécimal à </text:span><text:span text:style-name="T1016">8 </text:span><text:span text:style-name="T1012">digits ‘</text:span><text:span text:style-name="T184">#ijklmn</text:span><text:span text:style-name="T187">op</text:span><text:span text:style-name="T1012">’</text:span></text:p>
        </text:list-item>
      </text:list>
      <text:p text:style-name="P208"><text:span text:style-name="T1012">où </text:span><text:span text:style-name="T1016">#</text:span><text:span text:style-name="T184">ij</text:span><text:span text:style-name="T187">klmn</text:span><text:span text:style-name="T1012"> </text:span><text:span text:style-name="T1016">définit</text:span><text:span text:style-name="T1012"> la couleur </text:span><text:span text:style-name="T1016">et #</text:span><text:span text:style-name="T187">op</text:span><text:span text:style-name="T1012"> </text:span><text:span text:style-name="T1016">l’opacité sur une échelle de 0 à #FF</text:span><text:span text:style-name="T1012"> ;</text:span></text:p>
      <text:list xml:id="list164535388892978" text:continue-numbering="true" text:style-name="L13">
        <text:list-item>
          <text:p text:style-name="P490"><text:span text:style-name="T1012">la fonction </text:span><text:span text:style-name="T1013">à </text:span><text:span text:style-name="T1016">quatre</text:span><text:span text:style-name="T1013"> paramètres</text:span><text:span text:style-name="T1012"> ‘</text:span><text:span text:style-name="T184">rgb</text:span><text:span text:style-name="T187">a</text:span><text:span text:style-name="T184">(x,y,z,</text:span><text:span text:style-name="T187">a</text:span><text:span text:style-name="T184">)</text:span><text:span text:style-name="T576">’</text:span></text:p>
        </text:list-item>
      </text:list>
      <text:p text:style-name="P208"><text:span text:style-name="T1013">où </text:span><text:span text:style-name="T1016">la couleur correspond à </text:span><text:span text:style-name="T187">rgb(x,y,z)</text:span><text:span text:style-name="T1016"> et </text:span><text:span text:style-name="T187">a</text:span><text:span text:style-name="T1016"> à l’opacité exprimée </text:span><text:span text:style-name="T1023">par un nombre </text:span><text:span text:style-name="T1016">entre 0 et 1</text:span><text:span text:style-name="T1012">.</text:span></text:p>
      <text:p text:style-name="P105"><text:span text:style-name="T1019">Le CSS rend possible d’habiller l</text:span><text:span text:style-name="T1021">es </text:span><text:span text:style-name="T1019">arrière</text:span><text:span text:style-name="T1021">s</text:span><text:span text:style-name="T1019">-plan</text:span><text:span text:style-name="T1021">s</text:span><text:span text:style-name="T1019"> d</text:span><text:span text:style-name="T1021">es</text:span><text:span text:style-name="T1019"> conteneur</text:span><text:span text:style-name="T1021">s</text:span><text:span text:style-name="T1019"> par </text:span><text:span text:style-name="T1021">des</text:span><text:span text:style-name="T1019"> image</text:span><text:span text:style-name="T1021">s</text:span><text:span text:style-name="T1019"> (voir §</text:span><text:span text:style-name="T1019"><text:bookmark-ref text:reference-format="chapter" text:ref-name="__RefHeading___Toc431_337443988">5</text:bookmark-ref></text:span><text:span text:style-name="T1019"> pour les types d’image) grâce à la propriété </text:span><text:span text:style-name="T189">background-image</text:span><text:span text:style-name="T1020">. </text:span><text:span text:style-name="T1021">I</text:span><text:span text:style-name="T1020">l faut </text:span><text:span text:style-name="T1021">encore donner à cette propriété</text:span><text:span text:style-name="T1020"> </text:span><text:span text:style-name="T1021">la</text:span><text:span text:style-name="T1019"> valeur </text:span><text:span text:style-name="T181">url("</text:span><text:span text:style-name="T162">chemin-</text:span><text:span text:style-name="T181">et-nom</text:span><text:span text:style-name="T162">-imag</text:span><text:span text:style-name="T181">e")</text:span><text:span text:style-name="T577"> où </text:span><text:span text:style-name="T181">chemin-et-nom-image</text:span><text:span text:style-name="T1020"> </text:span><text:span text:style-name="T1021">est</text:span><text:span text:style-name="T1020"> le </text:span><text:span text:style-name="T1021">nom du fichier de l’image précédé du </text:span><text:span text:style-name="T1020">chemin d’accès </text:span><text:span text:style-name="T1021">à son répertoire (selon la même syntaxe que celle utilisée pour </text:span><text:span text:style-name="T1023">l’attribut </text:span><text:span text:style-name="T191">src</text:span><text:span text:style-name="T1023"> de </text:span><text:span text:style-name="T1021">la balise HTML </text:span><text:span text:style-name="T190">&lt;img&gt;</text:span><text:span text:style-name="T1021"> - </text:span><text:span text:style-name="T1023">v</text:span><text:span text:style-name="T1021">oir </text:span><text:span text:style-name="T1019">§</text:span><text:span text:style-name="T1019"><text:bookmark-ref text:reference-format="chapter" text:ref-name="__RefHeading___Toc431_337443988">5</text:bookmark-ref></text:span><text:span text:style-name="T1021">) ou bien, si </text:span><text:span text:style-name="T1023">l’image</text:span><text:span text:style-name="T1021"> se trouve sur Internet,</text:span><text:span text:style-name="T577"> </text:span><text:span text:style-name="T181">chemin-et-nom-image</text:span><text:span text:style-name="T1020"> </text:span><text:span text:style-name="T1022">est </text:span><text:span text:style-name="T1021">l’URL de l’image. </text:span><text:span text:style-name="T1024">Mais, p</text:span><text:span text:style-name="T1023">uisque les dimensions sur l’écran d’affichage de l’arrière-plan du conteneur résultent du contenu de ce conteneur et des propriétés qui lui sont imposées </text:span><text:span text:style-name="T1024">et non pas des </text:span><text:soft-page-break/><text:span text:style-name="T1024">dimensions de l’image </text:span><text:span text:style-name="T1038">d’arrière-plan</text:span><text:span text:style-name="T1023">, </text:span><text:span text:style-name="T1024">l</text:span><text:span text:style-name="T1023">a propriété </text:span><text:span text:style-name="T189">background-image</text:span><text:span text:style-name="T1023"> doit être complétée par </text:span><text:span text:style-name="T1024">les propriétés</text:span><text:span text:style-name="T578"> </text:span><text:span text:style-name="T192">background-size</text:span><text:span text:style-name="T536"> </text:span><text:span text:style-name="T550">et</text:span><text:span text:style-name="T536"> </text:span><text:span text:style-name="T204">background-repeat</text:span><text:span text:style-name="T578"> qui stipule</text:span><text:span text:style-name="T579">nt</text:span><text:span text:style-name="T578"> la façon dont l’image doit </text:span><text:span text:style-name="T579">être exploitée pour </text:span><text:span text:style-name="T578">couvrir l’arrière-plan </text:span><text:span text:style-name="T579">du conteneur ; </text:span><text:span text:style-name="T580">par exemple </text:span><text:span text:style-name="T579">avec :</text:span></text:p>
      <text:p text:style-name="P215"><text:span text:style-name="T884">►</text:span><text:span text:style-name="T192"><text:tab/>background-size : </text:span><text:span text:style-name="T193">cover</text:span><text:span text:style-name="T535"> on obtiendra que l’image soit étirée de façon homothétique sur les deux axes pour couvrir tout l’arrière-plan (l’image d’arrière-plan pourra donc être tronquée) ;</text:span></text:p>
      <text:p text:style-name="P216"><text:span text:style-name="T884">►</text:span><text:span text:style-name="T192"><text:tab/>background-size : </text:span><text:span text:style-name="T193">contain</text:span><text:span text:style-name="T535"> on obtiendra que l’image </text:span><text:span text:style-name="T1025">soit comprimée </text:span><text:span text:style-name="T535">de façon homothétique sur les deux axes pour être contenue en totalité dans </text:span><text:span text:style-name="T537">l’arrière-plan</text:span><text:span text:style-name="T535"> (l’image </text:span><text:span text:style-name="T537">d’a</text:span><text:span text:style-name="T535">rrière-plan pourra donc ne pas couvrir tout l’arrière-plan) ; </text:span><text:span text:style-name="T537">dans ce cas :<text:line-break/> <text:tab/> </text:span><text:span text:style-name="T192">background-repeat: </text:span><text:span text:style-name="T194">repeat<text:line-break/></text:span><text:span text:style-name="T537">permet de juxtaposer les images ainsi redimensionnées </text:span><text:span text:style-name="T538">selon les axes horizontal et vertical </text:span><text:span text:style-name="T537">pour couvrir tout l’arrière-plan </text:span><text:span text:style-name="T538">(i.e. créer une sorte de dallage de l’arrière-plan avec l’image)</text:span><text:span text:style-name="T537">.</text:span></text:p>
      <text:p text:style-name="P57"><text:span text:style-name="T1462">La propriété</text:span><text:span text:style-name="T578"> </text:span><text:span text:style-name="T204">background-position</text:span><text:span text:style-name="T578"> </text:span><text:span text:style-name="T760">stipule la position de l’image d’arrière plan, qui n’est donc pas obligatoirement centré (mais </text:span><text:span text:style-name="T762">c’est toutefois</text:span><text:span text:style-name="T760"> la position par défaut), en coordonnées </text:span><text:span text:style-name="T761">comptées depuis </text:span><text:span text:style-name="T439">left</text:span><text:span text:style-name="T761"> ou </text:span><text:span text:style-name="T762">(exclusif)</text:span><text:span text:style-name="T761"> </text:span><text:span text:style-name="T439">right</text:span><text:span text:style-name="T761"> pour l’horizontale, depuis </text:span><text:span text:style-name="T439">top</text:span><text:span text:style-name="T761"> ou </text:span><text:span text:style-name="T762">(exclusif)</text:span><text:span text:style-name="T761"> </text:span><text:span text:style-name="T439">bottom</text:span><text:span text:style-name="T761"> pour la verticale, </text:span><text:span text:style-name="T763">tandis que la propriété </text:span><text:span text:style-name="T440">background-origin</text:span><text:span text:style-name="T763"> précise quelle est la référence de </text:span><text:span text:style-name="T440">left</text:span><text:span text:style-name="T763">, </text:span><text:span text:style-name="T440">right</text:span><text:span text:style-name="T763">, </text:span><text:span text:style-name="T440">top</text:span><text:span text:style-name="T763">, </text:span><text:span text:style-name="T440">bottom</text:span><text:span text:style-name="T763"> (l’extérieur/intérieur de la bordure, ou en tenant compte du </text:span><text:span text:style-name="T440">padding</text:span><text:span text:style-name="T763"><text:note text:id="ftn16" text:note-class="footnote"><text:note-citation>16</text:note-citation><text:note-body><text:p text:style-name="P290">Le concept de <text:span text:style-name="T70">padding</text:span> est explicité au §<text:bookmark-ref text:reference-format="chapter" text:ref-name="__RefHeading___Toc6565_3528553565">13</text:bookmark-ref>. </text:p></text:note-body></text:note></text:span><text:span text:style-name="T763">)</text:span><text:span text:style-name="T761">.</text:span></text:p>
      <text:p text:style-name="P56"><text:span text:style-name="T1026">Enfin, la propriété </text:span><text:span text:style-name="T204">background-attachment</text:span><text:span text:style-name="T1024"> </text:span><text:span text:style-name="T1026">sert à stipuler le comportement de l’image en arrière-plan </text:span><text:span text:style-name="T1027">en rapport avec les </text:span><text:span text:style-name="T1026">barre</text:span><text:span text:style-name="T1027">s</text:span><text:span text:style-name="T1026"> de défilement.</text:span></text:p>
      <text:p text:style-name="Text_20_body"><text:span text:style-name="T926">À</text:span><text:span text:style-name="T924"> </text:span><text:span text:style-name="T929">savoir</text:span><text:span text:style-name="T924"> </text:span>:</text:p>
      <text:list xml:id="list164536305714716" text:continue-list="list164536280966440" text:style-name="L1">
        <text:list-item>
          <text:p text:style-name="P463"><text:span text:style-name="T17">Il est possible d’avoir un dégradé de couleurs en arrière-plan d’un conteneur </text:span><text:span text:style-name="T18">grâce à la fonction </text:span><text:span text:style-name="T37">linear-gradient</text:span><text:span text:style-name="T18"> : cette fonction est à </text:span><text:span text:style-name="T21">déclarer</text:span><text:span text:style-name="T18"> </text:span><text:span text:style-name="T19">comme valeur </text:span><text:span text:style-name="T21">pour</text:span><text:span text:style-name="T18"> la propriété </text:span><text:span text:style-name="T37">background</text:span><text:span text:style-name="T18"> ; elle comporte au minimum trois paramètres : la couleur de départ, la couleur d’arrivée, le sens du dégradé (par défaut, le dégradé </text:span><text:span text:style-name="T19">est effectué de haut en bas). Exemple :<text:line-break/> <text:s text:c="6"/></text:span><text:span text:style-name="T38">background : linear-gradient(to right,#000000,#FFFFFF)</text:span><text:span text:style-name="T19"> <text:line-break/>affiche pour le conteneur concerné un arrière-plan allant du noir à gauche au blanc à droite en passant par toutes les échelles de gris.</text:span></text:p>
        </text:list-item>
        <text:list-item>
          <text:p text:style-name="P469"><text:span text:style-name="T19">I</text:span><text:span text:style-name="T10">l est possible d’empiler plusieurs images en arrière-plan, ainsi que des images et une couleur ou un dégradé en arrière-plan.</text:span></text:p>
        </text:list-item>
        <text:list-item>
          <text:p text:style-name="P467"><text:span text:style-name="T17">L</text:span><text:span text:style-name="T12">es IDE </text:span><text:span text:style-name="T17">proposent pour le renseignement des propriétés </text:span><text:span text:style-name="T36">color</text:span><text:span text:style-name="T17"> et </text:span><text:span text:style-name="T36">background-color</text:span><text:span text:style-name="T17"> des noms de couleur auxquels ils font correspondre des représentations hexadécimales prédéfinies</text:span><text:span text:style-name="T15">. </text:span></text:p>
        </text:list-item>
      </text:list>
      <text:h text:style-name="P414" text:outline-level="3"><text:bookmark-start text:name="__RefHeading___Toc186089_1002520536"/><text:bookmark text:name="r-8040642"/>En résumé<text:bookmark-end text:name="__RefHeading___Toc186089_1002520536"/></text:h>
      <text:list xml:id="list186880929" text:style-name="L14">
        <text:list-item>
          <text:p text:style-name="P433"><text:bookmark text:name="r-8040618"/><text:bookmark text:name="r-8040619"/><text:bookmark text:name="r-8040626"/>On change la couleur du texte avec la propriété  <text:span text:style-name="Source_20_Text">color</text:span>  et la couleur de fond avec la propriété <text:span text:style-name="Source_20_Text">background-color</text:span>.</text:p>
        </text:list-item>
        <text:list-item>
          <text:p text:style-name="P433"><text:bookmark text:name="r-8040620"/><text:bookmark text:name="r-8040621"/>On peut indiquer une couleur, <text:span text:style-name="T1426">fuchsia par exemple, par</text:span> son nom anglais : ‘<text:span text:style-name="T392">fuchsia</text:span><text:span text:style-name="T726">’</text:span>, sous forme hexadécimale : <text:span text:style-name="Source_20_Text">#FF</text:span><text:span text:style-name="Source_20_Text"><text:span text:style-name="T221">00FF</text:span></text:span>, ou en notation RGB : <text:span text:style-name="Source_20_Text">rgb(25</text:span><text:span text:style-name="Source_20_Text"><text:span text:style-name="T215">5</text:span></text:span><text:span text:style-name="Source_20_Text">,</text:span><text:span text:style-name="Source_20_Text"><text:span text:style-name="T221">0</text:span></text:span><text:span text:style-name="Source_20_Text">,</text:span><text:span text:style-name="Source_20_Text"><text:span text:style-name="T215">2</text:span></text:span><text:span text:style-name="Source_20_Text"><text:span text:style-name="T221">55</text:span></text:span><text:span text:style-name="Source_20_Text">)</text:span>.</text:p>
        </text:list-item>
        <text:list-item>
          <text:p text:style-name="P433"><text:bookmark text:name="r-8040622"/><text:bookmark text:name="r-8040623"/>On peut ajouter une image de fond avec la propriété  <text:span text:style-name="Source_20_Text">background-image</text:span>. On peut choisir de fixer l'image de fond, ou encore de la positionner où on veut sur la page.</text:p>
        </text:list-item>
        <text:list-item>
          <text:p text:style-name="P433"><text:bookmark text:name="r-8040624"/><text:bookmark text:name="r-8040625"/><text:soft-page-break/>On peut rendre une portion de la page transparente avec la propriété  <text:span text:style-name="Source_20_Text">opacity</text:span>  ou avec la notation  <text:span text:style-name="Source_20_Text">RGBA</text:span>  (une extension de la notation RGB, où la quatrième valeur indique le niveau de transparence).</text:p>
        </text:list-item>
      </text:list>
      <text:p text:style-name="P228"><text:span text:style-name="T926">À</text:span><text:span text:style-name="T924"> </text:span><text:span text:style-name="T930">noter :</text:span></text:p>
      <text:list xml:id="list1626722058" text:style-name="L15">
        <text:list-item>
          <text:p text:style-name="P464"><text:span text:style-name="T17">L</text:span><text:span text:style-name="T20">e site </text:span><text:span text:style-name="T45">//uigradients.com</text:span><text:span text:style-name="T20"> permet de visualiser l’effet de dégradés de couleurs sur l’écran d’un ordinateur, et ainsi de récupérer les codes couleurs du dégradé retenu</text:span><text:span text:style-name="T19">.</text:span></text:p>
        </text:list-item>
      </text:list>
      <text:h text:style-name="P403" text:outline-level="1"><text:bookmark-start text:name="__RefHeading___Toc8067_2293318748"/>Crée<text:span text:style-name="T512">r</text:span> des bordures et des ombres<text:bookmark-end text:name="__RefHeading___Toc8067_2293318748"/></text:h>
      <text:p text:style-name="P114"><text:span text:style-name="T1172">Chaque conteneur possède une </text:span><text:span text:style-name="T55">bordure</text:span><text:span text:style-name="T1172"> qu’il est loisible d’afficher ou pas. Les paramètres d’affichage de la bordure sont l’épaisseur, la couleur, le style, correspondant respectivement aux propriétés CSS </text:span><text:span text:style-name="T238">border-width</text:span><text:span text:style-name="T1172">, </text:span><text:span text:style-name="T238">border-color</text:span><text:span text:style-name="T1172">, </text:span><text:span text:style-name="T238">border-style</text:span><text:span text:style-name="T1172"> ; </text:span><text:span text:style-name="T1173">ces trois paramètres peuvent faire l’objet d’une déclaration unique à l’aide de la « super-propriété » </text:span><text:span text:style-name="T239">border</text:span><text:span text:style-name="T1173"> qui prend comme valeurs les mêmes que celles à donner à </text:span><text:span text:style-name="T238">border-width</text:span><text:span text:style-name="T1172">, </text:span><text:span text:style-name="T238">border-color</text:span><text:span text:style-name="T1172">, </text:span><text:span text:style-name="T238">border-style</text:span><text:span text:style-name="T602"> – </text:span><text:span text:style-name="T603">dans cet ordre et séparées par un espace</text:span><text:span text:style-name="T602">.</text:span></text:p>
      <text:p text:style-name="P117"><text:span text:style-name="T1094">L’expression de l’épaisseur, </text:span><text:span text:style-name="T1138">border-width</text:span><text:span text:style-name="T1094">, </text:span><text:span text:style-name="T1092">peut être qualitative (</text:span><text:span text:style-name="T1137">thin</text:span><text:span text:style-name="T1092">, </text:span><text:span text:style-name="T1137">medium</text:span><text:span text:style-name="T1092">, </text:span><text:span text:style-name="T1137">thick</text:span><text:span text:style-name="T1092">) ou quantitative (en pixels par exemple).</text:span></text:p>
      <text:p text:style-name="P115"><text:span text:style-name="T1057">L’expression de la couleur pour </text:span><text:span text:style-name="T1111">border-color</text:span><text:span text:style-name="T1057"> reprend celle vue au §</text:span><text:span text:style-name="T1057"><text:bookmark-ref text:reference-format="chapter" text:ref-name="__RefHeading___Toc6608_2293318748">8</text:bookmark-ref></text:span><text:span text:style-name="T1057">, opacité incluse.</text:span></text:p>
      <text:p text:style-name="P116"><text:span text:style-name="T1092">Les styles des bordures sont multiples ; il y a les contours classiques : continue simple (</text:span><text:span text:style-name="T1137">solid</text:span><text:span text:style-name="T1092">), continue double (</text:span><text:span text:style-name="T1137">double</text:span><text:span text:style-name="T1092">), en pointillé (</text:span><text:span text:style-name="T1137">dotted</text:span><text:span text:style-name="T1092">), en tirets (</text:span><text:span text:style-name="T1137">dashed</text:span><text:span text:style-name="T1092">), et les contours avec effet 3D : </text:span><text:span text:style-name="T1137">groove</text:span><text:span text:style-name="T1092">, </text:span><text:span text:style-name="T1137">ridge</text:span><text:span text:style-name="T1092">, </text:span><text:span text:style-name="T1137">inset</text:span><text:span text:style-name="T1092">, </text:span><text:span text:style-name="T1137">outset</text:span><text:span text:style-name="T1092"> – </text:span><text:span text:style-name="T1093">cf. </text:span><text:span text:style-name="T1158">//developer.mozilla.org/fr/docs/Web/CSS/border-style</text:span><text:span text:style-name="T1093">.</text:span></text:p>
      <text:p text:style-name="P225"><text:span text:style-name="T602">P</text:span><text:span text:style-name="T603">ar défaut la bordure est rectangulaire ; </text:span><text:span text:style-name="T604">cependant grâce à </text:span><text:span text:style-name="T603">la propriété </text:span><text:span text:style-name="T239">border-radius</text:span><text:span text:style-name="T603"> </text:span><text:span text:style-name="T604">il est possible</text:span><text:span text:style-name="T603"> d’arrondir l</text:span><text:span text:style-name="T604">es angles de l</text:span><text:span text:style-name="T603">a bordure – </text:span><text:span text:style-name="T604">jusqu’à obtenir de la bordure une allure d’ellipsoïdale</text:span><text:span text:style-name="T603">. </text:span><text:span text:style-name="T604">Les valeurs de </text:span><text:span text:style-name="T240">border-radius</text:span><text:span text:style-name="T604"> peuvent être exprimées en grandeur absolue (typiquement en </text:span><text:span text:style-name="T240">px</text:span><text:span text:style-name="T604">) ou en grandeur relative (</text:span><text:span text:style-name="T605">donc en </text:span><text:span text:style-name="T240">%</text:span><text:span text:style-name="T604">) par rapport à </text:span><text:span text:style-name="T605">la taille de la zone d’affichage dévolue au conteneur (au §</text:span><text:span text:style-name="T605"><text:bookmark-ref text:reference-format="chapter" text:ref-name="__RefHeading___Toc6565_3528553565">13</text:bookmark-ref></text:span><text:span text:style-name="T605"> on verra qu’il s’agit d’une zone rectangulaire qui s’appelle la </text:span><text:span text:style-name="T70">content-box</text:span><text:span text:style-name="T605">).</text:span></text:p>
      <text:p text:style-name="P240"><text:span text:style-name="T1088">À </text:span><text:span text:style-name="T1085">savoir</text:span><text:span text:style-name="T1057"> :</text:span></text:p>
      <text:p text:style-name="P82"><text:span text:style-name="T1149">►</text:span><text:span text:style-name="T1067"><text:tab/></text:span><text:span text:style-name="T1095">Les propriétés </text:span><text:span text:style-name="T1138">border-width</text:span><text:span text:style-name="T1091">, </text:span><text:span text:style-name="T1138">border-color</text:span><text:span text:style-name="T1091">, </text:span><text:span text:style-name="T1138">border-style</text:span><text:span text:style-name="T1095"> peuvent </text:span><text:span text:style-name="T1097">être déclinées pour </text:span><text:span text:style-name="T1095">cible</text:span><text:span text:style-name="T1096">r spécifiquement un</text:span><text:span text:style-name="T1095"> côté de la bordure en précisant avec les indicateurs </text:span><text:span text:style-name="T1112">-top</text:span><text:span text:style-name="T1059">, </text:span><text:span text:style-name="T1112">-right</text:span><text:span text:style-name="T1059">, </text:span><text:span text:style-name="T1112">-</text:span><text:span text:style-name="T1115">b</text:span><text:span text:style-name="T1112">ottom</text:span><text:span text:style-name="T1059">, </text:span><text:span text:style-name="T1112">-</text:span><text:span text:style-name="T1115">l</text:span><text:span text:style-name="T1112">eft</text:span><text:span text:style-name="T1095"> </text:span><text:span text:style-name="T1097">dans le nom de la propriété </text:span><text:span text:style-name="T1096">quel</text:span><text:span text:style-name="T1095"> </text:span><text:span text:style-name="T1096">est ce </text:span><text:span text:style-name="T1095">côté. Ainsi </text:span><text:span text:style-name="T1139">border-left-color: </text:span><text:span text:style-name="T1116">#FF0000</text:span><text:span text:style-name="T1139"> </text:span><text:span text:style-name="T1095"><text:s/>permet de stipuler </text:span><text:span text:style-name="T1096">le rouge comme</text:span><text:span text:style-name="T1095"> couleur </text:span><text:span text:style-name="T1096">pour le </text:span><text:span text:style-name="T1095">côté gauche de la bordure.</text:span></text:p>
      <text:p text:style-name="P86"><text:span text:style-name="T1150">►</text:span><text:span text:style-name="T1095"><text:tab/></text:span><text:span text:style-name="T1096">La propriété </text:span><text:span text:style-name="T1140">border-radius</text:span><text:span text:style-name="T1096"> peut </text:span><text:span text:style-name="T1097">être déclinée pour </text:span><text:span text:style-name="T1096">cibler spécifiquement un angle de la bordure en précisant avec les indicateurs </text:span><text:span text:style-name="T1112">-top-</text:span><text:span text:style-name="T1116">left</text:span><text:span text:style-name="T1059">, </text:span><text:span text:style-name="T1112">-</text:span><text:span text:style-name="T1116">top</text:span><text:span text:style-name="T1112">-right</text:span><text:span text:style-name="T1059">, </text:span><text:span text:style-name="T1112">-</text:span><text:span text:style-name="T1115">b</text:span><text:span text:style-name="T1112">ottom-</text:span><text:span text:style-name="T1116">left</text:span><text:span text:style-name="T1059">, </text:span><text:span text:style-name="T1112">-</text:span><text:span text:style-name="T1116">bottom</text:span><text:span text:style-name="T1112">-</text:span><text:span text:style-name="T1117">right</text:span><text:span text:style-name="T1059"> </text:span><text:span text:style-name="T1097">dans le nom de la propriété </text:span><text:span text:style-name="T1096">quel est cet angle. Ainsi </text:span><text:span text:style-name="T1140">border</text:span><text:span text:style-name="T1112">-</text:span><text:span text:style-name="T1115">b</text:span><text:span text:style-name="T1112">ottom-</text:span><text:span text:style-name="T1116">left</text:span><text:span text:style-name="T1140">-radius: </text:span><text:span text:style-name="T1141">10px</text:span><text:span text:style-name="T1105"> </text:span><text:span text:style-name="T1106">stipule que l’angle en-bas à gauche de la bordure doit être arrondi selon un rayon de courbure de 10px.</text:span></text:p>
      <text:p text:style-name="P87"><text:span text:style-name="T1151">►</text:span><text:span text:style-name="T1106"><text:tab/></text:span><text:span text:style-name="T1107">La valeur par défaut de </text:span><text:span text:style-name="T1138">border-style</text:span><text:span text:style-name="T1107"> est </text:span><text:span text:style-name="T1142">none</text:span><text:span text:style-name="T1107">. Par conséquent, si aucune déclaration dans le .css ne vient donner une valeur à </text:span><text:span text:style-name="T1138">border-style</text:span><text:span text:style-name="T1107"> (différente de </text:span><text:span text:style-name="T1142">none</text:span><text:span text:style-name="T1107">) la bordure ne sera pas affichée.</text:span></text:p>
      <text:p text:style-name="P118"><text:span text:style-name="T1175">Avec la propriété </text:span><text:span text:style-name="T241">bo</text:span><text:span text:style-name="T242">x</text:span><text:span text:style-name="T241">-shadow</text:span><text:span text:style-name="T1175"> le .css donne la possibilité d’afficher chaque conteneur avec une ombre portée autour de sa bordure. L’ombre portée respecte la forme de la bordure (si des angles </text:span><text:span text:style-name="T1176">de la bordure</text:span><text:span text:style-name="T1175"> sont arrondis, l’ombre l’est également au niveau de ces angles). </text:span><text:span text:style-name="T1177">Cette ombre</text:span><text:span text:style-name="T1176"> peut être agrémentée d’effet</text:span><text:span text:style-name="T1347">s</text:span><text:span text:style-name="T1176"> de flou </text:span><text:span text:style-name="T1347">et d’un effet de grossissement</text:span><text:span text:style-name="T1176">. Le site </text:span><text:span text:style-name="T1180">//cssgenerator.org/box-shadow-css-generator.html</text:span><text:span text:style-name="T1176"> permet d</text:span><text:span text:style-name="T1177">e constater</text:span><text:span text:style-name="T1176"> les rendus qui peuvent être obtenus </text:span><text:span text:style-name="T1177">selon les paramètres de </text:span><text:soft-page-break/><text:span text:style-name="T1177">réglage</text:span><text:span text:style-name="T1176"> </text:span><text:span text:style-name="T1177">de la projection de l’</text:span><text:span text:style-name="T1176">ombre : </text:span><text:span text:style-name="T1189">décalages horizontal et vertical de l’ombre projetée, taille de la zone de flou délimitant l’ombre (auxquels s’ajoute le rendu intérieur vs extérieur de l’ombre),</text:span><text:span text:style-name="T1176"> </text:span><text:span text:style-name="T1177">et de récupérer </text:span><text:span text:style-name="T1347">le code CSS</text:span><text:span text:style-name="T1177"> du rendu retenu</text:span><text:span text:style-name="T1176">.</text:span></text:p>
      <text:p text:style-name="P119"><text:span text:style-name="T1151">Avec la propriété </text:span><text:span text:style-name="T1144">text</text:span><text:span text:style-name="T1143">-shadow</text:span><text:span text:style-name="T1151"> le .css donne la possibilité d’afficher </text:span><text:span text:style-name="T1152">le texte d’un</text:span><text:span text:style-name="T1151"> conteneur avec une ombre portée. </text:span><text:span text:style-name="T1153">Les paramètres de réglage de la projection des ombres des caractères sont </text:span><text:span text:style-name="T1156">similaires aux paramétrages des ombres des conteneur, à savoir </text:span><text:span text:style-name="T1153">les décalages horizontal et vertical de l’ombre projetée, </text:span><text:span text:style-name="T1156">les effets de flou</text:span><text:span text:style-name="T1153">. </text:span><text:span text:style-name="T1156">Le site </text:span><text:span text:style-name="T1159">//cssgenerator.org/text-shadow-css-generator.html</text:span><text:span text:style-name="T1156"> permet de visualiser les rendus obtenus et d’en récupérer le code CSS.</text:span></text:p>
      <text:p text:style-name="P241"><text:span text:style-name="T1088">À </text:span><text:span text:style-name="T1089">savoir</text:span><text:span text:style-name="T1095"> :</text:span></text:p>
      <text:p text:style-name="P83"><text:span text:style-name="T1149">►</text:span><text:span text:style-name="T1067"><text:tab/></text:span><text:span text:style-name="T1068">Il est possible d’affecter plusieurs ombres à un conteneur </text:span><text:span text:style-name="T1069">ou à du texte</text:span><text:span text:style-name="T1095">. </text:span><text:span text:style-name="T1100">Si tel est le cas les ombres sont appliquées dans l’ordre inverse de leur déclaration (de sorte que la première ombre stipulée dans la déclaration CSS occulte éventuellement toutes les autres, que la deuxième occulte éventuellement toutes les suivantes,…).</text:span></text:p>
      <text:p text:style-name="P88"><text:span text:style-name="T1154">►</text:span><text:span text:style-name="T1069"><text:tab/>Par le jeu d’ombres multiples</text:span><text:span text:style-name="T1068"> </text:span><text:span text:style-name="T1069">et </text:span><text:span text:style-name="T1068">en jouant sur la valeur </text:span><text:span text:style-name="T1124">inset</text:span><text:span text:style-name="T1068"> </text:span><text:span text:style-name="T1071">vs</text:span><text:span text:style-name="T1068"> </text:span><text:span text:style-name="T1124">outset</text:span><text:span text:style-name="T1068"> de </text:span><text:span text:style-name="T1069">ces ombres dans la déclaration</text:span><text:span text:style-name="T1068"> </text:span><text:span text:style-name="T1125">bo</text:span><text:span text:style-name="T1126">x</text:span><text:span text:style-name="T1125">-shadow</text:span><text:span text:style-name="T1069"> il</text:span><text:span text:style-name="T1098"> est possible d</text:span><text:span text:style-name="T1099">e décorer </text:span><text:span text:style-name="T1098">de liserés de couleurs </text:span><text:span text:style-name="T1099">les</text:span><text:span text:style-name="T1098"> bordures.</text:span></text:p>
      <text:h text:style-name="Heading_20_3" text:outline-level="3"><text:bookmark-start text:name="__RefHeading___Toc186091_1002520536"/><text:bookmark text:name="r-8045166"/>En résumé<text:bookmark-end text:name="__RefHeading___Toc186091_1002520536"/></text:h>
      <text:list xml:id="list531980916" text:style-name="L16">
        <text:list-item>
          <text:p text:style-name="P434"><text:bookmark text:name="r-8045156"/><text:bookmark text:name="r-8045157"/><text:bookmark text:name="r-8045164"/>On peut appliquer une bordure à un élément avec la super-propriété CSS  <text:span text:style-name="Source_20_Text">border</text:span>. Il faut indiquer la largeur de la bordure, sa couleur et son type (simple, double, pointillés, tirets).</text:p>
        </text:list-item>
        <text:list-item>
          <text:p text:style-name="P434"><text:bookmark text:name="r-8045158"/><text:bookmark text:name="r-8045159"/>On peut arrondir les bordures avec la propriété CSS  <text:span text:style-name="Source_20_Text">border-radius</text:span>.</text:p>
        </text:list-item>
        <text:list-item>
          <text:p text:style-name="P434"><text:bookmark text:name="r-8045160"/><text:bookmark text:name="r-8045161"/>On peut ajouter une ombre aux blocs de texte avec  <text:span text:style-name="Source_20_Text">box-shadow</text:span>. On doit indiquer le décalage vertical et horizontal de l'ombre, son niveau d'adoucissement et sa couleur.</text:p>
        </text:list-item>
        <text:list-item>
          <text:p text:style-name="P434"><text:bookmark text:name="r-8045162"/><text:bookmark text:name="r-8045163"/>Le texte peut lui aussi avoir une ombre avec  <text:span text:style-name="Source_20_Text">text-shadow</text:span>.</text:p>
        </text:list-item>
      </text:list>
      <text:h text:style-name="Heading_20_1" text:outline-level="1"><text:bookmark-start text:name="__RefHeading___Toc5863_3528553565"/>Crée<text:span text:style-name="T512">r</text:span> des apparences dynamiques<text:bookmark-end text:name="__RefHeading___Toc5863_3528553565"/></text:h>
      <text:p text:style-name="P150"><text:span text:style-name="T1435">Avec les seuls codes HTML et CSS il est possible de conférer </text:span><text:span text:style-name="T1029">du dynamisme à une page web. </text:span><text:span text:style-name="T1435">Ainsi :</text:span></text:p>
      <text:p text:style-name="P151"><text:span text:style-name="T1430">La balise </text:span><text:span text:style-name="T397">&lt;details&gt;</text:span><text:span text:style-name="T1430"> permet de révéler/occulter à la demande</text:span><text:span text:style-name="T1433"> </text:span><text:span text:style-name="T1434">son contenu</text:span><text:span text:style-name="T1433">, conteneurs fils </text:span><text:span text:style-name="T1434">inclus, en cliquant sur un pictogramme devant l’intitulé (par défaut ce pictogramme est </text:span><text:span text:style-name="T893">►</text:span><text:span text:style-name="T548"> </text:span><text:span text:style-name="T1434">)</text:span><text:span text:style-name="T1430"> ; </text:span><text:span text:style-name="T1434">cette balise</text:span><text:span text:style-name="T1430"> doit s’utiliser en conjonction avec la balise </text:span><text:span text:style-name="T397">&lt;summary&gt;</text:span><text:span text:style-name="T1430"> qui </text:span><text:span text:style-name="T1434">spécifie</text:span><text:span text:style-name="T1430"> l’intitulé</text:span><text:span text:style-name="T1431"> du conteneur </text:span><text:span text:style-name="T396">&lt;detail&gt;</text:span><text:span text:style-name="T1430"> </text:span><text:span text:style-name="T1431">(</text:span><text:span text:style-name="T1434">c’est </text:span><text:span text:style-name="T1432">cet intitulé </text:span><text:span text:style-name="T1440">qui</text:span><text:span text:style-name="T1431"> est affiché en permanence). Le conteneur défini par </text:span><text:span text:style-name="T396">&lt;summary&gt;</text:span><text:span text:style-name="T1431"> ne peut contenir que du texte, </text:span><text:span text:style-name="T1440">notamment donc </text:span><text:span text:style-name="T1431">pas de fichier .jpeg, png, giff, svg ; </text:span><text:span text:style-name="T1432">mais les picto</text:span><text:span text:style-name="T1434">gramme</text:span><text:span text:style-name="T1432">s qui sont </text:span><text:span text:style-name="T1434">proposés </text:span><text:span text:style-name="T1432">dans les polices de caractères</text:span><text:span text:style-name="T1432"><text:note text:id="ftn17" text:note-class="footnote"><text:note-citation>17</text:note-citation><text:note-body><text:p text:style-name="P282">Voir <text:span text:style-name="T1182">//www.w3schools.com/charsets/ref_utf_symbols.asp</text:span><text:span text:style-name="T589">. </text:span><text:span text:style-name="T590">Pour utiliser un pictogrammes dont le code hexadécimal est ABCD, il faut écrire </text:span><text:span text:style-name="T213">&amp;#ABCD</text:span><text:span text:style-name="T590"> dans le texte.</text:span></text:p></text:note-body></text:note></text:span><text:span text:style-name="T1432"> sont en revanche parfaitement utilisables</text:span><text:span text:style-name="T1431">.</text:span></text:p>
      <text:p text:style-name="Text_20_body">La balise <text:span text:style-name="T70">&lt;meter&gt;</text:span> <text:span text:style-name="T1435">permet d’afficher une valeur numérique par l’artifice d’une réglette horizontale ; </text:span><text:span text:style-name="T1437">le </text:span><text:span text:style-name="T1438">contenu de la balise (i.e. ce qui se trouve entre son ouverture et sa fermeture) n’est pas affiché. L</text:span><text:span text:style-name="T1437">a valeur numérique </text:span><text:span text:style-name="T1438">affichée sous forme de réglette </text:span><text:span text:style-name="T1437">est celle donnée par l’attribut </text:span><text:span text:style-name="T399">value</text:span><text:span text:style-name="T729"> </text:span><text:span text:style-name="T730">de la balise </text:span><text:span text:style-name="T400">&lt;meter&gt;</text:span><text:span text:style-name="T1437"> ; </text:span><text:span text:style-name="T1438">les valeurs minimale (à gauche) et maximale (à droite) affichables sur la réglette sont déterminées par les attributs </text:span><text:span text:style-name="T400">min</text:span><text:span text:style-name="T1438"> et </text:span><text:span text:style-name="T400">max</text:span><text:span text:style-name="T1438">. Renseigner ces attributs est indispensables sauf si </text:span><text:span text:style-name="T400">value</text:span><text:span text:style-name="T1438"> est exprimé en </text:span><text:span text:style-name="T400">%</text:span><text:span text:style-name="T1438">, auquel cas ces attributs s’ils ne sont pas renseignés se comportent comme si </text:span><text:span text:style-name="T400">min="0%"</text:span><text:span text:style-name="T1438"> </text:span><text:span text:style-name="T400">max="100%"</text:span><text:span text:style-name="T1438">. </text:span><text:span text:style-name="T1437">Il est possible de </text:span><text:span text:style-name="T1435">caractériser </text:span><text:span text:style-name="T1439">visuellement</text:span><text:span text:style-name="T1435"> </text:span><text:span text:style-name="T1438">la</text:span><text:span text:style-name="T1435"> valeur </text:span><text:span text:style-name="T1438">affichée grâce à des couleurs distinctes </text:span><text:span text:style-name="T1439">de</text:span><text:span text:style-name="T1438"> la réglette (typiquement rouge </text:span><text:span text:style-name="T1439">vs</text:span><text:span text:style-name="T1438"> vert pour </text:span><text:span text:style-name="T1439">nok vs ok</text:span><text:span text:style-name="T1438">)</text:span><text:span text:style-name="T1438"><text:note text:id="ftn18" text:note-class="footnote"><text:note-citation>18</text:note-citation><text:note-body><text:p text:style-name="P284">Voir les détails du codage HTML dans ce cas ici : <text:span text:style-name="T1178">//www.w3docs.com/learn-html/html-meter-tag.htmlhttps://www.w3docs.com/learn-html/html-meter-tag.html</text:span><text:span text:style-name="T581">.</text:span></text:p></text:note-body></text:note></text:span><text:span text:style-name="T1435">.</text:span></text:p>
      <text:p text:style-name="P235"><text:span text:style-name="T1440">La balise </text:span><text:span text:style-name="T402">&lt;object&gt;</text:span><text:span text:style-name="T1440"> permet d’insérer un fichier .pdf dans la page web. </text:span><text:span text:style-name="T1449">L</text:span><text:span text:style-name="T1440">a syntaxe est la suivante :</text:span></text:p>
      <text:p text:style-name="P361"><text:span text:style-name="T1440">&lt;object type="application/pdf" data="</text:span><text:span text:style-name="T63">cheminvers</text:span><text:span text:style-name="T1440">/</text:span><text:span text:style-name="T63">fichier</text:span><text:span text:style-name="T1440">.pdf"&gt;…&lt;/object&gt;</text:span></text:p>
      <text:p text:style-name="P152"><text:span text:style-name="T1442">La balise </text:span><text:span text:style-name="T404">&lt;iframe&gt;</text:span><text:span text:style-name="T1442"> permet d’insérer </text:span><text:span text:style-name="T1443">dans la page web (désignée « page de 1</text:span><text:span text:style-name="T1366">er</text:span><text:span text:style-name="T1443"> niveau ») </text:span><text:span text:style-name="T1442">un</text:span><text:span text:style-name="T1443">e fenêtre dans laquelle une autre page web est affichée : </text:span><text:span text:style-name="T1444">la</text:span><text:span text:style-name="T1443"> « page de 2</text:span><text:span text:style-name="T1366">ème</text:span><text:span text:style-name="T1443"> niveau »</text:span><text:span text:style-name="T1442">. </text:span><text:span text:style-name="T1443">L</text:span><text:span text:style-name="T1444">a navigation dans </text:span><text:span text:style-name="T1443">cette page de 2</text:span><text:span text:style-name="T1366">ème</text:span><text:span text:style-name="T1443"> </text:span><text:span text:style-name="T1444">niveau s’effectue alors sans autre contrainte que la taille de la fenêtre qui lui est dévolue dans la page de 1</text:span><text:span text:style-name="T1367">er</text:span><text:span text:style-name="T1444"> niveau. La syntaxe est la suivante :</text:span></text:p>
      <text:p text:style-name="P54"><text:span text:style-name="T402">&lt;</text:span><text:span text:style-name="T405">iframe</text:span><text:span text:style-name="T402"> t</text:span><text:span text:style-name="T405">itle</text:span><text:span text:style-name="T402">="</text:span><text:span text:style-name="T84">m</text:span><text:span text:style-name="T88">a</text:span><text:span text:style-name="T89">-</text:span><text:span text:style-name="T88">description</text:span><text:span text:style-name="T402">" </text:span><text:span text:style-name="T405">src</text:span><text:span text:style-name="T402">="</text:span><text:span text:style-name="T85">url</text:span><text:span text:style-name="T84">"</text:span><text:span text:style-name="T402">&gt;…&lt;/</text:span><text:span text:style-name="T405">iframe</text:span><text:span text:style-name="T402">&gt;</text:span></text:p>
      <text:p text:style-name="P167"><text:span text:style-name="T1440">Ce</text:span><text:span text:style-name="T1445">s deux </text:span><text:span text:style-name="T1440">balise</text:span><text:span text:style-name="T1445">s, </text:span><text:span text:style-name="T402">&lt;object&gt;</text:span><text:span text:style-name="T1445"> </text:span><text:span text:style-name="T1450">et </text:span><text:span text:style-name="T404">&lt;iframe&gt;</text:span><text:span text:style-name="T1445">,</text:span><text:span text:style-name="T1440"> possède</text:span><text:span text:style-name="T1445">nt</text:span><text:span text:style-name="T1440"> des attributs </text:span><text:span text:style-name="T402">width</text:span><text:span text:style-name="T1440"> et </text:span><text:span text:style-name="T402">height</text:span><text:span text:style-name="T1440"> </text:span><text:span text:style-name="T1441">qui permettent de fixer </text:span><text:span text:style-name="T1445">les dimensions de </text:span><text:span text:style-name="T1441">la fenêtre dans laquelle le fichier pointé par </text:span><text:span text:style-name="T403">data</text:span><text:span text:style-name="T1441"> </text:span><text:span text:style-name="T1445">ou la page de 2</text:span><text:span text:style-name="T1368">ème</text:span><text:span text:style-name="T1445"> niveau pointée par </text:span><text:span text:style-name="T406">src</text:span><text:span text:style-name="T1445"> </text:span><text:span text:style-name="T1441">sera visualisé ; les valeurs à acceptables pour ces deux attributs s’expriment en pixels et uniquement en pixels – il vaut mieux utiliser les propriétés </text:span><text:span text:style-name="T403">width</text:span><text:span text:style-name="T1441"> et </text:span><text:span text:style-name="T403">height</text:span><text:span text:style-name="T1441"> du CSS </text:span><text:span text:style-name="T1450">qui donnent le même résultat et </text:span><text:span text:style-name="T1441">qui sont moins contraints en terme d’unité utilisable, </text:span><text:span text:style-name="T1442">avec</text:span><text:span text:style-name="T1441"> notamment le </text:span><text:span text:style-name="T403">%</text:span><text:span text:style-name="T1441">. </text:span><text:span text:style-name="T1442">Le contenu entre ouverture et fermeture de la balise n’est pas affiché sauf, </text:span><text:span text:style-name="T1445">pour </text:span><text:span text:style-name="T406">&lt;object&gt;</text:span><text:span text:style-name="T1442"> </text:span><text:span text:style-name="T1446">lorsque</text:span><text:span text:style-name="T1442"> le fichier pointé par </text:span><text:span text:style-name="T404">data</text:span><text:span text:style-name="T1442"> est inaccessible pour le navigateur</text:span><text:span text:style-name="T1442"><text:note text:id="ftn19" text:note-class="footnote"><text:note-citation>19</text:note-citation><text:note-body><text:p text:style-name="Footnote"><text:span text:style-name="T1446">Le </text:span>rôle <text:span text:style-name="T1446">est donc le même que celui de </text:span><text:span text:style-name="T70">alt</text:span> de <text:span text:style-name="T70">&lt;img&gt;</text:span> – voir §5.</text:p></text:note-body></text:note></text:span><text:span text:style-name="T1442">. </text:span><text:span text:style-name="T1445">Pour </text:span><text:span text:style-name="T406">&lt;iframe&gt;</text:span><text:span text:style-name="T1445"> </text:span><text:span text:style-name="T1446">rien de tel, puisque le navigateur, s’il ne parvient pas à trouver l’</text:span><text:span text:style-name="T86">url</text:span><text:span text:style-name="T1446"> pointée par </text:span><text:span text:style-name="T407">src</text:span><text:span text:style-name="T1446">, affiche</text:span><text:span text:style-name="T1451">ra</text:span><text:span text:style-name="T1446"> une page par défaut, </text:span><text:span text:style-name="T1451">une page indiquant qu’il n’a pas obtenu de réponse de l’</text:span><text:span text:style-name="T90">url</text:span><text:span text:style-name="T1446"> ; l’intérêt de </text:span><text:span text:style-name="T1451">l’attribut</text:span><text:span text:style-name="T1446"> </text:span><text:span text:style-name="T407">title</text:span><text:span text:style-name="T1446"> est de donner une description du contenu </text:span><text:span text:style-name="T941">pour une exploitation de la page web avec un terminal pour malvoyant</text:span><text:span text:style-name="T1369"><text:note-ref text:note-class="footnote" text:reference-format="text" text:ref-name="ftn19">19</text:note-ref></text:span><text:span text:style-name="T941"> </text:span><text:span text:style-name="T1446">(</text:span><text:span text:style-name="T1451">et</text:span><text:span text:style-name="T1446"> </text:span><text:span text:style-name="T1447">aussi</text:span><text:span text:style-name="T1446"> pour la maintenance du </text:span><text:soft-page-break/><text:span text:style-name="T1446">code HTML en </text:span><text:span text:style-name="T1447">énonçant</text:span><text:span text:style-name="T1446"> </text:span><text:span text:style-name="T1447">quel est </text:span><text:span text:style-name="T1446">l’</text:span><text:span text:style-name="T1447">intérêt de la page de 2</text:span><text:span text:style-name="T1370">ème</text:span><text:span text:style-name="T1447"> niveau dans le contexte de la page de 1</text:span><text:span text:style-name="T1370">er</text:span><text:span text:style-name="T1447"> niveau – ce que l’expression </text:span><text:span text:style-name="T1451">en général absconse </text:span><text:span text:style-name="T1447">de </text:span><text:span text:style-name="T87">url</text:span><text:span text:style-name="T1447"> a peu de chance de rendre clair)</text:span><text:span text:style-name="T941">.</text:span></text:p>
      <text:p text:style-name="P362"><text:span text:style-name="T1448">L</text:span><text:span text:style-name="T1439">e</text:span><text:span text:style-name="T1436"> concept de pseudo-classe permet </text:span><text:span text:style-name="T1439">également</text:span><text:span text:style-name="T1029"> </text:span><text:span text:style-name="T1436">de </text:span><text:span text:style-name="T1029">dynamise</text:span><text:span text:style-name="T1439">r</text:span><text:span text:style-name="T1029"> une page web :</text:span></text:p>
      <text:p text:style-name="P108"><text:span text:style-name="T933">Syntaxe </text:span><text:span text:style-name="T976">: </text:span><text:span text:style-name="T983">En code CSS, u</text:span><text:span text:style-name="T976">ne pseudo-classe est </text:span><text:span text:style-name="T983">cod</text:span><text:span text:style-name="T978">ée par </text:span><text:span text:style-name="T976">un </text:span><text:span text:style-name="T95">mot-clé</text:span><text:span text:style-name="T582"> </text:span><text:span text:style-name="T583">à ajouter à </text:span><text:span text:style-name="T587">un</text:span><text:span text:style-name="T976"> </text:span><text:span text:style-name="T207">s</text:span><text:span text:style-name="T208">e</text:span><text:span text:style-name="T207">lecteur</text:span><text:span text:style-name="T582"> </text:span><text:span text:style-name="T587">désignant un ou plusieurs conteneurs, </text:span><text:span text:style-name="T583">selon la syntaxe </text:span><text:span text:style-name="T208">selecteur</text:span><text:span text:style-name="T207">:</text:span><text:span text:style-name="T95">m</text:span><text:span text:style-name="T96">ot-clé</text:span><text:span text:style-name="T458"> . </text:span><text:span text:style-name="T460">L’instruction CSS :<text:line-break/><text:tab/></text:span><text:span text:style-name="T157">selecteur</text:span><text:span text:style-name="T158">:</text:span><text:span text:style-name="T95">m</text:span><text:span text:style-name="T96">ot-clé</text:span><text:span text:style-name="T459"> </text:span><text:span text:style-name="T157">{…}<text:line-break/></text:span><text:span text:style-name="T978">signifi</text:span><text:span text:style-name="T983">e au navigateur web de</text:span><text:span text:style-name="T978"> <text:s/>limiter l’applicabilité des déclarations dans</text:span><text:span text:style-name="T459"> </text:span><text:span text:style-name="T157">{...}</text:span><text:span text:style-name="T978"> à un </text:span><text:span text:style-name="T68">état</text:span><text:span text:style-name="T976"> spécifique </text:span><text:span text:style-name="T978">d</text:span><text:span text:style-name="T976">e(s) conteneur(s) désigné</text:span><text:span text:style-name="T977">(</text:span><text:span text:style-name="T976">s</text:span><text:span text:style-name="T977">)</text:span><text:span text:style-name="T976"> par </text:span><text:span text:style-name="T207">s</text:span><text:span text:style-name="T208">e</text:span><text:span text:style-name="T207">lecteur</text:span><text:span text:style-name="T977">.</text:span></text:p>
      <text:p text:style-name="P107"><text:span text:style-name="T980">Parmi ces tels états spécifiques </text:span><text:span text:style-name="T979">de</text:span><text:span text:style-name="T981">(s)</text:span><text:span text:style-name="T979"> conteneur</text:span><text:span text:style-name="T981">(</text:span><text:span text:style-name="T979">s</text:span><text:span text:style-name="T981">)</text:span><text:span text:style-name="T979"> désigné</text:span><text:span text:style-name="T981">(s)</text:span><text:span text:style-name="T979"> par </text:span><text:span text:style-name="T209">selecteur</text:span><text:span text:style-name="T584">, </text:span><text:span text:style-name="T980">on trouve </text:span><text:span text:style-name="T979">le survol par la souris </text:span><text:span text:style-name="T981">du conteneur</text:span><text:span text:style-name="T979"> ; </text:span><text:span text:style-name="T980">cet état est désigné par </text:span><text:span text:style-name="T981">la pseudo-classe </text:span><text:span text:style-name="T210">hover</text:span><text:span text:style-name="T980">.</text:span></text:p>
      <text:p text:style-name="P106"><text:span text:style-name="T980">L’usage des pseudo-classes intéresse en premier lieu les conteneurs de type </text:span><text:span text:style-name="T210">&lt;a&gt;</text:span><text:span text:style-name="T980"> </text:span><text:span text:style-name="T981">car il permet</text:span><text:span text:style-name="T980"> de </text:span><text:span text:style-name="T981">singulariser par rapport aux textes ordinaires </text:span><text:span text:style-name="T980">un lien hypertexte (voir §</text:span><text:span text:style-name="T980"><text:bookmark-ref text:reference-format="chapter" text:ref-name="__RefHeading___Toc5310_84523568">4</text:bookmark-ref></text:span><text:span text:style-name="T980">) </text:span><text:span text:style-name="T981">lorsque</text:span><text:span text:style-name="T980"> la souris </text:span><text:span text:style-name="T981">vient à le</text:span><text:span text:style-name="T980"> survole</text:span><text:span text:style-name="T981">r</text:span><text:span text:style-name="T980">. </text:span><text:span text:style-name="T981">Par rapport à cet usage, l</text:span><text:span text:style-name="T979">es principales pseudo-classes sont :</text:span></text:p>
      <text:p text:style-name="P180"><text:span text:style-name="T923">►</text:span><text:span text:style-name="T588"><text:tab/></text:span><text:span text:style-name="T209">hover</text:span><text:span text:style-name="T979"> : l’état spécifique est </text:span><text:span text:style-name="T982">ici </text:span><text:span text:style-name="T981">le survol par la souris ; </text:span><text:span text:style-name="T984">g</text:span><text:span text:style-name="T983">râce à la pseudo-classe hover il est possible de mettre en </text:span><text:span text:style-name="T984">exergue </text:span><text:span text:style-name="T983">le lien hypertexte </text:span><text:span text:style-name="T984">au survol par la souris (typiquement en le faisant apparaître <text:s/>souligné).</text:span></text:p>
      <text:p text:style-name="P181"><text:span text:style-name="T923">►</text:span><text:span text:style-name="T588"><text:tab/></text:span><text:span text:style-name="T211">active</text:span><text:span text:style-name="T585"> : l’état spécifique </text:span><text:span text:style-name="T586">en question </text:span><text:span text:style-name="T585">est l’activation du lien hypertexte, </text:span><text:span text:style-name="T586">soit le</text:span><text:span text:style-name="T585"> clic souris sur le lien hypertexte ; <text:tab/></text:span><text:span text:style-name="T586">(le conteneur </text:span><text:span text:style-name="T212">&lt;a&gt;</text:span><text:span text:style-name="T586"> visé reste généralement dans cet état spécifique peu de temps !)</text:span></text:p>
      <text:p text:style-name="P185"><text:span text:style-name="T923">►</text:span><text:span text:style-name="T588"><text:tab/></text:span><text:span text:style-name="T210">visited</text:span><text:span text:style-name="T979"> : </text:span><text:span text:style-name="T980">l’état spécifique</text:span><text:span text:style-name="T981"> </text:span><text:span text:style-name="T982">correspond au</text:span><text:span text:style-name="T981"> fait que le lien hypertexte a déjà été invoqué </text:span><text:span text:style-name="T982">(c’est grâce à la pseudo-classe </text:span><text:span text:style-name="T212">visited</text:span><text:span text:style-name="T982">, qu’on fait changer de couleur les liens hypertextes dès lors qu’ils ont été suivis)</text:span><text:span text:style-name="T981">.</text:span></text:p>
      <text:h text:style-name="Heading_20_3" text:outline-level="3"><text:bookmark-start text:name="__RefHeading___Toc186093_1002520536"/><text:bookmark text:name="r-8046357"/>En résumé<text:bookmark-end text:name="__RefHeading___Toc186093_1002520536"/></text:h>
      <text:list xml:id="list4284879435" text:style-name="L17">
        <text:list-item>
          <text:p text:style-name="P465"><text:span text:style-name="T1439">Les balises HTML </text:span><text:span text:style-name="T401">&lt;details&gt;</text:span><text:span text:style-name="T1439"> </text:span><text:span text:style-name="T1448">et </text:span><text:span text:style-name="T401">&lt;meter&gt;</text:span><text:span text:style-name="T1448"> </text:span><text:span text:style-name="T1439">permettent d’animer une page web.</text:span></text:p>
        </text:list-item>
        <text:list-item>
          <text:p text:style-name="P465"><text:span text:style-name="T1439">Les balises HTML </text:span><text:span text:style-name="T408">&lt;object&gt;</text:span><text:span text:style-name="T1448"> et </text:span><text:span text:style-name="T408">&lt;iframe&gt;</text:span><text:span text:style-name="T1448"> </text:span><text:span text:style-name="T1439">permettent </text:span><text:span text:style-name="T1448">d’intégrer à une page web des documents pdf ou d’ouvrir une fenêtre de navigation dans la</text:span><text:span text:style-name="T1439"> page web.</text:span></text:p>
        </text:list-item>
        <text:list-item>
          <text:p text:style-name="P468"><text:bookmark text:name="r-8046338"/><text:bookmark text:name="r-8046339"/><text:bookmark text:name="r-8046348"/>En CSS, on peut modifier l'apparence de certaines sections dynamiquement, après le chargement de la page, lorsque certaines interactions se produisent. On utilise pour cela les pseudo-classes.</text:p>
        </text:list-item>
      </text:list>
      <text:list xml:id="list3827745415" text:style-name="L18">
        <text:list-item>
          <text:p text:style-name="P492"><text:bookmark text:name="r-8046340"/><text:bookmark text:name="r-8046341"/>La pseudo-classe  <text:span text:style-name="Source_20_Text">:hover </text:span>  modifie l'apparence d'un élément au survol (par exemple : <text:span text:style-name="Source_20_Text">a:hover</text:span>  modifie l'apparence des liens hypertextes lorsque la souris pointe dessus).</text:p>
        </text:list-item>
        <text:list-item>
          <text:p text:style-name="P493"><text:bookmark text:name="r-8046342"/><text:bookmark text:name="r-8046343"/>La pseudo-classe  <text:span text:style-name="Source_20_Text">:active</text:span>  modifie l'apparence des liens hypertextes au moment du clic.</text:p>
        </text:list-item>
        <text:list-item>
          <text:p text:style-name="P493"><text:bookmark text:name="r-8046561"/><text:bookmark text:name="r-8046562"/>La pseudo-classe <text:span text:style-name="Source_20_Text">:visited</text:span> modifie l'apparence des liens hypertextes lorsqu'un lien a déjà été visité.</text:p>
        </text:list-item>
        <text:list-item>
          <text:p text:style-name="P493"><text:bookmark text:name="r-8046344"/><text:bookmark text:name="r-8046345"/>La pseudo-classe  <text:span text:style-name="Source_20_Text">:focus</text:span>  modifie l'apparence d'un élément sélectionné via la touche "tab".</text:p>
        </text:list-item>
      </text:list>
      <text:p text:style-name="P18"><text:bookmark text:name="r-8046346"/><text:bookmark text:name="r-8046347"/>Encore aujourd'hui, certaines propriétés ne sont pas totalement reconnues par tous les navigateurs.</text:p>
      <text:h text:style-name="P408" text:outline-level="1"><text:bookmark-start text:name="__RefHeading___Toc351_337443988"/>Structure<text:span text:style-name="T962">r</text:span> <text:span text:style-name="T512">la</text:span> page<text:bookmark-end text:name="__RefHeading___Toc351_337443988"/></text:h>
      <text:p text:style-name="Text_20_body">Le code HTML est pourvu d’un jeu de balises visant à refléter <text:span text:style-name="T1240">une</text:span> structure générique d’un document. On trouve ainsi les balises <text:span text:style-name="T1044">typiques d’édition de texte</text:span> :</text:p>
      <text:p text:style-name="P178"><text:span text:style-name="T888">►</text:span><text:span text:style-name="T197"><text:tab/></text:span><text:span text:style-name="T70">&lt;header&gt;</text:span> <text:span text:style-name="T1039">qui est destiné aux en-tête de page ;</text:span></text:p>
      <text:p text:style-name="P183"><text:span text:style-name="T888">►</text:span><text:span text:style-name="T197"><text:tab/></text:span><text:span text:style-name="T70">&lt;footer&gt;</text:span> <text:span text:style-name="T1039">qui est destiné aux pieds-de page ;</text:span></text:p>
      <text:p text:style-name="P183"><text:span text:style-name="T888">►</text:span><text:span text:style-name="T197"><text:tab/></text:span><text:span text:style-name="T70">&lt;section&gt;</text:span> <text:span text:style-name="T1039">qui est destiné au chapitrage de la page </text:span><text:span text:style-name="T1040">web</text:span><text:span text:style-name="T1039"> ;</text:span></text:p>
      <text:p text:style-name="P182"><text:span text:style-name="T888">►</text:span><text:span text:style-name="T197"><text:tab/></text:span><text:span text:style-name="T228">&lt;aside&gt;</text:span><text:span text:style-name="T1040"> qui est destiné aux apartés (par ex. les notes de bas de page) ;</text:span></text:p>
      <text:p text:style-name="P182"><text:span text:style-name="T888">►</text:span><text:span text:style-name="T197"><text:tab/></text:span><text:span text:style-name="T228">&lt;article&gt;</text:span><text:span text:style-name="T1040"> </text:span><text:span text:style-name="T1043">qui est </text:span><text:span text:style-name="T1040">destiné aux encarts ;</text:span></text:p>
      <text:p text:style-name="P60">qui viennent s’ajouter aux balises vues au §<text:bookmark-ref text:reference-format="chapter" text:ref-name="__RefHeading___Toc465_337443988">3</text:bookmark-ref>. <text:span text:style-name="T1043">Chacune de ces balises peut apparaître plusieurs fois dans le .html (</text:span><text:span text:style-name="T1241">il est tout à fait possible que </text:span><text:span text:style-name="T1043"><text:s/>chaque </text:span><text:span text:style-name="T229">&lt;section&gt;</text:span><text:span text:style-name="T1043"> </text:span><text:span text:style-name="T1241">dispose de</text:span><text:span text:style-name="T1043"> ses propres </text:span><text:span text:style-name="T229">&lt;header&gt;</text:span><text:span text:style-name="T1043"> et </text:span><text:span text:style-name="T229">&lt;footer&gt;</text:span><text:span text:style-name="T1043">).</text:span></text:p>
      <text:p text:style-name="P110">Il convient d’ajouter à cette liste l<text:span text:style-name="T1044">es</text:span> balise<text:span text:style-name="T1044">s :</text:span></text:p>
      <text:p text:style-name="P179"><text:span text:style-name="T888">►</text:span><text:span text:style-name="T197"><text:tab/></text:span><text:span text:style-name="T230">&lt;main&gt;</text:span><text:span text:style-name="T1042"> qui est destiné à </text:span><text:span text:style-name="T1044">délimiter ce qui constitue (selon son concepteur)</text:span><text:span text:style-name="T1042"> le cœur de la page web ;<text:line-break/>à cet égard </text:span><text:span text:style-name="T230">&lt;main&gt;</text:span><text:span text:style-name="T1042"> ne doit apparaître – </text:span><text:span text:style-name="T1043">en toute </text:span><text:span text:style-name="T1042">logique – qu’une fois dans le code HTML. Il n’est </text:span><text:span text:style-name="T1043">cependant </text:span><text:span text:style-name="T1042">pas requis qu’</text:span><text:span text:style-name="T1043">un</text:span><text:span text:style-name="T1042"> </text:span><text:span text:style-name="T230">&lt;main&gt;</text:span><text:span text:style-name="T1042"> apparaisse dans un .html.</text:span></text:p>
      <text:p text:style-name="P184"><text:span text:style-name="T888">►</text:span><text:span text:style-name="T197"><text:tab/></text:span><text:span text:style-name="T229">&lt;nav&gt;</text:span><text:span text:style-name="T1043"> qui est destiné à regrouper </text:span><text:span text:style-name="T1044">d</text:span><text:span text:style-name="T1043">es liens hypertextes d</text:span><text:span text:style-name="T1044">ans</text:span><text:span text:style-name="T1043"> la page web.</text:span></text:p>
      <text:p text:style-name="P109"><text:span text:style-name="T1043">Aucune de c</text:span><text:span text:style-name="T1041">es</text:span><text:span text:style-name="T1040"> balises, </text:span><text:span text:style-name="T1043">qui sont toutes de type </text:span><text:span text:style-name="T229">block</text:span><text:span text:style-name="T1043">,</text:span><text:span text:style-name="T1040"> </text:span><text:span text:style-name="T1041">n</text:span><text:span text:style-name="T1043">e possède </text:span><text:span text:style-name="T1041">de rendu spécifique attaché </text:span><text:span text:style-name="T1044">au</text:span><text:span text:style-name="T1041"> nom </text:span><text:span text:style-name="T1044">de la balise</text:span><text:span text:style-name="T1041"> – </text:span><text:span text:style-name="T1043">c’est par la feuille de style que doit être stipulé </text:span><text:span text:style-name="T1242">ce</text:span><text:span text:style-name="T1043"> rendu, </text:span><text:span text:style-name="T1242">qui peut d’ailleurs être différents d’une balise de même type à l’autre dans la même page</text:span><text:span text:style-name="T1043">.</text:span></text:p>
      <text:p text:style-name="P224"><text:span text:style-name="T457">Bonnes pratiques</text:span><text:span text:style-name="T450"> : </text:span><text:span text:style-name="T452">Structure</text:span><text:span text:style-name="T453">r</text:span><text:span text:style-name="T452"> le code HTML en utilisant à bon escient les balises par rapport à leur dénomination.</text:span></text:p>
      <text:p text:style-name="P236"><text:bookmark text:name="r-8046801"/><text:span text:style-name="T924">En résumé</text:span> :</text:p>
      <text:list xml:id="list2945187473" text:style-name="L19">
        <text:list-item>
          <text:p text:style-name="P435"><text:bookmark text:name="r-8046781"/><text:bookmark text:name="r-8046795"/><text:bookmark text:name="r-8046800"/>Plusieurs balises permettent de délimiter les différentes zones qui constituent la page web :</text:p>
          <text:list>
            <text:list-item>
              <text:p text:style-name="P435"><text:bookmark text:name="r-8046782"/><text:bookmark text:name="r-8046783"/><text:bookmark text:name="r-8046794"/><text:span text:style-name="Source_20_Text">&lt;header&gt;</text:span> : en-tête ;</text:p>
            </text:list-item>
            <text:list-item>
              <text:p text:style-name="P435"><text:bookmark text:name="r-8046784"/><text:bookmark text:name="r-8046785"/><text:span text:style-name="Source_20_Text">&lt;footer&gt;</text:span> : pied de page ;</text:p>
            </text:list-item>
            <text:list-item>
              <text:p text:style-name="P435"><text:bookmark text:name="r-8046786"/><text:bookmark text:name="r-8046787"/><text:span text:style-name="Source_20_Text">&lt;nav&gt;</text:span> : liens principaux de navigation ;</text:p>
            </text:list-item>
            <text:list-item>
              <text:p text:style-name="P435"><text:bookmark text:name="r-8046788"/><text:bookmark text:name="r-8046789"/><text:span text:style-name="Source_20_Text">&lt;section&gt;</text:span> : section de page ;</text:p>
            </text:list-item>
            <text:list-item>
              <text:p text:style-name="P435"><text:bookmark text:name="r-8046790"/><text:bookmark text:name="r-8046791"/><text:span text:style-name="Source_20_Text">&lt;aside&gt;</text:span> : informations complémentaires ;</text:p>
            </text:list-item>
            <text:list-item>
              <text:p text:style-name="P435"><text:bookmark text:name="r-8046792"/><text:bookmark text:name="r-8046793"/><text:span text:style-name="Source_20_Text">&lt;article&gt;</text:span> : article indépendant.</text:p>
            </text:list-item>
          </text:list>
        </text:list-item>
        <text:list-item>
          <text:p text:style-name="P435"><text:bookmark text:name="r-8046796"/><text:bookmark text:name="r-8046797"/>Ces balises peuvent être imbriquées les unes dans les autres. Ainsi, une section peut avoir son propre en-tête.</text:p>
        </text:list-item>
        <text:list-item>
          <text:p text:style-name="P435"><text:bookmark text:name="r-8046799"/><text:bookmark text:name="r-8046798"/>Ces balises ne s'occupent pas de la mise en page. Elles servent seulement à indiquer à l'ordinateur la fonction du texte qu'elles encadrent. On pourrait très bien placer l'en-tête en bas de la page, si on le souhaitait.</text:p>
        </text:list-item>
      </text:list>
      <text:p text:style-name="P227"><text:soft-page-break/><text:span text:style-name="T926">À</text:span><text:span text:style-name="T924"> noter</text:span> :</text:p>
      <text:list xml:id="list164535697513046" text:continue-list="list164536305714716" text:style-name="L1">
        <text:list-item>
          <text:p text:style-name="P418"><text:span text:style-name="T939">Si les noms des balises ont en eux-mêmes </text:span><text:span text:style-name="T1043">pas </text:span><text:span text:style-name="T939">d’effet sur le rendu à l’affichage, les moteurs d’indexation des sites web exploitent les noms des balises </text:span><text:span text:style-name="T974">pour caractériser la page</text:span><text:span text:style-name="T939">.</text:span></text:p>
        </text:list-item>
      </text:list>
      <text:h text:style-name="P406" text:outline-level="1"><text:bookmark-start text:name="__RefHeading___Toc151172_1002520536"/><text:span text:style-name="T1427">Gérer l</text:span><text:span text:style-name="T517">es</text:span><text:span text:style-name="T1427"> lignes de texte</text:span><text:bookmark-end text:name="__RefHeading___Toc151172_1002520536"/></text:h>
      <text:p text:style-name="P147"><text:span text:style-name="T919">Il a déjà été vu (au §</text:span><text:span text:style-name="T919"><text:bookmark-ref text:reference-format="chapter" text:ref-name="__RefHeading___Toc465_337443988">3</text:bookmark-ref></text:span><text:span text:style-name="T919">) que p</text:span><text:span text:style-name="T908">our les conteneurs qui contiennent des</text:span><text:span text:style-name="T910"> chaînes de caractères</text:span><text:span text:style-name="T909"> (</text:span><text:span text:style-name="T912">a</text:span><text:span text:style-name="T911">u §</text:span><text:span text:style-name="T911"><text:bookmark-ref text:reference-format="chapter" text:ref-name="__RefHeading___Toc8741_428825303">14</text:bookmark-ref></text:span><text:span text:style-name="T911"> ces chaînes de caractères sont identifiées en tant que « conteneurs anonymes »</text:span><text:span text:style-name="T909">) </text:span><text:span text:style-name="T918">ces chaînes de caractères</text:span><text:span text:style-name="T909"> s</text:span><text:span text:style-name="T910">on</text:span><text:span text:style-name="T909">t </text:span><text:span text:style-name="T912">rendus par défaut à l’écran </text:span><text:span text:style-name="T914">par le navigateur web </text:span><text:span text:style-name="T909">sans tenir compte du nombre d’espaces entre deux mots de la chaîne </text:span><text:span text:style-name="T912">de caractères </text:span><text:span text:style-name="T914">et sans tenir compte</text:span><text:span text:style-name="T913"> de</text:span><text:span text:style-name="T914">s</text:span><text:span text:style-name="T913"> retours à la ligne</text:span><text:span text:style-name="T912"> </text:span><text:span text:style-name="T904">:</text:span><text:span text:style-name="T910"> un et un seul espace est affiché </text:span><text:span text:style-name="T914">entre deux mots du texte</text:span><text:span text:style-name="T910">. </text:span><text:span text:style-name="T919">Ce comportement du navigateur web peut être modifié grâce à une balise spécifique, la balise </text:span><text:span text:style-name="T138">&lt;pre&gt;</text:span><text:span text:style-name="T919">, et pour </text:span><text:span text:style-name="T921">les</text:span><text:span text:style-name="T919"> </text:span><text:span text:style-name="T921">autres</text:span><text:span text:style-name="T919"> balise</text:span><text:span text:style-name="T921">s</text:span><text:span text:style-name="T919"> par la propriété </text:span><text:span text:style-name="T138">white-space</text:span><text:span text:style-name="T919">.</text:span></text:p>
      <text:p text:style-name="P234"><text:span text:style-name="T912">L</text:span><text:span text:style-name="T919">a balise </text:span><text:span text:style-name="T138">&lt;pre&gt;</text:span><text:span text:style-name="T919"> définit un conteneur dans lequel la chaîne de caractères entre l’ouverture et la fermeture de la balise est </text:span><text:span text:style-name="T921">préservée par le navigateur, c’est à dire </text:span><text:span text:style-name="T920">affichée</text:span><text:span text:style-name="T919"> </text:span><text:span text:style-name="T920">en respectant espaces et retours à la ligne</text:span><text:span text:style-name="T920"><text:note text:id="ftn20" text:note-class="footnote"><text:note-citation>20</text:note-citation><text:note-body><text:p text:style-name="P283">En général, le texte dans <text:span text:style-name="T70">&lt;pre&gt;…&lt;pre&gt;</text:span> s’affiche en caractères mono-espacés (comme les caractères utilisés dans les éditeurs de code) de sorte que les aspects du texte dans le .html est dans le rendu de la page web soient identiques.</text:p></text:note-body></text:note></text:span><text:span text:style-name="T920">. Attention toutefois dans cette chaîne de caractères à veiller à remplacer les caractères réservés HTML, à savoir </text:span><text:span text:style-name="T139">&amp;</text:span><text:span text:style-name="T920">,</text:span><text:span text:style-name="T139">&lt;</text:span><text:span text:style-name="T920">,</text:span><text:span text:style-name="T139">&gt;</text:span><text:span text:style-name="T920">,</text:span><text:span text:style-name="T139">"</text:span><text:span text:style-name="T510">,</text:span><text:span text:style-name="T920"> par, respectivement, </text:span><text:span text:style-name="Source_20_Text"><text:span text:style-name="T827">&amp;amp</text:span></text:span><text:span text:style-name="Source_20_Text"><text:span text:style-name="T488">, </text:span></text:span><text:span text:style-name="Source_20_Text"><text:span text:style-name="T827">&amp;lt</text:span></text:span><text:span text:style-name="Source_20_Text"><text:span text:style-name="T488">, </text:span></text:span><text:span text:style-name="Source_20_Text"><text:span text:style-name="T827">&amp;gt</text:span></text:span><text:span text:style-name="Source_20_Text"><text:span text:style-name="T920">,</text:span></text:span><text:span text:style-name="T920"> </text:span><text:span text:style-name="T139">&amp;quot</text:span><text:span text:style-name="T920"> pour éviter au navigateur d’interpréter par erreur une séquence de caractères </text:span><text:span text:style-name="T921">dans la chaîne ainsi préservée </text:span><text:span text:style-name="T920">comme un élément de code HTML.</text:span></text:p>
      <text:p text:style-name="Text_20_body"><text:span text:style-name="T912">La propriété CSS </text:span><text:span text:style-name="T136">white-space</text:span><text:span text:style-name="T912"> </text:span><text:span text:style-name="T919">détermine comment le</text:span><text:span text:style-name="T912"> navigateur web </text:span><text:span text:style-name="T919">doit interpréter les espaces et les retour à la ligne dans une chaîne de caractères</text:span><text:span text:style-name="T912">. </text:span><text:span text:style-name="T913">Parmi les valeurs que peut prendre </text:span><text:span text:style-name="T137">white-space</text:span><text:span text:style-name="T913"> sont à noter plus particulièrement</text:span><text:span text:style-name="T912"> :</text:span></text:p>
      <text:p text:style-name="P352"><text:span text:style-name="T912">►<text:tab/></text:span><text:span text:style-name="T136">white-space:normal</text:span><text:span text:style-name="T912"> : (valeur par défaut) </text:span><text:span text:style-name="T913">les retours à la ligne et </text:span><text:span text:style-name="T912">les espaces </text:span><text:span text:style-name="T913">de la chaîne de caractères </text:span><text:span text:style-name="T912">sont concaténés et affichés dans le texte comme un espace simple de séparation </text:span><text:span text:style-name="T913">entre mots </text:span><text:span text:style-name="T912">ou </text:span><text:span text:style-name="T913">comme </text:span><text:span text:style-name="T912">un saut à la ligne </text:span><text:span text:style-name="T913">si la longueur du texte l’exige par rapport à la taille du conteneur </text:span><text:span text:style-name="T912">;</text:span></text:p>
      <text:p text:style-name="P353"><text:span text:style-name="T912">►<text:tab/></text:span><text:span text:style-name="T136">white-space:nowrap</text:span><text:span text:style-name="T912"> : </text:span><text:span text:style-name="T914">les retours à la ligne et </text:span><text:span text:style-name="T912">les espaces </text:span><text:span text:style-name="T913">de la chaîne de caractères</text:span><text:span text:style-name="T914"> </text:span><text:span text:style-name="T912">sont concaténés et affichés dans le texte comme un espace simple de séparation </text:span><text:span text:style-name="T913">entre mots </text:span><text:span text:style-name="T914">et uniquement comme tel (le texte est donc affiché sur une seule ligne, même si </text:span><text:span text:style-name="T916">cela doit conduire à ce que le texte</text:span><text:span text:style-name="T915"> </text:span><text:span text:style-name="T916">dépasse la zone d’affichage dévolue a</text:span><text:span text:style-name="T914">u conteneur</text:span><text:span text:style-name="T913">)</text:span><text:span text:style-name="T912"> ; </text:span><text:span text:style-name="T912"><text:note text:id="ftn21" text:note-class="footnote"><text:note-citation>21</text:note-citation><text:note-body><text:p text:style-name="P281"><text:span text:style-name="T1428">Pour </text:span><text:span text:style-name="T1429">obtenir </text:span><text:span text:style-name="T1221">un saut </text:span><text:span text:style-name="T1428">de ligne il faut alors utiliser la balise orpheline </text:span><text:span text:style-name="T393">&lt;br&gt;</text:span><text:span text:style-name="T1428"> (voir §</text:span><text:span text:style-name="T1428"><text:bookmark-ref text:reference-format="chapter" text:ref-name="__RefHeading___Toc465_337443988">3</text:bookmark-ref></text:span><text:span text:style-name="T1428">) ; </text:span><text:span text:style-name="T1429">mais alors – par rapport à la logique du propos – les chaînes de caractères de part et d’autre de </text:span><text:span text:style-name="T394">&lt;br&gt;</text:span><text:span text:style-name="T1429"> sont <text:s/>dans </text:span><text:span text:style-name="T1222">des</text:span><text:span text:style-name="T1429"> « conteneur anonyme » distincts (voir §</text:span><text:span text:style-name="T1429"><text:bookmark-ref text:reference-format="chapter" text:ref-name="__RefHeading___Toc8741_428825303">14</text:bookmark-ref></text:span><text:span text:style-name="T1429">)</text:span><text:span text:style-name="T1428">.</text:span></text:p></text:note-body></text:note></text:span></text:p>
      <text:p text:style-name="P354"><text:span text:style-name="T912">►<text:tab/></text:span><text:span text:style-name="T136">white-space:pre</text:span><text:span text:style-name="T912"> : </text:span><text:span text:style-name="T916">le texte est préservé autant en ce qui concerne les retours à la ligne que le nombre d’espaces</text:span><text:span text:style-name="T915"> </text:span><text:span text:style-name="T916">entre mots, </text:span><text:span text:style-name="T914">même si </text:span><text:span text:style-name="T916">cela doit conduire à ce que le texte</text:span><text:span text:style-name="T915"> </text:span><text:span text:style-name="T916">dépasse la zone d’affichage dévolue a</text:span><text:span text:style-name="T914">u conteneur</text:span><text:span text:style-name="T915">.</text:span></text:p>
      <text:p text:style-name="P354"><text:span text:style-name="T912">►<text:tab/></text:span><text:span text:style-name="T136">white-space:pre-wrap</text:span><text:span text:style-name="T912"> : </text:span><text:span text:style-name="T916">le texte est préservé autant en ce qui concerne les retours à la ligne que le nombre d’espaces</text:span><text:span text:style-name="T915"> </text:span><text:span text:style-name="T916">entre mots, mais le navigateur rajoute les retours à la ligne nécessaires pour maintenir autant que possible le texte dans la zone d’affichage dévolue a</text:span><text:span text:style-name="T914">u conteneur</text:span><text:span text:style-name="T915">.</text:span></text:p>
      <text:p text:style-name="P351"><text:span text:style-name="T912">►<text:tab/></text:span><text:span text:style-name="T136">white-space:pre-line</text:span><text:span text:style-name="T912"> : </text:span><text:span text:style-name="T916">le texte est préservé en ce qui concerne les retours à la ligne, </text:span><text:span text:style-name="T917">mais les espaces sont concaténés</text:span><text:span text:style-name="T916">, </text:span><text:span text:style-name="T917">et</text:span><text:span text:style-name="T916"> le navigateur rajoute les retours à la ligne nécessaires pour maintenir autant que possible le texte dans la zone d’affichage dévolue a</text:span><text:span text:style-name="T914">u conteneur</text:span><text:span text:style-name="T915">.</text:span></text:p>
      <text:p text:style-name="Text_20_body"/>
      <text:h text:style-name="P407" text:outline-level="1"><text:bookmark-start text:name="__RefHeading___Toc6565_3528553565"/>Découvr<text:span text:style-name="T512">ir</text:span> le modèle des boîtes<text:bookmark-end text:name="__RefHeading___Toc6565_3528553565"/></text:h>
      <text:p text:style-name="P111"><text:span text:style-name="T1045">Il a déjà été vu (au §</text:span><text:span text:style-name="T1045"><text:bookmark-ref text:reference-format="chapter" text:ref-name="__RefHeading___Toc465_337443988">3</text:bookmark-ref></text:span><text:span text:style-name="T1045">) que les conteneurs HTML étaient de type </text:span><text:span text:style-name="T231">inline</text:span><text:span text:style-name="T1045"> ou de type </text:span><text:span text:style-name="T231">block</text:span><text:span text:style-name="T1045">. </text:span><text:span text:style-name="T1048">Quel qu’en soit le type, c</text:span><text:span text:style-name="T1046">haque rendu de conteneur s’appuie sur un modèle de </text:span><text:span text:style-name="T54">boîte</text:span><text:span text:style-name="T55">s</text:span><text:span text:style-name="T1046"> </text:span><text:span text:style-name="T1048">qui se matérialise par </text:span><text:span text:style-name="T1046">une surface rectangulaire de l’écran d’affichage </text:span><text:span text:style-name="T1048">qui est </text:span><text:span text:style-name="T1046">dédié</text:span><text:span text:style-name="T1048">e</text:span><text:span text:style-name="T1046"> au conteneur.</text:span></text:p>
      <text:p text:style-name="P112"><draw:frame text:anchor-type="paragraph" draw:z-index="1" draw:name="Forme3" draw:style-name="gr3" draw:text-style-name="P511" svg:width="10.161cm" svg:height="4.153cm" svg:x="8.537cm" svg:y="0.332cm"><draw:text-box><text:p text:style-name="P507"><text:span text:style-name="T1495">boîte de marge du </text:span><text:span text:style-name="T1495">conteneur</text:span></text:p><text:p text:style-name="P507"><text:span text:style-name="T1496"><text:s text:c="9"/></text:span><text:span text:style-name="T1495"><text:s text:c="33"/></text:span><text:span text:style-name="T1495"><text:s text:c="2"/></text:span><text:span text:style-name="T1497">bordure du conteneur</text:span><text:span text:style-name="T1495"><text:line-break/></text:span><text:span text:style-name="T1495"><text:line-break/></text:span><text:span text:style-name="T1498">margin</text:span></text:p></draw:text-box></draw:frame><draw:frame text:anchor-type="paragraph" draw:z-index="3" draw:name="Forme2" draw:style-name="gr1" draw:text-style-name="P508" svg:width="3.952cm" svg:height="0.953cm" svg:x="11.686cm" svg:y="2.131cm"><draw:text-box><text:p text:style-name="P507"><text:span text:style-name="T1492">content</text:span><text:span text:style-name="T1493">-box</text:span></text:p></draw:text-box></draw:frame><draw:frame text:anchor-type="paragraph" draw:z-index="0" draw:name="Forme4" draw:style-name="gr4" draw:text-style-name="P512" svg:width="10.32cm" svg:height="4.453cm" svg:x="8.246cm" svg:y="0.217cm"><draw:text-box><text:p/></draw:text-box></draw:frame><draw:custom-shape text:anchor-type="paragraph" draw:z-index="2" draw:name="Forme1" draw:style-name="gr2" draw:text-style-name="P510" svg:width="7.48cm" svg:height="2.128cm" svg:x="10.047cm" svg:y="1.351cm"><text:p text:style-name="P509"><text:span text:style-name="T1493">border-box</text:span><text:span text:style-name="T1493"><text:line-break/></text:span><text:span text:style-name="T1493"><text:line-break/></text:span><text:span text:style-name="T1494">padding</text:span><text:span text:style-name="T1493"><text:line-break/></text:span><text:span text:style-name="T1493"><text:line-break/></text:span><text:span text:style-name="T1493"/></text:p><draw:enhanced-geometry svg:viewBox="0 0 21600 21600" draw:type="rectangle" draw:enhanced-path="M 0 0 L 21600 0 21600 21600 0 21600 0 0 Z N"/></draw:custom-shape><text:span text:style-name="T1046">Ce modèle de</text:span><text:span text:style-name="T1198">s</text:span><text:span text:style-name="T1046"> boîte</text:span><text:span text:style-name="T1172">s</text:span><text:span text:style-name="T1046"> </text:span><text:span text:style-name="T1049">c</text:span><text:span text:style-name="T1046">onsiste en un premier rectangle, </text:span><text:span text:style-name="T1048">l</text:span><text:span text:style-name="T1172">a boîte de marge</text:span><text:span text:style-name="T1052"> du conteneur</text:span><text:span text:style-name="T1046">, </text:span><text:span text:style-name="T1052">qui contient un</text:span><text:span text:style-name="T1046"> deuxième rectangle, </text:span><text:span text:style-name="T1047">la </text:span><text:span text:style-name="T236">border-box</text:span><text:span text:style-name="T1047"> </text:span><text:span text:style-name="T1055">délimité</text:span><text:span text:style-name="T1242">e</text:span><text:span text:style-name="T1055"> par la </text:span><text:span text:style-name="T954">bordure</text:span><text:span text:style-name="T1047"> du conteneur </text:span><text:span text:style-name="T1190">(celle dont il est question au §</text:span><text:span text:style-name="T1190"><text:bookmark-ref text:reference-format="chapter" text:ref-name="__RefHeading___Toc8067_2293318748">9</text:bookmark-ref></text:span><text:span text:style-name="T1190">)</text:span><text:span text:style-name="T1047">, </text:span><text:span text:style-name="T1052">qui contient </text:span><text:span text:style-name="T1055">elle</text:span><text:span text:style-name="T1052">-même </text:span><text:span text:style-name="T1047">un troisième rectangle, la </text:span><text:span text:style-name="T233">content-box</text:span><text:span text:style-name="T1047">.</text:span><text:span text:style-name="T1046"> </text:span><text:span text:style-name="T1047">La </text:span><text:span text:style-name="T233">content-box</text:span><text:span text:style-name="T1047"> est la boîte, i.e. le rectangle de l’écran, dans lequel </text:span><text:span text:style-name="T1202">le navigateur web commence à venir </text:span><text:span text:style-name="T1048">déposer – </text:span><text:span text:style-name="T1047">inscrire </text:span><text:span text:style-name="T1048">quand il s’agit de texte – </text:span><text:span text:style-name="T1047">le contenu du conteneur ; </text:span><text:span text:style-name="T1314">le contenu </text:span><text:span text:style-name="T1315">peut toutefois déborder</text:span><text:span text:style-name="T1198"> </text:span><text:span text:style-name="T1202">de la </text:span><text:span text:style-name="T251">content-box</text:span><text:span text:style-name="T1202"> si celle-ci est contrainte par </text:span><text:span text:style-name="T1313">des</text:span><text:span text:style-name="T1203"> déclaration</text:span><text:span text:style-name="T1313">s</text:span><text:span text:style-name="T1203"> </text:span><text:span text:style-name="T1313">de type </text:span><text:span text:style-name="T304">width</text:span><text:span text:style-name="T1313"> ou (inclusif)</text:span><text:span text:style-name="T1203"> </text:span><text:span text:style-name="T251">height</text:span><text:span text:style-name="T1202"> </text:span><text:span text:style-name="T1203">qui attribue</text:span><text:span text:style-name="T1313">nt</text:span><text:span text:style-name="T1203"> au conteneur, </text:span><text:span text:style-name="T1313">respectivement,</text:span><text:span text:style-name="T1203"> une </text:span><text:span text:style-name="T1313">largeur ou une </text:span><text:span text:style-name="T1203">hauteur insuffisante par rapport à son contenu</text:span><text:span text:style-name="T1203"><text:note text:id="ftn22" text:note-class="footnote"><text:note-citation>22</text:note-citation><text:note-body><text:p text:style-name="P276"><text:span text:style-name="T1203">Cela peut </text:span><text:span text:style-name="T1242">aussi </text:span><text:span text:style-name="T1204">survenir suite à un</text:span><text:span text:style-name="T1203"> redimensionne</text:span><text:span text:style-name="T1204">ment de</text:span><text:span text:style-name="T1203"> la fenêtre du navigateur : la la</text:span><text:span text:style-name="T1204">rgeur de l’affichage</text:span><text:span text:style-name="T1203"> </text:span><text:span text:style-name="T1205">s’amenuisant</text:span><text:span text:style-name="T1203"> il faut davantage de hauteur pour afficher le contenu – </text:span><text:span text:style-name="T1204">qui lui ne change pas</text:span><text:span text:style-name="T1203">.<text:line-break/>D’où l’incise marquée </text:span><text:span text:style-name="T1200"> Important </text:span><text:span text:style-name="T1203"> dans le §</text:span><text:span text:style-name="T1203"><text:bookmark-ref text:reference-format="chapter" text:ref-name="__RefHeading___Toc7298_2922985826">1</text:bookmark-ref></text:span><text:span text:style-name="T1203">.<text:line-break/></text:span><text:span text:style-name="T1412">La propriété CSS </text:span><text:span text:style-name="T384">overflow</text:span><text:span text:style-name="T1412"> apporte une solution dans une telle situation (voir §</text:span><text:span text:style-name="T1412"><text:bookmark-ref text:reference-format="chapter" text:ref-name="__RefHeading___Toc119482_1002520536">20</text:bookmark-ref></text:span><text:span text:style-name="T1412">).</text:span></text:p></text:note-body></text:note></text:span><text:span text:style-name="T1047">. La distance qui sépare les côtés de la </text:span><text:span text:style-name="T233">content-box</text:span><text:span text:style-name="T1047"> des côtés intérieurs de la bordure est appelée </text:span><text:span text:style-name="T233">padding</text:span><text:span text:style-name="T1047">. La distance qui sépare les côtés extérieurs de la bordure d</text:span><text:span text:style-name="T1052">e l’empreinte du conteneur</text:span><text:span text:style-name="T1047"> est appelée </text:span><text:span text:style-name="T232">margin</text:span><text:span text:style-name="T596">. </text:span><text:span text:style-name="T598">Ces deux distances, </text:span><text:span text:style-name="T233">padding</text:span><text:span text:style-name="T597"> et </text:span><text:span text:style-name="T233">margin</text:span><text:span text:style-name="T597">, </text:span><text:span text:style-name="T598">sont contrôlées par </text:span><text:span text:style-name="T599">l</text:span><text:span text:style-name="T598">es propriétés éponymes en CSS.</text:span></text:p>
      <text:p text:style-name="P204"><text:span text:style-name="T598">N</text:span><text:span text:style-name="T612">B<text:tab/>Le </text:span><text:span text:style-name="T261">margin</text:span><text:span text:style-name="T612"> peut être considéré comme le paramètre qui gère l’éparpillement des conteneurs dans le rendu de la page : plus le </text:span><text:span text:style-name="T261">margin</text:span><text:span text:style-name="T612"> est grand, plus les conteneurs vont apparaître loin les uns des autres. Le </text:span><text:span text:style-name="T261">padding</text:span><text:span text:style-name="T612"> peut être considéré comme le paramètre qui détermine l’étalement du contenu du conteneur : plus le </text:span><text:span text:style-name="T261">padding</text:span><text:span text:style-name="T612"> est grand plus le conteneur va occuper de la surface d’affichage par rapport à son contenu.</text:span></text:p>
      <text:p text:style-name="P237"><text:span text:style-name="T1086">S</text:span><text:span text:style-name="T1087">yntaxe </text:span><text:span text:style-name="T1063">: Les déclarations relatives aux propriétés </text:span><text:span text:style-name="T1119">padding</text:span><text:span text:style-name="T1063"> et </text:span><text:span text:style-name="T1119">margin</text:span><text:span text:style-name="T1063"> peuvent contenir 1, 2, </text:span><text:span text:style-name="T1101">3 </text:span><text:span text:style-name="T1063">ou 4 valeurs ; avec 4 valeurs, la première s’applique au côté du dessus (</text:span><text:span text:style-name="T1119">top</text:span><text:span text:style-name="T1063">), la deuxième au côté droit (</text:span><text:span text:style-name="T1119">right</text:span><text:span text:style-name="T1063">), la troisième au côté du ba</text:span><text:span text:style-name="T1090">s</text:span><text:span text:style-name="T1063"> (</text:span><text:span text:style-name="T1119">bottom</text:span><text:span text:style-name="T1063">), la quatrième au côté gauche (</text:span><text:span text:style-name="T1119">left</text:span><text:span text:style-name="T1063">) ; avec </text:span><text:span text:style-name="T1101">3 </text:span><text:span text:style-name="T1063">valeurs, la première s’applique au côté du dessus (</text:span><text:span text:style-name="T1119">top</text:span><text:span text:style-name="T1063">), la deuxième au</text:span><text:span text:style-name="T1101">x</text:span><text:span text:style-name="T1063"> côté</text:span><text:span text:style-name="T1101">s</text:span><text:span text:style-name="T1063"> droit </text:span><text:span text:style-name="T1101">et gauche</text:span><text:span text:style-name="T1063"> (</text:span><text:span text:style-name="T1119">right</text:span><text:span text:style-name="T1063"> </text:span><text:span text:style-name="T1101">et </text:span><text:span text:style-name="T1119">left</text:span><text:span text:style-name="T1063">), la troisième au côté du ba</text:span><text:span text:style-name="T1090">s</text:span><text:span text:style-name="T1063"> (</text:span><text:span text:style-name="T1119">bottom</text:span><text:span text:style-name="T1063">) ; avec 2 valeurs, la première s’applique aux côtés </text:span><text:span text:style-name="T1090">du </text:span><text:span text:style-name="T1063">haut et </text:span><text:span text:style-name="T1090">du</text:span><text:span text:style-name="T1063"> bas (</text:span><text:span text:style-name="T1145">top</text:span><text:span text:style-name="T1101"> et </text:span><text:span text:style-name="T1119">bottom</text:span><text:span text:style-name="T1063">), la seconde aux côtés droit et gauche (</text:span><text:span text:style-name="T1119">right</text:span><text:span text:style-name="T1063"> </text:span><text:span text:style-name="T1101">et </text:span><text:span text:style-name="T1119">left</text:span><text:span text:style-name="T1063">) ; avec 1 valeur, celle-ci s’applique à tous les quatre côtés du rectangle de la boîte (</text:span><text:span text:style-name="T1145">top</text:span><text:span text:style-name="T1101">, </text:span><text:span text:style-name="T1119">bottom</text:span><text:span text:style-name="T1101">, </text:span><text:span text:style-name="T1119">right</text:span><text:span text:style-name="T1063"> </text:span><text:span text:style-name="T1101">et </text:span><text:span text:style-name="T1119">left</text:span><text:span text:style-name="T1063">). Il est aussi possible d’écrire une déclaration qui affecte une valeur </text:span><text:span text:style-name="T1119">padding</text:span><text:span text:style-name="T1063"> ou </text:span><text:span text:style-name="T1119">margin</text:span><text:span text:style-name="T1063"> à un seul côté du rectangle </text:span><text:span text:style-name="T1090">grâce aux</text:span><text:span text:style-name="T1059"> suffixes </text:span><text:span text:style-name="T1112">-top</text:span><text:span text:style-name="T1059">, </text:span><text:span text:style-name="T1112">-right</text:span><text:span text:style-name="T1059">, </text:span><text:span text:style-name="T1112">-</text:span><text:span text:style-name="T1115">b</text:span><text:span text:style-name="T1112">ottom</text:span><text:span text:style-name="T1059">, -</text:span><text:span text:style-name="T1115">l</text:span><text:span text:style-name="T1112">eft</text:span><text:span text:style-name="T1059"> ; </text:span><text:span text:style-name="T1090">ainsi la déclaration </text:span><text:span text:style-name="T1120">margin: a b c d;</text:span><text:span text:style-name="T1090"> équivaut aux quatre déclarations : </text:span><text:span text:style-name="T1120">margin-top:a margin-right:b margin-bottom:c margin-left:d</text:span><text:span text:style-name="T1090">.</text:span></text:p>
      <text:p text:style-name="P112"><text:soft-page-break/><text:span text:style-name="T1058">Largeur (</text:span><text:span text:style-name="T1113">width</text:span><text:span text:style-name="T1058">) et hauteur (</text:span><text:span text:style-name="T1113">height</text:span><text:span text:style-name="T1058">) de la </text:span><text:span text:style-name="T1113">content-box</text:span><text:span text:style-name="T1058"> ou de la </text:span><text:span text:style-name="T1113">border-box</text:span><text:span text:style-name="T1058"> sont </text:span><text:span text:style-name="T1090">contrôlées</text:span><text:span text:style-name="T1058"> par les propriétés éponymes</text:span><text:span text:style-name="T1108">.</text:span></text:p>
      <text:p text:style-name="P113"><text:span text:style-name="T1061">Les valeurs dimensionnelles à affecter à ces propriétés peuvent prendre de nombreuses expressions ; on retiendra plus particulièrement celles-ci, </text:span><text:span text:style-name="T1062">qui sont </text:span><text:span text:style-name="T1061">communes aux </text:span><text:span text:style-name="T1114">padding</text:span><text:span text:style-name="T1061">, </text:span><text:span text:style-name="T1114">margin</text:span><text:span text:style-name="T1061">, </text:span><text:span text:style-name="T1114">width</text:span><text:span text:style-name="T1061">, </text:span><text:span text:style-name="T1114">height</text:span><text:span text:style-name="T1061"> :</text:span></text:p>
      <text:p text:style-name="P217"><text:span text:style-name="T1148">►</text:span><text:span text:style-name="T1064"><text:tab/></text:span><text:span text:style-name="T1061">un nombre entier de</text:span><text:span text:style-name="T1058"> pixels (</text:span><text:span text:style-name="T1061">par ex. </text:span><text:span text:style-name="T1114">20p</text:span><text:span text:style-name="T1113">x</text:span><text:span text:style-name="T1058">), <text:line-break/></text:span><text:span text:style-name="T1104">s’agissant là d’une dimension absolue, l’apparence </text:span><text:span text:style-name="T1110">à</text:span><text:span text:style-name="T1104"> l’écran</text:span><text:span text:style-name="T1103"> est proportionnelle au niveau de</text:span><text:span text:style-name="T1102"> zoom du navigateur web ;</text:span></text:p>
      <text:p text:style-name="P218"><text:span text:style-name="T1148">►</text:span><text:span text:style-name="T1064"><text:tab/></text:span><text:span text:style-name="T1061">un ratio par rapport</text:span><text:span text:style-name="T1060"> à la taille de la police de caractères</text:span><text:span text:style-name="T1058"> </text:span><text:span text:style-name="T1060">attachée au conteneur (</text:span><text:span text:style-name="T1061">par ex. </text:span><text:span text:style-name="T1114">1,5</text:span><text:span text:style-name="T1118">em</text:span><text:span text:style-name="T1060">), <text:line-break/></text:span><text:span text:style-name="T1104">s’agissant là d’une dimension absolue, l’apparence </text:span><text:span text:style-name="T1110">à</text:span><text:span text:style-name="T1104"> l’écran</text:span><text:span text:style-name="T1103"> est proportionnelle au niveau de</text:span><text:span text:style-name="T1102"> zoom du navigateur web ;</text:span></text:p>
      <text:p text:style-name="P217"><text:span text:style-name="T1148">►</text:span><text:span text:style-name="T1064"><text:tab/></text:span><text:span text:style-name="T1062">un ratio par rapport à</text:span><text:span text:style-name="T1058"> la taille d</text:span><text:span text:style-name="T1109">e la </text:span><text:span text:style-name="T1147">content-box</text:span><text:span text:style-name="T1109"> du</text:span><text:span text:style-name="T1058"> conteneur père (</text:span><text:span text:style-name="T1061">par ex. </text:span><text:span text:style-name="T1114">50</text:span><text:span text:style-name="T1113">%</text:span><text:span text:style-name="T1058">), </text:span><text:span text:style-name="T1058"><text:note text:id="ftn23" text:note-class="footnote"><text:note-citation>23</text:note-citation><text:note-body><text:p text:style-name="P255"><text:span text:style-name="T1250">Attention : si la hauteur du conteneur père découle de son seul contenu (voir §</text:span><text:span text:style-name="T1250"><text:bookmark-ref text:reference-format="chapter" text:ref-name="__RefHeading___Toc8741_428825303">14</text:bookmark-ref></text:span><text:span text:style-name="T1250">), ce ratio </text:span><text:span text:style-name="T1207">n’a pas </text:span><text:span text:style-name="T1250">de sens et est ignoré.</text:span></text:p></text:note-body></text:note></text:span><text:span text:style-name="T1058"><text:line-break/></text:span><text:span text:style-name="T1102">dans ce cas la dimension </text:span><text:span text:style-name="T1103">apparente restera inchangée quel que soit le niveau de zoom du navigateur ;</text:span></text:p>
      <text:p text:style-name="P217"><text:span text:style-name="T1148">►</text:span><text:span text:style-name="T1064"><text:tab/></text:span><text:span text:style-name="T1062">le mot-clé </text:span><text:span text:style-name="T1115">auto</text:span><text:span text:style-name="T1062"> qui laisse </text:span><text:span text:style-name="T1063">le soin au</text:span><text:span text:style-name="T1062"> navigateur </text:span><text:span text:style-name="T1063">de calculer la valeur à donner à la propriété.</text:span></text:p>
      <text:p text:style-name="Text_20_body"><text:span text:style-name="T1161">L</text:span><text:span text:style-name="T1162">’applicabilité des directives </text:span><text:span text:style-name="T1147">width</text:span><text:span text:style-name="T1161"> et </text:span><text:span text:style-name="T1147">height</text:span><text:span text:style-name="T1161"> </text:span><text:span text:style-name="T1162">à l’une ou l’autre de la</text:span><text:span text:style-name="T1160"> </text:span><text:span text:style-name="T1113">content-box</text:span><text:span text:style-name="T1160"> ou </text:span><text:span text:style-name="T1162">de</text:span><text:span text:style-name="T1160"> la </text:span><text:span text:style-name="T1113">border-box</text:span><text:span text:style-name="T1160"> </text:span><text:span text:style-name="T1162">est </text:span><text:span text:style-name="T1163">déterminée</text:span><text:span text:style-name="T1164"> </text:span><text:span text:style-name="T1162">par la </text:span><text:span text:style-name="T1164">valeur donnée à la</text:span><text:span text:style-name="T1162"> propriété </text:span><text:span text:style-name="T1121">box-sizing</text:span><text:span text:style-name="T1162"> </text:span><text:span text:style-name="T1165">qui prend</text:span><text:span text:style-name="T1162"> </text:span><text:span text:style-name="T1164">l’une ou l’autre des </text:span><text:span text:style-name="T1162">valeur</text:span><text:span text:style-name="T1164">s</text:span><text:span text:style-name="T1162"> </text:span><text:span text:style-name="T1113">content-box</text:span><text:span text:style-name="T1160"> ou </text:span><text:span text:style-name="T1113">border-box</text:span><text:span text:style-name="T1164">. </text:span><text:span text:style-name="T1166">Attention : </text:span><text:span text:style-name="T1146">content-box</text:span><text:span text:style-name="T1166"> est la valeur par défaut, </text:span><text:span text:style-name="T1161">par conséquent, sans déclaration </text:span><text:span text:style-name="T1147">box-sizing:border-box</text:span><text:span text:style-name="T1161"> pour un conteneur, déclarer pour ce même conteneur </text:span><text:span text:style-name="T1147">width:100%</text:span><text:span text:style-name="T1161"> va faire déborder sa </text:span><text:span text:style-name="T1147">content-box</text:span><text:span text:style-name="T1161"> de celle de son conteneur père dés lors que </text:span><text:span text:style-name="T1147">padding-left</text:span><text:span text:style-name="T1109"> ou </text:span><text:span text:style-name="T1147">padding-right</text:span><text:span text:style-name="T1161"> est non nul.</text:span></text:p>
      <text:p text:style-name="P142"><text:span text:style-name="T1161">L’</text:span><text:span text:style-name="T1056">attribut </text:span><text:span text:style-name="T1111">cursor</text:span><text:span text:style-name="T1056"> détermine l’aspect du pointeur de souris lorsqu’il survole la </text:span><text:span text:style-name="T1111">border-box</text:span><text:span text:style-name="T1056"> du conteneur ; parmi les valeurs que peut prendre </text:span><text:span text:style-name="T1111">cursor</text:span><text:span text:style-name="T1056">, il y a </text:span><text:span text:style-name="T1168">notamment</text:span><text:span text:style-name="T1056"> </text:span><text:span text:style-name="T1111">default</text:span><text:span text:style-name="T1056"> (</text:span><text:span text:style-name="T1167">généralement<text:line-break/></text:span><text:span text:style-name="T1056"> </text:span><text:span text:style-name="T1056"><draw:frame draw:style-name="fr3" draw:name="Image1" text:anchor-type="as-char" svg:width="0.499cm" svg:height="0.499cm" draw:z-index="5"><draw:image xlink:href="Pictures/100002010000001A0000001AFDE283820811C175.png" xlink:type="simple" xlink:show="embed" xlink:actuate="onLoad" loext:mime-type="image/png"/></draw:frame></text:span><text:span text:style-name="T1056">)</text:span><text:span text:style-name="T1056"><text:note text:id="ftn24" text:note-class="footnote"><text:note-citation>24</text:note-citation><text:note-body><text:p text:style-name="P273"><text:span text:style-name="T1400">Le pointeur de souris </text:span><text:span text:style-name="T373">default</text:span><text:span text:style-name="T1400"> est celui </text:span><text:span text:style-name="T1218">du</text:span><text:span text:style-name="T1400"> </text:span><text:span text:style-name="T1401">système d’exploitation qui anime le navigateur web</text:span><text:span text:style-name="T1400">.</text:span></text:p></text:note-body></text:note></text:span><text:span text:style-name="T1056">, </text:span><text:span text:style-name="T1111">pointer</text:span><text:span text:style-name="T1056"> </text:span><text:span text:style-name="T1167">(</text:span><text:span text:style-name="T1167"><draw:frame draw:style-name="fr2" draw:name="Image3" text:anchor-type="as-char" svg:y="-0.344cm" svg:width="0.499cm" svg:height="0.499cm" draw:z-index="6"><draw:image xlink:href="Pictures/100002010000001A0000001AF1BDBB0C9DA5F362.png" xlink:type="simple" xlink:show="embed" xlink:actuate="onLoad" loext:mime-type="image/png"/></draw:frame></text:span><text:span text:style-name="T1167">)</text:span><text:span text:style-name="T1056">, </text:span><text:span text:style-name="T1111">grab</text:span><text:span text:style-name="T1056"> </text:span><text:span text:style-name="T1167">(</text:span><text:span text:style-name="T1167"><draw:frame draw:style-name="fr1" draw:name="Image2" text:anchor-type="as-char" svg:y="-0.37cm" svg:width="0.499cm" svg:height="0.499cm" draw:z-index="4"><draw:image xlink:href="Pictures/100002010000001A0000001A8F2759DB9DEAFC4F.png" xlink:type="simple" xlink:show="embed" xlink:actuate="onLoad" loext:mime-type="image/png"/></draw:frame></text:span><text:span text:style-name="T1167">).</text:span></text:p>
      <text:p text:style-name="P233"><text:span text:style-name="T1170">À</text:span><text:span text:style-name="T1169"> </text:span><text:span text:style-name="T1171">retenir</text:span><text:span text:style-name="T1056"> :</text:span></text:p>
      <text:p text:style-name="P205"><text:span text:style-name="T1157">►</text:span><text:span text:style-name="T1084"><text:tab/></text:span><text:span text:style-name="T1081">Il est possible, au lieu de fixer par </text:span><text:span text:style-name="T1136">width</text:span><text:span text:style-name="T1084"> et </text:span><text:span text:style-name="T1136">height</text:span><text:span text:style-name="T1084"> </text:span><text:span text:style-name="T1081">le</text:span><text:span text:style-name="T1084">s dimensions </text:span><text:span text:style-name="T1081">absolues à la </text:span><text:span text:style-name="T1136">border-box</text:span><text:span text:style-name="T1084"> ou </text:span><text:span text:style-name="T1081">la</text:span><text:span text:style-name="T1084"> </text:span><text:span text:style-name="T1136">content-box</text:span><text:span text:style-name="T1084"> </text:span><text:span text:style-name="T1081">d’un</text:span><text:span text:style-name="T1084"> conteneur, </text:span><text:span text:style-name="T1081">de borner ces dimensions grâce aux propriétés </text:span><text:span text:style-name="T1134">max</text:span><text:span text:style-name="T1081">/</text:span><text:span text:style-name="T1134">min-width</text:span><text:span text:style-name="T1081">/</text:span><text:span text:style-name="T1134">height</text:span><text:span text:style-name="T1081"> (cette faculté trouve notamment </text:span><text:span text:style-name="T1083">un grand</text:span><text:span text:style-name="T1081"> intérêt dans le cadre du développement "responsive" – cf. §</text:span><text:span text:style-name="T1081"><text:bookmark-ref text:reference-format="chapter" text:ref-name="__RefHeading___Toc119482_1002520536">20</text:bookmark-ref></text:span><text:span text:style-name="T1081">). </text:span><text:span text:style-name="T1082">L’ordre de précédence des propriétés </text:span><text:span text:style-name="T1135">width</text:span><text:span text:style-name="T1082">, </text:span><text:span text:style-name="T1135">max-width</text:span><text:span text:style-name="T1082"> et </text:span><text:span text:style-name="T1135">min-width</text:span><text:span text:style-name="T1082"> est dans cet ordre (</text:span><text:span text:style-name="T1135">min-width</text:span><text:span text:style-name="T1082"> prend le pas sur </text:span><text:span text:style-name="T1135">max-width</text:span><text:span text:style-name="T1082"> et sur </text:span><text:span text:style-name="T1135">width</text:span><text:span text:style-name="T1082">) ; il en est bien entendu de même avec </text:span><text:span text:style-name="T1135">height</text:span><text:span text:style-name="T1082">. </text:span><text:span text:style-name="T1082"><text:note text:id="ftn25" text:note-class="footnote"><text:note-citation>25</text:note-citation><text:note-body><text:p text:style-name="P277"><text:span text:style-name="T1414">En première approche, il peut paraître absurde de déclarer simultanément un </text:span><text:span text:style-name="T389">width</text:span><text:span text:style-name="T1414"> et un </text:span><text:span text:style-name="T389">min-width</text:span><text:span text:style-name="T1414"> (par exemple) ; on songera toutefois que si </text:span><text:span text:style-name="T389">width</text:span><text:span text:style-name="T1414"> est fixée en </text:span><text:span text:style-name="T389">%</text:span><text:span text:style-name="T1414">, </text:span><text:span text:style-name="T1415">une déclaration</text:span><text:span text:style-name="T1414"> </text:span><text:span text:style-name="T389">min-width</text:span><text:span text:style-name="T1414"> </text:span><text:span text:style-name="T1219">révèle </text:span><text:span text:style-name="T1414">tout son intérêt en empêchant que le rendu du conteneur ne devienne exagérément petit pour s’adapter à </text:span><text:span text:style-name="T1415">une réduction de la taille de</text:span><text:span text:style-name="T1414"> </text:span><text:span text:style-name="T1220">la</text:span><text:span text:style-name="T1415"> fenêtre du navigateur</text:span><text:span text:style-name="T1414">.</text:span></text:p></text:note-body></text:note></text:span></text:p>
      <text:p text:style-name="P148"><text:bookmark-start text:name="__RefHeading___Toc186095_1002520536"/>En résumé<text:bookmark-end text:name="__RefHeading___Toc186095_1002520536"/></text:p>
      <text:list xml:id="list2969384262" text:style-name="L20">
        <text:list-item>
          <text:p text:style-name="P436"><text:bookmark text:name="r-8048302"/><text:bookmark text:name="r-8048303"/>On peut modifier la taille d<text:span text:style-name="T1194">e la </text:span><text:span text:style-name="T245">content-box</text:span><text:span text:style-name="T1194"> (par défaut) ou de la </text:span><text:span text:style-name="T245">border-box</text:span><text:span text:style-name="T1194"> d</text:span>'une balise de type <text:span text:style-name="Source_20_Text">block</text:span>  avec les propriétés CSS  <text:span text:style-name="Source_20_Text">width</text:span> (largeur) et  <text:span text:style-name="Source_20_Text">height </text:span> (hauteur).</text:p>
        </text:list-item>
        <text:list-item>
          <text:p text:style-name="P436"><text:bookmark text:name="r-8048304"/><text:bookmark text:name="r-8048305"/><text:soft-page-break/>Les éléments de la page disposent chacun de <text:span text:style-name="Source_20_Text">padding</text:span> (marges intérieures) et de <text:span text:style-name="Source_20_Text">margin</text:span>  (marges extérieures).</text:p>
        </text:list-item>
        <text:list-item>
          <text:p text:style-name="P436"><text:bookmark text:name="r-8048306"/><text:bookmark text:name="r-8048307"/>On peut centrer l<text:span text:style-name="T1198">a </text:span><text:span text:style-name="T248">content-box</text:span> d'un<text:span text:style-name="T1198">e balise de type</text:span> <text:span text:style-name="T70">bloc</text:span><text:span text:style-name="T248">k</text:span> dont la largeur est <text:span text:style-name="T1198">fixé</text:span>e par <text:span text:style-name="Source_20_Text">width</text:span> avec <text:span text:style-name="Source_20_Text">margin: auto;</text:span></text:p>
        </text:list-item>
      </text:list>
      <text:p text:style-name="P294"><text:span text:style-name="T926">À</text:span><text:span text:style-name="T924"> noter</text:span> :</text:p>
      <text:list xml:id="list164535908408025" text:continue-list="list164535697513046" text:style-name="L1">
        <text:list-item>
          <text:p text:style-name="P472"><text:span text:style-name="T1195">Les </text:span><text:span text:style-name="T246">margin</text:span><text:span text:style-name="T1195"> entre conteneurs frères de type </text:span><text:span text:style-name="T246">block</text:span><text:span text:style-name="T1195"> adjacents fusionnent (c’est à dire que le </text:span><text:span text:style-name="T246">margin</text:span><text:span text:style-name="T1195"> appliqué est le plus grand du </text:span><text:span text:style-name="T246">margin-bottom</text:span><text:span text:style-name="T1195"> du premier et du </text:span><text:span text:style-name="T246">margin-top</text:span><text:span text:style-name="T1195"> du second).</text:span></text:p>
        </text:list-item>
        <text:list-item>
          <text:p text:style-name="P473"><text:span text:style-name="T1195">Il en est de même pour </text:span><text:span text:style-name="T246">margin-top</text:span><text:span text:style-name="T1195"> entre le </text:span><text:span text:style-name="T246">margin-top</text:span><text:span text:style-name="T1195"> du conteneur père et le </text:span><text:span text:style-name="T246">margin-top</text:span><text:span text:style-name="T1195"> de son premier conteneur fils </text:span><text:span text:style-name="T1196">si celui-ci est le premier élément du contenu du conteneur père </text:span><text:span text:style-name="T1195">(l’équivalent s’applique pour </text:span><text:span text:style-name="T246">margin-bottom</text:span><text:span text:style-name="T1195">).</text:span></text:p>
        </text:list-item>
        <text:list-item>
          <text:p text:style-name="P474"><text:span text:style-name="T1344">Lorsque le « normal flow » s’applique (voir §</text:span><text:span text:style-name="T1344"><text:bookmark-ref text:reference-format="chapter" text:ref-name="__RefHeading___Toc8741_428825303">14</text:bookmark-ref></text:span><text:span text:style-name="T1344">) pour imposer aux </text:span><text:span text:style-name="T335">margin-</text:span><text:span text:style-name="T337">top</text:span><text:span text:style-name="T659"> et </text:span><text:span text:style-name="T337">margin-bottom</text:span><text:span text:style-name="T1344"> des conteneurs fils de s’appliquer dans la </text:span><text:span text:style-name="T335">content-box</text:span><text:span text:style-name="T1344"> du conteneur père, il </text:span><text:span text:style-name="T1345">est nécessaire que cette </text:span><text:span text:style-name="T336">content-box</text:span><text:span text:style-name="T1345"> soit strictement incluse selon l’</text:span><text:span text:style-name="T1346">axe</text:span><text:span text:style-name="T1345"> vertical dans la boîte de marge du conteneur père, </text:span><text:span text:style-name="T1346">sinon</text:span><text:span text:style-name="T1345"> ces </text:span><text:span text:style-name="T336">margin</text:span><text:span text:style-name="T1345"> s’appliquent hors de la </text:span><text:span text:style-name="T336">content-box</text:span><text:span text:style-name="T1345"> du père (donc sur des conteneurs cousins). Pour </text:span><text:span text:style-name="T1346">que cette condition soit remplie, il suffit,</text:span><text:span text:style-name="T1345"> par exemple, </text:span><text:span text:style-name="T1346">d’avoir pour le conteneur père un </text:span><text:span text:style-name="T337">padding-top</text:span><text:span text:style-name="T659">/</text:span><text:span text:style-name="T337">bottom</text:span><text:span text:style-name="T1346"> non nul (1px suffit !), ou d’imposer un </text:span><text:span text:style-name="T337">border-top</text:span><text:span text:style-name="T659">/</text:span><text:span text:style-name="T337">border-bottom</text:span><text:span text:style-name="T656"> </text:span><text:span text:style-name="T659">(1px d’épaisseur suffit!).</text:span></text:p>
        </text:list-item>
        <text:list-item>
          <text:p text:style-name="P475"><text:span text:style-name="T1065">La syntaxe CSS n’interdit </text:span><text:span text:style-name="T1080">pas</text:span><text:span text:style-name="T1065"> une déclaration avec des valeurs négatives aux </text:span><text:span text:style-name="T1122">padding</text:span><text:span text:style-name="T1065"> et </text:span><text:span text:style-name="T1122">margin</text:span><text:span text:style-name="T1065"> : </text:span><text:span text:style-name="T1066">un </text:span><text:span text:style-name="T1123">margin</text:span><text:span text:style-name="T1066"> négatif supérieur en valeur absolue au </text:span><text:span text:style-name="T1123">padding</text:span><text:span text:style-name="T1066"> conduira à occulter une partie du texte du conteneur concerné (la boîte de marge du conteneur étant </text:span><text:span text:style-name="T1070">alors </text:span><text:span text:style-name="T1066">plus petite que la </text:span><text:span text:style-name="T1123">content-box</text:span><text:span text:style-name="T1066">).</text:span></text:p>
        </text:list-item>
      </text:list>
      <text:h text:style-name="P403" text:outline-level="1"><text:bookmark-start text:name="__RefHeading___Toc8741_428825303"/>Comprendre le <text:span text:style-name="T1250">calcul du rendu</text:span><text:bookmark-end text:name="__RefHeading___Toc8741_428825303"/></text:h>
      <text:p text:style-name="P126"><text:span text:style-name="T1270">Afin de faciliter la compréhension du calcul du rendu d’une page par un navigateur web, il </text:span><text:span text:style-name="T1284">est </text:span><text:span text:style-name="T1270">pertinent de définir le concept de conteneur anonyme car il permet de généraliser le mode opératoire du navigateur. </text:span><text:span text:style-name="T1273">E</text:span><text:span text:style-name="T1270">n effet, </text:span><text:span text:style-name="T1273">i</text:span><text:span text:style-name="T1270">l a été vu </text:span><text:span text:style-name="T1273">(dès le §</text:span><text:span text:style-name="T1273"><text:bookmark-ref text:reference-format="chapter" text:ref-name="__RefHeading___Toc7298_2922985826">1</text:bookmark-ref></text:span><text:span text:style-name="T1273">)</text:span><text:span text:style-name="T1270"> que le contenu d’un conteneur </text:span><text:span text:style-name="T1273">pouvait être</text:span><text:span text:style-name="T1270"> constitué de chaînes de caractères </text:span><text:span text:style-name="T1273">ou (non exclusif)</text:span><text:span text:style-name="T1270"> de conteneurs fils ; </text:span><text:span text:style-name="T1273">stipulé ainsi on </text:span><text:span text:style-name="T1284">constate</text:span><text:span text:style-name="T1273"> </text:span><text:span text:style-name="T1284">qu’</text:span><text:span text:style-name="T1273">un contenu de conteneur n’est pas homogène, obligeant a priori à considérer de façon différenciée chaînes de caractères et conteneurs fils</text:span><text:span text:style-name="T1270">. </text:span><text:span text:style-name="T1273">Avec le concept de conteneur anonyme, un conteneur implicite (c’est à dire : sans délimitation formelle) qui contient chaque chaîne de caractère distincte du contenu d’un conteneur, on parvient à </text:span><text:span text:style-name="T1282">faire en sorte que</text:span><text:span text:style-name="T1273"> le contenu d’un conteneur </text:span><text:span text:style-name="T1282">ne soit constitué que</text:span><text:span text:style-name="T1273"> de conteneur</text:span><text:span text:style-name="T1277">s</text:span><text:span text:style-name="T1273"> fils. A</text:span><text:span text:style-name="T1274">insi </text:span><text:span text:style-name="T1275">avec </text:span><text:span text:style-name="T613">le code HTML suivant : <text:line-break/></text:span><text:span text:style-name="T276">&lt;p&gt; Résumé du document (&lt;a href="</text:span><text:span text:style-name="T76">le-chemin-vers-la reference</text:span><text:span text:style-name="T276">"&gt;</text:span><text:span text:style-name="T76">ma-référence</text:span><text:span text:style-name="T276">&lt;/a&gt;).&lt;/p&gt;<text:line-break/></text:span><text:span text:style-name="T614">on considérera que ce conteneur </text:span><text:span text:style-name="T277">&lt;p&gt;</text:span><text:span text:style-name="T614"> contient trois conteneurs fils, dans l’ordre : le conteneur anonyme qui contient ‘</text:span><text:span text:style-name="T276">Résumé du document (</text:span><text:span text:style-name="T613">‘</text:span><text:span text:style-name="T614">, le conteneur </text:span><text:span text:style-name="T277">&lt;a&gt;</text:span><text:span text:style-name="T614">, et le conteneur anonyme qui contient ‘</text:span><text:span text:style-name="T276">).</text:span><text:span text:style-name="T613">’</text:span><text:span text:style-name="T614"> ; </text:span><text:span text:style-name="T615">on aura noté au passage qu’</text:span><text:span text:style-name="T621">avec une telle définition </text:span><text:span text:style-name="T615">un conteneur anonyme ne peut pas avoir conteneur fils et qu’il est de type </text:span><text:span text:style-name="T278">inline</text:span><text:span text:style-name="T615"> (voir §</text:span><text:span text:style-name="T615"><text:bookmark-ref text:reference-format="chapter" text:ref-name="__RefHeading___Toc465_337443988">3</text:bookmark-ref></text:span><text:span text:style-name="T615">). </text:span><text:span text:style-name="T616">Le modèle des boîtes (voir §</text:span><text:span text:style-name="T616"><text:bookmark-ref text:reference-format="chapter" text:ref-name="__RefHeading___Toc6565_3528553565">13</text:bookmark-ref></text:span><text:span text:style-name="T616">) </text:span><text:span text:style-name="T621">est applicable</text:span><text:span text:style-name="T616"> </text:span><text:span text:style-name="T617">à</text:span><text:span text:style-name="T616"> un conteneur anonyme </text:span><text:span text:style-name="T618">en considérant </text:span><text:span text:style-name="T279">margin</text:span><text:span text:style-name="T618">, </text:span><text:span text:style-name="T280">border-width</text:span><text:span text:style-name="T619"> </text:span><text:span text:style-name="T618">et </text:span><text:span text:style-name="T279">padding</text:span><text:span text:style-name="T618"> comme nul (</text:span><text:span text:style-name="T619">i.e. </text:span><text:span text:style-name="T618">la boîte de marge, </text:span><text:span text:style-name="T621">la </text:span><text:span text:style-name="T285">border-box</text:span><text:span text:style-name="T621"> et</text:span><text:span text:style-name="T618"> la </text:span><text:span text:style-name="T279">content-box</text:span><text:span text:style-name="T618"> </text:span><text:span text:style-name="T621">sont confondus</text:span><text:span text:style-name="T618">). </text:span><text:span text:style-name="T621">De ce concept de conteneur anonyme <text:s/>découle aussi le concept de conteneur terminal ; sauf à </text:span><text:span text:style-name="T622">mettre dans le </text:span><text:span text:style-name="T621">code </text:span><text:span text:style-name="T622">HTML</text:span><text:span text:style-name="T621"> des balises par paire vide</text:span><text:span text:style-name="T622">s</text:span><text:span text:style-name="T621"> de contenu </text:span><text:span text:style-name="T622">(ce qui n’a a priori pas d’intérêt))</text:span><text:span text:style-name="T621">, les conteneurs terminaux sont les conteneur</text:span><text:span text:style-name="T622">s</text:span><text:span text:style-name="T621"> anonymes et ceux résultant des balises orphelines.</text:span></text:p>
      <text:p text:style-name="P125"><text:span text:style-name="T1285">P</text:span><text:span text:style-name="T1050">our </text:span><text:span text:style-name="T1251">calcul</text:span><text:span text:style-name="T1050">er le rendu à l’affichage </text:span><text:span text:style-name="T1252">d’une page web, </text:span><text:span text:style-name="T1050">le navigateur web </text:span><text:span text:style-name="T1252">opère </text:span><text:span text:style-name="T1276">conteneur </text:span><text:span text:style-name="T1277">après conteneur </text:span><text:span text:style-name="T1285">p</text:span><text:span text:style-name="T1252">ar défaut</text:span><text:span text:style-name="T1252"><text:note text:id="ftn26" text:note-class="footnote"><text:note-citation>26</text:note-citation><text:note-body><text:p text:style-name="P261"><text:span text:style-name="T1275">C’est grâce à la propriété </text:span><text:span text:style-name="T277">display</text:span><text:span text:style-name="T1275"> </text:span><text:span text:style-name="T1285">que le navigateur web peut être conduit </text:span><text:span text:style-name="T1210">à</text:span><text:span text:style-name="T1275"> quitter ce mode d’opération par défaut (voir §</text:span><text:span text:style-name="T1275"><text:bookmark-ref text:reference-format="chapter" text:ref-name="__RefHeading___Toc6911_3528553565">15</text:bookmark-ref></text:span><text:span text:style-name="T1275">, </text:span><text:span text:style-name="T1276">§</text:span><text:span text:style-name="T1275"><text:bookmark-ref text:reference-format="chapter" text:ref-name="__RefHeading___Toc13000_428825303">16</text:bookmark-ref></text:span><text:span text:style-name="T1275"> </text:span><text:span text:style-name="T1276">et §</text:span><text:span text:style-name="T1275"><text:bookmark-ref text:reference-format="chapter" text:ref-name="__RefHeading___Toc15206_301936236">17</text:bookmark-ref></text:span><text:span text:style-name="T1276">)</text:span><text:span text:style-name="T1275">, </text:span><text:span text:style-name="T1285">mais cela</text:span><text:span text:style-name="T1275"> </text:span><text:span text:style-name="T1285">uniquement pour le conteneur affecté par cette propriété </text:span><text:span text:style-name="T286">display</text:span><text:span text:style-name="T1276">.</text:span></text:p></text:note-body></text:note></text:span><text:span text:style-name="T1275"> </text:span><text:span text:style-name="T1252">selon le mode dit « </text:span><text:span text:style-name="T1052">normal flow »</text:span><text:span text:style-name="T1052"><text:note text:id="ftn27" text:note-class="footnote"><text:note-citation>27</text:note-citation><text:note-body><text:p text:style-name="P256">Il s’agit du mode "legacy", c’est à dire du mode de calcul du rendu <text:span text:style-name="T1253">tel qu’il était réalisé </text:span>à l’origine, <text:span text:style-name="T1253">à savoir pour des pages avec du texte </text:span><text:span text:style-name="T1276">uniquement écrit de gauche à droite et de haut en bas (comme, notamment, en</text:span><text:span text:style-name="T1253"> Anglais/</text:span><text:span text:style-name="T1276">Américain)</text:span>.</text:p></text:note-body></text:note></text:span><text:span text:style-name="T1052">. </text:span><text:span text:style-name="T1253">L</text:span><text:span text:style-name="T1053">orsqu’il opère </text:span><text:span text:style-name="T1054">selon </text:span><text:span text:style-name="T1253">c</text:span><text:span text:style-name="T1054">e mode</text:span><text:span text:style-name="T1050">, </text:span><text:span text:style-name="T1253">le navigateur applique</text:span> les règles suivantes <text:span text:style-name="T1050">pour </text:span><text:span text:style-name="T1053">les</text:span> <text:span text:style-name="T1046">conteneur</text:span><text:span text:style-name="T1053">s</text:span> <text:span text:style-name="T1046">de type </text:span><text:span text:style-name="T232">block</text:span><text:span text:style-name="T596"> </text:span><text:span text:style-name="T443">:</text:span></text:p>
      <text:list xml:id="list917389151" text:style-name="L21">
        <text:list-item>
          <text:p text:style-name="P476"><text:span text:style-name="T1049">la </text:span><text:span text:style-name="T1192">boîte de marge</text:span><text:span text:style-name="T1049"> du conteneur</text:span> <text:span text:style-name="T1191">remplit par défaut </text:span><text:span text:style-name="T1192">(c’est à dire sans déclaration </text:span><text:span text:style-name="T243">width</text:span><text:span text:style-name="T601"> contraignante</text:span><text:span text:style-name="T1192">)</text:span><text:span text:style-name="T1191"> toute la</text:span> largeur offert<text:span text:style-name="T1191">e</text:span> par l<text:span text:style-name="T1193">a </text:span><text:span text:style-name="T244">content-box</text:span><text:span text:style-name="T1193"> de </text:span>son conteneur <text:span text:style-name="T1046">père</text:span><text:span text:style-name="T1049"> ; </text:span><text:span text:style-name="T1049"><text:note text:id="ftn28" text:note-class="footnote"><text:note-citation>28</text:note-citation><text:note-body><text:p text:style-name="P253">Et ainsi le conteneur <text:span text:style-name="T70">&lt;body&gt;</text:span> prend toute la largeur de la fenêtre du navigateur web sur l’écran.</text:p></text:note-body></text:note></text:span></text:p>
        </text:list-item>
        <text:list-item>
          <text:p text:style-name="P478"><text:span text:style-name="T1257">en l’absence de contrainte sur la hauteur du conteneur </text:span><text:span text:style-name="T1192">(c’est à dire sans déclaration </text:span><text:span text:style-name="T243">height</text:span><text:span text:style-name="T601"> contraignante</text:span><text:span text:style-name="T1192">) l</text:span><text:span text:style-name="T1251">e</text:span><text:span text:style-name="T1192"> </text:span><text:span text:style-name="T1257">navigateur web octroie </text:span><text:span text:style-name="T1258">à la </text:span><text:span text:style-name="T269">content-box</text:span><text:span text:style-name="T1258"> du conteneur </text:span><text:span text:style-name="T1192">la hauteur </text:span><text:span text:style-name="T1258">nécessaire pour afficher tout le</text:span><text:span text:style-name="T1192"> contenu </text:span><text:span text:style-name="T1258">du conteneur</text:span><text:span text:style-name="T1192"> ; </text:span><text:span text:style-name="T1192"><text:note text:id="ftn29" text:note-class="footnote"><text:note-citation>29</text:note-citation><text:note-body><text:p text:style-name="P254"><text:span text:style-name="T1243">Ce qui fait que dans ce cas il n’y a donc aucun contenu du conteneur qui </text:span><text:span text:style-name="T1206">déborde</text:span><text:span text:style-name="T1243"> </text:span><text:span text:style-name="T1251">en hauteur </text:span><text:span text:style-name="T1243">de sa </text:span><text:span text:style-name="T262">content-box</text:span><text:span text:style-name="T1243">. </text:span><text:span text:style-name="T1258">En revanche, cette </text:span><text:span text:style-name="T269">content-box</text:span><text:span text:style-name="T1258"> peut tout à fait se retrouver à devoir déborder de la </text:span><text:span text:style-name="T269">content-box</text:span><text:span text:style-name="T1258"> du conteneur père.</text:span></text:p></text:note-body></text:note></text:span></text:p>
        </text:list-item>
        <text:list-item>
          <text:p text:style-name="P478">la boîte occupe sa propre nouvelle ligne et crée un retour à la ligne, faisant ainsi passer les éléments suivants <text:span text:style-name="T1051">(à savoir : </text:span><text:span text:style-name="T1050">conteneurs frères, textes du conteneur père</text:span><text:span text:style-name="T1051">)</text:span> à la ligne d'après ;</text:p>
        </text:list-item>
        <text:list-item>
          <text:p text:style-name="P478"><text:span text:style-name="T1049">l</text:span>es propriétés de largeur (<text:span text:style-name="T70">width</text:span>) et de hauteur (<text:span text:style-name="T70">height</text:span>) <text:span text:style-name="T1054">imposées dans le .css </text:span>sont respectées ;</text:p>
        </text:list-item>
        <text:list-item>
          <text:p text:style-name="P478"><text:span text:style-name="T1049">l</text:span>es propriétés <text:span text:style-name="T70">padding</text:span>, <text:span text:style-name="T70">margin</text:span> et <text:span text:style-name="T70">border</text:span> <text:span text:style-name="T1054">dans le .css </text:span><text:span text:style-name="T1243">cumule</text:span>nt <text:span text:style-name="T1243">leurs</text:span> effet<text:span text:style-name="T1243">s pour écarter</text:span> les autres éléments <text:span text:style-name="T1050">de même niveau (conteneurs frères, textes du conteneur père)</text:span> ; <text:note text:id="ftn30" text:note-class="footnote"><text:note-citation>30</text:note-citation><text:note-body><text:p text:style-name="P253">Dans l’hypothèse où il n’y a pas de contrainte <text:span text:style-name="T70">&lt;height&gt;</text:span>, sinon <text:span text:style-name="T1244">que le contenu du conteneur soit tel</text:span> qu’<text:span text:style-name="T1244">il</text:span> n’impose pas de déborder de la <text:span text:style-name="T70">content-box</text:span>.</text:p></text:note-body></text:note></text:p>
        </text:list-item>
      </text:list>
      <text:p text:style-name="P198"><text:soft-page-break/><text:span text:style-name="T1311">cet ensemble de règles produisant </text:span><text:span text:style-name="T1312">ainsi</text:span><text:span text:style-name="T1311"> un « rendu e</text:span><text:span text:style-name="T1312">n</text:span><text:span text:style-name="T1311"> bloc », </text:span><text:span text:style-name="T1050">tandis</text:span><text:span text:style-name="T1049"> que </text:span><text:span text:style-name="T1050">pour </text:span><text:span text:style-name="T1053">les</text:span> <text:span text:style-name="T1049">conteneur</text:span><text:span text:style-name="T1053">s</text:span><text:span text:style-name="T1049"> de type </text:span><text:span text:style-name="T234">inline</text:span><text:span text:style-name="T1049"> les règles </text:span><text:span text:style-name="T1050">appliquées sont</text:span><text:span text:style-name="T1049"> :</text:span></text:p>
      <text:list xml:id="list847747970" text:style-name="L22">
        <text:list-item>
          <text:p text:style-name="P479">i<text:span text:style-name="T1050">l n’y a pas </text:span>de retour à la ligne <text:span text:style-name="T1050">généré avant la boîte de marge</text:span>, <text:span text:style-name="T1050">et </text:span>les autres éléments <text:span text:style-name="T1050">de contenu du conteneur </text:span><text:span text:style-name="T1051">père</text:span> se suivent en ligne ; <text:span text:style-name="T1195">au besoin </text:span><text:span text:style-name="T1253">il y a </text:span><text:span text:style-name="T1195">retour à la ligne si la </text:span><text:span text:style-name="T246">content-box</text:span><text:span text:style-name="T1195"> du conteneur père est trop petit</text:span><text:span text:style-name="T1253">e</text:span> ;</text:p>
        </text:list-item>
        <text:list-item>
          <text:p text:style-name="P479"><text:span text:style-name="T1050">l</text:span>es propriétés de largeur (<text:span text:style-name="T70">width</text:span>) et de hauteur (<text:span text:style-name="T70">height</text:span>) ne s'appliquent pas ;</text:p>
        </text:list-item>
        <text:list-item>
          <text:p text:style-name="P479"><text:span text:style-name="T70">padding</text:span>, <text:span text:style-name="T235">margin</text:span> et <text:span text:style-name="T235">border</text:span> vertica<text:span text:style-name="T1050">ux</text:span> (<text:span text:style-name="T1050">i.e. </text:span><text:span text:style-name="T235">-top</text:span><text:span text:style-name="T1050"> et </text:span><text:span text:style-name="T235">-bottom</text:span>) sont appliqués mais ne provoquent pas de déplacement <text:span text:style-name="T1051">des éléments </text:span>de <text:span text:style-name="T1050">même niveau (conteneurs frères, textes du conteneur père)</text:span> ;</text:p>
        </text:list-item>
        <text:list-item>
          <text:p text:style-name="P479"><text:span text:style-name="T70">padding</text:span>, <text:span text:style-name="T235">margin</text:span> et <text:span text:style-name="T235">border</text:span> <text:span text:style-name="T1051">horizont</text:span>a<text:span text:style-name="T1050">ux</text:span> (<text:span text:style-name="T1050">i.e. </text:span><text:span text:style-name="T235">-right</text:span><text:span text:style-name="T1050"> et </text:span><text:span text:style-name="T235">-left</text:span>) sont appliqués et provoquent le déplacement des éléments <text:span text:style-name="T1050">de même niveau (conteneurs frères, textes du conteneur père) ;</text:span></text:p>
        </text:list-item>
      </text:list>
      <text:p text:style-name="P299">cet ensemble de règles produisant <text:span text:style-name="T1312">ainsi</text:span> un « rendu en ligne ».</text:p>
      <text:p text:style-name="P49"><text:span text:style-name="T1255">La propriété </text:span><text:span text:style-name="T267">float</text:span><text:span text:style-name="T1255"> appliquée à un conteneur </text:span><text:span text:style-name="T267">block</text:span><text:span text:style-name="T1255"> permet d’imposer au navigateur web de déroger aux règles ci-dessus énoncées, en </text:span><text:span text:style-name="T1256">lui signifiant de </text:span><text:span text:style-name="T1255">cal</text:span><text:span text:style-name="T1256">er</text:span><text:span text:style-name="T1255"> ce conteneur </text:span><text:span text:style-name="T1258">en-haut </text:span><text:span text:style-name="T1255">à droite </text:span><text:span text:style-name="T1256">(</text:span><text:span text:style-name="T268">float: right</text:span><text:span text:style-name="T1256">)</text:span><text:span text:style-name="T1255"> ou </text:span><text:span text:style-name="T1258">en-haut </text:span><text:span text:style-name="T1255">à gauche </text:span><text:span text:style-name="T1256">(</text:span><text:span text:style-name="T268">float:left</text:span><text:span text:style-name="T1256">)</text:span><text:span text:style-name="T1255"> de la </text:span><text:span text:style-name="T267">content-box</text:span><text:span text:style-name="T1255"> du conteneur père.</text:span></text:p>
      <text:p text:style-name="P45"><text:span text:style-name="T1245">La propriété </text:span><text:span text:style-name="T263">display</text:span><text:span text:style-name="T1245"> permet d’</text:span><text:span text:style-name="T1246">imposer la modification du </text:span><text:span text:style-name="T1245">type </text:span><text:span text:style-name="T1246">natif </text:span><text:span text:style-name="T1245">d’une balise ; </text:span><text:span text:style-name="T1246">une balise de type </text:span><text:span text:style-name="T264">block</text:span><text:span text:style-name="T1246">, comme </text:span><text:span text:style-name="T264">&lt;p&gt;</text:span><text:span text:style-name="T1246">, est passée </text:span><text:span text:style-name="T1245">de </text:span><text:span text:style-name="T263">block</text:span><text:span text:style-name="T1245"> à </text:span><text:span text:style-name="T263">inline</text:span><text:span text:style-name="T1245"> avec </text:span><text:span text:style-name="T1252">une</text:span><text:span text:style-name="T1245"> déclaration </text:span><text:span text:style-name="T263">display: inline</text:span><text:span text:style-name="T1245">, </text:span><text:span text:style-name="T1246">une balise de type </text:span><text:span text:style-name="T264">inline</text:span><text:span text:style-name="T1246">, comme </text:span><text:span text:style-name="T264">&lt;a&gt;</text:span><text:span text:style-name="T1246">, est passée</text:span><text:span text:style-name="T1245"> de </text:span><text:span text:style-name="T263">inline</text:span><text:span text:style-name="T1245"> à </text:span><text:span text:style-name="T263">block</text:span><text:span text:style-name="T1245"> avec </text:span><text:span text:style-name="T1252">une</text:span><text:span text:style-name="T1245"> déclaration </text:span><text:span text:style-name="T263">display: block</text:span><text:span text:style-name="T1245">.</text:span><text:span text:style-name="T1245"><text:note text:id="ftn31" text:note-class="footnote"><text:note-citation>31</text:note-citation><text:note-body><text:p text:style-name="Footnote">Déclarer <text:span text:style-name="T70">display: block;</text:span> pour une balise nativement de type <text:span text:style-name="T70">block</text:span> n’a aucun effet ; pareil pour <text:span text:style-name="T70">inline</text:span>.</text:p></text:note-body></text:note></text:span><text:span text:style-name="T1246"> Le navigateur </text:span><text:span text:style-name="T1260">applique alors les règles énoncés ci-dessus pour le calcul du rendu de la balise avec son type ainsi redéfini. </text:span><text:span text:style-name="T1310">Dans ce </text:span><text:span text:style-name="T1311">même</text:span><text:span text:style-name="T1310"> registre, en déclarant dans le code CSS </text:span><text:span text:style-name="T263">display: inline-</text:span><text:span text:style-name="T301">block</text:span><text:span text:style-name="T1310"> à propos d’une balise de type </text:span><text:span text:style-name="T301">inline</text:span><text:span text:style-name="T1310"> il est possible de la contraindre en </text:span><text:span text:style-name="T301">width</text:span><text:span text:style-name="T1310"> et en </text:span><text:span text:style-name="T301">height</text:span><text:span text:style-name="T1310"> </text:span><text:span text:style-name="T1311">tout en maintenant son "rendu en ligne", tandis que cette même déclaration </text:span><text:span text:style-name="T1310">à propos d’une balise de type </text:span><text:span text:style-name="T303">block</text:span><text:span text:style-name="T1310"> </text:span><text:span text:style-name="T1311">bascule son rendu en un "rendu en ligne" tout en </text:span><text:span text:style-name="T1312">conserv</text:span><text:span text:style-name="T1311">ant ses</text:span><text:span text:style-name="T1310"> contrain</text:span><text:span text:style-name="T1311">tes</text:span><text:span text:style-name="T1310"> </text:span><text:span text:style-name="T301">width</text:span><text:span text:style-name="T1310"> et </text:span><text:span text:style-name="T301">height</text:span><text:span text:style-name="T1310"> </text:span><text:span text:style-name="T1311">(si elles existaient).</text:span></text:p>
      <text:p text:style-name="P46"><text:span text:style-name="T1260">La propriété </text:span><text:span text:style-name="T270">display</text:span><text:span text:style-name="T1260"> </text:span><text:span text:style-name="T1261">peut également prendre des valeurs qui n’affectent pas le </text:span><text:span text:style-name="T1263">calcul du</text:span><text:span text:style-name="T1261"> rend</text:span><text:span text:style-name="T1262">u du conteneur par rapport à ses conteneurs frères</text:span><text:span text:style-name="T1261"> mais le </text:span><text:span text:style-name="T1263">calcul du</text:span><text:span text:style-name="T1261"> rendu de </text:span><text:span text:style-name="T1262">ses conteneurs fils</text:span><text:span text:style-name="T1261">, </text:span><text:span text:style-name="T1262">en substance les valeurs </text:span><text:span text:style-name="T271">flex</text:span><text:span text:style-name="T1262"> et </text:span><text:span text:style-name="T271">grid</text:span><text:span text:style-name="T1261"> </text:span><text:span text:style-name="T1262">(voir respectivement §</text:span><text:span text:style-name="T1262"><text:bookmark-ref text:reference-format="chapter" text:ref-name="__RefHeading___Toc6911_3528553565">15</text:bookmark-ref></text:span><text:span text:style-name="T1262"> et §</text:span><text:span text:style-name="T1262"><text:bookmark-ref text:reference-format="chapter" text:ref-name="__RefHeading___Toc13000_428825303">16</text:bookmark-ref></text:span><text:span text:style-name="T1262">).</text:span></text:p>
      <text:p text:style-name="P47">Le HTML propose deux balises, <text:span text:style-name="T70">&lt;div&gt;…&lt;/div&gt;</text:span> et <text:span text:style-name="T70">&lt;span&gt;…&lt;/span&gt;</text:span>, pour constituer des conteneurs de type, respectivement, <text:span text:style-name="T70">block</text:span> et <text:span text:style-name="T70">inline</text:span>, <text:span text:style-name="T1348">d</text:span>épourvus de <text:span text:style-name="T1348">tout apriori </text:span>sémantique, <text:span text:style-name="T1348">et donc des valeurs par défaut qui vont avec ces aprioris</text:span>.</text:p>
      <text:p text:style-name="P238"><text:bookmark text:name="r-80483231"/>En résumé</text:p>
      <text:list xml:id="list2917609621" text:style-name="L23">
        <text:list-item>
          <text:p text:style-name="P437"><text:span text:style-name="Source_20_Text"><text:span text:style-name="T661">Lorsque les navigateurs web procèdent au calcul du rendu selon le mode "historique" (alias "normal flow"), les boîtes de marge des conteneurs HTML de type </text:span></text:span><text:span text:style-name="Source_20_Text"><text:span text:style-name="T338">block</text:span></text:span><text:span text:style-name="Source_20_Text"><text:span text:style-name="T661"> sont affichés précédés </text:span></text:span><text:soft-page-break/><text:span text:style-name="Source_20_Text"><text:span text:style-name="T661">et suivis d’un retour à la ligne ; par défaut ces boîtes de marge s’étalent sur toute la largeur de la </text:span></text:span><text:span text:style-name="Source_20_Text"><text:span text:style-name="T338">content-box</text:span></text:span><text:span text:style-name="Source_20_Text"><text:span text:style-name="T661"> de leur conteneur père.</text:span></text:span></text:p>
        </text:list-item>
        <text:list-item>
          <text:p text:style-name="P437"><text:span text:style-name="Source_20_Text"><text:span text:style-name="T661">Lorsque les navigateurs web procèdent au calcul du rendu selon le mode "historique" (alias "normal flow"), les </text:span></text:span><text:span text:style-name="Source_20_Text"><text:span text:style-name="T217">content</text:span></text:span><text:span text:style-name="Source_20_Text"><text:span text:style-name="T338">-box</text:span></text:span><text:span text:style-name="Source_20_Text"><text:span text:style-name="T661"> des conteneurs HTML de type </text:span></text:span><text:span text:style-name="Source_20_Text"><text:span text:style-name="T216">inline</text:span></text:span><text:span text:style-name="Source_20_Text"><text:span text:style-name="T661"> sont affichés dans la continuité d’écriture </text:span></text:span><text:span text:style-name="Source_20_Text"><text:span text:style-name="T664">(de gauche à droite, puis de haut en bas)</text:span></text:span><text:span text:style-name="Source_20_Text"><text:span text:style-name="T661">, </text:span></text:span><text:span text:style-name="Source_20_Text"><text:span text:style-name="T662">c’est à dire à la suite des contenus précédents de la </text:span></text:span><text:span text:style-name="Source_20_Text"><text:span text:style-name="T339">content-box</text:span></text:span><text:span text:style-name="Source_20_Text"><text:span text:style-name="T662"> du conteneur père</text:span></text:span><text:span text:style-name="Source_20_Text"><text:span text:style-name="T661"> </text:span></text:span><text:span text:style-name="Source_20_Text"><text:span text:style-name="T662">avec retour à la ligne si besoin ; </text:span></text:span><text:span text:style-name="Source_20_Text"><text:span text:style-name="T340">width</text:span></text:span><text:span text:style-name="Source_20_Text"><text:span text:style-name="T663">, </text:span></text:span><text:span text:style-name="Source_20_Text"><text:span text:style-name="T340">height</text:span></text:span><text:span text:style-name="Source_20_Text"><text:span text:style-name="T663"> </text:span></text:span><text:span text:style-name="Source_20_Text"><text:span text:style-name="T664">ne s’appliquent pas,</text:span></text:span><text:span text:style-name="Source_20_Text"><text:span text:style-name="T662"> </text:span></text:span><text:span text:style-name="Source_20_Text"><text:span text:style-name="T339">margin</text:span></text:span><text:span text:style-name="Source_20_Text"><text:span text:style-name="T662"> </text:span></text:span><text:span text:style-name="Source_20_Text"><text:span text:style-name="T663">et </text:span></text:span><text:span text:style-name="Source_20_Text"><text:span text:style-name="T340">padding</text:span></text:span><text:span text:style-name="Source_20_Text"><text:span text:style-name="T663"> n’ont pas d’effet </text:span></text:span><text:span text:style-name="Source_20_Text"><text:span text:style-name="T664">sur le positionnement de la </text:span></text:span><text:span text:style-name="Source_20_Text"><text:span text:style-name="T341">content-box</text:span></text:span><text:span text:style-name="Source_20_Text"><text:span text:style-name="T663"> </text:span></text:span><text:span text:style-name="Source_20_Text"><text:span text:style-name="T664">du conteneur, </text:span></text:span><text:span text:style-name="Source_20_Text"><text:span text:style-name="T663">sauf</text:span></text:span><text:span text:style-name="Source_20_Text"><text:span text:style-name="T662"> </text:span></text:span><text:span text:style-name="Source_20_Text"><text:span text:style-name="T341">margin</text:span></text:span><text:span text:style-name="Source_20_Text"><text:span text:style-name="T664">/</text:span></text:span><text:span text:style-name="Source_20_Text"><text:span text:style-name="T339">padding-</text:span></text:span><text:span text:style-name="Source_20_Text"><text:span text:style-name="T340">left</text:span></text:span><text:span text:style-name="Source_20_Text"><text:span text:style-name="T662">/</text:span></text:span><text:span text:style-name="Source_20_Text"><text:span text:style-name="T340">right</text:span></text:span><text:span text:style-name="Source_20_Text"><text:span text:style-name="T661">.</text:span></text:span></text:p>
        </text:list-item>
        <text:list-item>
          <text:p text:style-name="P438"><text:span text:style-name="Source_20_Text"><text:span text:style-name="T662">Grâce à la propriété </text:span></text:span><text:span text:style-name="Source_20_Text"><text:span text:style-name="T339">display</text:span></text:span><text:span text:style-name="Source_20_Text"><text:span text:style-name="T662">, on peut changer le type d’un conteneur de </text:span></text:span><text:span text:style-name="Source_20_Text"><text:span text:style-name="T339">block</text:span></text:span><text:span text:style-name="Source_20_Text"><text:span text:style-name="T662"> à </text:span></text:span><text:span text:style-name="Source_20_Text"><text:span text:style-name="T339">inline</text:span></text:span><text:span text:style-name="Source_20_Text"><text:span text:style-name="T662"> ou inversement ; il est même possible d’avoir la double propriété avec </text:span></text:span><text:span text:style-name="Source_20_Text"><text:span text:style-name="T339">display:inline-block</text:span></text:span><text:span text:style-name="Source_20_Text"><text:span text:style-name="T662">, de sort</text:span></text:span><text:span text:style-name="Source_20_Text"><text:span text:style-name="T664">e</text:span></text:span><text:span text:style-name="Source_20_Text"><text:span text:style-name="T662"> </text:span></text:span><text:span text:style-name="Source_20_Text"><text:span text:style-name="T664">qu’un tel conteneur est affiché dans la continuité </text:span></text:span><text:span text:style-name="Source_20_Text"><text:span text:style-name="T665">d’écriture </text:span></text:span><text:span text:style-name="Source_20_Text"><text:span text:style-name="T664">(comme un conteneur de type </text:span></text:span><text:span text:style-name="Source_20_Text"><text:span text:style-name="T341">inline</text:span></text:span><text:span text:style-name="Source_20_Text"><text:span text:style-name="T664">) tout en imposant aux conteneurs frères ses </text:span></text:span><text:span text:style-name="Source_20_Text"><text:span text:style-name="T341">margin</text:span></text:span><text:span text:style-name="Source_20_Text"><text:span text:style-name="T664"> et </text:span></text:span><text:span text:style-name="Source_20_Text"><text:span text:style-name="T341">padding</text:span></text:span><text:span text:style-name="Source_20_Text"><text:span text:style-name="T664"> dans les deux axes </text:span></text:span><text:span text:style-name="Source_20_Text"><text:span text:style-name="T665">(comme un conteneur de type </text:span></text:span><text:span text:style-name="Source_20_Text"><text:span text:style-name="T342">block</text:span></text:span><text:span text:style-name="Source_20_Text"><text:span text:style-name="T665">)</text:span></text:span><text:span text:style-name="Source_20_Text"><text:span text:style-name="T664">.</text:span></text:span></text:p>
        </text:list-item>
        <text:list-item>
          <text:p text:style-name="P439"><text:span text:style-name="Source_20_Text"><text:span text:style-name="T666">Les balises </text:span></text:span><text:span text:style-name="Source_20_Text"><text:span text:style-name="T342">&lt;div&gt;</text:span></text:span><text:span text:style-name="Source_20_Text"><text:span text:style-name="T665"> et </text:span></text:span><text:span text:style-name="Source_20_Text"><text:span text:style-name="T342">&lt;span&gt;</text:span></text:span><text:span text:style-name="Source_20_Text"><text:span text:style-name="T665"> </text:span></text:span><text:span text:style-name="Source_20_Text"><text:span text:style-name="T666">permettent de créer </text:span></text:span><text:span text:style-name="Source_20_Text"><text:span text:style-name="T665">des conteneurs de type, respectivement, </text:span></text:span><text:span text:style-name="Source_20_Text"><text:span text:style-name="T342">block</text:span></text:span><text:span text:style-name="Source_20_Text"><text:span text:style-name="T665"> et </text:span></text:span><text:span text:style-name="Source_20_Text"><text:span text:style-name="T342">inline</text:span></text:span><text:span text:style-name="Source_20_Text"><text:span text:style-name="T665"> </text:span></text:span><text:span text:style-name="Source_20_Text"><text:span text:style-name="T666">pour satisfaire les besoins de codage en HTML sans apriori sémantique.</text:span></text:span></text:p>
        </text:list-item>
      </text:list>
      <text:p text:style-name="P295"><text:span text:style-name="T926">À</text:span><text:span text:style-name="T924"> noter</text:span> :</text:p>
      <text:list xml:id="list26631338" text:style-name="L24">
        <text:list-item>
          <text:p text:style-name="P480"><text:span text:style-name="T1197">Si la hauteur du conteneur est contrainte (par ex. avec une déclaration </text:span><text:span text:style-name="T247">height: 100px;</text:span><text:span text:style-name="T1197">)</text:span><text:span text:style-name="T1196"> </text:span><text:span text:style-name="T1197">le navigateur peut être amené à afficher du contenu hors de la </text:span><text:span text:style-name="T247">content-box</text:span><text:span text:style-name="T1197"> du conteneur, voir</text:span><text:span text:style-name="T1198">e</text:span><text:span text:style-name="T1197"> même hors de la boîte de marge du conteneur</text:span><text:span text:style-name="T1196">.</text:span></text:p>
        </text:list-item>
        <text:list-item>
          <text:p text:style-name="P481"><text:span text:style-name="T1254">S</text:span><text:span text:style-name="T1253">i les contraintes imposées par la largeur d</text:span><text:span text:style-name="T1254">e son</text:span><text:span text:style-name="T1253"> conteneur père ne permettent pas d’inscrire tout le contenu d’</text:span><text:span text:style-name="T1254">un</text:span><text:span text:style-name="T1253"> </text:span><text:span text:style-name="T1255">conteneur</text:span><text:span text:style-name="T1253"> </text:span><text:span text:style-name="T265">inline</text:span><text:span text:style-name="T1253"> sur une même ligne, </text:span><text:span text:style-name="T1254">sa </text:span><text:span text:style-name="T266">content-box</text:span><text:span text:style-name="T1254"> et donc sa</text:span><text:span text:style-name="T1253"> </text:span><text:span text:style-name="T265">border-box</text:span><text:span text:style-name="T1253"> se retrouve</text:span><text:span text:style-name="T1254">nt</text:span><text:span text:style-name="T1253"> coupée</text:span><text:span text:style-name="T1254">s</text:span><text:span text:style-name="T1253"> </text:span><text:span text:style-name="T1254">en deux </text:span><text:span text:style-name="T1253">par un saut </text:span><text:span text:style-name="T1254">à la</text:span><text:span text:style-name="T1253"> ligne.</text:span><text:span text:style-name="T1253"><text:note text:id="ftn32" text:note-class="footnote"><text:note-citation>32</text:note-citation><text:note-body><text:p text:style-name="P257"><text:span text:style-name="T1208">Tel </text:span><text:span text:style-name="T1254">est aussi le cas si le contenu de la balise </text:span><text:span text:style-name="T266">inline</text:span><text:span text:style-name="T1254"> contient un saut à la ligne (</text:span><text:span text:style-name="T266">&lt;br&gt;</text:span><text:span text:style-name="T1254">).</text:span></text:p></text:note-body></text:note></text:span><text:span text:style-name="T1253"> </text:span><text:span text:style-name="T1254">Dans ces conditions, la bordure de ce </text:span><text:span text:style-name="T1255">conteneur</text:span><text:span text:style-name="T1253"> </text:span><text:span text:style-name="T265">inline</text:span><text:span text:style-name="T1253"> </text:span><text:span text:style-name="T1254">(voir §</text:span><text:span text:style-name="T1254"><text:bookmark-ref text:reference-format="chapter" text:ref-name="__RefHeading___Toc8067_2293318748">9</text:bookmark-ref></text:span><text:span text:style-name="T1254">) ou </text:span><text:span text:style-name="T1255">l’attribution d’</text:span><text:span text:style-name="T1254">une couleur de fond pour ce conteneur </text:span><text:span text:style-name="T267">inline</text:span><text:span text:style-name="T1254"> (voir §</text:span><text:span text:style-name="T1254"><text:bookmark-ref text:reference-format="chapter" text:ref-name="__RefHeading___Toc6608_2293318748">8</text:bookmark-ref></text:span><text:span text:style-name="T1254">) ne </text:span><text:span text:style-name="T1255">seront pas restituées </text:span><text:span text:style-name="T1254">à l’affichage </text:span><text:span text:style-name="T1255">par</text:span><text:span text:style-name="T1254"> un rectangle </text:span><text:span text:style-name="T1258">sur l’écran</text:span><text:span text:style-name="T1254">.</text:span></text:p>
        </text:list-item>
      </text:list>
      <text:h text:style-name="P403" text:outline-level="1"><text:bookmark-start text:name="__RefHeading___Toc6911_3528553565"/>Fai<text:span text:style-name="T1053">r</text:span>e <text:span text:style-name="T1053">la</text:span> mise en page avec <text:span text:style-name="T515">les boîtes flexibles</text:span><text:bookmark-end text:name="__RefHeading___Toc6911_3528553565"/></text:h>
      <text:p text:style-name="P160"><text:span text:style-name="T1264">Lorsque le code CSS déclare pour un conteneur </text:span><text:span text:style-name="T272">display:flex;</text:span><text:span text:style-name="T1264"> le navigateur web </text:span><text:span text:style-name="T1265">met en place un nouveau concept de rendu et </text:span><text:span text:style-name="T1264">applique </text:span><text:span text:style-name="T1277">à ce conteneur </text:span><text:span text:style-name="T1265">d’autres règles que celles du « normal flow » (voir §</text:span><text:span text:style-name="T1265"><text:bookmark-ref text:reference-format="chapter" text:ref-name="__RefHeading___Toc8741_428825303">14</text:bookmark-ref></text:span><text:span text:style-name="T1265">).</text:span></text:p>
      <text:p text:style-name="P160"><text:span text:style-name="T1292">C</text:span><text:span text:style-name="T1265">e nouveau concept de rendu est nommé « Flexbox » (boîtes flexibles) ; la gestion des dispositions des conteneurs </text:span><text:span text:style-name="T1269">fils </text:span><text:span text:style-name="T1265">est </text:span><text:span text:style-name="T1292">alors </text:span><text:span text:style-name="T1265">effectuée </text:span><text:span text:style-name="T1269">dans la </text:span><text:span text:style-name="T275">content-box</text:span><text:span text:style-name="T1269"> du conteneur père</text:span><text:span text:style-name="T1267"> </text:span><text:span text:style-name="T1265">selon une trame unidimensionnelle le long d’</text:span><text:span text:style-name="T1266">un</text:span><text:span text:style-name="T1265"> </text:span><text:span text:style-name="T1266">a</text:span><text:span text:style-name="T1265">xe orienté, </text:span><text:span text:style-name="T1266">dit </text:span><text:span text:style-name="T57">axe principal</text:span><text:span text:style-name="T1266">,</text:span><text:span text:style-name="T1265"> tel que défini par la propriété </text:span><text:span text:style-name="T273">flex-direction</text:span><text:span text:style-name="T1265">. </text:span><text:span text:style-name="T1266">Cette propriété</text:span><text:span text:style-name="T1265"> peut prendre </text:span><text:span text:style-name="T1266">comme</text:span><text:span text:style-name="T1265"> valeurs </text:span><text:span text:style-name="T273">row</text:span><text:span text:style-name="T1265">, </text:span><text:span text:style-name="T273">column</text:span><text:span text:style-name="T1265">, </text:span><text:span text:style-name="T273">reverse-row</text:span><text:span text:style-name="T1265">, </text:span><text:span text:style-name="T273">reverse-column</text:span><text:span text:style-name="T1265"> </text:span><text:span text:style-name="T1266">pour un axe principal, respectivement, horizontal de gauche à droite, vertical de haut en bas, horizontal de droite à gauche, vertical de bas en haut </text:span><text:span text:style-name="T1265"><text:note text:id="ftn33" text:note-class="footnote"><text:note-citation>33</text:note-citation><text:note-body><text:p text:style-name="P258"><text:span text:style-name="T1265">Ces valeurs visent </text:span><text:span text:style-name="T1266">notamment </text:span><text:span text:style-name="T1265">à </text:span><text:span text:style-name="T1266">permettre de </text:span><text:span text:style-name="T1265">se conformer aux indifférents modes d’écriture.</text:span></text:p></text:note-body></text:note></text:span><text:span text:style-name="T1265">.</text:span></text:p>
      <text:p text:style-name="P160"><text:span text:style-name="T1278">Cette axe principal peut "reboucler", c’est à dire se prolonger virtuellement par un nouvel axe « en-dessous » dans le sens d’écriture</text:span><text:span text:style-name="T1278"><text:note text:id="ftn34" text:note-class="footnote"><text:note-citation>34</text:note-citation><text:note-body><text:p text:style-name="P260">Comme si l’axe principal sortait d’un côté de la page pour re-entrer dans la page depuis le côté opposé.</text:p></text:note-body></text:note></text:span><text:span text:style-name="T1278">, o</text:span><text:span text:style-name="T1279">u</text:span><text:span text:style-name="T1278"> non selon la valeur de la propriété </text:span><text:span text:style-name="T281">flex-wrap</text:span><text:span text:style-name="T1278">, </text:span><text:span text:style-name="T1279">respectivement,</text:span><text:span text:style-name="T1278"> </text:span><text:span text:style-name="T281">wrap</text:span><text:span text:style-name="T1278"> ou </text:span><text:span text:style-name="T282">no</text:span><text:span text:style-name="T281">wrap</text:span><text:span text:style-name="T1278">. </text:span><text:span text:style-name="T1292">E</text:span><text:span text:style-name="T1279">xprimé autrement : si </text:span><text:span text:style-name="T282">flex-wrap:nowrap;</text:span><text:span text:style-name="T1279"> l’axe principal est en fait un segment, c’est à dire qu’il dispose d’une longueur limitée par l’affichage courant (qui dépend de l’écran utilisé, de la fenêtre du navigateur et de son coefficient de zoom) ; si </text:span><text:span text:style-name="T282">flex-wrap:wrap;</text:span><text:span text:style-name="T1279"> </text:span><text:span text:style-name="T1283">l</text:span><text:span text:style-name="T1279">’axe principal </text:span><text:span text:style-name="T1292">n’a plus de limite</text:span><text:span text:style-name="T1279"> en longueur, puisque le navigateur peut </text:span><text:span text:style-name="T1292">le </text:span><text:span text:style-name="T1279">prolonger en le "rebouclant".</text:span></text:p>
      <text:p text:style-name="P159"><text:span text:style-name="T1286">Pour fixer les idées considérons que </text:span><text:span text:style-name="T287">flex-direction:row;</text:span><text:span text:style-name="T1286"> ; l</text:span><text:span text:style-name="T1268">e navigateur web </text:span><text:span text:style-name="T1253">applique</text:span> <text:span text:style-name="T1268">alors </text:span>les règles suivantes <text:span text:style-name="T1050">pour </text:span><text:span text:style-name="T1053">les</text:span> <text:span text:style-name="T1046">conteneur</text:span><text:span text:style-name="T1053">s</text:span> <text:span text:style-name="T1268">fils </text:span><text:span text:style-name="T1280">qu’ils soient</text:span><text:span text:style-name="T1268"> </text:span><text:span text:style-name="T1046">de type </text:span><text:span text:style-name="T232">block</text:span><text:span text:style-name="T596"> </text:span><text:span text:style-name="T620">ou de type </text:span><text:span text:style-name="T274">inline</text:span><text:span text:style-name="T596"> </text:span><text:span text:style-name="T443">: </text:span></text:p>
      <text:list xml:id="list164537169866050" text:continue-list="list917389151" text:style-name="L21">
        <text:list-item>
          <text:p text:style-name="P477"><text:span text:style-name="T623">l</text:span><text:span text:style-name="T624">es</text:span><text:span text:style-name="T623"> </text:span><text:span text:style-name="T601">boîtes de marge</text:span><text:span text:style-name="T623"> d</text:span><text:span text:style-name="T624">es</text:span><text:span text:style-name="T623"> conteneur</text:span><text:span text:style-name="T624">s</text:span><text:span text:style-name="T629"> </text:span><text:span text:style-name="T624">fils </text:span><text:span text:style-name="T620">(</text:span><text:span text:style-name="T625">y compris l</text:span><text:span text:style-name="T620">es </text:span><text:span text:style-name="T561">conteneurs anonymes</text:span><text:span text:style-name="T570">)</text:span><text:span text:style-name="T624"> se succèdent le long </text:span><text:span text:style-name="T626">et dans le sens </text:span><text:span text:style-name="T624">de l’axe principal </text:span><text:span text:style-name="T628">selon – </text:span><text:span text:style-name="T638">par défaut</text:span><text:span text:style-name="T638"><text:note text:id="ftn35" text:note-class="footnote"><text:note-citation>35</text:note-citation><text:note-body><text:p text:style-name="Footnote"><text:span text:style-name="T1307">Cet </text:span>ordre <text:span text:style-name="T1307">par défaut</text:span> peut être modifié grâce à la propriété <text:span text:style-name="T70">order</text:span> <text:span text:style-name="T1307">(voir plus </text:span><text:span text:style-name="T1212">bas</text:span><text:span text:style-name="T1307">).</text:span></text:p></text:note-body></text:note></text:span><text:span text:style-name="T638"> – </text:span><text:span text:style-name="T628">leur ordre d’apparition dans le </text:span><text:span text:style-name="T639">code HTML du </text:span><text:span text:style-name="T628">conteneur père</text:span><text:span text:style-name="T624">, </text:span><text:span text:style-name="T627">c’est à dire de gauche à droite selon l’hypothèse </text:span><text:span text:style-name="T287">flex-direction:row; </text:span><text:span text:style-name="T624">:</text:span></text:p>
          <text:list>
            <text:list-item>
              <text:p text:style-name="P494"><text:span text:style-name="T1293">s</text:span><text:span text:style-name="T1281">i l’axe principal est de longueur illimitée </text:span><text:span text:style-name="T1283">(</text:span><text:span text:style-name="T282">flex-wrap:wrap;</text:span><text:span text:style-name="T1283">)</text:span><text:span text:style-name="T1281">, le navigateur attribue à chaque</text:span><text:span text:style-name="T629"> </text:span><text:span text:style-name="T630">boîte de marge </text:span><text:span text:style-name="T1287">des </text:span><text:span text:style-name="T1281">conteneur</text:span><text:span text:style-name="T1287">s</text:span><text:span text:style-name="T1281"> fils </text:span><text:span text:style-name="T1287">la largeur</text:span><text:span text:style-name="T1283"> que ce conteneur </text:span><text:span text:style-name="T1281">requiert</text:span><text:span text:style-name="T1282"> dans les limites de la </text:span><text:span text:style-name="T283">content-box</text:span><text:span text:style-name="T1282"> du conteneur père </text:span><text:span text:style-name="T1287">et fait "reboucler" l’axe principal autant que de besoin</text:span><text:span text:style-name="T1282"><text:note text:id="ftn36" text:note-class="footnote"><text:note-citation>36</text:note-citation><text:note-body><text:p text:style-name="Footnote"><text:span text:style-name="T1211">On n’oubliera pas que la largeur de la </text:span><text:span text:style-name="T255">content-box</text:span><text:span text:style-name="T1211"> du conteneur père varie avec la taille de la fenêtre du navigateur et avec son niveau de zoom</text:span>.</text:p></text:note-body></text:note></text:span><text:span text:style-name="T1281"> ;</text:span></text:p>
            </text:list-item>
            <text:list-item>
              <text:p text:style-name="P495"><text:span text:style-name="T1293">s</text:span><text:span text:style-name="T1283">i l’axe principal est de longueur limité (</text:span><text:span text:style-name="T282">flex-wrap:</text:span><text:span text:style-name="T284">no</text:span><text:span text:style-name="T282">wrap;</text:span><text:span text:style-name="T1283">), </text:span><text:span text:style-name="T1286">le navigateur </text:span><text:span text:style-name="T1281">attribue </text:span><text:span text:style-name="T1290">comme largeur</text:span><text:span text:style-name="T1301">s aux</text:span><text:span text:style-name="T629"> </text:span><text:span text:style-name="T630">boîtes de marge </text:span><text:span text:style-name="T1287">des </text:span><text:span text:style-name="T1281">conteneur</text:span><text:span text:style-name="T1287">s</text:span><text:span text:style-name="T1281"> fils</text:span><text:span text:style-name="T1288"> :</text:span></text:p>
            </text:list-item>
          </text:list>
        </text:list-item>
      </text:list>
      <text:list xml:id="list1145232095" text:style-name="L25">
        <text:list-item>
          <text:list>
            <text:list-item>
              <text:list>
                <text:list-item>
                  <text:p text:style-name="P496"><text:span text:style-name="T1288">celle</text:span><text:span text:style-name="T1301">s</text:span><text:span text:style-name="T1288"> qui s</text:span><text:span text:style-name="T1301">on</text:span><text:span text:style-name="T1288">t imposée par </text:span><text:span text:style-name="T1289">les</text:span><text:span text:style-name="T1288"> déclaration</text:span><text:span text:style-name="T1289">s</text:span><text:span text:style-name="T1288"> </text:span><text:span text:style-name="T288">width</text:span><text:span text:style-name="T1288">, </text:span><text:span text:style-name="T289">border-width</text:span><text:span text:style-name="T1289">, </text:span><text:span text:style-name="T289">margin</text:span><text:span text:style-name="T1289">, </text:span><text:span text:style-name="T289">padding</text:span><text:span text:style-name="T1289">, d</text:span><text:span text:style-name="T1301">e chaque</text:span><text:span text:style-name="T1289"> conteneur fils,</text:span></text:p>
                </text:list-item>
              </text:list>
            </text:list-item>
          </text:list>
        </text:list-item>
      </text:list>
      <text:p text:style-name="P300">sinon :</text:p>
      <text:list xml:id="list164535920038187" text:continue-numbering="true" text:style-name="L25">
        <text:list-item>
          <text:list>
            <text:list-item>
              <text:list>
                <text:list-item>
                  <text:p text:style-name="P497"><text:span text:style-name="T1301">des</text:span><text:span text:style-name="T1288"> valeur</text:span><text:span text:style-name="T1301">s</text:span><text:span text:style-name="T1288"> calculée</text:span><text:span text:style-name="T1301">s</text:span><text:span text:style-name="T1288"> </text:span><text:span text:style-name="T1301">pour faire en sorte de</text:span><text:span text:style-name="T1288"> minimiser </text:span><text:span text:style-name="T1302">la plus grande des</text:span><text:span text:style-name="T1289"> hauteur</text:span><text:span text:style-name="T1302">s </text:span><text:span text:style-name="T1289">de </text:span><text:span text:style-name="T1302">toute</text:span><text:span text:style-name="T1289">s </text:span><text:span text:style-name="T1302">les</text:span><text:span text:style-name="T1289"> boîtes de marge </text:span><text:span text:style-name="T1290">des conteneurs fils ;</text:span></text:p>
                </text:list-item>
              </text:list>
            </text:list-item>
          </text:list>
        </text:list-item>
      </text:list>
      <text:p text:style-name="P296"><text:span text:style-name="T1283">NB<text:tab/>L</text:span><text:span text:style-name="T1290">a largeur</text:span><text:span text:style-name="T1283"> requis</text:span><text:span text:style-name="T1290">e</text:span><text:span text:style-name="T1283"> par </text:span><text:span text:style-name="T1290">un</text:span><text:span text:style-name="T1283"> conteneur résulte de</text:span><text:span text:style-name="T1282"> son contenu ou </text:span><text:span text:style-name="T1283">d</text:span><text:span text:style-name="T1282">es contraintes dimensionnelles imposées </text:span><text:span text:style-name="T1283">par </text:span><text:span text:style-name="T284">width</text:span><text:span text:style-name="T1283">. </text:span><text:span text:style-name="T1286">Pour un conteneur anonyme, </text:span><text:span text:style-name="T1290">la largeur</text:span><text:span text:style-name="T1286"> requis</text:span><text:span text:style-name="T1290">e</text:span><text:span text:style-name="T1286"> est </text:span><text:span text:style-name="T1291">donc</text:span><text:span text:style-name="T1290"> </text:span><text:span text:style-name="T1286">cel</text:span><text:span text:style-name="T1290">le</text:span><text:span text:style-name="T1286"> nécessaire </text:span><text:span text:style-name="T1290">à l’affichage sur une même ligne de la totalité de</text:span><text:span text:style-name="T1286"> la chaîne de </text:span><text:soft-page-break/><text:span text:style-name="T1286">caractères du conteneur</text:span><text:span text:style-name="T1286"><text:note text:id="ftn37" text:note-class="footnote"><text:note-citation>37</text:note-citation><text:note-body><text:p text:style-name="P262">Rappel : les caractéristiques de restitution de la chaîne de caractères du conteneur anonyme (police, taille, style,… - voir §<text:bookmark-ref text:reference-format="chapter" text:ref-name="__RefHeading___Toc4586_84523568">7</text:bookmark-ref>) sont celles stipulées pour son conteneur père.</text:p></text:note-body></text:note></text:span><text:span text:style-name="T1286">, </text:span><text:span text:style-name="T1290">de sorte que si </text:span><text:span text:style-name="T282">flex-wrap:wrap;</text:span><text:span text:style-name="T1290"> et que ladite largeur requise n’excède pas celle de la </text:span><text:span text:style-name="T290">content-box</text:span><text:span text:style-name="T1290"> du conteneur père, </text:span><text:span text:style-name="T1291">un</text:span><text:span text:style-name="T1290"> conteneur anonyme sera en effet toujours affiché sur une </text:span><text:span text:style-name="T1291">seule</text:span><text:span text:style-name="T1290"> ligne.</text:span></text:p>
      <text:list xml:id="list164536597887852" text:continue-list="list164537169866050" text:style-name="L21">
        <text:list-item>
          <text:p text:style-name="P482">L<text:span text:style-name="T1294">es positions horizontales des centres des boîtes de marge des conteneurs fils sont réparties selon la valeur donnée à la propriété </text:span><text:span text:style-name="T291">justify-content</text:span><text:span text:style-name="T1294"> du conteneur père ; les principales valeurs possibles sont : </text:span></text:p>
        </text:list-item>
      </text:list>
      <text:p text:style-name="P209"><text:span text:style-name="T291">start</text:span><text:span text:style-name="T1294"> </text:span><text:span text:style-name="T1295">→ </text:span><text:span text:style-name="T1294">les boîtes de marge se succèdent</text:span><text:span text:style-name="T1297"> </text:span><text:span text:style-name="T1298">sans espace intercalaire </text:span><text:span text:style-name="T1294">en partant de la </text:span><text:span text:style-name="T1298">limite </text:span><text:span text:style-name="T1294">gauche de la </text:span><text:span text:style-name="T291">content-box</text:span><text:span text:style-name="T1294"> du conteneur père, </text:span></text:p>
      <text:p text:style-name="P212"><text:span text:style-name="T291">end</text:span><text:span text:style-name="T1294"> </text:span><text:span text:style-name="T1295">→ </text:span><text:span text:style-name="T1294">les boîte de marge se succèdent </text:span><text:span text:style-name="T1298">sans espace intercalaire </text:span><text:span text:style-name="T1297">de façon à arriver à</text:span><text:span text:style-name="T1294"> la </text:span><text:span text:style-name="T1298">limite </text:span><text:span text:style-name="T1294">droite de la </text:span><text:span text:style-name="T291">content-box</text:span><text:span text:style-name="T1294"> du conteneur père, </text:span></text:p>
      <text:p text:style-name="P209"><text:span text:style-name="T291">center</text:span><text:span text:style-name="T631"> </text:span><text:span text:style-name="T1296">→</text:span><text:span text:style-name="T633"> les boîtes de marge se succèdent </text:span><text:span text:style-name="T634">sans espace intercalaire</text:span><text:span text:style-name="T633"> de par et d’autre du centre</text:span><text:span text:style-name="T632"> de la </text:span><text:span text:style-name="T292">content-box</text:span><text:span text:style-name="T632"> du conteneur père,</text:span></text:p>
      <text:p text:style-name="P210"><text:span text:style-name="T293">space-between</text:span><text:span text:style-name="T632"> </text:span><text:span text:style-name="T1296">→</text:span><text:span text:style-name="T633"> les boîtes de marge se succèdent en se répartissant régulièrement </text:span><text:span text:style-name="T634">grâce à des espaces intercalaires de largeur fixe</text:span><text:span text:style-name="T633"> pour partir </text:span><text:span text:style-name="T632">de la </text:span><text:span text:style-name="T634">limite </text:span><text:span text:style-name="T632">gauche </text:span><text:span text:style-name="T633">et arriver à</text:span><text:span text:style-name="T632"> la </text:span><text:span text:style-name="T634">limite </text:span><text:span text:style-name="T632">droite de la </text:span><text:span text:style-name="T292">content-box</text:span><text:span text:style-name="T632"> du conteneur père,</text:span></text:p>
      <text:p text:style-name="P210"><text:span text:style-name="T293">space-</text:span><text:span text:style-name="T294">around</text:span><text:span text:style-name="T632"> </text:span><text:span text:style-name="T1296">→</text:span><text:span text:style-name="T633"> </text:span><text:span text:style-name="T634">idem </text:span><text:span text:style-name="T294">space-between</text:span><text:span text:style-name="T634">, sauf que la répartition commence et finit avec un demi espace intercalaire</text:span><text:span text:style-name="T632">.</text:span></text:p>
      <text:p text:style-name="P297"><text:span text:style-name="T1283">NB<text:tab/></text:span><text:span text:style-name="T1299">Si </text:span><text:span text:style-name="T282">flex-wrap: wrap;</text:span><text:span text:style-name="T1299"> la valeur donnée à </text:span><text:span text:style-name="T291">justify-content</text:span><text:span text:style-name="T1299"> s’applique sur chaque "boucle" </text:span><text:span text:style-name="T1306">de l’axe principal (le nombre de conteneurs sur chaque boucle varie selon la taille de la fenêtre du navigateur et son niveau de zoom).</text:span></text:p>
      <text:list xml:id="list164536843252426" text:continue-numbering="true" text:style-name="L21">
        <text:list-item>
          <text:p text:style-name="P483">L<text:span text:style-name="T1294">es positions </text:span><text:span text:style-name="T1302">verticales</text:span><text:span text:style-name="T1294"> des centres des boîtes de marge des conteneurs fils sont réparties selon la valeur donnée à la propriété </text:span><text:span text:style-name="T297">align</text:span><text:span text:style-name="T291">-</text:span><text:span text:style-name="T297">items</text:span><text:span text:style-name="T1294"> du conteneur père ; les principales valeurs possibles sont : </text:span></text:p>
        </text:list-item>
      </text:list>
      <text:p text:style-name="P211"><text:span text:style-name="T291">start</text:span><text:span text:style-name="T1294"> </text:span><text:span text:style-name="T1295">→ </text:span><text:span text:style-name="T1294">le</text:span><text:span text:style-name="T1303">s</text:span><text:span text:style-name="T1294"> </text:span><text:span text:style-name="T1302">haut</text:span><text:span text:style-name="T1303">s</text:span><text:span text:style-name="T1302"> de</text:span><text:span text:style-name="T1294">s boîtes </text:span><text:span text:style-name="T1303">de marge</text:span><text:span text:style-name="T1294"> </text:span><text:span text:style-name="T1306">(de la première ligne de l’axe principal s’il y a des "boucles") </text:span><text:span text:style-name="T1302">sont calés sur le haut de la </text:span><text:span text:style-name="T291">content-box</text:span><text:span text:style-name="T1294"> du conteneur père, </text:span></text:p>
      <text:p text:style-name="P213"><text:span text:style-name="T291">end</text:span><text:span text:style-name="T1294"> </text:span><text:span text:style-name="T1295">→ </text:span><text:span text:style-name="T1294">le</text:span><text:span text:style-name="T1303">s</text:span><text:span text:style-name="T1294"> </text:span><text:span text:style-name="T1302">bas de</text:span><text:span text:style-name="T1294">s boîte </text:span><text:span text:style-name="T1303">de marge</text:span><text:span text:style-name="T1294"> </text:span><text:span text:style-name="T1306">(de la dernière ligne de l’axe principal s’il y a des "boucles") </text:span><text:span text:style-name="T1294">s</text:span><text:span text:style-name="T1302">ont calés sur le bas</text:span><text:span text:style-name="T1294"> de la </text:span><text:span text:style-name="T291">content-box</text:span><text:span text:style-name="T1294"> du conteneur père, </text:span></text:p>
      <text:p text:style-name="P211"><text:span text:style-name="T291">center</text:span><text:span text:style-name="T631"> </text:span><text:span text:style-name="T1296">→</text:span><text:span text:style-name="T633"> le</text:span><text:span text:style-name="T636">s</text:span><text:span text:style-name="T633"> </text:span><text:span text:style-name="T635">centre</text:span><text:span text:style-name="T636">s</text:span><text:span text:style-name="T635"> des</text:span><text:span text:style-name="T633"> boîtes de marge </text:span><text:span text:style-name="T635">sont calés sur l’axe longitudinal </text:span><text:span text:style-name="T636">médian </text:span><text:span text:style-name="T632">de la </text:span><text:span text:style-name="T292">content-box</text:span><text:span text:style-name="T632"> du conteneur père,</text:span></text:p>
      <text:p text:style-name="P211"><text:span text:style-name="T295">stretch</text:span><text:span text:style-name="T632"> </text:span><text:span text:style-name="T1296">→</text:span><text:span text:style-name="T633"> les boîtes </text:span><text:span text:style-name="T635">de marge </text:span><text:span text:style-name="T637">situées</text:span><text:span text:style-name="T635"> sur une même "boucle" de l’axe principal </text:span><text:span text:style-name="T637">et non contraintes par une déclaration </text:span><text:span text:style-name="T296">height</text:span><text:span text:style-name="T633">, </text:span><text:span text:style-name="T635">prennent toutes la même place en hauteur </text:span><text:span text:style-name="T636">(donc </text:span><text:span text:style-name="T635">celle du conteneur </text:span><text:span text:style-name="T636">le plus haut)</text:span><text:span text:style-name="T632">.</text:span></text:p>
      <text:p text:style-name="P298"><text:span text:style-name="T1283">NB<text:tab/></text:span><text:span text:style-name="T1299">Si </text:span><text:span text:style-name="T282">flex-wrap: wrap</text:span><text:span text:style-name="T1299"> la valeur donnée à </text:span><text:span text:style-name="T298">align-items</text:span><text:span text:style-name="T1299"> s’applique </text:span><text:span text:style-name="T1306">par rapport à</text:span><text:span text:style-name="T1299"> chaque "boucle" </text:span><text:span text:style-name="T1306">de l’axe principal</text:span><text:span text:style-name="T1300">.</text:span></text:p>
      <text:p text:style-name="P161"><text:span text:style-name="T1304">S</text:span><text:span text:style-name="T1279">i </text:span><text:span text:style-name="T282">flex-wrap:wrap</text:span><text:span text:style-name="T1279"> l</text:span><text:span text:style-name="T1304">a propriété </text:span><text:span text:style-name="T299">align-content</text:span><text:span text:style-name="T1304"> règle la répartition </text:span><text:span text:style-name="T1305">verticale (puisque </text:span><text:span text:style-name="T287">flex-direction:row</text:span><text:span text:style-name="T1305">) </text:span><text:span text:style-name="T1304">des "</text:span><text:span text:style-name="T1305">boucles" de l’axe principale (lorsqu’il n’y a pas de "rebouclage", cette propriété est sans effet) selon des modalités analogue à </text:span><text:span text:style-name="T300">justify-content</text:span><text:span text:style-name="T1305">.</text:span></text:p>
      <text:p text:style-name="P229"><text:soft-page-break/><text:span text:style-name="T1088">À </text:span><text:span text:style-name="T1085">savoir</text:span><text:span text:style-name="T1057"> :</text:span></text:p>
      <text:p text:style-name="P84"><text:span text:style-name="T1149">►</text:span><text:span text:style-name="T1067"><text:tab/></text:span><text:span text:style-name="T1072">Par défaut </text:span><text:span text:style-name="T1127">flex-direction</text:span><text:span text:style-name="T1072"> vaut </text:span><text:span text:style-name="T1127">row</text:span><text:span text:style-name="T1072">. </text:span><text:span text:style-name="T1073">(i.e. la déclaration </text:span><text:span text:style-name="T1128">display:flex</text:span><text:span text:style-name="T1073"> </text:span><text:span text:style-name="T1074">entraîne implicitement la déclaration</text:span><text:span text:style-name="T1073"> </text:span><text:span text:style-name="T1127">flex-direction:row</text:span><text:span text:style-name="T1073"> – </text:span><text:span text:style-name="T1074">pour en changer la valeur il faut une</text:span><text:span text:style-name="T1073"> </text:span><text:span text:style-name="T1074">déclaration explicite de </text:span><text:span text:style-name="T1129">flex-direction</text:span><text:span text:style-name="T1073">).</text:span></text:p>
      <text:p text:style-name="P84"><text:span text:style-name="T1149">►</text:span><text:span text:style-name="T1067"><text:tab/></text:span><text:span text:style-name="T1075">De même les valeurs par défaut de </text:span><text:span text:style-name="T1130">justify-content</text:span><text:span text:style-name="T1075">, </text:span><text:span text:style-name="T1130">align-items</text:span><text:span text:style-name="T1075"> et </text:span><text:span text:style-name="T1130">align-content</text:span><text:span text:style-name="T1075"> sont, respectivement, </text:span><text:span text:style-name="T1130">start</text:span><text:span text:style-name="T1075">, </text:span><text:span text:style-name="T1130">stretch</text:span><text:span text:style-name="T1075">, </text:span><text:span text:style-name="T1130">stretch</text:span><text:span text:style-name="T1075">.</text:span></text:p>
      <text:p text:style-name="P85"><text:span text:style-name="T1155">►</text:span><text:span text:style-name="T1075"><text:tab/></text:span><text:span text:style-name="T1076">L’ordre de succession des conteneurs fils le long de l’axe principale est par défaut l’ordre d’apparition de ces conteneurs dans le code HTML ; cet ordre peut être modifié grâce à la propriété </text:span><text:span text:style-name="T1131">order</text:span><text:span text:style-name="T1076"> valorisée par un entier positif ou négatif : le navigateur commence par le conteneur avec l’ </text:span><text:span text:style-name="T1131">order</text:span><text:span text:style-name="T1076"> le plus petit et continue ainsi jusqu’au conteneur avec l’ </text:span><text:span text:style-name="T1131">order</text:span><text:span text:style-name="T1076"> le plus grand </text:span><text:span text:style-name="T1077">(en cas d’ </text:span><text:span text:style-name="T1132">order</text:span><text:span text:style-name="T1077"> égaux, c’est le conteneur apparaissant en premier dans le code HTML qui passe avant), </text:span><text:span text:style-name="T1078">sachant qu</text:span><text:span text:style-name="T1079">e pour un conteneur sans</text:span><text:span text:style-name="T1078"> déclaration </text:span><text:span text:style-name="T1133">order</text:span><text:span text:style-name="T1078">, </text:span><text:span text:style-name="T1079">le navigateur agit comme si o</text:span><text:span text:style-name="T1077">n avait déclaré pour </text:span><text:span text:style-name="T1079">lui</text:span><text:span text:style-name="T1077"> </text:span><text:span text:style-name="T1132">order:0</text:span><text:span text:style-name="T1078">. </text:span><text:span text:style-name="T1078"><text:note text:id="ftn38" text:note-class="footnote"><text:note-citation>38</text:note-citation><text:note-body><text:p text:style-name="P263"><text:span text:style-name="T1308">En conséquence :<text:line-break/></text:span><text:span text:style-name="T889">▫</text:span><text:span text:style-name="T541"> </text:span><text:span text:style-name="T1308">l’ordre de succession des conteneurs anonymes est immuable puisqu’on ne peut </text:span>pas <text:span text:style-name="T1308">leur </text:span>affecter une propriété <text:span text:style-name="T70">order</text:span> ;<text:line-break/><text:span text:style-name="T889">▫</text:span><text:span text:style-name="T541"> </text:span><text:span text:style-name="T1309">un conteneur non anonyme ne peut pas être placé entre deux conteneurs anonymes dans l’ordre de succession autrement qu’en apparaissant entre ces deux conteneurs anonymes dans le code HTML ;<text:line-break/></text:span><text:span text:style-name="T889">▫</text:span><text:span text:style-name="T541"> </text:span><text:span text:style-name="T1308">s</text:span><text:span text:style-name="T1309">i le conteneur père contient </text:span><text:span text:style-name="T1308">un ou plusieurs conteneurs anonymes, </text:span><text:span text:style-name="T1309">un conteneur non anonyme qui ne les précède pas dans le code HTML, requiert un </text:span><text:span text:style-name="T302">order</text:span><text:span text:style-name="T1309"> négatif pour venir avant eux dans l’ordre de succession.</text:span></text:p></text:note-body></text:note></text:span></text:p>
      <text:h text:style-name="P416" text:outline-level="3"><text:bookmark-start text:name="__RefHeading___Toc186097_1002520536"/><text:bookmark text:name="r-8049137"/>En résumé<text:bookmark-end text:name="__RefHeading___Toc186097_1002520536"/></text:h>
      <text:list xml:id="list2724605818" text:style-name="L26">
        <text:list-item>
          <text:p text:style-name="P440"><text:bookmark text:name="r-8049114"/><text:bookmark text:name="r-8049115"/><text:bookmark text:name="r-8049128"/>Le principe de Flexbox est d'avoir un conteneur avec plusieurs éléments à l'intérieur. Avec  <text:span text:style-name="Source_20_Text">display:flex;</text:span>  sur le conteneur, les éléments à l'intérieur sont agencés en mode Flexbox (horizontalement, par défaut).</text:p>
        </text:list-item>
        <text:list-item>
          <text:p text:style-name="P440"><text:bookmark text:name="r-8049116"/><text:bookmark text:name="r-8049117"/>Flexbox peut gérer toutes les directions. Avec  <text:span text:style-name="Source_20_Text">flex-direction</text:span> , on peut indiquer si les éléments sont agencés horizontalement (par défaut) ou verticalement. Cela définit ce qu'on appelle l'<text:span text:style-name="Emphasis">axe principal</text:span>.</text:p>
        </text:list-item>
        <text:list-item>
          <text:p text:style-name="P440"><text:bookmark text:name="r-8049118"/><text:bookmark text:name="r-8049119"/>L'alignement des éléments se fait sur l'axe principal avec  <text:span text:style-name="Source_20_Text">justify-content</text:span>  et sur l'axe secondaire avec  <text:span text:style-name="Source_20_Text">align-items</text:span> .</text:p>
        </text:list-item>
        <text:list-item>
          <text:p text:style-name="P440"><text:bookmark text:name="r-8049120"/><text:bookmark text:name="r-8049121"/>Avec  <text:span text:style-name="Source_20_Text">flex-wrap</text:span>, on peut autoriser les éléments à revenir à la ligne s'ils n'ont plus d'espace.</text:p>
        </text:list-item>
        <text:list-item>
          <text:p text:style-name="P440"><text:bookmark text:name="r-8049122"/><text:bookmark text:name="r-8049123"/>S'il y a plusieurs lignes, on peut indiquer comment les lignes doivent se répartir entre elles avec  <text:span text:style-name="Source_20_Text">align-content</text:span>.</text:p>
        </text:list-item>
      </text:list>
      <text:h text:style-name="P403" text:outline-level="1"><text:bookmark-start text:name="__RefHeading___Toc13000_428825303"/>Découvr<text:span text:style-name="T1053">ir</text:span> les bases de CSS Grids<text:bookmark-end text:name="__RefHeading___Toc13000_428825303"/></text:h>
      <text:p text:style-name="P164"><text:span text:style-name="T1330">De même qu’avec les « boîtes flexibles » (voir §</text:span><text:span text:style-name="T1330"><text:bookmark-ref text:reference-format="chapter" text:ref-name="__RefHeading___Toc6911_3528553565">15</text:bookmark-ref></text:span><text:span text:style-name="T1330">), le navigateur web abandonne le</text:span><text:span text:style-name="T1265"> « normal flow » (voir §</text:span><text:span text:style-name="T1265"><text:bookmark-ref text:reference-format="chapter" text:ref-name="__RefHeading___Toc8741_428825303">14</text:bookmark-ref></text:span><text:span text:style-name="T1265">)</text:span><text:span text:style-name="T1330"> pour élaborer le rendu d’un conteneur, lorsque </text:span><text:span text:style-name="T1264">le code CSS déclare pour </text:span><text:span text:style-name="T1330">ce</text:span><text:span text:style-name="T1264"> conteneur </text:span><text:span text:style-name="T272">display:</text:span><text:span text:style-name="T314">grid</text:span><text:span text:style-name="T1265">. </text:span><text:span text:style-name="T1330">Le concept sous-jacent consiste à considérer l</text:span><text:span text:style-name="T1331">a</text:span><text:span text:style-name="T1330"> </text:span><text:span text:style-name="T314">content-box</text:span><text:span text:style-name="T1330"> du conteneur comme </text:span><text:span text:style-name="T1331">un </text:span><text:span text:style-name="T1340">pavage</text:span><text:span text:style-name="T1331"> </text:span><text:span text:style-name="T1332">non nécessairement régulier </text:span><text:span text:style-name="T1331">de</text:span><text:span text:style-name="T650"> n </text:span><text:span text:style-name="T1340">pavés</text:span><text:span text:style-name="T1331"> selon l’axe horizontal, et de m </text:span><text:span text:style-name="T1340">pavés</text:span><text:span text:style-name="T1331"> selon l’axe vertical. </text:span><text:span text:style-name="T1332">(On peut aussi parler d’une </text:span><text:span text:style-name="T60">grille</text:span><text:span text:style-name="T1332">.)</text:span></text:p>
      <text:p text:style-name="P165"><text:span text:style-name="T1332">Les caractéristiques de ce</text:span><text:span text:style-name="T1331"> </text:span><text:span text:style-name="T1340">pavage</text:span><text:span text:style-name="T1331"> s</text:span><text:span text:style-name="T1332">on</text:span><text:span text:style-name="T1331">t stipulée</text:span><text:span text:style-name="T1340">s</text:span><text:span text:style-name="T1331"> par les propriétés CSS </text:span><text:span text:style-name="T321">grid-templates-columns</text:span><text:span text:style-name="T1331"> et </text:span><text:span text:style-name="T321">grid-templates-rows</text:span><text:span text:style-name="T1331"> auxquels il faut donner, </text:span><text:span text:style-name="T1332">respectivement, n et m</text:span><text:span text:style-name="T1331"> valeurs </text:span><text:span text:style-name="T1332">de, respectivement, largeurs (</text:span><text:span text:style-name="T322">width</text:span><text:span text:style-name="T1332">) et hauteurs (</text:span><text:span text:style-name="T322">height</text:span><text:span text:style-name="T1332">), soit la taille de chaque </text:span><text:span text:style-name="T1340">pavé</text:span><text:span text:style-name="T1332"> selon la ligne et la colonne à la croisée desquelles </text:span><text:span text:style-name="T1340">il</text:span><text:span text:style-name="T1332"> se trouve. Pour ce faire, les unités qui permettent de fixer une valeur à </text:span><text:span text:style-name="T322">width</text:span><text:span text:style-name="T1332"> et </text:span><text:span text:style-name="T322">height</text:span><text:span text:style-name="T1332"> (voir §</text:span><text:span text:style-name="T1332"><text:bookmark-ref text:reference-format="chapter" text:ref-name="__RefHeading___Toc6565_3528553565">13</text:bookmark-ref></text:span><text:span text:style-name="T1332">) s’enrichissent d’une unité spécifique </text:span><text:span text:style-name="T1333">à ce cas d’usage</text:span><text:span text:style-name="T1332">, le </text:span><text:span text:style-name="T322">fr</text:span><text:span text:style-name="T651"> : </text:span><text:span text:style-name="T652">Toutes les dimensions en </text:span><text:span text:style-name="T323">fr</text:span><text:span text:style-name="T652"> sont additionnées et cette somme, </text:span><text:span text:style-name="T324">∑</text:span><text:span text:style-name="T323">fr</text:span><text:span text:style-name="T652">, correspond alors à 100 % de l’espace restant quand les autres expressions des dimensions ont été prises en compte</text:span><text:span text:style-name="T652"><text:note text:id="ftn39" text:note-class="footnote"><text:note-citation>39</text:note-citation><text:note-body><text:p text:style-name="P266">On peut en effet mélanger les expressions des dimensions (absolues, par rapport à la <text:span text:style-name="T70">content-box</text:span> du conteneur père).</text:p></text:note-body></text:note></text:span><text:span text:style-name="T652"> ; à chaque </text:span><text:span text:style-name="T653">ligne ou colonne</text:span><text:span text:style-name="T652"> dont la dimension est stipulée en </text:span><text:span text:style-name="T323">fr</text:span><text:span text:style-name="T652"> sera attribuée la dimension </text:span><text:span text:style-name="T323">fr</text:span><text:span text:style-name="T652">/</text:span><text:span text:style-name="T324">∑</text:span><text:span text:style-name="T323">fr</text:span><text:span text:style-name="T652">. </text:span><text:span text:style-name="T653">Ainsi, la déclaration :</text:span></text:p>
      <text:p text:style-name="P68"><text:tab/>grid-templates-columns:1fr 2fr 3fr 4fr 5fr</text:p>
      <text:p text:style-name="P77"><text:span text:style-name="T653">conduit à un </text:span><text:span text:style-name="T657">pavage</text:span><text:span text:style-name="T653"> dont les colonnes (en partant de la gauche) prennent, respectivement, 10 % 20 % 30 % 40 % 50 % de la largeur disponible </text:span><text:span text:style-name="T655">(on aurait obtenu le même résultat avec </text:span><text:span text:style-name="T331">2</text:span><text:span text:style-name="T330">fr </text:span><text:span text:style-name="T331">4</text:span><text:span text:style-name="T330">fr </text:span><text:span text:style-name="T331">6</text:span><text:span text:style-name="T330">fr </text:span><text:span text:style-name="T331">8</text:span><text:span text:style-name="T330">fr </text:span><text:span text:style-name="T331">10</text:span><text:span text:style-name="T330">fr</text:span><text:span text:style-name="T655">).</text:span></text:p>
      <text:p text:style-name="P132"><text:span text:style-name="T1335">Le </text:span><text:span text:style-name="T1341">pavage</text:span><text:span text:style-name="T1335"> étant ainsi posée, </text:span><text:span text:style-name="T1338">tous </text:span><text:span text:style-name="T1335">les conteneurs fils</text:span><text:span text:style-name="T1336">, </text:span><text:span text:style-name="T1338">conteneurs anonymes inclus, </text:span><text:span text:style-name="T1336">se positionnent </text:span><text:span text:style-name="T1341">implicitement</text:span><text:span text:style-name="T1339"> </text:span><text:span text:style-name="T1336">sur les </text:span><text:span text:style-name="T1341">pavés</text:span><text:span text:style-name="T1336"> ainsi virtualisés </text:span><text:span text:style-name="T1338">dans l’ordre de leur apparition dans le code </text:span><text:span text:style-name="T1339">HTML </text:span><text:span text:style-name="T1338">en commençant par l</text:span><text:span text:style-name="T1341">e</text:span><text:span text:style-name="T1338"> </text:span><text:span text:style-name="T1341">pavé</text:span><text:span text:style-name="T1338"> en haut à gauche </text:span><text:span text:style-name="T1339">(</text:span><text:span text:style-name="T1338">dans le sens de l’écriture : de gauche à droite, puis de haut en bas) </text:span><text:span text:style-name="T1341">à raison de </text:span><text:span text:style-name="T1342">1</text:span><text:span text:style-name="T1341"> conteneur par pavé ; s</text:span><text:span text:style-name="T1338">i le nombre de tels conteneurs fils dépasse le nombre de </text:span><text:span text:style-name="T1341">pavés</text:span><text:span text:style-name="T1338"> définis, le navigateur génère pour ces conteneurs excédentaires une nouvelle ligne de </text:span><text:span text:style-name="T1341">pavés</text:span><text:span text:style-name="T1338"> – et davantage si besoin –, avec comme hauteur celle nécessaire au plus exigeant en la matière de ces conteneurs excédentaires, </text:span><text:span text:style-name="T1339">et</text:span><text:span text:style-name="T1338"> comme largeurs celles des colonnes existantes.</text:span></text:p>
      <text:p text:style-name="P132"><text:span text:style-name="T1339">Il est cependant possible </text:span><text:span text:style-name="T1341">de forcer</text:span><text:span text:style-name="T1339"> pour u</text:span><text:span text:style-name="T1340">n</text:span><text:span text:style-name="T1339"> conteneur non anonyme </text:span><text:span text:style-name="T1340">les </text:span><text:span text:style-name="T1341">pavés</text:span><text:span text:style-name="T1340"> </text:span><text:span text:style-name="T1339">sur </text:span><text:span text:style-name="T1340">les</text:span><text:span text:style-name="T1339">quels doit s’étendre </text:span><text:span text:style-name="T1340">son</text:span><text:span text:style-name="T1339"> emprise grâce aux propriétés </text:span><text:span text:style-name="T332">grid-row-start</text:span><text:span text:style-name="T1339">, </text:span><text:span text:style-name="T332">grid-row-end</text:span><text:span text:style-name="T1339"> et </text:span><text:span text:style-name="T332">grid-column-start</text:span><text:span text:style-name="T1339">, </text:span><text:span text:style-name="T332">grid-column-end</text:span><text:span text:style-name="T1339"> ; </text:span><text:span text:style-name="T1341">ce forçage impacte le positionnement implicite en ce sens que celui-ci est appliqué en excluant du pavage les pavés "</text:span><text:span text:style-name="T1342">consommés" par les conteneurs dont la position a été forcée et toujours à raison de 1 conteneur par pavé.</text:span></text:p>
      <text:p text:style-name="P133"><text:span text:style-name="T1342">Forcer la position des conteneurs peut conduire à ce qu’un pavé soit occupés par deux – voire davantage – de conteneurs, de sorte que le navigateur web est conduit à afficher sur un même pavé une superposition de conteneurs ; l’ordre par défaut d’affichage est celui des instructions du code HTML (le dernier conteneur défini est celui qui apparaît par-dessus tous les autres), mais il peut être contrôlé grâce à la propriété </text:span><text:span text:style-name="T333">z-</text:span><text:span text:style-name="T334">index</text:span><text:span text:style-name="T658"> (qui prend comme valeur un entier) </text:span><text:span text:style-name="T1343">: l’ordre d’affichage est l’ordre des valeurs de </text:span><text:span text:style-name="T334">z-index</text:span><text:span text:style-name="T1343"> des conteneurs en concurrence (le navigateur commence par le conteneur au </text:span><text:span text:style-name="T334">z-index</text:span><text:span text:style-name="T1343"> le plus petit). </text:span><text:span text:style-name="T1343"><text:note text:id="ftn40" text:note-class="footnote"><text:note-citation>40</text:note-citation><text:note-body><text:p text:style-name="P268">Par défaut, le <text:span text:style-name="T70">z-index</text:span> d’un conteneur est celui de son conteneur père ; si aucune déclaration de <text:span text:style-name="T70">z-index</text:span> n’a été faite dans le code CSS, le <text:span text:style-name="T70">z-index</text:span> par défaut d’un conteneur est <text:span text:style-name="T70">0</text:span> (hérité du conteneur <text:span text:style-name="T70">&lt;html&gt;</text:span>).</text:p></text:note-body></text:note></text:span></text:p>
      <text:p text:style-name="P166"><text:soft-page-break/><text:span text:style-name="T1334">L</text:span><text:span text:style-name="T1335">es</text:span><text:span text:style-name="T1334"> propriété</text:span><text:span text:style-name="T1335">s</text:span><text:span text:style-name="T1334"> </text:span><text:span text:style-name="T328">row-gap</text:span><text:span text:style-name="T1335"> et </text:span><text:span text:style-name="T328">column-</text:span><text:span text:style-name="T329">gap</text:span><text:span text:style-name="T1334"> </text:span><text:span text:style-name="T1335">(qui peuvent être condensées en la propriété</text:span><text:span text:style-name="T1334"> </text:span><text:span text:style-name="T328">gap</text:span><text:span text:style-name="T654"> qui attend alors </text:span><text:span text:style-name="T1335">deux valeurs</text:span><text:span text:style-name="T1335"><text:note text:id="ftn41" text:note-class="footnote"><text:note-citation>41</text:note-citation><text:note-body><text:p text:style-name="P267">Selon l’usage déjà vue par ailleurs, s’il y a une seule valeur donnée à <text:span text:style-name="T70">gap</text:span>, celle-ci compte à la fois <text:span text:style-name="T1337">pour</text:span> <text:span text:style-name="T70">row-gap</text:span> et <text:span text:style-name="T1337">pour</text:span> <text:span text:style-name="T70">column-gap</text:span>.</text:p></text:note-body></text:note></text:span><text:span text:style-name="T1335">) </text:span><text:span text:style-name="T1334">permet de spécifier un intervalle entre </text:span><text:span text:style-name="T1335">ligne, respectivement, colonne du dallage.</text:span></text:p>
      <text:h text:style-name="Heading_20_3" text:outline-level="3"><text:bookmark-start text:name="__RefHeading___Toc186099_1002520536"/><text:bookmark text:name="r-8050437"/>En résumé<text:bookmark-end text:name="__RefHeading___Toc186099_1002520536"/></text:h>
      <text:list xml:id="list1776182006" text:style-name="L27">
        <text:list-item>
          <text:p text:style-name="P441"><text:bookmark text:name="r-8050398"/><text:bookmark text:name="r-8050399"/><text:bookmark text:name="r-8050421"/>Les CSS Grids sont complémentaires à Flexbox et permettent de créer facilement des mises en page plus élaborées que Flexbox, sans forcément avoir des éléments de la même taille.</text:p>
        </text:list-item>
        <text:list-item>
          <text:p text:style-name="P441"><text:bookmark text:name="r-8050400"/><text:bookmark text:name="r-8050401"/>Pour déclarer un <text:span text:style-name="T1336">dallage</text:span>, on déclare simplement  <text:span text:style-name="Source_20_Text">display:grid</text:span> sur le conteneur : <text:span text:style-name="T1336">le</text:span> navigateur comprend tout de suite que nos éléments sont <text:span text:style-name="T1336">à placer</text:span> dans l<text:span text:style-name="T1336">e dallage</text:span>.</text:p>
        </text:list-item>
        <text:list-item>
          <text:p text:style-name="P441"><text:bookmark text:name="r-8050402"/><text:bookmark text:name="r-8050403"/>On définit les colonnes avec <text:span text:style-name="Source_20_Text">grid-template-columns</text:span>  et les rangées avec <text:span text:style-name="Source_20_Text">grid-template-rows</text:span> : en fonction du nombre de valeurs passées, les colonnes et rangées sont créées.</text:p>
        </text:list-item>
        <text:list-item>
          <text:p text:style-name="P441"><text:bookmark text:name="r-8050404"/><text:bookmark text:name="r-8050405"/>En plus des unités classiques  <text:span text:style-name="Source_20_Text">px</text:span> ,  <text:span text:style-name="Source_20_Text">em</text:span> ,  <text:span text:style-name="Source_20_Text">rem</text:span>  et  <text:span text:style-name="Source_20_Text">%</text:span> , les  <text:span text:style-name="Source_20_Text">fr</text:span>  sont encore plus simples, et permettent d'indiquer une fraction de la grille.</text:p>
        </text:list-item>
        <text:list-item>
          <text:p text:style-name="P441"><text:bookmark text:name="r-8050406"/><text:bookmark text:name="r-8050407"/><text:span text:style-name="Source_20_Text">gap</text:span>  permet d'espacer les éléments entre eux.</text:p>
        </text:list-item>
        <text:list-item>
          <text:p text:style-name="P441"><text:bookmark text:name="r-8050408"/><text:bookmark text:name="r-8050409"/>Les grids créent implicitement des lignes horizontales et verticales délimitant les différentes rangées et colonnes.</text:p>
        </text:list-item>
        <text:list-item>
          <text:p text:style-name="P441"><text:bookmark text:name="r-8050410"/><text:bookmark text:name="r-8050420"/>Chaque élément peut avoir :</text:p>
          <text:list>
            <text:list-item>
              <text:p text:style-name="P441"><text:bookmark text:name="r-8050411"/><text:bookmark text:name="r-8050412"/><text:bookmark text:name="r-8050419"/>son propre point de départ horizontal avec  <text:span text:style-name="Source_20_Text">grid-row-start</text:span> ;</text:p>
            </text:list-item>
            <text:list-item>
              <text:p text:style-name="P441"><text:bookmark text:name="r-8050413"/><text:bookmark text:name="r-8050414"/>son point d'arrivée horizontal avec  <text:span text:style-name="Source_20_Text">grid-row-end</text:span> ;</text:p>
            </text:list-item>
            <text:list-item>
              <text:p text:style-name="P441"><text:bookmark text:name="r-8050415"/><text:bookmark text:name="r-8050416"/>son point de départ vertical avec  <text:span text:style-name="Source_20_Text">grid-column-start</text:span> ;</text:p>
            </text:list-item>
            <text:list-item>
              <text:p text:style-name="P441"><text:bookmark text:name="r-8050417"/><text:bookmark text:name="r-8050418"/>et son point d'arrivée vertical avec  <text:span text:style-name="Source_20_Text">grid-column-end</text:span>.</text:p>
            </text:list-item>
          </text:list>
        </text:list-item>
      </text:list>
      <text:h text:style-name="P409" text:outline-level="1"><text:bookmark-start text:name="__RefHeading___Toc15206_301936236"/>Aborde<text:span text:style-name="T514">r</text:span> d'autres techniques de mise en page<text:bookmark-end text:name="__RefHeading___Toc15206_301936236"/></text:h>
      <text:p text:style-name="P51"><text:span text:style-name="T1349">La déclaration </text:span><text:span text:style-name="T343">position:absolute</text:span><text:span text:style-name="T667"> </text:span><text:span text:style-name="T668">pour un conteneur </text:span><text:span text:style-name="T667">impose </text:span><text:span text:style-name="T1349">également au navigateur de quitter le "normal flow" (voir §</text:span><text:span text:style-name="T1349"><text:bookmark-ref text:reference-format="chapter" text:ref-name="__RefHeading___Toc8741_428825303">14</text:bookmark-ref></text:span><text:span text:style-name="T1349">) pour calculer </text:span><text:span text:style-name="T1354">son</text:span><text:span text:style-name="T1349"> rendu </text:span><text:span text:style-name="T1350">dans la</text:span><text:span text:style-name="T1349"> page </text:span><text:span text:style-name="T1350">web</text:span><text:span text:style-name="T1349">.</text:span></text:p>
      <text:p text:style-name="P52"><text:span text:style-name="T1350">Un conteneur </text:span><text:span text:style-name="T1354">qui déclare </text:span><text:span text:style-name="T343">position:absolute</text:span><text:span text:style-name="T1354"> </text:span><text:span text:style-name="T1350">est sorti du calcul du rendu applicable pour les autres conteneurs, </text:span><text:span text:style-name="T1354">c’est à dire que le calcul du rendu pour les autres conteneurs est effectué comme si ce conteneur n’existait </text:span><text:span text:style-name="T1355">tout simplement </text:span><text:span text:style-name="T1354">pas,</text:span><text:span text:style-name="T1350"> pour être affiché </text:span><text:span text:style-name="T1354">ensuite </text:span><text:span text:style-name="T1350">aux coordonnées déclarées à l’aide des propriétés </text:span><text:span text:style-name="T344">left</text:span><text:span text:style-name="T1350">, </text:span><text:span text:style-name="T344">righ</text:span><text:span text:style-name="T348">t</text:span><text:span text:style-name="T1350">, </text:span><text:span text:style-name="T344">top</text:span><text:span text:style-name="T1350">, </text:span><text:span text:style-name="T344">bottom</text:span><text:span text:style-name="T1350"> </text:span><text:span text:style-name="T1354">selon les dimensions</text:span><text:span text:style-name="T1350"> </text:span><text:span text:style-name="T348">width</text:span><text:span text:style-name="T1354"> et </text:span><text:span text:style-name="T348">height</text:span><text:span text:style-name="T1354"> du conteneur. Ces coordonnées</text:span><text:span text:style-name="T1350"> sont référencées par rapport </text:span><text:span text:style-name="T1351">à la </text:span><text:span text:style-name="T346">border</text:span><text:span text:style-name="T345">-box</text:span><text:span text:style-name="T1351"> du conteneur </text:span><text:span text:style-name="T1353">père</text:span><text:span text:style-name="T1351"> si ce conteneur a déclaré la propriété </text:span><text:span text:style-name="T345">position:relative</text:span><text:span text:style-name="T1351">, sinon à la </text:span><text:span text:style-name="T347">border</text:span><text:span text:style-name="T345">-box</text:span><text:span text:style-name="T1351"> du conteneur grand-père si ce conteneur a déclaré la propriété </text:span><text:span text:style-name="T345">position:relative</text:span><text:span text:style-name="T1351">, sinon… (jusqu’à remonter à </text:span><text:span text:style-name="T345">&lt;html&gt;</text:span><text:span text:style-name="T1351"> dont la </text:span><text:span text:style-name="T345">content-box</text:span><text:span text:style-name="T1351"> est la fenêtre (de l’onglet) du navigateur. </text:span><text:span text:style-name="T1352">Les valeurs à donner à </text:span><text:span text:style-name="T344">left</text:span><text:span text:style-name="T1350">, </text:span><text:span text:style-name="T344">rigth</text:span><text:span text:style-name="T1350">, </text:span><text:span text:style-name="T344">top</text:span><text:span text:style-name="T1350">, </text:span><text:span text:style-name="T344">bottom</text:span><text:span text:style-name="T1352"> sont </text:span><text:span text:style-name="T1353">absolues (en pixels ou équivalents) ou en % des dimensions du conteneur père, comptées à partir de l’angle haut à gauche de la </text:span><text:span text:style-name="T347">border-box</text:span><text:span text:style-name="T1353"> du père (ou du grand-père, ou…).</text:span></text:p>
      <text:p text:style-name="P53"><text:span text:style-name="T1342">Forcer la position des conteneurs </text:span><text:span text:style-name="T1356">peut </text:span><text:span text:style-name="T1342">condui</text:span><text:span text:style-name="T1356">re</text:span><text:span text:style-name="T1342"> à </text:span><text:span text:style-name="T1356">des superpositions malencontreuses, les affichages se superposant par défaut selon l’ordre des instruction du code HTML. L’ordre des superpositions est contrôlé avec</text:span><text:span text:style-name="T1342"> la propriété </text:span><text:span text:style-name="T333">z-</text:span><text:span text:style-name="T334">index</text:span><text:span text:style-name="T658"> (</text:span><text:span text:style-name="T660">voir §</text:span><text:span text:style-name="T660"><text:bookmark-ref text:reference-format="chapter" text:ref-name="__RefHeading___Toc13000_428825303">16</text:bookmark-ref></text:span><text:span text:style-name="T1343">).</text:span></text:p>
      <text:p text:style-name="P55"><text:span text:style-name="T1355">La propriété </text:span><text:span text:style-name="T349">position</text:span><text:span text:style-name="T1355"> peut aussi prendre </text:span><text:span text:style-name="T1458">les valeurs :</text:span></text:p>
      <text:p text:style-name="P355"><text:span text:style-name="T764">►</text:span><text:span text:style-name="T765"><text:tab/></text:span><text:span text:style-name="T349">position:relative</text:span><text:span text:style-name="T1355"> : </text:span><text:span text:style-name="T1458">d</text:span><text:span text:style-name="T1355">ans ce cas le conteneur ne sort pas du "normal flow", mais est affiché par le navigateur de façon décalée par rapport à sa position telle que résultant du "normal flow" ; le décalage est stipulé par les propriétés </text:span><text:span text:style-name="T344">left</text:span><text:span text:style-name="T1350">, </text:span><text:span text:style-name="T344">righ</text:span><text:span text:style-name="T348">t</text:span><text:span text:style-name="T1350">, </text:span><text:span text:style-name="T344">top</text:span><text:span text:style-name="T1350">, </text:span><text:span text:style-name="T344">bottom</text:span><text:span text:style-name="T1355">.</text:span></text:p>
      <text:p text:style-name="P355"><text:span text:style-name="T764">►</text:span><text:span text:style-name="T765"><text:tab/></text:span><text:span text:style-name="T349">position:</text:span><text:span text:style-name="T434">sticky</text:span><text:span text:style-name="T766"> </text:span><text:span text:style-name="T765">: </text:span><text:span text:style-name="T768">d</text:span><text:span text:style-name="T766">ans ce cas la position du conteneur est calculée en fonction du flux normal du document (donc comme s’il suivait le "normal flow"), mais ensuite, le conteneur est décalé par rapport à son ancêtre de défilement le plus proche et par rapport à son bloc englobant</text:span><text:span text:style-name="T765"> ; le décalage est stipulé par les propriétés </text:span><text:span text:style-name="T344">left</text:span><text:span text:style-name="T767">, </text:span><text:span text:style-name="T344">righ</text:span><text:span text:style-name="T348">t</text:span><text:span text:style-name="T767">, </text:span><text:span text:style-name="T344">top</text:span><text:span text:style-name="T767">, </text:span><text:span text:style-name="T344">bottom</text:span><text:span text:style-name="T765">.</text:span><text:span text:style-name="T766"> Dans tous les cas, y compris avec les </text:span><text:span text:style-name="T769">conteneurs</text:span><text:span text:style-name="T766"> </text:span><text:span text:style-name="T438">&lt;</text:span><text:span text:style-name="T434">table</text:span><text:span text:style-name="T438">&gt;</text:span><text:span text:style-name="T769"> (voir §</text:span><text:span text:style-name="T769"><text:bookmark-ref text:reference-format="chapter" text:ref-name="__RefHeading___Toc186103_1002520536">18</text:bookmark-ref></text:span><text:span text:style-name="T769">)</text:span><text:span text:style-name="T766">, cela n'affecte pas la position des autres </text:span><text:span text:style-name="T769">conteneurs</text:span><text:span text:style-name="T766">.</text:span></text:p>
      <text:p text:style-name="P356"><text:span text:style-name="T764">►</text:span><text:span text:style-name="T765"><text:tab/></text:span><text:span text:style-name="T349">position:</text:span><text:span text:style-name="T435">fixed</text:span><text:span text:style-name="T1355"> : </text:span><text:span text:style-name="T1459">à l’instar de</text:span><text:span text:style-name="T1354"> </text:span><text:span text:style-name="T343">position:absolute</text:span><text:span text:style-name="T1354"> </text:span><text:span text:style-name="T1459">l</text:span><text:span text:style-name="T1355">e conteneur sort du "normal flow",</text:span><text:span text:style-name="T1350"> </text:span><text:span text:style-name="T1354">c’est à dire que le calcul du rendu pour les autres conteneurs est effectué comme si ce conteneur n’existait </text:span><text:span text:style-name="T1355">tout simplement </text:span><text:span text:style-name="T1354">pas,</text:span><text:span text:style-name="T1350"> pour être affiché </text:span><text:span text:style-name="T1354">ensuite </text:span><text:span text:style-name="T1350">aux coordonnées déclarées à l’aide des propriétés </text:span><text:span text:style-name="T344">left</text:span><text:span text:style-name="T1350">, </text:span><text:span text:style-name="T344">righ</text:span><text:span text:style-name="T348">t</text:span><text:span text:style-name="T1350">, </text:span><text:span text:style-name="T344">top</text:span><text:span text:style-name="T1350">, </text:span><text:span text:style-name="T344">bottom</text:span><text:span text:style-name="T1350"> </text:span><text:span text:style-name="T1354">selon les dimensions</text:span><text:span text:style-name="T1350"> </text:span><text:span text:style-name="T348">width</text:span><text:span text:style-name="T1354"> et </text:span><text:span text:style-name="T348">height</text:span><text:span text:style-name="T1354">. </text:span><text:span text:style-name="T1459">Mais contrairement au cas </text:span><text:span text:style-name="T343">position:absolute</text:span><text:span text:style-name="T1459"> ces coordonnées sont les coordonnées de l’écran d’affichage</text:span><text:span text:style-name="T1458">. </text:span></text:p>
      <text:p text:style-name="P206"><text:span text:style-name="T1461">NB<text:tab/>Pour maintenir </text:span><text:span text:style-name="T1459">à l’écran le </text:span><text:span text:style-name="T436">&lt;header&gt;</text:span><text:span text:style-name="T1459"> d’une page web </text:span><text:span text:style-name="T1460">lors du</text:span><text:span text:style-name="T1459"> défilement dans la page</text:span><text:span text:style-name="T1459"><text:note text:id="ftn42" text:note-class="footnote"><text:note-citation>42</text:note-citation><text:note-body><text:p text:style-name="P289"><text:span text:style-name="T1460">Cet exemple est cité à cause de son intérêt pratique ; en effet, c’est souvent dans </text:span><text:span text:style-name="T1225">l</text:span><text:span text:style-name="T1460">e </text:span><text:span text:style-name="T437">&lt;header&gt;</text:span><text:span text:style-name="T1460"> qu’</text:span><text:span text:style-name="T1461">on place l</text:span><text:span text:style-name="T1460">es hyperliens qu</text:span><text:span text:style-name="T1461">i doivent </text:span><text:span text:style-name="T1226">rest</text:span><text:span text:style-name="T1460">er accessibles en permanence.</text:span></text:p></text:note-body></text:note></text:span><text:span text:style-name="T1459"> </text:span><text:span text:style-name="T1461">c</text:span><text:span text:style-name="T1459">’est donc </text:span><text:span text:style-name="T349">position:</text:span><text:span text:style-name="T435">fixed</text:span><text:span text:style-name="T1459"> </text:span><text:span text:style-name="T1461">qu’il faut retenir.</text:span></text:p>
      <text:h text:style-name="Heading_20_3" text:outline-level="3"><text:bookmark-start text:name="__RefHeading___Toc186101_1002520536"/><text:bookmark text:name="r-8050900"/><text:soft-page-break/>En résumé<text:bookmark-end text:name="__RefHeading___Toc186101_1002520536"/></text:h>
      <text:list xml:id="list341764874" text:style-name="L28">
        <text:list-item>
          <text:p text:style-name="P442"><text:bookmark text:name="r-8050893"/><text:bookmark text:name="r-8050894"/>Le positionnement absolu permet de placer un élément où l'on souhaite sur la page, au pixel près.</text:p>
        </text:list-item>
        <text:list-item>
          <text:p text:style-name="P442"><text:bookmark text:name="r-8050895"/><text:bookmark text:name="r-8050896"/>Un élément A positionné en absolu à l'intérieur d'un autre élément B (lui-même positionné en absolu, fixe ou relatif) se positionne par rapport à l'élément B, et non par rapport au coin en haut à gauche de la page.</text:p>
        </text:list-item>
        <text:list-item>
          <text:p text:style-name="P442"><text:bookmark text:name="r-8050897"/><text:bookmark text:name="r-8050898"/>Lorsque plusieurs éléments s'empilent, il est possible de les ordonner avec  <text:span text:style-name="Source_20_Text">z-index</text:span>.</text:p>
        </text:list-item>
        <text:list-item>
          <text:p text:style-name="P442">Le positionnement relatif permet de décaler un bloc par rapport à sa position normale.</text:p>
        </text:list-item>
      </text:list>
      <text:h text:style-name="Heading_20_1" text:outline-level="1"><text:bookmark-start text:name="__RefHeading___Toc186103_1002520536"/><text:span text:style-name="T516">Insérer</text:span> des tableaux<text:bookmark-end text:name="__RefHeading___Toc186103_1002520536"/></text:h>
      <text:p text:style-name="P128"><text:span text:style-name="T1316">Le HTML définit un jeu de balises spécifiques pour la construction d’un tableau. </text:span><text:span text:style-name="T1317">Le principe de construction d’un table</text:span><text:span text:style-name="T1357">au</text:span><text:span text:style-name="T1317"> en code HTML est de procéder en 3 parties (une en-tête un corps et un pied de table) et ligne par ligne.</text:span></text:p>
      <text:p text:style-name="P129"><text:span text:style-name="T1317">Il y a tout d’abord la balise </text:span><text:span text:style-name="T306">&lt;table&gt;</text:span><text:span text:style-name="T1317"> qui ouvre le conteneur dont le rendu par le navigateur web est fait sous forme de table. La table peut ensuite être structurée selon trois parties : une en-tête (</text:span><text:span text:style-name="T306">&lt;thead&gt;</text:span><text:span text:style-name="T1317">), un corps (</text:span><text:span text:style-name="T306">&lt;tbody&gt;</text:span><text:span text:style-name="T1317">), et un pied de table (</text:span><text:span text:style-name="T306">&lt;tfoot&gt;</text:span><text:span text:style-name="T1317">), avant qu’elle soit définie ligne par ligne (</text:span><text:span text:style-name="T306">&lt;tr&gt;</text:span><text:span text:style-name="T1317">), et pour chaque l</text:span><text:span text:style-name="T1318">i</text:span><text:span text:style-name="T1317">gne cellule par cellule (</text:span><text:span text:style-name="T307">&lt;t</text:span><text:span text:style-name="T306">d&gt;</text:span><text:span text:style-name="T648"> </text:span><text:span text:style-name="T641">ou</text:span><text:span text:style-name="T649"> </text:span><text:span text:style-name="T306">&lt;t</text:span><text:span text:style-name="T307">h&gt;</text:span><text:span text:style-name="T1318">) ; </text:span><text:span text:style-name="T1321">à ceci s’ajoute éventuellement le titre du tableau (</text:span><text:span text:style-name="T320">&lt;caption&gt;</text:span><text:span text:style-name="T1321">)</text:span><text:span text:style-name="T1318">. Le code HTML pour une table – </text:span><text:span text:style-name="T1329">avec une seule ligne d’en-tête et une seule ligne de pied de tableau et </text:span><text:span text:style-name="T1328">avec comme conteneur de cellule </text:span><text:span text:style-name="T313">&lt;td&gt;</text:span><text:span text:style-name="T1318"> </text:span><text:span text:style-name="T1329">– p</text:span><text:span text:style-name="T1318">rend donc l’allure </text:span><text:span text:style-name="T1319">générale </text:span><text:span text:style-name="T1318">suivante </text:span><text:span text:style-name="T1328"> :</text:span></text:p>
      <text:p text:style-name="P162">&lt;table&gt;</text:p>
      <text:p text:style-name="P74"><text:span text:style-name="T307"><text:s text:c="7"/></text:span><text:span text:style-name="T311">&lt;caption&gt;…&lt;/caption&gt;</text:span></text:p>
      <text:p text:style-name="P65"><text:s text:c="7"/>&lt;thead&gt;</text:p>
      <text:p text:style-name="P63"><text:s text:c="14"/>&lt;tr&gt;</text:p>
      <text:p text:style-name="P71"><text:span text:style-name="T307"><text:s text:c="18"/>&lt;t</text:span><text:span text:style-name="T313">d</text:span><text:span text:style-name="T307">&gt;…&lt;/t</text:span><text:span text:style-name="T313">d</text:span><text:span text:style-name="T307">&gt;</text:span></text:p>
      <text:p text:style-name="P76"><text:span text:style-name="T307"><text:s text:c="18"/>&lt;t</text:span><text:span text:style-name="T313">d</text:span><text:span text:style-name="T307">&gt;…&lt;/t</text:span><text:span text:style-name="T313">d</text:span><text:span text:style-name="T307">&gt;</text:span></text:p>
      <text:p text:style-name="P66"><text:s text:c="18"/>...</text:p>
      <text:p text:style-name="P63"><text:s text:c="14"/>&lt;/tr&gt;</text:p>
      <text:p text:style-name="P63"><text:s text:c="7"/>&lt;/thead&gt;</text:p>
      <text:p text:style-name="P64"><text:s text:c="7"/>&lt;tbody&gt;</text:p>
      <text:p text:style-name="P64"><text:s text:c="14"/>&lt;tr&gt;</text:p>
      <text:p text:style-name="P71"><text:span text:style-name="T307"><text:s text:c="18"/>&lt;td&gt;…&lt;/</text:span><text:span text:style-name="T308">td</text:span><text:span text:style-name="T307">&gt;</text:span></text:p>
      <text:p text:style-name="P76"><text:span text:style-name="T307"><text:s text:c="18"/>&lt;t</text:span><text:span text:style-name="T313">d</text:span><text:span text:style-name="T307">&gt;…&lt;/t</text:span><text:span text:style-name="T313">d</text:span><text:span text:style-name="T307">&gt;</text:span></text:p>
      <text:p text:style-name="P66"><text:s text:c="18"/>...</text:p>
      <text:p text:style-name="P64"><text:s text:c="14"/>&lt;/tr&gt;</text:p>
      <text:p text:style-name="P64"><text:s text:c="14"/>&lt;tr&gt;</text:p>
      <text:p text:style-name="P72"><text:span text:style-name="T307"><text:s text:c="18"/>&lt;td&gt;…&lt;/</text:span><text:span text:style-name="T308">td</text:span><text:span text:style-name="T307">&gt;</text:span></text:p>
      <text:p text:style-name="P76"><text:span text:style-name="T307"><text:s text:c="18"/>&lt;t</text:span><text:span text:style-name="T313">d</text:span><text:span text:style-name="T307">&gt;…&lt;/t</text:span><text:span text:style-name="T313">d</text:span><text:span text:style-name="T307">&gt;</text:span></text:p>
      <text:p text:style-name="P66"><text:s text:c="18"/>...</text:p>
      <text:p text:style-name="P64"><text:s text:c="14"/>&lt;/tr&gt;</text:p>
      <text:p text:style-name="P64"><text:s text:c="14"/>...</text:p>
      <text:p text:style-name="P64"><text:s text:c="7"/>&lt;/tbody&gt;</text:p>
      <text:p text:style-name="P72"><text:span text:style-name="T307"><text:s text:c="7"/>&lt;t</text:span><text:span text:style-name="T308">foot</text:span><text:span text:style-name="T307">&gt;</text:span></text:p>
      <text:p text:style-name="P75"><text:span text:style-name="T307"><text:s text:c="14"/>&lt;t</text:span><text:span text:style-name="T308">r</text:span><text:span text:style-name="T307">&gt;</text:span></text:p>
      <text:p text:style-name="P72"><text:span text:style-name="T307"><text:s text:c="18"/>&lt;t</text:span><text:span text:style-name="T308">d</text:span><text:span text:style-name="T307">&gt;…&lt;/t</text:span><text:span text:style-name="T308">d</text:span><text:span text:style-name="T307">&gt;</text:span></text:p>
      <text:p text:style-name="P76"><text:span text:style-name="T307"><text:s text:c="18"/>&lt;t</text:span><text:span text:style-name="T313">d</text:span><text:span text:style-name="T307">&gt;…&lt;/t</text:span><text:span text:style-name="T313">d</text:span><text:span text:style-name="T307">&gt;</text:span></text:p>
      <text:p text:style-name="P66"><text:s text:c="18"/>...</text:p>
      <text:p text:style-name="P67"><text:s text:c="14"/>&lt;/tr&gt;</text:p>
      <text:p text:style-name="P72"><text:span text:style-name="T307"><text:s text:c="7"/>&lt;/t</text:span><text:span text:style-name="T308">foot</text:span><text:span text:style-name="T307">&gt;</text:span></text:p>
      <text:p text:style-name="P64">&lt;/table&gt;</text:p>
      <text:p text:style-name="P163"><text:soft-page-break/><text:span text:style-name="T640">Les balises de structuration </text:span><text:span text:style-name="T309">&lt;thead&gt;</text:span><text:span text:style-name="T640">, </text:span><text:span text:style-name="T309">&lt;tboby&gt;</text:span><text:span text:style-name="T640"> et </text:span><text:span text:style-name="T309">&lt;tfoot&gt;</text:span><text:span text:style-name="T640"> ne sont pas requises pour constituer un tableau, mais </text:span><text:span text:style-name="T309">&lt;table&gt;</text:span><text:span text:style-name="T640"> – qui définit le conteneur comme contenant un tableau – </text:span><text:span text:style-name="T309">&lt;tr&gt;</text:span><text:span text:style-name="T640"> – qui détermine les lignes du tableau – et </text:span><text:span text:style-name="T309">&lt;td&gt;</text:span><text:span text:style-name="T640">/</text:span><text:span text:style-name="T309">&lt;th&gt;</text:span><text:span text:style-name="T640"> – qui déterminent les </text:span><text:span text:style-name="T641">cellules</text:span><text:span text:style-name="T640"> du tableau – le sont. </text:span><text:span text:style-name="T642">La balise </text:span><text:span text:style-name="T315">&lt;caption&gt;</text:span><text:span text:style-name="T642"> n’est pas requise et peut se placer n’importe où </text:span><text:span text:style-name="T643">dans le code HTML </text:span><text:span text:style-name="T642">en tant que </text:span><text:span text:style-name="T643">conteneur enfant de </text:span><text:span text:style-name="T316">&lt;table&gt;</text:span><text:span text:style-name="T642">.</text:span></text:p>
      <text:p text:style-name="P163"><text:span text:style-name="T644">Les balises </text:span><text:span text:style-name="T309">&lt;td&gt;</text:span><text:span text:style-name="T640"> et </text:span><text:span text:style-name="T309">&lt;th&gt;</text:span><text:span text:style-name="T640"> se distinguent uniquement </text:span><text:span text:style-name="T644">par leur valeurs par défaut : </text:span><text:span text:style-name="T645">un conteneur </text:span><text:span text:style-name="T310">&lt;th&gt;</text:span><text:span text:style-name="T644"> </text:span><text:span text:style-name="T645">s’</text:span><text:span text:style-name="T644">affiche en gras et centré dans la cellule du tableau</text:span><text:span text:style-name="T644"><text:note text:id="ftn43" text:note-class="footnote"><text:note-citation>43</text:note-citation><text:note-body><text:p text:style-name="Footnote"><text:span text:style-name="T1320">Ou exprimé autrement : pour </text:span><text:span text:style-name="T310">&lt;th&gt;</text:span><text:span text:style-name="T1320"> les propriétés </text:span><text:span text:style-name="T70">font-weight</text:span> <text:span text:style-name="T1320">et </text:span><text:span text:style-name="T310">text-align</text:span><text:span text:style-name="T1320"> ont comme valeurs par défaut, respectivement </text:span><text:span text:style-name="T70">bold</text:span> et <text:span text:style-name="T70">center</text:span> <text:span text:style-name="T1322">(valeurs qu’on peut modifier dans le .css).</text:span></text:p></text:note-body></text:note></text:span><text:span text:style-name="T644">. </text:span><text:span text:style-name="T641">On trouve donc </text:span><text:span text:style-name="T313">&lt;th&gt;</text:span><text:span text:style-name="T641"> couramment en tant que conteneur des cellules de la premières ligne et/ou de la première colonne.</text:span></text:p>
      <text:p text:style-name="P130">Les cellules du tableau ne se jouxtent pas<text:note text:id="ftn44" text:note-class="footnote"><text:note-citation>44</text:note-citation><text:note-body><text:p text:style-name="P265"><text:span text:style-name="T1324">C’est à dire que </text:span><text:span text:style-name="T1214">les</text:span><text:span text:style-name="T1324"> bordures de cellules adjacentes sont distinctes – il y a un intervalle entre eux au travers duquel on voit le </text:span><text:span text:style-name="T316">background</text:span><text:span text:style-name="T1324">.</text:span></text:p></text:note-body></text:note> par défaut ; pour qu’elles se jouxtent il faut donner la valeur <text:span text:style-name="T317">collapse</text:span><text:span text:style-name="T1325"> à la propriété </text:span><text:span text:style-name="T317">border-collapse</text:span><text:span text:style-name="T1325"> du conteneur </text:span><text:span text:style-name="T317">&lt;table&gt;</text:span><text:span text:style-name="T1325"> (</text:span><text:span text:style-name="T1328">la </text:span><text:span text:style-name="T1325">valeur par défaut de cette propriété </text:span><text:span text:style-name="T1328">est</text:span><text:span text:style-name="T1325"> : </text:span><text:span text:style-name="T317">separate</text:span><text:span text:style-name="T1325">).</text:span></text:p>
      <text:p text:style-name="P131"><text:span text:style-name="T1325">Il est possible de fusionner les cellules en ligne comme en colonne. </text:span><text:span text:style-name="T1328">C’est réalisé dans le code HTML</text:span><text:span text:style-name="T1325"> grâce </text:span><text:span text:style-name="T1326">aux attributs </text:span><text:span text:style-name="T318">colspan</text:span><text:span text:style-name="T1326"> et </text:span><text:span text:style-name="T318">rowspan</text:span><text:span text:style-name="T1326"> de </text:span><text:span text:style-name="T318">&lt;th&gt;</text:span><text:span text:style-name="T1326"> et </text:span><text:span text:style-name="T318">&lt;td&gt;</text:span><text:span text:style-name="T646"> :</text:span></text:p>
      <text:list xml:id="list2136947302" text:style-name="L29">
        <text:list-item>
          <text:p text:style-name="P484"><text:span text:style-name="T1326">pour fusionner avec la cellule </text:span><text:span text:style-name="T1327">immédiatement à droite</text:span><text:span text:style-name="T1326"> la </text:span><text:span text:style-name="T1327">forme du </text:span><text:span text:style-name="T1326">code HTML e</text:span><text:span text:style-name="T1327">st</text:span><text:span text:style-name="T1326"> :<text:line-break/> </text:span><text:span text:style-name="T318">&lt;td colspan="2"&gt;…&lt;/td&gt;</text:span><text:span text:style-name="T1326"> <text:s text:c="11"/></text:span><text:span text:style-name="T1327">(idem avec </text:span><text:span text:style-name="T319">&lt;th&gt;</text:span><text:span text:style-name="T1327">) ;</text:span></text:p>
        </text:list-item>
        <text:list-item>
          <text:p text:style-name="P484"><text:span text:style-name="T1327">pour fusionner avec la cellule immédiatement en-dessous, la forme du code HTML est :<text:line-break/></text:span><text:span text:style-name="T1326"> </text:span><text:span text:style-name="T318">&lt;td </text:span><text:span text:style-name="T319">row</text:span><text:span text:style-name="T318">span="2"&gt;…&lt;/td&gt;</text:span><text:span text:style-name="T646"> <text:s text:c="11"/></text:span><text:span text:style-name="T647">(idem avec </text:span><text:span text:style-name="T319">&lt;th&gt;)</text:span><text:span text:style-name="T1327"> ; <text:line-break/>une</text:span><text:span text:style-name="T1326"> valeur </text:span><text:span text:style-name="T318">"0"</text:span><text:span text:style-name="T1326"> </text:span><text:span text:style-name="T1327">pour </text:span><text:span text:style-name="T319">rowspan</text:span><text:span text:style-name="T1327"> </text:span><text:span text:style-name="T1326">étend la fusion sur toute</text:span><text:span text:style-name="T1327">s les lignes du conteneur </text:span><text:span text:style-name="T1328">grand-</text:span><text:span text:style-name="T1327">parent (</text:span><text:span text:style-name="T309">&lt;thead&gt;</text:span><text:span text:style-name="T640">, </text:span><text:span text:style-name="T309">&lt;tboby&gt;</text:span><text:span text:style-name="T640">, </text:span><text:span text:style-name="T309">&lt;tfoot&gt;</text:span><text:span text:style-name="T1327"> ou </text:span><text:span text:style-name="T319">&lt;table&gt;</text:span><text:span text:style-name="T1327">) d’</text:span><text:span text:style-name="T1328">un</text:span><text:span text:style-name="T1327"> conteneur </text:span><text:span text:style-name="T319">&lt;td&gt;</text:span><text:span text:style-name="T1327"> </text:span><text:span text:style-name="T1328">ou </text:span><text:span text:style-name="T313">&lt;th&gt;</text:span><text:span text:style-name="T1328">.</text:span></text:p>
        </text:list-item>
      </text:list>
      <text:h text:style-name="Heading_20_3" text:outline-level="3"><text:bookmark-start text:name="__RefHeading___Toc186105_1002520536"/>En résumé<text:bookmark-end text:name="__RefHeading___Toc186105_1002520536"/></text:h>
      <text:list xml:id="list3250545662" text:style-name="L30">
        <text:list-item>
          <text:p text:style-name="P444">Un tableau s'insère avec la balise HTML <text:s/><text:span text:style-name="T70">&lt;table&gt;</text:span> <text:s/>et se définit ligne par ligne avec <text:s/><text:span text:style-name="T70">&lt;tr&gt;</text:span> <text:s/><text:span text:style-name="T1322">et cellule par cellule avec <text:s/></text:span><text:span text:style-name="T312">&lt;td&gt;</text:span><text:span text:style-name="T1322"> <text:s/>(cellules normales) ou <text:s/></text:span><text:span text:style-name="T312">&lt;th&gt;</text:span><text:span text:style-name="T1322"> <text:s/>(cellules d</text:span><text:span text:style-name="T1323">e l</text:span><text:span text:style-name="T1322">'en-tête).</text:span></text:p>
        </text:list-item>
        <text:list-item>
          <text:p text:style-name="P443">Un tableau peut être divisé en trois sections grâce aux balises HTML <text:span text:style-name="T70">&lt;thead&gt;</text:span> <text:s/>(en-tête), <text:s/><text:span text:style-name="T70">&lt;tbody&gt;</text:span> <text:s/>(corps) et <text:s/><text:span text:style-name="T70">&lt;tfoot&gt;</text:span> <text:s/>(bas du tableau). L'utilisation de ces balises n'est pas obligatoire.</text:p>
        </text:list-item>
        <text:list-item>
          <text:p text:style-name="P443">Le titre du tableau se définit avec <text:s/><text:span text:style-name="T70">&lt;caption&gt;</text:span> <text:s/><text:span text:style-name="T1316">et </text:span><text:span text:style-name="T1322">pour le rendu </text:span><text:span text:style-name="T1316">on place </text:span><text:span text:style-name="T1322">ce titre</text:span><text:span text:style-name="T1316"> par rapport au tableau grâce aux propriétés CSS </text:span><text:span text:style-name="T305">caption-side</text:span><text:span text:style-name="T1316"> (au-dessus/en-dessous) et </text:span><text:span text:style-name="T305">text-align</text:span><text:span text:style-name="T1316"> (à droite/à gauche).</text:span></text:p>
        </text:list-item>
        <text:list-item>
          <text:p text:style-name="P443">On peut ajouter une bordure aux cellules du tableau HTML avec la propriété CSS <text:span text:style-name="T70">border</text:span>. Pour coller les bordures entre elles, on utilise la propriété CSS <text:s/><text:span text:style-name="T70">border-collapse</text:span>.</text:p>
        </text:list-item>
        <text:list-item>
          <text:p text:style-name="P443">En HTML, on peut fusionner des cellules horizontalement avec l'attribut <text:s/><text:span text:style-name="T70">colspan</text:span>, ou verticalement avec <text:s/><text:span text:style-name="T70">rowspan</text:span>. Il faut indiquer combien de cellules doivent être fusionnées.</text:p>
        </text:list-item>
      </text:list>
      <text:h text:style-name="P397" text:outline-level="1"><text:bookmark-start text:name="__RefHeading___Toc186107_1002520536"/><text:span text:style-name="T516">Ajouter</text:span><text:span text:style-name="T1357"> des formulaires</text:span><text:bookmark-end text:name="__RefHeading___Toc186107_1002520536"/></text:h>
      <text:p text:style-name="P134"><text:span text:style-name="T1357">Pour ajouter un champ de formulaire dans une page .html, il faut délimiter ce champ par la balise </text:span><text:span text:style-name="T350">&lt;form&gt;</text:span><text:span text:style-name="T1357">. Cette balise nécessite qu’y soient renseignés au moins </text:span><text:span text:style-name="T1399">c</text:span><text:span text:style-name="T1357">es deux attributs </text:span><text:span text:style-name="T1399">que sont :</text:span><text:span text:style-name="T1357"> </text:span><text:span text:style-name="T350">action</text:span><text:span text:style-name="T1357"> et </text:span><text:span text:style-name="T350">method</text:span><text:span text:style-name="T1357">. En effet c’est deux attributs définissent comment/</text:span><text:span text:style-name="T1398">par quoi</text:span><text:span text:style-name="T1357"> les informations recueillies grâce au formulaire sont exploitées (</text:span><text:span text:style-name="T350">action</text:span><text:span text:style-name="T1357">) et sous quelles formes ces informations sont transmises </text:span><text:span text:style-name="T1358">pour être exploitées</text:span><text:span text:style-name="T1357"> (</text:span><text:span text:style-name="T350">method</text:span><text:span text:style-name="T1357">). Dans le cadre du présent module de cours qui ne s’occupe pas du traitement des informations recueillies, on fixera ces attributs ainsi : </text:span><text:span text:style-name="T350">action="" method="get"</text:span><text:span text:style-name="T669"> .</text:span></text:p>
      <text:p text:style-name="P135"><text:span text:style-name="T673">Le champ du formulaire étant défini, chaque champ de saisie du formulaire doit être défini </text:span><text:span text:style-name="T676">grâce à </text:span><text:span text:style-name="T673">une </text:span><text:span text:style-name="T674">balise de saisie ; ces balises de saisie disposent toutes de l’attribut </text:span><text:span text:style-name="T355">name</text:span><text:span text:style-name="T674"> qu’il est indispensable de renseigner car il sert à référencer </text:span><text:span text:style-name="T689">chaque information</text:span><text:span text:style-name="T674"> saisie pour l’exploitant des informations recueillies </text:span><text:span text:style-name="T689">grâce au formulaire</text:span><text:span text:style-name="T674"> (i.e. </text:span><text:span text:style-name="T689">ledit exploitant est </text:span><text:span text:style-name="T674">celui </text:span><text:span text:style-name="T680">indiqué</text:span><text:span text:style-name="T674"> par l’attribut </text:span><text:span text:style-name="T355">action</text:span><text:span text:style-name="T674"> de </text:span><text:span text:style-name="T355">&lt;form&gt;</text:span><text:span text:style-name="T674">). L</text:span><text:span text:style-name="T673">es balises </text:span><text:span text:style-name="T674">de saisie sont celles-ci</text:span><text:span text:style-name="T673"> :</text:span></text:p>
      <text:p text:style-name="P307"><text:span text:style-name="T354">&lt;input&gt;</text:span><text:span text:style-name="T673"> :<text:tab/></text:span><text:span text:style-name="T676">C</text:span><text:span text:style-name="T670">ette balise (orpheline) permet de </text:span><text:span text:style-name="T672">réaliser</text:span><text:span text:style-name="T670"> divers champs de saisie selon la valeur de son attribut </text:span><text:span text:style-name="T351">type </text:span><text:span text:style-name="T670">; </text:span><text:span text:style-name="T674">en particulier :</text:span></text:p>
      <text:p text:style-name="P313"><text:span text:style-name="T890">►</text:span><text:span text:style-name="T542"><text:tab/></text:span><text:span text:style-name="T671">p</text:span><text:span text:style-name="T670">our des saisies textuelles :</text:span></text:p>
      <text:p text:style-name="P335"><text:span text:style-name="T70">type="text"</text:span> pour la saisie <text:span text:style-name="T1361">au clavier </text:span><text:span text:style-name="T1371">dans une fenêtre </text:span>d’une chaîne de caractères quelconque sans retour à la ligne ;</text:p>
      <text:p text:style-name="P334"><text:span text:style-name="T70">type="password"</text:span> pour la saisie <text:span text:style-name="T1361">au clavier </text:span><text:span text:style-name="T1371">dans une fenêtre </text:span>d’un password (les caractères saisis ne sont pas affichés) ;</text:p>
      <text:p text:style-name="P339"><text:span text:style-name="T351">type="e-mail"</text:span><text:span text:style-name="T670"> pour la saisie </text:span><text:span text:style-name="T672">au clavier </text:span><text:span text:style-name="T677">dans une fenêtre </text:span><text:span text:style-name="T670">d’une adresse de courriel (la conformité de la saisie avec </text:span><text:span text:style-name="T671">le formalisme d’</text:span><text:span text:style-name="T670">une @dresse est </text:span><text:span text:style-name="T671">vérifiée</text:span><text:span text:style-name="T671"><text:note text:id="ftn45" text:note-class="footnote"><text:note-citation>45</text:note-citation><text:note-body><text:p text:style-name="P269"><text:span text:style-name="T1215">S</text:span><text:span text:style-name="T1362">i la chaîne de caractères saisie n’est pas cohérente (par ex. : la saisie, dans le champ de saisie d’une @dresse, ne comporte </text:span><text:span text:style-name="T1215">pas</text:span><text:span text:style-name="T1362"> le caractère @), la saisie n’est pas prise en compte, le champ de saisie est remis dans son état initial.</text:span></text:p></text:note-body></text:note></text:span><text:span text:style-name="T670">) ;</text:span></text:p>
      <text:p text:style-name="P338"><text:span text:style-name="T351">type="u</text:span><text:span text:style-name="T352">rl</text:span><text:span text:style-name="T351">"</text:span><text:span text:style-name="T670"> pour la saisie </text:span><text:span text:style-name="T672">au clavier </text:span><text:span text:style-name="T677">dans une fenêtre </text:span><text:span text:style-name="T670">d’une </text:span><text:span text:style-name="T671">URL</text:span><text:span text:style-name="T670"> (la conformité de la saisie avec </text:span><text:span text:style-name="T671">le formalisme d’une URL </text:span><text:span text:style-name="T670">est </text:span><text:span text:style-name="T671">vérifiée</text:span><text:span text:style-name="T1364"><text:note-ref text:note-class="footnote" text:reference-format="text" text:ref-name="ftn45">45</text:note-ref></text:span><text:span text:style-name="T670">) ;</text:span></text:p>
      <text:p text:style-name="P319"><text:span text:style-name="T882">►</text:span><text:span text:style-name="T534"><text:tab/>p</text:span><text:span text:style-name="T443">our des saisies numériques :</text:span></text:p>
      <text:p text:style-name="P334"><text:span text:style-name="T70">type="number"</text:span> pour la saisie <text:span text:style-name="T1361">au clavier </text:span><text:span text:style-name="T1371">dans une fenêtre </text:span>d’un nombre ;</text:p>
      <text:p text:style-name="P331"><text:span text:style-name="T351">type="</text:span><text:span text:style-name="T356">date</text:span><text:span text:style-name="T351">"</text:span><text:span text:style-name="T670"> pour la saisie </text:span><text:span text:style-name="T672">au clavier </text:span><text:span text:style-name="T689">dans une fenêtre, ou à la souris dans une fenêtre calendrier,</text:span><text:span text:style-name="T677"> </text:span><text:span text:style-name="T670">d’un</text:span><text:span text:style-name="T675">e date</text:span><text:span text:style-name="T670"> (la conformité de la saisie avec </text:span><text:span text:style-name="T671">le formalisme d’</text:span><text:span text:style-name="T670">une </text:span><text:span text:style-name="T675">date</text:span><text:span text:style-name="T670"> est </text:span><text:span text:style-name="T671">vérifiée</text:span><text:span text:style-name="T1364"><text:note-ref text:note-class="footnote" text:reference-format="text" text:ref-name="ftn45">45</text:note-ref></text:span><text:span text:style-name="T670">) ;</text:span></text:p>
      <text:p text:style-name="P331"><text:span text:style-name="T351">type="</text:span><text:span text:style-name="T356">time</text:span><text:span text:style-name="T351">"</text:span><text:span text:style-name="T670"> pour la saisie </text:span><text:span text:style-name="T672">au clavier </text:span><text:span text:style-name="T677"><text:s/></text:span><text:span text:style-name="T670">d’un </text:span><text:span text:style-name="T675">couple heure/minute</text:span><text:span text:style-name="T670"> (la conformité de la saisie avec </text:span><text:span text:style-name="T671">le formalisme </text:span><text:span text:style-name="T689">heure/minute</text:span><text:span text:style-name="T670"> est </text:span><text:span text:style-name="T671">vérifiée</text:span><text:span text:style-name="T1364"><text:note-ref text:note-class="footnote" text:reference-format="text" text:ref-name="ftn45">45</text:note-ref></text:span><text:span text:style-name="T670">) ;</text:span></text:p>
      <text:p text:style-name="P337"><text:span text:style-name="T353">type="range"</text:span><text:span text:style-name="T672"> pour </text:span><text:span text:style-name="T677">la</text:span><text:span text:style-name="T672"> saisie à la souris par réglette coulissante d’un nombre ;</text:span></text:p>
      <text:p text:style-name="P336"><text:span text:style-name="T70">type="tel"</text:span> pour la saisie <text:span text:style-name="T1361">au clavier </text:span><text:span text:style-name="T1371">dans une fenêtre </text:span>d’un numéro de téléphone<text:span text:style-name="T1359"> (la conformité de la saisie avec </text:span>le formalisme d’un numéro de té<text:span text:style-name="T1361">l</text:span>éphone <text:span text:style-name="T1359">est </text:span>vérifiée<text:span text:style-name="T1365"><text:note-ref text:note-class="footnote" text:reference-format="text" text:ref-name="ftn45">45</text:note-ref></text:span><text:span text:style-name="T1359">) ;</text:span></text:p>
      <text:p text:style-name="P320"><text:span text:style-name="T882">►</text:span><text:span text:style-name="T1360"><text:tab/>et encore :</text:span></text:p>
      <text:p text:style-name="P333"><text:span text:style-name="T351">type="</text:span><text:span text:style-name="T352">radio"</text:span><text:span text:style-name="T671"> pour </text:span><text:span text:style-name="T672">la</text:span><text:span text:style-name="T671"> saisie </text:span><text:span text:style-name="T672">à la souris </text:span><text:span text:style-name="T671">par </text:span><text:span text:style-name="T693">boutons radio</text:span><text:span text:style-name="T671"> d’une et une seule option dans une liste d’options ; chaque option doit faire l’objet d’une balise </text:span><text:span text:style-name="T352">&lt;input&gt;</text:span><text:span text:style-name="T671">, </text:span><text:soft-page-break/><text:span text:style-name="T672">toutes les options ayant le même attribut </text:span><text:span text:style-name="T353">name</text:span><text:span text:style-name="T672">, </text:span><text:span text:style-name="T684">et d’une balise </text:span><text:span text:style-name="T364">&lt;label&gt;</text:span><text:span text:style-name="T684"> – voir plus bas – pour en </text:span><text:span text:style-name="T685">stipuler l’intitulé</text:span><text:span text:style-name="T671"> ;</text:span><text:span text:style-name="T671"><text:note text:id="ftn46" text:note-class="footnote"><text:note-citation>46</text:note-citation><text:note-body><text:p text:style-name="P270"><text:span text:style-name="T1371">La caractéristique </text:span><text:span text:style-name="T358">checkbox</text:span><text:span text:style-name="T1371"> vs </text:span><text:span text:style-name="T358">radio</text:span><text:span text:style-name="T1371"> ne doit pas inquiéter, car les rendus peuvent être identique moyennant le code CSS ad hoc ; l’important c’est qu’il s’agit </text:span><text:span text:style-name="T1216">d’une</text:span><text:span text:style-name="T1371"> liste à choix unique vs à choix multiples.</text:span></text:p></text:note-body></text:note></text:span></text:p>
      <text:p text:style-name="P333"><text:span text:style-name="T352">type="</text:span><text:span text:style-name="T351">c</text:span><text:span text:style-name="T352">heckbox"</text:span><text:span text:style-name="T671"> pour </text:span><text:span text:style-name="T672">la</text:span><text:span text:style-name="T671"> saisie </text:span><text:span text:style-name="T672">à la souris </text:span><text:span text:style-name="T671">par case</text:span><text:span text:style-name="T693">s</text:span><text:span text:style-name="T671"> à cocher de une ou plusieurs options dans une liste d’options , </text:span><text:span text:style-name="T672">toutes les options ayant </text:span><text:span text:style-name="T685">des</text:span><text:span text:style-name="T672"> attribut</text:span><text:span text:style-name="T685">s</text:span><text:span text:style-name="T672"> </text:span><text:span text:style-name="T353">name</text:span><text:span text:style-name="T672"> </text:span><text:span text:style-name="T685">différents, </text:span><text:span text:style-name="T684">et d’une balise </text:span><text:span text:style-name="T364">&lt;label&gt;</text:span><text:span text:style-name="T684"> – voir plus bas – pour en </text:span><text:span text:style-name="T685">stipuler l’intitulé ;</text:span><text:span text:style-name="T1363"> </text:span><text:span text:style-name="T1363"><text:note-ref text:note-class="footnote" text:reference-format="text" text:ref-name="ftn46">46</text:note-ref></text:span></text:p>
      <text:p text:style-name="P330"><text:span text:style-name="T1395">t</text:span><text:span text:style-name="T1396">ype="</text:span><text:span text:style-name="T1397">button</text:span><text:span text:style-name="T1396">"</text:span><text:span text:style-name="T1376"> </text:span><text:span text:style-name="T1374">pour </text:span><text:span text:style-name="T1377">la saisie à la souris via un bouton cliquable d’une option tou</text:span><text:span text:style-name="T1378">t</text:span><text:span text:style-name="T1377"> ou rien </text:span><text:span text:style-name="T1374">;</text:span></text:p>
      <text:p text:style-name="P314"><text:span text:style-name="T890">►</text:span><text:span text:style-name="T542"><text:tab/>et </text:span><text:span text:style-name="T543">enfin :</text:span></text:p>
      <text:p text:style-name="P332"><text:span text:style-name="T1395">t</text:span><text:span text:style-name="T1396">ype="submit"</text:span><text:span text:style-name="T1376"> </text:span><text:span text:style-name="T1374">pour procéder </text:span><text:span text:style-name="T1375">en cliquant sur un bouton </text:span><text:span text:style-name="T1374">à la transmission à l’exploitant (celui désigné par l’attribut </text:span><text:span text:style-name="T1394">action</text:span><text:span text:style-name="T1374"> de </text:span><text:span text:style-name="T1394">&lt;form&gt;</text:span><text:span text:style-name="T1375">) d</text:span><text:span text:style-name="T1374">es informations recueillies grâce au formulaire.</text:span></text:p>
      <text:p text:style-name="P310"><text:span text:style-name="T687">Parmi les </text:span><text:span text:style-name="T692">autres </text:span><text:span text:style-name="T687">attributs de </text:span><text:span text:style-name="T369">&lt;input&gt;</text:span><text:span text:style-name="T687"> sont à signaler plus particulièrement :</text:span></text:p>
      <text:p text:style-name="P318"><text:span text:style-name="T890">►</text:span><text:span text:style-name="T542"><text:tab/></text:span><text:span text:style-name="T198">value</text:span><text:span text:style-name="T543"> : </text:span><text:span text:style-name="T546">il </text:span><text:span text:style-name="T545">permet de pré renseigner un champ de saisie avec </text:span><text:span text:style-name="T544">une</text:span><text:span text:style-name="T545"> valeur par défaut, </text:span><text:span text:style-name="T546">sauf </text:span><text:span text:style-name="T544">si </text:span><text:span text:style-name="T198">type="submit"</text:span><text:span text:style-name="T544">, </text:span><text:span text:style-name="T546">auquel cas </text:span><text:span text:style-name="T198">value</text:span><text:span text:style-name="T544"> </text:span><text:span text:style-name="T546">donne le </text:span><text:span text:style-name="T544">libellé du bouton </text:span><text:span text:style-name="T546">(on trouvera typiquement dans ce cas </text:span><text:span text:style-name="T199">value="ENVOYER"</text:span><text:span text:style-name="T546">) </text:span><text:span text:style-name="T544">;</text:span></text:p>
      <text:p text:style-name="P315"><text:span text:style-name="T1389">►</text:span><text:span text:style-name="T1379"><text:tab/></text:span><text:span text:style-name="T1390">placeholder</text:span><text:span text:style-name="T1380"> : </text:span><text:span text:style-name="T1381">il </text:span><text:span text:style-name="T1382">permet de </text:span><text:span text:style-name="T1381">positionner </text:span><text:span text:style-name="T1384">au chargement de la page web </text:span><text:span text:style-name="T1381">dans le champ de saisie une </text:span><text:span text:style-name="T1387">entrée</text:span><text:span text:style-name="T1381"> illustrative </text:span><text:span text:style-name="T1387">de ce qui est attendu dans le champ</text:span><text:span text:style-name="T1384">, </text:span><text:span text:style-name="T1381">qui </text:span><text:span text:style-name="T1384">dispara</text:span><text:span text:style-name="T1381">ît</text:span><text:span text:style-name="T1384"> au moment de la saisie </text:span><text:span text:style-name="T1381">de l’information attendue </text:span><text:span text:style-name="T1383">;</text:span></text:p>
      <text:p text:style-name="P315"><text:span text:style-name="T1389">►</text:span><text:span text:style-name="T1379"><text:tab/></text:span><text:span text:style-name="T1390">autofocus</text:span><text:span text:style-name="T1381"> : cet attribut est booléen, c’est à dire qu’il suffit d’écrire le code HTML </text:span><text:span text:style-name="T1390">&lt;input … autofocus …&gt;</text:span><text:span text:style-name="T1381"> pour qu’il soit pris en compte </text:span><text:span text:style-name="T1385">(il n’y a pas à lui donner une valeur)</text:span><text:span text:style-name="T1381"> ; il force le positionnement du curseur dans le champ de saisie défini par </text:span><text:span text:style-name="T1390">&lt;input&gt;</text:span><text:span text:style-name="T1381">, de sorte que les frappes au clavier sont immédiatement prises en compte en tant que saisie pour cet </text:span><text:span text:style-name="T1390">&lt;input&gt;</text:span><text:span text:style-name="T1381">. Cet attribut ne peut donc être positionné que pour un et un seul champ de saisie de la page web ;</text:span></text:p>
      <text:p text:style-name="P321"><text:span text:style-name="T1389">►</text:span><text:span text:style-name="T1379"><text:tab/></text:span><text:span text:style-name="T1390">r</text:span><text:span text:style-name="T1391">equired</text:span><text:span text:style-name="T1385"> : </text:span><text:span text:style-name="T1381">cet attribut est booléen, c’est à dire qu’il suffit d’écrire le code HTML </text:span><text:span text:style-name="T1390">&lt;input … </text:span><text:span text:style-name="T1391">required</text:span><text:span text:style-name="T1390"> …&gt;</text:span><text:span text:style-name="T1381"> pour qu’il soit pris en compte </text:span><text:span text:style-name="T1385">(il n’y a pas à lui donner une valeur)</text:span><text:span text:style-name="T1381"> ; </text:span><text:span text:style-name="T1385">il impose une saisie (valide) dans le champ de saisie défini par </text:span><text:span text:style-name="T1391">&lt;input&gt;</text:span><text:span text:style-name="T1385"> avant la transmission à l’exploitant des informations recueillies grâce au formulaire.</text:span></text:p>
      <text:p text:style-name="P309"><text:span text:style-name="T354">&lt;</text:span><text:span text:style-name="T367">button&gt;</text:span><text:span text:style-name="T691"> :<text:tab/>Cette balise génère un bouton cliquable (</text:span><text:span text:style-name="T692">comme</text:span><text:span text:style-name="T691"> </text:span><text:span text:style-name="T367">&lt;input type="</text:span><text:span text:style-name="T372">button</text:span><text:span text:style-name="T367">"&gt;</text:span><text:span text:style-name="T691">). Le libellé du bouton est celui entre l’ouverture et la fermeture de la balise ; </text:span><text:span text:style-name="T692">la fonction du bouton </text:span><text:span text:style-name="T694">est fixée par</text:span><text:span text:style-name="T692"> la valeur de l’attribut </text:span><text:span text:style-name="T371">type</text:span><text:span text:style-name="T692"> :</text:span></text:p>
      <text:p text:style-name="P316"><text:span text:style-name="T1389">►</text:span><text:span text:style-name="T1379"><text:tab/></text:span><text:span text:style-name="T1392">type="submit"</text:span><text:span text:style-name="T1386"> : le bouton sert à valider le formulaire </text:span><text:span text:style-name="T1387">à l’instar de</text:span><text:span text:style-name="T1386"> </text:span><text:span text:style-name="T1392">&lt;input type="submit"&gt;</text:span><text:span text:style-name="T1386"> ;</text:span></text:p>
      <text:p text:style-name="P317"><text:span text:style-name="T1389">►</text:span><text:span text:style-name="T1379"><text:tab/></text:span><text:span text:style-name="T1392">type="reset"</text:span><text:span text:style-name="T1386"> : le bouton sert à réinitialiser le formulaire, c’est à dire effacer les saisies qui ont pu être faites </text:span><text:span text:style-name="T1387">dans les champs de saisie dont il est composé</text:span><text:span text:style-name="T1386"> et afficher </text:span><text:span text:style-name="T1387">à la place dans ces champs </text:span><text:span text:style-name="T1386">les éventuelles </text:span><text:span text:style-name="T1387">valeurs illustratives définies par l’attribut </text:span><text:span text:style-name="T1393">placeholder</text:span><text:span text:style-name="T1386"> ;</text:span></text:p>
      <text:p text:style-name="P317"><text:span text:style-name="T1389">►</text:span><text:span text:style-name="T1379"><text:tab/></text:span><text:span text:style-name="T1392">type="</text:span><text:span text:style-name="T1393">button</text:span><text:span text:style-name="T1392">"</text:span><text:span text:style-name="T1386"> : </text:span><text:span text:style-name="T1387">le bouton a une autre fonction que la fonction de valider ou la fonction de réinitialiser le formulaire ; </text:span><text:span text:style-name="T1388">l’activation doit alors être interceptée par un </text:span><text:soft-page-break/><text:span text:style-name="T1388">script au niveau Client </text:span><text:span text:style-name="T1387">(typiquement par une routine javascript</text:span><text:span text:style-name="T1388">) pour produire l’action consécutivement au clic sur le bouton</text:span><text:span text:style-name="T1387">.</text:span></text:p>
      <text:p text:style-name="P329"><text:span text:style-name="T354">&lt;textarea&gt;</text:span><text:span text:style-name="T673"> :<text:tab/></text:span><text:span text:style-name="T676">C</text:span><text:span text:style-name="T674">ette balise </text:span><text:span text:style-name="T691">affiche</text:span><text:span text:style-name="T674"> un</text:span><text:span text:style-name="T677">e fenêtre</text:span><text:span text:style-name="T674"> de saisie de texte incluant des retours à la ligne ; </text:span><text:span text:style-name="T676">ses attributs </text:span><text:span text:style-name="T357">row</text:span><text:span text:style-name="T358">s</text:span><text:span text:style-name="T676">, </text:span><text:span text:style-name="T357">col</text:span><text:span text:style-name="T358">s</text:span><text:span text:style-name="T676"> permettent d’en définir l</text:span><text:span text:style-name="T677">es dimensions</text:span><text:span text:style-name="T676"> exprimé en nombre de caractères, respectivement, en largeur et en hauteur, tandis que l’attribut </text:span><text:span text:style-name="T357">maxlength</text:span><text:span text:style-name="T676"> stipule le nombre maximal de caractères de la saisie (sans </text:span><text:span text:style-name="T357">maxlength</text:span><text:span text:style-name="T676"> renseigné, il n’y a aucune limite au nombre de caractères qui peuvent être saisis). </text:span><text:span text:style-name="T677">Lorsque la chaîne de caractères saisie devient trop longue pour être contenue dans la fenêtre telle que délimitée par </text:span><text:span text:style-name="T358">rows</text:span><text:span text:style-name="T677"> et </text:span><text:span text:style-name="T358">cols</text:span><text:span text:style-name="T677">, le navigateur produit un scrollbar le long de la fenêtre.</text:span></text:p>
      <text:p text:style-name="P358">Cette balise ne dispose pas d’un attribut équivalent à l’attribut <text:span text:style-name="T70">value</text:span> de <text:span text:style-name="T70">&lt;input&gt;</text:span>, mais la même fonctionnalité est obtenue en plaçant la valeur par défaut de la saisie entre l’ouverture et la fermeture de la balise.</text:p>
      <text:p text:style-name="P357"><text:span text:style-name="T720">Par défaut, la fenêtre de saisie </text:span><text:span text:style-name="T721">affich</text:span><text:span text:style-name="T720">ée par le navigateur web pour </text:span><text:span text:style-name="T721">matérialiser </text:span><text:span text:style-name="T720">un </text:span><text:span text:style-name="T395">&lt;textarea&gt;</text:span><text:span text:style-name="T720"> est redimensionnable </text:span><text:span text:style-name="T721">(il faut pour cela </text:span><text:span text:style-name="T720">« agripp</text:span><text:span text:style-name="T721">er</text:span><text:span text:style-name="T720"> »à la souris le coin inférieur droit de la fenêtre de saisie</text:span><text:span text:style-name="T721">)</text:span><text:span text:style-name="T720"> ; on peut contrôler cette faculté avec la propriété </text:span><text:span text:style-name="T395">resize</text:span><text:span text:style-name="T720"> qui peut notamment prendre les valeurs </text:span><text:span text:style-name="T395">none</text:span><text:span text:style-name="T720">, </text:span><text:span text:style-name="T395">vertical</text:span><text:span text:style-name="T720">, </text:span><text:span text:style-name="T395">horizontal</text:span><text:span text:style-name="T720">, </text:span><text:span text:style-name="T395">both</text:span><text:span text:style-name="T720"> </text:span><text:span text:style-name="T721">(qui est la valeur par défaut)</text:span><text:span text:style-name="T720">.</text:span></text:p>
      <text:p text:style-name="P308"><text:span text:style-name="T354">&lt;select&gt;</text:span><text:span text:style-name="T673"> :<text:tab/></text:span><text:span text:style-name="T678">Cette balise </text:span><text:span text:style-name="T679">implémente un</text:span><text:span text:style-name="T678"> menu déroulant </text:span><text:span text:style-name="T678"><text:note text:id="ftn47" text:note-class="footnote"><text:note-citation>47</text:note-citation><text:note-body><text:p text:style-name="P271">D’un point de vue purement fonctionnel, le menu déroulant réalise une<text:span text:style-name="T678"> saisie </text:span><text:span text:style-name="T443">à la souris d’un choix parmi une liste de choix, donc exactement la même chose qu’une saisie par </text:span><text:span text:style-name="T70">&lt;input type="checkbox"&gt;</text:span><text:span text:style-name="T443">.</text:span></text:p></text:note-body></text:note></text:span><text:span text:style-name="T678">; il faut pour cela inclure dans la balise </text:span><text:span text:style-name="T359">&lt;select&gt;</text:span><text:span text:style-name="T678"> </text:span><text:span text:style-name="T679">autant de</text:span><text:span text:style-name="T678"> balises </text:span><text:span text:style-name="T359">&lt;option&gt;</text:span><text:span text:style-name="T678"> </text:span><text:span text:style-name="T679">qu’il y a d’</text:span><text:span text:style-name="T681">options</text:span><text:span text:style-name="T680"> </text:span><text:span text:style-name="T728">de sélection </text:span><text:span text:style-name="T680">p</text:span><text:span text:style-name="T679">ossibles dans le menu déroulant – </text:span><text:span text:style-name="T682">une ligne dans le menu pour chaque option –</text:span><text:span text:style-name="T679">, les intitulés de ces </text:span><text:span text:style-name="T681">options </text:span><text:span text:style-name="T682">affiché</text:span><text:span text:style-name="T727">e</text:span><text:span text:style-name="T682">s dans le menu</text:span><text:span text:style-name="T679"> étant les textes entre l’ouverture et la fermeture des balises </text:span><text:span text:style-name="T360">&lt;option&gt; </text:span><text:span text:style-name="T360"><text:note text:id="ftn48" text:note-class="footnote"><text:note-citation>48</text:note-citation><text:note-body><text:p text:style-name="Footnote"><text:s/><text:span text:style-name="T1372">NB L</text:span>a logique syntaxique du codage est similaire à celle pour les listes <text:span text:style-name="T70">&lt;ul&gt;&lt;li&gt;…&lt;/li&gt;…&lt;/ul&gt;</text:span> - <text:span text:style-name="T1372">voir §</text:span><text:span text:style-name="T1372"><text:bookmark-ref text:reference-format="chapter" text:ref-name="__RefHeading___Toc465_337443988">3</text:bookmark-ref></text:span><text:span text:style-name="T1372">.</text:span></text:p></text:note-body></text:note></text:span><text:span text:style-name="T681">. </text:span><text:span text:style-name="T680">Chaque balise </text:span><text:span text:style-name="T361">&lt;option&gt;</text:span><text:span text:style-name="T680"> dispose d’un attribut </text:span><text:span text:style-name="T361">value</text:span><text:span text:style-name="T680"> qu’il faut renseigner car il contient l’information qui est transmise à l’exploitant des informations recueillies </text:span><text:span text:style-name="T681">en cas de sélection de cette </text:span><text:span text:style-name="T362">&lt;option&gt;</text:span><text:span text:style-name="T681">.</text:span></text:p>
      <text:p text:style-name="P311"><text:span text:style-name="T727">L</text:span><text:span text:style-name="T443">a balise </text:span><text:span text:style-name="T70">&lt;optgroup&gt;</text:span><text:span text:style-name="T443"> permet de regrouper une suite de balises </text:span><text:span text:style-name="T70">&lt;option&gt;</text:span><text:span text:style-name="T443"> sous un même intitulé du menu déroulant implémenté par </text:span><text:span text:style-name="T70">&lt;select&gt;</text:span><text:span text:style-name="T443"> ; cet intitulé est donné par la valeur de l’attribut </text:span><text:span text:style-name="T70">label</text:span><text:span text:style-name="T443"> de </text:span><text:span text:style-name="T70">&lt;optgroup&gt;</text:span><text:span text:style-name="T443">. Cet intitulé ne représente pas une sélection offerte par </text:span><text:span text:style-name="T70">&lt;select&gt;</text:span><text:span text:style-name="T443">, il s’agit simplement d’une faculté ergonomique pour regrouper des options de façon à les distinguer par leur typologie.</text:span></text:p>
      <text:p text:style-name="P312"><text:span text:style-name="T681">Lorsqu’il est fermé, l</text:span><text:span text:style-name="T680">e menu déroulant affiche comme intitulé celui </text:span><text:span text:style-name="T681">de</text:span><text:span text:style-name="T680"> la première </text:span><text:span text:style-name="T361">&lt;option&gt;</text:span><text:span text:style-name="T680">. </text:span><text:span text:style-name="T727">Or, cette première </text:span><text:span text:style-name="T398">&lt;option&gt;</text:span><text:span text:style-name="T727"> ne constitue pas toujours – voire rarement – un choix réellement possible ; dans un tel cas</text:span><text:span text:style-name="T681"> il </text:span><text:span text:style-name="T727">fa</text:span><text:span text:style-name="T682">ut</text:span><text:span text:style-name="T681"> déclarer </text:span><text:span text:style-name="T727">pour cette première option</text:span><text:span text:style-name="T681"> </text:span><text:span text:style-name="T398">&lt;option v</text:span><text:span text:style-name="T362">alue=""</text:span><text:span text:style-name="T398">&gt;</text:span><text:span text:style-name="T681">. </text:span><text:span text:style-name="T727">En recevant cette valeur (à savoir une chaîne de caractères vide) </text:span><text:span text:style-name="T680">l’exploitant des informations </text:span><text:span text:style-name="T727">ainsi </text:span><text:span text:style-name="T680">recueillies </text:span><text:span text:style-name="T727">pourra savoir qu’aucun</text:span><text:span text:style-name="T728">e sélection </text:span><text:span text:style-name="T727">n’a été fait</text:span><text:span text:style-name="T728">e</text:span><text:span text:style-name="T727"> </text:span><text:span text:style-name="T728">à l’aide de ce menu déroulant</text:span><text:span text:style-name="T727">.</text:span></text:p>
      <text:p text:style-name="P136"><text:soft-page-break/><text:span text:style-name="T681">Toutes les balises de saisie peuvent – </text:span><text:span text:style-name="T685">voire doivent</text:span><text:span text:style-name="T685"><text:note text:id="ftn49" text:note-class="footnote"><text:note-citation>49</text:note-citation><text:note-body><text:p text:style-name="P272"><text:span text:style-name="T1373">Il est </text:span><text:span text:style-name="T1217">indispensable</text:span><text:span text:style-name="T1373"> de recourir à </text:span><text:span text:style-name="T365">&lt;label&gt;</text:span><text:span text:style-name="T1373"> pour donner un intitulé aux options des listes à choix unique (</text:span><text:span text:style-name="T365">type="checkbox"</text:span><text:span text:style-name="T1373">) ou à choix multiples (</text:span><text:span text:style-name="T365">type="radio"</text:span><text:span text:style-name="T1373">).</text:span></text:p></text:note-body></text:note></text:span><text:span text:style-name="T685"> – </text:span><text:span text:style-name="T681">être </text:span><text:span text:style-name="T683">pourvues d’un label grâce à la balise </text:span><text:span text:style-name="T363">&lt;label&gt;</text:span><text:span text:style-name="T683">. Le référencement d’une balise </text:span><text:span text:style-name="T363">&lt;label&gt;</text:span><text:span text:style-name="T683"> avec la balise de saisie à labelliser se fait grâce à l’attribut </text:span><text:span text:style-name="T363">for</text:span><text:span text:style-name="T683"> dans la balise </text:span><text:span text:style-name="T363">&lt;label&gt;</text:span><text:span text:style-name="T683"> et à l’attribut </text:span><text:span text:style-name="T363">id</text:span><text:span text:style-name="T683"> </text:span><text:span text:style-name="T684">(celui-là même vu au §</text:span><text:span text:style-name="T684"><text:bookmark-ref text:reference-format="chapter" text:ref-name="__RefHeading___Toc463_337443988">2</text:bookmark-ref></text:span><text:span text:style-name="T684">) </text:span><text:span text:style-name="T683">dans la balise de saisie ; il faut déclarer </text:span><text:span text:style-name="T686">(l’exemple est donné avec </text:span><text:span text:style-name="T366">&lt;input&gt;</text:span><text:span text:style-name="T686"> comme balise de saisie)</text:span><text:span text:style-name="T683"> :</text:span></text:p>
      <text:p text:style-name="P322"><text:span text:style-name="T363">&lt;</text:span><text:span text:style-name="T159">input</text:span><text:span text:style-name="T363"> id="</text:span><text:span text:style-name="T77">mon-id-de-cette-balise-de-saisie</text:span><text:span text:style-name="T363">" </text:span><text:span text:style-name="T433">…</text:span><text:span text:style-name="T363">&gt;</text:span><text:span text:style-name="T683"> <text:tab/></text:span><text:span text:style-name="T684">côté balise de saisie</text:span></text:p>
      <text:p text:style-name="P36"><text:span text:style-name="T684">et<text:tab/></text:span><text:span text:style-name="T363">&lt;label for="</text:span><text:span text:style-name="T77">mon-id-de-cette-balise-de-saisie</text:span><text:span text:style-name="T363">"…&gt;</text:span><text:span text:style-name="T683"> <text:tab/></text:span><text:span text:style-name="T684">côté balise </text:span><text:span text:style-name="T364">&lt;label&gt;</text:span><text:span text:style-name="T684">.</text:span></text:p>
      <text:p text:style-name="P78">pour lier label et champ de saisie.</text:p>
      <text:p text:style-name="P137"><text:span text:style-name="T688">Des champs de saisie sous une même </text:span><text:span text:style-name="T370">&lt;form&gt;</text:span><text:span text:style-name="T688"> peuvent être regroupés grâce à la balise </text:span><text:span text:style-name="T370">&lt;fieldset&gt;</text:span><text:span text:style-name="T688"> : </text:span><text:span text:style-name="T370">&lt;fieldset&gt;</text:span><text:span text:style-name="T688"> doit englober les champs à regrouper. Un label peut être donné à ce regroupement avec la balise </text:span><text:span text:style-name="T370">&lt;legend&gt;</text:span><text:span text:style-name="T688">.</text:span></text:p>
      <text:p text:style-name="P138"><text:span text:style-name="T443">Les propriétés CSS </text:span><text:span text:style-name="T690">déjà vues aux § précédents permettent de fixer l’apparence d’un formulaire.</text:span></text:p>
      <text:p text:style-name="P230"><text:span text:style-name="T1088">À </text:span><text:span text:style-name="T1085">savoir</text:span><text:span text:style-name="T1057"> :</text:span></text:p>
      <text:p text:style-name="P219"><text:span text:style-name="T891">►</text:span><text:span text:style-name="T547"><text:tab/></text:span><text:span text:style-name="T695">Les balises de saisie peuvent se trouver hors du conteneur </text:span><text:span text:style-name="T374">&lt;form&gt;</text:span><text:span text:style-name="T695"> auquel elles sont rattachées ; pour cela il faut renseigner l’attribut </text:span><text:span text:style-name="T374">form</text:span><text:span text:style-name="T695"> dans la balise par l’identité d</text:span><text:span text:style-name="T696">u</text:span><text:span text:style-name="T695"> </text:span><text:span text:style-name="T374">&lt;form&gt;</text:span><text:span text:style-name="T695"> </text:span><text:span text:style-name="T696">auquel elle est rattachée (</text:span><text:span text:style-name="T695">ce qui implique donc qu’il est indispensable dans ce cas de renseigner l’attribut </text:span><text:span text:style-name="T374">id</text:span><text:span text:style-name="T695"> de </text:span><text:span text:style-name="T374">&lt;form&gt;</text:span><text:span text:style-name="T696">) :</text:span></text:p>
      <text:p text:style-name="P340"><text:span text:style-name="T376">&lt;form id="</text:span><text:span text:style-name="T78">toto</text:span><text:span text:style-name="T376">"&gt;…&lt;/form&gt; &lt;input form="</text:span><text:span text:style-name="T78">toto</text:span><text:span text:style-name="T376">" …&gt;</text:span></text:p>
      <text:h text:style-name="Heading_20_3" text:outline-level="3"><text:bookmark-start text:name="__RefHeading___Toc186109_1002520536"/><text:bookmark text:name="r-8053334"/>En résumé<text:bookmark-end text:name="__RefHeading___Toc186109_1002520536"/></text:h>
      <text:list xml:id="list1795007103" text:style-name="L31">
        <text:list-item>
          <text:p text:style-name="P498"><text:bookmark text:name="r-8053311"/><text:bookmark text:name="r-8053312"/><text:bookmark text:name="r-8053326"/>Un formulaire est englobé par la balise HTML   <text:span text:style-name="Source_20_Text">&lt;form&gt;&lt;/form&gt;</text:span>  à laquelle on ajoute les attributs  <text:span text:style-name="Source_20_Text">method</text:span>  et  <text:span text:style-name="Source_20_Text">action</text:span>.</text:p>
        </text:list-item>
        <text:list-item>
          <text:p text:style-name="P498"><text:bookmark text:name="r-8053313"/><text:bookmark text:name="r-8053321"/>On utilise ensuite d'autres balises HTML pour permettre au visiteur du site de saisir des informations :</text:p>
          <text:list>
            <text:list-item>
              <text:p text:style-name="P498"><text:bookmark text:name="r-8053314"/><text:bookmark text:name="r-8053315"/><text:bookmark text:name="r-8053320"/>la balise orpheline  <text:span text:style-name="Source_20_Text">&lt;input&gt;</text:span>  pour un champ de saisie monoligne ;</text:p>
            </text:list-item>
            <text:list-item>
              <text:p text:style-name="P498"><text:bookmark text:name="r-8053316"/><text:bookmark text:name="r-8053317"/>la balise en paire  <text:span text:style-name="Source_20_Text">&lt;textarea&gt; &lt;/textarea&gt;</text:span>  pour un champ de saisie multiligne ;</text:p>
            </text:list-item>
            <text:list-item>
              <text:p text:style-name="P498"><text:bookmark text:name="r-8053318"/><text:bookmark text:name="r-8053319"/>la balise en paire  <text:span text:style-name="Source_20_Text">&lt;select&gt; &lt;/select&gt;</text:span>  suivi d'options avec la balise en paire  <text:span text:style-name="Source_20_Text">&lt;option&gt; &lt;/option&gt;</text:span>  pour une liste déroulante.</text:p>
            </text:list-item>
          </text:list>
        </text:list-item>
        <text:list-item>
          <text:p text:style-name="P498"><text:bookmark text:name="r-8053322"/><text:bookmark text:name="r-8053323"/>Le champ  <text:span text:style-name="Source_20_Text">&lt;input&gt;</text:span>  peut également être configuré pour saisir d'autres types de données : e-mail, URL, numéro de téléphone, date, etc.</text:p>
        </text:list-item>
        <text:list-item>
          <text:p text:style-name="P498"><text:bookmark text:name="r-8053324"/><text:bookmark text:name="r-8053325"/>Un label peut être relié à n'importe quel input avec l'attribut  <text:span text:style-name="Source_20_Text">for</text:span>  correspondant à l'attribut  <text:span text:style-name="T70">id</text:span>  pour le champ utilisé.</text:p>
        </text:list-item>
        <text:list-item>
          <text:p text:style-name="P498"><text:bookmark text:name="r-8055135"/><text:bookmark text:name="r-8055127"/><text:bookmark text:name="r-8055128"/>Il est possible de regrouper les champs au sein d'une balise  <text:span text:style-name="Source_20_Text">&lt;fieldset&gt;</text:span>  qui comporte une légende, avec la balise  <text:span text:style-name="Source_20_Text">&lt;legend&gt;</text:span>.</text:p>
        </text:list-item>
        <text:list-item text:style-override="L32">
          <text:p text:style-name="P445"><text:bookmark text:name="r-8055130"/><text:bookmark text:name="r-8055129"/>On peut sélectionner automatiquement un champ en précisant  l'attribut <text:span text:style-name="Source_20_Text">autofocus</text:span>.</text:p>
        </text:list-item>
        <text:list-item text:style-override="L32">
          <text:p text:style-name="P445"><text:bookmark text:name="r-8055132"/><text:bookmark text:name="r-8055131"/>Il est également possible de rendre un champ obligatoire avec l'attribut  <text:span text:style-name="Source_20_Text">required</text:span>.</text:p>
        </text:list-item>
        <text:list-item text:style-override="L32">
          <text:p text:style-name="P445"><text:bookmark text:name="r-8055134"/><text:bookmark text:name="r-8055133"/><text:soft-page-break/>Le bouton qui permet de valider le formulaire est créé à partir d'une balise <text:span text:style-name="T368">&lt;</text:span><text:span text:style-name="T70">input</text:span><text:span text:style-name="T368">&gt;</text:span> en faisant :  <text:span text:style-name="Source_20_Text">&lt;input type="submit" value="Envoyer"&gt;</text:span></text:p>
        </text:list-item>
      </text:list>
      <text:p text:style-name="P328"/>
      <text:h text:style-name="P398" text:outline-level="1"><text:bookmark-start text:name="__RefHeading___Toc119482_1002520536"/>Développer de manière "responsive"<text:bookmark-end text:name="__RefHeading___Toc119482_1002520536"/></text:h>
      <text:p text:style-name="P139">Une difficulté à laquelle se trouve confronté le développeur d’une page web est la diversité des écrans sur lesquels la page pourra se trouver à être affichée ; en particulier avec l’ubiquité du smartphone, il n’est plus légitime de penser l’affichage de pages web uniquement sur les (relativement) larges écrans des ordinateurs. Face à cette difficulté, le développeur dispose de l’outil CSS <text:span text:style-name="T70">@media</text:span><text:span text:style-name="T443"> </text:span><text:span text:style-name="T697">qui </text:span><text:span text:style-name="T1402">fait partie d’un groupe d’instructions qu’on désigne par les "At-rules". </text:span><text:span text:style-name="T1413">Développer en tenant compte de la diversité des tailles d’écrans pour que la page reste dans tous les cas lisible et exploitable, c’est développer "</text:span><text:span text:style-name="T62">responsive</text:span><text:span text:style-name="T1413">".</text:span></text:p>
      <text:p text:style-name="P140"><text:span text:style-name="T1402">Les At-rules sont des instructions qui agissent sur </text:span><text:span text:style-name="T1403">l’</text:span><text:span text:style-name="T1402">interprétation du code CSS. Grâce </text:span><text:span text:style-name="T1403">par exemple</text:span><text:span text:style-name="T1402">à l’ At-rule </text:span><text:span text:style-name="T70">@counter-style</text:span><text:span text:style-name="T1402">, il est possible d’élaborer un style de </text:span><text:span text:style-name="T61">bullet</text:span><text:span text:style-name="T1402"> (</text:span><text:span text:style-name="T1406">i.e. </text:span><text:span text:style-name="T1402">pour </text:span><text:span text:style-name="T375">&lt;</text:span><text:span text:style-name="T376">u</text:span><text:span text:style-name="T375">l&gt; &lt;li&gt;...&lt;/li&gt;&lt;/</text:span><text:span text:style-name="T376">u</text:span><text:span text:style-name="T375">l&gt;</text:span><text:span text:style-name="T1402">) </text:span><text:span text:style-name="T1403">sortant</text:span><text:span text:style-name="T1402"> des styles prédéfinis.</text:span></text:p>
      <text:p text:style-name="P141"><text:span text:style-name="T1406">Parmi les At-rules, on trouve </text:span><text:span text:style-name="T1403">l’At-rule </text:span><text:span text:style-name="T376">@media</text:span><text:span text:style-name="T1403"> </text:span><text:span text:style-name="T1409">qui est une requête par laquelle</text:span><text:span text:style-name="T1406"> </text:span><text:span text:style-name="T1403">le code CSS accède </text:span><text:span text:style-name="T1405">au type d</text:span><text:span text:style-name="T1409">u</text:span><text:span text:style-name="T1405"> media et </text:span><text:span text:style-name="T1403">aux caractéristiques </text:span><text:span text:style-name="T1404">du média sur lequel la page web doit se matérialiser </text:span><text:span text:style-name="T1411">(alias une "media query")</text:span><text:span text:style-name="T1404">. </text:span><text:span text:style-name="T1406">Le produit de </text:span><text:span text:style-name="T377">@media</text:span><text:span text:style-name="T1406"> est un booléen qui, s’il est vrai met en vigueur les instructions CSS que </text:span><text:span text:style-name="T377">@media</text:span><text:span text:style-name="T1406"> englobe</text:span><text:span text:style-name="T1404">. </text:span></text:p>
      <text:p text:style-name="P231"><text:span text:style-name="T924">Attention </text:span>: pour garantir l<text:span text:style-name="T1412">e</text:span> bon fonctionnement des media query sur tous les navigateurs, il convient de rajouter dans le <text:span text:style-name="T70">&lt;head&gt;</text:span> du .html l’instruction suivante :</text:p>
      <text:p text:style-name="P349"><text:span text:style-name="Source_20_Text">&lt;meta name="viewport" content="width=device-width, initial-scale=1.0"&gt;</text:span></text:p>
      <text:p text:style-name="P141"><text:span text:style-name="T1405">La syntaxe </text:span><text:span text:style-name="T1411">associé à </text:span><text:span text:style-name="T383">@media</text:span><text:span text:style-name="T1411"> </text:span><text:span text:style-name="T1405">est la suivante :</text:span></text:p>
      <text:p text:style-name="P346"><text:span text:style-name="T379">@media </text:span><text:span text:style-name="T79">type</text:span><text:span text:style-name="T379"> </text:span><text:span text:style-name="T377">{</text:span><text:span text:style-name="T1406">instructions CSS</text:span><text:span text:style-name="T377">}</text:span><text:span text:style-name="T1405"> </text:span><text:span text:style-name="T1407">o</text:span><text:span text:style-name="T1405">ù </text:span><text:span text:style-name="T79">type</text:span><text:span text:style-name="T1405"> peut valoir </text:span><text:span text:style-name="T379">all</text:span><text:span text:style-name="T1405"> (valeur par défaut), </text:span><text:span text:style-name="T379">print</text:span><text:span text:style-name="T1405"> (pour une imprimante), </text:span><text:span text:style-name="T379">screen</text:span><text:span text:style-name="T1405"> (pour un écran) </text:span><text:span text:style-name="T1410">pour conditionner des instructions CSS sur un type de media</text:span><text:span text:style-name="T1405"> ; </text:span><text:span text:style-name="T1408">ainsi</text:span><text:span text:style-name="T1405"> :</text:span></text:p>
      <text:p text:style-name="P345"><text:span text:style-name="T378">@media print { </text:span><text:span text:style-name="T382">body </text:span><text:span text:style-name="T378">{</text:span><text:span text:style-name="T381">background-color:#FFFFFF</text:span><text:span text:style-name="T378">;} }</text:span></text:p>
      <text:p text:style-name="P342"><text:tab/>signifie que l’instruction CSS : <text:span text:style-name="T70">b</text:span><text:span text:style-name="T382">ody </text:span><text:span text:style-name="T70">{</text:span><text:span text:style-name="T381">background-color:#FFFFFF</text:span><text:span text:style-name="T70">;}</text:span> s’applique lorsque le media de sortie de la page web est une imprimante.</text:p>
      <text:p text:style-name="P347"><text:span text:style-name="T379">@media </text:span><text:span text:style-name="T79">feature</text:span><text:span text:style-name="T152"> </text:span><text:span text:style-name="T151">{</text:span><text:span text:style-name="T454">instructions CSS</text:span><text:span text:style-name="T151">}</text:span><text:span text:style-name="T1405"> où </text:span><text:span text:style-name="T79">feature</text:span><text:span text:style-name="T1405"> est </text:span><text:span text:style-name="T1413">la</text:span><text:span text:style-name="T1405"> caractéristique sur laquelle on veut conditionner une instruction CSS </text:span><text:span text:style-name="T1405"><text:note text:id="ftn50" text:note-class="footnote"><text:note-citation>50</text:note-citation><text:note-body><text:p text:style-name="P275">Pour tous les <text:span text:style-name="T71">features</text:span> qui sont ainsi accessibles, voir : <text:span text:style-name="T1178">//developer.mozilla.org/en-US/docs/Web/CSS/Media_Queries/Using_media_queries</text:span></text:p></text:note-body></text:note></text:span><text:span text:style-name="T1405">; </text:span><text:span text:style-name="T1408">étant donné la nature booléenne du produit de </text:span><text:span text:style-name="T380">@media</text:span><text:span text:style-name="T1408">, les </text:span><text:span text:style-name="T80">features</text:span><text:span text:style-name="T1408"> pour accéder à la largeur</text:span><text:span text:style-name="T1408"><text:note text:id="ftn51" text:note-class="footnote"><text:note-citation>51</text:note-citation><text:note-body><text:p text:style-name="P274">Pour la hauteur, remplacer <text:span text:style-name="T70">width</text:span> par <text:span text:style-name="T70">height</text:span>.</text:p></text:note-body></text:note></text:span><text:span text:style-name="T1408"> du média prennent la forme de </text:span><text:span text:style-name="T380">(min-width:</text:span><text:span text:style-name="T81">N</text:span><text:span text:style-name="T154">px</text:span><text:span text:style-name="T380">)</text:span><text:span text:style-name="T1408"> pour une condition sur la largeur minimale et de </text:span><text:span text:style-name="T380">(max-width:</text:span><text:span text:style-name="T81">N</text:span><text:span text:style-name="T154">px</text:span><text:span text:style-name="T380">)</text:span><text:span text:style-name="T1408"> pour une condition sur la largeur maximale ; ainsi :</text:span></text:p>
      <text:p text:style-name="P344"><text:span text:style-name="T378">@media (min-width:900px) { </text:span><text:span text:style-name="T382">body </text:span><text:span text:style-name="T378">{</text:span><text:span text:style-name="T381">background-color:#FFFFFF</text:span><text:span text:style-name="T378">;} }</text:span></text:p>
      <text:p text:style-name="P343"><text:tab/>signifie que l’instruction CSS : <text:span text:style-name="T382">body </text:span><text:span text:style-name="T70">{</text:span><text:span text:style-name="T381">background-color:#FFFFFF</text:span><text:span text:style-name="T70">;}</text:span> s’applique lorsque le media de sortie de la page web <text:span text:style-name="T1408">dispose d’une largeur d’au moins 900px.</text:span></text:p>
      <text:p text:style-name="P350"><text:span text:style-name="Source_20_Text"><text:span text:style-name="T455">Les requêtes permises par </text:span></text:span><text:span text:style-name="Source_20_Text"><text:span text:style-name="T153">@media</text:span></text:span><text:span text:style-name="Source_20_Text"><text:span text:style-name="T455"> se combinent en bonne logique booléenne avec </text:span></text:span><text:span text:style-name="Source_20_Text"><text:span text:style-name="T456">l</text:span></text:span><text:span text:style-name="Source_20_Text"><text:span text:style-name="T455">es opérateurs </text:span></text:span><text:span text:style-name="Source_20_Text"><text:span text:style-name="T153">not</text:span></text:span><text:span text:style-name="Source_20_Text"><text:span text:style-name="T455">, </text:span></text:span><text:span text:style-name="Source_20_Text"><text:span text:style-name="T153">and</text:span></text:span><text:span text:style-name="Source_20_Text"><text:span text:style-name="T455">, </text:span></text:span><text:span text:style-name="Source_20_Text"><text:span text:style-name="T153">or </text:span></text:span><text:span text:style-name="Source_20_Text"><text:span text:style-name="T455">; ainsi :</text:span></text:span></text:p>
      <text:p text:style-name="P348"><text:span text:style-name="T378">@media </text:span><text:span text:style-name="T381">print and </text:span><text:span text:style-name="T378">(min-width:900px) { </text:span><text:span text:style-name="T382">body </text:span><text:span text:style-name="T378">{</text:span><text:span text:style-name="T381">background-color:#FFFFFF</text:span><text:span text:style-name="T378">;} }</text:span></text:p>
      <text:p text:style-name="P343"><text:soft-page-break/><text:tab/>signifie que l’instruction CSS : <text:span text:style-name="T382">body {</text:span><text:span text:style-name="T381">background-color:#FFFFFF</text:span><text:span text:style-name="T70">;}</text:span> s’applique lorsque le media de sortie de la page web <text:span text:style-name="T1409">est une imprimante qui </text:span><text:span text:style-name="T1408">dispose d’une largeur d’au moins 900px.</text:span></text:p>
      <text:p text:style-name="P232"><text:span text:style-name="T1413">De façon schématique, un développement "</text:span><text:span text:style-name="T62">responsive</text:span><text:span text:style-name="T958">" implique :</text:span></text:p>
      <text:list xml:id="list2712842168" text:style-name="L33">
        <text:list-item>
          <text:p text:style-name="P499"><text:span text:style-name="T958">en premier lieu de définir des bornes de </text:span><text:span text:style-name="T957">largeur</text:span><text:span text:style-name="T958"> d’écran qui déterminent autant plus un</text:span><text:span text:style-name="T957">e</text:span><text:span text:style-name="T958"> zones dans lesquelles s’appliquent une feuille de style partiellement spécifique, </text:span></text:p>
        </text:list-item>
        <text:list-item>
          <text:p text:style-name="P499"><text:span text:style-name="T959">ensuite</text:span><text:span text:style-name="T958"> de particulariser les instructions </text:span><text:span text:style-name="T957">CSS</text:span><text:span text:style-name="T958"> selon la zone considérée. </text:span></text:p>
        </text:list-item>
      </text:list>
      <text:p text:style-name="P35"><text:span text:style-name="T957">À titre d’illustration, avec</text:span><text:span text:style-name="T959"> </text:span><text:span text:style-name="T957">une borne basse à 400px et une borne haute à 1000px </text:span><text:span text:style-name="T959">sur la largeur d’écran</text:span><text:span text:style-name="T957">, la forme générique du .css </text:span><text:span text:style-name="T960">pourra être</text:span><text:span text:style-name="T957"> celle-ci :</text:span></text:p>
      <text:p text:style-name="P143">/* Instructions CSS indépendantes de la largeur d’écran */</text:p>
      <text:p text:style-name="P79"><text:span text:style-name="T82">s</text:span><text:span text:style-name="T83">e</text:span><text:span text:style-name="T82">lecteur </text:span><text:span text:style-name="T155">{</text:span></text:p>
      <text:p text:style-name="P69"><text:tab/>…</text:p>
      <text:p text:style-name="P69">}</text:p>
      <text:p text:style-name="P69">…</text:p>
      <text:p text:style-name="P144">/* Instructions CSS <text:span text:style-name="T1423">pour les grands écrans</text:span> */</text:p>
      <text:p text:style-name="P80"><text:span text:style-name="T82">s</text:span><text:span text:style-name="T83">e</text:span><text:span text:style-name="T82">lecteur </text:span><text:span text:style-name="T155">{</text:span></text:p>
      <text:p text:style-name="P70"><text:tab/>…</text:p>
      <text:p text:style-name="P70">}</text:p>
      <text:p text:style-name="P70">…</text:p>
      <text:p text:style-name="P70"/>
      <text:p text:style-name="P69">/* Instructions CSS pour les écrans <text:span text:style-name="T1423">moyens</text:span> */</text:p>
      <text:p text:style-name="P69">@media screen and (m<text:span text:style-name="T1424">in</text:span>-width:<text:span text:style-name="T1423">4</text:span>00px) and (max-width:<text:span text:style-name="T1423">100</text:span>0px) {</text:p>
      <text:p text:style-name="P12">selecteur<text:span text:style-name="T944"> {</text:span></text:p>
      <text:p text:style-name="P13"><text:tab/>…</text:p>
      <text:p text:style-name="P13">}</text:p>
      <text:p text:style-name="P13">…</text:p>
      <text:p text:style-name="P69">}</text:p>
      <text:p text:style-name="P79"><text:span text:style-name="T155">/* Instructions CSS pour les </text:span><text:span text:style-name="T156">petits</text:span><text:span text:style-name="T155"> écrans */</text:span></text:p>
      <text:p text:style-name="P69">@media screen and (m<text:span text:style-name="T1423">ax</text:span>-width:<text:span text:style-name="T1423">4</text:span>00px) {</text:p>
      <text:p text:style-name="P12">selecteur<text:span text:style-name="T944"> {</text:span></text:p>
      <text:p text:style-name="P13"><text:tab/>…</text:p>
      <text:p text:style-name="P13">}</text:p>
      <text:p text:style-name="P13">…</text:p>
      <text:p text:style-name="P81"><text:span text:style-name="Source_20_Text"><text:span text:style-name="T145">}</text:span></text:span></text:p>
      <text:p text:style-name="P145"><text:span text:style-name="Source_20_Text"><text:span text:style-name="T724">Cette forme générique ainsi proposée présuppose que le développement a été fait pour les écrans les plus larges en premier, et puis que ce développement est adapté au fur et à mesure aux écrans moins larges ; il est bien entendu possible de concevoir les choses dans l’autre sens, voire de commencer par les écrans moyens puis d’adapter aux écrans et plus petits et plus larges. Il ne faut toutefois pas </text:span></text:span><text:span text:style-name="Source_20_Text"><text:span text:style-name="T705">perdre de vue</text:span></text:span><text:span text:style-name="Source_20_Text"><text:span text:style-name="T724"> que le navigateur web lit les instructions CSS dans leur ordre d’apparition dans le fichier .css. </text:span></text:span><text:span text:style-name="Source_20_Text"><text:span text:style-name="T725">Par conséquent</text:span></text:span><text:span text:style-name="Source_20_Text"><text:span text:style-name="T724">, </text:span></text:span><text:span text:style-name="Source_20_Text"><text:span text:style-name="T705">dans la forme générique proposée ci-dessus, les </text:span></text:span><text:span text:style-name="Source_20_Text"><text:span text:style-name="T574">I</text:span></text:span><text:span text:style-name="Source_20_Text"><text:span text:style-name="T98">nstructions CSS pour les écrans </text:span></text:span><text:span text:style-name="Source_20_Text"><text:span text:style-name="T99">moyens </text:span></text:span><text:span text:style-name="Source_20_Text"><text:span text:style-name="T705"><text:s/>ne sont pas prises en compte en tant que </text:span></text:span><text:span text:style-name="Source_20_Text"><text:span text:style-name="T100">I</text:span></text:span><text:span text:style-name="Source_20_Text"><text:span text:style-name="T98">nstructions CSS pour les </text:span></text:span><text:span text:style-name="Source_20_Text"><text:span text:style-name="T100">petits </text:span></text:span><text:span text:style-name="Source_20_Text"><text:span text:style-name="T98">écrans</text:span></text:span><text:span text:style-name="Source_20_Text"><text:span text:style-name="T705"> ; il faut donc, si elles restent applicables aux petits écrans, les répéter. </text:span></text:span><text:span text:style-name="Source_20_Text"><text:span text:style-name="T705"><text:note text:id="ftn52" text:note-class="footnote"><text:note-citation>52</text:note-citation><text:note-body><text:p text:style-name="P278">Avec la forme générique proposée, on pourrait éviter la nécessité éventuelles de telles répétitions simplement en supprimant <text:span text:style-name="T70">and (min-width:400px)</text:span> dans le media query pour les écrans moyens.</text:p></text:note-body></text:note></text:span></text:span></text:p>
      <text:p text:style-name="P232"><text:soft-page-break/><text:span text:style-name="Source_20_Text"><text:span text:style-name="T715">Avec l</text:span></text:span><text:span text:style-name="Source_20_Text"><text:span text:style-name="T698">es </text:span></text:span><text:span text:style-name="Source_20_Text"><text:span text:style-name="T699">règles</text:span></text:span><text:span text:style-name="Source_20_Text"><text:span text:style-name="T698"> de calcul du rendu d’une page web </text:span></text:span><text:span text:style-name="Source_20_Text"><text:span text:style-name="T715">en vigueur</text:span></text:span><text:span text:style-name="Source_20_Text"><text:span text:style-name="T698"> (voir §</text:span></text:span><text:span text:style-name="Source_20_Text"><text:span text:style-name="T698"><text:bookmark-ref text:reference-format="chapter" text:ref-name="__RefHeading___Toc8741_428825303">14</text:bookmark-ref></text:span></text:span><text:span text:style-name="Source_20_Text"><text:span text:style-name="T698">)</text:span></text:span><text:span text:style-name="Source_20_Text"><text:span text:style-name="T715">, il </text:span></text:span><text:span text:style-name="Source_20_Text"><text:span text:style-name="T700">est</text:span></text:span><text:span text:style-name="Source_20_Text"><text:span text:style-name="T715"> </text:span></text:span><text:span text:style-name="Source_20_Text"><text:span text:style-name="T716">tout à fait </text:span></text:span><text:span text:style-name="Source_20_Text"><text:span text:style-name="T700">possible</text:span></text:span><text:span text:style-name="Source_20_Text"><text:span text:style-name="T715"> qu</text:span></text:span><text:span text:style-name="Source_20_Text"><text:span text:style-name="T717">e la navigateur web, </text:span></text:span><text:span text:style-name="Source_20_Text"><text:span text:style-name="T715">à force de </text:span></text:span><text:span text:style-name="Source_20_Text"><text:span text:style-name="T716">s’adapter à des</text:span></text:span><text:span text:style-name="Source_20_Text"><text:span text:style-name="T715"> largeur</text:span></text:span><text:span text:style-name="Source_20_Text"><text:span text:style-name="T716">s</text:span></text:span><text:span text:style-name="Source_20_Text"><text:span text:style-name="T715"> d’écran </text:span></text:span><text:span text:style-name="Source_20_Text"><text:span text:style-name="T716">de plus en plus petites,</text:span></text:span><text:span text:style-name="Source_20_Text"><text:span text:style-name="T715"> </text:span></text:span><text:span text:style-name="Source_20_Text"><text:span text:style-name="T717">finisse par ne plus pouvoir afficher tout le contenu d’un conteneur dans sa </text:span></text:span><text:span text:style-name="Source_20_Text"><text:span text:style-name="T385">content-box</text:span></text:span><text:span text:style-name="Source_20_Text"><text:span text:style-name="T715"> ; </text:span></text:span><text:span text:style-name="Source_20_Text"><text:span text:style-name="T716">dans ce cas, sans autre instruction, le navigateur web est conduit à </text:span></text:span><text:span text:style-name="Source_20_Text"><text:span text:style-name="T715">affich</text:span></text:span><text:span text:style-name="Source_20_Text"><text:span text:style-name="T716">er le</text:span></text:span><text:span text:style-name="Source_20_Text"><text:span text:style-name="T715"> contenu </text:span></text:span><text:span text:style-name="Source_20_Text"><text:span text:style-name="T716">du conteneur</text:span></text:span><text:span text:style-name="Source_20_Text"><text:span text:style-name="T715"> en-dehors de </text:span></text:span><text:span text:style-name="Source_20_Text"><text:span text:style-name="T716">s</text:span></text:span><text:span text:style-name="Source_20_Text"><text:span text:style-name="T715">a </text:span></text:span><text:span text:style-name="Source_20_Text"><text:span text:style-name="T385">content-box</text:span></text:span><text:span text:style-name="Source_20_Text"><text:span text:style-name="T715">, </text:span></text:span><text:span text:style-name="Source_20_Text"><text:span text:style-name="T716">polluant ainsi le reste de la page web</text:span></text:span><text:span text:style-name="Source_20_Text"><text:span text:style-name="T715">. </text:span></text:span><text:span text:style-name="Source_20_Text"><text:span text:style-name="T716">Il est possible de remédier à ce phénomène grâce au media query explicité ci-dessus. Mais il est aussi possible de recourir à la propriété CSS </text:span></text:span><text:span text:style-name="Source_20_Text"><text:span text:style-name="T386">overflow</text:span></text:span><text:span text:style-name="Source_20_Text"><text:span text:style-name="T716">. </text:span></text:span><text:span text:style-name="Source_20_Text"><text:span text:style-name="T717">Celle-ci peut prendre les valeurs suivantes :</text:span></text:span></text:p>
      <text:p text:style-name="P202"><text:span text:style-name="Source_20_Text"><text:span text:style-name="T892">►</text:span></text:span><text:span text:style-name="Source_20_Text"><text:span text:style-name="T701"><text:tab/></text:span></text:span><text:span text:style-name="Source_20_Text"><text:span text:style-name="T218">overflow:visible</text:span></text:span><text:span text:style-name="Source_20_Text"><text:span text:style-name="T701"> : (valeur par défaut) le contenu du conteneur est toujours rendu visible, quitte à déborder de la </text:span></text:span><text:span text:style-name="Source_20_Text"><text:span text:style-name="T218">content-box</text:span></text:span><text:span text:style-name="Source_20_Text"><text:span text:style-name="T701"> du conteneur ;</text:span></text:span></text:p>
      <text:p text:style-name="P202"><text:span text:style-name="Source_20_Text"><text:span text:style-name="T892">►</text:span></text:span><text:span text:style-name="Source_20_Text"><text:span text:style-name="T701"><text:tab/></text:span></text:span><text:span text:style-name="Source_20_Text"><text:span text:style-name="T218">overflow:hidden</text:span></text:span><text:span text:style-name="Source_20_Text"><text:span text:style-name="T701"> : le contenu du conteneur dépassant de la </text:span></text:span><text:span text:style-name="Source_20_Text"><text:span text:style-name="T218">content-box</text:span></text:span><text:span text:style-name="Source_20_Text"><text:span text:style-name="T701"> du conteneur est caché </text:span></text:span><text:span text:style-name="Source_20_Text"><text:span text:style-name="T702">(il est cependant possible de rendre visible la partie caché à l’aide d’</text:span></text:span><text:span text:style-name="Source_20_Text"><text:span text:style-name="T703">un</text:span></text:span><text:span text:style-name="Source_20_Text"><text:span text:style-name="T702"> script)</text:span></text:span><text:span text:style-name="Source_20_Text"><text:span text:style-name="T701"> ;</text:span></text:span></text:p>
      <text:p text:style-name="P203"><text:span text:style-name="Source_20_Text"><text:span text:style-name="T892">►</text:span></text:span><text:span text:style-name="Source_20_Text"><text:span text:style-name="T701"><text:tab/></text:span></text:span><text:span text:style-name="Source_20_Text"><text:span text:style-name="T218">overflow:</text:span></text:span><text:span text:style-name="Source_20_Text"><text:span text:style-name="T219">clip</text:span></text:span><text:span text:style-name="Source_20_Text"><text:span text:style-name="T701">: le contenu du conteneur dépassant de la </text:span></text:span><text:span text:style-name="Source_20_Text"><text:span text:style-name="T218">content-box</text:span></text:span><text:span text:style-name="Source_20_Text"><text:span text:style-name="T701"> du conteneur est caché </text:span></text:span><text:span text:style-name="Source_20_Text"><text:span text:style-name="T702">(et il est impossible de rendre visible la partie caché même à l’aide de script)</text:span></text:span><text:span text:style-name="Source_20_Text"><text:span text:style-name="T701"> ;</text:span></text:span></text:p>
      <text:p text:style-name="P203"><text:span text:style-name="Source_20_Text"><text:span text:style-name="T892">►</text:span></text:span><text:span text:style-name="Source_20_Text"><text:span text:style-name="T701"><text:tab/></text:span></text:span><text:span text:style-name="Source_20_Text"><text:span text:style-name="T218">overflow:</text:span></text:span><text:span text:style-name="Source_20_Text"><text:span text:style-name="T219">scroll</text:span></text:span><text:span text:style-name="Source_20_Text"><text:span text:style-name="T701"> : le contenu du conteneur dépassant de la </text:span></text:span><text:span text:style-name="Source_20_Text"><text:span text:style-name="T218">content-box</text:span></text:span><text:span text:style-name="Source_20_Text"><text:span text:style-name="T701"> du conteneur est </text:span></text:span><text:span text:style-name="Source_20_Text"><text:span text:style-name="T702">accessible grâce à des réglettes de défilement horizontale ou verticale (sur le côté droit ou en-bas de la </text:span></text:span><text:span text:style-name="Source_20_Text"><text:span text:style-name="T219">content-box</text:span></text:span><text:span text:style-name="Source_20_Text"><text:span text:style-name="T702"> du conteneur)</text:span></text:span><text:span text:style-name="Source_20_Text"><text:span text:style-name="T701"> ; </text:span></text:span><text:span text:style-name="Source_20_Text"><text:span text:style-name="T702">ces réglettes sont affichées même si la taille de l’écran permet à la </text:span></text:span><text:span text:style-name="Source_20_Text"><text:span text:style-name="T219">content-box</text:span></text:span><text:span text:style-name="Source_20_Text"><text:span text:style-name="T702"> de contenir tout le contenu du conteneur ;</text:span></text:span></text:p>
      <text:p text:style-name="P203"><text:span text:style-name="Source_20_Text"><text:span text:style-name="T892">►</text:span></text:span><text:span text:style-name="Source_20_Text"><text:span text:style-name="T701"><text:tab/></text:span></text:span><text:span text:style-name="Source_20_Text"><text:span text:style-name="T218">overflow:</text:span></text:span><text:span text:style-name="Source_20_Text"><text:span text:style-name="T219">auto</text:span></text:span><text:span text:style-name="Source_20_Text"><text:span text:style-name="T701">: le contenu du conteneur dépassant de la </text:span></text:span><text:span text:style-name="Source_20_Text"><text:span text:style-name="T218">content-box</text:span></text:span><text:span text:style-name="Source_20_Text"><text:span text:style-name="T701"> du conteneur est </text:span></text:span><text:span text:style-name="Source_20_Text"><text:span text:style-name="T702">accessible grâce à des réglettes de défilement horizontale ou verticale (sur le côté droit ou en-bas de la </text:span></text:span><text:span text:style-name="Source_20_Text"><text:span text:style-name="T219">content-box</text:span></text:span><text:span text:style-name="Source_20_Text"><text:span text:style-name="T702"> du conteneur)</text:span></text:span><text:span text:style-name="Source_20_Text"><text:span text:style-name="T701"> ; </text:span></text:span><text:span text:style-name="Source_20_Text"><text:span text:style-name="T702">ces réglettes ne sont affichées que si elles sont nécessaires, elles ne sont donc pas affichées si la taille de l’écran permet à la </text:span></text:span><text:span text:style-name="Source_20_Text"><text:span text:style-name="T219">content-box</text:span></text:span><text:span text:style-name="Source_20_Text"><text:span text:style-name="T702"> de contenir tout le contenu du conteneur.</text:span></text:span></text:p>
      <text:p text:style-name="P58"><text:span text:style-name="Source_20_Text"><text:span text:style-name="T443">Cette propriété </text:span></text:span><text:span text:style-name="Source_20_Text"><text:span text:style-name="T70">overflow</text:span></text:span><text:span text:style-name="Source_20_Text"><text:span text:style-name="T443"> </text:span></text:span><text:span text:style-name="Source_20_Text"><text:span text:style-name="T720">peut </text:span></text:span><text:span text:style-name="Source_20_Text"><text:span text:style-name="T443">accepte</text:span></text:span><text:span text:style-name="Source_20_Text"><text:span text:style-name="T720">r</text:span></text:span><text:span text:style-name="Source_20_Text"><text:span text:style-name="T443"> deux valeurs ; dans ce cas la première porte sur l’axe horizontal, la seconde sur l’axe vertical. </text:span></text:span><text:span text:style-name="Source_20_Text"><text:span text:style-name="T718">Ainsi la déclaration </text:span></text:span><text:span text:style-name="Source_20_Text"><text:span text:style-name="T387">overflow:</text:span></text:span><text:span text:style-name="Source_20_Text"><text:span text:style-name="T220">clip</text:span></text:span><text:span text:style-name="Source_20_Text"><text:span text:style-name="T387"> scroll</text:span></text:span><text:span text:style-name="Source_20_Text"><text:span text:style-name="T718"> affectée à un conteneur provoque un affichage du contenu du conteneur nécessairement dans les limites de sa </text:span></text:span><text:span text:style-name="Source_20_Text"><text:span text:style-name="T387">content-box</text:span></text:span><text:span text:style-name="Source_20_Text"><text:span text:style-name="T718">, avec une réglette de défilement vertical sur le côté droit de la </text:span></text:span><text:span text:style-name="Source_20_Text"><text:span text:style-name="T387">content-box</text:span></text:span><text:span text:style-name="Source_20_Text"><text:span text:style-name="T718"> qui permet d’explorer le bas du contenu du conteneur </text:span></text:span><text:span text:style-name="Source_20_Text"><text:span text:style-name="T719">débordant de la </text:span></text:span><text:span text:style-name="Source_20_Text"><text:span text:style-name="T388">content-box</text:span></text:span><text:span text:style-name="Source_20_Text"><text:span text:style-name="T718"> ; en revanche le côté droit du contenu du conteneur débordant de la </text:span></text:span><text:span text:style-name="Source_20_Text"><text:span text:style-name="T387">content-box</text:span></text:span><text:span text:style-name="Source_20_Text"><text:span text:style-name="T718"> reste irrémédiablement masqué.</text:span></text:span></text:p>
      <text:p text:style-name="Text_20_body"><text:span text:style-name="Source_20_Text"><text:span text:style-name="T443">Dans le cas particulier où le contenu d’un conteneur n’est que du texte (tel est souvent le cas avec </text:span></text:span><text:span text:style-name="Source_20_Text"><text:span text:style-name="T70">&lt;p&gt;</text:span></text:span><text:span text:style-name="Source_20_Text"><text:span text:style-name="T443">), la propriété </text:span></text:span><text:span text:style-name="Source_20_Text"><text:span text:style-name="T70">text-overflow</text:span></text:span><text:span text:style-name="Source_20_Text"><text:span text:style-name="T443"> permet de gérer plus finement l</text:span></text:span><text:span text:style-name="Source_20_Text"><text:span text:style-name="T722">e rendu de ce texte lorsqu’il doit être </text:span></text:span><text:span text:style-name="Source_20_Text"><text:span text:style-name="T704">tronqué</text:span></text:span><text:span text:style-name="Source_20_Text"><text:span text:style-name="T722"> à l’affichage (car </text:span></text:span><text:span text:style-name="Source_20_Text"><text:span text:style-name="T741">on a</text:span></text:span><text:span text:style-name="Source_20_Text"><text:span text:style-name="T722"> </text:span></text:span><text:span text:style-name="Source_20_Text"><text:span text:style-name="T390">overflow:clip</text:span></text:span><text:span text:style-name="Source_20_Text"><text:span text:style-name="T722"> ou </text:span></text:span><text:span text:style-name="Source_20_Text"><text:span text:style-name="T390">overflow:scroll</text:span></text:span><text:span text:style-name="Source_20_Text"><text:span text:style-name="T722"> </text:span></text:span><text:span text:style-name="Source_20_Text"><text:span text:style-name="T741">qui est en vigueur</text:span></text:span><text:span text:style-name="Source_20_Text"><text:span text:style-name="T722">) ; </text:span></text:span><text:span text:style-name="Source_20_Text"><text:span text:style-name="T723">les possibilités sont nombreuses, on notera en particulier qu’</text:span></text:span><text:span text:style-name="Source_20_Text"><text:span text:style-name="T722">avec </text:span></text:span><text:span text:style-name="Source_20_Text"><text:span text:style-name="T390">text-overflow:</text:span></text:span><text:span text:style-name="Source_20_Text"><text:span text:style-name="T391">clip</text:span></text:span><text:span text:style-name="Source_20_Text"><text:span text:style-name="T723"> la troncature a lieu sans indication, avec </text:span></text:span><text:span text:style-name="Source_20_Text"><text:span text:style-name="T391">text-overflow:</text:span></text:span><text:span text:style-name="Source_20_Text"><text:span text:style-name="T390">e</text:span></text:span><text:span text:style-name="Source_20_Text"><text:span text:style-name="T391">llipsis </text:span></text:span><text:span text:style-name="Source_20_Text"><text:span text:style-name="T723">‘</text:span></text:span><text:span text:style-name="Source_20_Text"><text:span text:style-name="T391">…</text:span></text:span><text:span text:style-name="Source_20_Text"><text:span text:style-name="T723">’ apparaît au niveau de la troncature (pour toutes les possibilités, se référer à </text:span></text:span><text:span text:style-name="Source_20_Text"><text:span text:style-name="T1181">//developer.mozilla.org/fr/docs/Web/CSS/text-overflow</text:span></text:span><text:span text:style-name="Source_20_Text"><text:span text:style-name="T723">).</text:span></text:span></text:p>
      <text:h text:style-name="Heading_20_3" text:outline-level="3"><text:bookmark-start text:name="__RefHeading___Toc186111_1002520536"/><text:bookmark text:name="r-8055434"/><text:span text:style-name="Source_20_Text"><text:span text:style-name="T443">En résumé</text:span></text:span><text:bookmark-end text:name="__RefHeading___Toc186111_1002520536"/></text:h>
      <text:p text:style-name="P157"><text:bookmark text:name="r-8055402"/>Pour adapter un site internet aux différentes tailles d'écran, plusieurs techniques sont nécessaires :</text:p>
      <text:list xml:id="list3853924202" text:style-name="L34">
        <text:list-item>
          <text:p text:style-name="P500"><text:bookmark text:name="r-8055403"/><text:bookmark text:name="r-8055404"/><text:bookmark text:name="r-8055416"/>Il faut tout d'abord réussir à sélectionner les différentes tailles d'écran disponibles, afin d'appliquer le style souhaité. </text:p>
        </text:list-item>
        <text:list-item>
          <text:p text:style-name="P500"><text:bookmark text:name="r-8055405"/><text:bookmark text:name="r-8055406"/><text:soft-page-break/>Pour cela, on a recours aux media queries qui sont la manière de "conditionner" le style appliqué : "Si l'écran de l'utilisateur est plus petit que la taille  <text:span text:style-name="Source_20_Text">XXXpx</text:span>  , alors appliquer ce style".</text:p>
        </text:list-item>
        <text:list-item>
          <text:p text:style-name="P500"><text:bookmark text:name="r-8055407"/><text:bookmark text:name="r-8055415"/>Il est ensuite possible d'utiliser les différentes astuces :</text:p>
          <text:list>
            <text:list-item>
              <text:p text:style-name="P500"><text:bookmark text:name="r-8055408"/><text:bookmark text:name="r-8055409"/><text:bookmark text:name="r-8055414"/><text:span text:style-name="Source_20_Text">display: none</text:span>  pour cacher un élément qui ne rentre pas sur les tailles d'écran plus petites ;</text:p>
            </text:list-item>
            <text:list-item>
              <text:p text:style-name="P500"><text:bookmark text:name="r-8055410"/><text:bookmark text:name="r-8055411"/><text:span text:style-name="Source_20_Text">overflow</text:span>  pour permettre de scroller avec la souris dans un élément container ;</text:p>
            </text:list-item>
            <text:list-item>
              <text:p text:style-name="P500"><text:bookmark text:name="r-8055412"/><text:bookmark text:name="r-8055413"/><text:span text:style-name="Source_20_Text">min-width</text:span>  et  <text:span text:style-name="Source_20_Text">max-width</text:span>  pour définir des tailles minimum et maximum.</text:p>
            </text:list-item>
          </text:list>
        </text:list-item>
      </text:list>
      <text:p text:style-name="Text_20_body"><text:span text:style-name="Source_20_Text"/></text:p>
      <text:h text:style-name="P399" text:outline-level="1"><text:bookmark-start text:name="__RefHeading___Toc20882_3351675824"/><text:span text:style-name="Source_20_Text"><text:span text:style-name="T755">Coder en CSS</text:span></text:span><text:bookmark-end text:name="__RefHeading___Toc20882_3351675824"/></text:h>
      <text:p text:style-name="P153"><text:span text:style-name="Source_20_Text"><text:span text:style-name="T755">Le CSS propose des fonctions pour faciliter le travail du développeur. Ces fonctions relèvent toutes de la même syntaxe </text:span></text:span><text:span text:style-name="Source_20_Text"><text:span text:style-name="T93">mot-clé</text:span></text:span><text:span text:style-name="Source_20_Text"><text:span text:style-name="T427">(</text:span></text:span><text:span text:style-name="Source_20_Text"><text:span text:style-name="T94">expression(paramètres)</text:span></text:span><text:span text:style-name="Source_20_Text"><text:span text:style-name="T427">)</text:span></text:span><text:span text:style-name="Source_20_Text"><text:span text:style-name="T755"> </text:span></text:span><text:span text:style-name="Source_20_Text"><text:span text:style-name="T756">et sont destinés à </text:span></text:span><text:span text:style-name="Source_20_Text"><text:span text:style-name="T707">donner</text:span></text:span><text:span text:style-name="Source_20_Text"><text:span text:style-name="T756"> une valeur à une propriété CSS</text:span></text:span><text:span text:style-name="Source_20_Text"><text:span text:style-name="T755">. </text:span></text:span><text:span text:style-name="Source_20_Text"><text:span text:style-name="T756">Chacune de de ces fonctions dépend éminemment de la propriété à laquelle elle s’adresse, et il n’y a donc aucun aspect générique dans </text:span></text:span><text:span text:style-name="Source_20_Text"><text:span text:style-name="T94">expression(paramètres)</text:span></text:span><text:span text:style-name="Source_20_Text"><text:span text:style-name="T756"> qui aurait pu faire l’objet d’une description.</text:span></text:span></text:p>
      <text:p text:style-name="P153"><text:span text:style-name="Source_20_Text"><text:span text:style-name="T755">Parmi toutes les fonctions, </text:span></text:span><text:span text:style-name="Source_20_Text"><text:span text:style-name="T759">sont à mettre en exergue l</text:span></text:span><text:span text:style-name="Source_20_Text"><text:span text:style-name="T756">es fonctions :</text:span></text:span></text:p>
      <text:p text:style-name="P364"><text:span text:style-name="Source_20_Text"><text:span text:style-name="T897">►</text:span></text:span><text:span text:style-name="Source_20_Text"><text:span text:style-name="T708"><text:tab/></text:span></text:span><text:span text:style-name="Source_20_Text"><text:span text:style-name="T712">mathématiques avec :</text:span></text:span></text:p>
      <text:p text:style-name="P367"><text:span text:style-name="Source_20_Text"><text:span text:style-name="T898">−</text:span></text:span><text:span text:style-name="Source_20_Text"><text:span text:style-name="T712"><text:tab/></text:span></text:span><text:span text:style-name="Source_20_Text"><text:span text:style-name="T428">calc()</text:span></text:span><text:span text:style-name="Source_20_Text"><text:span text:style-name="T757"> : </text:span></text:span><text:span text:style-name="Source_20_Text"><text:span text:style-name="T708">cette fonction</text:span></text:span><text:span text:style-name="Source_20_Text"><text:span text:style-name="T757"> permet de faire les 4 opérations ; </text:span></text:span><text:span text:style-name="Source_20_Text"><text:span text:style-name="T758">on peut par exemple l’utiliser pour valoriser une propriété </text:span></text:span><text:span text:style-name="Source_20_Text"><text:span text:style-name="T429">width</text:span></text:span><text:span text:style-name="Source_20_Text"><text:span text:style-name="T757">, </text:span></text:span><text:span text:style-name="Source_20_Text"><text:span text:style-name="T758">et ceci en mélangeant les expressions employables pour définir cette dimension comme ici : </text:span></text:span><text:span text:style-name="Source_20_Text"><text:span text:style-name="T429">width:calc(100% </text:span></text:span><text:span text:style-name="Source_20_Text"><text:span text:style-name="T327">−</text:span></text:span><text:span text:style-name="Source_20_Text"><text:span text:style-name="T429"> 250px)</text:span></text:span><text:span text:style-name="Source_20_Text"><text:span text:style-name="T758"> </text:span></text:span><text:span text:style-name="Source_20_Text"><text:span text:style-name="T757">;</text:span></text:span></text:p>
      <text:p text:style-name="P368"><text:span text:style-name="Source_20_Text"><text:span text:style-name="T897">−</text:span></text:span><text:span text:style-name="Source_20_Text"><text:span text:style-name="T708"><text:tab/></text:span></text:span><text:span text:style-name="Source_20_Text"><text:span text:style-name="T223">sin()</text:span></text:span><text:span text:style-name="Source_20_Text"><text:span text:style-name="T709">, </text:span></text:span><text:span text:style-name="Source_20_Text"><text:span text:style-name="T223">cos()</text:span></text:span><text:span text:style-name="Source_20_Text"><text:span text:style-name="T709">, </text:span></text:span><text:span text:style-name="Source_20_Text"><text:span text:style-name="T223">tan()</text:span></text:span><text:span text:style-name="Source_20_Text"><text:span text:style-name="T709"> et leurs inverses </text:span></text:span><text:span text:style-name="Source_20_Text"><text:span text:style-name="T223">asin()</text:span></text:span><text:span text:style-name="Source_20_Text"><text:span text:style-name="T709">, </text:span></text:span><text:span text:style-name="Source_20_Text"><text:span text:style-name="T223">acos()</text:span></text:span><text:span text:style-name="Source_20_Text"><text:span text:style-name="T709">, </text:span></text:span><text:span text:style-name="Source_20_Text"><text:span text:style-name="T223">atan()</text:span></text:span><text:span text:style-name="Source_20_Text"><text:span text:style-name="T709"> pour les calculs trigonométriques ;</text:span></text:span></text:p>
      <text:p text:style-name="P369"><text:span text:style-name="Source_20_Text"><text:span text:style-name="T897">−</text:span></text:span><text:span text:style-name="Source_20_Text"><text:span text:style-name="T708"><text:tab/></text:span></text:span><text:span text:style-name="Source_20_Text"><text:span text:style-name="T223">min()</text:span></text:span><text:span text:style-name="Source_20_Text"><text:span text:style-name="T709">, </text:span></text:span><text:span text:style-name="Source_20_Text"><text:span text:style-name="T223">max()</text:span></text:span><text:span text:style-name="Source_20_Text"><text:span text:style-name="T709"> pour calculer, respectivement, la plu</text:span></text:span><text:span text:style-name="Source_20_Text"><text:span text:style-name="T710">s</text:span></text:span><text:span text:style-name="Source_20_Text"><text:span text:style-name="T709"> petite et la plus grande des valeurs soumises à la fonction </text:span></text:span><text:span text:style-name="Source_20_Text"><text:span text:style-name="T710">(les valeurs sont à séparer par des virgules) ;</text:span></text:span></text:p>
      <text:p text:style-name="P341"><text:span text:style-name="Source_20_Text"><text:span text:style-name="T713">Ces fonctions peuvent se combiner entre elles ; le navigateur web sait interpréter une déclaration telle que : </text:span></text:span><text:span text:style-name="Source_20_Text"><text:span text:style-name="T429">width:</text:span></text:span><text:span text:style-name="Source_20_Text"><text:span text:style-name="T430">calc(m</text:span></text:span><text:span text:style-name="Source_20_Text"><text:span text:style-name="T431">in</text:span></text:span><text:span text:style-name="Source_20_Text"><text:span text:style-name="T430">(</text:span></text:span><text:span text:style-name="Source_20_Text"><text:span text:style-name="T429">calc(100% </text:span></text:span><text:span text:style-name="Source_20_Text"><text:span text:style-name="T327">−</text:span></text:span><text:span text:style-name="Source_20_Text"><text:span text:style-name="T429"> 250px),</text:span></text:span><text:span text:style-name="Source_20_Text"><text:span text:style-name="T430">800px)</text:span></text:span></text:p>
      <text:p text:style-name="P365"><text:span text:style-name="Source_20_Text"><text:span text:style-name="T710">et surtout :</text:span></text:span></text:p>
      <text:p text:style-name="P366"><text:span text:style-name="Source_20_Text"><text:span text:style-name="T897">►</text:span></text:span><text:span text:style-name="Source_20_Text"><text:span text:style-name="T708"><text:tab/></text:span></text:span><text:span text:style-name="Source_20_Text"><text:span text:style-name="T591">cette fonction :</text:span></text:span><text:span text:style-name="Source_20_Text"><text:span text:style-name="T712"> </text:span></text:span><text:span text:style-name="Source_20_Text"><text:span text:style-name="T432">var()</text:span></text:span><text:span text:style-name="Source_20_Text"><text:span text:style-name="T710">, </text:span></text:span><text:span text:style-name="Source_20_Text"><text:span text:style-name="T712">qui permet de mettre en pratique dans le code CSS </text:span></text:span><text:span text:style-name="Source_20_Text"><text:span text:style-name="T710">l’équivalent de</text:span></text:span><text:span text:style-name="Source_20_Text"><text:span text:style-name="T712">s</text:span></text:span><text:span text:style-name="Source_20_Text"><text:span text:style-name="T710"> constantes dans les langages de programmation procéduraux ; </text:span></text:span><text:span text:style-name="Source_20_Text"><text:span text:style-name="T224">var()</text:span></text:span><text:span text:style-name="Source_20_Text"><text:span text:style-name="T710"> fonctionne en conjonction avec la pseudo-classe </text:span></text:span><text:span text:style-name="Source_20_Text"><text:span text:style-name="T224">:root</text:span></text:span><text:span text:style-name="Source_20_Text"><text:span text:style-name="T710"> </text:span></text:span><text:span text:style-name="Source_20_Text"><text:span text:style-name="T712">selon le</text:span></text:span><text:span text:style-name="Source_20_Text"><text:span text:style-name="T710"> « mode d’emploi » suivant :</text:span></text:span></text:p>
      <text:p text:style-name="P370"><text:span text:style-name="Source_20_Text"><text:span text:style-name="T899">▫</text:span></text:span><text:span text:style-name="Source_20_Text"><text:span text:style-name="T713"><text:tab/></text:span></text:span><text:span text:style-name="Source_20_Text"><text:span text:style-name="T711">Dans le .css, o</text:span></text:span><text:span text:style-name="Source_20_Text"><text:span text:style-name="T710">n commence</text:span></text:span><text:span text:style-name="Source_20_Text"><text:span text:style-name="T710"><text:note text:id="ftn53" text:note-class="footnote"><text:note-citation>53</text:note-citation><text:note-body><text:p text:style-name="P288">Ce commencer est à prendre au pied de la lettre, car il faut que le navigateur web lorsqu’il "lit" une constante dans un <text:span text:style-name="T70">var()</text:span> la connaisse déjà.</text:p></text:note-body></text:note></text:span></text:span><text:span text:style-name="Source_20_Text"><text:span text:style-name="T710"> par définir dans une instruction avec le sélecteur </text:span></text:span><text:span text:style-name="Source_20_Text"><text:span text:style-name="T224">:root</text:span></text:span><text:span text:style-name="Source_20_Text"><text:span text:style-name="T710"> les "constantes" du code ; </text:span></text:span><text:span text:style-name="Source_20_Text"><text:span text:style-name="T711">une constante </text:span></text:span><text:span text:style-name="Source_20_Text"><text:span text:style-name="T714">CSS </text:span></text:span><text:span text:style-name="Source_20_Text"><text:span text:style-name="T711">doit </text:span></text:span><text:span text:style-name="Source_20_Text"><text:span text:style-name="T714">obligatoirement</text:span></text:span><text:span text:style-name="Source_20_Text"><text:span text:style-name="T711"> prendre un nom commençant par ‘</text:span></text:span><text:span text:style-name="Source_20_Text"><text:span text:style-name="T224">--</text:span></text:span><text:span text:style-name="Source_20_Text"><text:span text:style-name="T711">’ </text:span></text:span><text:span text:style-name="Source_20_Text"><text:span text:style-name="T710">:</text:span></text:span></text:p>
      <text:p text:style-name="P372"><text:span text:style-name="Source_20_Text"><text:span text:style-name="T224">:root {</text:span></text:span></text:p>
      <text:p text:style-name="P323"><text:span text:style-name="Source_20_Text"><text:span text:style-name="T224"><text:tab/>--ma-nuance-de-rouge:#CD0F</text:span></text:span><text:span text:style-name="Source_20_Text"><text:span text:style-name="T225">00;</text:span></text:span></text:p>
      <text:p text:style-name="P325"><text:span text:style-name="Source_20_Text"><text:span text:style-name="T225"><text:tab/>--ma-largeur-preferee:400px;</text:span></text:span></text:p>
      <text:p text:style-name="P324"><text:span text:style-name="Source_20_Text"><text:span text:style-name="T224">}</text:span></text:span></text:p>
      <text:p text:style-name="P371"><text:span text:style-name="Source_20_Text"><text:span text:style-name="T899">▫</text:span></text:span><text:span text:style-name="Source_20_Text"><text:span text:style-name="T713"><text:tab/></text:span></text:span><text:span text:style-name="Source_20_Text"><text:span text:style-name="T712">E</text:span></text:span><text:span text:style-name="Source_20_Text"><text:span text:style-name="T711">nsuite, on peut exploiter ces constantes </text:span></text:span><text:span text:style-name="Source_20_Text"><text:span text:style-name="T712">dans les déclaration CSS </text:span></text:span><text:span text:style-name="Source_20_Text"><text:span text:style-name="T711">grâce à </text:span></text:span><text:span text:style-name="Source_20_Text"><text:span text:style-name="T225">var()</text:span></text:span><text:span text:style-name="Source_20_Text"><text:span text:style-name="T711"> :</text:span></text:span></text:p>
      <text:p text:style-name="P327"><text:span text:style-name="Source_20_Text"><text:span text:style-name="T225">aside {</text:span></text:span></text:p>
      <text:p text:style-name="P326"><text:span text:style-name="Source_20_Text"><text:span text:style-name="T225"><text:tab/>width:var(--ma-largeur-preferee);</text:span></text:span></text:p>
      <text:p text:style-name="P326"><text:span text:style-name="Source_20_Text"><text:span text:style-name="T225"><text:tab/>color:var(--ma-nuance-de-rouge);</text:span></text:span></text:p>
      <text:p text:style-name="P505"><text:span text:style-name="Source_20_Text"><text:span text:style-name="T225">}</text:span></text:span></text:p>
      <text:p text:style-name="P506"><text:span text:style-name="Source_20_Text"><text:span text:style-name="T1484">Pour le debug et la mise au point, il y a lieu d’exploiter la fonctionnalité </text:span></text:span><text:span text:style-name="Source_20_Text"><text:span text:style-name="T1485">Inspecter</text:span></text:span><text:span text:style-name="Source_20_Text"><text:span text:style-name="T1484"> des navigateurs web (</text:span></text:span><text:span text:style-name="Source_20_Text"><text:span text:style-name="T1487">sur Firefox : </text:span></text:span><text:span text:style-name="Source_20_Text"><text:span text:style-name="T1486">clic droit</text:span></text:span><text:span text:style-name="Source_20_Text"><text:span text:style-name="T1487"> puis </text:span></text:span><text:span text:style-name="Source_20_Text"><text:span text:style-name="T1486">Inspecter</text:span></text:span><text:span text:style-name="Source_20_Text"><text:span text:style-name="T1487">)</text:span></text:span><text:span text:style-name="Source_20_Text"><text:span text:style-name="T1484">. Par ailleurs la conformité syntaxique peut être soumise à vérification grâce aux analyseurs de code (HTML, CSS) du W3C ; ces analyseurs sont accessibles en ligne ici : </text:span></text:span><text:span text:style-name="Source_20_Text"><text:span text:style-name="T1491">//validator.w3.org</text:span></text:span><text:span text:style-name="Source_20_Text"><text:span text:style-name="T1489">.</text:span></text:span></text:p>
      <text:h text:style-name="P400" text:outline-level="1"><text:bookmark-start text:name="__RefHeading___Toc186113_1002520536"/>ANNEXE<text:bookmark-end text:name="__RefHeading___Toc186113_1002520536"/></text:h>
      <text:p text:style-name="P154"/>
      <text:p text:style-name="P149">Trucs &amp; astuces :</text:p>
      <text:p text:style-name="P149"/>
      <text:p text:style-name="P293"><text:span text:style-name="T1478">&gt; </text:span><text:span text:style-name="T1477">Numérotation </text:span><text:span text:style-name="T1478">hiérarchisée</text:span><text:span text:style-name="T1477"> en §, sous-§, sous-sous-§,…</text:span></text:p>
      <text:p text:style-name="P293"><text:span text:style-name="T1478">&gt; </text:span><text:span text:style-name="T1477">Zoom et centrage d’une image raster</text:span></text:p>
      <text:p text:style-name="P373"/>
      <text:p text:style-name="P305"/>
      <table:table table:name="Tableau1" table:style-name="Tableau1">
        <table:table-column table:style-name="Tableau1.A"/>
        <table:table-column table:style-name="Tableau1.B"/>
        <table:table-column table:style-name="Tableau1.C"/>
        <table:table-row table:style-name="TableLine94855189507680">
          <table:table-cell table:style-name="Tableau1.A1" table:number-columns-spanned="3" office:value-type="string">
            <text:p text:style-name="P306">Numérotation <text:span text:style-name="T1476">hiérarchisée</text:span> en §, sous-§, sous-sous-§,…</text:p>
            <text:p text:style-name="P302"/>
          </table:table-cell>
          <table:covered-table-cell/>
          <table:covered-table-cell/>
        </table:table-row>
        <table:table-row table:style-name="TableLine94855158789696">
          <table:table-cell table:style-name="Tableau1.A2" office:value-type="string">
            <text:p text:style-name="P301">Code HTML</text:p>
          </table:table-cell>
          <table:table-cell table:style-name="Tableau1.A2" office:value-type="string">
            <text:p text:style-name="P302">Code CSS</text:p>
          </table:table-cell>
          <table:table-cell table:style-name="Tableau1.A2" office:value-type="string">
            <text:p text:style-name="P304">Rendu</text:p>
          </table:table-cell>
        </table:table-row>
        <table:table-row table:style-name="TableLine94855188984464">
          <table:table-cell table:style-name="Tableau1.A3" office:value-type="string">
            <text:p text:style-name="P27"><text:span text:style-name="T1416">&lt;!DOCTYPE</text:span> <text:span text:style-name="T1417">html</text:span><text:span text:style-name="T1416">&gt;</text:span></text:p>
            <text:p text:style-name="P31">&lt;html&gt;</text:p>
            <text:p text:style-name="P31">&lt;head&gt;</text:p>
            <text:p text:style-name="P29"><text:span text:style-name="T1416">&lt;meta</text:span> <text:span text:style-name="T1417">charset</text:span>=<text:span text:style-name="T1418">"utf-8"</text:span><text:span text:style-name="T1416">&gt;</text:span></text:p>
            <text:p text:style-name="P28"><text:span text:style-name="T1416">&lt;title&gt;</text:span>JS Bin<text:span text:style-name="T1416">&lt;/title&gt;</text:span></text:p>
            <text:p text:style-name="P32">&lt;/head&gt;</text:p>
            <text:p text:style-name="P31">&lt;body&gt;</text:p>
            <text:p text:style-name="P28"><text:span text:style-name="T1416">&lt;ol</text:span> <text:span text:style-name="T1417">class</text:span>=<text:span text:style-name="T1418">"niveau1 structuration-en-sections"</text:span><text:span text:style-name="T1416">&gt;</text:span></text:p>
            <text:p text:style-name="P28"><text:span text:style-name="T1416">&lt;li</text:span> <text:span text:style-name="T1417">class</text:span>=<text:span text:style-name="T1418">"niveau1 titre-section"</text:span><text:span text:style-name="T1416">&gt;</text:span>Titre 1</text:p>
            <text:p text:style-name="P30"><text:span text:style-name="T1416">&lt;p&gt;</text:span>Lorem ...<text:span text:style-name="T1416">&lt;/p&gt;</text:span></text:p>
            <text:p text:style-name="P31">&lt;/li&gt;</text:p>
            <text:p text:style-name="P28"><text:span text:style-name="T1416">&lt;li</text:span> <text:span text:style-name="T1417">class</text:span>=<text:span text:style-name="T1418">"niveau1 titre-section"</text:span><text:span text:style-name="T1416">&gt;</text:span>Titre 2</text:p>
            <text:p text:style-name="P28"><text:span text:style-name="T1416">&lt;p&gt;</text:span>Lorem ...<text:span text:style-name="T1416">&lt;/p&gt;</text:span></text:p>
            <text:p text:style-name="P31">&lt;/li&gt;</text:p>
            <text:p text:style-name="P28"><text:span text:style-name="T1416">&lt;li</text:span> <text:span text:style-name="T1417">class</text:span>=<text:span text:style-name="T1418">"niveau1 titre-section"</text:span><text:span text:style-name="T1416">&gt;</text:span>Titre 3</text:p>
            <text:p text:style-name="P28"><text:span text:style-name="T1416">&lt;ol</text:span> <text:span text:style-name="T1417">class</text:span>=<text:span text:style-name="T1418">"niveau2 structuration-en-sections"</text:span><text:span text:style-name="T1416">&gt;</text:span></text:p>
            <text:p text:style-name="P28"><text:span text:style-name="T1416">&lt;li</text:span> <text:span text:style-name="T1417">class</text:span>=<text:span text:style-name="T1418">"niveau2 titre-section"</text:span><text:span text:style-name="T1416">&gt;</text:span>Titre 3.1</text:p>
            <text:p text:style-name="P28"><text:span text:style-name="T1416">&lt;p&gt;</text:span>Lorem ...<text:span text:style-name="T1416">&lt;/p&gt;</text:span></text:p>
            <text:p text:style-name="P31">&lt;/li&gt;</text:p>
            <text:p text:style-name="P28"><text:span text:style-name="T1416">&lt;li</text:span> <text:span text:style-name="T1417">class</text:span>=<text:span text:style-name="T1418">"niveau2 titre-section"</text:span><text:span text:style-name="T1416">&gt;</text:span>Titre 3.2</text:p>
            <text:p text:style-name="P28"><text:span text:style-name="T1416">&lt;p&gt;</text:span>Lorem ...<text:span text:style-name="T1416">&lt;/p&gt;</text:span></text:p>
            <text:p text:style-name="P31">&lt;/li&gt;</text:p>
            <text:p text:style-name="P28"><text:span text:style-name="T1416">&lt;li</text:span> <text:span text:style-name="T1417">class</text:span>=<text:span text:style-name="T1418">"niveau2 titre-section"</text:span><text:span text:style-name="T1416">&gt;</text:span>Titre 3.3</text:p>
            <text:p text:style-name="P28"><text:span text:style-name="T1416">&lt;p&gt;</text:span>Lorem ...<text:span text:style-name="T1416">&lt;/p&gt;</text:span></text:p>
            <text:p text:style-name="P31">&lt;/li&gt;</text:p>
            <text:p text:style-name="P31">&lt;/ol&gt;</text:p>
            <text:p text:style-name="P31">&lt;/li&gt;</text:p>
            <text:p text:style-name="P28"><text:span text:style-name="T1416">&lt;li</text:span> <text:span text:style-name="T1417">class</text:span>=<text:span text:style-name="T1418">"niveau1 titre-section"</text:span><text:span text:style-name="T1416">&gt;</text:span>Titre 4</text:p>
            <text:p text:style-name="P28"><text:span text:style-name="T1416">&lt;ol</text:span> <text:span text:style-name="T1417">class</text:span>=<text:span text:style-name="T1418">"niveau2 structuration-en-sections"</text:span><text:span text:style-name="T1416">&gt;</text:span></text:p>
            <text:p text:style-name="P28"><text:soft-page-break/><text:span text:style-name="T1416">&lt;li</text:span> <text:span text:style-name="T1417">class</text:span>=<text:span text:style-name="T1418">"niveau2 titre-section"</text:span><text:span text:style-name="T1416">&gt;</text:span>Titre 4.1 </text:p>
            <text:p text:style-name="P28"><text:span text:style-name="T1416">&lt;ol</text:span> <text:span text:style-name="T1417">class</text:span>=<text:span text:style-name="T1418">"niveau3 structuration-en-sections"</text:span><text:span text:style-name="T1416">&gt;</text:span></text:p>
            <text:p text:style-name="P28"><text:span text:style-name="T1416">&lt;li</text:span> <text:span text:style-name="T1417">class</text:span>=<text:span text:style-name="T1418">"niveau3 titre-section"</text:span><text:span text:style-name="T1416">&gt;</text:span>Titre 4.1.1</text:p>
            <text:p text:style-name="P28"><text:span text:style-name="T1416">&lt;p&gt;</text:span>Lorem ...<text:span text:style-name="T1416">&lt;/p&gt;</text:span></text:p>
            <text:p text:style-name="P31">&lt;/li&gt;</text:p>
            <text:p text:style-name="P28"><text:span text:style-name="T1416">&lt;li</text:span> <text:span text:style-name="T1417">class</text:span>=<text:span text:style-name="T1418">"niveau3 titre-section"</text:span><text:span text:style-name="T1416">&gt;</text:span>Titre 4.1.2</text:p>
            <text:p text:style-name="P28"><text:span text:style-name="T1416">&lt;p&gt;</text:span>Lorem ...<text:span text:style-name="T1416">&lt;/p&gt;</text:span></text:p>
            <text:p text:style-name="P31">&lt;/li&gt;</text:p>
            <text:p text:style-name="P31">&lt;/ol&gt;</text:p>
            <text:p text:style-name="P31">&lt;/li&gt;</text:p>
            <text:p text:style-name="P31">&lt;/ol&gt;</text:p>
            <text:p text:style-name="P31">&lt;/li&gt;</text:p>
            <text:p text:style-name="P28"><text:span text:style-name="T1416">&lt;li</text:span> <text:span text:style-name="T1417">class</text:span>=<text:span text:style-name="T1418">"niveau1 titre-section"</text:span><text:span text:style-name="T1416">&gt;</text:span>Titre 5</text:p>
            <text:p text:style-name="P28"><text:span text:style-name="T1416">&lt;p&gt;</text:span>Lorem ...<text:span text:style-name="T1416">&lt;/p&gt;</text:span></text:p>
            <text:p text:style-name="P31">&lt;/li&gt;</text:p>
            <text:p text:style-name="P31">&lt;/ol&gt;</text:p>
            <text:p text:style-name="P32">&lt;/body&gt;</text:p>
            <text:p text:style-name="P32">&lt;/html&gt;</text:p>
          </table:table-cell>
          <table:table-cell table:style-name="Tableau1.A3" office:value-type="string">
            <text:p text:style-name="P29"><text:span text:style-name="T1416">.structuration-en-sections</text:span> {</text:p>
            <text:p text:style-name="P29"><text:span text:style-name="T1417">counter-reset</text:span>: section;</text:p>
            <text:p text:style-name="P29"><text:span text:style-name="T1417">list-style-type</text:span>: <text:span text:style-name="T1419">none</text:span>;</text:p>
            <text:p text:style-name="P29">}</text:p>
            <text:p text:style-name="P29"><text:span text:style-name="T1416">.titre-section:before</text:span> {</text:p>
            <text:p text:style-name="P29"><text:span text:style-name="T1417">counter-increment</text:span>: section;</text:p>
            <text:p text:style-name="P29"><text:span text:style-name="T1417">content</text:span>: <text:span text:style-name="T1420">counters</text:span>(<text:span text:style-name="T1421">section</text:span>, <text:span text:style-name="T1422">"."</text:span>) <text:span text:style-name="T1422">" "</text:span>;</text:p>
            <text:p text:style-name="P29">}</text:p>
          </table:table-cell>
          <table:table-cell table:style-name="Tableau1.C3" office:value-type="string">
            <text:list xml:id="list1558126239" text:style-name="L35">
              <text:list-item>
                <text:p text:style-name="P450">Titre 1 </text:p>
                <text:p text:style-name="P452">Lorem ...</text:p>
              </text:list-item>
              <text:list-item text:style-override="L36">
                <text:p text:style-name="P454">Titre 2 </text:p>
                <text:p text:style-name="P451">Lorem ...</text:p>
              </text:list-item>
              <text:list-item text:style-override="L36">
                <text:p text:style-name="P453">Titre 3 </text:p>
                <text:list text:style-name="L36">
                  <text:list-item>
                    <text:p text:style-name="P453">Titre 3.1 </text:p>
                    <text:p text:style-name="P453">Lorem ...</text:p>
                  </text:list-item>
                  <text:list-item>
                    <text:p text:style-name="P453">Titre 3.2 </text:p>
                    <text:p text:style-name="P453">Lorem ...</text:p>
                  </text:list-item>
                  <text:list-item>
                    <text:p text:style-name="P453">Titre 3.3 </text:p>
                    <text:p text:style-name="P453">Lorem ...</text:p>
                  </text:list-item>
                </text:list>
              </text:list-item>
              <text:list-item text:style-override="L36">
                <text:p text:style-name="P453">Titre 4 </text:p>
                <text:list text:style-name="L36">
                  <text:list-item>
                    <text:p text:style-name="P453">Titre 4.1 </text:p>
                    <text:list>
                      <text:list-item>
                        <text:p text:style-name="P453">Titre 4.1.1 </text:p>
                        <text:p text:style-name="P453">Lorem ...</text:p>
                      </text:list-item>
                      <text:list-item>
                        <text:p text:style-name="P453">Titre 4.1.2 </text:p>
                        <text:p text:style-name="P453">Lorem ...</text:p>
                      </text:list-item>
                    </text:list>
                  </text:list-item>
                </text:list>
              </text:list-item>
              <text:list-item text:style-override="L36">
                <text:p text:style-name="P453">Titre 5 </text:p>
                <text:p text:style-name="P451">Lorem ...</text:p>
              </text:list-item>
            </text:list>
          </table:table-cell>
        </table:table-row>
        <table:table-row table:style-name="TableLine94855156896784">
          <table:table-cell table:style-name="Tableau1.C3" table:number-columns-spanned="3" office:value-type="string">
            <text:p text:style-name="P303"><text:span text:style-name="T470">Référence :</text:span> <text:span text:style-name="T870">//jsbin.com/cewodehi/6/edit?html,css,output</text:span></text:p>
          </table:table-cell>
          <table:covered-table-cell/>
          <table:covered-table-cell/>
        </table:table-row>
      </table:table>
      <text:p text:style-name="P155"/>
      <text:p text:style-name="P155"/>
      <text:p text:style-name="P501">Zoom et centrage d’une image raster</text:p>
      <text:p text:style-name="P156"><text:span text:style-name="T1463">Il y a deux </text:span><text:span text:style-name="T1472">méthodes</text:span><text:span text:style-name="T1463"> </text:span><text:span text:style-name="T1464">de codage</text:span><text:span text:style-name="T1463"> </text:span><text:span text:style-name="T1472">permettant, </text:span><text:span text:style-name="T1463">lorsqu</text:span><text:span text:style-name="T1472">e c’</text:span><text:span text:style-name="T1463">est nécessaire, de </text:span><text:span text:style-name="T1472">zoomer</text:span><text:span text:style-name="T1463"> une image (typiquement : une photo en .jpeg) et de la recentrer :</text:span></text:p>
      <text:list xml:id="list3656309612" text:style-name="L37">
        <text:list-item>
          <text:p text:style-name="P502">Utiliser <text:span text:style-name="T70">&lt;img&gt;</text:span><text:span text:style-name="T443"> :</text:span></text:p>
        </text:list-item>
      </text:list>
      <text:p text:style-name="P374">Créer un conteneur de type block (typiquement : <text:span text:style-name="T70">&lt;div&gt;</text:span>) <text:span text:style-name="T1464">qui contient la balise </text:span><text:span text:style-name="T441">&lt;img&gt;</text:span><text:span text:style-name="T1464"> qui renvoie à l’image :</text:span></text:p>
      <text:p text:style-name="P377">&lt;div id="conteneur-d-image"&gt; &lt;img src="ma-photo"&gt; &lt;/div&gt;</text:p>
      <text:p text:style-name="P381"><text:span text:style-name="T1464">puis, dans la feuille de style </text:span><text:span text:style-name="T1471">(</text:span><text:span text:style-name="T461">pour une image à afficher sur un panneau de 300</text:span><text:span text:style-name="T1480">×</text:span><text:span text:style-name="T462">3</text:span><text:span text:style-name="T461">00pixels</text:span><text:span text:style-name="T1471">)</text:span><text:span text:style-name="T1464"> :</text:span></text:p>
      <text:p text:style-name="P379">#conteneur-d-image {</text:p>
      <text:p text:style-name="P382"><text:tab/>width:300px;</text:p>
      <text:p text:style-name="P393"><text:span text:style-name="T1467"><text:tab/>height:</text:span><text:span text:style-name="T1469">3</text:span><text:span text:style-name="T1467">00px;</text:span></text:p>
      <text:p text:style-name="P395"><text:span text:style-name="T1467"><text:tab/>overflow:hidden;<text:tab/></text:span><text:span text:style-name="T26">/* </text:span><text:span text:style-name="T25">nécessaire pour masquer</text:span><text:span text:style-name="T26"> </text:span><text:span text:style-name="T25">le débordement de l’image </text:span><text:span text:style-name="T26">*/</text:span></text:p>
      <text:p text:style-name="P395"><text:span text:style-name="T26"><text:tab/></text:span><text:span text:style-name="T1469">border-radius:50%</text:span><text:span text:style-name="T44">;</text:span><text:span text:style-name="T27"><text:tab/>/* exemple pour faire un cadre d’image circulaire */</text:span></text:p>
      <text:p text:style-name="P384">}</text:p>
      <text:p text:style-name="P386">#conteneur-d-image &gt; img {</text:p>
      <text:p text:style-name="P392"><text:span text:style-name="T1466"><text:tab/></text:span><text:span text:style-name="T1469">object-fit:contain;</text:span></text:p>
      <text:p text:style-name="P392"><text:span text:style-name="T1466"><text:tab/>width:</text:span><text:span text:style-name="T1474">150</text:span><text:span text:style-name="T1466">%;<text:tab/></text:span><text:span text:style-name="T24">/* </text:span><text:span text:style-name="T25">le zoom se règle en jouant sur cette valeur</text:span><text:span text:style-name="T24">, */</text:span></text:p>
      <text:p text:style-name="P387"><text:tab/>height:auto;<text:tab/><text:span text:style-name="T9">/* </text:span><text:span text:style-name="T25">tandis que le centrage se règle : </text:span><text:span text:style-name="T9">*/</text:span></text:p>
      <text:p text:style-name="P388"><text:span text:style-name="T1465"><text:tab/>margin-top:</text:span><text:span text:style-name="T1473">-50</text:span><text:span text:style-name="T1465">px;</text:span><text:span text:style-name="T770"><text:tab/></text:span><text:span text:style-name="T24">/* </text:span><text:span text:style-name="T25">selon l’axe vertical, en jouant sur cette valeur </text:span><text:span text:style-name="T24">*/</text:span></text:p>
      <text:p text:style-name="P389"><text:tab/><text:span text:style-name="T1465">margin-left:</text:span><text:span text:style-name="T1473">-100</text:span><text:span text:style-name="T1465">px;</text:span><text:span text:style-name="T770"><text:tab/></text:span><text:span text:style-name="T24">/* </text:span><text:span text:style-name="T25">selon l’axe horizontal, en jouant sur cette valeur </text:span><text:span text:style-name="T24">*/</text:span></text:p>
      <text:p text:style-name="P386">}</text:p>
      <text:list xml:id="list164537596474306" text:continue-numbering="true" text:style-name="L37">
        <text:list-item>
          <text:p text:style-name="P503">Utiliser <text:span text:style-name="T1472">la propriété </text:span><text:span text:style-name="T442">background-image</text:span><text:span text:style-name="T1472"> :</text:span></text:p>
        </text:list-item>
      </text:list>
      <text:p text:style-name="P375">Créer un conteneur de type block (typiquement : <text:span text:style-name="T70">&lt;div&gt;</text:span>) <text:span text:style-name="T1472">et le laisser vide</text:span><text:span text:style-name="T1464"> :</text:span></text:p>
      <text:p text:style-name="P378">&lt;div id="conteneur-d-image"&gt; &lt;/div&gt;</text:p>
      <text:p text:style-name="P376">puis, dans la feuille de style :</text:p>
      <text:p text:style-name="P380">#conteneur-d-image {</text:p>
      <text:p text:style-name="P383"><text:tab/>width:300px;</text:p>
      <text:p text:style-name="P394"><text:span text:style-name="T1467"><text:tab/>height:</text:span><text:span text:style-name="T1469">3</text:span><text:span text:style-name="T1467">00px;</text:span></text:p>
      <text:p text:style-name="P391"><text:span text:style-name="T1467"><text:tab/></text:span><text:span text:style-name="T1468">background-image</text:span><text:span text:style-name="T1467">: </text:span><text:span text:style-name="T1468">url(‘ma-photo’)</text:span><text:span text:style-name="T1467">;<text:tab/></text:span></text:p>
      <text:p text:style-name="P390"><text:span text:style-name="T1464"><text:tab/></text:span><text:span text:style-name="T1472">background-size:</text:span><text:span text:style-name="T1475">150</text:span><text:span text:style-name="T1472">% auto;</text:span></text:p>
      <text:p text:style-name="P390"><text:span text:style-name="T1472"><text:tab/>background-position: top </text:span><text:span text:style-name="T1475">-50</text:span><text:span text:style-name="T1472">px left </text:span><text:span text:style-name="T1475">-100</text:span><text:span text:style-name="T1472">px ;</text:span></text:p>
      <text:p text:style-name="P396"><text:span text:style-name="T26"><text:tab/></text:span><text:span text:style-name="T1469">border-radius:50%</text:span><text:span text:style-name="T44">;</text:span></text:p>
      <text:p text:style-name="P385">}</text:p>
      <text:p text:style-name="P456"><text:span text:style-name="T1481">Pour mettre au point les valeurs de réglage, on pourra avantageusement exploiter les modifications du code CSS permise par les navigateurs web à l’aide de la commande </text:span><text:span text:style-name="T64">Inspecter</text:span><text:span text:style-name="T1481"> </text:span><text:span text:style-name="T879">(sur Firefox : </text:span><text:span text:style-name="T52">clic droit</text:span><text:span text:style-name="T879"> puis </text:span><text:span text:style-name="T52">Inspecter</text:span><text:span text:style-name="T879">)</text:span></text:p>
      <text:p text:style-name="P504"><text:span text:style-name="T1472">N</text:span><text:span text:style-name="T1476">B <text:tab/></text:span><text:span text:style-name="T1481">Pour les malvoyants, s</text:span><text:span text:style-name="T1479">i s</text:span><text:span text:style-name="T1476">eule l</text:span><text:span text:style-name="T1472">a première </text:span><text:span text:style-name="T1476">méthode </text:span><text:span text:style-name="T1464">permet de stipuler une description textuelle de l’image grâce à l’attribut </text:span><text:span text:style-name="T441">alt</text:span><text:span text:style-name="T1464"> de </text:span><text:span text:style-name="T441">&lt;img&gt;</text:span><text:span text:style-name="T771">, </text:span><text:span text:style-name="T772">la seconde méthode permet de décrire l’image en tant que contenu du conteneur dont elle est l’arrière-plan ; il suffit alors de rendre ce contenu textuel invisible </text:span><text:span text:style-name="T773">à l’affichage </text:span><text:span text:style-name="T774">en imposant une opacité nulle (exemple</text:span><text:span text:style-name="T772"> : </text:span><text:span text:style-name="T1470">color:rgba(0,0,0,0)</text:span><text:span text:style-name="T772"> </text:span><text:span text:style-name="T77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OpenSymbol" svg:font-family="OpenSymbol"/>
    <style:font-face style:name="Liberation Serif2" svg:font-family="'Liberation Serif'" style:font-family-generic="roman"/>
    <style:font-face style:name="FreeMono" svg:font-family="Free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master-page-name="">
      <style:paragraph-properties fo:margin-top="0.25cm" fo:margin-bottom="0.011cm" loext:contextual-spacing="false" fo:line-height="100%" style:page-number="auto"/>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9cm" fo:margin-bottom="0.21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6cm" fo:margin-right="0cm" fo:margin-top="0cm" fo:margin-bottom="0.25cm" loext:contextual-spacing="false" style:register-true="true" fo:text-indent="-1.199cm" style:auto-text-indent="false" style:page-number="auto" fo:break-before="page" fo:background-color="transparent" fo:keep-with-next="always">
        <style:tab-stops/>
      </style:paragraph-properties>
      <style:text-properties style:font-name="Liberation Serif" fo:font-family="'Liberation Serif'" style:font-family-generic="roman" style:font-pitch="variable" fo:font-size="24pt" fo:font-weight="bold" officeooo:rsid="00149901"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and_20_Footer">
      <style:paragraph-properties fo:text-align="center" style:justify-single-word="false"/>
      <style:text-properties officeooo:paragraph-rsid="021b637a"/>
    </style:style>
    <style:style style:name="MP2" style:family="paragraph" style:parent-style-name="Footer">
      <style:paragraph-properties fo:text-align="center" style:justify-single-word="false"/>
    </style:style>
    <style:style style:name="MT1"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MT2" style:family="text">
      <style:text-properties fo:color="#000000" style:font-name="FreeSans" fo:font-size="20pt" style:text-underline-style="none" fo:font-weight="normal" style:font-size-asian="20pt" style:font-weight-asian="normal" style:font-size-complex="20pt" style:font-weight-complex="normal"/>
    </style:style>
    <style:style style:name="M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M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186073_1002520536"/><text:span text:style-name="MT1">C</text:span><text:a xlink:type="simple" xlink:href="https://openclassrooms.com/fr/courses/1603881-creez-votre-site-web-avec-html5-et-css3" text:style-name="Internet_20_link" text:visited-style-name="Visited_20_Internet_20_Link"><text:span text:style-name="MT2">rée</text:span></text:a><text:a xlink:type="simple" xlink:href="https://openclassrooms.com/fr/courses/1603881-creez-votre-site-web-avec-html5-et-css3" text:style-name="Internet_20_link" text:visited-style-name="Visited_20_Internet_20_Link"><text:span text:style-name="MT3">r </text:span></text:a><text:a xlink:type="simple" xlink:href="https://openclassrooms.com/fr/courses/1603881-creez-votre-site-web-avec-html5-et-css3" text:style-name="Internet_20_link" text:visited-style-name="Visited_20_Internet_20_Link"><text:span text:style-name="MT4">u</text:span></text:a><text:a xlink:type="simple" xlink:href="https://openclassrooms.com/fr/courses/1603881-creez-votre-site-web-avec-html5-et-css3" text:style-name="Internet_20_link" text:visited-style-name="Visited_20_Internet_20_Link"><text:span text:style-name="MT3">n site</text:span></text:a><text:a xlink:type="simple" xlink:href="https://openclassrooms.com/fr/courses/1603881-creez-votre-site-web-avec-html5-et-css3" text:style-name="Internet_20_link" text:visited-style-name="Visited_20_Internet_20_Link"><text:span text:style-name="MT2"> web avec HTML5 et CSS</text:span></text:a><text:span text:style-name="MT1">3</text:span><text:bookmark-end text:name="__RefHeading___Toc186073_1002520536"/></text:p>
      </style:header>
      <style:footer>
        <text:p text:style-name="MP2"><text:page-number text:select-page="current">56</text:page-number></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8:39:00.885282719</meta:creation-date>
    <dc:date>2023-04-05T16:45:34.972402403</dc:date>
    <meta:editing-duration>P5DT20H39M17S</meta:editing-duration>
    <meta:editing-cycles>120</meta:editing-cycles>
    <meta:generator>LibreOffice/6.4.7.2$Linux_X86_64 LibreOffice_project/40$Build-2</meta:generator>
    <meta:document-statistic meta:table-count="1" meta:image-count="3" meta:object-count="0" meta:page-count="56" meta:paragraph-count="817" meta:word-count="20679" meta:character-count="126486" meta:non-whitespace-character-count="106061"/>
  </office:meta>
</office:document-meta>
</file>